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195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0.6646in"/>
    </style:style>
    <style:style style:name="co19" style:family="table-column">
      <style:table-column-properties fo:break-before="auto" style:column-width="0.5217in"/>
    </style:style>
    <style:style style:name="co20" style:family="table-column">
      <style:table-column-properties fo:break-before="auto" style:column-width="0.6071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1.2791in"/>
    </style:style>
    <style:style style:name="co23" style:family="table-column">
      <style:table-column-properties fo:break-before="auto" style:column-width="0.4354in"/>
    </style:style>
    <style:style style:name="co24" style:family="table-column">
      <style:table-column-properties fo:break-before="auto" style:column-width="1.05in"/>
    </style:style>
    <style:style style:name="co25" style:family="table-column">
      <style:table-column-properties fo:break-before="auto" style:column-width="0.65in"/>
    </style:style>
    <style:style style:name="co26" style:family="table-column">
      <style:table-column-properties fo:break-before="auto" style:column-width="0.4925in"/>
    </style:style>
    <style:style style:name="co27" style:family="table-column">
      <style:table-column-properties fo:break-before="auto" style:column-width="0.5071in"/>
    </style:style>
    <style:style style:name="co28" style:family="table-column">
      <style:table-column-properties fo:break-before="auto" style:column-width="0.3717in"/>
    </style:style>
    <style:style style:name="co29" style:family="table-column">
      <style:table-column-properties fo:break-before="auto" style:column-width="0.7575in"/>
    </style:style>
    <style:style style:name="co30" style:family="table-column">
      <style:table-column-properties fo:break-before="auto" style:column-width="0.2783in"/>
    </style:style>
    <style:style style:name="co31" style:family="table-column">
      <style:table-column-properties fo:break-before="auto" style:column-width="0.1925in"/>
    </style:style>
    <style:style style:name="co32" style:family="table-column">
      <style:table-column-properties fo:break-before="auto" style:column-width="0.7146in"/>
    </style:style>
    <style:style style:name="co33" style:family="table-column">
      <style:table-column-properties fo:break-before="auto" style:column-width="0.5638in"/>
    </style:style>
    <style:style style:name="co34" style:family="table-column">
      <style:table-column-properties fo:break-before="auto" style:column-width="0.2799in"/>
    </style:style>
    <style:style style:name="co35" style:family="table-column">
      <style:table-column-properties fo:break-before="auto" style:column-width="0.2425in"/>
    </style:style>
    <style:style style:name="co36" style:family="table-column">
      <style:table-column-properties fo:break-before="auto" style:column-width="0.4693in"/>
    </style:style>
    <style:style style:name="co37" style:family="table-column">
      <style:table-column-properties fo:break-before="auto" style:column-width="0.4311in"/>
    </style:style>
    <style:style style:name="co38" style:family="table-column">
      <style:table-column-properties fo:break-before="auto" style:column-width="0.6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808080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transparent"/>
    </style:style>
    <style:style style:name="ce55" style:family="table-cell" style:parent-style-name="Default" style:data-style-name="N99"/>
    <style:style style:name="ce60" style:family="table-cell" style:parent-style-name="Default" style:data-style-name="N99">
      <style:table-cell-properties fo:background-color="transparent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63" style:family="table-cell" style:parent-style-name="Default" style:data-style-name="N100"/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order-bottom="0.99pt solid #000000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74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1" style:family="table-cell" style:parent-style-name="Default" style:data-style-name="N12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8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9" style:family="table-cell" style:parent-style-name="Default" style:data-style-name="N2"/>
    <style:style style:name="ce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43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8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87" style:family="table-cell" style:parent-style-name="Default">
      <style:table-cell-properties fo:background-color="#808080"/>
    </style:style>
    <style:style style:name="ce53" style:family="table-cell" style:parent-style-name="Default" style:data-style-name="N2">
      <style:text-properties fo:color="#000000"/>
    </style:style>
    <style:style style:name="ce9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06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2">
      <style:table-cell-properties fo:background-color="#ececec" style:text-align-source="fix" style:repeat-content="false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100" style:family="table-cell" style:parent-style-name="Default">
      <style:table-cell-properties fo:wrap-option="wrap"/>
    </style:style>
    <style:style style:name="ce2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10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11" table:number-columns-repeated="16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9" table:number-rows-spanned="1">
            <text:p>10% Parcels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4" calcext:value-type="percentage" table:number-columns-spanned="9" table:number-rows-spanned="1">
            <text:p>40.00%</text:p>
          </table:table-cell>
          <table:covered-table-cell table:number-columns-repeated="7" table:style-name="ce7"/>
          <table:covered-table-cell table:style-name="ce9"/>
          <table:table-cell table:number-columns-repeated="16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office:value-type="string" calcext:value-type="string">
            <text:p>Sol Val</text:p>
          </table:table-cell>
          <table:table-cell office:value-type="string" calcext:value-type="string">
            <text:p>sol Stat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grubhub-10-0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5.704" calcext:value-type="float">
            <text:p>85.704</text:p>
          </table:table-cell>
          <table:table-cell table:style-name="Default" office:value-type="float" office:value="8.301" calcext:value-type="float">
            <text:p>8.301</text:p>
          </table:table-cell>
          <table:table-cell table:style-name="Default" office:value-type="float" office:value="77.6388" calcext:value-type="float">
            <text:p>77.638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16.3662" calcext:value-type="float">
            <text:p>16.366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9.3404" calcext:value-type="float">
            <text:p>79.3404</text:p>
          </table:table-cell>
          <table:table-cell table:style-name="Default" office:value-type="float" office:value="8.301" calcext:value-type="float">
            <text:p>8.301</text:p>
          </table:table-cell>
          <table:table-cell table:style-name="Default" office:value-type="float" office:value="71.7416" calcext:value-type="float">
            <text:p>71.74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15.8998" calcext:value-type="float">
            <text:p>15.899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8.6676" calcext:value-type="float">
            <text:p>68.6676</text:p>
          </table:table-cell>
          <table:table-cell table:style-name="Default" office:value-type="float" office:value="8.301" calcext:value-type="float">
            <text:p>8.301</text:p>
          </table:table-cell>
          <table:table-cell table:style-name="Default" office:value-type="float" office:value="58.604" calcext:value-type="float">
            <text:p>58.6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18.3646" calcext:value-type="float">
            <text:p>18.364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5.179" calcext:value-type="float">
            <text:p>55.179</text:p>
          </table:table-cell>
          <table:table-cell table:style-name="Default" office:value-type="float" office:value="25.9644" calcext:value-type="float">
            <text:p>25.9644</text:p>
          </table:table-cell>
          <table:table-cell table:style-name="Default" office:value-type="float" office:value="59.9564" calcext:value-type="float">
            <text:p>59.956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21.187" calcext:value-type="float">
            <text:p>21.18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704" calcext:value-type="float">
            <text:p>85.704</text:p>
          </table:table-cell>
          <table:table-cell office:value-type="float" office:value="8.301" calcext:value-type="float">
            <text:p>8.301</text:p>
          </table:table-cell>
          <table:table-cell office:value-type="float" office:value="77.6388" calcext:value-type="float">
            <text:p>77.6388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16.3662" calcext:value-type="float">
            <text:p>16.366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6.3662" calcext:value-type="float">
            <text:p>16.3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0-1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9.1604" calcext:value-type="float">
            <text:p>79.1604</text:p>
          </table:table-cell>
          <table:table-cell table:style-name="Default" office:value-type="float" office:value="11.289" calcext:value-type="float">
            <text:p>11.289</text:p>
          </table:table-cell>
          <table:table-cell table:style-name="Default" office:value-type="float" office:value="62.3116" calcext:value-type="float">
            <text:p>62.31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8.1378" calcext:value-type="float">
            <text:p>28.137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9.8556" calcext:value-type="float">
            <text:p>69.8556</text:p>
          </table:table-cell>
          <table:table-cell table:style-name="Default" office:value-type="float" office:value="11.289" calcext:value-type="float">
            <text:p>11.289</text:p>
          </table:table-cell>
          <table:table-cell table:style-name="Default" office:value-type="float" office:value="58.2268" calcext:value-type="float">
            <text:p>58.22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22.9178" calcext:value-type="float">
            <text:p>22.917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0.357" calcext:value-type="float">
            <text:p>60.357</text:p>
          </table:table-cell>
          <table:table-cell table:style-name="Default" office:value-type="float" office:value="23.1424" calcext:value-type="float">
            <text:p>23.1424</text:p>
          </table:table-cell>
          <table:table-cell table:style-name="Default" office:value-type="float" office:value="60.3428" calcext:value-type="float">
            <text:p>60.342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23.1566" calcext:value-type="float">
            <text:p>23.156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9.3992" calcext:value-type="float">
            <text:p>49.3992</text:p>
          </table:table-cell>
          <table:table-cell table:style-name="Default" office:value-type="float" office:value="37.1206" calcext:value-type="float">
            <text:p>37.1206</text:p>
          </table:table-cell>
          <table:table-cell table:style-name="Default" office:value-type="float" office:value="62.1644" calcext:value-type="float">
            <text:p>62.164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24.3554" calcext:value-type="float">
            <text:p>24.35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1604" calcext:value-type="float">
            <text:p>79.1604</text:p>
          </table:table-cell>
          <table:table-cell office:value-type="float" office:value="11.289" calcext:value-type="float">
            <text:p>11.289</text:p>
          </table:table-cell>
          <table:table-cell office:value-type="float" office:value="62.3116" calcext:value-type="float">
            <text:p>62.3116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28.1378" calcext:value-type="float">
            <text:p>28.137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8.1378" calcext:value-type="float">
            <text:p>28.1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0-2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5.5124" calcext:value-type="float">
            <text:p>75.5124</text:p>
          </table:table-cell>
          <table:table-cell table:style-name="Default" office:value-type="float" office:value="14.6422" calcext:value-type="float">
            <text:p>14.6422</text:p>
          </table:table-cell>
          <table:table-cell table:style-name="Default" office:value-type="float" office:value="68.2824" calcext:value-type="float">
            <text:p>68.282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21.8722" calcext:value-type="float">
            <text:p>21.872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8.4192" calcext:value-type="float">
            <text:p>68.4192</text:p>
          </table:table-cell>
          <table:table-cell table:style-name="Default" office:value-type="float" office:value="22.993" calcext:value-type="float">
            <text:p>22.993</text:p>
          </table:table-cell>
          <table:table-cell table:style-name="Default" office:value-type="float" office:value="65.55" calcext:value-type="float">
            <text:p>65.5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25.8622" calcext:value-type="float">
            <text:p>25.862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57.4386" calcext:value-type="float">
            <text:p>57.4386</text:p>
          </table:table-cell>
          <table:table-cell table:style-name="Default" office:value-type="float" office:value="37.0044" calcext:value-type="float">
            <text:p>37.0044</text:p>
          </table:table-cell>
          <table:table-cell table:style-name="Default" office:value-type="float" office:value="66.0744" calcext:value-type="float">
            <text:p>66.07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28.3686" calcext:value-type="float">
            <text:p>28.368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1.4854" calcext:value-type="float">
            <text:p>51.4854</text:p>
          </table:table-cell>
          <table:table-cell table:style-name="Default" office:value-type="float" office:value="37.0044" calcext:value-type="float">
            <text:p>37.0044</text:p>
          </table:table-cell>
          <table:table-cell table:style-name="Default" office:value-type="float" office:value="62.8176" calcext:value-type="float">
            <text:p>62.81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25.6722" calcext:value-type="float">
            <text:p>25.67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.5124" calcext:value-type="float">
            <text:p>75.5124</text:p>
          </table:table-cell>
          <table:table-cell office:value-type="float" office:value="14.6422" calcext:value-type="float">
            <text:p>14.6422</text:p>
          </table:table-cell>
          <table:table-cell office:value-type="float" office:value="68.2824" calcext:value-type="float">
            <text:p>68.2824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21.8722" calcext:value-type="float">
            <text:p>21.872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1.8722" calcext:value-type="float">
            <text:p>21.8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0-3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9.117" calcext:value-type="float">
            <text:p>69.117</text:p>
          </table:table-cell>
          <table:table-cell table:style-name="Default" office:value-type="float" office:value="9.2804" calcext:value-type="float">
            <text:p>9.2804</text:p>
          </table:table-cell>
          <table:table-cell table:style-name="Default" office:value-type="float" office:value="61.1432" calcext:value-type="float">
            <text:p>61.143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7.2542" calcext:value-type="float">
            <text:p>17.254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3.0726" calcext:value-type="float">
            <text:p>63.0726</text:p>
          </table:table-cell>
          <table:table-cell table:style-name="Default" office:value-type="float" office:value="16.104" calcext:value-type="float">
            <text:p>16.104</text:p>
          </table:table-cell>
          <table:table-cell table:style-name="Default" office:value-type="float" office:value="60.8212" calcext:value-type="float">
            <text:p>60.82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18.3554" calcext:value-type="float">
            <text:p>18.355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55.2954" calcext:value-type="float">
            <text:p>55.2954</text:p>
          </table:table-cell>
          <table:table-cell table:style-name="Default" office:value-type="float" office:value="25.4508" calcext:value-type="float">
            <text:p>25.4508</text:p>
          </table:table-cell>
          <table:table-cell table:style-name="Default" office:value-type="float" office:value="57.9324" calcext:value-type="float">
            <text:p>57.932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22.8138" calcext:value-type="float">
            <text:p>22.813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1.499" calcext:value-type="float">
            <text:p>41.499</text:p>
          </table:table-cell>
          <table:table-cell table:style-name="Default" office:value-type="float" office:value="36.7388" calcext:value-type="float">
            <text:p>36.7388</text:p>
          </table:table-cell>
          <table:table-cell table:style-name="Default" office:value-type="float" office:value="57.3252" calcext:value-type="float">
            <text:p>57.325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0.9126" calcext:value-type="float">
            <text:p>20.91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.117" calcext:value-type="float">
            <text:p>69.117</text:p>
          </table:table-cell>
          <table:table-cell office:value-type="float" office:value="9.2804" calcext:value-type="float">
            <text:p>9.2804</text:p>
          </table:table-cell>
          <table:table-cell office:value-type="float" office:value="61.1432" calcext:value-type="float">
            <text:p>61.1432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17.2542" calcext:value-type="float">
            <text:p>17.254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7.2542" calcext:value-type="float">
            <text:p>17.2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0-4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2.3616" calcext:value-type="float">
            <text:p>92.3616</text:p>
          </table:table-cell>
          <table:table-cell table:style-name="Default" office:value-type="float" office:value="10.5918" calcext:value-type="float">
            <text:p>10.5918</text:p>
          </table:table-cell>
          <table:table-cell table:style-name="Default" office:value-type="float" office:value="69.9384" calcext:value-type="float">
            <text:p>69.9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33.015" calcext:value-type="float">
            <text:p>33.015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3.661" calcext:value-type="float">
            <text:p>83.661</text:p>
          </table:table-cell>
          <table:table-cell table:style-name="Default" office:value-type="float" office:value="21.2832" calcext:value-type="float">
            <text:p>21.2832</text:p>
          </table:table-cell>
          <table:table-cell table:style-name="Default" office:value-type="float" office:value="70.6008" calcext:value-type="float">
            <text:p>70.600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34.3434" calcext:value-type="float">
            <text:p>34.343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4.322" calcext:value-type="float">
            <text:p>74.322</text:p>
          </table:table-cell>
          <table:table-cell table:style-name="Default" office:value-type="float" office:value="22.3124" calcext:value-type="float">
            <text:p>22.3124</text:p>
          </table:table-cell>
          <table:table-cell table:style-name="Default" office:value-type="float" office:value="62.8636" calcext:value-type="float">
            <text:p>62.863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33.7708" calcext:value-type="float">
            <text:p>33.770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4.5498" calcext:value-type="float">
            <text:p>64.5498</text:p>
          </table:table-cell>
          <table:table-cell table:style-name="Default" office:value-type="float" office:value="34.5642" calcext:value-type="float">
            <text:p>34.5642</text:p>
          </table:table-cell>
          <table:table-cell table:style-name="Default" office:value-type="float" office:value="62.698" calcext:value-type="float">
            <text:p>62.69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36.416" calcext:value-type="float">
            <text:p>36.4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3616" calcext:value-type="float">
            <text:p>92.3616</text:p>
          </table:table-cell>
          <table:table-cell office:value-type="float" office:value="10.5918" calcext:value-type="float">
            <text:p>10.5918</text:p>
          </table:table-cell>
          <table:table-cell office:value-type="float" office:value="69.9384" calcext:value-type="float">
            <text:p>69.9384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33.015" calcext:value-type="float">
            <text:p>33.01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3.015" calcext:value-type="float">
            <text:p>33.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0-5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3.937" calcext:value-type="float">
            <text:p>83.937</text:p>
          </table:table-cell>
          <table:table-cell table:style-name="Default" office:value-type="float" office:value="15.2232" calcext:value-type="float">
            <text:p>15.2232</text:p>
          </table:table-cell>
          <table:table-cell table:style-name="Default" office:value-type="float" office:value="81.8248" calcext:value-type="float">
            <text:p>81.82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7.3354" calcext:value-type="float">
            <text:p>17.335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74.5524" calcext:value-type="float">
            <text:p>74.5524</text:p>
          </table:table-cell>
          <table:table-cell table:style-name="Default" office:value-type="float" office:value="26.9106" calcext:value-type="float">
            <text:p>26.9106</text:p>
          </table:table-cell>
          <table:table-cell table:style-name="Default" office:value-type="float" office:value="80.5" calcext:value-type="float">
            <text:p>80.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20.963" calcext:value-type="float">
            <text:p>20.96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3.891" calcext:value-type="float">
            <text:p>63.891</text:p>
          </table:table-cell>
          <table:table-cell table:style-name="Default" office:value-type="float" office:value="28.7698" calcext:value-type="float">
            <text:p>28.7698</text:p>
          </table:table-cell>
          <table:table-cell table:style-name="Default" office:value-type="float" office:value="66.5344" calcext:value-type="float">
            <text:p>66.53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26.1264" calcext:value-type="float">
            <text:p>26.126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6.5014" calcext:value-type="float">
            <text:p>56.5014</text:p>
          </table:table-cell>
          <table:table-cell table:style-name="Default" office:value-type="float" office:value="37.5522" calcext:value-type="float">
            <text:p>37.5522</text:p>
          </table:table-cell>
          <table:table-cell table:style-name="Default" office:value-type="float" office:value="68.8068" calcext:value-type="float">
            <text:p>68.80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25.2468" calcext:value-type="float">
            <text:p>25.246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937" calcext:value-type="float">
            <text:p>83.937</text:p>
          </table:table-cell>
          <table:table-cell office:value-type="float" office:value="15.2232" calcext:value-type="float">
            <text:p>15.2232</text:p>
          </table:table-cell>
          <table:table-cell office:value-type="float" office:value="81.8248" calcext:value-type="float">
            <text:p>81.8248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17.3354" calcext:value-type="float">
            <text:p>17.335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7.3354" calcext:value-type="float">
            <text:p>17.3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0-6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6.2876" calcext:value-type="float">
            <text:p>76.2876</text:p>
          </table:table-cell>
          <table:table-cell table:style-name="Default" office:value-type="float" office:value="13.3308" calcext:value-type="float">
            <text:p>13.3308</text:p>
          </table:table-cell>
          <table:table-cell table:style-name="Default" office:value-type="float" office:value="56.8284" calcext:value-type="float">
            <text:p>56.828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32.79" calcext:value-type="float">
            <text:p>32.79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9.9924" calcext:value-type="float">
            <text:p>69.9924</text:p>
          </table:table-cell>
          <table:table-cell table:style-name="Default" office:value-type="float" office:value="20.5196" calcext:value-type="float">
            <text:p>20.5196</text:p>
          </table:table-cell>
          <table:table-cell table:style-name="Default" office:value-type="float" office:value="58.972" calcext:value-type="float">
            <text:p>58.9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31.54" calcext:value-type="float">
            <text:p>31.5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1.497" calcext:value-type="float">
            <text:p>61.497</text:p>
          </table:table-cell>
          <table:table-cell table:style-name="Default" office:value-type="float" office:value="13.3308" calcext:value-type="float">
            <text:p>13.3308</text:p>
          </table:table-cell>
          <table:table-cell table:style-name="Default" office:value-type="float" office:value="47.288" calcext:value-type="float">
            <text:p>47.2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27.5398" calcext:value-type="float">
            <text:p>27.539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8.257" calcext:value-type="float">
            <text:p>58.257</text:p>
          </table:table-cell>
          <table:table-cell table:style-name="Default" office:value-type="float" office:value="13.3308" calcext:value-type="float">
            <text:p>13.3308</text:p>
          </table:table-cell>
          <table:table-cell table:style-name="Default" office:value-type="float" office:value="41.7128" calcext:value-type="float">
            <text:p>41.71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29.875" calcext:value-type="float">
            <text:p>29.87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.2876" calcext:value-type="float">
            <text:p>76.2876</text:p>
          </table:table-cell>
          <table:table-cell office:value-type="float" office:value="13.3308" calcext:value-type="float">
            <text:p>13.3308</text:p>
          </table:table-cell>
          <table:table-cell office:value-type="float" office:value="56.8284" calcext:value-type="float">
            <text:p>56.8284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32.79" calcext:value-type="float">
            <text:p>32.79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2.79" calcext:value-type="float">
            <text:p>3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0-7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7.0536" calcext:value-type="float">
            <text:p>67.05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.3876" calcext:value-type="float">
            <text:p>53.38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13.666" calcext:value-type="float">
            <text:p>13.66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7.5436" calcext:value-type="float">
            <text:p>57.5436</text:p>
          </table:table-cell>
          <table:table-cell table:style-name="Default" office:value-type="float" office:value="11.87" calcext:value-type="float">
            <text:p>11.87</text:p>
          </table:table-cell>
          <table:table-cell table:style-name="Default" office:value-type="float" office:value="57.2516" calcext:value-type="float">
            <text:p>57.25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2.162" calcext:value-type="float">
            <text:p>12.16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1.0546" calcext:value-type="float">
            <text:p>51.0546</text:p>
          </table:table-cell>
          <table:table-cell table:style-name="Default" office:value-type="float" office:value="19.341" calcext:value-type="float">
            <text:p>19.341</text:p>
          </table:table-cell>
          <table:table-cell table:style-name="Default" office:value-type="float" office:value="58.0796" calcext:value-type="float">
            <text:p>58.079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2.316" calcext:value-type="float">
            <text:p>12.31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2.069" calcext:value-type="float">
            <text:p>42.069</text:p>
          </table:table-cell>
          <table:table-cell table:style-name="Default" office:value-type="float" office:value="19.341" calcext:value-type="float">
            <text:p>19.341</text:p>
          </table:table-cell>
          <table:table-cell table:style-name="Default" office:value-type="float" office:value="50.4896" calcext:value-type="float">
            <text:p>50.489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10.9204" calcext:value-type="float">
            <text:p>10.92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.0536" calcext:value-type="float">
            <text:p>67.0536</text:p>
          </table:table-cell>
          <table:table-cell office:value-type="float" office:value="0" calcext:value-type="float">
            <text:p>0</text:p>
          </table:table-cell>
          <table:table-cell office:value-type="float" office:value="53.3876" calcext:value-type="float">
            <text:p>53.3876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.05</text:p>
          </table:table-cell>
          <table:table-cell office:value-type="float" office:value="13.666" calcext:value-type="float">
            <text:p>13.66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.666" calcext:value-type="float">
            <text:p>13.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0-8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9.0328" calcext:value-type="float">
            <text:p>89.0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4404" calcext:value-type="float">
            <text:p>62.44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26.5924" calcext:value-type="float">
            <text:p>26.592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0.7084" calcext:value-type="float">
            <text:p>80.7084</text:p>
          </table:table-cell>
          <table:table-cell table:style-name="Default" office:value-type="float" office:value="10.1436" calcext:value-type="float">
            <text:p>10.1436</text:p>
          </table:table-cell>
          <table:table-cell table:style-name="Default" office:value-type="float" office:value="59.3584" calcext:value-type="float">
            <text:p>59.35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31.4936" calcext:value-type="float">
            <text:p>31.493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8.622" calcext:value-type="float">
            <text:p>68.622</text:p>
          </table:table-cell>
          <table:table-cell table:style-name="Default" office:value-type="float" office:value="25.7652" calcext:value-type="float">
            <text:p>25.7652</text:p>
          </table:table-cell>
          <table:table-cell table:style-name="Default" office:value-type="float" office:value="62.8452" calcext:value-type="float">
            <text:p>62.84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31.542" calcext:value-type="float">
            <text:p>31.54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2.3382" calcext:value-type="float">
            <text:p>62.3382</text:p>
          </table:table-cell>
          <table:table-cell table:style-name="Default" office:value-type="float" office:value="32.9374" calcext:value-type="float">
            <text:p>32.9374</text:p>
          </table:table-cell>
          <table:table-cell table:style-name="Default" office:value-type="float" office:value="63.3788" calcext:value-type="float">
            <text:p>63.37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31.8968" calcext:value-type="float">
            <text:p>31.896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0328" calcext:value-type="float">
            <text:p>89.0328</text:p>
          </table:table-cell>
          <table:table-cell office:value-type="float" office:value="0" calcext:value-type="float">
            <text:p>0</text:p>
          </table:table-cell>
          <table:table-cell office:value-type="float" office:value="62.4404" calcext:value-type="float">
            <text:p>62.4404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26.5924" calcext:value-type="float">
            <text:p>26.592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6.5924" calcext:value-type="float">
            <text:p>26.5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0-9.tsp 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9.0258" calcext:value-type="float">
            <text:p>69.02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002" calcext:value-type="float">
            <text:p>50.00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19.0238" calcext:value-type="float">
            <text:p>19.023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3.6426" calcext:value-type="float">
            <text:p>63.6426</text:p>
          </table:table-cell>
          <table:table-cell table:style-name="Default" office:value-type="float" office:value="5.8608" calcext:value-type="float">
            <text:p>5.8608</text:p>
          </table:table-cell>
          <table:table-cell table:style-name="Default" office:value-type="float" office:value="49.5788" calcext:value-type="float">
            <text:p>49.57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19.9246" calcext:value-type="float">
            <text:p>19.924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7.4386" calcext:value-type="float">
            <text:p>57.4386</text:p>
          </table:table-cell>
          <table:table-cell table:style-name="Default" office:value-type="float" office:value="7.056" calcext:value-type="float">
            <text:p>7.056</text:p>
          </table:table-cell>
          <table:table-cell table:style-name="Default" office:value-type="float" office:value="40.572" calcext:value-type="float">
            <text:p>40.5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23.9226" calcext:value-type="float">
            <text:p>23.922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6.8456" calcext:value-type="float">
            <text:p>46.8456</text:p>
          </table:table-cell>
          <table:table-cell table:style-name="Default" office:value-type="float" office:value="26.3638" calcext:value-type="float">
            <text:p>26.3638</text:p>
          </table:table-cell>
          <table:table-cell table:style-name="Default" office:value-type="float" office:value="55.7888" calcext:value-type="float">
            <text:p>55.788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7.4206" calcext:value-type="float">
            <text:p>17.420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.0258" calcext:value-type="float">
            <text:p>69.0258</text:p>
          </table:table-cell>
          <table:table-cell office:value-type="float" office:value="0" calcext:value-type="float">
            <text:p>0</text:p>
          </table:table-cell>
          <table:table-cell office:value-type="float" office:value="50.002" calcext:value-type="float">
            <text:p>50.002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19.0238" calcext:value-type="float">
            <text:p>19.023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9.0238" calcext:value-type="float">
            <text:p>19.0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1-0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5.78" calcext:value-type="float">
            <text:p>115.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1.5668" calcext:value-type="float">
            <text:p>71.56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44.2128" calcext:value-type="float">
            <text:p>44.212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2.656" calcext:value-type="float">
            <text:p>102.656</text:p>
          </table:table-cell>
          <table:table-cell table:style-name="Default" office:value-type="float" office:value="17.1322" calcext:value-type="float">
            <text:p>17.1322</text:p>
          </table:table-cell>
          <table:table-cell table:style-name="Default" office:value-type="float" office:value="70.0396" calcext:value-type="float">
            <text:p>70.03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49.7484" calcext:value-type="float">
            <text:p>49.748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2.8608" calcext:value-type="float">
            <text:p>92.8608</text:p>
          </table:table-cell>
          <table:table-cell table:style-name="Default" office:value-type="float" office:value="29.4172" calcext:value-type="float">
            <text:p>29.4172</text:p>
          </table:table-cell>
          <table:table-cell table:style-name="Default" office:value-type="float" office:value="76.3968" calcext:value-type="float">
            <text:p>76.39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45.8812" calcext:value-type="float">
            <text:p>45.881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1.2076" calcext:value-type="float">
            <text:p>81.2076</text:p>
          </table:table-cell>
          <table:table-cell table:style-name="Default" office:value-type="float" office:value="44.408" calcext:value-type="float">
            <text:p>44.408</text:p>
          </table:table-cell>
          <table:table-cell table:style-name="Default" office:value-type="float" office:value="71.0792" calcext:value-type="float">
            <text:p>71.07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54.5364" calcext:value-type="float">
            <text:p>54.53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.78" calcext:value-type="float">
            <text:p>115.78</text:p>
          </table:table-cell>
          <table:table-cell office:value-type="float" office:value="0" calcext:value-type="float">
            <text:p>0</text:p>
          </table:table-cell>
          <table:table-cell office:value-type="float" office:value="71.5668" calcext:value-type="float">
            <text:p>71.5668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44.2128" calcext:value-type="float">
            <text:p>44.212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4.2128" calcext:value-type="float">
            <text:p>44.2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1-1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0.8934" calcext:value-type="float">
            <text:p>90.8934</text:p>
          </table:table-cell>
          <table:table-cell table:style-name="Default" office:value-type="float" office:value="11.2724" calcext:value-type="float">
            <text:p>11.2724</text:p>
          </table:table-cell>
          <table:table-cell table:style-name="Default" office:value-type="float" office:value="68.5308" calcext:value-type="float">
            <text:p>68.53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33.635" calcext:value-type="float">
            <text:p>33.635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4.564" calcext:value-type="float">
            <text:p>84.564</text:p>
          </table:table-cell>
          <table:table-cell table:style-name="Default" office:value-type="float" office:value="18.511" calcext:value-type="float">
            <text:p>18.511</text:p>
          </table:table-cell>
          <table:table-cell table:style-name="Default" office:value-type="float" office:value="70.3708" calcext:value-type="float">
            <text:p>70.37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32.7042" calcext:value-type="float">
            <text:p>32.704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1.8848" calcext:value-type="float">
            <text:p>71.8848</text:p>
          </table:table-cell>
          <table:table-cell table:style-name="Default" office:value-type="float" office:value="34.9958" calcext:value-type="float">
            <text:p>34.9958</text:p>
          </table:table-cell>
          <table:table-cell table:style-name="Default" office:value-type="float" office:value="65.8168" calcext:value-type="float">
            <text:p>65.81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41.0638" calcext:value-type="float">
            <text:p>41.063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7.9858" calcext:value-type="float">
            <text:p>57.9858</text:p>
          </table:table-cell>
          <table:table-cell table:style-name="Default" office:value-type="float" office:value="34.9958" calcext:value-type="float">
            <text:p>34.9958</text:p>
          </table:table-cell>
          <table:table-cell table:style-name="Default" office:value-type="float" office:value="52.7252" calcext:value-type="float">
            <text:p>52.725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40.2564" calcext:value-type="float">
            <text:p>40.25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8934" calcext:value-type="float">
            <text:p>90.8934</text:p>
          </table:table-cell>
          <table:table-cell office:value-type="float" office:value="11.2724" calcext:value-type="float">
            <text:p>11.2724</text:p>
          </table:table-cell>
          <table:table-cell office:value-type="float" office:value="68.5308" calcext:value-type="float">
            <text:p>68.530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33.635" calcext:value-type="float">
            <text:p>33.635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3.635" calcext:value-type="float">
            <text:p>33.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1-2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9.2952" calcext:value-type="float">
            <text:p>99.2952</text:p>
          </table:table-cell>
          <table:table-cell table:style-name="Default" office:value-type="float" office:value="15.1568" calcext:value-type="float">
            <text:p>15.1568</text:p>
          </table:table-cell>
          <table:table-cell table:style-name="Default" office:value-type="float" office:value="111.513" calcext:value-type="float">
            <text:p>111.51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2.9388" calcext:value-type="float">
            <text:p>2.938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7.4824" calcext:value-type="float">
            <text:p>87.4824</text:p>
          </table:table-cell>
          <table:table-cell table:style-name="Default" office:value-type="float" office:value="30.38" calcext:value-type="float">
            <text:p>30.38</text:p>
          </table:table-cell>
          <table:table-cell table:style-name="Default" office:value-type="float" office:value="124.117" calcext:value-type="float">
            <text:p>124.11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-6.2548" calcext:value-type="float">
            <text:p>-6.254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1.1872" calcext:value-type="float">
            <text:p>81.1872</text:p>
          </table:table-cell>
          <table:table-cell table:style-name="Default" office:value-type="float" office:value="30.38" calcext:value-type="float">
            <text:p>30.38</text:p>
          </table:table-cell>
          <table:table-cell table:style-name="Default" office:value-type="float" office:value="85.4312" calcext:value-type="float">
            <text:p>85.43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26.136" calcext:value-type="float">
            <text:p>26.13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9.363" calcext:value-type="float">
            <text:p>69.363</text:p>
          </table:table-cell>
          <table:table-cell table:style-name="Default" office:value-type="float" office:value="30.463" calcext:value-type="float">
            <text:p>30.463</text:p>
          </table:table-cell>
          <table:table-cell table:style-name="Default" office:value-type="float" office:value="78.3196" calcext:value-type="float">
            <text:p>78.31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21.5064" calcext:value-type="float">
            <text:p>21.50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2952" calcext:value-type="float">
            <text:p>99.2952</text:p>
          </table:table-cell>
          <table:table-cell office:value-type="float" office:value="15.1568" calcext:value-type="float">
            <text:p>15.1568</text:p>
          </table:table-cell>
          <table:table-cell office:value-type="float" office:value="111.513" calcext:value-type="float">
            <text:p>111.513</text:p>
          </table:table-cell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.13</text:p>
          </table:table-cell>
          <table:table-cell office:value-type="float" office:value="2.9388" calcext:value-type="float">
            <text:p>2.938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.9388" calcext:value-type="float">
            <text:p>2.9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1-3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6.5022" calcext:value-type="float">
            <text:p>96.5022</text:p>
          </table:table-cell>
          <table:table-cell table:style-name="Default" office:value-type="float" office:value="12.5672" calcext:value-type="float">
            <text:p>12.5672</text:p>
          </table:table-cell>
          <table:table-cell table:style-name="Default" office:value-type="float" office:value="55.2" calcext:value-type="float">
            <text:p>55.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53.8694" calcext:value-type="float">
            <text:p>53.869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6.0118" calcext:value-type="float">
            <text:p>86.0118</text:p>
          </table:table-cell>
          <table:table-cell table:style-name="Default" office:value-type="float" office:value="25.8648" calcext:value-type="float">
            <text:p>25.8648</text:p>
          </table:table-cell>
          <table:table-cell table:style-name="Default" office:value-type="float" office:value="58.1532" calcext:value-type="float">
            <text:p>58.153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53.7234" calcext:value-type="float">
            <text:p>53.723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8.7362" calcext:value-type="float">
            <text:p>78.7362</text:p>
          </table:table-cell>
          <table:table-cell table:style-name="Default" office:value-type="float" office:value="25.8648" calcext:value-type="float">
            <text:p>25.8648</text:p>
          </table:table-cell>
          <table:table-cell table:style-name="Default" office:value-type="float" office:value="50.3884" calcext:value-type="float">
            <text:p>50.388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54.2126" calcext:value-type="float">
            <text:p>54.212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8.8386" calcext:value-type="float">
            <text:p>68.8386</text:p>
          </table:table-cell>
          <table:table-cell table:style-name="Default" office:value-type="float" office:value="38.2992" calcext:value-type="float">
            <text:p>38.2992</text:p>
          </table:table-cell>
          <table:table-cell table:style-name="Default" office:value-type="float" office:value="55.4116" calcext:value-type="float">
            <text:p>55.41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51.7262" calcext:value-type="float">
            <text:p>51.726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5022" calcext:value-type="float">
            <text:p>96.5022</text:p>
          </table:table-cell>
          <table:table-cell office:value-type="float" office:value="12.5672" calcext:value-type="float">
            <text:p>12.5672</text:p>
          </table:table-cell>
          <table:table-cell office:value-type="float" office:value="55.2" calcext:value-type="float">
            <text:p>55.2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53.8694" calcext:value-type="float">
            <text:p>53.86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53.8694" calcext:value-type="float">
            <text:p>53.8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1-4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9.913" calcext:value-type="float">
            <text:p>89.913</text:p>
          </table:table-cell>
          <table:table-cell table:style-name="Default" office:value-type="float" office:value="13.945" calcext:value-type="float">
            <text:p>13.945</text:p>
          </table:table-cell>
          <table:table-cell table:style-name="Default" office:value-type="float" office:value="66.0376" calcext:value-type="float">
            <text:p>66.03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37.8204" calcext:value-type="float">
            <text:p>37.820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2.8312" calcext:value-type="float">
            <text:p>82.8312</text:p>
          </table:table-cell>
          <table:table-cell table:style-name="Default" office:value-type="float" office:value="22.2792" calcext:value-type="float">
            <text:p>22.2792</text:p>
          </table:table-cell>
          <table:table-cell table:style-name="Default" office:value-type="float" office:value="68.5584" calcext:value-type="float">
            <text:p>68.55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36.552" calcext:value-type="float">
            <text:p>36.55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1.3376" calcext:value-type="float">
            <text:p>71.3376</text:p>
          </table:table-cell>
          <table:table-cell table:style-name="Default" office:value-type="float" office:value="37.0376" calcext:value-type="float">
            <text:p>37.0376</text:p>
          </table:table-cell>
          <table:table-cell table:style-name="Default" office:value-type="float" office:value="78.1448" calcext:value-type="float">
            <text:p>78.14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30.2304" calcext:value-type="float">
            <text:p>30.230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2.8308" calcext:value-type="float">
            <text:p>62.8308</text:p>
          </table:table-cell>
          <table:table-cell table:style-name="Default" office:value-type="float" office:value="37.0376" calcext:value-type="float">
            <text:p>37.0376</text:p>
          </table:table-cell>
          <table:table-cell table:style-name="Default" office:value-type="float" office:value="71.6128" calcext:value-type="float">
            <text:p>71.61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28.2556" calcext:value-type="float">
            <text:p>28.255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913" calcext:value-type="float">
            <text:p>89.913</text:p>
          </table:table-cell>
          <table:table-cell office:value-type="float" office:value="13.945" calcext:value-type="float">
            <text:p>13.945</text:p>
          </table:table-cell>
          <table:table-cell office:value-type="float" office:value="66.0376" calcext:value-type="float">
            <text:p>66.0376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37.8204" calcext:value-type="float">
            <text:p>37.820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7.8204" calcext:value-type="float">
            <text:p>37.8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1-5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5.953" calcext:value-type="float">
            <text:p>105.953</text:p>
          </table:table-cell>
          <table:table-cell table:style-name="Default" office:value-type="float" office:value="10.6084" calcext:value-type="float">
            <text:p>10.6084</text:p>
          </table:table-cell>
          <table:table-cell table:style-name="Default" office:value-type="float" office:value="74.0876" calcext:value-type="float">
            <text:p>74.08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42.4736" calcext:value-type="float">
            <text:p>42.473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4.2426" calcext:value-type="float">
            <text:p>94.2426</text:p>
          </table:table-cell>
          <table:table-cell table:style-name="Default" office:value-type="float" office:value="25.6822" calcext:value-type="float">
            <text:p>25.6822</text:p>
          </table:table-cell>
          <table:table-cell table:style-name="Default" office:value-type="float" office:value="75.7436" calcext:value-type="float">
            <text:p>75.74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44.1812" calcext:value-type="float">
            <text:p>44.181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3.1024" calcext:value-type="float">
            <text:p>83.1024</text:p>
          </table:table-cell>
          <table:table-cell table:style-name="Default" office:value-type="float" office:value="39.926" calcext:value-type="float">
            <text:p>39.926</text:p>
          </table:table-cell>
          <table:table-cell table:style-name="Default" office:value-type="float" office:value="80.3344" calcext:value-type="float">
            <text:p>80.33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42.694" calcext:value-type="float">
            <text:p>42.69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73.182" calcext:value-type="float">
            <text:p>73.182</text:p>
          </table:table-cell>
          <table:table-cell table:style-name="Default" office:value-type="float" office:value="52.3936" calcext:value-type="float">
            <text:p>52.3936</text:p>
          </table:table-cell>
          <table:table-cell table:style-name="Default" office:value-type="float" office:value="86.5352" calcext:value-type="float">
            <text:p>86.53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39.0404" calcext:value-type="float">
            <text:p>39.040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5.953" calcext:value-type="float">
            <text:p>105.953</text:p>
          </table:table-cell>
          <table:table-cell office:value-type="float" office:value="10.6084" calcext:value-type="float">
            <text:p>10.6084</text:p>
          </table:table-cell>
          <table:table-cell office:value-type="float" office:value="74.0876" calcext:value-type="float">
            <text:p>74.0876</text:p>
          </table:table-cell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.06</text:p>
          </table:table-cell>
          <table:table-cell office:value-type="float" office:value="42.4736" calcext:value-type="float">
            <text:p>42.473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2.4736" calcext:value-type="float">
            <text:p>42.4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1-6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8.5906" calcext:value-type="float">
            <text:p>88.5906</text:p>
          </table:table-cell>
          <table:table-cell table:style-name="Default" office:value-type="float" office:value="8.7326" calcext:value-type="float">
            <text:p>8.7326</text:p>
          </table:table-cell>
          <table:table-cell table:style-name="Default" office:value-type="float" office:value="62.2012" calcext:value-type="float">
            <text:p>62.20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35.122" calcext:value-type="float">
            <text:p>35.12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1.0528" calcext:value-type="float">
            <text:p>81.0528</text:p>
          </table:table-cell>
          <table:table-cell table:style-name="Default" office:value-type="float" office:value="17.7308" calcext:value-type="float">
            <text:p>17.7308</text:p>
          </table:table-cell>
          <table:table-cell table:style-name="Default" office:value-type="float" office:value="67.0036" calcext:value-type="float">
            <text:p>67.00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31.78" calcext:value-type="float">
            <text:p>31.7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0.0152" calcext:value-type="float">
            <text:p>70.0152</text:p>
          </table:table-cell>
          <table:table-cell table:style-name="Default" office:value-type="float" office:value="31.8252" calcext:value-type="float">
            <text:p>31.8252</text:p>
          </table:table-cell>
          <table:table-cell table:style-name="Default" office:value-type="float" office:value="79.6536" calcext:value-type="float">
            <text:p>79.653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22.1868" calcext:value-type="float">
            <text:p>22.186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9.7984" calcext:value-type="float">
            <text:p>59.7984</text:p>
          </table:table-cell>
          <table:table-cell table:style-name="Default" office:value-type="float" office:value="12.8992" calcext:value-type="float">
            <text:p>12.8992</text:p>
          </table:table-cell>
          <table:table-cell table:style-name="Default" office:value-type="float" office:value="51.5844" calcext:value-type="float">
            <text:p>51.58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21.1132" calcext:value-type="float">
            <text:p>21.113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906" calcext:value-type="float">
            <text:p>88.5906</text:p>
          </table:table-cell>
          <table:table-cell office:value-type="float" office:value="8.7326" calcext:value-type="float">
            <text:p>8.7326</text:p>
          </table:table-cell>
          <table:table-cell office:value-type="float" office:value="62.2012" calcext:value-type="float">
            <text:p>62.2012</text:p>
          </table:table-cell>
          <table:table-cell office:value-type="float" office:value="4" calcext:value-type="float">
            <text:p>4</text:p>
          </table:table-cell>
          <table:table-cell office:value-type="float" office:value="0.14" calcext:value-type="float">
            <text:p>0.14</text:p>
          </table:table-cell>
          <table:table-cell office:value-type="float" office:value="35.122" calcext:value-type="float">
            <text:p>35.12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5.122" calcext:value-type="float">
            <text:p>35.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1-7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9.5162" calcext:value-type="float">
            <text:p>79.5162</text:p>
          </table:table-cell>
          <table:table-cell table:style-name="Default" office:value-type="float" office:value="11.455" calcext:value-type="float">
            <text:p>11.455</text:p>
          </table:table-cell>
          <table:table-cell table:style-name="Default" office:value-type="float" office:value="76.3416" calcext:value-type="float">
            <text:p>76.34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14.6296" calcext:value-type="float">
            <text:p>14.629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73.563" calcext:value-type="float">
            <text:p>73.563</text:p>
          </table:table-cell>
          <table:table-cell table:style-name="Default" office:value-type="float" office:value="18.1458" calcext:value-type="float">
            <text:p>18.1458</text:p>
          </table:table-cell>
          <table:table-cell table:style-name="Default" office:value-type="float" office:value="75.716" calcext:value-type="float">
            <text:p>75.7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15.9928" calcext:value-type="float">
            <text:p>15.992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7.4502" calcext:value-type="float">
            <text:p>67.4502</text:p>
          </table:table-cell>
          <table:table-cell table:style-name="Default" office:value-type="float" office:value="18.1458" calcext:value-type="float">
            <text:p>18.1458</text:p>
          </table:table-cell>
          <table:table-cell table:style-name="Default" office:value-type="float" office:value="65.136" calcext:value-type="float">
            <text:p>65.13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20.46" calcext:value-type="float">
            <text:p>20.4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0.9156" calcext:value-type="float">
            <text:p>60.9156</text:p>
          </table:table-cell>
          <table:table-cell table:style-name="Default" office:value-type="float" office:value="6.6908" calcext:value-type="float">
            <text:p>6.6908</text:p>
          </table:table-cell>
          <table:table-cell table:style-name="Default" office:value-type="float" office:value="55.6876" calcext:value-type="float">
            <text:p>55.68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11.9188" calcext:value-type="float">
            <text:p>11.918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162" calcext:value-type="float">
            <text:p>79.5162</text:p>
          </table:table-cell>
          <table:table-cell office:value-type="float" office:value="11.455" calcext:value-type="float">
            <text:p>11.455</text:p>
          </table:table-cell>
          <table:table-cell office:value-type="float" office:value="76.3416" calcext:value-type="float">
            <text:p>76.3416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14.6296" calcext:value-type="float">
            <text:p>14.629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4.6296" calcext:value-type="float">
            <text:p>14.6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1-8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6704" calcext:value-type="float">
            <text:p>88.670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2384" calcext:value-type="float">
            <text:p>49.2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39.432" calcext:value-type="float">
            <text:p>39.43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3.1162" calcext:value-type="float">
            <text:p>83.1162</text:p>
          </table:table-cell>
          <table:table-cell table:style-name="Default" office:value-type="float" office:value="6.1098" calcext:value-type="float">
            <text:p>6.1098</text:p>
          </table:table-cell>
          <table:table-cell table:style-name="Default" office:value-type="float" office:value="48.9164" calcext:value-type="float">
            <text:p>48.91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40.3096" calcext:value-type="float">
            <text:p>40.309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5.852" calcext:value-type="float">
            <text:p>75.852</text:p>
          </table:table-cell>
          <table:table-cell table:style-name="Default" office:value-type="float" office:value="6.1098" calcext:value-type="float">
            <text:p>6.1098</text:p>
          </table:table-cell>
          <table:table-cell table:style-name="Default" office:value-type="float" office:value="45.2548" calcext:value-type="float">
            <text:p>45.25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36.707" calcext:value-type="float">
            <text:p>36.7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3.4806" calcext:value-type="float">
            <text:p>63.4806</text:p>
          </table:table-cell>
          <table:table-cell table:style-name="Default" office:value-type="float" office:value="22.1464" calcext:value-type="float">
            <text:p>22.1464</text:p>
          </table:table-cell>
          <table:table-cell table:style-name="Default" office:value-type="float" office:value="44.9696" calcext:value-type="float">
            <text:p>44.96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40.6574" calcext:value-type="float">
            <text:p>40.657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.6704" calcext:value-type="float">
            <text:p>88.6704</text:p>
          </table:table-cell>
          <table:table-cell office:value-type="float" office:value="0" calcext:value-type="float">
            <text:p>0</text:p>
          </table:table-cell>
          <table:table-cell office:value-type="float" office:value="49.2384" calcext:value-type="float">
            <text:p>49.2384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39.432" calcext:value-type="float">
            <text:p>39.43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9.432" calcext:value-type="float">
            <text:p>39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1-9.tsp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.302" calcext:value-type="float">
            <text:p>94.3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.3424" calcext:value-type="float">
            <text:p>50.342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43.9596" calcext:value-type="float">
            <text:p>43.959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.4386" calcext:value-type="float">
            <text:p>84.4386</text:p>
          </table:table-cell>
          <table:table-cell table:style-name="Default" office:value-type="float" office:value="12.3846" calcext:value-type="float">
            <text:p>12.3846</text:p>
          </table:table-cell>
          <table:table-cell table:style-name="Default" office:value-type="float" office:value="51.1612" calcext:value-type="float">
            <text:p>51.16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45.662" calcext:value-type="float">
            <text:p>45.66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4.256" calcext:value-type="float">
            <text:p>74.256</text:p>
          </table:table-cell>
          <table:table-cell table:style-name="Default" office:value-type="float" office:value="25.234" calcext:value-type="float">
            <text:p>25.234</text:p>
          </table:table-cell>
          <table:table-cell table:style-name="Default" office:value-type="float" office:value="49.7444" calcext:value-type="float">
            <text:p>49.74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49.7456" calcext:value-type="float">
            <text:p>49.745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3.2754" calcext:value-type="float">
            <text:p>63.2754</text:p>
          </table:table-cell>
          <table:table-cell table:style-name="Default" office:value-type="float" office:value="39.2454" calcext:value-type="float">
            <text:p>39.2454</text:p>
          </table:table-cell>
          <table:table-cell table:style-name="Default" office:value-type="float" office:value="57.9232" calcext:value-type="float">
            <text:p>57.923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44.5976" calcext:value-type="float">
            <text:p>44.597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302" calcext:value-type="float">
            <text:p>94.302</text:p>
          </table:table-cell>
          <table:table-cell office:value-type="float" office:value="0" calcext:value-type="float">
            <text:p>0</text:p>
          </table:table-cell>
          <table:table-cell office:value-type="float" office:value="50.3424" calcext:value-type="float">
            <text:p>50.3424</text:p>
          </table:table-cell>
          <table:table-cell office:value-type="float" office:value="5" calcext:value-type="float">
            <text:p>5</text:p>
          </table:table-cell>
          <table:table-cell office:value-type="float" office:value="0.16" calcext:value-type="float">
            <text:p>0.16</text:p>
          </table:table-cell>
          <table:table-cell office:value-type="float" office:value="43.9596" calcext:value-type="float">
            <text:p>43.959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3.9596" calcext:value-type="float">
            <text:p>43.9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2-0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0.449" calcext:value-type="float">
            <text:p>100.449</text:p>
          </table:table-cell>
          <table:table-cell table:style-name="Default" office:value-type="float" office:value="6.6908" calcext:value-type="float">
            <text:p>6.6908</text:p>
          </table:table-cell>
          <table:table-cell table:style-name="Default" office:value-type="float" office:value="86.4524" calcext:value-type="float">
            <text:p>86.452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20.6874" calcext:value-type="float">
            <text:p>20.6874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3.8574" calcext:value-type="float">
            <text:p>93.8574</text:p>
          </table:table-cell>
          <table:table-cell table:style-name="Default" office:value-type="float" office:value="14.3112" calcext:value-type="float">
            <text:p>14.3112</text:p>
          </table:table-cell>
          <table:table-cell table:style-name="Default" office:value-type="float" office:value="86.388" calcext:value-type="float">
            <text:p>86.38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21.7806" calcext:value-type="float">
            <text:p>21.780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1.5772" calcext:value-type="float">
            <text:p>81.5772</text:p>
          </table:table-cell>
          <table:table-cell table:style-name="Default" office:value-type="float" office:value="23.5242" calcext:value-type="float">
            <text:p>23.5242</text:p>
          </table:table-cell>
          <table:table-cell table:style-name="Default" office:value-type="float" office:value="85.4128" calcext:value-type="float">
            <text:p>85.41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19.6886" calcext:value-type="float">
            <text:p>19.688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4.8714" calcext:value-type="float">
            <text:p>64.8714</text:p>
          </table:table-cell>
          <table:table-cell table:style-name="Default" office:value-type="float" office:value="22.5946" calcext:value-type="float">
            <text:p>22.5946</text:p>
          </table:table-cell>
          <table:table-cell table:style-name="Default" office:value-type="float" office:value="66.9024" calcext:value-type="float">
            <text:p>66.90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20.5636" calcext:value-type="float">
            <text:p>20.5636</text:p>
          </table:table-cell>
          <table:table-cell table:number-columns-repeated="3"/>
          <table:table-cell table:style-name="ce55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2-1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5.6724" calcext:value-type="float">
            <text:p>95.6724</text:p>
          </table:table-cell>
          <table:table-cell table:style-name="Default" office:value-type="float" office:value="12.0194" calcext:value-type="float">
            <text:p>12.0194</text:p>
          </table:table-cell>
          <table:table-cell table:style-name="Default" office:value-type="float" office:value="87.7312" calcext:value-type="float">
            <text:p>87.73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19.9606" calcext:value-type="float">
            <text:p>19.960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4.84" calcext:value-type="float">
            <text:p>84.84</text:p>
          </table:table-cell>
          <table:table-cell table:style-name="Default" office:value-type="float" office:value="13.7956" calcext:value-type="float">
            <text:p>13.7956</text:p>
          </table:table-cell>
          <table:table-cell table:style-name="Default" office:value-type="float" office:value="78.1448" calcext:value-type="float">
            <text:p>78.14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20.4908" calcext:value-type="float">
            <text:p>20.490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6.3446" calcext:value-type="float">
            <text:p>76.3446</text:p>
          </table:table-cell>
          <table:table-cell table:style-name="Default" office:value-type="float" office:value="24.1882" calcext:value-type="float">
            <text:p>24.1882</text:p>
          </table:table-cell>
          <table:table-cell table:style-name="Default" office:value-type="float" office:value="75.44" calcext:value-type="float">
            <text:p>75.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25.0928" calcext:value-type="float">
            <text:p>25.092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4.4496" calcext:value-type="float">
            <text:p>64.4496</text:p>
          </table:table-cell>
          <table:table-cell table:style-name="Default" office:value-type="float" office:value="37.5532" calcext:value-type="float">
            <text:p>37.5532</text:p>
          </table:table-cell>
          <table:table-cell table:style-name="Default" office:value-type="float" office:value="76.6176" calcext:value-type="float">
            <text:p>76.61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25.3852" calcext:value-type="float">
            <text:p>25.3852</text:p>
          </table:table-cell>
          <table:table-cell table:number-columns-repeated="3"/>
          <table:table-cell table:style-name="ce55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2-2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8.9692" calcext:value-type="float">
            <text:p>88.9692</text:p>
          </table:table-cell>
          <table:table-cell table:style-name="Default" office:value-type="float" office:value="10.5254" calcext:value-type="float">
            <text:p>10.5254</text:p>
          </table:table-cell>
          <table:table-cell table:style-name="Default" office:value-type="float" office:value="60.0668" calcext:value-type="float">
            <text:p>60.06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39.4278" calcext:value-type="float">
            <text:p>39.427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1.4656" calcext:value-type="float">
            <text:p>81.4656</text:p>
          </table:table-cell>
          <table:table-cell table:style-name="Default" office:value-type="float" office:value="19.4738" calcext:value-type="float">
            <text:p>19.4738</text:p>
          </table:table-cell>
          <table:table-cell table:style-name="Default" office:value-type="float" office:value="64.1516" calcext:value-type="float">
            <text:p>64.15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36.7878" calcext:value-type="float">
            <text:p>36.787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4.3496" calcext:value-type="float">
            <text:p>74.3496</text:p>
          </table:table-cell>
          <table:table-cell table:style-name="Default" office:value-type="float" office:value="27.8578" calcext:value-type="float">
            <text:p>27.8578</text:p>
          </table:table-cell>
          <table:table-cell table:style-name="Default" office:value-type="float" office:value="56.1752" calcext:value-type="float">
            <text:p>56.17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46.0322" calcext:value-type="float">
            <text:p>46.032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2.1376" calcext:value-type="float">
            <text:p>52.1376</text:p>
          </table:table-cell>
          <table:table-cell table:style-name="Default" office:value-type="float" office:value="38.9134" calcext:value-type="float">
            <text:p>38.9134</text:p>
          </table:table-cell>
          <table:table-cell table:style-name="Default" office:value-type="float" office:value="55.246" calcext:value-type="float">
            <text:p>55.24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35.805" calcext:value-type="float">
            <text:p>35.805</text:p>
          </table:table-cell>
          <table:table-cell table:number-columns-repeated="3"/>
          <table:table-cell table:style-name="ce55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2-3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1.272" calcext:value-type="float">
            <text:p>91.272</text:p>
          </table:table-cell>
          <table:table-cell table:style-name="Default" office:value-type="float" office:value="6.1264" calcext:value-type="float">
            <text:p>6.1264</text:p>
          </table:table-cell>
          <table:table-cell table:style-name="Default" office:value-type="float" office:value="83.674" calcext:value-type="float">
            <text:p>83.67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13.7244" calcext:value-type="float">
            <text:p>13.724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0.3256" calcext:value-type="float">
            <text:p>80.3256</text:p>
          </table:table-cell>
          <table:table-cell table:style-name="Default" office:value-type="float" office:value="13.9616" calcext:value-type="float">
            <text:p>13.9616</text:p>
          </table:table-cell>
          <table:table-cell table:style-name="Default" office:value-type="float" office:value="71.7324" calcext:value-type="float">
            <text:p>71.73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22.5548" calcext:value-type="float">
            <text:p>22.554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0.4166" calcext:value-type="float">
            <text:p>70.4166</text:p>
          </table:table-cell>
          <table:table-cell table:style-name="Default" office:value-type="float" office:value="26.4126" calcext:value-type="float">
            <text:p>26.4126</text:p>
          </table:table-cell>
          <table:table-cell table:style-name="Default" office:value-type="float" office:value="74.4096" calcext:value-type="float">
            <text:p>74.40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22.4196" calcext:value-type="float">
            <text:p>22.419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8.9548" calcext:value-type="float">
            <text:p>58.9548</text:p>
          </table:table-cell>
          <table:table-cell table:style-name="Default" office:value-type="float" office:value="31.9248" calcext:value-type="float">
            <text:p>31.9248</text:p>
          </table:table-cell>
          <table:table-cell table:style-name="Default" office:value-type="float" office:value="69.598" calcext:value-type="float">
            <text:p>69.59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21.2816" calcext:value-type="float">
            <text:p>21.281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272" calcext:value-type="float">
            <text:p>91.272</text:p>
          </table:table-cell>
          <table:table-cell office:value-type="float" office:value="6.1264" calcext:value-type="float">
            <text:p>6.1264</text:p>
          </table:table-cell>
          <table:table-cell office:value-type="float" office:value="83.674" calcext:value-type="float">
            <text:p>83.674</text:p>
          </table:table-cell>
          <table:table-cell office:value-type="float" office:value="4" calcext:value-type="float">
            <text:p>4</text:p>
          </table:table-cell>
          <table:table-cell office:value-type="float" office:value="0.21" calcext:value-type="float">
            <text:p>0.21</text:p>
          </table:table-cell>
          <table:table-cell office:value-type="float" office:value="13.7244" calcext:value-type="float">
            <text:p>13.724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3.7244" calcext:value-type="float">
            <text:p>13.7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2-4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.3144" calcext:value-type="float">
            <text:p>90.31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.086" calcext:value-type="float">
            <text:p>80.08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10.2284" calcext:value-type="float">
            <text:p>10.228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1.42" calcext:value-type="float">
            <text:p>81.42</text:p>
          </table:table-cell>
          <table:table-cell table:style-name="Default" office:value-type="float" office:value="10.9736" calcext:value-type="float">
            <text:p>10.9736</text:p>
          </table:table-cell>
          <table:table-cell table:style-name="Default" office:value-type="float" office:value="81.098" calcext:value-type="float">
            <text:p>81.09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11.2956" calcext:value-type="float">
            <text:p>11.295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0.1544" calcext:value-type="float">
            <text:p>70.1544</text:p>
          </table:table-cell>
          <table:table-cell table:style-name="Default" office:value-type="float" office:value="25.4" calcext:value-type="float">
            <text:p>25.4</text:p>
          </table:table-cell>
          <table:table-cell table:style-name="Default" office:value-type="float" office:value="87.7404" calcext:value-type="float">
            <text:p>87.740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7.814" calcext:value-type="float">
            <text:p>7.81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2.719" calcext:value-type="float">
            <text:p>52.719</text:p>
          </table:table-cell>
          <table:table-cell table:style-name="Default" office:value-type="float" office:value="21.6318" calcext:value-type="float">
            <text:p>21.6318</text:p>
          </table:table-cell>
          <table:table-cell table:style-name="Default" office:value-type="float" office:value="68.1076" calcext:value-type="float">
            <text:p>68.10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6.2432" calcext:value-type="float">
            <text:p>6.2432</text:p>
          </table:table-cell>
          <table:table-cell table:number-columns-repeated="3"/>
          <table:table-cell table:style-name="ce55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2-5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3.926" calcext:value-type="float">
            <text:p>103.9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0264" calcext:value-type="float">
            <text:p>62.026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41.8996" calcext:value-type="float">
            <text:p>41.899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8.0868" calcext:value-type="float">
            <text:p>98.0868</text:p>
          </table:table-cell>
          <table:table-cell table:style-name="Default" office:value-type="float" office:value="6.5248" calcext:value-type="float">
            <text:p>6.5248</text:p>
          </table:table-cell>
          <table:table-cell table:style-name="Default" office:value-type="float" office:value="72.1924" calcext:value-type="float">
            <text:p>72.19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32.4192" calcext:value-type="float">
            <text:p>32.419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5.3506" calcext:value-type="float">
            <text:p>85.3506</text:p>
          </table:table-cell>
          <table:table-cell table:style-name="Default" office:value-type="float" office:value="23.0926" calcext:value-type="float">
            <text:p>23.0926</text:p>
          </table:table-cell>
          <table:table-cell table:style-name="Default" office:value-type="float" office:value="74.8052" calcext:value-type="float">
            <text:p>74.80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33.638" calcext:value-type="float">
            <text:p>33.63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6.6384" calcext:value-type="float">
            <text:p>66.6384</text:p>
          </table:table-cell>
          <table:table-cell table:style-name="Default" office:value-type="float" office:value="46.3844" calcext:value-type="float">
            <text:p>46.3844</text:p>
          </table:table-cell>
          <table:table-cell table:style-name="Default" office:value-type="float" office:value="78.1448" calcext:value-type="float">
            <text:p>78.14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34.878" calcext:value-type="float">
            <text:p>34.87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926" calcext:value-type="float">
            <text:p>103.926</text:p>
          </table:table-cell>
          <table:table-cell office:value-type="float" office:value="0" calcext:value-type="float">
            <text:p>0</text:p>
          </table:table-cell>
          <table:table-cell office:value-type="float" office:value="62.0264" calcext:value-type="float">
            <text:p>62.0264</text:p>
          </table:table-cell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.13</text:p>
          </table:table-cell>
          <table:table-cell office:value-type="float" office:value="41.8996" calcext:value-type="float">
            <text:p>41.899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1.8996" calcext:value-type="float">
            <text:p>41.8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2-6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5.955" calcext:value-type="float">
            <text:p>105.9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5.9548" calcext:value-type="float">
            <text:p>65.95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40.0004" calcext:value-type="float">
            <text:p>40.000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4.5528" calcext:value-type="float">
            <text:p>94.5528</text:p>
          </table:table-cell>
          <table:table-cell table:style-name="Default" office:value-type="float" office:value="14.6256" calcext:value-type="float">
            <text:p>14.6256</text:p>
          </table:table-cell>
          <table:table-cell table:style-name="Default" office:value-type="float" office:value="61.5756" calcext:value-type="float">
            <text:p>61.575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47.6028" calcext:value-type="float">
            <text:p>47.602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7.414" calcext:value-type="float">
            <text:p>87.414</text:p>
          </table:table-cell>
          <table:table-cell table:style-name="Default" office:value-type="float" office:value="20.2872" calcext:value-type="float">
            <text:p>20.2872</text:p>
          </table:table-cell>
          <table:table-cell table:style-name="Default" office:value-type="float" office:value="64.0872" calcext:value-type="float">
            <text:p>64.08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43.614" calcext:value-type="float">
            <text:p>43.61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8.4054" calcext:value-type="float">
            <text:p>68.4054</text:p>
          </table:table-cell>
          <table:table-cell table:style-name="Default" office:value-type="float" office:value="34.4646" calcext:value-type="float">
            <text:p>34.4646</text:p>
          </table:table-cell>
          <table:table-cell table:style-name="Default" office:value-type="float" office:value="60.0484" calcext:value-type="float">
            <text:p>60.048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42.8216" calcext:value-type="float">
            <text:p>42.821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5.955" calcext:value-type="float">
            <text:p>105.955</text:p>
          </table:table-cell>
          <table:table-cell office:value-type="float" office:value="0" calcext:value-type="float">
            <text:p>0</text:p>
          </table:table-cell>
          <table:table-cell office:value-type="float" office:value="65.9548" calcext:value-type="float">
            <text:p>65.9548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40.0004" calcext:value-type="float">
            <text:p>40.000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0.0004" calcext:value-type="float">
            <text:p>40.0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2-7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5.007" calcext:value-type="float">
            <text:p>115.007</text:p>
          </table:table-cell>
          <table:table-cell table:style-name="Default" office:value-type="float" office:value="7.9524" calcext:value-type="float">
            <text:p>7.9524</text:p>
          </table:table-cell>
          <table:table-cell table:style-name="Default" office:value-type="float" office:value="59.7356" calcext:value-type="float">
            <text:p>59.73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63.2236" calcext:value-type="float">
            <text:p>63.223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4.9176" calcext:value-type="float">
            <text:p>94.9176</text:p>
          </table:table-cell>
          <table:table-cell table:style-name="Default" office:value-type="float" office:value="27.2748" calcext:value-type="float">
            <text:p>27.2748</text:p>
          </table:table-cell>
          <table:table-cell table:style-name="Default" office:value-type="float" office:value="53.2404" calcext:value-type="float">
            <text:p>53.240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68.952" calcext:value-type="float">
            <text:p>68.95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6.8668" calcext:value-type="float">
            <text:p>86.8668</text:p>
          </table:table-cell>
          <table:table-cell table:style-name="Default" office:value-type="float" office:value="37.02" calcext:value-type="float">
            <text:p>37.02</text:p>
          </table:table-cell>
          <table:table-cell table:style-name="Default" office:value-type="float" office:value="54.5008" calcext:value-type="float">
            <text:p>54.500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3" calcext:value-type="float">
            <text:p>0.53</text:p>
          </table:table-cell>
          <table:table-cell table:style-name="Default" office:value-type="float" office:value="69.386" calcext:value-type="float">
            <text:p>69.38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2.3612" calcext:value-type="float">
            <text:p>72.3612</text:p>
          </table:table-cell>
          <table:table-cell table:style-name="Default" office:value-type="float" office:value="54.1864" calcext:value-type="float">
            <text:p>54.1864</text:p>
          </table:table-cell>
          <table:table-cell table:style-name="Default" office:value-type="float" office:value="58.328" calcext:value-type="float">
            <text:p>58.3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68.2196" calcext:value-type="float">
            <text:p>68.219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.007" calcext:value-type="float">
            <text:p>115.007</text:p>
          </table:table-cell>
          <table:table-cell office:value-type="float" office:value="7.9524" calcext:value-type="float">
            <text:p>7.9524</text:p>
          </table:table-cell>
          <table:table-cell office:value-type="float" office:value="59.7356" calcext:value-type="float">
            <text:p>59.7356</text:p>
          </table:table-cell>
          <table:table-cell office:value-type="float" office:value="5" calcext:value-type="float">
            <text:p>5</text:p>
          </table:table-cell>
          <table:table-cell office:value-type="float" office:value="0.34" calcext:value-type="float">
            <text:p>0.34</text:p>
          </table:table-cell>
          <table:table-cell office:value-type="float" office:value="63.2236" calcext:value-type="float">
            <text:p>63.223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63.2236" calcext:value-type="float">
            <text:p>63.2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2-8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8.5338" calcext:value-type="float">
            <text:p>98.5338</text:p>
          </table:table-cell>
          <table:table-cell table:style-name="Default" office:value-type="float" office:value="11.8866" calcext:value-type="float">
            <text:p>11.8866</text:p>
          </table:table-cell>
          <table:table-cell table:style-name="Default" office:value-type="float" office:value="63.3144" calcext:value-type="float">
            <text:p>63.314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47.106" calcext:value-type="float">
            <text:p>47.10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6.0826" calcext:value-type="float">
            <text:p>86.0826</text:p>
          </table:table-cell>
          <table:table-cell table:style-name="Default" office:value-type="float" office:value="28.0394" calcext:value-type="float">
            <text:p>28.0394</text:p>
          </table:table-cell>
          <table:table-cell table:style-name="Default" office:value-type="float" office:value="70.012" calcext:value-type="float">
            <text:p>70.0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44.11" calcext:value-type="float">
            <text:p>44.1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3.8822" calcext:value-type="float">
            <text:p>73.8822</text:p>
          </table:table-cell>
          <table:table-cell table:style-name="Default" office:value-type="float" office:value="43.827" calcext:value-type="float">
            <text:p>43.827</text:p>
          </table:table-cell>
          <table:table-cell table:style-name="Default" office:value-type="float" office:value="75.7344" calcext:value-type="float">
            <text:p>75.734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41.9748" calcext:value-type="float">
            <text:p>41.974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5.0104" calcext:value-type="float">
            <text:p>55.0104</text:p>
          </table:table-cell>
          <table:table-cell table:style-name="Default" office:value-type="float" office:value="45.487" calcext:value-type="float">
            <text:p>45.487</text:p>
          </table:table-cell>
          <table:table-cell table:style-name="Default" office:value-type="float" office:value="71.6956" calcext:value-type="float">
            <text:p>71.69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63" calcext:value-type="float">
            <text:p>0.63</text:p>
          </table:table-cell>
          <table:table-cell table:style-name="Default" office:value-type="float" office:value="28.8018" calcext:value-type="float">
            <text:p>28.801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338" calcext:value-type="float">
            <text:p>98.5338</text:p>
          </table:table-cell>
          <table:table-cell office:value-type="float" office:value="11.8866" calcext:value-type="float">
            <text:p>11.8866</text:p>
          </table:table-cell>
          <table:table-cell office:value-type="float" office:value="63.3144" calcext:value-type="float">
            <text:p>63.3144</text:p>
          </table:table-cell>
          <table:table-cell office:value-type="float" office:value="5" calcext:value-type="float">
            <text:p>5</text:p>
          </table:table-cell>
          <table:table-cell office:value-type="float" office:value="0.17" calcext:value-type="float">
            <text:p>0.17</text:p>
          </table:table-cell>
          <table:table-cell office:value-type="float" office:value="47.106" calcext:value-type="float">
            <text:p>47.10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7.106" calcext:value-type="float">
            <text:p>47.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2-9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8.418" calcext:value-type="float">
            <text:p>108.418</text:p>
          </table:table-cell>
          <table:table-cell table:style-name="Default" office:value-type="float" office:value="10.9238" calcext:value-type="float">
            <text:p>10.9238</text:p>
          </table:table-cell>
          <table:table-cell table:style-name="Default" office:value-type="float" office:value="91.0616" calcext:value-type="float">
            <text:p>91.061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28.2798" calcext:value-type="float">
            <text:p>28.279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6.696" calcext:value-type="float">
            <text:p>96.696</text:p>
          </table:table-cell>
          <table:table-cell table:style-name="Default" office:value-type="float" office:value="15.0904" calcext:value-type="float">
            <text:p>15.0904</text:p>
          </table:table-cell>
          <table:table-cell table:style-name="Default" office:value-type="float" office:value="81.3648" calcext:value-type="float">
            <text:p>81.364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69" calcext:value-type="float">
            <text:p>0.69</text:p>
          </table:table-cell>
          <table:table-cell table:style-name="Default" office:value-type="float" office:value="30.4216" calcext:value-type="float">
            <text:p>30.421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4.8832" calcext:value-type="float">
            <text:p>84.8832</text:p>
          </table:table-cell>
          <table:table-cell table:style-name="Default" office:value-type="float" office:value="30.3136" calcext:value-type="float">
            <text:p>30.3136</text:p>
          </table:table-cell>
          <table:table-cell table:style-name="Default" office:value-type="float" office:value="83.3612" calcext:value-type="float">
            <text:p>83.36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31.8356" calcext:value-type="float">
            <text:p>31.835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8.8158" calcext:value-type="float">
            <text:p>68.8158</text:p>
          </table:table-cell>
          <table:table-cell table:style-name="Default" office:value-type="float" office:value="41.4034" calcext:value-type="float">
            <text:p>41.4034</text:p>
          </table:table-cell>
          <table:table-cell table:style-name="Default" office:value-type="float" office:value="84.594" calcext:value-type="float">
            <text:p>84.59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5.6252" calcext:value-type="float">
            <text:p>25.625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.418" calcext:value-type="float">
            <text:p>108.418</text:p>
          </table:table-cell>
          <table:table-cell office:value-type="float" office:value="10.9238" calcext:value-type="float">
            <text:p>10.9238</text:p>
          </table:table-cell>
          <table:table-cell office:value-type="float" office:value="91.0616" calcext:value-type="float">
            <text:p>91.0616</text:p>
          </table:table-cell>
          <table:table-cell office:value-type="float" office:value="6" calcext:value-type="float">
            <text:p>6</text:p>
          </table:table-cell>
          <table:table-cell office:value-type="float" office:value="0.28" calcext:value-type="float">
            <text:p>0.28</text:p>
          </table:table-cell>
          <table:table-cell office:value-type="float" office:value="28.2798" calcext:value-type="float">
            <text:p>28.27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8.2798" calcext:value-type="float">
            <text:p>28.2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3-0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5.994" calcext:value-type="float">
            <text:p>95.994</text:p>
          </table:table-cell>
          <table:table-cell table:style-name="Default" office:value-type="float" office:value="8.5832" calcext:value-type="float">
            <text:p>8.5832</text:p>
          </table:table-cell>
          <table:table-cell table:style-name="Default" office:value-type="float" office:value="85.6704" calcext:value-type="float">
            <text:p>85.670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18.9068" calcext:value-type="float">
            <text:p>18.906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7.5556" calcext:value-type="float">
            <text:p>87.5556</text:p>
          </table:table-cell>
          <table:table-cell table:style-name="Default" office:value-type="float" office:value="8.5832" calcext:value-type="float">
            <text:p>8.5832</text:p>
          </table:table-cell>
          <table:table-cell table:style-name="Default" office:value-type="float" office:value="71.1804" calcext:value-type="float">
            <text:p>71.180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24.9584" calcext:value-type="float">
            <text:p>24.958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71.8188" calcext:value-type="float">
            <text:p>71.8188</text:p>
          </table:table-cell>
          <table:table-cell table:style-name="Default" office:value-type="float" office:value="37.852" calcext:value-type="float">
            <text:p>37.852</text:p>
          </table:table-cell>
          <table:table-cell table:style-name="Default" office:value-type="float" office:value="89.1572" calcext:value-type="float">
            <text:p>89.15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32" calcext:value-type="float">
            <text:p>1.32</text:p>
          </table:table-cell>
          <table:table-cell table:style-name="Default" office:value-type="float" office:value="20.5136" calcext:value-type="float">
            <text:p>20.513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5.364" calcext:value-type="float">
            <text:p>65.364</text:p>
          </table:table-cell>
          <table:table-cell table:style-name="Default" office:value-type="float" office:value="28.8704" calcext:value-type="float">
            <text:p>28.8704</text:p>
          </table:table-cell>
          <table:table-cell table:style-name="Default" office:value-type="float" office:value="71.5852" calcext:value-type="float">
            <text:p>71.58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9" calcext:value-type="float">
            <text:p>0.59</text:p>
          </table:table-cell>
          <table:table-cell table:style-name="Default" office:value-type="float" office:value="22.6492" calcext:value-type="float">
            <text:p>22.649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994" calcext:value-type="float">
            <text:p>95.994</text:p>
          </table:table-cell>
          <table:table-cell office:value-type="float" office:value="8.5832" calcext:value-type="float">
            <text:p>8.5832</text:p>
          </table:table-cell>
          <table:table-cell office:value-type="float" office:value="85.6704" calcext:value-type="float">
            <text:p>85.6704</text:p>
          </table:table-cell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  <table:table-cell office:value-type="float" office:value="18.9068" calcext:value-type="float">
            <text:p>18.906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8.9068" calcext:value-type="float">
            <text:p>18.9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3-1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1.008" calcext:value-type="float">
            <text:p>111.008</text:p>
          </table:table-cell>
          <table:table-cell table:style-name="Default" office:value-type="float" office:value="13.447" calcext:value-type="float">
            <text:p>13.447</text:p>
          </table:table-cell>
          <table:table-cell table:style-name="Default" office:value-type="float" office:value="100.639" calcext:value-type="float">
            <text:p>100.63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23.816" calcext:value-type="float">
            <text:p>23.81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03.652" calcext:value-type="float">
            <text:p>103.652</text:p>
          </table:table-cell>
          <table:table-cell table:style-name="Default" office:value-type="float" office:value="22.1796" calcext:value-type="float">
            <text:p>22.1796</text:p>
          </table:table-cell>
          <table:table-cell table:style-name="Default" office:value-type="float" office:value="103.049" calcext:value-type="float">
            <text:p>103.04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22.7828" calcext:value-type="float">
            <text:p>22.782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2.968" calcext:value-type="float">
            <text:p>82.968</text:p>
          </table:table-cell>
          <table:table-cell table:style-name="Default" office:value-type="float" office:value="48.3432" calcext:value-type="float">
            <text:p>48.3432</text:p>
          </table:table-cell>
          <table:table-cell table:style-name="Default" office:value-type="float" office:value="97.934" calcext:value-type="float">
            <text:p>97.93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9" calcext:value-type="float">
            <text:p>0.39</text:p>
          </table:table-cell>
          <table:table-cell table:style-name="Default" office:value-type="float" office:value="33.3772" calcext:value-type="float">
            <text:p>33.377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2.147" calcext:value-type="float">
            <text:p>72.147</text:p>
          </table:table-cell>
          <table:table-cell table:style-name="Default" office:value-type="float" office:value="48.6752" calcext:value-type="float">
            <text:p>48.6752</text:p>
          </table:table-cell>
          <table:table-cell table:style-name="Default" office:value-type="float" office:value="82.8828" calcext:value-type="float">
            <text:p>82.88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37.9394" calcext:value-type="float">
            <text:p>37.939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.008" calcext:value-type="float">
            <text:p>111.008</text:p>
          </table:table-cell>
          <table:table-cell office:value-type="float" office:value="13.447" calcext:value-type="float">
            <text:p>13.447</text:p>
          </table:table-cell>
          <table:table-cell office:value-type="float" office:value="100.639" calcext:value-type="float">
            <text:p>100.639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 office:value-type="float" office:value="23.816" calcext:value-type="float">
            <text:p>23.816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23.816" calcext:value-type="float">
            <text:p>23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3-2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8.055" calcext:value-type="float">
            <text:p>108.055</text:p>
          </table:table-cell>
          <table:table-cell table:style-name="Default" office:value-type="float" office:value="13.0652" calcext:value-type="float">
            <text:p>13.0652</text:p>
          </table:table-cell>
          <table:table-cell table:style-name="Default" office:value-type="float" office:value="85.1184" calcext:value-type="float">
            <text:p>85.118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36.002" calcext:value-type="float">
            <text:p>36.00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8.8416" calcext:value-type="float">
            <text:p>98.8416</text:p>
          </table:table-cell>
          <table:table-cell table:style-name="Default" office:value-type="float" office:value="24.5036" calcext:value-type="float">
            <text:p>24.5036</text:p>
          </table:table-cell>
          <table:table-cell table:style-name="Default" office:value-type="float" office:value="88.1912" calcext:value-type="float">
            <text:p>88.19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35.154" calcext:value-type="float">
            <text:p>35.15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2.0332" calcext:value-type="float">
            <text:p>82.0332</text:p>
          </table:table-cell>
          <table:table-cell table:style-name="Default" office:value-type="float" office:value="31.958" calcext:value-type="float">
            <text:p>31.958</text:p>
          </table:table-cell>
          <table:table-cell table:style-name="Default" office:value-type="float" office:value="74.5936" calcext:value-type="float">
            <text:p>74.59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67" calcext:value-type="float">
            <text:p>0.67</text:p>
          </table:table-cell>
          <table:table-cell table:style-name="Default" office:value-type="float" office:value="39.3976" calcext:value-type="float">
            <text:p>39.397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.8278" calcext:value-type="float">
            <text:p>71.8278</text:p>
          </table:table-cell>
          <table:table-cell table:style-name="Default" office:value-type="float" office:value="45.0232" calcext:value-type="float">
            <text:p>45.0232</text:p>
          </table:table-cell>
          <table:table-cell table:style-name="Default" office:value-type="float" office:value="79.1844" calcext:value-type="float">
            <text:p>79.18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37.6666" calcext:value-type="float">
            <text:p>37.666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.055" calcext:value-type="float">
            <text:p>108.055</text:p>
          </table:table-cell>
          <table:table-cell office:value-type="float" office:value="13.0652" calcext:value-type="float">
            <text:p>13.0652</text:p>
          </table:table-cell>
          <table:table-cell office:value-type="float" office:value="85.1184" calcext:value-type="float">
            <text:p>85.1184</text:p>
          </table:table-cell>
          <table:table-cell office:value-type="float" office:value="5" calcext:value-type="float">
            <text:p>5</text:p>
          </table:table-cell>
          <table:table-cell office:value-type="float" office:value="0.32" calcext:value-type="float">
            <text:p>0.32</text:p>
          </table:table-cell>
          <table:table-cell office:value-type="float" office:value="36.002" calcext:value-type="float">
            <text:p>36.00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6.002" calcext:value-type="float">
            <text:p>36.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3-3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7.28" calcext:value-type="float">
            <text:p>107.28</text:p>
          </table:table-cell>
          <table:table-cell table:style-name="Default" office:value-type="float" office:value="7.471" calcext:value-type="float">
            <text:p>7.471</text:p>
          </table:table-cell>
          <table:table-cell table:style-name="Default" office:value-type="float" office:value="78.4116" calcext:value-type="float">
            <text:p>78.41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36.3394" calcext:value-type="float">
            <text:p>36.339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9.2862" calcext:value-type="float">
            <text:p>99.28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0.6836" calcext:value-type="float">
            <text:p>70.68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28.6026" calcext:value-type="float">
            <text:p>28.602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2.056" calcext:value-type="float">
            <text:p>82.056</text:p>
          </table:table-cell>
          <table:table-cell table:style-name="Default" office:value-type="float" office:value="28.6048" calcext:value-type="float">
            <text:p>28.6048</text:p>
          </table:table-cell>
          <table:table-cell table:style-name="Default" office:value-type="float" office:value="82.0916" calcext:value-type="float">
            <text:p>82.09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28.5692" calcext:value-type="float">
            <text:p>28.569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2.2838" calcext:value-type="float">
            <text:p>72.2838</text:p>
          </table:table-cell>
          <table:table-cell table:style-name="Default" office:value-type="float" office:value="40.8566" calcext:value-type="float">
            <text:p>40.8566</text:p>
          </table:table-cell>
          <table:table-cell table:style-name="Default" office:value-type="float" office:value="78.0528" calcext:value-type="float">
            <text:p>78.05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63" calcext:value-type="float">
            <text:p>0.63</text:p>
          </table:table-cell>
          <table:table-cell table:style-name="Default" office:value-type="float" office:value="35.0876" calcext:value-type="float">
            <text:p>35.087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.28" calcext:value-type="float">
            <text:p>107.28</text:p>
          </table:table-cell>
          <table:table-cell office:value-type="float" office:value="7.471" calcext:value-type="float">
            <text:p>7.471</text:p>
          </table:table-cell>
          <table:table-cell office:value-type="float" office:value="78.4116" calcext:value-type="float">
            <text:p>78.4116</text:p>
          </table:table-cell>
          <table:table-cell office:value-type="float" office:value="4" calcext:value-type="float">
            <text:p>4</text:p>
          </table:table-cell>
          <table:table-cell office:value-type="float" office:value="0.13" calcext:value-type="float">
            <text:p>0.13</text:p>
          </table:table-cell>
          <table:table-cell office:value-type="float" office:value="36.3394" calcext:value-type="float">
            <text:p>36.3394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6.3394" calcext:value-type="float">
            <text:p>36.3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3-4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6.55" calcext:value-type="float">
            <text:p>106.55</text:p>
          </table:table-cell>
          <table:table-cell table:style-name="Default" office:value-type="float" office:value="10.3594" calcext:value-type="float">
            <text:p>10.3594</text:p>
          </table:table-cell>
          <table:table-cell table:style-name="Default" office:value-type="float" office:value="68.08" calcext:value-type="float">
            <text:p>68.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48.8298" calcext:value-type="float">
            <text:p>48.829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8.2032" calcext:value-type="float">
            <text:p>98.2032</text:p>
          </table:table-cell>
          <table:table-cell table:style-name="Default" office:value-type="float" office:value="20.5362" calcext:value-type="float">
            <text:p>20.5362</text:p>
          </table:table-cell>
          <table:table-cell table:style-name="Default" office:value-type="float" office:value="72.956" calcext:value-type="float">
            <text:p>72.9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45.7834" calcext:value-type="float">
            <text:p>45.783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4.051" calcext:value-type="float">
            <text:p>84.051</text:p>
          </table:table-cell>
          <table:table-cell table:style-name="Default" office:value-type="float" office:value="37.188" calcext:value-type="float">
            <text:p>37.188</text:p>
          </table:table-cell>
          <table:table-cell table:style-name="Default" office:value-type="float" office:value="73.4068" calcext:value-type="float">
            <text:p>73.40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47.8322" calcext:value-type="float">
            <text:p>47.832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4.8374" calcext:value-type="float">
            <text:p>74.8374</text:p>
          </table:table-cell>
          <table:table-cell table:style-name="Default" office:value-type="float" office:value="48.6264" calcext:value-type="float">
            <text:p>48.6264</text:p>
          </table:table-cell>
          <table:table-cell table:style-name="Default" office:value-type="float" office:value="76.084" calcext:value-type="float">
            <text:p>76.08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 office:value-type="float" office:value="47.3798" calcext:value-type="float">
            <text:p>47.379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.55" calcext:value-type="float">
            <text:p>106.55</text:p>
          </table:table-cell>
          <table:table-cell office:value-type="float" office:value="10.3594" calcext:value-type="float">
            <text:p>10.3594</text:p>
          </table:table-cell>
          <table:table-cell office:value-type="float" office:value="68.08" calcext:value-type="float">
            <text:p>68.08</text:p>
          </table:table-cell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.16</text:p>
          </table:table-cell>
          <table:table-cell office:value-type="float" office:value="48.8298" calcext:value-type="float">
            <text:p>48.829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48.8298" calcext:value-type="float">
            <text:p>48.8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3-5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0.244" calcext:value-type="float">
            <text:p>110.244</text:p>
          </table:table-cell>
          <table:table-cell table:style-name="Default" office:value-type="float" office:value="16.9662" calcext:value-type="float">
            <text:p>16.9662</text:p>
          </table:table-cell>
          <table:table-cell table:style-name="Default" office:value-type="float" office:value="111.292" calcext:value-type="float">
            <text:p>111.29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43" calcext:value-type="float">
            <text:p>0.43</text:p>
          </table:table-cell>
          <table:table-cell table:style-name="Default" office:value-type="float" office:value="15.9178" calcext:value-type="float">
            <text:p>15.917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04.291" calcext:value-type="float">
            <text:p>104.291</text:p>
          </table:table-cell>
          <table:table-cell table:style-name="Default" office:value-type="float" office:value="23.657" calcext:value-type="float">
            <text:p>23.657</text:p>
          </table:table-cell>
          <table:table-cell table:style-name="Default" office:value-type="float" office:value="103.721" calcext:value-type="float">
            <text:p>103.72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77" calcext:value-type="float">
            <text:p>0.77</text:p>
          </table:table-cell>
          <table:table-cell table:style-name="Default" office:value-type="float" office:value="24.227" calcext:value-type="float">
            <text:p>24.22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2.9566" calcext:value-type="float">
            <text:p>82.9566</text:p>
          </table:table-cell>
          <table:table-cell table:style-name="Default" office:value-type="float" office:value="30.7784" calcext:value-type="float">
            <text:p>30.7784</text:p>
          </table:table-cell>
          <table:table-cell table:style-name="Default" office:value-type="float" office:value="76.4704" calcext:value-type="float">
            <text:p>76.470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 office:value-type="float" office:value="37.2646" calcext:value-type="float">
            <text:p>37.264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0.1976" calcext:value-type="float">
            <text:p>70.1976</text:p>
          </table:table-cell>
          <table:table-cell table:style-name="Default" office:value-type="float" office:value="47.3794" calcext:value-type="float">
            <text:p>47.3794</text:p>
          </table:table-cell>
          <table:table-cell table:style-name="Default" office:value-type="float" office:value="78.9084" calcext:value-type="float">
            <text:p>78.90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1" calcext:value-type="float">
            <text:p>0.71</text:p>
          </table:table-cell>
          <table:table-cell table:style-name="Default" office:value-type="float" office:value="38.6686" calcext:value-type="float">
            <text:p>38.668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.244" calcext:value-type="float">
            <text:p>110.244</text:p>
          </table:table-cell>
          <table:table-cell office:value-type="float" office:value="16.9662" calcext:value-type="float">
            <text:p>16.9662</text:p>
          </table:table-cell>
          <table:table-cell office:value-type="float" office:value="111.292" calcext:value-type="float">
            <text:p>111.292</text:p>
          </table:table-cell>
          <table:table-cell office:value-type="float" office:value="8" calcext:value-type="float">
            <text:p>8</text:p>
          </table:table-cell>
          <table:table-cell office:value-type="float" office:value="0.43" calcext:value-type="float">
            <text:p>0.43</text:p>
          </table:table-cell>
          <table:table-cell office:value-type="float" office:value="15.9178" calcext:value-type="float">
            <text:p>15.917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5.9178" calcext:value-type="float">
            <text:p>15.9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3-6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6.699" calcext:value-type="float">
            <text:p>106.699</text:p>
          </table:table-cell>
          <table:table-cell table:style-name="Default" office:value-type="float" office:value="15.0406" calcext:value-type="float">
            <text:p>15.0406</text:p>
          </table:table-cell>
          <table:table-cell table:style-name="Default" office:value-type="float" office:value="118.146" calcext:value-type="float">
            <text:p>118.14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9" calcext:value-type="float">
            <text:p>0.49</text:p>
          </table:table-cell>
          <table:table-cell table:style-name="Default" office:value-type="float" office:value="3.5928" calcext:value-type="float">
            <text:p>3.592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5.7636" calcext:value-type="float">
            <text:p>95.7636</text:p>
          </table:table-cell>
          <table:table-cell table:style-name="Default" office:value-type="float" office:value="28.9856" calcext:value-type="float">
            <text:p>28.9856</text:p>
          </table:table-cell>
          <table:table-cell table:style-name="Default" office:value-type="float" office:value="119.02" calcext:value-type="float">
            <text:p>119.0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5.7288" calcext:value-type="float">
            <text:p>5.728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6.8576" calcext:value-type="float">
            <text:p>76.8576</text:p>
          </table:table-cell>
          <table:table-cell table:style-name="Default" office:value-type="float" office:value="43.0302" calcext:value-type="float">
            <text:p>43.0302</text:p>
          </table:table-cell>
          <table:table-cell table:style-name="Default" office:value-type="float" office:value="105.625" calcext:value-type="float">
            <text:p>105.62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5" calcext:value-type="float">
            <text:p>0.55</text:p>
          </table:table-cell>
          <table:table-cell table:style-name="Default" office:value-type="float" office:value="14.2626" calcext:value-type="float">
            <text:p>14.262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5.5806" calcext:value-type="float">
            <text:p>65.5806</text:p>
          </table:table-cell>
          <table:table-cell table:style-name="Default" office:value-type="float" office:value="57.4732" calcext:value-type="float">
            <text:p>57.4732</text:p>
          </table:table-cell>
          <table:table-cell table:style-name="Default" office:value-type="float" office:value="106.472" calcext:value-type="float">
            <text:p>106.47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63" calcext:value-type="float">
            <text:p>0.63</text:p>
          </table:table-cell>
          <table:table-cell table:style-name="Default" office:value-type="float" office:value="16.5822" calcext:value-type="float">
            <text:p>16.582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.699" calcext:value-type="float">
            <text:p>106.699</text:p>
          </table:table-cell>
          <table:table-cell office:value-type="float" office:value="15.0406" calcext:value-type="float">
            <text:p>15.0406</text:p>
          </table:table-cell>
          <table:table-cell office:value-type="float" office:value="118.146" calcext:value-type="float">
            <text:p>118.146</text:p>
          </table:table-cell>
          <table:table-cell office:value-type="float" office:value="5" calcext:value-type="float">
            <text:p>5</text:p>
          </table:table-cell>
          <table:table-cell office:value-type="float" office:value="0.49" calcext:value-type="float">
            <text:p>0.49</text:p>
          </table:table-cell>
          <table:table-cell office:value-type="float" office:value="3.5928" calcext:value-type="float">
            <text:p>3.592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.5928" calcext:value-type="float">
            <text:p>3.5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3-7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3.675" calcext:value-type="float">
            <text:p>113.675</text:p>
          </table:table-cell>
          <table:table-cell table:style-name="Default" office:value-type="float" office:value="7.9026" calcext:value-type="float">
            <text:p>7.9026</text:p>
          </table:table-cell>
          <table:table-cell table:style-name="Default" office:value-type="float" office:value="105.386" calcext:value-type="float">
            <text:p>105.38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16.192" calcext:value-type="float">
            <text:p>16.19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06.48" calcext:value-type="float">
            <text:p>106.48</text:p>
          </table:table-cell>
          <table:table-cell table:style-name="Default" office:value-type="float" office:value="16.4028" calcext:value-type="float">
            <text:p>16.4028</text:p>
          </table:table-cell>
          <table:table-cell table:style-name="Default" office:value-type="float" office:value="96.4896" calcext:value-type="float">
            <text:p>96.48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26.3928" calcext:value-type="float">
            <text:p>26.392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8.6794" calcext:value-type="float">
            <text:p>88.6794</text:p>
          </table:table-cell>
          <table:table-cell table:style-name="Default" office:value-type="float" office:value="38.3666" calcext:value-type="float">
            <text:p>38.3666</text:p>
          </table:table-cell>
          <table:table-cell table:style-name="Default" office:value-type="float" office:value="92.2944" calcext:value-type="float">
            <text:p>92.29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34.7516" calcext:value-type="float">
            <text:p>34.751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80.184" calcext:value-type="float">
            <text:p>80.184</text:p>
          </table:table-cell>
          <table:table-cell table:style-name="Default" office:value-type="float" office:value="48.7592" calcext:value-type="float">
            <text:p>48.7592</text:p>
          </table:table-cell>
          <table:table-cell table:style-name="Default" office:value-type="float" office:value="101.412" calcext:value-type="float">
            <text:p>101.4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9" calcext:value-type="float">
            <text:p>0.39</text:p>
          </table:table-cell>
          <table:table-cell table:style-name="Default" office:value-type="float" office:value="27.5316" calcext:value-type="float">
            <text:p>27.531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.675" calcext:value-type="float">
            <text:p>113.675</text:p>
          </table:table-cell>
          <table:table-cell office:value-type="float" office:value="7.9026" calcext:value-type="float">
            <text:p>7.9026</text:p>
          </table:table-cell>
          <table:table-cell office:value-type="float" office:value="105.386" calcext:value-type="float">
            <text:p>105.386</text:p>
          </table:table-cell>
          <table:table-cell office:value-type="float" office:value="4" calcext:value-type="float">
            <text:p>4</text:p>
          </table:table-cell>
          <table:table-cell office:value-type="float" office:value="0.22" calcext:value-type="float">
            <text:p>0.22</text:p>
          </table:table-cell>
          <table:table-cell office:value-type="float" office:value="16.192" calcext:value-type="float">
            <text:p>16.192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16.192" calcext:value-type="float">
            <text:p>16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3-8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9.879" calcext:value-type="float">
            <text:p>109.879</text:p>
          </table:table-cell>
          <table:table-cell table:style-name="Default" office:value-type="float" office:value="7.8528" calcext:value-type="float">
            <text:p>7.8528</text:p>
          </table:table-cell>
          <table:table-cell table:style-name="Default" office:value-type="float" office:value="79.5892" calcext:value-type="float">
            <text:p>79.589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38.1428" calcext:value-type="float">
            <text:p>38.142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3.367" calcext:value-type="float">
            <text:p>103.367</text:p>
          </table:table-cell>
          <table:table-cell table:style-name="Default" office:value-type="float" office:value="7.5042" calcext:value-type="float">
            <text:p>7.5042</text:p>
          </table:table-cell>
          <table:table-cell table:style-name="Default" office:value-type="float" office:value="73.9312" calcext:value-type="float">
            <text:p>73.93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36.9404" calcext:value-type="float">
            <text:p>36.940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2.6488" calcext:value-type="float">
            <text:p>82.6488</text:p>
          </table:table-cell>
          <table:table-cell table:style-name="Default" office:value-type="float" office:value="33.7176" calcext:value-type="float">
            <text:p>33.7176</text:p>
          </table:table-cell>
          <table:table-cell table:style-name="Default" office:value-type="float" office:value="79.8468" calcext:value-type="float">
            <text:p>79.84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63" calcext:value-type="float">
            <text:p>0.63</text:p>
          </table:table-cell>
          <table:table-cell table:style-name="Default" office:value-type="float" office:value="36.5196" calcext:value-type="float">
            <text:p>36.519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4.1534" calcext:value-type="float">
            <text:p>74.1534</text:p>
          </table:table-cell>
          <table:table-cell table:style-name="Default" office:value-type="float" office:value="44.1102" calcext:value-type="float">
            <text:p>44.1102</text:p>
          </table:table-cell>
          <table:table-cell table:style-name="Default" office:value-type="float" office:value="70.6376" calcext:value-type="float">
            <text:p>70.63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47.626" calcext:value-type="float">
            <text:p>47.62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.879" calcext:value-type="float">
            <text:p>109.879</text:p>
          </table:table-cell>
          <table:table-cell office:value-type="float" office:value="7.8528" calcext:value-type="float">
            <text:p>7.8528</text:p>
          </table:table-cell>
          <table:table-cell office:value-type="float" office:value="79.5892" calcext:value-type="float">
            <text:p>79.5892</text:p>
          </table:table-cell>
          <table:table-cell office:value-type="float" office:value="5" calcext:value-type="float">
            <text:p>5</text:p>
          </table:table-cell>
          <table:table-cell office:value-type="float" office:value="0.29" calcext:value-type="float">
            <text:p>0.29</text:p>
          </table:table-cell>
          <table:table-cell office:value-type="float" office:value="38.1428" calcext:value-type="float">
            <text:p>38.1428</text:p>
          </table:table-cell>
          <table:table-cell office:value-type="string" calcext:value-type="string">
            <text:p>Optimal</text:p>
          </table:table-cell>
          <table:table-cell table:number-columns-repeated="2" office:value-type="float" office:value="38.1428" calcext:value-type="float">
            <text:p>38.1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rubhub-13-9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2.788" calcext:value-type="float">
            <text:p>102.788</text:p>
          </table:table-cell>
          <table:table-cell table:style-name="Default" office:value-type="float" office:value="3.6032" calcext:value-type="float">
            <text:p>3.6032</text:p>
          </table:table-cell>
          <table:table-cell table:style-name="Default" office:value-type="float" office:value="66.7092" calcext:value-type="float">
            <text:p>66.709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39.6824" calcext:value-type="float">
            <text:p>39.682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3.438" calcext:value-type="float">
            <text:p>93.438</text:p>
          </table:table-cell>
          <table:table-cell table:style-name="Default" office:value-type="float" office:value="15.2408" calcext:value-type="float">
            <text:p>15.2408</text:p>
          </table:table-cell>
          <table:table-cell table:style-name="Default" office:value-type="float" office:value="75.7252" calcext:value-type="float">
            <text:p>75.725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32.9536" calcext:value-type="float">
            <text:p>32.953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6.812" calcext:value-type="float">
            <text:p>76.812</text:p>
          </table:table-cell>
          <table:table-cell table:style-name="Default" office:value-type="float" office:value="31.7588" calcext:value-type="float">
            <text:p>31.7588</text:p>
          </table:table-cell>
          <table:table-cell table:style-name="Default" office:value-type="float" office:value="76.5164" calcext:value-type="float">
            <text:p>76.516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21" calcext:value-type="float">
            <text:p>1.21</text:p>
          </table:table-cell>
          <table:table-cell table:style-name="Default" office:value-type="float" office:value="32.0544" calcext:value-type="float">
            <text:p>32.054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3.0384" calcext:value-type="float">
            <text:p>63.0384</text:p>
          </table:table-cell>
          <table:table-cell table:style-name="Default" office:value-type="float" office:value="49.8372" calcext:value-type="float">
            <text:p>49.8372</text:p>
          </table:table-cell>
          <table:table-cell table:style-name="Default" office:value-type="float" office:value="75.0076" calcext:value-type="float">
            <text:p>75.00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19" calcext:value-type="float">
            <text:p>1.19</text:p>
          </table:table-cell>
          <table:table-cell table:style-name="Default" office:value-type="float" office:value="37.868" calcext:value-type="float">
            <text:p>37.868</text:p>
          </table:table-cell>
          <table:table-cell table:number-columns-repeated="3"/>
          <table:table-cell table:style-name="ce55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4-0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4.67" calcext:value-type="float">
            <text:p>114.67</text:p>
          </table:table-cell>
          <table:table-cell table:style-name="Default" office:value-type="float" office:value="10.3262" calcext:value-type="float">
            <text:p>10.3262</text:p>
          </table:table-cell>
          <table:table-cell table:style-name="Default" office:value-type="float" office:value="84.8976" calcext:value-type="float">
            <text:p>84.897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40.0982" calcext:value-type="float">
            <text:p>40.098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92.8452" calcext:value-type="float">
            <text:p>92.8452</text:p>
          </table:table-cell>
          <table:table-cell table:style-name="Default" office:value-type="float" office:value="38.1498" calcext:value-type="float">
            <text:p>38.1498</text:p>
          </table:table-cell>
          <table:table-cell table:style-name="Default" office:value-type="float" office:value="83.3244" calcext:value-type="float">
            <text:p>83.324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45" calcext:value-type="float">
            <text:p>1.45</text:p>
          </table:table-cell>
          <table:table-cell table:style-name="Default" office:value-type="float" office:value="47.6706" calcext:value-type="float">
            <text:p>47.670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8.431" calcext:value-type="float">
            <text:p>88.431</text:p>
          </table:table-cell>
          <table:table-cell table:style-name="Default" office:value-type="float" office:value="38.1498" calcext:value-type="float">
            <text:p>38.1498</text:p>
          </table:table-cell>
          <table:table-cell table:style-name="Default" office:value-type="float" office:value="81.3648" calcext:value-type="float">
            <text:p>81.364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71" calcext:value-type="float">
            <text:p>1.71</text:p>
          </table:table-cell>
          <table:table-cell table:style-name="Default" office:value-type="float" office:value="45.216" calcext:value-type="float">
            <text:p>45.21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6.4698" calcext:value-type="float">
            <text:p>66.4698</text:p>
          </table:table-cell>
          <table:table-cell table:style-name="Default" office:value-type="float" office:value="55.8464" calcext:value-type="float">
            <text:p>55.8464</text:p>
          </table:table-cell>
          <table:table-cell table:style-name="Default" office:value-type="float" office:value="78.4576" calcext:value-type="float">
            <text:p>78.457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43" calcext:value-type="float">
            <text:p>1.43</text:p>
          </table:table-cell>
          <table:table-cell table:style-name="Default" office:value-type="float" office:value="43.8586" calcext:value-type="float">
            <text:p>43.8586</text:p>
          </table:table-cell>
          <table:table-cell table:number-columns-repeated="3"/>
          <table:table-cell table:style-name="ce55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4-1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9.264" calcext:value-type="float">
            <text:p>119.264</text:p>
          </table:table-cell>
          <table:table-cell table:style-name="Default" office:value-type="float" office:value="8.0354" calcext:value-type="float">
            <text:p>8.0354</text:p>
          </table:table-cell>
          <table:table-cell table:style-name="Default" office:value-type="float" office:value="87.7588" calcext:value-type="float">
            <text:p>87.758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39.5404" calcext:value-type="float">
            <text:p>39.540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0.825" calcext:value-type="float">
            <text:p>100.825</text:p>
          </table:table-cell>
          <table:table-cell table:style-name="Default" office:value-type="float" office:value="30.9288" calcext:value-type="float">
            <text:p>30.9288</text:p>
          </table:table-cell>
          <table:table-cell table:style-name="Default" office:value-type="float" office:value="86.2316" calcext:value-type="float">
            <text:p>86.23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46" calcext:value-type="float">
            <text:p>2.46</text:p>
          </table:table-cell>
          <table:table-cell table:style-name="Default" office:value-type="float" office:value="45.5224" calcext:value-type="float">
            <text:p>45.5224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1.965" calcext:value-type="float">
            <text:p>91.965</text:p>
          </table:table-cell>
          <table:table-cell table:style-name="Default" office:value-type="float" office:value="41.8526" calcext:value-type="float">
            <text:p>41.8526</text:p>
          </table:table-cell>
          <table:table-cell table:style-name="Default" office:value-type="float" office:value="88.1268" calcext:value-type="float">
            <text:p>88.126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74" calcext:value-type="float">
            <text:p>1.74</text:p>
          </table:table-cell>
          <table:table-cell table:style-name="Default" office:value-type="float" office:value="45.6908" calcext:value-type="float">
            <text:p>45.69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9.2948" calcext:value-type="float">
            <text:p>79.2948</text:p>
          </table:table-cell>
          <table:table-cell table:style-name="Default" office:value-type="float" office:value="45.1062" calcext:value-type="float">
            <text:p>45.1062</text:p>
          </table:table-cell>
          <table:table-cell table:style-name="Default" office:value-type="float" office:value="69.368" calcext:value-type="float">
            <text:p>69.36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49" calcext:value-type="float">
            <text:p>1.49</text:p>
          </table:table-cell>
          <table:table-cell table:style-name="Default" office:value-type="float" office:value="55.033" calcext:value-type="float">
            <text:p>55.033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4-2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3.915" calcext:value-type="float">
            <text:p>123.9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7.861" calcext:value-type="float">
            <text:p>107.86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16.0542" calcext:value-type="float">
            <text:p>16.054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8.794" calcext:value-type="float">
            <text:p>108.794</text:p>
          </table:table-cell>
          <table:table-cell table:style-name="Default" office:value-type="float" office:value="18.0628" calcext:value-type="float">
            <text:p>18.0628</text:p>
          </table:table-cell>
          <table:table-cell table:style-name="Default" office:value-type="float" office:value="100.234" calcext:value-type="float">
            <text:p>100.23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83" calcext:value-type="float">
            <text:p>0.83</text:p>
          </table:table-cell>
          <table:table-cell table:style-name="Default" office:value-type="float" office:value="26.6226" calcext:value-type="float">
            <text:p>26.622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2.088" calcext:value-type="float">
            <text:p>102.088</text:p>
          </table:table-cell>
          <table:table-cell table:style-name="Default" office:value-type="float" office:value="18.0628" calcext:value-type="float">
            <text:p>18.0628</text:p>
          </table:table-cell>
          <table:table-cell table:style-name="Default" office:value-type="float" office:value="97.98" calcext:value-type="float">
            <text:p>97.9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87" calcext:value-type="float">
            <text:p>0.87</text:p>
          </table:table-cell>
          <table:table-cell table:style-name="Default" office:value-type="float" office:value="22.171" calcext:value-type="float">
            <text:p>22.17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9.3382" calcext:value-type="float">
            <text:p>89.3382</text:p>
          </table:table-cell>
          <table:table-cell table:style-name="Default" office:value-type="float" office:value="25.4342" calcext:value-type="float">
            <text:p>25.4342</text:p>
          </table:table-cell>
          <table:table-cell table:style-name="Default" office:value-type="float" office:value="90.0772" calcext:value-type="float">
            <text:p>90.077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87" calcext:value-type="float">
            <text:p>1.87</text:p>
          </table:table-cell>
          <table:table-cell table:style-name="Default" office:value-type="float" office:value="24.6952" calcext:value-type="float">
            <text:p>24.6952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4-3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5.796" calcext:value-type="float">
            <text:p>125.796</text:p>
          </table:table-cell>
          <table:table-cell table:style-name="Default" office:value-type="float" office:value="10.791" calcext:value-type="float">
            <text:p>10.791</text:p>
          </table:table-cell>
          <table:table-cell table:style-name="Default" office:value-type="float" office:value="95.956" calcext:value-type="float">
            <text:p>95.9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39" calcext:value-type="float">
            <text:p>0.39</text:p>
          </table:table-cell>
          <table:table-cell table:style-name="Default" office:value-type="float" office:value="40.631" calcext:value-type="float">
            <text:p>40.63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3.937" calcext:value-type="float">
            <text:p>103.937</text:p>
          </table:table-cell>
          <table:table-cell table:style-name="Default" office:value-type="float" office:value="38.6644" calcext:value-type="float">
            <text:p>38.6644</text:p>
          </table:table-cell>
          <table:table-cell table:style-name="Default" office:value-type="float" office:value="100.832" calcext:value-type="float">
            <text:p>100.83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04" calcext:value-type="float">
            <text:p>1.04</text:p>
          </table:table-cell>
          <table:table-cell table:style-name="Default" office:value-type="float" office:value="41.7698" calcext:value-type="float">
            <text:p>41.769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6.8328" calcext:value-type="float">
            <text:p>96.8328</text:p>
          </table:table-cell>
          <table:table-cell table:style-name="Default" office:value-type="float" office:value="38.6644" calcext:value-type="float">
            <text:p>38.6644</text:p>
          </table:table-cell>
          <table:table-cell table:style-name="Default" office:value-type="float" office:value="95.7444" calcext:value-type="float">
            <text:p>95.744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09" calcext:value-type="float">
            <text:p>1.09</text:p>
          </table:table-cell>
          <table:table-cell table:style-name="Default" office:value-type="float" office:value="39.7528" calcext:value-type="float">
            <text:p>39.752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1.2784" calcext:value-type="float">
            <text:p>81.2784</text:p>
          </table:table-cell>
          <table:table-cell table:style-name="Default" office:value-type="float" office:value="40.8888" calcext:value-type="float">
            <text:p>40.8888</text:p>
          </table:table-cell>
          <table:table-cell table:style-name="Default" office:value-type="float" office:value="89.9392" calcext:value-type="float">
            <text:p>89.939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29" calcext:value-type="float">
            <text:p>1.29</text:p>
          </table:table-cell>
          <table:table-cell table:style-name="Default" office:value-type="float" office:value="32.228" calcext:value-type="float">
            <text:p>32.228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4-4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7.335" calcext:value-type="float">
            <text:p>127.3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5.3396" calcext:value-type="float">
            <text:p>95.339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31.9954" calcext:value-type="float">
            <text:p>31.995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4.975" calcext:value-type="float">
            <text:p>104.975</text:p>
          </table:table-cell>
          <table:table-cell table:style-name="Default" office:value-type="float" office:value="28.6038" calcext:value-type="float">
            <text:p>28.6038</text:p>
          </table:table-cell>
          <table:table-cell table:style-name="Default" office:value-type="float" office:value="94.3184" calcext:value-type="float">
            <text:p>94.31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1" calcext:value-type="float">
            <text:p>0.51</text:p>
          </table:table-cell>
          <table:table-cell table:style-name="Default" office:value-type="float" office:value="39.2602" calcext:value-type="float">
            <text:p>39.260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4.2678" calcext:value-type="float">
            <text:p>94.2678</text:p>
          </table:table-cell>
          <table:table-cell table:style-name="Default" office:value-type="float" office:value="42.2168" calcext:value-type="float">
            <text:p>42.2168</text:p>
          </table:table-cell>
          <table:table-cell table:style-name="Default" office:value-type="float" office:value="78.4944" calcext:value-type="float">
            <text:p>78.49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57.9902" calcext:value-type="float">
            <text:p>57.990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6.4676" calcext:value-type="float">
            <text:p>76.4676</text:p>
          </table:table-cell>
          <table:table-cell table:style-name="Default" office:value-type="float" office:value="64.1806" calcext:value-type="float">
            <text:p>64.1806</text:p>
          </table:table-cell>
          <table:table-cell table:style-name="Default" office:value-type="float" office:value="80.73" calcext:value-type="float">
            <text:p>80.7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59.9182" calcext:value-type="float">
            <text:p>59.9182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4-5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2.935" calcext:value-type="float">
            <text:p>122.9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.8104" calcext:value-type="float">
            <text:p>66.81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56.1242" calcext:value-type="float">
            <text:p>56.124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9.2292" calcext:value-type="float">
            <text:p>99.2292</text:p>
          </table:table-cell>
          <table:table-cell table:style-name="Default" office:value-type="float" office:value="30.5626" calcext:value-type="float">
            <text:p>30.5626</text:p>
          </table:table-cell>
          <table:table-cell table:style-name="Default" office:value-type="float" office:value="79.1476" calcext:value-type="float">
            <text:p>79.147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12" calcext:value-type="float">
            <text:p>1.12</text:p>
          </table:table-cell>
          <table:table-cell table:style-name="Default" office:value-type="float" office:value="50.6442" calcext:value-type="float">
            <text:p>50.644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7.633" calcext:value-type="float">
            <text:p>87.633</text:p>
          </table:table-cell>
          <table:table-cell table:style-name="Default" office:value-type="float" office:value="45.4704" calcext:value-type="float">
            <text:p>45.4704</text:p>
          </table:table-cell>
          <table:table-cell table:style-name="Default" office:value-type="float" office:value="82.9104" calcext:value-type="float">
            <text:p>82.91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34" calcext:value-type="float">
            <text:p>1.34</text:p>
          </table:table-cell>
          <table:table-cell table:style-name="Default" office:value-type="float" office:value="50.193" calcext:value-type="float">
            <text:p>50.19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9.3882" calcext:value-type="float">
            <text:p>69.3882</text:p>
          </table:table-cell>
          <table:table-cell table:style-name="Default" office:value-type="float" office:value="62.2208" calcext:value-type="float">
            <text:p>62.2208</text:p>
          </table:table-cell>
          <table:table-cell table:style-name="Default" office:value-type="float" office:value="86.986" calcext:value-type="float">
            <text:p>86.98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44.623" calcext:value-type="float">
            <text:p>44.623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4-6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1.804" calcext:value-type="float">
            <text:p>131.804</text:p>
          </table:table-cell>
          <table:table-cell table:style-name="Default" office:value-type="float" office:value="10.3594" calcext:value-type="float">
            <text:p>10.3594</text:p>
          </table:table-cell>
          <table:table-cell table:style-name="Default" office:value-type="float" office:value="95.6156" calcext:value-type="float">
            <text:p>95.61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46.5476" calcext:value-type="float">
            <text:p>46.547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1.484" calcext:value-type="float">
            <text:p>111.484</text:p>
          </table:table-cell>
          <table:table-cell table:style-name="Default" office:value-type="float" office:value="35.9918" calcext:value-type="float">
            <text:p>35.9918</text:p>
          </table:table-cell>
          <table:table-cell table:style-name="Default" office:value-type="float" office:value="105.027" calcext:value-type="float">
            <text:p>105.02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31" calcext:value-type="float">
            <text:p>1.31</text:p>
          </table:table-cell>
          <table:table-cell table:style-name="Default" office:value-type="float" office:value="42.4488" calcext:value-type="float">
            <text:p>42.448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.994" calcext:value-type="float">
            <text:p>100.994</text:p>
          </table:table-cell>
          <table:table-cell table:style-name="Default" office:value-type="float" office:value="35.9918" calcext:value-type="float">
            <text:p>35.9918</text:p>
          </table:table-cell>
          <table:table-cell table:style-name="Default" office:value-type="float" office:value="92.4968" calcext:value-type="float">
            <text:p>92.49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79" calcext:value-type="float">
            <text:p>1.79</text:p>
          </table:table-cell>
          <table:table-cell table:style-name="Default" office:value-type="float" office:value="44.4888" calcext:value-type="float">
            <text:p>44.488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2.3728" calcext:value-type="float">
            <text:p>82.3728</text:p>
          </table:table-cell>
          <table:table-cell table:style-name="Default" office:value-type="float" office:value="62.089" calcext:value-type="float">
            <text:p>62.089</text:p>
          </table:table-cell>
          <table:table-cell table:style-name="Default" office:value-type="float" office:value="100.85" calcext:value-type="float">
            <text:p>100.8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float" office:value="43.6114" calcext:value-type="float">
            <text:p>43.6114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4-7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1.491" calcext:value-type="float">
            <text:p>101.491</text:p>
          </table:table-cell>
          <table:table-cell table:style-name="Default" office:value-type="float" office:value="12.8494" calcext:value-type="float">
            <text:p>12.8494</text:p>
          </table:table-cell>
          <table:table-cell table:style-name="Default" office:value-type="float" office:value="84.226" calcext:value-type="float">
            <text:p>84.22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87" calcext:value-type="float">
            <text:p>0.87</text:p>
          </table:table-cell>
          <table:table-cell table:style-name="Default" office:value-type="float" office:value="30.1146" calcext:value-type="float">
            <text:p>30.114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6.7462" calcext:value-type="float">
            <text:p>86.7462</text:p>
          </table:table-cell>
          <table:table-cell table:style-name="Default" office:value-type="float" office:value="12.8494" calcext:value-type="float">
            <text:p>12.8494</text:p>
          </table:table-cell>
          <table:table-cell table:style-name="Default" office:value-type="float" office:value="65.826" calcext:value-type="float">
            <text:p>65.82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19" calcext:value-type="float">
            <text:p>1.19</text:p>
          </table:table-cell>
          <table:table-cell table:style-name="Default" office:value-type="float" office:value="33.7696" calcext:value-type="float">
            <text:p>33.769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2.4118" calcext:value-type="float">
            <text:p>82.4118</text:p>
          </table:table-cell>
          <table:table-cell table:style-name="Default" office:value-type="float" office:value="12.8494" calcext:value-type="float">
            <text:p>12.8494</text:p>
          </table:table-cell>
          <table:table-cell table:style-name="Default" office:value-type="float" office:value="59.4136" calcext:value-type="float">
            <text:p>59.41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59" calcext:value-type="float">
            <text:p>2.59</text:p>
          </table:table-cell>
          <table:table-cell table:style-name="Default" office:value-type="float" office:value="35.8476" calcext:value-type="float">
            <text:p>35.847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5.1132" calcext:value-type="float">
            <text:p>65.1132</text:p>
          </table:table-cell>
          <table:table-cell table:style-name="Default" office:value-type="float" office:value="34.0828" calcext:value-type="float">
            <text:p>34.0828</text:p>
          </table:table-cell>
          <table:table-cell table:style-name="Default" office:value-type="float" office:value="64.3632" calcext:value-type="float">
            <text:p>64.36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52" calcext:value-type="float">
            <text:p>1.52</text:p>
          </table:table-cell>
          <table:table-cell table:style-name="Default" office:value-type="float" office:value="34.8328" calcext:value-type="float">
            <text:p>34.8328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4-8.tsp 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4.736" calcext:value-type="float">
            <text:p>124.7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8.5592" calcext:value-type="float">
            <text:p>88.559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36.1766" calcext:value-type="float">
            <text:p>36.176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6.366" calcext:value-type="float">
            <text:p>106.366</text:p>
          </table:table-cell>
          <table:table-cell table:style-name="Default" office:value-type="float" office:value="22.7938" calcext:value-type="float">
            <text:p>22.7938</text:p>
          </table:table-cell>
          <table:table-cell table:style-name="Default" office:value-type="float" office:value="92.8004" calcext:value-type="float">
            <text:p>92.80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float" office:value="36.359" calcext:value-type="float">
            <text:p>36.35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5.1912" calcext:value-type="float">
            <text:p>95.1912</text:p>
          </table:table-cell>
          <table:table-cell table:style-name="Default" office:value-type="float" office:value="22.7938" calcext:value-type="float">
            <text:p>22.7938</text:p>
          </table:table-cell>
          <table:table-cell table:style-name="Default" office:value-type="float" office:value="82.7908" calcext:value-type="float">
            <text:p>82.79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35.1942" calcext:value-type="float">
            <text:p>35.194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2.8972" calcext:value-type="float">
            <text:p>82.8972</text:p>
          </table:table-cell>
          <table:table-cell table:style-name="Default" office:value-type="float" office:value="22.7938" calcext:value-type="float">
            <text:p>22.7938</text:p>
          </table:table-cell>
          <table:table-cell table:style-name="Default" office:value-type="float" office:value="68.6872" calcext:value-type="float">
            <text:p>68.68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5" calcext:value-type="float">
            <text:p>0.85</text:p>
          </table:table-cell>
          <table:table-cell table:style-name="Default" office:value-type="float" office:value="37.0038" calcext:value-type="float">
            <text:p>37.0038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4-9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3.79" calcext:value-type="float">
            <text:p>123.79</text:p>
          </table:table-cell>
          <table:table-cell table:style-name="Default" office:value-type="float" office:value="8.7326" calcext:value-type="float">
            <text:p>8.7326</text:p>
          </table:table-cell>
          <table:table-cell table:style-name="Default" office:value-type="float" office:value="89.654" calcext:value-type="float">
            <text:p>89.65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42.8682" calcext:value-type="float">
            <text:p>42.868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2.547" calcext:value-type="float">
            <text:p>102.547</text:p>
          </table:table-cell>
          <table:table-cell table:style-name="Default" office:value-type="float" office:value="35.7096" calcext:value-type="float">
            <text:p>35.7096</text:p>
          </table:table-cell>
          <table:table-cell table:style-name="Default" office:value-type="float" office:value="100.584" calcext:value-type="float">
            <text:p>100.58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37.6726" calcext:value-type="float">
            <text:p>37.672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6.297" calcext:value-type="float">
            <text:p>96.297</text:p>
          </table:table-cell>
          <table:table-cell table:style-name="Default" office:value-type="float" office:value="35.7096" calcext:value-type="float">
            <text:p>35.7096</text:p>
          </table:table-cell>
          <table:table-cell table:style-name="Default" office:value-type="float" office:value="89.1572" calcext:value-type="float">
            <text:p>89.15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42.8494" calcext:value-type="float">
            <text:p>42.849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5.51" calcext:value-type="float">
            <text:p>75.51</text:p>
          </table:table-cell>
          <table:table-cell table:style-name="Default" office:value-type="float" office:value="41.4034" calcext:value-type="float">
            <text:p>41.4034</text:p>
          </table:table-cell>
          <table:table-cell table:style-name="Default" office:value-type="float" office:value="73.2228" calcext:value-type="float">
            <text:p>73.22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43.6906" calcext:value-type="float">
            <text:p>43.6906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5-0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3.482" calcext:value-type="float">
            <text:p>133.482</text:p>
          </table:table-cell>
          <table:table-cell table:style-name="Default" office:value-type="float" office:value="18.8254" calcext:value-type="float">
            <text:p>18.8254</text:p>
          </table:table-cell>
          <table:table-cell table:style-name="Default" office:value-type="float" office:value="114.779" calcext:value-type="float">
            <text:p>114.77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23" calcext:value-type="float">
            <text:p>1.23</text:p>
          </table:table-cell>
          <table:table-cell table:style-name="Default" office:value-type="float" office:value="37.5282" calcext:value-type="float">
            <text:p>37.528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0.825" calcext:value-type="float">
            <text:p>110.825</text:p>
          </table:table-cell>
          <table:table-cell table:style-name="Default" office:value-type="float" office:value="47.8608" calcext:value-type="float">
            <text:p>47.8608</text:p>
          </table:table-cell>
          <table:table-cell table:style-name="Default" office:value-type="float" office:value="117.815" calcext:value-type="float">
            <text:p>117.8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40.871" calcext:value-type="float">
            <text:p>40.87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3.846" calcext:value-type="float">
            <text:p>103.846</text:p>
          </table:table-cell>
          <table:table-cell table:style-name="Default" office:value-type="float" office:value="56.0456" calcext:value-type="float">
            <text:p>56.0456</text:p>
          </table:table-cell>
          <table:table-cell table:style-name="Default" office:value-type="float" office:value="108.726" calcext:value-type="float">
            <text:p>108.72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.89" calcext:value-type="float">
            <text:p>2.89</text:p>
          </table:table-cell>
          <table:table-cell table:style-name="Default" office:value-type="float" office:value="51.1662" calcext:value-type="float">
            <text:p>51.166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5.704" calcext:value-type="float">
            <text:p>85.704</text:p>
          </table:table-cell>
          <table:table-cell table:style-name="Default" office:value-type="float" office:value="58.3696" calcext:value-type="float">
            <text:p>58.3696</text:p>
          </table:table-cell>
          <table:table-cell table:style-name="Default" office:value-type="float" office:value="99.3232" calcext:value-type="float">
            <text:p>99.323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25" calcext:value-type="float">
            <text:p>5.25</text:p>
          </table:table-cell>
          <table:table-cell table:style-name="Default" office:value-type="float" office:value="44.7504" calcext:value-type="float">
            <text:p>44.7504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5-1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3.028" calcext:value-type="float">
            <text:p>123.028</text:p>
          </table:table-cell>
          <table:table-cell table:style-name="Default" office:value-type="float" office:value="13.2478" calcext:value-type="float">
            <text:p>13.2478</text:p>
          </table:table-cell>
          <table:table-cell table:style-name="Default" office:value-type="float" office:value="77.9976" calcext:value-type="float">
            <text:p>77.997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58.2784" calcext:value-type="float">
            <text:p>58.278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7.702" calcext:value-type="float">
            <text:p>107.702</text:p>
          </table:table-cell>
          <table:table-cell table:style-name="Default" office:value-type="float" office:value="31.6094" calcext:value-type="float">
            <text:p>31.6094</text:p>
          </table:table-cell>
          <table:table-cell table:style-name="Default" office:value-type="float" office:value="81.9168" calcext:value-type="float">
            <text:p>81.916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89" calcext:value-type="float">
            <text:p>1.89</text:p>
          </table:table-cell>
          <table:table-cell table:style-name="Default" office:value-type="float" office:value="57.3944" calcext:value-type="float">
            <text:p>57.394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7.3368" calcext:value-type="float">
            <text:p>97.3368</text:p>
          </table:table-cell>
          <table:table-cell table:style-name="Default" office:value-type="float" office:value="44.7244" calcext:value-type="float">
            <text:p>44.7244</text:p>
          </table:table-cell>
          <table:table-cell table:style-name="Default" office:value-type="float" office:value="78.1172" calcext:value-type="float">
            <text:p>78.11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23" calcext:value-type="float">
            <text:p>2.23</text:p>
          </table:table-cell>
          <table:table-cell table:style-name="Default" office:value-type="float" office:value="63.944" calcext:value-type="float">
            <text:p>63.94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5.2958" calcext:value-type="float">
            <text:p>75.2958</text:p>
          </table:table-cell>
          <table:table-cell table:style-name="Default" office:value-type="float" office:value="66.7536" calcext:value-type="float">
            <text:p>66.7536</text:p>
          </table:table-cell>
          <table:table-cell table:style-name="Default" office:value-type="float" office:value="73.9864" calcext:value-type="float">
            <text:p>73.98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18" calcext:value-type="float">
            <text:p>2.18</text:p>
          </table:table-cell>
          <table:table-cell table:style-name="Default" office:value-type="float" office:value="68.063" calcext:value-type="float">
            <text:p>68.063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5-2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7.292" calcext:value-type="float">
            <text:p>127.292</text:p>
          </table:table-cell>
          <table:table-cell table:style-name="Default" office:value-type="float" office:value="16.435" calcext:value-type="float">
            <text:p>16.435</text:p>
          </table:table-cell>
          <table:table-cell table:style-name="Default" office:value-type="float" office:value="114.908" calcext:value-type="float">
            <text:p>114.90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28.8188" calcext:value-type="float">
            <text:p>28.8188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3.493" calcext:value-type="float">
            <text:p>113.493</text:p>
          </table:table-cell>
          <table:table-cell table:style-name="Default" office:value-type="float" office:value="32.5722" calcext:value-type="float">
            <text:p>32.5722</text:p>
          </table:table-cell>
          <table:table-cell table:style-name="Default" office:value-type="float" office:value="100.62" calcext:value-type="float">
            <text:p>100.6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6" calcext:value-type="float">
            <text:p>0.56</text:p>
          </table:table-cell>
          <table:table-cell table:style-name="Default" office:value-type="float" office:value="45.4448" calcext:value-type="float">
            <text:p>45.444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4.245" calcext:value-type="float">
            <text:p>104.245</text:p>
          </table:table-cell>
          <table:table-cell table:style-name="Default" office:value-type="float" office:value="32.5722" calcext:value-type="float">
            <text:p>32.5722</text:p>
          </table:table-cell>
          <table:table-cell table:style-name="Default" office:value-type="float" office:value="91.678" calcext:value-type="float">
            <text:p>91.67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2" calcext:value-type="float">
            <text:p>0.82</text:p>
          </table:table-cell>
          <table:table-cell table:style-name="Default" office:value-type="float" office:value="45.1394" calcext:value-type="float">
            <text:p>45.139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4.1308" calcext:value-type="float">
            <text:p>84.1308</text:p>
          </table:table-cell>
          <table:table-cell table:style-name="Default" office:value-type="float" office:value="57.358" calcext:value-type="float">
            <text:p>57.358</text:p>
          </table:table-cell>
          <table:table-cell table:style-name="Default" office:value-type="float" office:value="97.2532" calcext:value-type="float">
            <text:p>97.253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14" calcext:value-type="float">
            <text:p>1.14</text:p>
          </table:table-cell>
          <table:table-cell table:style-name="Default" office:value-type="float" office:value="44.2356" calcext:value-type="float">
            <text:p>44.2356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5-3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0.712" calcext:value-type="float">
            <text:p>130.712</text:p>
          </table:table-cell>
          <table:table-cell table:style-name="Default" office:value-type="float" office:value="16.9828" calcext:value-type="float">
            <text:p>16.9828</text:p>
          </table:table-cell>
          <table:table-cell table:style-name="Default" office:value-type="float" office:value="109.922" calcext:value-type="float">
            <text:p>109.92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79" calcext:value-type="float">
            <text:p>0.79</text:p>
          </table:table-cell>
          <table:table-cell table:style-name="Default" office:value-type="float" office:value="37.773" calcext:value-type="float">
            <text:p>37.77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0.882" calcext:value-type="float">
            <text:p>110.882</text:p>
          </table:table-cell>
          <table:table-cell table:style-name="Default" office:value-type="float" office:value="32.3886" calcext:value-type="float">
            <text:p>32.3886</text:p>
          </table:table-cell>
          <table:table-cell table:style-name="Default" office:value-type="float" office:value="100.685" calcext:value-type="float">
            <text:p>100.68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79" calcext:value-type="float">
            <text:p>1.79</text:p>
          </table:table-cell>
          <table:table-cell table:style-name="Default" office:value-type="float" office:value="42.5862" calcext:value-type="float">
            <text:p>42.586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2.729" calcext:value-type="float">
            <text:p>102.729</text:p>
          </table:table-cell>
          <table:table-cell table:style-name="Default" office:value-type="float" office:value="32.3886" calcext:value-type="float">
            <text:p>32.3886</text:p>
          </table:table-cell>
          <table:table-cell table:style-name="Default" office:value-type="float" office:value="86.848" calcext:value-type="float">
            <text:p>86.84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48.2696" calcext:value-type="float">
            <text:p>48.269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3.1504" calcext:value-type="float">
            <text:p>83.1504</text:p>
          </table:table-cell>
          <table:table-cell table:style-name="Default" office:value-type="float" office:value="56.942" calcext:value-type="float">
            <text:p>56.942</text:p>
          </table:table-cell>
          <table:table-cell table:style-name="Default" office:value-type="float" office:value="84.7504" calcext:value-type="float">
            <text:p>84.750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78" calcext:value-type="float">
            <text:p>1.78</text:p>
          </table:table-cell>
          <table:table-cell table:style-name="Default" office:value-type="float" office:value="55.342" calcext:value-type="float">
            <text:p>55.342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5-4.tsp 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9.631" calcext:value-type="float">
            <text:p>119.6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3.7756" calcext:value-type="float">
            <text:p>93.77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88" calcext:value-type="float">
            <text:p>0.88</text:p>
          </table:table-cell>
          <table:table-cell table:style-name="Default" office:value-type="float" office:value="25.8554" calcext:value-type="float">
            <text:p>25.855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97.989" calcext:value-type="float">
            <text:p>97.989</text:p>
          </table:table-cell>
          <table:table-cell table:style-name="Default" office:value-type="float" office:value="36.5064" calcext:value-type="float">
            <text:p>36.5064</text:p>
          </table:table-cell>
          <table:table-cell table:style-name="Default" office:value-type="float" office:value="93.84" calcext:value-type="float">
            <text:p>93.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89" calcext:value-type="float">
            <text:p>0.89</text:p>
          </table:table-cell>
          <table:table-cell table:style-name="Default" office:value-type="float" office:value="40.6554" calcext:value-type="float">
            <text:p>40.6554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3.2122" calcext:value-type="float">
            <text:p>83.2122</text:p>
          </table:table-cell>
          <table:table-cell table:style-name="Default" office:value-type="float" office:value="47.0972" calcext:value-type="float">
            <text:p>47.0972</text:p>
          </table:table-cell>
          <table:table-cell table:style-name="Default" office:value-type="float" office:value="97.2624" calcext:value-type="float">
            <text:p>97.262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33.047" calcext:value-type="float">
            <text:p>33.04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8.4102" calcext:value-type="float">
            <text:p>68.4102</text:p>
          </table:table-cell>
          <table:table-cell table:style-name="Default" office:value-type="float" office:value="57.4566" calcext:value-type="float">
            <text:p>57.4566</text:p>
          </table:table-cell>
          <table:table-cell table:style-name="Default" office:value-type="float" office:value="92.9108" calcext:value-type="float">
            <text:p>92.910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01" calcext:value-type="float">
            <text:p>1.01</text:p>
          </table:table-cell>
          <table:table-cell table:style-name="Default" office:value-type="float" office:value="32.956" calcext:value-type="float">
            <text:p>32.956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5-5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8.031" calcext:value-type="float">
            <text:p>138.031</text:p>
          </table:table-cell>
          <table:table-cell table:style-name="Default" office:value-type="float" office:value="13.7956" calcext:value-type="float">
            <text:p>13.7956</text:p>
          </table:table-cell>
          <table:table-cell table:style-name="Default" office:value-type="float" office:value="98.8908" calcext:value-type="float">
            <text:p>98.890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52.9354" calcext:value-type="float">
            <text:p>52.935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5.99" calcext:value-type="float">
            <text:p>115.99</text:p>
          </table:table-cell>
          <table:table-cell table:style-name="Default" office:value-type="float" office:value="27.7738" calcext:value-type="float">
            <text:p>27.7738</text:p>
          </table:table-cell>
          <table:table-cell table:style-name="Default" office:value-type="float" office:value="107.208" calcext:value-type="float">
            <text:p>107.2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16" calcext:value-type="float">
            <text:p>1.16</text:p>
          </table:table-cell>
          <table:table-cell table:style-name="Default" office:value-type="float" office:value="36.5558" calcext:value-type="float">
            <text:p>36.5558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8.144" calcext:value-type="float">
            <text:p>108.144</text:p>
          </table:table-cell>
          <table:table-cell table:style-name="Default" office:value-type="float" office:value="27.7738" calcext:value-type="float">
            <text:p>27.7738</text:p>
          </table:table-cell>
          <table:table-cell table:style-name="Default" office:value-type="float" office:value="89.5252" calcext:value-type="float">
            <text:p>89.52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46.3926" calcext:value-type="float">
            <text:p>46.392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7.699" calcext:value-type="float">
            <text:p>87.699</text:p>
          </table:table-cell>
          <table:table-cell table:style-name="Default" office:value-type="float" office:value="42.2832" calcext:value-type="float">
            <text:p>42.2832</text:p>
          </table:table-cell>
          <table:table-cell table:style-name="Default" office:value-type="float" office:value="89.3228" calcext:value-type="float">
            <text:p>89.32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58" calcext:value-type="float">
            <text:p>1.58</text:p>
          </table:table-cell>
          <table:table-cell table:style-name="Default" office:value-type="float" office:value="40.6594" calcext:value-type="float">
            <text:p>40.6594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5-6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6.026" calcext:value-type="float">
            <text:p>126.026</text:p>
          </table:table-cell>
          <table:table-cell table:style-name="Default" office:value-type="float" office:value="10.2598" calcext:value-type="float">
            <text:p>10.2598</text:p>
          </table:table-cell>
          <table:table-cell table:style-name="Default" office:value-type="float" office:value="101.393" calcext:value-type="float">
            <text:p>101.39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34.893" calcext:value-type="float">
            <text:p>34.89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2.353" calcext:value-type="float">
            <text:p>112.353</text:p>
          </table:table-cell>
          <table:table-cell table:style-name="Default" office:value-type="float" office:value="16.436" calcext:value-type="float">
            <text:p>16.436</text:p>
          </table:table-cell>
          <table:table-cell table:style-name="Default" office:value-type="float" office:value="94.5484" calcext:value-type="float">
            <text:p>94.548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34.2406" calcext:value-type="float">
            <text:p>34.240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.757" calcext:value-type="float">
            <text:p>100.757</text:p>
          </table:table-cell>
          <table:table-cell table:style-name="Default" office:value-type="float" office:value="31.3438" calcext:value-type="float">
            <text:p>31.3438</text:p>
          </table:table-cell>
          <table:table-cell table:style-name="Default" office:value-type="float" office:value="106.95" calcext:value-type="float">
            <text:p>106.9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25.1506" calcext:value-type="float">
            <text:p>25.150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3.082" calcext:value-type="float">
            <text:p>83.082</text:p>
          </table:table-cell>
          <table:table-cell table:style-name="Default" office:value-type="float" office:value="45.6042" calcext:value-type="float">
            <text:p>45.6042</text:p>
          </table:table-cell>
          <table:table-cell table:style-name="Default" office:value-type="float" office:value="75.9184" calcext:value-type="float">
            <text:p>75.91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17" calcext:value-type="float">
            <text:p>2.17</text:p>
          </table:table-cell>
          <table:table-cell table:style-name="Default" office:value-type="float" office:value="52.7678" calcext:value-type="float">
            <text:p>52.7678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5-7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4.921" calcext:value-type="float">
            <text:p>124.921</text:p>
          </table:table-cell>
          <table:table-cell table:style-name="Default" office:value-type="float" office:value="8.6828" calcext:value-type="float">
            <text:p>8.6828</text:p>
          </table:table-cell>
          <table:table-cell table:style-name="Default" office:value-type="float" office:value="84.088" calcext:value-type="float">
            <text:p>84.08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49.5154" calcext:value-type="float">
            <text:p>49.515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4.647" calcext:value-type="float">
            <text:p>104.647</text:p>
          </table:table-cell>
          <table:table-cell table:style-name="Default" office:value-type="float" office:value="34.2488" calcext:value-type="float">
            <text:p>34.2488</text:p>
          </table:table-cell>
          <table:table-cell table:style-name="Default" office:value-type="float" office:value="78.8992" calcext:value-type="float">
            <text:p>78.899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.97" calcext:value-type="float">
            <text:p>1.97</text:p>
          </table:table-cell>
          <table:table-cell table:style-name="Default" office:value-type="float" office:value="59.9962" calcext:value-type="float">
            <text:p>59.996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8.1804" calcext:value-type="float">
            <text:p>98.1804</text:p>
          </table:table-cell>
          <table:table-cell table:style-name="Default" office:value-type="float" office:value="34.2488" calcext:value-type="float">
            <text:p>34.2488</text:p>
          </table:table-cell>
          <table:table-cell table:style-name="Default" office:value-type="float" office:value="75.5136" calcext:value-type="float">
            <text:p>75.513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office:value-type="float" office:value="56.9156" calcext:value-type="float">
            <text:p>56.915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5.248" calcext:value-type="float">
            <text:p>85.248</text:p>
          </table:table-cell>
          <table:table-cell table:style-name="Default" office:value-type="float" office:value="34.2488" calcext:value-type="float">
            <text:p>34.2488</text:p>
          </table:table-cell>
          <table:table-cell table:style-name="Default" office:value-type="float" office:value="81.1624" calcext:value-type="float">
            <text:p>81.162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12" calcext:value-type="float">
            <text:p>1.12</text:p>
          </table:table-cell>
          <table:table-cell table:style-name="Default" office:value-type="float" office:value="38.3344" calcext:value-type="float">
            <text:p>38.3344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5-8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5.91" calcext:value-type="float">
            <text:p>135.91</text:p>
          </table:table-cell>
          <table:table-cell table:style-name="Default" office:value-type="float" office:value="15.688" calcext:value-type="float">
            <text:p>15.688</text:p>
          </table:table-cell>
          <table:table-cell table:style-name="Default" office:value-type="float" office:value="89.194" calcext:value-type="float">
            <text:p>89.19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3" calcext:value-type="float">
            <text:p>0.73</text:p>
          </table:table-cell>
          <table:table-cell table:style-name="Default" office:value-type="float" office:value="62.4042" calcext:value-type="float">
            <text:p>62.404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6.229" calcext:value-type="float">
            <text:p>116.229</text:p>
          </table:table-cell>
          <table:table-cell table:style-name="Default" office:value-type="float" office:value="40.3908" calcext:value-type="float">
            <text:p>40.3908</text:p>
          </table:table-cell>
          <table:table-cell table:style-name="Default" office:value-type="float" office:value="88.872" calcext:value-type="float">
            <text:p>88.87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09" calcext:value-type="float">
            <text:p>2.09</text:p>
          </table:table-cell>
          <table:table-cell table:style-name="Default" office:value-type="float" office:value="67.7478" calcext:value-type="float">
            <text:p>67.747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7.369" calcext:value-type="float">
            <text:p>107.369</text:p>
          </table:table-cell>
          <table:table-cell table:style-name="Default" office:value-type="float" office:value="51.3146" calcext:value-type="float">
            <text:p>51.3146</text:p>
          </table:table-cell>
          <table:table-cell table:style-name="Default" office:value-type="float" office:value="87.9796" calcext:value-type="float">
            <text:p>87.979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68" calcext:value-type="float">
            <text:p>2.68</text:p>
          </table:table-cell>
          <table:table-cell table:style-name="Default" office:value-type="float" office:value="70.7038" calcext:value-type="float">
            <text:p>70.703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89.2494" calcext:value-type="float">
            <text:p>89.2494</text:p>
          </table:table-cell>
          <table:table-cell table:style-name="Default" office:value-type="float" office:value="73.7432" calcext:value-type="float">
            <text:p>73.7432</text:p>
          </table:table-cell>
          <table:table-cell table:style-name="Default" office:value-type="float" office:value="90.9972" calcext:value-type="float">
            <text:p>90.99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47" calcext:value-type="float">
            <text:p>1.47</text:p>
          </table:table-cell>
          <table:table-cell table:style-name="Default" office:value-type="float" office:value="71.9954" calcext:value-type="float">
            <text:p>71.9954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>
          <table:table-cell table:style-name="Default" office:value-type="string" calcext:value-type="string">
            <text:p>grubhub-15-9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2.08" calcext:value-type="float">
            <text:p>132.08</text:p>
          </table:table-cell>
          <table:table-cell table:style-name="Default" office:value-type="float" office:value="12.1024" calcext:value-type="float">
            <text:p>12.1024</text:p>
          </table:table-cell>
          <table:table-cell table:style-name="Default" office:value-type="float" office:value="114.678" calcext:value-type="float">
            <text:p>114.67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42" calcext:value-type="float">
            <text:p>0.42</text:p>
          </table:table-cell>
          <table:table-cell table:style-name="Default" office:value-type="float" office:value="29.5042" calcext:value-type="float">
            <text:p>29.504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1.897" calcext:value-type="float">
            <text:p>111.897</text:p>
          </table:table-cell>
          <table:table-cell table:style-name="Default" office:value-type="float" office:value="37.5356" calcext:value-type="float">
            <text:p>37.5356</text:p>
          </table:table-cell>
          <table:table-cell table:style-name="Default" office:value-type="float" office:value="123.841" calcext:value-type="float">
            <text:p>123.84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.64" calcext:value-type="float">
            <text:p>1.64</text:p>
          </table:table-cell>
          <table:table-cell table:style-name="Default" office:value-type="float" office:value="25.5914" calcext:value-type="float">
            <text:p>25.591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6.936" calcext:value-type="float">
            <text:p>106.936</text:p>
          </table:table-cell>
          <table:table-cell table:style-name="Default" office:value-type="float" office:value="42.7822" calcext:value-type="float">
            <text:p>42.7822</text:p>
          </table:table-cell>
          <table:table-cell table:style-name="Default" office:value-type="float" office:value="118.542" calcext:value-type="float">
            <text:p>118.54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.51" calcext:value-type="float">
            <text:p>2.51</text:p>
          </table:table-cell>
          <table:table-cell table:style-name="Default" office:value-type="float" office:value="31.1758" calcext:value-type="float">
            <text:p>31.175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0.4578" calcext:value-type="float">
            <text:p>90.4578</text:p>
          </table:table-cell>
          <table:table-cell table:style-name="Default" office:value-type="float" office:value="54.2538" calcext:value-type="float">
            <text:p>54.2538</text:p>
          </table:table-cell>
          <table:table-cell table:style-name="Default" office:value-type="float" office:value="108.9" calcext:value-type="float">
            <text:p>108.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72" calcext:value-type="float">
            <text:p>1.72</text:p>
          </table:table-cell>
          <table:table-cell table:style-name="Default" office:value-type="float" office:value="35.8112" calcext:value-type="float">
            <text:p>35.8112</text:p>
          </table:table-cell>
          <table:table-cell table:style-name="ce58" table:number-columns-repeated="3"/>
          <table:table-cell table:style-name="ce60"/>
          <table:table-cell table:number-columns-repeated="12"/>
        </table:table-row>
        <table:table-row table:style-name="ro1" table:number-rows-repeated="9">
          <table:table-cell/>
          <table:table-cell table:style-name="Default" table:number-columns-repeated="11"/>
          <table:table-cell table:number-columns-repeated="5"/>
          <table:table-cell table:style-name="ce57" table:number-columns-repeated="20"/>
          <table:table-cell table:style-name="ce58" table:number-columns-repeated="4"/>
          <table:table-cell table:number-columns-repeated="12"/>
        </table:table-row>
        <table:table-row table:style-name="ro1" table:number-rows-repeated="54">
          <table:table-cell/>
          <table:table-cell table:style-name="Default" table:number-columns-repeated="11"/>
          <table:table-cell table:number-columns-repeated="41"/>
        </table:table-row>
        <table:table-row table:style-name="ro1" table:number-rows-repeated="1048450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ScSp Time" table:style-name="ta1">
        <office:forms form:automatic-focus="false" form:apply-design-mode="false"/>
        <table:table-column table:style-name="co1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2" table:default-cell-style-name="ce3"/>
        <table:table-column table:style-name="co14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number-columns-repeated="2" table:default-cell-style-name="ce3"/>
        <table:table-row table:style-name="ro1">
          <table:table-cell/>
          <table:table-cell table:style-name="ce12" office:value-type="percentage" office:value="0.1" calcext:value-type="percentage" table:number-columns-spanned="13" table:number-rows-spanned="1">
            <text:p>10.00%</text:p>
          </table:table-cell>
          <table:covered-table-cell table:number-columns-repeated="11" table:style-name="ce7"/>
          <table:covered-table-cell table:style-name="ce9"/>
          <table:table-cell table:style-name="ce19" office:value-type="percentage" office:value="0.2" calcext:value-type="percentage" table:number-columns-spanned="13" table:number-rows-spanned="1">
            <text:p>20.00%</text:p>
          </table:table-cell>
          <table:covered-table-cell table:number-columns-repeated="12"/>
          <table:table-cell table:style-name="ce12" office:value-type="percentage" office:value="0.3" calcext:value-type="percentage" table:number-columns-spanned="13" table:number-rows-spanned="1">
            <text:p>30.00%</text:p>
          </table:table-cell>
          <table:covered-table-cell table:number-columns-repeated="11" table:style-name="ce7"/>
          <table:covered-table-cell table:style-name="ce9"/>
          <table:table-cell table:style-name="ce19" office:value-type="percentage" office:value="0.4" calcext:value-type="percentage" table:number-columns-spanned="13" table:number-rows-spanned="1">
            <text:p>40.00%</text:p>
          </table:table-cell>
          <table:covered-table-cell table:number-columns-repeated="12"/>
        </table:table-row>
        <table:table-row table:style-name="ro1">
          <table:table-cell table:style-name="ce13" office:value-type="string" calcext:value-type="string">
            <text:p>Instance</text:p>
          </table:table-cell>
          <table:table-cell table:style-name="ce14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3" office:value-type="string" calcext:value-type="string">
            <text:p>waitp(%)</text:p>
          </table:table-cell>
          <table:table-cell table:style-name="ce14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1">
          <table:table-cell table:style-name="ce13" office:value-type="string" calcext:value-type="string">
            <text:p>grubhub-10-0.tsp </text:p>
          </table:table-cell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style-name="Default" table:number-columns-repeated="39"/>
        </table:table-row>
        <table:table-row table:style-name="ro1">
          <table:table-cell table:style-name="ce13" office:value-type="string" calcext:value-type="string">
            <text:p>grubhub-10-1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0-2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0-3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0-4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0-5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0-6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0-7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0-8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0-9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1-0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1-1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1-2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1-3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1-4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1-5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1-6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1-7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1-8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1-9.tsp </text:p>
          </table:table-cell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style-name="Default" table:number-columns-repeated="39"/>
        </table:table-row>
        <table:table-row table:style-name="ro1">
          <table:table-cell table:style-name="ce13" office:value-type="string" calcext:value-type="string">
            <text:p>grubhub-12-0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2-1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2-2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2-3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2-4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2-5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2-6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2-7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2-8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2-9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3-0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3-1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3-2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3-3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3-4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3-5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3-6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3-7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3-8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3-9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4-0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4-1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4-2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4-3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4-4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4-5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4-6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4-7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4-8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4-9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5-0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5-1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5-2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5-3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5-4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5-5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5-6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5-7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5-8.tsp </text:p>
          </table:table-cell>
          <table:table-cell table:style-name="Default" table:number-columns-repeated="52"/>
        </table:table-row>
        <table:table-row table:style-name="ro1">
          <table:table-cell table:style-name="ce13" office:value-type="string" calcext:value-type="string">
            <text:p>grubhub-15-9.tsp </text:p>
          </table:table-cell>
          <table:table-cell table:style-name="Default" table:number-columns-repeated="52"/>
        </table:table-row>
        <table:table-row table:style-name="ro1" table:number-rows-repeated="75">
          <table:table-cell/>
          <table:table-cell table:style-name="Default" table:number-columns-repeated="14"/>
          <table:table-cell table:number-columns-repeated="38"/>
        </table:table-row>
        <table:table-row table:style-name="ro1" table:number-rows-repeated="1048438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ScSp Dist" table:style-name="ta1">
        <table:table-column table:style-name="co1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row table:style-name="ro1">
          <table:table-cell table:style-name="ce10"/>
          <table:table-cell table:style-name="ce19" office:value-type="percentage" office:value="0.1" calcext:value-type="percentage" table:number-columns-spanned="9" table:number-rows-spanned="1">
            <text:p>10.00%</text:p>
          </table:table-cell>
          <table:covered-table-cell table:number-columns-repeated="8"/>
          <table:table-cell table:style-name="ce12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7" table:style-name="ce7"/>
          <table:covered-table-cell table:style-name="ce9"/>
          <table:table-cell table:style-name="ce19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8"/>
          <table:table-cell table:style-name="ce12" office:value-type="percentage" office:value="0.4" calcext:value-type="percentage" table:number-columns-spanned="9" table:number-rows-spanned="1">
            <text:p>40.00%</text:p>
          </table:table-cell>
          <table:covered-table-cell table:number-columns-repeated="7" table:style-name="ce7"/>
          <table:covered-table-cell table:style-name="ce9"/>
        </table:table-row>
        <table:table-row table:style-name="ro1">
          <table:table-cell table:style-name="ce10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5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0" office:value-type="string" calcext:value-type="string">
            <text:p>e(%)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5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0" office:value-type="string" calcext:value-type="string">
            <text:p>e(%)</text:p>
          </table:table-cell>
        </table:table-row>
        <table:table-row table:style-name="ro1">
          <table:table-cell table:style-name="ce10" office:value-type="string" calcext:value-type="string">
            <text:p>grubhub-10-0.tsp </text:p>
          </table:table-cell>
          <table:table-cell table:style-name="Default" office:value-type="float" office:value="81.68" calcext:value-type="float">
            <text:p>81.68</text:p>
          </table:table-cell>
          <table:table-cell table:style-name="Default" office:value-type="float" office:value="24.12" calcext:value-type="float">
            <text:p>24.12</text:p>
          </table:table-cell>
          <table:table-cell table:style-name="Default" office:value-type="float" office:value="17.52" calcext:value-type="float">
            <text:p>17.52</text:p>
          </table:table-cell>
          <table:table-cell table:style-name="Default" office:value-type="float" office:value="149.44" calcext:value-type="float">
            <text:p>149.44</text:p>
          </table:table-cell>
          <table:table-cell table:style-name="Default" office:value-type="float" office:value="272.76" calcext:value-type="float">
            <text:p>272.76</text:p>
          </table:table-cell>
          <table:table-cell table:style-name="Default" office:value-type="float" office:value="29.9457" calcext:value-type="float">
            <text:p>29.9457</text:p>
          </table:table-cell>
          <table:table-cell table:style-name="Default" office:value-type="float" office:value="8.84294" calcext:value-type="float">
            <text:p>8.84294</text:p>
          </table:table-cell>
          <table:table-cell table:style-name="Default" office:value-type="float" office:value="6.42323" calcext:value-type="float">
            <text:p>6.42323</text:p>
          </table:table-cell>
          <table:table-cell table:style-name="Default" office:value-type="float" office:value="54.7881" calcext:value-type="float">
            <text:p>54.7881</text:p>
          </table:table-cell>
          <table:table-cell table:style-name="Default" office:value-type="float" office:value="76.2" calcext:value-type="float">
            <text:p>76.2</text:p>
          </table:table-cell>
          <table:table-cell table:style-name="Default" office:value-type="float" office:value="24.12" calcext:value-type="float">
            <text:p>24.12</text:p>
          </table:table-cell>
          <table:table-cell table:style-name="Default" office:value-type="float" office:value="17.52" calcext:value-type="float">
            <text:p>17.52</text:p>
          </table:table-cell>
          <table:table-cell table:style-name="Default" office:value-type="float" office:value="103.2" calcext:value-type="float">
            <text:p>103.2</text:p>
          </table:table-cell>
          <table:table-cell table:style-name="Default" office:value-type="float" office:value="221.04" calcext:value-type="float">
            <text:p>221.04</text:p>
          </table:table-cell>
          <table:table-cell table:style-name="Default" office:value-type="float" office:value="34.4734" calcext:value-type="float">
            <text:p>34.4734</text:p>
          </table:table-cell>
          <table:table-cell table:style-name="Default" office:value-type="float" office:value="10.9121" calcext:value-type="float">
            <text:p>10.9121</text:p>
          </table:table-cell>
          <table:table-cell table:style-name="Default" office:value-type="float" office:value="7.92617" calcext:value-type="float">
            <text:p>7.92617</text:p>
          </table:table-cell>
          <table:table-cell table:style-name="Default" office:value-type="float" office:value="46.6884" calcext:value-type="float">
            <text:p>46.6884</text:p>
          </table:table-cell>
          <table:table-cell table:style-name="Default" office:value-type="float" office:value="73.58" calcext:value-type="float">
            <text:p>73.58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7.1" calcext:value-type="float">
            <text:p>7.1</text:p>
          </table:table-cell>
          <table:table-cell table:style-name="Default" office:value-type="float" office:value="100.6" calcext:value-type="float">
            <text:p>100.6</text:p>
          </table:table-cell>
          <table:table-cell table:style-name="Default" office:value-type="float" office:value="194.24" calcext:value-type="float">
            <text:p>194.24</text:p>
          </table:table-cell>
          <table:table-cell table:style-name="Default" office:value-type="float" office:value="37.881" calcext:value-type="float">
            <text:p>37.881</text:p>
          </table:table-cell>
          <table:table-cell table:style-name="Default" office:value-type="float" office:value="6.67216" calcext:value-type="float">
            <text:p>6.67216</text:p>
          </table:table-cell>
          <table:table-cell table:style-name="Default" office:value-type="float" office:value="3.65527" calcext:value-type="float">
            <text:p>3.65527</text:p>
          </table:table-cell>
          <table:table-cell table:style-name="Default" office:value-type="float" office:value="51.7916" calcext:value-type="float">
            <text:p>51.7916</text:p>
          </table:table-cell>
          <table:table-cell table:style-name="Default" office:value-type="float" office:value="32.92" calcext:value-type="float">
            <text:p>32.92</text:p>
          </table:table-cell>
          <table:table-cell table:style-name="Default" office:value-type="float" office:value="44.1" calcext:value-type="float">
            <text:p>44.1</text:p>
          </table:table-cell>
          <table:table-cell table:style-name="Default" office:value-type="float" office:value="29.78" calcext:value-type="float">
            <text:p>29.78</text:p>
          </table:table-cell>
          <table:table-cell table:style-name="Default" office:value-type="float" office:value="95.02" calcext:value-type="float">
            <text:p>95.02</text:p>
          </table:table-cell>
          <table:table-cell table:style-name="Default" office:value-type="float" office:value="201.82" calcext:value-type="float">
            <text:p>201.82</text:p>
          </table:table-cell>
          <table:table-cell table:style-name="Default" office:value-type="float" office:value="16.3116" calcext:value-type="float">
            <text:p>16.3116</text:p>
          </table:table-cell>
          <table:table-cell table:style-name="Default" office:value-type="float" office:value="21.8512" calcext:value-type="float">
            <text:p>21.8512</text:p>
          </table:table-cell>
          <table:table-cell table:style-name="Default" office:value-type="float" office:value="14.7557" calcext:value-type="float">
            <text:p>14.7557</text:p>
          </table:table-cell>
          <table:table-cell table:style-name="Default" office:value-type="float" office:value="47.0816" calcext:value-type="float">
            <text:p>47.0816</text:p>
          </table:table-cell>
        </table:table-row>
        <table:table-row table:style-name="ro1">
          <table:table-cell table:style-name="ce10" office:value-type="string" calcext:value-type="string">
            <text:p>grubhub-10-1.tsp </text:p>
          </table:table-cell>
          <table:table-cell table:style-name="Default" office:value-type="float" office:value="84.34" calcext:value-type="float">
            <text:p>84.34</text:p>
          </table:table-cell>
          <table:table-cell table:style-name="Default" office:value-type="float" office:value="33.28" calcext:value-type="float">
            <text:p>33.28</text:p>
          </table:table-cell>
          <table:table-cell table:style-name="Default" office:value-type="float" office:value="3.38" calcext:value-type="float">
            <text:p>3.38</text:p>
          </table:table-cell>
          <table:table-cell table:style-name="Default" office:value-type="float" office:value="131.54" calcext:value-type="float">
            <text:p>131.54</text:p>
          </table:table-cell>
          <table:table-cell table:style-name="Default" office:value-type="float" office:value="252.54" calcext:value-type="float">
            <text:p>252.54</text:p>
          </table:table-cell>
          <table:table-cell table:style-name="Default" office:value-type="float" office:value="33.3967" calcext:value-type="float">
            <text:p>33.3967</text:p>
          </table:table-cell>
          <table:table-cell table:style-name="Default" office:value-type="float" office:value="13.1781" calcext:value-type="float">
            <text:p>13.1781</text:p>
          </table:table-cell>
          <table:table-cell table:style-name="Default" office:value-type="float" office:value="1.3384" calcext:value-type="float">
            <text:p>1.3384</text:p>
          </table:table-cell>
          <table:table-cell table:style-name="Default" office:value-type="float" office:value="52.0868" calcext:value-type="float">
            <text:p>52.0868</text:p>
          </table:table-cell>
          <table:table-cell table:style-name="Default" office:value-type="float" office:value="64.12" calcext:value-type="float">
            <text:p>64.12</text:p>
          </table:table-cell>
          <table:table-cell table:style-name="Default" office:value-type="float" office:value="52.6" calcext:value-type="float">
            <text:p>52.6</text:p>
          </table:table-cell>
          <table:table-cell table:style-name="Default" office:value-type="float" office:value="12.96" calcext:value-type="float">
            <text:p>12.96</text:p>
          </table:table-cell>
          <table:table-cell table:style-name="Default" office:value-type="float" office:value="112.58" calcext:value-type="float">
            <text:p>112.58</text:p>
          </table:table-cell>
          <table:table-cell table:style-name="Default" office:value-type="float" office:value="242.26" calcext:value-type="float">
            <text:p>242.26</text:p>
          </table:table-cell>
          <table:table-cell table:style-name="Default" office:value-type="float" office:value="26.4674" calcext:value-type="float">
            <text:p>26.4674</text:p>
          </table:table-cell>
          <table:table-cell table:style-name="Default" office:value-type="float" office:value="21.7122" calcext:value-type="float">
            <text:p>21.7122</text:p>
          </table:table-cell>
          <table:table-cell table:style-name="Default" office:value-type="float" office:value="5.34962" calcext:value-type="float">
            <text:p>5.34962</text:p>
          </table:table-cell>
          <table:table-cell table:style-name="Default" office:value-type="float" office:value="46.4707" calcext:value-type="float">
            <text:p>46.4707</text:p>
          </table:table-cell>
          <table:table-cell table:style-name="Default" office:value-type="float" office:value="43.54" calcext:value-type="float">
            <text:p>43.54</text:p>
          </table:table-cell>
          <table:table-cell table:style-name="Default" office:value-type="float" office:value="57.3" calcext:value-type="float">
            <text:p>57.3</text:p>
          </table:table-cell>
          <table:table-cell table:style-name="Default" office:value-type="float" office:value="22.56" calcext:value-type="float">
            <text:p>22.56</text:p>
          </table:table-cell>
          <table:table-cell table:style-name="Default" office:value-type="float" office:value="102.7" calcext:value-type="float">
            <text:p>102.7</text:p>
          </table:table-cell>
          <table:table-cell table:style-name="Default" office:value-type="float" office:value="226.1" calcext:value-type="float">
            <text:p>226.1</text:p>
          </table:table-cell>
          <table:table-cell table:style-name="Default" office:value-type="float" office:value="19.257" calcext:value-type="float">
            <text:p>19.257</text:p>
          </table:table-cell>
          <table:table-cell table:style-name="Default" office:value-type="float" office:value="25.3428" calcext:value-type="float">
            <text:p>25.3428</text:p>
          </table:table-cell>
          <table:table-cell table:style-name="Default" office:value-type="float" office:value="9.97789" calcext:value-type="float">
            <text:p>9.97789</text:p>
          </table:table-cell>
          <table:table-cell table:style-name="Default" office:value-type="float" office:value="45.4224" calcext:value-type="float">
            <text:p>45.4224</text:p>
          </table:table-cell>
          <table:table-cell table:style-name="Default" office:value-type="float" office:value="31.62" calcext:value-type="float">
            <text:p>31.62</text:p>
          </table:table-cell>
          <table:table-cell table:style-name="Default" office:value-type="float" office:value="69.26" calcext:value-type="float">
            <text:p>69.26</text:p>
          </table:table-cell>
          <table:table-cell table:style-name="Default" office:value-type="float" office:value="20.94" calcext:value-type="float">
            <text:p>20.94</text:p>
          </table:table-cell>
          <table:table-cell table:style-name="Default" office:value-type="float" office:value="75.98" calcext:value-type="float">
            <text:p>75.98</text:p>
          </table:table-cell>
          <table:table-cell table:style-name="Default" office:value-type="float" office:value="197.8" calcext:value-type="float">
            <text:p>197.8</text:p>
          </table:table-cell>
          <table:table-cell table:style-name="Default" office:value-type="float" office:value="15.9858" calcext:value-type="float">
            <text:p>15.9858</text:p>
          </table:table-cell>
          <table:table-cell table:style-name="Default" office:value-type="float" office:value="35.0152" calcext:value-type="float">
            <text:p>35.0152</text:p>
          </table:table-cell>
          <table:table-cell table:style-name="Default" office:value-type="float" office:value="10.5865" calcext:value-type="float">
            <text:p>10.5865</text:p>
          </table:table-cell>
          <table:table-cell table:style-name="Default" office:value-type="float" office:value="38.4125" calcext:value-type="float">
            <text:p>38.4125</text:p>
          </table:table-cell>
        </table:table-row>
        <table:table-row table:style-name="ro1">
          <table:table-cell table:style-name="ce10" office:value-type="string" calcext:value-type="string">
            <text:p>grubhub-10-2.tsp </text:p>
          </table:table-cell>
          <table:table-cell table:style-name="Default" office:value-type="float" office:value="73.5" calcext:value-type="float">
            <text:p>73.5</text:p>
          </table:table-cell>
          <table:table-cell table:style-name="Default" office:value-type="float" office:value="13.1" calcext:value-type="float">
            <text:p>13.1</text:p>
          </table:table-cell>
          <table:table-cell table:style-name="Default" office:value-type="float" office:value="7.82" calcext:value-type="float">
            <text:p>7.82</text:p>
          </table:table-cell>
          <table:table-cell table:style-name="Default" office:value-type="float" office:value="145.12" calcext:value-type="float">
            <text:p>145.12</text:p>
          </table:table-cell>
          <table:table-cell table:style-name="Default" office:value-type="float" office:value="239.54" calcext:value-type="float">
            <text:p>239.54</text:p>
          </table:table-cell>
          <table:table-cell table:style-name="Default" office:value-type="float" office:value="30.6838" calcext:value-type="float">
            <text:p>30.6838</text:p>
          </table:table-cell>
          <table:table-cell table:style-name="Default" office:value-type="float" office:value="5.46882" calcext:value-type="float">
            <text:p>5.46882</text:p>
          </table:table-cell>
          <table:table-cell table:style-name="Default" office:value-type="float" office:value="3.26459" calcext:value-type="float">
            <text:p>3.26459</text:p>
          </table:table-cell>
          <table:table-cell table:style-name="Default" office:value-type="float" office:value="60.5828" calcext:value-type="float">
            <text:p>60.5828</text:p>
          </table:table-cell>
          <table:table-cell table:style-name="Default" office:value-type="float" office:value="61.1" calcext:value-type="float">
            <text:p>61.1</text:p>
          </table:table-cell>
          <table:table-cell table:style-name="Default" office:value-type="float" office:value="22.92" calcext:value-type="float">
            <text:p>22.92</text:p>
          </table:table-cell>
          <table:table-cell table:style-name="Default" office:value-type="float" office:value="13.46" calcext:value-type="float">
            <text:p>13.46</text:p>
          </table:table-cell>
          <table:table-cell table:style-name="Default" office:value-type="float" office:value="135.48" calcext:value-type="float">
            <text:p>135.48</text:p>
          </table:table-cell>
          <table:table-cell table:style-name="Default" office:value-type="float" office:value="232.96" calcext:value-type="float">
            <text:p>232.96</text:p>
          </table:table-cell>
          <table:table-cell table:style-name="Default" office:value-type="float" office:value="26.2277" calcext:value-type="float">
            <text:p>26.2277</text:p>
          </table:table-cell>
          <table:table-cell table:style-name="Default" office:value-type="float" office:value="9.8386" calcext:value-type="float">
            <text:p>9.8386</text:p>
          </table:table-cell>
          <table:table-cell table:style-name="Default" office:value-type="float" office:value="5.77782" calcext:value-type="float">
            <text:p>5.77782</text:p>
          </table:table-cell>
          <table:table-cell table:style-name="Default" office:value-type="float" office:value="58.1559" calcext:value-type="float">
            <text:p>58.1559</text:p>
          </table:table-cell>
          <table:table-cell table:style-name="Default" office:value-type="float" office:value="39.44" calcext:value-type="float">
            <text:p>39.44</text:p>
          </table:table-cell>
          <table:table-cell table:style-name="Default" office:value-type="float" office:value="39.24" calcext:value-type="float">
            <text:p>39.24</text:p>
          </table:table-cell>
          <table:table-cell table:style-name="Default" office:value-type="float" office:value="21.54" calcext:value-type="float">
            <text:p>21.54</text:p>
          </table:table-cell>
          <table:table-cell table:style-name="Default" office:value-type="float" office:value="111.66" calcext:value-type="float">
            <text:p>111.66</text:p>
          </table:table-cell>
          <table:table-cell table:style-name="Default" office:value-type="float" office:value="211.88" calcext:value-type="float">
            <text:p>211.88</text:p>
          </table:table-cell>
          <table:table-cell table:style-name="Default" office:value-type="float" office:value="18.6143" calcext:value-type="float">
            <text:p>18.6143</text:p>
          </table:table-cell>
          <table:table-cell table:style-name="Default" office:value-type="float" office:value="18.5199" calcext:value-type="float">
            <text:p>18.5199</text:p>
          </table:table-cell>
          <table:table-cell table:style-name="Default" office:value-type="float" office:value="10.1661" calcext:value-type="float">
            <text:p>10.1661</text:p>
          </table:table-cell>
          <table:table-cell table:style-name="Default" office:value-type="float" office:value="52.6996" calcext:value-type="float">
            <text:p>52.6996</text:p>
          </table:table-cell>
          <table:table-cell table:style-name="Default" office:value-type="float" office:value="40.3" calcext:value-type="float">
            <text:p>40.3</text:p>
          </table:table-cell>
          <table:table-cell table:style-name="Default" office:value-type="float" office:value="45.62" calcext:value-type="float">
            <text:p>45.62</text:p>
          </table:table-cell>
          <table:table-cell table:style-name="Default" office:value-type="float" office:value="15.92" calcext:value-type="float">
            <text:p>15.92</text:p>
          </table:table-cell>
          <table:table-cell table:style-name="Default" office:value-type="float" office:value="83.86" calcext:value-type="float">
            <text:p>83.86</text:p>
          </table:table-cell>
          <table:table-cell table:style-name="Default" office:value-type="float" office:value="185.7" calcext:value-type="float">
            <text:p>185.7</text:p>
          </table:table-cell>
          <table:table-cell table:style-name="Default" office:value-type="float" office:value="21.7017" calcext:value-type="float">
            <text:p>21.7017</text:p>
          </table:table-cell>
          <table:table-cell table:style-name="Default" office:value-type="float" office:value="24.5665" calcext:value-type="float">
            <text:p>24.5665</text:p>
          </table:table-cell>
          <table:table-cell table:style-name="Default" office:value-type="float" office:value="8.57297" calcext:value-type="float">
            <text:p>8.57297</text:p>
          </table:table-cell>
          <table:table-cell table:style-name="Default" office:value-type="float" office:value="45.1589" calcext:value-type="float">
            <text:p>45.1589</text:p>
          </table:table-cell>
        </table:table-row>
        <table:table-row table:style-name="ro1">
          <table:table-cell table:style-name="ce10" office:value-type="string" calcext:value-type="string">
            <text:p>grubhub-10-3.tsp </text:p>
          </table:table-cell>
          <table:table-cell table:style-name="Default" office:value-type="float" office:value="61.86" calcext:value-type="float">
            <text:p>61.86</text:p>
          </table:table-cell>
          <table:table-cell table:style-name="Default" office:value-type="float" office:value="14.34" calcext:value-type="float">
            <text:p>14.34</text:p>
          </table:table-cell>
          <table:table-cell table:style-name="Default" office:value-type="float" office:value="8.24" calcext:value-type="float">
            <text:p>8.24</text:p>
          </table:table-cell>
          <table:table-cell table:style-name="Default" office:value-type="float" office:value="113.42" calcext:value-type="float">
            <text:p>113.42</text:p>
          </table:table-cell>
          <table:table-cell table:style-name="Default" office:value-type="float" office:value="197.86" calcext:value-type="float">
            <text:p>197.86</text:p>
          </table:table-cell>
          <table:table-cell table:style-name="Default" office:value-type="float" office:value="31.2645" calcext:value-type="float">
            <text:p>31.2645</text:p>
          </table:table-cell>
          <table:table-cell table:style-name="Default" office:value-type="float" office:value="7.24755" calcext:value-type="float">
            <text:p>7.24755</text:p>
          </table:table-cell>
          <table:table-cell table:style-name="Default" office:value-type="float" office:value="4.16456" calcext:value-type="float">
            <text:p>4.16456</text:p>
          </table:table-cell>
          <table:table-cell table:style-name="Default" office:value-type="float" office:value="57.3234" calcext:value-type="float">
            <text:p>57.3234</text:p>
          </table:table-cell>
          <table:table-cell table:style-name="Default" office:value-type="float" office:value="58.4" calcext:value-type="float">
            <text:p>58.4</text:p>
          </table:table-cell>
          <table:table-cell table:style-name="Default" office:value-type="float" office:value="39.12" calcext:value-type="float">
            <text:p>39.12</text:p>
          </table:table-cell>
          <table:table-cell table:style-name="Default" office:value-type="float" office:value="6.78" calcext:value-type="float">
            <text:p>6.78</text:p>
          </table:table-cell>
          <table:table-cell table:style-name="Default" office:value-type="float" office:value="90.18" calcext:value-type="float">
            <text:p>90.18</text:p>
          </table:table-cell>
          <table:table-cell table:style-name="Default" office:value-type="float" office:value="194.48" calcext:value-type="float">
            <text:p>194.48</text:p>
          </table:table-cell>
          <table:table-cell table:style-name="Default" office:value-type="float" office:value="30.0288" calcext:value-type="float">
            <text:p>30.0288</text:p>
          </table:table-cell>
          <table:table-cell table:style-name="Default" office:value-type="float" office:value="20.1152" calcext:value-type="float">
            <text:p>20.1152</text:p>
          </table:table-cell>
          <table:table-cell table:style-name="Default" office:value-type="float" office:value="3.48622" calcext:value-type="float">
            <text:p>3.48622</text:p>
          </table:table-cell>
          <table:table-cell table:style-name="Default" office:value-type="float" office:value="46.3698" calcext:value-type="float">
            <text:p>46.3698</text:p>
          </table:table-cell>
          <table:table-cell table:style-name="Default" office:value-type="float" office:value="42.2" calcext:value-type="float">
            <text:p>42.2</text:p>
          </table:table-cell>
          <table:table-cell table:style-name="Default" office:value-type="float" office:value="42.7" calcext:value-type="float">
            <text:p>42.7</text:p>
          </table:table-cell>
          <table:table-cell table:style-name="Default" office:value-type="float" office:value="15.02" calcext:value-type="float">
            <text:p>15.02</text:p>
          </table:table-cell>
          <table:table-cell table:style-name="Default" office:value-type="float" office:value="81.12" calcext:value-type="float">
            <text:p>81.12</text:p>
          </table:table-cell>
          <table:table-cell table:style-name="Default" office:value-type="float" office:value="181.04" calcext:value-type="float">
            <text:p>181.04</text:p>
          </table:table-cell>
          <table:table-cell table:style-name="Default" office:value-type="float" office:value="23.3098" calcext:value-type="float">
            <text:p>23.3098</text:p>
          </table:table-cell>
          <table:table-cell table:style-name="Default" office:value-type="float" office:value="23.5859" calcext:value-type="float">
            <text:p>23.5859</text:p>
          </table:table-cell>
          <table:table-cell table:style-name="Default" office:value-type="float" office:value="8.29651" calcext:value-type="float">
            <text:p>8.29651</text:p>
          </table:table-cell>
          <table:table-cell table:style-name="Default" office:value-type="float" office:value="44.8078" calcext:value-type="float">
            <text:p>44.8078</text:p>
          </table:table-cell>
          <table:table-cell table:style-name="Default" office:value-type="float" office:value="23.68" calcext:value-type="float">
            <text:p>23.68</text:p>
          </table:table-cell>
          <table:table-cell table:style-name="Default" office:value-type="float" office:value="42.7" calcext:value-type="float">
            <text:p>42.7</text:p>
          </table:table-cell>
          <table:table-cell table:style-name="Default" office:value-type="float" office:value="15.02" calcext:value-type="float">
            <text:p>15.02</text:p>
          </table:table-cell>
          <table:table-cell table:style-name="Default" office:value-type="float" office:value="58.7" calcext:value-type="float">
            <text:p>58.7</text:p>
          </table:table-cell>
          <table:table-cell table:style-name="Default" office:value-type="float" office:value="140.1" calcext:value-type="float">
            <text:p>140.1</text:p>
          </table:table-cell>
          <table:table-cell table:style-name="Default" office:value-type="float" office:value="16.9022" calcext:value-type="float">
            <text:p>16.9022</text:p>
          </table:table-cell>
          <table:table-cell table:style-name="Default" office:value-type="float" office:value="30.4782" calcext:value-type="float">
            <text:p>30.4782</text:p>
          </table:table-cell>
          <table:table-cell table:style-name="Default" office:value-type="float" office:value="10.7209" calcext:value-type="float">
            <text:p>10.7209</text:p>
          </table:table-cell>
          <table:table-cell table:style-name="Default" office:value-type="float" office:value="41.8986" calcext:value-type="float">
            <text:p>41.8986</text:p>
          </table:table-cell>
        </table:table-row>
        <table:table-row table:style-name="ro1">
          <table:table-cell table:style-name="ce10" office:value-type="string" calcext:value-type="string">
            <text:p>grubhub-10-4.tsp </text:p>
          </table:table-cell>
          <table:table-cell table:style-name="Default" office:value-type="float" office:value="100.18" calcext:value-type="float">
            <text:p>100.18</text:p>
          </table:table-cell>
          <table:table-cell table:style-name="Default" office:value-type="float" office:value="11.18" calcext:value-type="float">
            <text:p>11.18</text:p>
          </table:table-cell>
          <table:table-cell table:style-name="Default" office:value-type="float" office:value="10.7" calcext:value-type="float">
            <text:p>10.7</text:p>
          </table:table-cell>
          <table:table-cell table:style-name="Default" office:value-type="float" office:value="160.82" calcext:value-type="float">
            <text:p>160.82</text:p>
          </table:table-cell>
          <table:table-cell table:style-name="Default" office:value-type="float" office:value="282.88" calcext:value-type="float">
            <text:p>282.88</text:p>
          </table:table-cell>
          <table:table-cell table:style-name="Default" office:value-type="float" office:value="35.4143" calcext:value-type="float">
            <text:p>35.4143</text:p>
          </table:table-cell>
          <table:table-cell table:style-name="Default" office:value-type="float" office:value="3.95221" calcext:value-type="float">
            <text:p>3.95221</text:p>
          </table:table-cell>
          <table:table-cell table:style-name="Default" office:value-type="float" office:value="3.78252" calcext:value-type="float">
            <text:p>3.78252</text:p>
          </table:table-cell>
          <table:table-cell table:style-name="Default" office:value-type="float" office:value="56.851" calcext:value-type="float">
            <text:p>56.851</text:p>
          </table:table-cell>
          <table:table-cell table:style-name="Default" office:value-type="float" office:value="82.78" calcext:value-type="float">
            <text:p>82.78</text:p>
          </table:table-cell>
          <table:table-cell table:style-name="Default" office:value-type="float" office:value="28.36" calcext:value-type="float">
            <text:p>28.36</text:p>
          </table:table-cell>
          <table:table-cell table:style-name="Default" office:value-type="float" office:value="18.52" calcext:value-type="float">
            <text:p>18.52</text:p>
          </table:table-cell>
          <table:table-cell table:style-name="Default" office:value-type="float" office:value="114.08" calcext:value-type="float">
            <text:p>114.08</text:p>
          </table:table-cell>
          <table:table-cell table:style-name="Default" office:value-type="float" office:value="243.74" calcext:value-type="float">
            <text:p>243.74</text:p>
          </table:table-cell>
          <table:table-cell table:style-name="Default" office:value-type="float" office:value="33.9624" calcext:value-type="float">
            <text:p>33.9624</text:p>
          </table:table-cell>
          <table:table-cell table:style-name="Default" office:value-type="float" office:value="11.6353" calcext:value-type="float">
            <text:p>11.6353</text:p>
          </table:table-cell>
          <table:table-cell table:style-name="Default" office:value-type="float" office:value="7.59826" calcext:value-type="float">
            <text:p>7.59826</text:p>
          </table:table-cell>
          <table:table-cell table:style-name="Default" office:value-type="float" office:value="46.804" calcext:value-type="float">
            <text:p>46.804</text:p>
          </table:table-cell>
          <table:table-cell table:style-name="Default" office:value-type="float" office:value="71.74" calcext:value-type="float">
            <text:p>71.74</text:p>
          </table:table-cell>
          <table:table-cell table:style-name="Default" office:value-type="float" office:value="29.82" calcext:value-type="float">
            <text:p>29.82</text:p>
          </table:table-cell>
          <table:table-cell table:style-name="Default" office:value-type="float" office:value="18.86" calcext:value-type="float">
            <text:p>18.86</text:p>
          </table:table-cell>
          <table:table-cell table:style-name="Default" office:value-type="float" office:value="106.34" calcext:value-type="float">
            <text:p>106.34</text:p>
          </table:table-cell>
          <table:table-cell table:style-name="Default" office:value-type="float" office:value="226.76" calcext:value-type="float">
            <text:p>226.76</text:p>
          </table:table-cell>
          <table:table-cell table:style-name="Default" office:value-type="float" office:value="31.637" calcext:value-type="float">
            <text:p>31.637</text:p>
          </table:table-cell>
          <table:table-cell table:style-name="Default" office:value-type="float" office:value="13.1505" calcext:value-type="float">
            <text:p>13.1505</text:p>
          </table:table-cell>
          <table:table-cell table:style-name="Default" office:value-type="float" office:value="8.31716" calcext:value-type="float">
            <text:p>8.31716</text:p>
          </table:table-cell>
          <table:table-cell table:style-name="Default" office:value-type="float" office:value="46.8954" calcext:value-type="float">
            <text:p>46.8954</text:p>
          </table:table-cell>
          <table:table-cell table:style-name="Default" office:value-type="float" office:value="44.4" calcext:value-type="float">
            <text:p>44.4</text:p>
          </table:table-cell>
          <table:table-cell table:style-name="Default" office:value-type="float" office:value="48.96" calcext:value-type="float">
            <text:p>48.96</text:p>
          </table:table-cell>
          <table:table-cell table:style-name="Default" office:value-type="float" office:value="34.74" calcext:value-type="float">
            <text:p>34.74</text:p>
          </table:table-cell>
          <table:table-cell table:style-name="Default" office:value-type="float" office:value="101.84" calcext:value-type="float">
            <text:p>101.84</text:p>
          </table:table-cell>
          <table:table-cell table:style-name="Default" office:value-type="float" office:value="229.94" calcext:value-type="float">
            <text:p>229.94</text:p>
          </table:table-cell>
          <table:table-cell table:style-name="Default" office:value-type="float" office:value="19.3094" calcext:value-type="float">
            <text:p>19.3094</text:p>
          </table:table-cell>
          <table:table-cell table:style-name="Default" office:value-type="float" office:value="21.2925" calcext:value-type="float">
            <text:p>21.2925</text:p>
          </table:table-cell>
          <table:table-cell table:style-name="Default" office:value-type="float" office:value="15.1083" calcext:value-type="float">
            <text:p>15.1083</text:p>
          </table:table-cell>
          <table:table-cell table:style-name="Default" office:value-type="float" office:value="44.2898" calcext:value-type="float">
            <text:p>44.2898</text:p>
          </table:table-cell>
        </table:table-row>
        <table:table-row table:style-name="ro1">
          <table:table-cell table:style-name="ce10" office:value-type="string" calcext:value-type="string">
            <text:p>grubhub-10-5.tsp </text:p>
          </table:table-cell>
          <table:table-cell table:style-name="Default" office:value-type="float" office:value="84.14" calcext:value-type="float">
            <text:p>84.14</text:p>
          </table:table-cell>
          <table:table-cell table:style-name="Default" office:value-type="float" office:value="20.72" calcext:value-type="float">
            <text:p>20.72</text:p>
          </table:table-cell>
          <table:table-cell table:style-name="Default" office:value-type="float" office:value="11.96" calcext:value-type="float">
            <text:p>11.96</text:p>
          </table:table-cell>
          <table:table-cell table:style-name="Default" office:value-type="float" office:value="135.96" calcext:value-type="float">
            <text:p>135.96</text:p>
          </table:table-cell>
          <table:table-cell table:style-name="Default" office:value-type="float" office:value="252.78" calcext:value-type="float">
            <text:p>252.78</text:p>
          </table:table-cell>
          <table:table-cell table:style-name="Default" office:value-type="float" office:value="33.2859" calcext:value-type="float">
            <text:p>33.2859</text:p>
          </table:table-cell>
          <table:table-cell table:style-name="Default" office:value-type="float" office:value="8.19685" calcext:value-type="float">
            <text:p>8.19685</text:p>
          </table:table-cell>
          <table:table-cell table:style-name="Default" office:value-type="float" office:value="4.73139" calcext:value-type="float">
            <text:p>4.73139</text:p>
          </table:table-cell>
          <table:table-cell table:style-name="Default" office:value-type="float" office:value="53.7859" calcext:value-type="float">
            <text:p>53.7859</text:p>
          </table:table-cell>
          <table:table-cell table:style-name="Default" office:value-type="float" office:value="73.36" calcext:value-type="float">
            <text:p>73.36</text:p>
          </table:table-cell>
          <table:table-cell table:style-name="Default" office:value-type="float" office:value="20.72" calcext:value-type="float">
            <text:p>20.72</text:p>
          </table:table-cell>
          <table:table-cell table:style-name="Default" office:value-type="float" office:value="11.96" calcext:value-type="float">
            <text:p>11.96</text:p>
          </table:table-cell>
          <table:table-cell table:style-name="Default" office:value-type="float" office:value="106.76" calcext:value-type="float">
            <text:p>106.76</text:p>
          </table:table-cell>
          <table:table-cell table:style-name="Default" office:value-type="float" office:value="212.8" calcext:value-type="float">
            <text:p>212.8</text:p>
          </table:table-cell>
          <table:table-cell table:style-name="Default" office:value-type="float" office:value="34.4737" calcext:value-type="float">
            <text:p>34.4737</text:p>
          </table:table-cell>
          <table:table-cell table:style-name="Default" office:value-type="float" office:value="9.73684" calcext:value-type="float">
            <text:p>9.73684</text:p>
          </table:table-cell>
          <table:table-cell table:style-name="Default" office:value-type="float" office:value="5.6203" calcext:value-type="float">
            <text:p>5.6203</text:p>
          </table:table-cell>
          <table:table-cell table:style-name="Default" office:value-type="float" office:value="50.1692" calcext:value-type="float">
            <text:p>50.1692</text:p>
          </table:table-cell>
          <table:table-cell table:style-name="Default" office:value-type="float" office:value="60.34" calcext:value-type="float">
            <text:p>60.34</text:p>
          </table:table-cell>
          <table:table-cell table:style-name="Default" office:value-type="float" office:value="20.72" calcext:value-type="float">
            <text:p>20.72</text:p>
          </table:table-cell>
          <table:table-cell table:style-name="Default" office:value-type="float" office:value="11.96" calcext:value-type="float">
            <text:p>11.96</text:p>
          </table:table-cell>
          <table:table-cell table:style-name="Default" office:value-type="float" office:value="79.48" calcext:value-type="float">
            <text:p>79.48</text:p>
          </table:table-cell>
          <table:table-cell table:style-name="Default" office:value-type="float" office:value="172.5" calcext:value-type="float">
            <text:p>172.5</text:p>
          </table:table-cell>
          <table:table-cell table:style-name="Default" office:value-type="float" office:value="34.9797" calcext:value-type="float">
            <text:p>34.9797</text:p>
          </table:table-cell>
          <table:table-cell table:style-name="Default" office:value-type="float" office:value="12.0116" calcext:value-type="float">
            <text:p>12.0116</text:p>
          </table:table-cell>
          <table:table-cell table:style-name="Default" office:value-type="float" office:value="6.93333" calcext:value-type="float">
            <text:p>6.93333</text:p>
          </table:table-cell>
          <table:table-cell table:style-name="Default" office:value-type="float" office:value="46.0754" calcext:value-type="float">
            <text:p>46.0754</text:p>
          </table:table-cell>
          <table:table-cell table:style-name="Default" office:value-type="float" office:value="38.38" calcext:value-type="float">
            <text:p>38.38</text:p>
          </table:table-cell>
          <table:table-cell table:style-name="Default" office:value-type="float" office:value="37.5" calcext:value-type="float">
            <text:p>37.5</text:p>
          </table:table-cell>
          <table:table-cell table:style-name="Default" office:value-type="float" office:value="26.64" calcext:value-type="float">
            <text:p>26.64</text:p>
          </table:table-cell>
          <table:table-cell table:style-name="Default" office:value-type="float" office:value="66.08" calcext:value-type="float">
            <text:p>66.08</text:p>
          </table:table-cell>
          <table:table-cell table:style-name="Default" office:value-type="float" office:value="168.6" calcext:value-type="float">
            <text:p>168.6</text:p>
          </table:table-cell>
          <table:table-cell table:style-name="Default" office:value-type="float" office:value="22.7639" calcext:value-type="float">
            <text:p>22.7639</text:p>
          </table:table-cell>
          <table:table-cell table:style-name="Default" office:value-type="float" office:value="22.242" calcext:value-type="float">
            <text:p>22.242</text:p>
          </table:table-cell>
          <table:table-cell table:style-name="Default" office:value-type="float" office:value="15.8007" calcext:value-type="float">
            <text:p>15.8007</text:p>
          </table:table-cell>
          <table:table-cell table:style-name="Default" office:value-type="float" office:value="39.1934" calcext:value-type="float">
            <text:p>39.1934</text:p>
          </table:table-cell>
        </table:table-row>
        <table:table-row table:style-name="ro1">
          <table:table-cell table:style-name="ce10" office:value-type="string" calcext:value-type="string">
            <text:p>grubhub-10-6.tsp </text:p>
          </table:table-cell>
          <table:table-cell table:style-name="Default" office:value-type="float" office:value="73.96" calcext:value-type="float">
            <text:p>73.96</text:p>
          </table:table-cell>
          <table:table-cell table:style-name="Default" office:value-type="float" office:value="31.56" calcext:value-type="float">
            <text:p>31.56</text:p>
          </table:table-cell>
          <table:table-cell table:style-name="Default" office:value-type="float" office:value="8.72" calcext:value-type="float">
            <text:p>8.72</text:p>
          </table:table-cell>
          <table:table-cell table:style-name="Default" office:value-type="float" office:value="106.42" calcext:value-type="float">
            <text:p>106.42</text:p>
          </table:table-cell>
          <table:table-cell table:style-name="Default" office:value-type="float" office:value="220.66" calcext:value-type="float">
            <text:p>220.66</text:p>
          </table:table-cell>
          <table:table-cell table:style-name="Default" office:value-type="float" office:value="33.5176" calcext:value-type="float">
            <text:p>33.5176</text:p>
          </table:table-cell>
          <table:table-cell table:style-name="Default" office:value-type="float" office:value="14.3025" calcext:value-type="float">
            <text:p>14.3025</text:p>
          </table:table-cell>
          <table:table-cell table:style-name="Default" office:value-type="float" office:value="3.95178" calcext:value-type="float">
            <text:p>3.95178</text:p>
          </table:table-cell>
          <table:table-cell table:style-name="Default" office:value-type="float" office:value="48.228" calcext:value-type="float">
            <text:p>48.228</text:p>
          </table:table-cell>
          <table:table-cell table:style-name="Default" office:value-type="float" office:value="68.1" calcext:value-type="float">
            <text:p>68.1</text:p>
          </table:table-cell>
          <table:table-cell table:style-name="Default" office:value-type="float" office:value="31.46" calcext:value-type="float">
            <text:p>31.46</text:p>
          </table:table-cell>
          <table:table-cell table:style-name="Default" office:value-type="float" office:value="9.22" calcext:value-type="float">
            <text:p>9.22</text:p>
          </table:table-cell>
          <table:table-cell table:style-name="Default" office:value-type="float" office:value="97.54" calcext:value-type="float">
            <text:p>97.54</text:p>
          </table:table-cell>
          <table:table-cell table:style-name="Default" office:value-type="float" office:value="206.32" calcext:value-type="float">
            <text:p>206.32</text:p>
          </table:table-cell>
          <table:table-cell table:style-name="Default" office:value-type="float" office:value="33.007" calcext:value-type="float">
            <text:p>33.007</text:p>
          </table:table-cell>
          <table:table-cell table:style-name="Default" office:value-type="float" office:value="15.2482" calcext:value-type="float">
            <text:p>15.2482</text:p>
          </table:table-cell>
          <table:table-cell table:style-name="Default" office:value-type="float" office:value="4.46879" calcext:value-type="float">
            <text:p>4.46879</text:p>
          </table:table-cell>
          <table:table-cell table:style-name="Default" office:value-type="float" office:value="47.2761" calcext:value-type="float">
            <text:p>47.2761</text:p>
          </table:table-cell>
          <table:table-cell table:style-name="Default" office:value-type="float" office:value="68.1" calcext:value-type="float">
            <text:p>68.1</text:p>
          </table:table-cell>
          <table:table-cell table:style-name="Default" office:value-type="float" office:value="18.36" calcext:value-type="float">
            <text:p>18.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3.4" calcext:value-type="float">
            <text:p>83.4</text:p>
          </table:table-cell>
          <table:table-cell table:style-name="Default" office:value-type="float" office:value="169.86" calcext:value-type="float">
            <text:p>169.86</text:p>
          </table:table-cell>
          <table:table-cell table:style-name="Default" office:value-type="float" office:value="40.0918" calcext:value-type="float">
            <text:p>40.0918</text:p>
          </table:table-cell>
          <table:table-cell table:style-name="Default" office:value-type="float" office:value="10.8089" calcext:value-type="float">
            <text:p>10.80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9.0993" calcext:value-type="float">
            <text:p>49.0993</text:p>
          </table:table-cell>
          <table:table-cell table:style-name="Default" office:value-type="float" office:value="48.24" calcext:value-type="float">
            <text:p>48.24</text:p>
          </table:table-cell>
          <table:table-cell table:style-name="Default" office:value-type="float" office:value="38.06" calcext:value-type="float">
            <text:p>38.06</text:p>
          </table:table-cell>
          <table:table-cell table:style-name="Default" office:value-type="float" office:value="19.86" calcext:value-type="float">
            <text:p>19.86</text:p>
          </table:table-cell>
          <table:table-cell table:style-name="Default" office:value-type="float" office:value="58.5" calcext:value-type="float">
            <text:p>58.5</text:p>
          </table:table-cell>
          <table:table-cell table:style-name="Default" office:value-type="float" office:value="164.66" calcext:value-type="float">
            <text:p>164.66</text:p>
          </table:table-cell>
          <table:table-cell table:style-name="Default" office:value-type="float" office:value="29.2967" calcext:value-type="float">
            <text:p>29.2967</text:p>
          </table:table-cell>
          <table:table-cell table:style-name="Default" office:value-type="float" office:value="23.1143" calcext:value-type="float">
            <text:p>23.1143</text:p>
          </table:table-cell>
          <table:table-cell table:style-name="Default" office:value-type="float" office:value="12.0612" calcext:value-type="float">
            <text:p>12.0612</text:p>
          </table:table-cell>
          <table:table-cell table:style-name="Default" office:value-type="float" office:value="35.5278" calcext:value-type="float">
            <text:p>35.5278</text:p>
          </table:table-cell>
        </table:table-row>
        <table:table-row table:style-name="ro1">
          <table:table-cell table:style-name="ce10" office:value-type="string" calcext:value-type="string">
            <text:p>grubhub-10-7.tsp </text:p>
          </table:table-cell>
          <table:table-cell table:style-name="Default" office:value-type="float" office:value="66.48" calcext:value-type="float">
            <text:p>66.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6.02" calcext:value-type="float">
            <text:p>126.02</text:p>
          </table:table-cell>
          <table:table-cell table:style-name="Default" office:value-type="float" office:value="192.5" calcext:value-type="float">
            <text:p>192.5</text:p>
          </table:table-cell>
          <table:table-cell table:style-name="Default" office:value-type="float" office:value="34.5351" calcext:value-type="float">
            <text:p>34.535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5.4649" calcext:value-type="float">
            <text:p>65.4649</text:p>
          </table:table-cell>
          <table:table-cell table:style-name="Default" office:value-type="float" office:value="51.22" calcext:value-type="float">
            <text:p>51.22</text:p>
          </table:table-cell>
          <table:table-cell table:style-name="Default" office:value-type="float" office:value="25.72" calcext:value-type="float">
            <text:p>25.72</text:p>
          </table:table-cell>
          <table:table-cell table:style-name="Default" office:value-type="float" office:value="4.26" calcext:value-type="float">
            <text:p>4.26</text:p>
          </table:table-cell>
          <table:table-cell table:style-name="Default" office:value-type="float" office:value="110.38" calcext:value-type="float">
            <text:p>110.38</text:p>
          </table:table-cell>
          <table:table-cell table:style-name="Default" office:value-type="float" office:value="191.58" calcext:value-type="float">
            <text:p>191.58</text:p>
          </table:table-cell>
          <table:table-cell table:style-name="Default" office:value-type="float" office:value="26.7356" calcext:value-type="float">
            <text:p>26.7356</text:p>
          </table:table-cell>
          <table:table-cell table:style-name="Default" office:value-type="float" office:value="13.4252" calcext:value-type="float">
            <text:p>13.4252</text:p>
          </table:table-cell>
          <table:table-cell table:style-name="Default" office:value-type="float" office:value="2.22361" calcext:value-type="float">
            <text:p>2.22361</text:p>
          </table:table-cell>
          <table:table-cell table:style-name="Default" office:value-type="float" office:value="57.6156" calcext:value-type="float">
            <text:p>57.6156</text:p>
          </table:table-cell>
          <table:table-cell table:style-name="Default" office:value-type="float" office:value="36.9" calcext:value-type="float">
            <text:p>36.9</text:p>
          </table:table-cell>
          <table:table-cell table:style-name="Default" office:value-type="float" office:value="43.44" calcext:value-type="float">
            <text:p>43.44</text:p>
          </table:table-cell>
          <table:table-cell table:style-name="Default" office:value-type="float" office:value="12.88" calcext:value-type="float">
            <text:p>12.88</text:p>
          </table:table-cell>
          <table:table-cell table:style-name="Default" office:value-type="float" office:value="94.98" calcext:value-type="float">
            <text:p>94.98</text:p>
          </table:table-cell>
          <table:table-cell table:style-name="Default" office:value-type="float" office:value="188.2" calcext:value-type="float">
            <text:p>188.2</text:p>
          </table:table-cell>
          <table:table-cell table:style-name="Default" office:value-type="float" office:value="19.6068" calcext:value-type="float">
            <text:p>19.6068</text:p>
          </table:table-cell>
          <table:table-cell table:style-name="Default" office:value-type="float" office:value="23.0818" calcext:value-type="float">
            <text:p>23.0818</text:p>
          </table:table-cell>
          <table:table-cell table:style-name="Default" office:value-type="float" office:value="6.84378" calcext:value-type="float">
            <text:p>6.84378</text:p>
          </table:table-cell>
          <table:table-cell table:style-name="Default" office:value-type="float" office:value="50.4676" calcext:value-type="float">
            <text:p>50.4676</text:p>
          </table:table-cell>
          <table:table-cell table:style-name="Default" office:value-type="float" office:value="26.82" calcext:value-type="float">
            <text:p>26.82</text:p>
          </table:table-cell>
          <table:table-cell table:style-name="Default" office:value-type="float" office:value="43.44" calcext:value-type="float">
            <text:p>43.44</text:p>
          </table:table-cell>
          <table:table-cell table:style-name="Default" office:value-type="float" office:value="12.88" calcext:value-type="float">
            <text:p>12.88</text:p>
          </table:table-cell>
          <table:table-cell table:style-name="Default" office:value-type="float" office:value="84.34" calcext:value-type="float">
            <text:p>84.34</text:p>
          </table:table-cell>
          <table:table-cell table:style-name="Default" office:value-type="float" office:value="167.48" calcext:value-type="float">
            <text:p>167.48</text:p>
          </table:table-cell>
          <table:table-cell table:style-name="Default" office:value-type="float" office:value="16.0139" calcext:value-type="float">
            <text:p>16.0139</text:p>
          </table:table-cell>
          <table:table-cell table:style-name="Default" office:value-type="float" office:value="25.9374" calcext:value-type="float">
            <text:p>25.9374</text:p>
          </table:table-cell>
          <table:table-cell table:style-name="Default" office:value-type="float" office:value="7.69047" calcext:value-type="float">
            <text:p>7.69047</text:p>
          </table:table-cell>
          <table:table-cell table:style-name="Default" office:value-type="float" office:value="50.3583" calcext:value-type="float">
            <text:p>50.3583</text:p>
          </table:table-cell>
        </table:table-row>
        <table:table-row table:style-name="ro1">
          <table:table-cell table:style-name="ce10" office:value-type="string" calcext:value-type="string">
            <text:p>grubhub-10-8.tsp </text:p>
          </table:table-cell>
          <table:table-cell table:style-name="Default" office:value-type="float" office:value="105.04" calcext:value-type="float">
            <text:p>105.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2.26" calcext:value-type="float">
            <text:p>122.26</text:p>
          </table:table-cell>
          <table:table-cell table:style-name="Default" office:value-type="float" office:value="227.3" calcext:value-type="float">
            <text:p>227.3</text:p>
          </table:table-cell>
          <table:table-cell table:style-name="Default" office:value-type="float" office:value="46.2121" calcext:value-type="float">
            <text:p>46.212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.7879" calcext:value-type="float">
            <text:p>53.7879</text:p>
          </table:table-cell>
          <table:table-cell table:style-name="Default" office:value-type="float" office:value="80.6" calcext:value-type="float">
            <text:p>80.6</text:p>
          </table:table-cell>
          <table:table-cell table:style-name="Default" office:value-type="float" office:value="17.54" calcext:value-type="float">
            <text:p>17.54</text:p>
          </table:table-cell>
          <table:table-cell table:style-name="Default" office:value-type="float" office:value="15.52" calcext:value-type="float">
            <text:p>15.52</text:p>
          </table:table-cell>
          <table:table-cell table:style-name="Default" office:value-type="float" office:value="120.02" calcext:value-type="float">
            <text:p>120.02</text:p>
          </table:table-cell>
          <table:table-cell table:style-name="Default" office:value-type="float" office:value="233.68" calcext:value-type="float">
            <text:p>233.68</text:p>
          </table:table-cell>
          <table:table-cell table:style-name="Default" office:value-type="float" office:value="34.4916" calcext:value-type="float">
            <text:p>34.4916</text:p>
          </table:table-cell>
          <table:table-cell table:style-name="Default" office:value-type="float" office:value="7.50599" calcext:value-type="float">
            <text:p>7.50599</text:p>
          </table:table-cell>
          <table:table-cell table:style-name="Default" office:value-type="float" office:value="6.64156" calcext:value-type="float">
            <text:p>6.64156</text:p>
          </table:table-cell>
          <table:table-cell table:style-name="Default" office:value-type="float" office:value="51.3608" calcext:value-type="float">
            <text:p>51.3608</text:p>
          </table:table-cell>
          <table:table-cell table:style-name="Default" office:value-type="float" office:value="51.02" calcext:value-type="float">
            <text:p>51.02</text:p>
          </table:table-cell>
          <table:table-cell table:style-name="Default" office:value-type="float" office:value="52.56" calcext:value-type="float">
            <text:p>52.56</text:p>
          </table:table-cell>
          <table:table-cell table:style-name="Default" office:value-type="float" office:value="29.58" calcext:value-type="float">
            <text:p>29.58</text:p>
          </table:table-cell>
          <table:table-cell table:style-name="Default" office:value-type="float" office:value="89.7" calcext:value-type="float">
            <text:p>89.7</text:p>
          </table:table-cell>
          <table:table-cell table:style-name="Default" office:value-type="float" office:value="222.86" calcext:value-type="float">
            <text:p>222.86</text:p>
          </table:table-cell>
          <table:table-cell table:style-name="Default" office:value-type="float" office:value="22.8933" calcext:value-type="float">
            <text:p>22.8933</text:p>
          </table:table-cell>
          <table:table-cell table:style-name="Default" office:value-type="float" office:value="23.5843" calcext:value-type="float">
            <text:p>23.5843</text:p>
          </table:table-cell>
          <table:table-cell table:style-name="Default" office:value-type="float" office:value="13.2729" calcext:value-type="float">
            <text:p>13.2729</text:p>
          </table:table-cell>
          <table:table-cell table:style-name="Default" office:value-type="float" office:value="40.2495" calcext:value-type="float">
            <text:p>40.2495</text:p>
          </table:table-cell>
          <table:table-cell table:style-name="Default" office:value-type="float" office:value="47.3" calcext:value-type="float">
            <text:p>47.3</text:p>
          </table:table-cell>
          <table:table-cell table:style-name="Default" office:value-type="float" office:value="79.88" calcext:value-type="float">
            <text:p>79.88</text:p>
          </table:table-cell>
          <table:table-cell table:style-name="Default" office:value-type="float" office:value="27.96" calcext:value-type="float">
            <text:p>27.96</text:p>
          </table:table-cell>
          <table:table-cell table:style-name="Default" office:value-type="float" office:value="68.84" calcext:value-type="float">
            <text:p>68.84</text:p>
          </table:table-cell>
          <table:table-cell table:style-name="Default" office:value-type="float" office:value="223.98" calcext:value-type="float">
            <text:p>223.98</text:p>
          </table:table-cell>
          <table:table-cell table:style-name="Default" office:value-type="float" office:value="21.118" calcext:value-type="float">
            <text:p>21.118</text:p>
          </table:table-cell>
          <table:table-cell table:style-name="Default" office:value-type="float" office:value="35.6639" calcext:value-type="float">
            <text:p>35.6639</text:p>
          </table:table-cell>
          <table:table-cell table:style-name="Default" office:value-type="float" office:value="12.4833" calcext:value-type="float">
            <text:p>12.4833</text:p>
          </table:table-cell>
          <table:table-cell table:style-name="Default" office:value-type="float" office:value="30.7349" calcext:value-type="float">
            <text:p>30.7349</text:p>
          </table:table-cell>
        </table:table-row>
        <table:table-row table:style-name="ro1">
          <table:table-cell table:style-name="ce10" office:value-type="string" calcext:value-type="string">
            <text:p>grubhub-10-9.tsp </text:p>
          </table:table-cell>
          <table:table-cell table:style-name="Default" office:value-type="float" office:value="69.94" calcext:value-type="float">
            <text:p>69.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6.98" calcext:value-type="float">
            <text:p>106.98</text:p>
          </table:table-cell>
          <table:table-cell table:style-name="Default" office:value-type="float" office:value="176.92" calcext:value-type="float">
            <text:p>176.92</text:p>
          </table:table-cell>
          <table:table-cell table:style-name="Default" office:value-type="float" office:value="39.532" calcext:value-type="float">
            <text:p>39.5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0.468" calcext:value-type="float">
            <text:p>60.468</text:p>
          </table:table-cell>
          <table:table-cell table:style-name="Default" office:value-type="float" office:value="59.02" calcext:value-type="float">
            <text:p>59.02</text:p>
          </table:table-cell>
          <table:table-cell table:style-name="Default" office:value-type="float" office:value="14.02" calcext:value-type="float">
            <text:p>14.02</text:p>
          </table:table-cell>
          <table:table-cell table:style-name="Default" office:value-type="float" office:value="7.16" calcext:value-type="float">
            <text:p>7.16</text:p>
          </table:table-cell>
          <table:table-cell table:style-name="Default" office:value-type="float" office:value="96.16" calcext:value-type="float">
            <text:p>96.16</text:p>
          </table:table-cell>
          <table:table-cell table:style-name="Default" office:value-type="float" office:value="176.36" calcext:value-type="float">
            <text:p>176.36</text:p>
          </table:table-cell>
          <table:table-cell table:style-name="Default" office:value-type="float" office:value="33.4656" calcext:value-type="float">
            <text:p>33.4656</text:p>
          </table:table-cell>
          <table:table-cell table:style-name="Default" office:value-type="float" office:value="7.94965" calcext:value-type="float">
            <text:p>7.94965</text:p>
          </table:table-cell>
          <table:table-cell table:style-name="Default" office:value-type="float" office:value="4.05988" calcext:value-type="float">
            <text:p>4.05988</text:p>
          </table:table-cell>
          <table:table-cell table:style-name="Default" office:value-type="float" office:value="54.5248" calcext:value-type="float">
            <text:p>54.5248</text:p>
          </table:table-cell>
          <table:table-cell table:style-name="Default" office:value-type="float" office:value="53.82" calcext:value-type="float">
            <text:p>53.82</text:p>
          </table:table-cell>
          <table:table-cell table:style-name="Default" office:value-type="float" office:value="14.02" calcext:value-type="float">
            <text:p>14.02</text:p>
          </table:table-cell>
          <table:table-cell table:style-name="Default" office:value-type="float" office:value="7.16" calcext:value-type="float">
            <text:p>7.16</text:p>
          </table:table-cell>
          <table:table-cell table:style-name="Default" office:value-type="float" office:value="90.92" calcext:value-type="float">
            <text:p>90.92</text:p>
          </table:table-cell>
          <table:table-cell table:style-name="Default" office:value-type="float" office:value="165.92" calcext:value-type="float">
            <text:p>165.92</text:p>
          </table:table-cell>
          <table:table-cell table:style-name="Default" office:value-type="float" office:value="32.4373" calcext:value-type="float">
            <text:p>32.4373</text:p>
          </table:table-cell>
          <table:table-cell table:style-name="Default" office:value-type="float" office:value="8.44986" calcext:value-type="float">
            <text:p>8.44986</text:p>
          </table:table-cell>
          <table:table-cell table:style-name="Default" office:value-type="float" office:value="4.31533" calcext:value-type="float">
            <text:p>4.31533</text:p>
          </table:table-cell>
          <table:table-cell table:style-name="Default" office:value-type="float" office:value="54.7975" calcext:value-type="float">
            <text:p>54.7975</text:p>
          </table:table-cell>
          <table:table-cell table:style-name="Default" office:value-type="float" office:value="20.62" calcext:value-type="float">
            <text:p>20.62</text:p>
          </table:table-cell>
          <table:table-cell table:style-name="Default" office:value-type="float" office:value="81.46" calcext:value-type="float">
            <text:p>81.46</text:p>
          </table:table-cell>
          <table:table-cell table:style-name="Default" office:value-type="float" office:value="27.46" calcext:value-type="float">
            <text:p>27.46</text:p>
          </table:table-cell>
          <table:table-cell table:style-name="Default" office:value-type="float" office:value="52.94" calcext:value-type="float">
            <text:p>52.94</text:p>
          </table:table-cell>
          <table:table-cell table:style-name="Default" office:value-type="float" office:value="182.48" calcext:value-type="float">
            <text:p>182.48</text:p>
          </table:table-cell>
          <table:table-cell table:style-name="Default" office:value-type="float" office:value="11.2999" calcext:value-type="float">
            <text:p>11.2999</text:p>
          </table:table-cell>
          <table:table-cell table:style-name="Default" office:value-type="float" office:value="44.6405" calcext:value-type="float">
            <text:p>44.6405</text:p>
          </table:table-cell>
          <table:table-cell table:style-name="Default" office:value-type="float" office:value="15.0482" calcext:value-type="float">
            <text:p>15.0482</text:p>
          </table:table-cell>
          <table:table-cell table:style-name="Default" office:value-type="float" office:value="29.0114" calcext:value-type="float">
            <text:p>29.0114</text:p>
          </table:table-cell>
        </table:table-row>
        <table:table-row table:style-name="ro1">
          <table:table-cell table:style-name="ce10" office:value-type="string" calcext:value-type="string">
            <text:p>grubhub-11-0.tsp </text:p>
          </table:table-cell>
          <table:table-cell table:style-name="Default" office:value-type="float" office:value="146.28" calcext:value-type="float">
            <text:p>146.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6.56" calcext:value-type="float">
            <text:p>156.56</text:p>
          </table:table-cell>
          <table:table-cell table:style-name="Default" office:value-type="float" office:value="302.84" calcext:value-type="float">
            <text:p>302.84</text:p>
          </table:table-cell>
          <table:table-cell table:style-name="Default" office:value-type="float" office:value="48.3027" calcext:value-type="float">
            <text:p>48.30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1.6973" calcext:value-type="float">
            <text:p>51.6973</text:p>
          </table:table-cell>
          <table:table-cell table:style-name="Default" office:value-type="float" office:value="112.16" calcext:value-type="float">
            <text:p>112.16</text:p>
          </table:table-cell>
          <table:table-cell table:style-name="Default" office:value-type="float" office:value="13.54" calcext:value-type="float">
            <text:p>13.54</text:p>
          </table:table-cell>
          <table:table-cell table:style-name="Default" office:value-type="float" office:value="16.78" calcext:value-type="float">
            <text:p>16.78</text:p>
          </table:table-cell>
          <table:table-cell table:style-name="Default" office:value-type="float" office:value="150.42" calcext:value-type="float">
            <text:p>150.42</text:p>
          </table:table-cell>
          <table:table-cell table:style-name="Default" office:value-type="float" office:value="292.9" calcext:value-type="float">
            <text:p>292.9</text:p>
          </table:table-cell>
          <table:table-cell table:style-name="Default" office:value-type="float" office:value="38.2929" calcext:value-type="float">
            <text:p>38.2929</text:p>
          </table:table-cell>
          <table:table-cell table:style-name="Default" office:value-type="float" office:value="4.62274" calcext:value-type="float">
            <text:p>4.62274</text:p>
          </table:table-cell>
          <table:table-cell table:style-name="Default" office:value-type="float" office:value="5.72892" calcext:value-type="float">
            <text:p>5.72892</text:p>
          </table:table-cell>
          <table:table-cell table:style-name="Default" office:value-type="float" office:value="51.3554" calcext:value-type="float">
            <text:p>51.3554</text:p>
          </table:table-cell>
          <table:table-cell table:style-name="Default" office:value-type="float" office:value="100.66" calcext:value-type="float">
            <text:p>100.66</text:p>
          </table:table-cell>
          <table:table-cell table:style-name="Default" office:value-type="float" office:value="13.54" calcext:value-type="float">
            <text:p>13.54</text:p>
          </table:table-cell>
          <table:table-cell table:style-name="Default" office:value-type="float" office:value="16.78" calcext:value-type="float">
            <text:p>16.78</text:p>
          </table:table-cell>
          <table:table-cell table:style-name="Default" office:value-type="float" office:value="139.18" calcext:value-type="float">
            <text:p>139.18</text:p>
          </table:table-cell>
          <table:table-cell table:style-name="Default" office:value-type="float" office:value="270.16" calcext:value-type="float">
            <text:p>270.16</text:p>
          </table:table-cell>
          <table:table-cell table:style-name="Default" office:value-type="float" office:value="37.2594" calcext:value-type="float">
            <text:p>37.2594</text:p>
          </table:table-cell>
          <table:table-cell table:style-name="Default" office:value-type="float" office:value="5.01184" calcext:value-type="float">
            <text:p>5.01184</text:p>
          </table:table-cell>
          <table:table-cell table:style-name="Default" office:value-type="float" office:value="6.21113" calcext:value-type="float">
            <text:p>6.21113</text:p>
          </table:table-cell>
          <table:table-cell table:style-name="Default" office:value-type="float" office:value="51.5176" calcext:value-type="float">
            <text:p>51.5176</text:p>
          </table:table-cell>
          <table:table-cell table:style-name="Default" office:value-type="float" office:value="72.52" calcext:value-type="float">
            <text:p>72.52</text:p>
          </table:table-cell>
          <table:table-cell table:style-name="Default" office:value-type="float" office:value="16.02" calcext:value-type="float">
            <text:p>16.02</text:p>
          </table:table-cell>
          <table:table-cell table:style-name="Default" office:value-type="float" office:value="30.16" calcext:value-type="float">
            <text:p>30.16</text:p>
          </table:table-cell>
          <table:table-cell table:style-name="Default" office:value-type="float" office:value="97.92" calcext:value-type="float">
            <text:p>97.92</text:p>
          </table:table-cell>
          <table:table-cell table:style-name="Default" office:value-type="float" office:value="216.62" calcext:value-type="float">
            <text:p>216.62</text:p>
          </table:table-cell>
          <table:table-cell table:style-name="Default" office:value-type="float" office:value="33.478" calcext:value-type="float">
            <text:p>33.478</text:p>
          </table:table-cell>
          <table:table-cell table:style-name="Default" office:value-type="float" office:value="7.39544" calcext:value-type="float">
            <text:p>7.39544</text:p>
          </table:table-cell>
          <table:table-cell table:style-name="Default" office:value-type="float" office:value="13.923" calcext:value-type="float">
            <text:p>13.923</text:p>
          </table:table-cell>
          <table:table-cell table:style-name="Default" office:value-type="float" office:value="45.2036" calcext:value-type="float">
            <text:p>45.2036</text:p>
          </table:table-cell>
        </table:table-row>
        <table:table-row table:style-name="ro1">
          <table:table-cell table:style-name="ce10" office:value-type="string" calcext:value-type="string">
            <text:p>grubhub-11-1.tsp </text:p>
          </table:table-cell>
          <table:table-cell table:style-name="Default" office:value-type="float" office:value="92.04" calcext:value-type="float">
            <text:p>92.04</text:p>
          </table:table-cell>
          <table:table-cell table:style-name="Default" office:value-type="float" office:value="15.28" calcext:value-type="float">
            <text:p>15.28</text:p>
          </table:table-cell>
          <table:table-cell table:style-name="Default" office:value-type="float" office:value="10.58" calcext:value-type="float">
            <text:p>10.58</text:p>
          </table:table-cell>
          <table:table-cell table:style-name="Default" office:value-type="float" office:value="151.96" calcext:value-type="float">
            <text:p>151.96</text:p>
          </table:table-cell>
          <table:table-cell table:style-name="Default" office:value-type="float" office:value="269.86" calcext:value-type="float">
            <text:p>269.86</text:p>
          </table:table-cell>
          <table:table-cell table:style-name="Default" office:value-type="float" office:value="34.1066" calcext:value-type="float">
            <text:p>34.1066</text:p>
          </table:table-cell>
          <table:table-cell table:style-name="Default" office:value-type="float" office:value="5.6622" calcext:value-type="float">
            <text:p>5.6622</text:p>
          </table:table-cell>
          <table:table-cell table:style-name="Default" office:value-type="float" office:value="3.92055" calcext:value-type="float">
            <text:p>3.92055</text:p>
          </table:table-cell>
          <table:table-cell table:style-name="Default" office:value-type="float" office:value="56.3107" calcext:value-type="float">
            <text:p>56.3107</text:p>
          </table:table-cell>
          <table:table-cell table:style-name="Default" office:value-type="float" office:value="86.62" calcext:value-type="float">
            <text:p>86.62</text:p>
          </table:table-cell>
          <table:table-cell table:style-name="Default" office:value-type="float" office:value="15.28" calcext:value-type="float">
            <text:p>15.28</text:p>
          </table:table-cell>
          <table:table-cell table:style-name="Default" office:value-type="float" office:value="10.58" calcext:value-type="float">
            <text:p>10.58</text:p>
          </table:table-cell>
          <table:table-cell table:style-name="Default" office:value-type="float" office:value="142.04" calcext:value-type="float">
            <text:p>142.04</text:p>
          </table:table-cell>
          <table:table-cell table:style-name="Default" office:value-type="float" office:value="254.52" calcext:value-type="float">
            <text:p>254.52</text:p>
          </table:table-cell>
          <table:table-cell table:style-name="Default" office:value-type="float" office:value="34.0327" calcext:value-type="float">
            <text:p>34.0327</text:p>
          </table:table-cell>
          <table:table-cell table:style-name="Default" office:value-type="float" office:value="6.00346" calcext:value-type="float">
            <text:p>6.00346</text:p>
          </table:table-cell>
          <table:table-cell table:style-name="Default" office:value-type="float" office:value="4.15684" calcext:value-type="float">
            <text:p>4.15684</text:p>
          </table:table-cell>
          <table:table-cell table:style-name="Default" office:value-type="float" office:value="55.807" calcext:value-type="float">
            <text:p>55.807</text:p>
          </table:table-cell>
          <table:table-cell table:style-name="Default" office:value-type="float" office:value="59.56" calcext:value-type="float">
            <text:p>59.56</text:p>
          </table:table-cell>
          <table:table-cell table:style-name="Default" office:value-type="float" office:value="46.92" calcext:value-type="float">
            <text:p>46.92</text:p>
          </table:table-cell>
          <table:table-cell table:style-name="Default" office:value-type="float" office:value="21.08" calcext:value-type="float">
            <text:p>21.08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244.56" calcext:value-type="float">
            <text:p>244.56</text:p>
          </table:table-cell>
          <table:table-cell table:style-name="Default" office:value-type="float" office:value="24.3539" calcext:value-type="float">
            <text:p>24.3539</text:p>
          </table:table-cell>
          <table:table-cell table:style-name="Default" office:value-type="float" office:value="19.1855" calcext:value-type="float">
            <text:p>19.1855</text:p>
          </table:table-cell>
          <table:table-cell table:style-name="Default" office:value-type="float" office:value="8.61956" calcext:value-type="float">
            <text:p>8.61956</text:p>
          </table:table-cell>
          <table:table-cell table:style-name="Default" office:value-type="float" office:value="47.841" calcext:value-type="float">
            <text:p>47.841</text:p>
          </table:table-cell>
          <table:table-cell table:style-name="Default" office:value-type="float" office:value="40.86" calcext:value-type="float">
            <text:p>40.86</text:p>
          </table:table-cell>
          <table:table-cell table:style-name="Default" office:value-type="float" office:value="71.48" calcext:value-type="float">
            <text:p>71.48</text:p>
          </table:table-cell>
          <table:table-cell table:style-name="Default" office:value-type="float" office:value="21.08" calcext:value-type="float">
            <text:p>21.08</text:p>
          </table:table-cell>
          <table:table-cell table:style-name="Default" office:value-type="float" office:value="87.3" calcext:value-type="float">
            <text:p>87.3</text:p>
          </table:table-cell>
          <table:table-cell table:style-name="Default" office:value-type="float" office:value="220.72" calcext:value-type="float">
            <text:p>220.72</text:p>
          </table:table-cell>
          <table:table-cell table:style-name="Default" office:value-type="float" office:value="18.5121" calcext:value-type="float">
            <text:p>18.5121</text:p>
          </table:table-cell>
          <table:table-cell table:style-name="Default" office:value-type="float" office:value="32.3849" calcext:value-type="float">
            <text:p>32.3849</text:p>
          </table:table-cell>
          <table:table-cell table:style-name="Default" office:value-type="float" office:value="9.55056" calcext:value-type="float">
            <text:p>9.55056</text:p>
          </table:table-cell>
          <table:table-cell table:style-name="Default" office:value-type="float" office:value="39.5524" calcext:value-type="float">
            <text:p>39.5524</text:p>
          </table:table-cell>
        </table:table-row>
        <table:table-row table:style-name="ro1">
          <table:table-cell table:style-name="ce10" office:value-type="string" calcext:value-type="string">
            <text:p>grubhub-11-2.tsp </text:p>
          </table:table-cell>
          <table:table-cell table:style-name="Default" office:value-type="float" office:value="102.32" calcext:value-type="float">
            <text:p>102.32</text:p>
          </table:table-cell>
          <table:table-cell table:style-name="Default" office:value-type="float" office:value="25.14" calcext:value-type="float">
            <text:p>25.14</text:p>
          </table:table-cell>
          <table:table-cell table:style-name="Default" office:value-type="float" office:value="15.04" calcext:value-type="float">
            <text:p>15.04</text:p>
          </table:table-cell>
          <table:table-cell table:style-name="Default" office:value-type="float" office:value="207" calcext:value-type="float">
            <text:p>207</text:p>
          </table:table-cell>
          <table:table-cell table:style-name="Default" office:value-type="float" office:value="349.5" calcext:value-type="float">
            <text:p>349.5</text:p>
          </table:table-cell>
          <table:table-cell table:style-name="Default" office:value-type="float" office:value="29.2761" calcext:value-type="float">
            <text:p>29.2761</text:p>
          </table:table-cell>
          <table:table-cell table:style-name="Default" office:value-type="float" office:value="7.19313" calcext:value-type="float">
            <text:p>7.19313</text:p>
          </table:table-cell>
          <table:table-cell table:style-name="Default" office:value-type="float" office:value="4.30329" calcext:value-type="float">
            <text:p>4.30329</text:p>
          </table:table-cell>
          <table:table-cell table:style-name="Default" office:value-type="float" office:value="59.2275" calcext:value-type="float">
            <text:p>59.2275</text:p>
          </table:table-cell>
          <table:table-cell table:style-name="Default" office:value-type="float" office:value="81.9" calcext:value-type="float">
            <text:p>81.9</text:p>
          </table:table-cell>
          <table:table-cell table:style-name="Default" office:value-type="float" office:value="39.54" calcext:value-type="float">
            <text:p>39.54</text:p>
          </table:table-cell>
          <table:table-cell table:style-name="Default" office:value-type="float" office:value="20.42" calcext:value-type="float">
            <text:p>20.42</text:p>
          </table:table-cell>
          <table:table-cell table:style-name="Default" office:value-type="float" office:value="208.42" calcext:value-type="float">
            <text:p>208.42</text:p>
          </table:table-cell>
          <table:table-cell table:style-name="Default" office:value-type="float" office:value="350.28" calcext:value-type="float">
            <text:p>350.28</text:p>
          </table:table-cell>
          <table:table-cell table:style-name="Default" office:value-type="float" office:value="23.3813" calcext:value-type="float">
            <text:p>23.3813</text:p>
          </table:table-cell>
          <table:table-cell table:style-name="Default" office:value-type="float" office:value="11.2881" calcext:value-type="float">
            <text:p>11.2881</text:p>
          </table:table-cell>
          <table:table-cell table:style-name="Default" office:value-type="float" office:value="5.82962" calcext:value-type="float">
            <text:p>5.82962</text:p>
          </table:table-cell>
          <table:table-cell table:style-name="Default" office:value-type="float" office:value="59.501" calcext:value-type="float">
            <text:p>59.501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41.04" calcext:value-type="float">
            <text:p>41.04</text:p>
          </table:table-cell>
          <table:table-cell table:style-name="Default" office:value-type="float" office:value="31.96" calcext:value-type="float">
            <text:p>31.96</text:p>
          </table:table-cell>
          <table:table-cell table:style-name="Default" office:value-type="float" office:value="178.84" calcext:value-type="float">
            <text:p>178.84</text:p>
          </table:table-cell>
          <table:table-cell table:style-name="Default" office:value-type="float" office:value="316.84" calcext:value-type="float">
            <text:p>316.84</text:p>
          </table:table-cell>
          <table:table-cell table:style-name="Default" office:value-type="float" office:value="20.5151" calcext:value-type="float">
            <text:p>20.5151</text:p>
          </table:table-cell>
          <table:table-cell table:style-name="Default" office:value-type="float" office:value="12.9529" calcext:value-type="float">
            <text:p>12.9529</text:p>
          </table:table-cell>
          <table:table-cell table:style-name="Default" office:value-type="float" office:value="10.0871" calcext:value-type="float">
            <text:p>10.0871</text:p>
          </table:table-cell>
          <table:table-cell table:style-name="Default" office:value-type="float" office:value="56.4449" calcext:value-type="float">
            <text:p>56.4449</text:p>
          </table:table-cell>
          <table:table-cell table:style-name="Default" office:value-type="float" office:value="56.56" calcext:value-type="float">
            <text:p>56.56</text:p>
          </table:table-cell>
          <table:table-cell table:style-name="Default" office:value-type="float" office:value="34.34" calcext:value-type="float">
            <text:p>34.34</text:p>
          </table:table-cell>
          <table:table-cell table:style-name="Default" office:value-type="float" office:value="25.34" calcext:value-type="float">
            <text:p>25.34</text:p>
          </table:table-cell>
          <table:table-cell table:style-name="Default" office:value-type="float" office:value="144.12" calcext:value-type="float">
            <text:p>144.12</text:p>
          </table:table-cell>
          <table:table-cell table:style-name="Default" office:value-type="float" office:value="260.36" calcext:value-type="float">
            <text:p>260.36</text:p>
          </table:table-cell>
          <table:table-cell table:style-name="Default" office:value-type="float" office:value="21.7238" calcext:value-type="float">
            <text:p>21.7238</text:p>
          </table:table-cell>
          <table:table-cell table:style-name="Default" office:value-type="float" office:value="13.1894" calcext:value-type="float">
            <text:p>13.1894</text:p>
          </table:table-cell>
          <table:table-cell table:style-name="Default" office:value-type="float" office:value="9.73268" calcext:value-type="float">
            <text:p>9.73268</text:p>
          </table:table-cell>
          <table:table-cell table:style-name="Default" office:value-type="float" office:value="55.3541" calcext:value-type="float">
            <text:p>55.3541</text:p>
          </table:table-cell>
        </table:table-row>
        <table:table-row table:style-name="ro1">
          <table:table-cell table:style-name="ce10" office:value-type="string" calcext:value-type="string">
            <text:p>grubhub-11-3.tsp </text:p>
          </table:table-cell>
          <table:table-cell table:style-name="Default" office:value-type="float" office:value="97.82" calcext:value-type="float">
            <text:p>97.82</text:p>
          </table:table-cell>
          <table:table-cell table:style-name="Default" office:value-type="float" office:value="17.68" calcext:value-type="float">
            <text:p>17.68</text:p>
          </table:table-cell>
          <table:table-cell table:style-name="Default" office:value-type="float" office:value="14.64" calcext:value-type="float">
            <text:p>14.64</text:p>
          </table:table-cell>
          <table:table-cell table:style-name="Default" office:value-type="float" office:value="113.44" calcext:value-type="float">
            <text:p>113.44</text:p>
          </table:table-cell>
          <table:table-cell table:style-name="Default" office:value-type="float" office:value="243.58" calcext:value-type="float">
            <text:p>243.58</text:p>
          </table:table-cell>
          <table:table-cell table:style-name="Default" office:value-type="float" office:value="40.1593" calcext:value-type="float">
            <text:p>40.1593</text:p>
          </table:table-cell>
          <table:table-cell table:style-name="Default" office:value-type="float" office:value="7.2584" calcext:value-type="float">
            <text:p>7.2584</text:p>
          </table:table-cell>
          <table:table-cell table:style-name="Default" office:value-type="float" office:value="6.01035" calcext:value-type="float">
            <text:p>6.01035</text:p>
          </table:table-cell>
          <table:table-cell table:style-name="Default" office:value-type="float" office:value="46.572" calcext:value-type="float">
            <text:p>46.572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9.62" calcext:value-type="float">
            <text:p>29.62</text:p>
          </table:table-cell>
          <table:table-cell table:style-name="Default" office:value-type="float" office:value="19.74" calcext:value-type="float">
            <text:p>19.74</text:p>
          </table:table-cell>
          <table:table-cell table:style-name="Default" office:value-type="float" office:value="107.48" calcext:value-type="float">
            <text:p>107.48</text:p>
          </table:table-cell>
          <table:table-cell table:style-name="Default" office:value-type="float" office:value="236.84" calcext:value-type="float">
            <text:p>236.84</text:p>
          </table:table-cell>
          <table:table-cell table:style-name="Default" office:value-type="float" office:value="33.7781" calcext:value-type="float">
            <text:p>33.7781</text:p>
          </table:table-cell>
          <table:table-cell table:style-name="Default" office:value-type="float" office:value="12.5063" calcext:value-type="float">
            <text:p>12.5063</text:p>
          </table:table-cell>
          <table:table-cell table:style-name="Default" office:value-type="float" office:value="8.33474" calcext:value-type="float">
            <text:p>8.33474</text:p>
          </table:table-cell>
          <table:table-cell table:style-name="Default" office:value-type="float" office:value="45.3808" calcext:value-type="float">
            <text:p>45.3808</text:p>
          </table:table-cell>
          <table:table-cell table:style-name="Default" office:value-type="float" office:value="72.92" calcext:value-type="float">
            <text:p>72.92</text:p>
          </table:table-cell>
          <table:table-cell table:style-name="Default" office:value-type="float" office:value="29.62" calcext:value-type="float">
            <text:p>29.62</text:p>
          </table:table-cell>
          <table:table-cell table:style-name="Default" office:value-type="float" office:value="19.74" calcext:value-type="float">
            <text:p>19.74</text:p>
          </table:table-cell>
          <table:table-cell table:style-name="Default" office:value-type="float" office:value="90.94" calcext:value-type="float">
            <text:p>90.94</text:p>
          </table:table-cell>
          <table:table-cell table:style-name="Default" office:value-type="float" office:value="213.22" calcext:value-type="float">
            <text:p>213.22</text:p>
          </table:table-cell>
          <table:table-cell table:style-name="Default" office:value-type="float" office:value="34.1994" calcext:value-type="float">
            <text:p>34.1994</text:p>
          </table:table-cell>
          <table:table-cell table:style-name="Default" office:value-type="float" office:value="13.8918" calcext:value-type="float">
            <text:p>13.8918</text:p>
          </table:table-cell>
          <table:table-cell table:style-name="Default" office:value-type="float" office:value="9.25804" calcext:value-type="float">
            <text:p>9.25804</text:p>
          </table:table-cell>
          <table:table-cell table:style-name="Default" office:value-type="float" office:value="42.6508" calcext:value-type="float">
            <text:p>42.6508</text:p>
          </table:table-cell>
          <table:table-cell table:style-name="Default" office:value-type="float" office:value="46.6" calcext:value-type="float">
            <text:p>46.6</text:p>
          </table:table-cell>
          <table:table-cell table:style-name="Default" office:value-type="float" office:value="60.2" calcext:value-type="float">
            <text:p>60.2</text:p>
          </table:table-cell>
          <table:table-cell table:style-name="Default" office:value-type="float" office:value="34.38" calcext:value-type="float">
            <text:p>34.38</text:p>
          </table:table-cell>
          <table:table-cell table:style-name="Default" office:value-type="float" office:value="68.72" calcext:value-type="float">
            <text:p>68.72</text:p>
          </table:table-cell>
          <table:table-cell table:style-name="Default" office:value-type="float" office:value="209.9" calcext:value-type="float">
            <text:p>209.9</text:p>
          </table:table-cell>
          <table:table-cell table:style-name="Default" office:value-type="float" office:value="22.201" calcext:value-type="float">
            <text:p>22.201</text:p>
          </table:table-cell>
          <table:table-cell table:style-name="Default" office:value-type="float" office:value="28.6803" calcext:value-type="float">
            <text:p>28.6803</text:p>
          </table:table-cell>
          <table:table-cell table:style-name="Default" office:value-type="float" office:value="16.3792" calcext:value-type="float">
            <text:p>16.3792</text:p>
          </table:table-cell>
          <table:table-cell table:style-name="Default" office:value-type="float" office:value="32.7394" calcext:value-type="float">
            <text:p>32.7394</text:p>
          </table:table-cell>
        </table:table-row>
        <table:table-row table:style-name="ro1">
          <table:table-cell table:style-name="ce10" office:value-type="string" calcext:value-type="string">
            <text:p>grubhub-11-4.tsp </text:p>
          </table:table-cell>
          <table:table-cell table:style-name="Default" office:value-type="float" office:value="96.02" calcext:value-type="float">
            <text:p>96.02</text:p>
          </table:table-cell>
          <table:table-cell table:style-name="Default" office:value-type="float" office:value="24.98" calcext:value-type="float">
            <text:p>24.98</text:p>
          </table:table-cell>
          <table:table-cell table:style-name="Default" office:value-type="float" office:value="4.88" calcext:value-type="float">
            <text:p>4.88</text:p>
          </table:table-cell>
          <table:table-cell table:style-name="Default" office:value-type="float" office:value="115.66" calcext:value-type="float">
            <text:p>115.66</text:p>
          </table:table-cell>
          <table:table-cell table:style-name="Default" office:value-type="float" office:value="241.54" calcext:value-type="float">
            <text:p>241.54</text:p>
          </table:table-cell>
          <table:table-cell table:style-name="Default" office:value-type="float" office:value="39.7532" calcext:value-type="float">
            <text:p>39.7532</text:p>
          </table:table-cell>
          <table:table-cell table:style-name="Default" office:value-type="float" office:value="10.342" calcext:value-type="float">
            <text:p>10.342</text:p>
          </table:table-cell>
          <table:table-cell table:style-name="Default" office:value-type="float" office:value="2.02037" calcext:value-type="float">
            <text:p>2.02037</text:p>
          </table:table-cell>
          <table:table-cell table:style-name="Default" office:value-type="float" office:value="47.8844" calcext:value-type="float">
            <text:p>47.8844</text:p>
          </table:table-cell>
          <table:table-cell table:style-name="Default" office:value-type="float" office:value="82.7" calcext:value-type="float">
            <text:p>82.7</text:p>
          </table:table-cell>
          <table:table-cell table:style-name="Default" office:value-type="float" office:value="38.86" calcext:value-type="float">
            <text:p>38.86</text:p>
          </table:table-cell>
          <table:table-cell table:style-name="Default" office:value-type="float" office:value="11.46" calcext:value-type="float">
            <text:p>11.46</text:p>
          </table:table-cell>
          <table:table-cell table:style-name="Default" office:value-type="float" office:value="109.28" calcext:value-type="float">
            <text:p>109.28</text:p>
          </table:table-cell>
          <table:table-cell table:style-name="Default" office:value-type="float" office:value="242.3" calcext:value-type="float">
            <text:p>242.3</text:p>
          </table:table-cell>
          <table:table-cell table:style-name="Default" office:value-type="float" office:value="34.1312" calcext:value-type="float">
            <text:p>34.1312</text:p>
          </table:table-cell>
          <table:table-cell table:style-name="Default" office:value-type="float" office:value="16.038" calcext:value-type="float">
            <text:p>16.038</text:p>
          </table:table-cell>
          <table:table-cell table:style-name="Default" office:value-type="float" office:value="4.72967" calcext:value-type="float">
            <text:p>4.72967</text:p>
          </table:table-cell>
          <table:table-cell table:style-name="Default" office:value-type="float" office:value="45.1011" calcext:value-type="float">
            <text:p>45.1011</text:p>
          </table:table-cell>
          <table:table-cell table:style-name="Default" office:value-type="float" office:value="55.16" calcext:value-type="float">
            <text:p>55.16</text:p>
          </table:table-cell>
          <table:table-cell table:style-name="Default" office:value-type="float" office:value="76.68" calcext:value-type="float">
            <text:p>76.68</text:p>
          </table:table-cell>
          <table:table-cell table:style-name="Default" office:value-type="float" office:value="24.52" calcext:value-type="float">
            <text:p>24.52</text:p>
          </table:table-cell>
          <table:table-cell table:style-name="Default" office:value-type="float" office:value="90.88" calcext:value-type="float">
            <text:p>90.88</text:p>
          </table:table-cell>
          <table:table-cell table:style-name="Default" office:value-type="float" office:value="247.24" calcext:value-type="float">
            <text:p>247.24</text:p>
          </table:table-cell>
          <table:table-cell table:style-name="Default" office:value-type="float" office:value="22.3103" calcext:value-type="float">
            <text:p>22.3103</text:p>
          </table:table-cell>
          <table:table-cell table:style-name="Default" office:value-type="float" office:value="31.0144" calcext:value-type="float">
            <text:p>31.0144</text:p>
          </table:table-cell>
          <table:table-cell table:style-name="Default" office:value-type="float" office:value="9.91749" calcext:value-type="float">
            <text:p>9.91749</text:p>
          </table:table-cell>
          <table:table-cell table:style-name="Default" office:value-type="float" office:value="36.7578" calcext:value-type="float">
            <text:p>36.7578</text:p>
          </table:table-cell>
          <table:table-cell table:style-name="Default" office:value-type="float" office:value="49.12" calcext:value-type="float">
            <text:p>49.12</text:p>
          </table:table-cell>
          <table:table-cell table:style-name="Default" office:value-type="float" office:value="79.6" calcext:value-type="float">
            <text:p>79.6</text:p>
          </table:table-cell>
          <table:table-cell table:style-name="Default" office:value-type="float" office:value="21.32" calcext:value-type="float">
            <text:p>21.32</text:p>
          </table:table-cell>
          <table:table-cell table:style-name="Default" office:value-type="float" office:value="80.76" calcext:value-type="float">
            <text:p>80.76</text:p>
          </table:table-cell>
          <table:table-cell table:style-name="Default" office:value-type="float" office:value="230.8" calcext:value-type="float">
            <text:p>230.8</text:p>
          </table:table-cell>
          <table:table-cell table:style-name="Default" office:value-type="float" office:value="21.2825" calcext:value-type="float">
            <text:p>21.2825</text:p>
          </table:table-cell>
          <table:table-cell table:style-name="Default" office:value-type="float" office:value="34.4887" calcext:value-type="float">
            <text:p>34.4887</text:p>
          </table:table-cell>
          <table:table-cell table:style-name="Default" office:value-type="float" office:value="9.23744" calcext:value-type="float">
            <text:p>9.23744</text:p>
          </table:table-cell>
          <table:table-cell table:style-name="Default" office:value-type="float" office:value="34.9913" calcext:value-type="float">
            <text:p>34.9913</text:p>
          </table:table-cell>
        </table:table-row>
        <table:table-row table:style-name="ro1">
          <table:table-cell table:style-name="ce10" office:value-type="string" calcext:value-type="string">
            <text:p>grubhub-11-5.tsp </text:p>
          </table:table-cell>
          <table:table-cell table:style-name="Default" office:value-type="float" office:value="129.04" calcext:value-type="float">
            <text:p>129.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0.16" calcext:value-type="float">
            <text:p>170.16</text:p>
          </table:table-cell>
          <table:table-cell table:style-name="Default" office:value-type="float" office:value="299.2" calcext:value-type="float">
            <text:p>299.2</text:p>
          </table:table-cell>
          <table:table-cell table:style-name="Default" office:value-type="float" office:value="43.1283" calcext:value-type="float">
            <text:p>43.128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6.8717" calcext:value-type="float">
            <text:p>56.8717</text:p>
          </table:table-cell>
          <table:table-cell table:style-name="Default" office:value-type="float" office:value="101.38" calcext:value-type="float">
            <text:p>101.38</text:p>
          </table:table-cell>
          <table:table-cell table:style-name="Default" office:value-type="float" office:value="16.14" calcext:value-type="float">
            <text:p>16.14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float" office:value="142.22" calcext:value-type="float">
            <text:p>142.22</text:p>
          </table:table-cell>
          <table:table-cell table:style-name="Default" office:value-type="float" office:value="272.54" calcext:value-type="float">
            <text:p>272.54</text:p>
          </table:table-cell>
          <table:table-cell table:style-name="Default" office:value-type="float" office:value="37.1982" calcext:value-type="float">
            <text:p>37.1982</text:p>
          </table:table-cell>
          <table:table-cell table:style-name="Default" office:value-type="float" office:value="5.92207" calcext:value-type="float">
            <text:p>5.92207</text:p>
          </table:table-cell>
          <table:table-cell table:style-name="Default" office:value-type="float" office:value="4.69656" calcext:value-type="float">
            <text:p>4.69656</text:p>
          </table:table-cell>
          <table:table-cell table:style-name="Default" office:value-type="float" office:value="52.1832" calcext:value-type="float">
            <text:p>52.1832</text:p>
          </table:table-cell>
          <table:table-cell table:style-name="Default" office:value-type="float" office:value="87.52" calcext:value-type="float">
            <text:p>87.52</text:p>
          </table:table-cell>
          <table:table-cell table:style-name="Default" office:value-type="float" office:value="16.14" calcext:value-type="float">
            <text:p>16.14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float" office:value="120.3" calcext:value-type="float">
            <text:p>120.3</text:p>
          </table:table-cell>
          <table:table-cell table:style-name="Default" office:value-type="float" office:value="236.76" calcext:value-type="float">
            <text:p>236.76</text:p>
          </table:table-cell>
          <table:table-cell table:style-name="Default" office:value-type="float" office:value="36.9657" calcext:value-type="float">
            <text:p>36.9657</text:p>
          </table:table-cell>
          <table:table-cell table:style-name="Default" office:value-type="float" office:value="6.81703" calcext:value-type="float">
            <text:p>6.81703</text:p>
          </table:table-cell>
          <table:table-cell table:style-name="Default" office:value-type="float" office:value="5.40632" calcext:value-type="float">
            <text:p>5.40632</text:p>
          </table:table-cell>
          <table:table-cell table:style-name="Default" office:value-type="float" office:value="50.8109" calcext:value-type="float">
            <text:p>50.8109</text:p>
          </table:table-cell>
          <table:table-cell table:style-name="Default" office:value-type="float" office:value="75.8" calcext:value-type="float">
            <text:p>75.8</text:p>
          </table:table-cell>
          <table:table-cell table:style-name="Default" office:value-type="float" office:value="16.14" calcext:value-type="float">
            <text:p>16.14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float" office:value="102.06" calcext:value-type="float">
            <text:p>102.06</text:p>
          </table:table-cell>
          <table:table-cell table:style-name="Default" office:value-type="float" office:value="206.8" calcext:value-type="float">
            <text:p>206.8</text:p>
          </table:table-cell>
          <table:table-cell table:style-name="Default" office:value-type="float" office:value="36.6538" calcext:value-type="float">
            <text:p>36.6538</text:p>
          </table:table-cell>
          <table:table-cell table:style-name="Default" office:value-type="float" office:value="7.80464" calcext:value-type="float">
            <text:p>7.80464</text:p>
          </table:table-cell>
          <table:table-cell table:style-name="Default" office:value-type="float" office:value="6.18956" calcext:value-type="float">
            <text:p>6.18956</text:p>
          </table:table-cell>
          <table:table-cell table:style-name="Default" office:value-type="float" office:value="49.352" calcext:value-type="float">
            <text:p>49.352</text:p>
          </table:table-cell>
        </table:table-row>
        <table:table-row table:style-name="ro1">
          <table:table-cell table:style-name="ce10" office:value-type="string" calcext:value-type="string">
            <text:p>grubhub-11-6.tsp </text:p>
          </table:table-cell>
          <table:table-cell table:style-name="Default" office:value-type="float" office:value="86.34" calcext:value-type="float">
            <text:p>86.34</text:p>
          </table:table-cell>
          <table:table-cell table:style-name="Default" office:value-type="float" office:value="13.56" calcext:value-type="float">
            <text:p>13.56</text:p>
          </table:table-cell>
          <table:table-cell table:style-name="Default" office:value-type="float" office:value="12.24" calcext:value-type="float">
            <text:p>12.24</text:p>
          </table:table-cell>
          <table:table-cell table:style-name="Default" office:value-type="float" office:value="120.02" calcext:value-type="float">
            <text:p>120.02</text:p>
          </table:table-cell>
          <table:table-cell table:style-name="Default" office:value-type="float" office:value="232.16" calcext:value-type="float">
            <text:p>232.16</text:p>
          </table:table-cell>
          <table:table-cell table:style-name="Default" office:value-type="float" office:value="37.1899" calcext:value-type="float">
            <text:p>37.1899</text:p>
          </table:table-cell>
          <table:table-cell table:style-name="Default" office:value-type="float" office:value="5.8408" calcext:value-type="float">
            <text:p>5.8408</text:p>
          </table:table-cell>
          <table:table-cell table:style-name="Default" office:value-type="float" office:value="5.27223" calcext:value-type="float">
            <text:p>5.27223</text:p>
          </table:table-cell>
          <table:table-cell table:style-name="Default" office:value-type="float" office:value="51.6971" calcext:value-type="float">
            <text:p>51.6971</text:p>
          </table:table-cell>
          <table:table-cell table:style-name="Default" office:value-type="float" office:value="78.8" calcext:value-type="float">
            <text:p>78.8</text:p>
          </table:table-cell>
          <table:table-cell table:style-name="Default" office:value-type="float" office:value="13.56" calcext:value-type="float">
            <text:p>13.56</text:p>
          </table:table-cell>
          <table:table-cell table:style-name="Default" office:value-type="float" office:value="12.24" calcext:value-type="float">
            <text:p>12.24</text:p>
          </table:table-cell>
          <table:table-cell table:style-name="Default" office:value-type="float" office:value="99.78" calcext:value-type="float">
            <text:p>99.78</text:p>
          </table:table-cell>
          <table:table-cell table:style-name="Default" office:value-type="float" office:value="204.38" calcext:value-type="float">
            <text:p>204.38</text:p>
          </table:table-cell>
          <table:table-cell table:style-name="Default" office:value-type="float" office:value="38.5556" calcext:value-type="float">
            <text:p>38.5556</text:p>
          </table:table-cell>
          <table:table-cell table:style-name="Default" office:value-type="float" office:value="6.6347" calcext:value-type="float">
            <text:p>6.6347</text:p>
          </table:table-cell>
          <table:table-cell table:style-name="Default" office:value-type="float" office:value="5.98884" calcext:value-type="float">
            <text:p>5.98884</text:p>
          </table:table-cell>
          <table:table-cell table:style-name="Default" office:value-type="float" office:value="48.8208" calcext:value-type="float">
            <text:p>48.8208</text:p>
          </table:table-cell>
          <table:table-cell table:style-name="Default" office:value-type="float" office:value="65.12" calcext:value-type="float">
            <text:p>65.12</text:p>
          </table:table-cell>
          <table:table-cell table:style-name="Default" office:value-type="float" office:value="13.56" calcext:value-type="float">
            <text:p>13.56</text:p>
          </table:table-cell>
          <table:table-cell table:style-name="Default" office:value-type="float" office:value="12.24" calcext:value-type="float">
            <text:p>12.24</text:p>
          </table:table-cell>
          <table:table-cell table:style-name="Default" office:value-type="float" office:value="88.1" calcext:value-type="float">
            <text:p>88.1</text:p>
          </table:table-cell>
          <table:table-cell table:style-name="Default" office:value-type="float" office:value="179.02" calcext:value-type="float">
            <text:p>179.02</text:p>
          </table:table-cell>
          <table:table-cell table:style-name="Default" office:value-type="float" office:value="36.3758" calcext:value-type="float">
            <text:p>36.3758</text:p>
          </table:table-cell>
          <table:table-cell table:style-name="Default" office:value-type="float" office:value="7.57457" calcext:value-type="float">
            <text:p>7.57457</text:p>
          </table:table-cell>
          <table:table-cell table:style-name="Default" office:value-type="float" office:value="6.83722" calcext:value-type="float">
            <text:p>6.83722</text:p>
          </table:table-cell>
          <table:table-cell table:style-name="Default" office:value-type="float" office:value="49.2124" calcext:value-type="float">
            <text:p>49.2124</text:p>
          </table:table-cell>
          <table:table-cell table:style-name="Default" office:value-type="float" office:value="52.1" calcext:value-type="float">
            <text:p>52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13.02" calcext:value-type="float">
            <text:p>13.02</text:p>
          </table:table-cell>
          <table:table-cell table:style-name="Default" office:value-type="float" office:value="69.72" calcext:value-type="float">
            <text:p>69.72</text:p>
          </table:table-cell>
          <table:table-cell table:style-name="Default" office:value-type="float" office:value="155.54" calcext:value-type="float">
            <text:p>155.54</text:p>
          </table:table-cell>
          <table:table-cell table:style-name="Default" office:value-type="float" office:value="33.4962" calcext:value-type="float">
            <text:p>33.4962</text:p>
          </table:table-cell>
          <table:table-cell table:style-name="Default" office:value-type="float" office:value="13.3085" calcext:value-type="float">
            <text:p>13.3085</text:p>
          </table:table-cell>
          <table:table-cell table:style-name="Default" office:value-type="float" office:value="8.37084" calcext:value-type="float">
            <text:p>8.37084</text:p>
          </table:table-cell>
          <table:table-cell table:style-name="Default" office:value-type="float" office:value="44.8245" calcext:value-type="float">
            <text:p>44.8245</text:p>
          </table:table-cell>
        </table:table-row>
        <table:table-row table:style-name="ro1">
          <table:table-cell table:style-name="ce10" office:value-type="string" calcext:value-type="string">
            <text:p>grubhub-11-7.tsp </text:p>
          </table:table-cell>
          <table:table-cell table:style-name="Default" office:value-type="float" office:value="76.88" calcext:value-type="float">
            <text:p>76.88</text:p>
          </table:table-cell>
          <table:table-cell table:style-name="Default" office:value-type="float" office:value="13.42" calcext:value-type="float">
            <text:p>13.42</text:p>
          </table:table-cell>
          <table:table-cell table:style-name="Default" office:value-type="float" office:value="5.78" calcext:value-type="float">
            <text:p>5.78</text:p>
          </table:table-cell>
          <table:table-cell table:style-name="Default" office:value-type="float" office:value="147.42" calcext:value-type="float">
            <text:p>147.42</text:p>
          </table:table-cell>
          <table:table-cell table:style-name="Default" office:value-type="float" office:value="243.5" calcext:value-type="float">
            <text:p>243.5</text:p>
          </table:table-cell>
          <table:table-cell table:style-name="Default" office:value-type="float" office:value="31.5729" calcext:value-type="float">
            <text:p>31.5729</text:p>
          </table:table-cell>
          <table:table-cell table:style-name="Default" office:value-type="float" office:value="5.51129" calcext:value-type="float">
            <text:p>5.51129</text:p>
          </table:table-cell>
          <table:table-cell table:style-name="Default" office:value-type="float" office:value="2.37372" calcext:value-type="float">
            <text:p>2.37372</text:p>
          </table:table-cell>
          <table:table-cell table:style-name="Default" office:value-type="float" office:value="60.5421" calcext:value-type="float">
            <text:p>60.5421</text:p>
          </table:table-cell>
          <table:table-cell table:style-name="Default" office:value-type="float" office:value="64.1" calcext:value-type="float">
            <text:p>64.1</text:p>
          </table:table-cell>
          <table:table-cell table:style-name="Default" office:value-type="float" office:value="19.62" calcext:value-type="float">
            <text:p>19.62</text:p>
          </table:table-cell>
          <table:table-cell table:style-name="Default" office:value-type="float" office:value="13.8" calcext:value-type="float">
            <text:p>13.8</text:p>
          </table:table-cell>
          <table:table-cell table:style-name="Default" office:value-type="float" office:value="135.88" calcext:value-type="float">
            <text:p>135.88</text:p>
          </table:table-cell>
          <table:table-cell table:style-name="Default" office:value-type="float" office:value="233.4" calcext:value-type="float">
            <text:p>233.4</text:p>
          </table:table-cell>
          <table:table-cell table:style-name="Default" office:value-type="float" office:value="27.4636" calcext:value-type="float">
            <text:p>27.4636</text:p>
          </table:table-cell>
          <table:table-cell table:style-name="Default" office:value-type="float" office:value="8.40617" calcext:value-type="float">
            <text:p>8.40617</text:p>
          </table:table-cell>
          <table:table-cell table:style-name="Default" office:value-type="float" office:value="5.9126" calcext:value-type="float">
            <text:p>5.9126</text:p>
          </table:table-cell>
          <table:table-cell table:style-name="Default" office:value-type="float" office:value="58.2177" calcext:value-type="float">
            <text:p>58.2177</text:p>
          </table:table-cell>
          <table:table-cell table:style-name="Default" office:value-type="float" office:value="59.06" calcext:value-type="float">
            <text:p>59.06</text:p>
          </table:table-cell>
          <table:table-cell table:style-name="Default" office:value-type="float" office:value="19.62" calcext:value-type="float">
            <text:p>19.62</text:p>
          </table:table-cell>
          <table:table-cell table:style-name="Default" office:value-type="float" office:value="13.8" calcext:value-type="float">
            <text:p>13.8</text:p>
          </table:table-cell>
          <table:table-cell table:style-name="Default" office:value-type="float" office:value="122.52" calcext:value-type="float">
            <text:p>122.52</text:p>
          </table:table-cell>
          <table:table-cell table:style-name="Default" office:value-type="float" office:value="215" calcext:value-type="float">
            <text:p>215</text:p>
          </table:table-cell>
          <table:table-cell table:style-name="Default" office:value-type="float" office:value="27.4698" calcext:value-type="float">
            <text:p>27.4698</text:p>
          </table:table-cell>
          <table:table-cell table:style-name="Default" office:value-type="float" office:value="9.12558" calcext:value-type="float">
            <text:p>9.12558</text:p>
          </table:table-cell>
          <table:table-cell table:style-name="Default" office:value-type="float" office:value="6.4186" calcext:value-type="float">
            <text:p>6.4186</text:p>
          </table:table-cell>
          <table:table-cell table:style-name="Default" office:value-type="float" office:value="56.986" calcext:value-type="float">
            <text:p>56.986</text:p>
          </table:table-cell>
          <table:table-cell table:style-name="Default" office:value-type="float" office:value="33.76" calcext:value-type="float">
            <text:p>33.76</text:p>
          </table:table-cell>
          <table:table-cell table:style-name="Default" office:value-type="float" office:value="55.54" calcext:value-type="float">
            <text:p>55.54</text:p>
          </table:table-cell>
          <table:table-cell table:style-name="Default" office:value-type="float" office:value="33.32" calcext:value-type="float">
            <text:p>33.32</text:p>
          </table:table-cell>
          <table:table-cell table:style-name="Default" office:value-type="float" office:value="97.6" calcext:value-type="float">
            <text:p>97.6</text:p>
          </table:table-cell>
          <table:table-cell table:style-name="Default" office:value-type="float" office:value="220.22" calcext:value-type="float">
            <text:p>220.22</text:p>
          </table:table-cell>
          <table:table-cell table:style-name="Default" office:value-type="float" office:value="15.3301" calcext:value-type="float">
            <text:p>15.3301</text:p>
          </table:table-cell>
          <table:table-cell table:style-name="Default" office:value-type="float" office:value="25.2202" calcext:value-type="float">
            <text:p>25.2202</text:p>
          </table:table-cell>
          <table:table-cell table:style-name="Default" office:value-type="float" office:value="15.1303" calcext:value-type="float">
            <text:p>15.1303</text:p>
          </table:table-cell>
          <table:table-cell table:style-name="Default" office:value-type="float" office:value="44.3193" calcext:value-type="float">
            <text:p>44.3193</text:p>
          </table:table-cell>
        </table:table-row>
        <table:table-row table:style-name="ro1">
          <table:table-cell table:style-name="ce10" office:value-type="string" calcext:value-type="string">
            <text:p>grubhub-11-8.tsp </text:p>
          </table:table-cell>
          <table:table-cell table:style-name="Default" office:value-type="float" office:value="98.72" calcext:value-type="float">
            <text:p>98.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5.12" calcext:value-type="float">
            <text:p>105.12</text:p>
          </table:table-cell>
          <table:table-cell table:style-name="Default" office:value-type="float" office:value="203.84" calcext:value-type="float">
            <text:p>203.84</text:p>
          </table:table-cell>
          <table:table-cell table:style-name="Default" office:value-type="float" office:value="48.4301" calcext:value-type="float">
            <text:p>48.430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1.5699" calcext:value-type="float">
            <text:p>51.5699</text:p>
          </table:table-cell>
          <table:table-cell table:style-name="Default" office:value-type="float" office:value="82.22" calcext:value-type="float">
            <text:p>82.22</text:p>
          </table:table-cell>
          <table:table-cell table:style-name="Default" office:value-type="float" office:value="23.86" calcext:value-type="float">
            <text:p>23.86</text:p>
          </table:table-cell>
          <table:table-cell table:style-name="Default" office:value-type="float" office:value="12.44" calcext:value-type="float">
            <text:p>12.44</text:p>
          </table:table-cell>
          <table:table-cell table:style-name="Default" office:value-type="float" office:value="82.88" calcext:value-type="float">
            <text:p>82.88</text:p>
          </table:table-cell>
          <table:table-cell table:style-name="Default" office:value-type="float" office:value="201.4" calcext:value-type="float">
            <text:p>201.4</text:p>
          </table:table-cell>
          <table:table-cell table:style-name="Default" office:value-type="float" office:value="40.8242" calcext:value-type="float">
            <text:p>40.8242</text:p>
          </table:table-cell>
          <table:table-cell table:style-name="Default" office:value-type="float" office:value="11.8471" calcext:value-type="float">
            <text:p>11.8471</text:p>
          </table:table-cell>
          <table:table-cell table:style-name="Default" office:value-type="float" office:value="6.17676" calcext:value-type="float">
            <text:p>6.17676</text:p>
          </table:table-cell>
          <table:table-cell table:style-name="Default" office:value-type="float" office:value="41.1519" calcext:value-type="float">
            <text:p>41.1519</text:p>
          </table:table-cell>
          <table:table-cell table:style-name="Default" office:value-type="float" office:value="65.04" calcext:value-type="float">
            <text:p>65.04</text:p>
          </table:table-cell>
          <table:table-cell table:style-name="Default" office:value-type="float" office:value="41.98" calcext:value-type="float">
            <text:p>41.98</text:p>
          </table:table-cell>
          <table:table-cell table:style-name="Default" office:value-type="float" office:value="22.56" calcext:value-type="float">
            <text:p>22.56</text:p>
          </table:table-cell>
          <table:table-cell table:style-name="Default" office:value-type="float" office:value="71.64" calcext:value-type="float">
            <text:p>71.64</text:p>
          </table:table-cell>
          <table:table-cell table:style-name="Default" office:value-type="float" office:value="201.22" calcext:value-type="float">
            <text:p>201.22</text:p>
          </table:table-cell>
          <table:table-cell table:style-name="Default" office:value-type="float" office:value="32.3228" calcext:value-type="float">
            <text:p>32.3228</text:p>
          </table:table-cell>
          <table:table-cell table:style-name="Default" office:value-type="float" office:value="20.8627" calcext:value-type="float">
            <text:p>20.8627</text:p>
          </table:table-cell>
          <table:table-cell table:style-name="Default" office:value-type="float" office:value="11.2116" calcext:value-type="float">
            <text:p>11.2116</text:p>
          </table:table-cell>
          <table:table-cell table:style-name="Default" office:value-type="float" office:value="35.6028" calcext:value-type="float">
            <text:p>35.6028</text:p>
          </table:table-cell>
          <table:table-cell table:style-name="Default" office:value-type="float" office:value="42.24" calcext:value-type="float">
            <text:p>42.24</text:p>
          </table:table-cell>
          <table:table-cell table:style-name="Default" office:value-type="float" office:value="59.62" calcext:value-type="float">
            <text:p>59.62</text:p>
          </table:table-cell>
          <table:table-cell table:style-name="Default" office:value-type="float" office:value="29.34" calcext:value-type="float">
            <text:p>29.34</text:p>
          </table:table-cell>
          <table:table-cell table:style-name="Default" office:value-type="float" office:value="58.36" calcext:value-type="float">
            <text:p>58.36</text:p>
          </table:table-cell>
          <table:table-cell table:style-name="Default" office:value-type="float" office:value="189.56" calcext:value-type="float">
            <text:p>189.56</text:p>
          </table:table-cell>
          <table:table-cell table:style-name="Default" office:value-type="float" office:value="22.2832" calcext:value-type="float">
            <text:p>22.2832</text:p>
          </table:table-cell>
          <table:table-cell table:style-name="Default" office:value-type="float" office:value="31.4518" calcext:value-type="float">
            <text:p>31.4518</text:p>
          </table:table-cell>
          <table:table-cell table:style-name="Default" office:value-type="float" office:value="15.4779" calcext:value-type="float">
            <text:p>15.4779</text:p>
          </table:table-cell>
          <table:table-cell table:style-name="Default" office:value-type="float" office:value="30.7871" calcext:value-type="float">
            <text:p>30.7871</text:p>
          </table:table-cell>
        </table:table-row>
        <table:table-row table:style-name="ro1">
          <table:table-cell table:style-name="ce10" office:value-type="string" calcext:value-type="string">
            <text:p>grubhub-11-9.tsp </text:p>
          </table:table-cell>
          <table:table-cell table:style-name="Default" office:value-type="float" office:value="108.6" calcext:value-type="float">
            <text:p>108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9.44" calcext:value-type="float">
            <text:p>109.44</text:p>
          </table:table-cell>
          <table:table-cell table:style-name="Default" office:value-type="float" office:value="218.04" calcext:value-type="float">
            <text:p>218.04</text:p>
          </table:table-cell>
          <table:table-cell table:style-name="Default" office:value-type="float" office:value="49.8074" calcext:value-type="float">
            <text:p>49.80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.1926" calcext:value-type="float">
            <text:p>50.1926</text:p>
          </table:table-cell>
          <table:table-cell table:style-name="Default" office:value-type="float" office:value="81.46" calcext:value-type="float">
            <text:p>81.46</text:p>
          </table:table-cell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15.52" calcext:value-type="float">
            <text:p>15.52</text:p>
          </table:table-cell>
          <table:table-cell table:style-name="Default" office:value-type="float" office:value="98.92" calcext:value-type="float">
            <text:p>98.92</text:p>
          </table:table-cell>
          <table:table-cell table:style-name="Default" office:value-type="float" office:value="208.2" calcext:value-type="float">
            <text:p>208.2</text:p>
          </table:table-cell>
          <table:table-cell table:style-name="Default" office:value-type="float" office:value="39.1258" calcext:value-type="float">
            <text:p>39.1258</text:p>
          </table:table-cell>
          <table:table-cell table:style-name="Default" office:value-type="float" office:value="5.90778" calcext:value-type="float">
            <text:p>5.90778</text:p>
          </table:table-cell>
          <table:table-cell table:style-name="Default" office:value-type="float" office:value="7.45437" calcext:value-type="float">
            <text:p>7.45437</text:p>
          </table:table-cell>
          <table:table-cell table:style-name="Default" office:value-type="float" office:value="47.512" calcext:value-type="float">
            <text:p>47.512</text:p>
          </table:table-cell>
          <table:table-cell table:style-name="Default" office:value-type="float" office:value="55.7" calcext:value-type="float">
            <text:p>55.7</text:p>
          </table:table-cell>
          <table:table-cell table:style-name="Default" office:value-type="float" office:value="33.04" calcext:value-type="float">
            <text:p>33.04</text:p>
          </table:table-cell>
          <table:table-cell table:style-name="Default" office:value-type="float" office:value="29.1" calcext:value-type="float">
            <text:p>29.1</text:p>
          </table:table-cell>
          <table:table-cell table:style-name="Default" office:value-type="float" office:value="75.1" calcext:value-type="float">
            <text:p>75.1</text:p>
          </table:table-cell>
          <table:table-cell table:style-name="Default" office:value-type="float" office:value="192.94" calcext:value-type="float">
            <text:p>192.94</text:p>
          </table:table-cell>
          <table:table-cell table:style-name="Default" office:value-type="float" office:value="28.8691" calcext:value-type="float">
            <text:p>28.8691</text:p>
          </table:table-cell>
          <table:table-cell table:style-name="Default" office:value-type="float" office:value="17.1245" calcext:value-type="float">
            <text:p>17.1245</text:p>
          </table:table-cell>
          <table:table-cell table:style-name="Default" office:value-type="float" office:value="15.0824" calcext:value-type="float">
            <text:p>15.0824</text:p>
          </table:table-cell>
          <table:table-cell table:style-name="Default" office:value-type="float" office:value="38.924" calcext:value-type="float">
            <text:p>38.924</text:p>
          </table:table-cell>
          <table:table-cell table:style-name="Default" office:value-type="float" office:value="39.22" calcext:value-type="float">
            <text:p>39.22</text:p>
          </table:table-cell>
          <table:table-cell table:style-name="Default" office:value-type="float" office:value="50.84" calcext:value-type="float">
            <text:p>50.8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75.08" calcext:value-type="float">
            <text:p>75.08</text:p>
          </table:table-cell>
          <table:table-cell table:style-name="Default" office:value-type="float" office:value="197.14" calcext:value-type="float">
            <text:p>197.14</text:p>
          </table:table-cell>
          <table:table-cell table:style-name="Default" office:value-type="float" office:value="19.8945" calcext:value-type="float">
            <text:p>19.8945</text:p>
          </table:table-cell>
          <table:table-cell table:style-name="Default" office:value-type="float" office:value="25.7888" calcext:value-type="float">
            <text:p>25.7888</text:p>
          </table:table-cell>
          <table:table-cell table:style-name="Default" office:value-type="float" office:value="16.2321" calcext:value-type="float">
            <text:p>16.2321</text:p>
          </table:table-cell>
          <table:table-cell table:style-name="Default" office:value-type="float" office:value="38.0846" calcext:value-type="float">
            <text:p>38.0846</text:p>
          </table:table-cell>
        </table:table-row>
        <table:table-row table:style-name="ro1">
          <table:table-cell table:style-name="ce10" office:value-type="string" calcext:value-type="string">
            <text:p>grubhub-12-0.tsp </text:p>
          </table:table-cell>
          <table:table-cell table:style-name="Default" office:value-type="float" office:value="102.78" calcext:value-type="float">
            <text:p>102.78</text:p>
          </table:table-cell>
          <table:table-cell table:style-name="Default" office:value-type="float" office:value="10.72" calcext:value-type="float">
            <text:p>10.72</text:p>
          </table:table-cell>
          <table:table-cell table:style-name="Default" office:value-type="float" office:value="10.92" calcext:value-type="float">
            <text:p>10.92</text:p>
          </table:table-cell>
          <table:table-cell table:style-name="Default" office:value-type="float" office:value="157.56" calcext:value-type="float">
            <text:p>157.56</text:p>
          </table:table-cell>
          <table:table-cell table:style-name="Default" office:value-type="float" office:value="281.98" calcext:value-type="float">
            <text:p>281.98</text:p>
          </table:table-cell>
          <table:table-cell table:style-name="Default" office:value-type="float" office:value="36.4494" calcext:value-type="float">
            <text:p>36.4494</text:p>
          </table:table-cell>
          <table:table-cell table:style-name="Default" office:value-type="float" office:value="3.80169" calcext:value-type="float">
            <text:p>3.80169</text:p>
          </table:table-cell>
          <table:table-cell table:style-name="Default" office:value-type="float" office:value="3.87262" calcext:value-type="float">
            <text:p>3.87262</text:p>
          </table:table-cell>
          <table:table-cell table:style-name="Default" office:value-type="float" office:value="55.8763" calcext:value-type="float">
            <text:p>55.8763</text:p>
          </table:table-cell>
          <table:table-cell table:style-name="Default" office:value-type="float" office:value="85.48" calcext:value-type="float">
            <text:p>85.48</text:p>
          </table:table-cell>
          <table:table-cell table:style-name="Default" office:value-type="float" office:value="25.16" calcext:value-type="float">
            <text:p>25.16</text:p>
          </table:table-cell>
          <table:table-cell table:style-name="Default" office:value-type="float" office:value="22.34" calcext:value-type="float">
            <text:p>22.34</text:p>
          </table:table-cell>
          <table:table-cell table:style-name="Default" office:value-type="float" office:value="138.16" calcext:value-type="float">
            <text:p>138.16</text:p>
          </table:table-cell>
          <table:table-cell table:style-name="Default" office:value-type="float" office:value="271.14" calcext:value-type="float">
            <text:p>271.14</text:p>
          </table:table-cell>
          <table:table-cell table:style-name="Default" office:value-type="float" office:value="31.5261" calcext:value-type="float">
            <text:p>31.5261</text:p>
          </table:table-cell>
          <table:table-cell table:style-name="Default" office:value-type="float" office:value="9.27934" calcext:value-type="float">
            <text:p>9.27934</text:p>
          </table:table-cell>
          <table:table-cell table:style-name="Default" office:value-type="float" office:value="8.23929" calcext:value-type="float">
            <text:p>8.23929</text:p>
          </table:table-cell>
          <table:table-cell table:style-name="Default" office:value-type="float" office:value="50.9552" calcext:value-type="float">
            <text:p>50.9552</text:p>
          </table:table-cell>
          <table:table-cell table:style-name="Default" office:value-type="float" office:value="63.48" calcext:value-type="float">
            <text:p>63.48</text:p>
          </table:table-cell>
          <table:table-cell table:style-name="Default" office:value-type="float" office:value="42.92" calcext:value-type="float">
            <text:p>42.92</text:p>
          </table:table-cell>
          <table:table-cell table:style-name="Default" office:value-type="float" office:value="28.48" calcext:value-type="float">
            <text:p>28.48</text:p>
          </table:table-cell>
          <table:table-cell table:style-name="Default" office:value-type="float" office:value="122.12" calcext:value-type="float">
            <text:p>122.12</text:p>
          </table:table-cell>
          <table:table-cell table:style-name="Default" office:value-type="float" office:value="257" calcext:value-type="float">
            <text:p>257</text:p>
          </table:table-cell>
          <table:table-cell table:style-name="Default" office:value-type="float" office:value="24.7004" calcext:value-type="float">
            <text:p>24.7004</text:p>
          </table:table-cell>
          <table:table-cell table:style-name="Default" office:value-type="float" office:value="16.7004" calcext:value-type="float">
            <text:p>16.7004</text:p>
          </table:table-cell>
          <table:table-cell table:style-name="Default" office:value-type="float" office:value="11.0817" calcext:value-type="float">
            <text:p>11.0817</text:p>
          </table:table-cell>
          <table:table-cell table:style-name="Default" office:value-type="float" office:value="47.5175" calcext:value-type="float">
            <text:p>47.5175</text:p>
          </table:table-cell>
          <table:table-cell table:style-name="Default" office:value-type="float" office:value="34.32" calcext:value-type="float">
            <text:p>34.32</text:p>
          </table:table-cell>
          <table:table-cell table:style-name="Default" office:value-type="float" office:value="57.06" calcext:value-type="float">
            <text:p>57.06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85.48" calcext:value-type="float">
            <text:p>85.48</text:p>
          </table:table-cell>
          <table:table-cell table:style-name="Default" office:value-type="float" office:value="216.56" calcext:value-type="float">
            <text:p>216.56</text:p>
          </table:table-cell>
          <table:table-cell table:style-name="Default" office:value-type="float" office:value="15.8478" calcext:value-type="float">
            <text:p>15.8478</text:p>
          </table:table-cell>
          <table:table-cell table:style-name="Default" office:value-type="float" office:value="26.3484" calcext:value-type="float">
            <text:p>26.3484</text:p>
          </table:table-cell>
          <table:table-cell table:style-name="Default" office:value-type="float" office:value="18.3321" calcext:value-type="float">
            <text:p>18.3321</text:p>
          </table:table-cell>
          <table:table-cell table:style-name="Default" office:value-type="float" office:value="39.4717" calcext:value-type="float">
            <text:p>39.4717</text:p>
          </table:table-cell>
        </table:table-row>
        <table:table-row table:style-name="ro1">
          <table:table-cell table:style-name="ce10" office:value-type="string" calcext:value-type="string">
            <text:p>grubhub-12-1.tsp </text:p>
          </table:table-cell>
          <table:table-cell table:style-name="Default" office:value-type="float" office:value="98.9" calcext:value-type="float">
            <text:p>98.9</text:p>
          </table:table-cell>
          <table:table-cell table:style-name="Default" office:value-type="float" office:value="29.86" calcext:value-type="float">
            <text:p>29.86</text:p>
          </table:table-cell>
          <table:table-cell table:style-name="Default" office:value-type="float" office:value="6.42" calcext:value-type="float">
            <text:p>6.42</text:p>
          </table:table-cell>
          <table:table-cell table:style-name="Default" office:value-type="float" office:value="160.86" calcext:value-type="float">
            <text:p>160.86</text:p>
          </table:table-cell>
          <table:table-cell table:style-name="Default" office:value-type="float" office:value="296.04" calcext:value-type="float">
            <text:p>296.04</text:p>
          </table:table-cell>
          <table:table-cell table:style-name="Default" office:value-type="float" office:value="33.4076" calcext:value-type="float">
            <text:p>33.4076</text:p>
          </table:table-cell>
          <table:table-cell table:style-name="Default" office:value-type="float" office:value="10.0865" calcext:value-type="float">
            <text:p>10.0865</text:p>
          </table:table-cell>
          <table:table-cell table:style-name="Default" office:value-type="float" office:value="2.16863" calcext:value-type="float">
            <text:p>2.16863</text:p>
          </table:table-cell>
          <table:table-cell table:style-name="Default" office:value-type="float" office:value="54.3373" calcext:value-type="float">
            <text:p>54.3373</text:p>
          </table:table-cell>
          <table:table-cell table:style-name="Default" office:value-type="float" office:value="85.58" calcext:value-type="float">
            <text:p>85.58</text:p>
          </table:table-cell>
          <table:table-cell table:style-name="Default" office:value-type="float" office:value="21.66" calcext:value-type="float">
            <text:p>21.66</text:p>
          </table:table-cell>
          <table:table-cell table:style-name="Default" office:value-type="float" office:value="6.42" calcext:value-type="float">
            <text:p>6.42</text:p>
          </table:table-cell>
          <table:table-cell table:style-name="Default" office:value-type="float" office:value="148.22" calcext:value-type="float">
            <text:p>148.22</text:p>
          </table:table-cell>
          <table:table-cell table:style-name="Default" office:value-type="float" office:value="261.88" calcext:value-type="float">
            <text:p>261.88</text:p>
          </table:table-cell>
          <table:table-cell table:style-name="Default" office:value-type="float" office:value="32.6791" calcext:value-type="float">
            <text:p>32.6791</text:p>
          </table:table-cell>
          <table:table-cell table:style-name="Default" office:value-type="float" office:value="8.27096" calcext:value-type="float">
            <text:p>8.27096</text:p>
          </table:table-cell>
          <table:table-cell table:style-name="Default" office:value-type="float" office:value="2.4515" calcext:value-type="float">
            <text:p>2.4515</text:p>
          </table:table-cell>
          <table:table-cell table:style-name="Default" office:value-type="float" office:value="56.5984" calcext:value-type="float">
            <text:p>56.5984</text:p>
          </table:table-cell>
          <table:table-cell table:style-name="Default" office:value-type="float" office:value="67.1" calcext:value-type="float">
            <text:p>67.1</text:p>
          </table:table-cell>
          <table:table-cell table:style-name="Default" office:value-type="float" office:value="43.08" calcext:value-type="float">
            <text:p>43.08</text:p>
          </table:table-cell>
          <table:table-cell table:style-name="Default" office:value-type="float" office:value="15.68" calcext:value-type="float">
            <text:p>15.68</text:p>
          </table:table-cell>
          <table:table-cell table:style-name="Default" office:value-type="float" office:value="120.92" calcext:value-type="float">
            <text:p>120.92</text:p>
          </table:table-cell>
          <table:table-cell table:style-name="Default" office:value-type="float" office:value="246.78" calcext:value-type="float">
            <text:p>246.78</text:p>
          </table:table-cell>
          <table:table-cell table:style-name="Default" office:value-type="float" office:value="27.1902" calcext:value-type="float">
            <text:p>27.1902</text:p>
          </table:table-cell>
          <table:table-cell table:style-name="Default" office:value-type="float" office:value="17.4568" calcext:value-type="float">
            <text:p>17.4568</text:p>
          </table:table-cell>
          <table:table-cell table:style-name="Default" office:value-type="float" office:value="6.35384" calcext:value-type="float">
            <text:p>6.35384</text:p>
          </table:table-cell>
          <table:table-cell table:style-name="Default" office:value-type="float" office:value="48.9991" calcext:value-type="float">
            <text:p>48.9991</text:p>
          </table:table-cell>
          <table:table-cell table:style-name="Default" office:value-type="float" office:value="35.66" calcext:value-type="float">
            <text:p>35.66</text:p>
          </table:table-cell>
          <table:table-cell table:style-name="Default" office:value-type="float" office:value="68.86" calcext:value-type="float">
            <text:p>68.86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Default" office:value-type="float" office:value="97.7" calcext:value-type="float">
            <text:p>97.7</text:p>
          </table:table-cell>
          <table:table-cell table:style-name="Default" office:value-type="float" office:value="239.84" calcext:value-type="float">
            <text:p>239.84</text:p>
          </table:table-cell>
          <table:table-cell table:style-name="Default" office:value-type="float" office:value="14.8682" calcext:value-type="float">
            <text:p>14.8682</text:p>
          </table:table-cell>
          <table:table-cell table:style-name="Default" office:value-type="float" office:value="28.7108" calcext:value-type="float">
            <text:p>28.7108</text:p>
          </table:table-cell>
          <table:table-cell table:style-name="Default" office:value-type="float" office:value="15.6855" calcext:value-type="float">
            <text:p>15.6855</text:p>
          </table:table-cell>
          <table:table-cell table:style-name="Default" office:value-type="float" office:value="40.7355" calcext:value-type="float">
            <text:p>40.7355</text:p>
          </table:table-cell>
        </table:table-row>
        <table:table-row table:style-name="ro1">
          <table:table-cell table:style-name="ce10" office:value-type="string" calcext:value-type="string">
            <text:p>grubhub-12-2.tsp </text:p>
          </table:table-cell>
          <table:table-cell table:style-name="Default" office:value-type="float" office:value="87.64" calcext:value-type="float">
            <text:p>87.64</text:p>
          </table:table-cell>
          <table:table-cell table:style-name="Default" office:value-type="float" office:value="30.34" calcext:value-type="float">
            <text:p>30.34</text:p>
          </table:table-cell>
          <table:table-cell table:style-name="Default" office:value-type="float" office:value="5.92" calcext:value-type="float">
            <text:p>5.92</text:p>
          </table:table-cell>
          <table:table-cell table:style-name="Default" office:value-type="float" office:value="100.24" calcext:value-type="float">
            <text:p>100.24</text:p>
          </table:table-cell>
          <table:table-cell table:style-name="Default" office:value-type="float" office:value="224.14" calcext:value-type="float">
            <text:p>224.14</text:p>
          </table:table-cell>
          <table:table-cell table:style-name="Default" office:value-type="float" office:value="39.1006" calcext:value-type="float">
            <text:p>39.1006</text:p>
          </table:table-cell>
          <table:table-cell table:style-name="Default" office:value-type="float" office:value="13.5362" calcext:value-type="float">
            <text:p>13.5362</text:p>
          </table:table-cell>
          <table:table-cell table:style-name="Default" office:value-type="float" office:value="2.64121" calcext:value-type="float">
            <text:p>2.64121</text:p>
          </table:table-cell>
          <table:table-cell table:style-name="Default" office:value-type="float" office:value="44.722" calcext:value-type="float">
            <text:p>44.722</text:p>
          </table:table-cell>
          <table:table-cell table:style-name="Default" office:value-type="float" office:value="78.34" calcext:value-type="float">
            <text:p>78.34</text:p>
          </table:table-cell>
          <table:table-cell table:style-name="Default" office:value-type="float" office:value="38.9" calcext:value-type="float">
            <text:p>38.9</text:p>
          </table:table-cell>
          <table:table-cell table:style-name="Default" office:value-type="float" office:value="7.74" calcext:value-type="float">
            <text:p>7.74</text:p>
          </table:table-cell>
          <table:table-cell table:style-name="Default" office:value-type="float" office:value="100.56" calcext:value-type="float">
            <text:p>100.56</text:p>
          </table:table-cell>
          <table:table-cell table:style-name="Default" office:value-type="float" office:value="225.54" calcext:value-type="float">
            <text:p>225.54</text:p>
          </table:table-cell>
          <table:table-cell table:style-name="Default" office:value-type="float" office:value="34.7344" calcext:value-type="float">
            <text:p>34.7344</text:p>
          </table:table-cell>
          <table:table-cell table:style-name="Default" office:value-type="float" office:value="17.2475" calcext:value-type="float">
            <text:p>17.2475</text:p>
          </table:table-cell>
          <table:table-cell table:style-name="Default" office:value-type="float" office:value="3.43176" calcext:value-type="float">
            <text:p>3.43176</text:p>
          </table:table-cell>
          <table:table-cell table:style-name="Default" office:value-type="float" office:value="44.5863" calcext:value-type="float">
            <text:p>44.5863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.76" calcext:value-type="float">
            <text:p>43.76</text:p>
          </table:table-cell>
          <table:table-cell table:style-name="Default" office:value-type="float" office:value="18.28" calcext:value-type="float">
            <text:p>18.28</text:p>
          </table:table-cell>
          <table:table-cell table:style-name="Default" office:value-type="float" office:value="78.36" calcext:value-type="float">
            <text:p>78.36</text:p>
          </table:table-cell>
          <table:table-cell table:style-name="Default" office:value-type="float" office:value="201.4" calcext:value-type="float">
            <text:p>201.4</text:p>
          </table:table-cell>
          <table:table-cell table:style-name="Default" office:value-type="float" office:value="30.288" calcext:value-type="float">
            <text:p>30.288</text:p>
          </table:table-cell>
          <table:table-cell table:style-name="Default" office:value-type="float" office:value="21.7279" calcext:value-type="float">
            <text:p>21.7279</text:p>
          </table:table-cell>
          <table:table-cell table:style-name="Default" office:value-type="float" office:value="9.07646" calcext:value-type="float">
            <text:p>9.07646</text:p>
          </table:table-cell>
          <table:table-cell table:style-name="Default" office:value-type="float" office:value="38.9076" calcext:value-type="float">
            <text:p>38.9076</text:p>
          </table:table-cell>
          <table:table-cell table:style-name="Default" office:value-type="float" office:value="33.4" calcext:value-type="float">
            <text:p>33.4</text:p>
          </table:table-cell>
          <table:table-cell table:style-name="Default" office:value-type="float" office:value="46.38" calcext:value-type="float">
            <text:p>46.38</text:p>
          </table:table-cell>
          <table:table-cell table:style-name="Default" office:value-type="float" office:value="18.28" calcext:value-type="float">
            <text:p>18.28</text:p>
          </table:table-cell>
          <table:table-cell table:style-name="Default" office:value-type="float" office:value="73.72" calcext:value-type="float">
            <text:p>73.72</text:p>
          </table:table-cell>
          <table:table-cell table:style-name="Default" office:value-type="float" office:value="171.78" calcext:value-type="float">
            <text:p>171.78</text:p>
          </table:table-cell>
          <table:table-cell table:style-name="Default" office:value-type="float" office:value="19.4435" calcext:value-type="float">
            <text:p>19.4435</text:p>
          </table:table-cell>
          <table:table-cell table:style-name="Default" office:value-type="float" office:value="26.9997" calcext:value-type="float">
            <text:p>26.9997</text:p>
          </table:table-cell>
          <table:table-cell table:style-name="Default" office:value-type="float" office:value="10.6415" calcext:value-type="float">
            <text:p>10.6415</text:p>
          </table:table-cell>
          <table:table-cell table:style-name="Default" office:value-type="float" office:value="42.9154" calcext:value-type="float">
            <text:p>42.9154</text:p>
          </table:table-cell>
        </table:table-row>
        <table:table-row table:style-name="ro1">
          <table:table-cell table:style-name="ce10" office:value-type="string" calcext:value-type="string">
            <text:p>grubhub-12-3.tsp </text:p>
          </table:table-cell>
          <table:table-cell table:style-name="Default" office:value-type="float" office:value="97.6" calcext:value-type="float">
            <text:p>97.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5.8" calcext:value-type="float">
            <text:p>155.8</text:p>
          </table:table-cell>
          <table:table-cell table:style-name="Default" office:value-type="float" office:value="253.4" calcext:value-type="float">
            <text:p>253.4</text:p>
          </table:table-cell>
          <table:table-cell table:style-name="Default" office:value-type="float" office:value="38.5162" calcext:value-type="float">
            <text:p>38.516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4838" calcext:value-type="float">
            <text:p>61.4838</text:p>
          </table:table-cell>
          <table:table-cell table:style-name="Default" office:value-type="float" office:value="80.74" calcext:value-type="float">
            <text:p>80.74</text:p>
          </table:table-cell>
          <table:table-cell table:style-name="Default" office:value-type="float" office:value="15.42" calcext:value-type="float">
            <text:p>15.42</text:p>
          </table:table-cell>
          <table:table-cell table:style-name="Default" office:value-type="float" office:value="3.34" calcext:value-type="float">
            <text:p>3.34</text:p>
          </table:table-cell>
          <table:table-cell table:style-name="Default" office:value-type="float" office:value="145.72" calcext:value-type="float">
            <text:p>145.72</text:p>
          </table:table-cell>
          <table:table-cell table:style-name="Default" office:value-type="float" office:value="245.22" calcext:value-type="float">
            <text:p>245.22</text:p>
          </table:table-cell>
          <table:table-cell table:style-name="Default" office:value-type="float" office:value="32.9255" calcext:value-type="float">
            <text:p>32.9255</text:p>
          </table:table-cell>
          <table:table-cell table:style-name="Default" office:value-type="float" office:value="6.28823" calcext:value-type="float">
            <text:p>6.28823</text:p>
          </table:table-cell>
          <table:table-cell table:style-name="Default" office:value-type="float" office:value="1.36204" calcext:value-type="float">
            <text:p>1.36204</text:p>
          </table:table-cell>
          <table:table-cell table:style-name="Default" office:value-type="float" office:value="59.4242" calcext:value-type="float">
            <text:p>59.4242</text:p>
          </table:table-cell>
          <table:table-cell table:style-name="Default" office:value-type="float" office:value="55.9" calcext:value-type="float">
            <text:p>55.9</text:p>
          </table:table-cell>
          <table:table-cell table:style-name="Default" office:value-type="float" office:value="37.64" calcext:value-type="float">
            <text:p>37.64</text:p>
          </table:table-cell>
          <table:table-cell table:style-name="Default" office:value-type="float" office:value="16.48" calcext:value-type="float">
            <text:p>16.48</text:p>
          </table:table-cell>
          <table:table-cell table:style-name="Default" office:value-type="float" office:value="132.54" calcext:value-type="float">
            <text:p>132.54</text:p>
          </table:table-cell>
          <table:table-cell table:style-name="Default" office:value-type="float" office:value="242.56" calcext:value-type="float">
            <text:p>242.56</text:p>
          </table:table-cell>
          <table:table-cell table:style-name="Default" office:value-type="float" office:value="23.0458" calcext:value-type="float">
            <text:p>23.0458</text:p>
          </table:table-cell>
          <table:table-cell table:style-name="Default" office:value-type="float" office:value="15.5178" calcext:value-type="float">
            <text:p>15.5178</text:p>
          </table:table-cell>
          <table:table-cell table:style-name="Default" office:value-type="float" office:value="6.7942" calcext:value-type="float">
            <text:p>6.7942</text:p>
          </table:table-cell>
          <table:table-cell table:style-name="Default" office:value-type="float" office:value="54.6422" calcext:value-type="float">
            <text:p>54.6422</text:p>
          </table:table-cell>
          <table:table-cell table:style-name="Default" office:value-type="float" office:value="25.3" calcext:value-type="float">
            <text:p>25.3</text:p>
          </table:table-cell>
          <table:table-cell table:style-name="Default" office:value-type="float" office:value="59.24" calcext:value-type="float">
            <text:p>59.24</text:p>
          </table:table-cell>
          <table:table-cell table:style-name="Default" office:value-type="float" office:value="38.34" calcext:value-type="float">
            <text:p>38.34</text:p>
          </table:table-cell>
          <table:table-cell table:style-name="Default" office:value-type="float" office:value="108.78" calcext:value-type="float">
            <text:p>108.78</text:p>
          </table:table-cell>
          <table:table-cell table:style-name="Default" office:value-type="float" office:value="231.66" calcext:value-type="float">
            <text:p>231.66</text:p>
          </table:table-cell>
          <table:table-cell table:style-name="Default" office:value-type="float" office:value="10.9212" calcext:value-type="float">
            <text:p>10.9212</text:p>
          </table:table-cell>
          <table:table-cell table:style-name="Default" office:value-type="float" office:value="25.572" calcext:value-type="float">
            <text:p>25.572</text:p>
          </table:table-cell>
          <table:table-cell table:style-name="Default" office:value-type="float" office:value="16.5501" calcext:value-type="float">
            <text:p>16.5501</text:p>
          </table:table-cell>
          <table:table-cell table:style-name="Default" office:value-type="float" office:value="46.9567" calcext:value-type="float">
            <text:p>46.9567</text:p>
          </table:table-cell>
        </table:table-row>
        <table:table-row table:style-name="ro1">
          <table:table-cell table:style-name="ce10" office:value-type="string" calcext:value-type="string">
            <text:p>grubhub-12-4.tsp </text:p>
          </table:table-cell>
          <table:table-cell table:style-name="Default" office:value-type="float" office:value="95.92" calcext:value-type="float">
            <text:p>95.9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4.1" calcext:value-type="float">
            <text:p>174.1</text:p>
          </table:table-cell>
          <table:table-cell table:style-name="Default" office:value-type="float" office:value="270.02" calcext:value-type="float">
            <text:p>270.02</text:p>
          </table:table-cell>
          <table:table-cell table:style-name="Default" office:value-type="float" office:value="35.5233" calcext:value-type="float">
            <text:p>35.52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4.4767" calcext:value-type="float">
            <text:p>64.4767</text:p>
          </table:table-cell>
          <table:table-cell table:style-name="Default" office:value-type="float" office:value="75.98" calcext:value-type="float">
            <text:p>75.98</text:p>
          </table:table-cell>
          <table:table-cell table:style-name="Default" office:value-type="float" office:value="17.96" calcext:value-type="float">
            <text:p>17.96</text:p>
          </table:table-cell>
          <table:table-cell table:style-name="Default" office:value-type="float" office:value="10.02" calcext:value-type="float">
            <text:p>10.02</text:p>
          </table:table-cell>
          <table:table-cell table:style-name="Default" office:value-type="float" office:value="158.34" calcext:value-type="float">
            <text:p>158.34</text:p>
          </table:table-cell>
          <table:table-cell table:style-name="Default" office:value-type="float" office:value="262.3" calcext:value-type="float">
            <text:p>262.3</text:p>
          </table:table-cell>
          <table:table-cell table:style-name="Default" office:value-type="float" office:value="28.9668" calcext:value-type="float">
            <text:p>28.9668</text:p>
          </table:table-cell>
          <table:table-cell table:style-name="Default" office:value-type="float" office:value="6.84712" calcext:value-type="float">
            <text:p>6.84712</text:p>
          </table:table-cell>
          <table:table-cell table:style-name="Default" office:value-type="float" office:value="3.82005" calcext:value-type="float">
            <text:p>3.82005</text:p>
          </table:table-cell>
          <table:table-cell table:style-name="Default" office:value-type="float" office:value="60.366" calcext:value-type="float">
            <text:p>60.366</text:p>
          </table:table-cell>
          <table:table-cell table:style-name="Default" office:value-type="float" office:value="48.06" calcext:value-type="float">
            <text:p>48.06</text:p>
          </table:table-cell>
          <table:table-cell table:style-name="Default" office:value-type="float" office:value="48.5" calcext:value-type="float">
            <text:p>48.5</text:p>
          </table:table-cell>
          <table:table-cell table:style-name="Default" office:value-type="float" office:value="23.86" calcext:value-type="float">
            <text:p>23.86</text:p>
          </table:table-cell>
          <table:table-cell table:style-name="Default" office:value-type="float" office:value="142.24" calcext:value-type="float">
            <text:p>142.24</text:p>
          </table:table-cell>
          <table:table-cell table:style-name="Default" office:value-type="float" office:value="262.66" calcext:value-type="float">
            <text:p>262.66</text:p>
          </table:table-cell>
          <table:table-cell table:style-name="Default" office:value-type="float" office:value="18.2974" calcext:value-type="float">
            <text:p>18.2974</text:p>
          </table:table-cell>
          <table:table-cell table:style-name="Default" office:value-type="float" office:value="18.4649" calcext:value-type="float">
            <text:p>18.4649</text:p>
          </table:table-cell>
          <table:table-cell table:style-name="Default" office:value-type="float" office:value="9.08399" calcext:value-type="float">
            <text:p>9.08399</text:p>
          </table:table-cell>
          <table:table-cell table:style-name="Default" office:value-type="float" office:value="54.1537" calcext:value-type="float">
            <text:p>54.1537</text:p>
          </table:table-cell>
          <table:table-cell table:style-name="Default" office:value-type="float" office:value="36.04" calcext:value-type="float">
            <text:p>36.04</text:p>
          </table:table-cell>
          <table:table-cell table:style-name="Default" office:value-type="float" office:value="49.8" calcext:value-type="float">
            <text:p>49.8</text:p>
          </table:table-cell>
          <table:table-cell table:style-name="Default" office:value-type="float" office:value="16.66" calcext:value-type="float">
            <text:p>16.66</text:p>
          </table:table-cell>
          <table:table-cell table:style-name="Default" office:value-type="float" office:value="98.26" calcext:value-type="float">
            <text:p>98.26</text:p>
          </table:table-cell>
          <table:table-cell table:style-name="Default" office:value-type="float" office:value="200.76" calcext:value-type="float">
            <text:p>200.76</text:p>
          </table:table-cell>
          <table:table-cell table:style-name="Default" office:value-type="float" office:value="17.9518" calcext:value-type="float">
            <text:p>17.9518</text:p>
          </table:table-cell>
          <table:table-cell table:style-name="Default" office:value-type="float" office:value="24.8057" calcext:value-type="float">
            <text:p>24.8057</text:p>
          </table:table-cell>
          <table:table-cell table:style-name="Default" office:value-type="float" office:value="8.29847" calcext:value-type="float">
            <text:p>8.29847</text:p>
          </table:table-cell>
          <table:table-cell table:style-name="Default" office:value-type="float" office:value="48.944" calcext:value-type="float">
            <text:p>48.944</text:p>
          </table:table-cell>
        </table:table-row>
        <table:table-row table:style-name="ro1">
          <table:table-cell table:style-name="ce10" office:value-type="string" calcext:value-type="string">
            <text:p>grubhub-12-5.tsp </text:p>
          </table:table-cell>
          <table:table-cell table:style-name="Default" office:value-type="float" office:value="119.8" calcext:value-type="float">
            <text:p>119.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6.2" calcext:value-type="float">
            <text:p>146.2</text:p>
          </table:table-cell>
          <table:table-cell table:style-name="Default" office:value-type="float" office:value="266" calcext:value-type="float">
            <text:p>266</text:p>
          </table:table-cell>
          <table:table-cell table:style-name="Default" office:value-type="float" office:value="45.0376" calcext:value-type="float">
            <text:p>45.037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4.9624" calcext:value-type="float">
            <text:p>54.9624</text:p>
          </table:table-cell>
          <table:table-cell table:style-name="Default" office:value-type="float" office:value="110.74" calcext:value-type="float">
            <text:p>110.74</text:p>
          </table:table-cell>
          <table:table-cell table:style-name="Default" office:value-type="float" office:value="8.08" calcext:value-type="float">
            <text:p>8.08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133.08" calcext:value-type="float">
            <text:p>133.08</text:p>
          </table:table-cell>
          <table:table-cell table:style-name="Default" office:value-type="float" office:value="256.4" calcext:value-type="float">
            <text:p>256.4</text:p>
          </table:table-cell>
          <table:table-cell table:style-name="Default" office:value-type="float" office:value="43.1903" calcext:value-type="float">
            <text:p>43.1903</text:p>
          </table:table-cell>
          <table:table-cell table:style-name="Default" office:value-type="float" office:value="3.15133" calcext:value-type="float">
            <text:p>3.15133</text:p>
          </table:table-cell>
          <table:table-cell table:style-name="Default" office:value-type="float" office:value="1.75507" calcext:value-type="float">
            <text:p>1.75507</text:p>
          </table:table-cell>
          <table:table-cell table:style-name="Default" office:value-type="float" office:value="51.9033" calcext:value-type="float">
            <text:p>51.9033</text:p>
          </table:table-cell>
          <table:table-cell table:style-name="Default" office:value-type="float" office:value="85.52" calcext:value-type="float">
            <text:p>85.52</text:p>
          </table:table-cell>
          <table:table-cell table:style-name="Default" office:value-type="float" office:value="30.3" calcext:value-type="float">
            <text:p>30.3</text:p>
          </table:table-cell>
          <table:table-cell table:style-name="Default" office:value-type="float" office:value="13.06" calcext:value-type="float">
            <text:p>13.06</text:p>
          </table:table-cell>
          <table:table-cell table:style-name="Default" office:value-type="float" office:value="113.78" calcext:value-type="float">
            <text:p>113.78</text:p>
          </table:table-cell>
          <table:table-cell table:style-name="Default" office:value-type="float" office:value="242.66" calcext:value-type="float">
            <text:p>242.66</text:p>
          </table:table-cell>
          <table:table-cell table:style-name="Default" office:value-type="float" office:value="35.2427" calcext:value-type="float">
            <text:p>35.2427</text:p>
          </table:table-cell>
          <table:table-cell table:style-name="Default" office:value-type="float" office:value="12.4866" calcext:value-type="float">
            <text:p>12.4866</text:p>
          </table:table-cell>
          <table:table-cell table:style-name="Default" office:value-type="float" office:value="5.38202" calcext:value-type="float">
            <text:p>5.38202</text:p>
          </table:table-cell>
          <table:table-cell table:style-name="Default" office:value-type="float" office:value="46.8887" calcext:value-type="float">
            <text:p>46.8887</text:p>
          </table:table-cell>
          <table:table-cell table:style-name="Default" office:value-type="float" office:value="39.78" calcext:value-type="float">
            <text:p>39.78</text:p>
          </table:table-cell>
          <table:table-cell table:style-name="Default" office:value-type="float" office:value="47.66" calcext:value-type="float">
            <text:p>47.66</text:p>
          </table:table-cell>
          <table:table-cell table:style-name="Default" office:value-type="float" office:value="37.34" calcext:value-type="float">
            <text:p>37.34</text:p>
          </table:table-cell>
          <table:table-cell table:style-name="Default" office:value-type="float" office:value="84.24" calcext:value-type="float">
            <text:p>84.24</text:p>
          </table:table-cell>
          <table:table-cell table:style-name="Default" office:value-type="float" office:value="209.02" calcext:value-type="float">
            <text:p>209.02</text:p>
          </table:table-cell>
          <table:table-cell table:style-name="Default" office:value-type="float" office:value="19.0317" calcext:value-type="float">
            <text:p>19.0317</text:p>
          </table:table-cell>
          <table:table-cell table:style-name="Default" office:value-type="float" office:value="22.8016" calcext:value-type="float">
            <text:p>22.8016</text:p>
          </table:table-cell>
          <table:table-cell table:style-name="Default" office:value-type="float" office:value="17.8643" calcext:value-type="float">
            <text:p>17.8643</text:p>
          </table:table-cell>
          <table:table-cell table:style-name="Default" office:value-type="float" office:value="40.3024" calcext:value-type="float">
            <text:p>40.3024</text:p>
          </table:table-cell>
        </table:table-row>
        <table:table-row table:style-name="ro1">
          <table:table-cell table:style-name="ce10" office:value-type="string" calcext:value-type="string">
            <text:p>grubhub-12-6.tsp </text:p>
          </table:table-cell>
          <table:table-cell table:style-name="Default" office:value-type="float" office:value="110.24" calcext:value-type="float">
            <text:p>110.24</text:p>
          </table:table-cell>
          <table:table-cell table:style-name="Default" office:value-type="float" office:value="24.72" calcext:value-type="float">
            <text:p>24.72</text:p>
          </table:table-cell>
          <table:table-cell table:style-name="Default" office:value-type="float" office:value="13.12" calcext:value-type="float">
            <text:p>13.12</text:p>
          </table:table-cell>
          <table:table-cell table:style-name="Default" office:value-type="float" office:value="140.52" calcext:value-type="float">
            <text:p>140.52</text:p>
          </table:table-cell>
          <table:table-cell table:style-name="Default" office:value-type="float" office:value="288.6" calcext:value-type="float">
            <text:p>288.6</text:p>
          </table:table-cell>
          <table:table-cell table:style-name="Default" office:value-type="float" office:value="38.1982" calcext:value-type="float">
            <text:p>38.1982</text:p>
          </table:table-cell>
          <table:table-cell table:style-name="Default" office:value-type="float" office:value="8.56549" calcext:value-type="float">
            <text:p>8.56549</text:p>
          </table:table-cell>
          <table:table-cell table:style-name="Default" office:value-type="float" office:value="4.54608" calcext:value-type="float">
            <text:p>4.54608</text:p>
          </table:table-cell>
          <table:table-cell table:style-name="Default" office:value-type="float" office:value="48.6902" calcext:value-type="float">
            <text:p>48.6902</text:p>
          </table:table-cell>
          <table:table-cell table:style-name="Default" office:value-type="float" office:value="98.16" calcext:value-type="float">
            <text:p>98.16</text:p>
          </table:table-cell>
          <table:table-cell table:style-name="Default" office:value-type="float" office:value="10.14" calcext:value-type="float">
            <text:p>10.14</text:p>
          </table:table-cell>
          <table:table-cell table:style-name="Default" office:value-type="float" office:value="10.88" calcext:value-type="float">
            <text:p>10.88</text:p>
          </table:table-cell>
          <table:table-cell table:style-name="Default" office:value-type="float" office:value="138.28" calcext:value-type="float">
            <text:p>138.28</text:p>
          </table:table-cell>
          <table:table-cell table:style-name="Default" office:value-type="float" office:value="257.46" calcext:value-type="float">
            <text:p>257.46</text:p>
          </table:table-cell>
          <table:table-cell table:style-name="Default" office:value-type="float" office:value="38.1263" calcext:value-type="float">
            <text:p>38.1263</text:p>
          </table:table-cell>
          <table:table-cell table:style-name="Default" office:value-type="float" office:value="3.93848" calcext:value-type="float">
            <text:p>3.93848</text:p>
          </table:table-cell>
          <table:table-cell table:style-name="Default" office:value-type="float" office:value="4.2259" calcext:value-type="float">
            <text:p>4.2259</text:p>
          </table:table-cell>
          <table:table-cell table:style-name="Default" office:value-type="float" office:value="53.7093" calcext:value-type="float">
            <text:p>53.7093</text:p>
          </table:table-cell>
          <table:table-cell table:style-name="Default" office:value-type="float" office:value="91.32" calcext:value-type="float">
            <text:p>91.32</text:p>
          </table:table-cell>
          <table:table-cell table:style-name="Default" office:value-type="float" office:value="10.14" calcext:value-type="float">
            <text:p>10.14</text:p>
          </table:table-cell>
          <table:table-cell table:style-name="Default" office:value-type="float" office:value="10.88" calcext:value-type="float">
            <text:p>10.88</text:p>
          </table:table-cell>
          <table:table-cell table:style-name="Default" office:value-type="float" office:value="127.94" calcext:value-type="float">
            <text:p>127.94</text:p>
          </table:table-cell>
          <table:table-cell table:style-name="Default" office:value-type="float" office:value="240.28" calcext:value-type="float">
            <text:p>240.28</text:p>
          </table:table-cell>
          <table:table-cell table:style-name="Default" office:value-type="float" office:value="38.0057" calcext:value-type="float">
            <text:p>38.0057</text:p>
          </table:table-cell>
          <table:table-cell table:style-name="Default" office:value-type="float" office:value="4.22008" calcext:value-type="float">
            <text:p>4.22008</text:p>
          </table:table-cell>
          <table:table-cell table:style-name="Default" office:value-type="float" office:value="4.52805" calcext:value-type="float">
            <text:p>4.52805</text:p>
          </table:table-cell>
          <table:table-cell table:style-name="Default" office:value-type="float" office:value="53.2462" calcext:value-type="float">
            <text:p>53.2462</text:p>
          </table:table-cell>
          <table:table-cell table:style-name="Default" office:value-type="float" office:value="45.86" calcext:value-type="float">
            <text:p>45.86</text:p>
          </table:table-cell>
          <table:table-cell table:style-name="Default" office:value-type="float" office:value="35.56" calcext:value-type="float">
            <text:p>35.56</text:p>
          </table:table-cell>
          <table:table-cell table:style-name="Default" office:value-type="float" office:value="34.36" calcext:value-type="float">
            <text:p>34.36</text:p>
          </table:table-cell>
          <table:table-cell table:style-name="Default" office:value-type="float" office:value="100.3" calcext:value-type="float">
            <text:p>100.3</text:p>
          </table:table-cell>
          <table:table-cell table:style-name="Default" office:value-type="float" office:value="216.08" calcext:value-type="float">
            <text:p>216.08</text:p>
          </table:table-cell>
          <table:table-cell table:style-name="Default" office:value-type="float" office:value="21.2236" calcext:value-type="float">
            <text:p>21.2236</text:p>
          </table:table-cell>
          <table:table-cell table:style-name="Default" office:value-type="float" office:value="16.4569" calcext:value-type="float">
            <text:p>16.4569</text:p>
          </table:table-cell>
          <table:table-cell table:style-name="Default" office:value-type="float" office:value="15.9015" calcext:value-type="float">
            <text:p>15.9015</text:p>
          </table:table-cell>
          <table:table-cell table:style-name="Default" office:value-type="float" office:value="46.418" calcext:value-type="float">
            <text:p>46.418</text:p>
          </table:table-cell>
        </table:table-row>
        <table:table-row table:style-name="ro1">
          <table:table-cell table:style-name="ce10" office:value-type="string" calcext:value-type="string">
            <text:p>grubhub-12-7.tsp </text:p>
          </table:table-cell>
          <table:table-cell table:style-name="Default" office:value-type="float" office:value="139.24" calcext:value-type="float">
            <text:p>139.2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25.68" calcext:value-type="float">
            <text:p>125.68</text:p>
          </table:table-cell>
          <table:table-cell table:style-name="Default" office:value-type="float" office:value="264.92" calcext:value-type="float">
            <text:p>264.92</text:p>
          </table:table-cell>
          <table:table-cell table:style-name="Default" office:value-type="float" office:value="52.5593" calcext:value-type="float">
            <text:p>52.55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7.4407" calcext:value-type="float">
            <text:p>47.4407</text:p>
          </table:table-cell>
          <table:table-cell table:style-name="Default" office:value-type="float" office:value="100.08" calcext:value-type="float">
            <text:p>100.08</text:p>
          </table:table-cell>
          <table:table-cell table:style-name="Default" office:value-type="float" office:value="26.34" calcext:value-type="float">
            <text:p>26.34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105.64" calcext:value-type="float">
            <text:p>105.64</text:p>
          </table:table-cell>
          <table:table-cell table:style-name="Default" office:value-type="float" office:value="241.66" calcext:value-type="float">
            <text:p>241.66</text:p>
          </table:table-cell>
          <table:table-cell table:style-name="Default" office:value-type="float" office:value="41.4136" calcext:value-type="float">
            <text:p>41.4136</text:p>
          </table:table-cell>
          <table:table-cell table:style-name="Default" office:value-type="float" office:value="10.8996" calcext:value-type="float">
            <text:p>10.8996</text:p>
          </table:table-cell>
          <table:table-cell table:style-name="Default" office:value-type="float" office:value="3.97252" calcext:value-type="float">
            <text:p>3.97252</text:p>
          </table:table-cell>
          <table:table-cell table:style-name="Default" office:value-type="float" office:value="43.7143" calcext:value-type="float">
            <text:p>43.7143</text:p>
          </table:table-cell>
          <table:table-cell table:style-name="Default" office:value-type="float" office:value="80.98" calcext:value-type="float">
            <text:p>80.98</text:p>
          </table:table-cell>
          <table:table-cell table:style-name="Default" office:value-type="float" office:value="42.18" calcext:value-type="float">
            <text:p>42.18</text:p>
          </table:table-cell>
          <table:table-cell table:style-name="Default" office:value-type="float" office:value="20.26" calcext:value-type="float">
            <text:p>20.26</text:p>
          </table:table-cell>
          <table:table-cell table:style-name="Default" office:value-type="float" office:value="93.88" calcext:value-type="float">
            <text:p>93.88</text:p>
          </table:table-cell>
          <table:table-cell table:style-name="Default" office:value-type="float" office:value="237.3" calcext:value-type="float">
            <text:p>237.3</text:p>
          </table:table-cell>
          <table:table-cell table:style-name="Default" office:value-type="float" office:value="34.1256" calcext:value-type="float">
            <text:p>34.1256</text:p>
          </table:table-cell>
          <table:table-cell table:style-name="Default" office:value-type="float" office:value="17.775" calcext:value-type="float">
            <text:p>17.775</text:p>
          </table:table-cell>
          <table:table-cell table:style-name="Default" office:value-type="float" office:value="8.53772" calcext:value-type="float">
            <text:p>8.53772</text:p>
          </table:table-cell>
          <table:table-cell table:style-name="Default" office:value-type="float" office:value="39.5617" calcext:value-type="float">
            <text:p>39.5617</text:p>
          </table:table-cell>
          <table:table-cell table:style-name="Default" office:value-type="float" office:value="48.6" calcext:value-type="float">
            <text:p>48.6</text:p>
          </table:table-cell>
          <table:table-cell table:style-name="Default" office:value-type="float" office:value="50.1" calcext:value-type="float">
            <text:p>50.1</text:p>
          </table:table-cell>
          <table:table-cell table:style-name="Default" office:value-type="float" office:value="38.56" calcext:value-type="float">
            <text:p>38.56</text:p>
          </table:table-cell>
          <table:table-cell table:style-name="Default" office:value-type="float" office:value="61.54" calcext:value-type="float">
            <text:p>61.54</text:p>
          </table:table-cell>
          <table:table-cell table:style-name="Default" office:value-type="float" office:value="198.8" calcext:value-type="float">
            <text:p>198.8</text:p>
          </table:table-cell>
          <table:table-cell table:style-name="Default" office:value-type="float" office:value="24.4467" calcext:value-type="float">
            <text:p>24.4467</text:p>
          </table:table-cell>
          <table:table-cell table:style-name="Default" office:value-type="float" office:value="25.2012" calcext:value-type="float">
            <text:p>25.2012</text:p>
          </table:table-cell>
          <table:table-cell table:style-name="Default" office:value-type="float" office:value="19.3964" calcext:value-type="float">
            <text:p>19.3964</text:p>
          </table:table-cell>
          <table:table-cell table:style-name="Default" office:value-type="float" office:value="30.9557" calcext:value-type="float">
            <text:p>30.9557</text:p>
          </table:table-cell>
        </table:table-row>
        <table:table-row table:style-name="ro1">
          <table:table-cell table:style-name="ce10" office:value-type="string" calcext:value-type="string">
            <text:p>grubhub-12-8.tsp </text:p>
          </table:table-cell>
          <table:table-cell table:style-name="Default" office:value-type="float" office:value="101.62" calcext:value-type="float">
            <text:p>101.62</text:p>
          </table:table-cell>
          <table:table-cell table:style-name="Default" office:value-type="float" office:value="13.08" calcext:value-type="float">
            <text:p>13.08</text:p>
          </table:table-cell>
          <table:table-cell table:style-name="Default" office:value-type="float" office:value="8.72" calcext:value-type="float">
            <text:p>8.72</text:p>
          </table:table-cell>
          <table:table-cell table:style-name="Default" office:value-type="float" office:value="150.6" calcext:value-type="float">
            <text:p>150.6</text:p>
          </table:table-cell>
          <table:table-cell table:style-name="Default" office:value-type="float" office:value="274.02" calcext:value-type="float">
            <text:p>274.02</text:p>
          </table:table-cell>
          <table:table-cell table:style-name="Default" office:value-type="float" office:value="37.0849" calcext:value-type="float">
            <text:p>37.0849</text:p>
          </table:table-cell>
          <table:table-cell table:style-name="Default" office:value-type="float" office:value="4.77337" calcext:value-type="float">
            <text:p>4.77337</text:p>
          </table:table-cell>
          <table:table-cell table:style-name="Default" office:value-type="float" office:value="3.18225" calcext:value-type="float">
            <text:p>3.18225</text:p>
          </table:table-cell>
          <table:table-cell table:style-name="Default" office:value-type="float" office:value="54.9595" calcext:value-type="float">
            <text:p>54.9595</text:p>
          </table:table-cell>
          <table:table-cell table:style-name="Default" office:value-type="float" office:value="80.3" calcext:value-type="float">
            <text:p>80.3</text:p>
          </table:table-cell>
          <table:table-cell table:style-name="Default" office:value-type="float" office:value="51.44" calcext:value-type="float">
            <text:p>51.44</text:p>
          </table:table-cell>
          <table:table-cell table:style-name="Default" office:value-type="float" office:value="13.88" calcext:value-type="float">
            <text:p>13.88</text:p>
          </table:table-cell>
          <table:table-cell table:style-name="Default" office:value-type="float" office:value="111.36" calcext:value-type="float">
            <text:p>111.36</text:p>
          </table:table-cell>
          <table:table-cell table:style-name="Default" office:value-type="float" office:value="256.98" calcext:value-type="float">
            <text:p>256.98</text:p>
          </table:table-cell>
          <table:table-cell table:style-name="Default" office:value-type="float" office:value="31.2476" calcext:value-type="float">
            <text:p>31.2476</text:p>
          </table:table-cell>
          <table:table-cell table:style-name="Default" office:value-type="float" office:value="20.0171" calcext:value-type="float">
            <text:p>20.0171</text:p>
          </table:table-cell>
          <table:table-cell table:style-name="Default" office:value-type="float" office:value="5.4012" calcext:value-type="float">
            <text:p>5.4012</text:p>
          </table:table-cell>
          <table:table-cell table:style-name="Default" office:value-type="float" office:value="43.3341" calcext:value-type="float">
            <text:p>43.3341</text:p>
          </table:table-cell>
          <table:table-cell table:style-name="Default" office:value-type="float" office:value="53.5" calcext:value-type="float">
            <text:p>53.5</text:p>
          </table:table-cell>
          <table:table-cell table:style-name="Default" office:value-type="float" office:value="67.16" calcext:value-type="float">
            <text:p>67.16</text:p>
          </table:table-cell>
          <table:table-cell table:style-name="Default" office:value-type="float" office:value="24.96" calcext:value-type="float">
            <text:p>24.96</text:p>
          </table:table-cell>
          <table:table-cell table:style-name="Default" office:value-type="float" office:value="105.42" calcext:value-type="float">
            <text:p>105.42</text:p>
          </table:table-cell>
          <table:table-cell table:style-name="Default" office:value-type="float" office:value="251.04" calcext:value-type="float">
            <text:p>251.04</text:p>
          </table:table-cell>
          <table:table-cell table:style-name="Default" office:value-type="float" office:value="21.3113" calcext:value-type="float">
            <text:p>21.3113</text:p>
          </table:table-cell>
          <table:table-cell table:style-name="Default" office:value-type="float" office:value="26.7527" calcext:value-type="float">
            <text:p>26.7527</text:p>
          </table:table-cell>
          <table:table-cell table:style-name="Default" office:value-type="float" office:value="9.94264" calcext:value-type="float">
            <text:p>9.94264</text:p>
          </table:table-cell>
          <table:table-cell table:style-name="Default" office:value-type="float" office:value="41.9933" calcext:value-type="float">
            <text:p>41.9933</text:p>
          </table:table-cell>
          <table:table-cell table:style-name="Default" office:value-type="float" office:value="30.36" calcext:value-type="float">
            <text:p>30.36</text:p>
          </table:table-cell>
          <table:table-cell table:style-name="Default" office:value-type="float" office:value="82.42" calcext:value-type="float">
            <text:p>82.42</text:p>
          </table:table-cell>
          <table:table-cell table:style-name="Default" office:value-type="float" office:value="26.36" calcext:value-type="float">
            <text:p>26.36</text:p>
          </table:table-cell>
          <table:table-cell table:style-name="Default" office:value-type="float" office:value="74.46" calcext:value-type="float">
            <text:p>74.46</text:p>
          </table:table-cell>
          <table:table-cell table:style-name="Default" office:value-type="float" office:value="213.6" calcext:value-type="float">
            <text:p>213.6</text:p>
          </table:table-cell>
          <table:table-cell table:style-name="Default" office:value-type="float" office:value="14.2135" calcext:value-type="float">
            <text:p>14.2135</text:p>
          </table:table-cell>
          <table:table-cell table:style-name="Default" office:value-type="float" office:value="38.5861" calcext:value-type="float">
            <text:p>38.5861</text:p>
          </table:table-cell>
          <table:table-cell table:style-name="Default" office:value-type="float" office:value="12.3408" calcext:value-type="float">
            <text:p>12.3408</text:p>
          </table:table-cell>
          <table:table-cell table:style-name="Default" office:value-type="float" office:value="34.8596" calcext:value-type="float">
            <text:p>34.8596</text:p>
          </table:table-cell>
        </table:table-row>
        <table:table-row table:style-name="ro1">
          <table:table-cell table:style-name="ce10" office:value-type="string" calcext:value-type="string">
            <text:p>grubhub-12-9.tsp </text:p>
          </table:table-cell>
          <table:table-cell table:style-name="Default" office:value-type="float" office:value="120.9" calcext:value-type="float">
            <text:p>120.9</text:p>
          </table:table-cell>
          <table:table-cell table:style-name="Default" office:value-type="float" office:value="25.68" calcext:value-type="float">
            <text:p>25.68</text:p>
          </table:table-cell>
          <table:table-cell table:style-name="Default" office:value-type="float" office:value="6.78" calcext:value-type="float">
            <text:p>6.78</text:p>
          </table:table-cell>
          <table:table-cell table:style-name="Default" office:value-type="float" office:value="153.54" calcext:value-type="float">
            <text:p>153.54</text:p>
          </table:table-cell>
          <table:table-cell table:style-name="Default" office:value-type="float" office:value="306.9" calcext:value-type="float">
            <text:p>306.9</text:p>
          </table:table-cell>
          <table:table-cell table:style-name="Default" office:value-type="float" office:value="39.3939" calcext:value-type="float">
            <text:p>39.3939</text:p>
          </table:table-cell>
          <table:table-cell table:style-name="Default" office:value-type="float" office:value="8.36755" calcext:value-type="float">
            <text:p>8.36755</text:p>
          </table:table-cell>
          <table:table-cell table:style-name="Default" office:value-type="float" office:value="2.20919" calcext:value-type="float">
            <text:p>2.20919</text:p>
          </table:table-cell>
          <table:table-cell table:style-name="Default" office:value-type="float" office:value="50.0293" calcext:value-type="float">
            <text:p>50.0293</text:p>
          </table:table-cell>
          <table:table-cell table:style-name="Default" office:value-type="float" office:value="96.58" calcext:value-type="float">
            <text:p>96.58</text:p>
          </table:table-cell>
          <table:table-cell table:style-name="Default" office:value-type="float" office:value="49.42" calcext:value-type="float">
            <text:p>49.42</text:p>
          </table:table-cell>
          <table:table-cell table:style-name="Default" office:value-type="float" office:value="16.22" calcext:value-type="float">
            <text:p>16.22</text:p>
          </table:table-cell>
          <table:table-cell table:style-name="Default" office:value-type="float" office:value="131.32" calcext:value-type="float">
            <text:p>131.32</text:p>
          </table:table-cell>
          <table:table-cell table:style-name="Default" office:value-type="float" office:value="293.54" calcext:value-type="float">
            <text:p>293.54</text:p>
          </table:table-cell>
          <table:table-cell table:style-name="Default" office:value-type="float" office:value="32.9018" calcext:value-type="float">
            <text:p>32.9018</text:p>
          </table:table-cell>
          <table:table-cell table:style-name="Default" office:value-type="float" office:value="16.8359" calcext:value-type="float">
            <text:p>16.8359</text:p>
          </table:table-cell>
          <table:table-cell table:style-name="Default" office:value-type="float" office:value="5.52565" calcext:value-type="float">
            <text:p>5.52565</text:p>
          </table:table-cell>
          <table:table-cell table:style-name="Default" office:value-type="float" office:value="44.7367" calcext:value-type="float">
            <text:p>44.7367</text:p>
          </table:table-cell>
          <table:table-cell table:style-name="Default" office:value-type="float" office:value="74.78" calcext:value-type="float">
            <text:p>74.78</text:p>
          </table:table-cell>
          <table:table-cell table:style-name="Default" office:value-type="float" office:value="69.6" calcext:value-type="float">
            <text:p>69.6</text:p>
          </table:table-cell>
          <table:table-cell table:style-name="Default" office:value-type="float" office:value="22.98" calcext:value-type="float">
            <text:p>22.98</text:p>
          </table:table-cell>
          <table:table-cell table:style-name="Default" office:value-type="float" office:value="108.28" calcext:value-type="float">
            <text:p>108.28</text:p>
          </table:table-cell>
          <table:table-cell table:style-name="Default" office:value-type="float" office:value="275.64" calcext:value-type="float">
            <text:p>275.64</text:p>
          </table:table-cell>
          <table:table-cell table:style-name="Default" office:value-type="float" office:value="27.1296" calcext:value-type="float">
            <text:p>27.1296</text:p>
          </table:table-cell>
          <table:table-cell table:style-name="Default" office:value-type="float" office:value="25.2503" calcext:value-type="float">
            <text:p>25.2503</text:p>
          </table:table-cell>
          <table:table-cell table:style-name="Default" office:value-type="float" office:value="8.33696" calcext:value-type="float">
            <text:p>8.33696</text:p>
          </table:table-cell>
          <table:table-cell table:style-name="Default" office:value-type="float" office:value="39.2831" calcext:value-type="float">
            <text:p>39.2831</text:p>
          </table:table-cell>
          <table:table-cell table:style-name="Default" office:value-type="float" office:value="39.48" calcext:value-type="float">
            <text:p>39.48</text:p>
          </table:table-cell>
          <table:table-cell table:style-name="Default" office:value-type="float" office:value="83.7" calcext:value-type="float">
            <text:p>83.7</text:p>
          </table:table-cell>
          <table:table-cell table:style-name="Default" office:value-type="float" office:value="41.46" calcext:value-type="float">
            <text:p>41.46</text:p>
          </table:table-cell>
          <table:table-cell table:style-name="Default" office:value-type="float" office:value="85.04" calcext:value-type="float">
            <text:p>85.04</text:p>
          </table:table-cell>
          <table:table-cell table:style-name="Default" office:value-type="float" office:value="249.68" calcext:value-type="float">
            <text:p>249.68</text:p>
          </table:table-cell>
          <table:table-cell table:style-name="Default" office:value-type="float" office:value="15.8122" calcext:value-type="float">
            <text:p>15.8122</text:p>
          </table:table-cell>
          <table:table-cell table:style-name="Default" office:value-type="float" office:value="33.5229" calcext:value-type="float">
            <text:p>33.5229</text:p>
          </table:table-cell>
          <table:table-cell table:style-name="Default" office:value-type="float" office:value="16.6053" calcext:value-type="float">
            <text:p>16.6053</text:p>
          </table:table-cell>
          <table:table-cell table:style-name="Default" office:value-type="float" office:value="34.0596" calcext:value-type="float">
            <text:p>34.0596</text:p>
          </table:table-cell>
        </table:table-row>
        <table:table-row table:style-name="ro1">
          <table:table-cell table:style-name="ce10" office:value-type="string" calcext:value-type="string">
            <text:p>grubhub-13-0.tsp </text:p>
          </table:table-cell>
          <table:table-cell table:style-name="Default" office:value-type="float" office:value="92.68" calcext:value-type="float">
            <text:p>92.68</text:p>
          </table:table-cell>
          <table:table-cell table:style-name="Default" office:value-type="float" office:value="6.74" calcext:value-type="float">
            <text:p>6.74</text:p>
          </table:table-cell>
          <table:table-cell table:style-name="Default" office:value-type="float" office:value="7.52" calcext:value-type="float">
            <text:p>7.52</text:p>
          </table:table-cell>
          <table:table-cell table:style-name="Default" office:value-type="float" office:value="158.48" calcext:value-type="float">
            <text:p>158.48</text:p>
          </table:table-cell>
          <table:table-cell table:style-name="Default" office:value-type="float" office:value="265.42" calcext:value-type="float">
            <text:p>265.42</text:p>
          </table:table-cell>
          <table:table-cell table:style-name="Default" office:value-type="float" office:value="34.9182" calcext:value-type="float">
            <text:p>34.9182</text:p>
          </table:table-cell>
          <table:table-cell table:style-name="Default" office:value-type="float" office:value="2.53937" calcext:value-type="float">
            <text:p>2.53937</text:p>
          </table:table-cell>
          <table:table-cell table:style-name="Default" office:value-type="float" office:value="2.83325" calcext:value-type="float">
            <text:p>2.83325</text:p>
          </table:table-cell>
          <table:table-cell table:style-name="Default" office:value-type="float" office:value="59.7091" calcext:value-type="float">
            <text:p>59.7091</text:p>
          </table:table-cell>
          <table:table-cell table:style-name="Default" office:value-type="float" office:value="76.78" calcext:value-type="float">
            <text:p>76.78</text:p>
          </table:table-cell>
          <table:table-cell table:style-name="Default" office:value-type="float" office:value="26.18" calcext:value-type="float">
            <text:p>26.18</text:p>
          </table:table-cell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151.22" calcext:value-type="float">
            <text:p>151.22</text:p>
          </table:table-cell>
          <table:table-cell table:style-name="Default" office:value-type="float" office:value="268.48" calcext:value-type="float">
            <text:p>268.48</text:p>
          </table:table-cell>
          <table:table-cell table:style-name="Default" office:value-type="float" office:value="28.598" calcext:value-type="float">
            <text:p>28.598</text:p>
          </table:table-cell>
          <table:table-cell table:style-name="Default" office:value-type="float" office:value="9.75119" calcext:value-type="float">
            <text:p>9.75119</text:p>
          </table:table-cell>
          <table:table-cell table:style-name="Default" office:value-type="float" office:value="5.32628" calcext:value-type="float">
            <text:p>5.32628</text:p>
          </table:table-cell>
          <table:table-cell table:style-name="Default" office:value-type="float" office:value="56.3245" calcext:value-type="float">
            <text:p>56.3245</text:p>
          </table:table-cell>
          <table:table-cell table:style-name="Default" office:value-type="float" office:value="57.22" calcext:value-type="float">
            <text:p>57.22</text:p>
          </table:table-cell>
          <table:table-cell table:style-name="Default" office:value-type="float" office:value="41.34" calcext:value-type="float">
            <text:p>41.34</text:p>
          </table:table-cell>
          <table:table-cell table:style-name="Default" office:value-type="float" office:value="17.62" calcext:value-type="float">
            <text:p>17.62</text:p>
          </table:table-cell>
          <table:table-cell table:style-name="Default" office:value-type="float" office:value="134.46" calcext:value-type="float">
            <text:p>134.46</text:p>
          </table:table-cell>
          <table:table-cell table:style-name="Default" office:value-type="float" office:value="250.64" calcext:value-type="float">
            <text:p>250.64</text:p>
          </table:table-cell>
          <table:table-cell table:style-name="Default" office:value-type="float" office:value="22.8296" calcext:value-type="float">
            <text:p>22.8296</text:p>
          </table:table-cell>
          <table:table-cell table:style-name="Default" office:value-type="float" office:value="16.4938" calcext:value-type="float">
            <text:p>16.4938</text:p>
          </table:table-cell>
          <table:table-cell table:style-name="Default" office:value-type="float" office:value="7.03" calcext:value-type="float">
            <text:p>7.03</text:p>
          </table:table-cell>
          <table:table-cell table:style-name="Default" office:value-type="float" office:value="53.6467" calcext:value-type="float">
            <text:p>53.6467</text:p>
          </table:table-cell>
          <table:table-cell table:style-name="Default" office:value-type="float" office:value="57.22" calcext:value-type="float">
            <text:p>57.22</text:p>
          </table:table-cell>
          <table:table-cell table:style-name="Default" office:value-type="float" office:value="30.54" calcext:value-type="float">
            <text:p>30.54</text:p>
          </table:table-cell>
          <table:table-cell table:style-name="Default" office:value-type="float" office:value="11.98" calcext:value-type="float">
            <text:p>11.98</text:p>
          </table:table-cell>
          <table:table-cell table:style-name="Default" office:value-type="float" office:value="107.08" calcext:value-type="float">
            <text:p>107.08</text:p>
          </table:table-cell>
          <table:table-cell table:style-name="Default" office:value-type="float" office:value="206.82" calcext:value-type="float">
            <text:p>206.82</text:p>
          </table:table-cell>
          <table:table-cell table:style-name="Default" office:value-type="float" office:value="27.6666" calcext:value-type="float">
            <text:p>27.6666</text:p>
          </table:table-cell>
          <table:table-cell table:style-name="Default" office:value-type="float" office:value="14.7665" calcext:value-type="float">
            <text:p>14.7665</text:p>
          </table:table-cell>
          <table:table-cell table:style-name="Default" office:value-type="float" office:value="5.79248" calcext:value-type="float">
            <text:p>5.79248</text:p>
          </table:table-cell>
          <table:table-cell table:style-name="Default" office:value-type="float" office:value="51.7745" calcext:value-type="float">
            <text:p>51.7745</text:p>
          </table:table-cell>
        </table:table-row>
        <table:table-row table:style-name="ro1">
          <table:table-cell table:style-name="ce10" office:value-type="string" calcext:value-type="string">
            <text:p>grubhub-13-1.tsp </text:p>
          </table:table-cell>
          <table:table-cell table:style-name="Default" office:value-type="float" office:value="120.86" calcext:value-type="float">
            <text:p>120.86</text:p>
          </table:table-cell>
          <table:table-cell table:style-name="Default" office:value-type="float" office:value="35.38" calcext:value-type="float">
            <text:p>35.38</text:p>
          </table:table-cell>
          <table:table-cell table:style-name="Default" office:value-type="float" office:value="5.68" calcext:value-type="float">
            <text:p>5.68</text:p>
          </table:table-cell>
          <table:table-cell table:style-name="Default" office:value-type="float" office:value="186.5" calcext:value-type="float">
            <text:p>186.5</text:p>
          </table:table-cell>
          <table:table-cell table:style-name="Default" office:value-type="float" office:value="348.42" calcext:value-type="float">
            <text:p>348.42</text:p>
          </table:table-cell>
          <table:table-cell table:style-name="Default" office:value-type="float" office:value="34.688" calcext:value-type="float">
            <text:p>34.688</text:p>
          </table:table-cell>
          <table:table-cell table:style-name="Default" office:value-type="float" office:value="10.1544" calcext:value-type="float">
            <text:p>10.1544</text:p>
          </table:table-cell>
          <table:table-cell table:style-name="Default" office:value-type="float" office:value="1.63022" calcext:value-type="float">
            <text:p>1.63022</text:p>
          </table:table-cell>
          <table:table-cell table:style-name="Default" office:value-type="float" office:value="53.5274" calcext:value-type="float">
            <text:p>53.5274</text:p>
          </table:table-cell>
          <table:table-cell table:style-name="Default" office:value-type="float" office:value="113.64" calcext:value-type="float">
            <text:p>113.64</text:p>
          </table:table-cell>
          <table:table-cell table:style-name="Default" office:value-type="float" office:value="14.9" calcext:value-type="float">
            <text:p>14.9</text:p>
          </table:table-cell>
          <table:table-cell table:style-name="Default" office:value-type="float" office:value="5.68" calcext:value-type="float">
            <text:p>5.68</text:p>
          </table:table-cell>
          <table:table-cell table:style-name="Default" office:value-type="float" office:value="163.98" calcext:value-type="float">
            <text:p>163.98</text:p>
          </table:table-cell>
          <table:table-cell table:style-name="Default" office:value-type="float" office:value="298.2" calcext:value-type="float">
            <text:p>298.2</text:p>
          </table:table-cell>
          <table:table-cell table:style-name="Default" office:value-type="float" office:value="38.1087" calcext:value-type="float">
            <text:p>38.1087</text:p>
          </table:table-cell>
          <table:table-cell table:style-name="Default" office:value-type="float" office:value="4.99665" calcext:value-type="float">
            <text:p>4.99665</text:p>
          </table:table-cell>
          <table:table-cell table:style-name="Default" office:value-type="float" office:value="1.90476" calcext:value-type="float">
            <text:p>1.90476</text:p>
          </table:table-cell>
          <table:table-cell table:style-name="Default" office:value-type="float" office:value="54.9899" calcext:value-type="float">
            <text:p>54.9899</text:p>
          </table:table-cell>
          <table:table-cell table:style-name="Default" office:value-type="float" office:value="66.1" calcext:value-type="float">
            <text:p>66.1</text:p>
          </table:table-cell>
          <table:table-cell table:style-name="Default" office:value-type="float" office:value="43.08" calcext:value-type="float">
            <text:p>43.08</text:p>
          </table:table-cell>
          <table:table-cell table:style-name="Default" office:value-type="float" office:value="28.3" calcext:value-type="float">
            <text:p>28.3</text:p>
          </table:table-cell>
          <table:table-cell table:style-name="Default" office:value-type="float" office:value="128.66" calcext:value-type="float">
            <text:p>128.66</text:p>
          </table:table-cell>
          <table:table-cell table:style-name="Default" office:value-type="float" office:value="266.14" calcext:value-type="float">
            <text:p>266.14</text:p>
          </table:table-cell>
          <table:table-cell table:style-name="Default" office:value-type="float" office:value="24.8366" calcext:value-type="float">
            <text:p>24.8366</text:p>
          </table:table-cell>
          <table:table-cell table:style-name="Default" office:value-type="float" office:value="16.187" calcext:value-type="float">
            <text:p>16.187</text:p>
          </table:table-cell>
          <table:table-cell table:style-name="Default" office:value-type="float" office:value="10.6335" calcext:value-type="float">
            <text:p>10.6335</text:p>
          </table:table-cell>
          <table:table-cell table:style-name="Default" office:value-type="float" office:value="48.343" calcext:value-type="float">
            <text:p>48.343</text:p>
          </table:table-cell>
          <table:table-cell table:style-name="Default" office:value-type="float" office:value="52.8" calcext:value-type="float">
            <text:p>52.8</text:p>
          </table:table-cell>
          <table:table-cell table:style-name="Default" office:value-type="float" office:value="43.08" calcext:value-type="float">
            <text:p>43.08</text:p>
          </table:table-cell>
          <table:table-cell table:style-name="Default" office:value-type="float" office:value="28.3" calcext:value-type="float">
            <text:p>28.3</text:p>
          </table:table-cell>
          <table:table-cell table:style-name="Default" office:value-type="float" office:value="108.16" calcext:value-type="float">
            <text:p>108.16</text:p>
          </table:table-cell>
          <table:table-cell table:style-name="Default" office:value-type="float" office:value="232.34" calcext:value-type="float">
            <text:p>232.34</text:p>
          </table:table-cell>
          <table:table-cell table:style-name="Default" office:value-type="float" office:value="22.7253" calcext:value-type="float">
            <text:p>22.7253</text:p>
          </table:table-cell>
          <table:table-cell table:style-name="Default" office:value-type="float" office:value="18.5418" calcext:value-type="float">
            <text:p>18.5418</text:p>
          </table:table-cell>
          <table:table-cell table:style-name="Default" office:value-type="float" office:value="12.1804" calcext:value-type="float">
            <text:p>12.1804</text:p>
          </table:table-cell>
          <table:table-cell table:style-name="Default" office:value-type="float" office:value="46.5525" calcext:value-type="float">
            <text:p>46.5525</text:p>
          </table:table-cell>
        </table:table-row>
        <table:table-row table:style-name="ro1">
          <table:table-cell table:style-name="ce10" office:value-type="string" calcext:value-type="string">
            <text:p>grubhub-13-2.tsp </text:p>
          </table:table-cell>
          <table:table-cell table:style-name="Default" office:value-type="float" office:value="109.16" calcext:value-type="float">
            <text:p>109.16</text:p>
          </table:table-cell>
          <table:table-cell table:style-name="Default" office:value-type="float" office:value="14.74" calcext:value-type="float">
            <text:p>14.74</text:p>
          </table:table-cell>
          <table:table-cell table:style-name="Default" office:value-type="float" office:value="12.2" calcext:value-type="float">
            <text:p>12.2</text:p>
          </table:table-cell>
          <table:table-cell table:style-name="Default" office:value-type="float" office:value="169.46" calcext:value-type="float">
            <text:p>169.46</text:p>
          </table:table-cell>
          <table:table-cell table:style-name="Default" office:value-type="float" office:value="305.56" calcext:value-type="float">
            <text:p>305.56</text:p>
          </table:table-cell>
          <table:table-cell table:style-name="Default" office:value-type="float" office:value="35.7246" calcext:value-type="float">
            <text:p>35.7246</text:p>
          </table:table-cell>
          <table:table-cell table:style-name="Default" office:value-type="float" office:value="4.82393" calcext:value-type="float">
            <text:p>4.82393</text:p>
          </table:table-cell>
          <table:table-cell table:style-name="Default" office:value-type="float" office:value="3.99267" calcext:value-type="float">
            <text:p>3.99267</text:p>
          </table:table-cell>
          <table:table-cell table:style-name="Default" office:value-type="float" office:value="55.4588" calcext:value-type="float">
            <text:p>55.4588</text:p>
          </table:table-cell>
          <table:table-cell table:style-name="Default" office:value-type="float" office:value="86.98" calcext:value-type="float">
            <text:p>86.98</text:p>
          </table:table-cell>
          <table:table-cell table:style-name="Default" office:value-type="float" office:value="30.68" calcext:value-type="float">
            <text:p>30.68</text:p>
          </table:table-cell>
          <table:table-cell table:style-name="Default" office:value-type="float" office:value="23.9" calcext:value-type="float">
            <text:p>23.9</text:p>
          </table:table-cell>
          <table:table-cell table:style-name="Default" office:value-type="float" office:value="152.02" calcext:value-type="float">
            <text:p>152.02</text:p>
          </table:table-cell>
          <table:table-cell table:style-name="Default" office:value-type="float" office:value="293.58" calcext:value-type="float">
            <text:p>293.58</text:p>
          </table:table-cell>
          <table:table-cell table:style-name="Default" office:value-type="float" office:value="29.6274" calcext:value-type="float">
            <text:p>29.6274</text:p>
          </table:table-cell>
          <table:table-cell table:style-name="Default" office:value-type="float" office:value="10.4503" calcext:value-type="float">
            <text:p>10.4503</text:p>
          </table:table-cell>
          <table:table-cell table:style-name="Default" office:value-type="float" office:value="8.14088" calcext:value-type="float">
            <text:p>8.14088</text:p>
          </table:table-cell>
          <table:table-cell table:style-name="Default" office:value-type="float" office:value="51.7815" calcext:value-type="float">
            <text:p>51.7815</text:p>
          </table:table-cell>
          <table:table-cell table:style-name="Default" office:value-type="float" office:value="49.98" calcext:value-type="float">
            <text:p>49.98</text:p>
          </table:table-cell>
          <table:table-cell table:style-name="Default" office:value-type="float" office:value="66.12" calcext:value-type="float">
            <text:p>66.12</text:p>
          </table:table-cell>
          <table:table-cell table:style-name="Default" office:value-type="float" office:value="42.78" calcext:value-type="float">
            <text:p>42.78</text:p>
          </table:table-cell>
          <table:table-cell table:style-name="Default" office:value-type="float" office:value="130.02" calcext:value-type="float">
            <text:p>130.02</text:p>
          </table:table-cell>
          <table:table-cell table:style-name="Default" office:value-type="float" office:value="288.9" calcext:value-type="float">
            <text:p>288.9</text:p>
          </table:table-cell>
          <table:table-cell table:style-name="Default" office:value-type="float" office:value="17.3001" calcext:value-type="float">
            <text:p>17.3001</text:p>
          </table:table-cell>
          <table:table-cell table:style-name="Default" office:value-type="float" office:value="22.8868" calcext:value-type="float">
            <text:p>22.8868</text:p>
          </table:table-cell>
          <table:table-cell table:style-name="Default" office:value-type="float" office:value="14.8079" calcext:value-type="float">
            <text:p>14.8079</text:p>
          </table:table-cell>
          <table:table-cell table:style-name="Default" office:value-type="float" office:value="45.0052" calcext:value-type="float">
            <text:p>45.0052</text:p>
          </table:table-cell>
          <table:table-cell table:style-name="Default" office:value-type="float" office:value="35.28" calcext:value-type="float">
            <text:p>35.28</text:p>
          </table:table-cell>
          <table:table-cell table:style-name="Default" office:value-type="float" office:value="104.92" calcext:value-type="float">
            <text:p>104.92</text:p>
          </table:table-cell>
          <table:table-cell table:style-name="Default" office:value-type="float" office:value="45.26" calcext:value-type="float">
            <text:p>45.26</text:p>
          </table:table-cell>
          <table:table-cell table:style-name="Default" office:value-type="float" office:value="97.38" calcext:value-type="float">
            <text:p>97.38</text:p>
          </table:table-cell>
          <table:table-cell table:style-name="Default" office:value-type="float" office:value="282.84" calcext:value-type="float">
            <text:p>282.84</text:p>
          </table:table-cell>
          <table:table-cell table:style-name="Default" office:value-type="float" office:value="12.4735" calcext:value-type="float">
            <text:p>12.4735</text:p>
          </table:table-cell>
          <table:table-cell table:style-name="Default" office:value-type="float" office:value="37.0952" calcext:value-type="float">
            <text:p>37.0952</text:p>
          </table:table-cell>
          <table:table-cell table:style-name="Default" office:value-type="float" office:value="16.002" calcext:value-type="float">
            <text:p>16.002</text:p>
          </table:table-cell>
          <table:table-cell table:style-name="Default" office:value-type="float" office:value="34.4294" calcext:value-type="float">
            <text:p>34.4294</text:p>
          </table:table-cell>
        </table:table-row>
        <table:table-row table:style-name="ro1">
          <table:table-cell table:style-name="ce10" office:value-type="string" calcext:value-type="string">
            <text:p>grubhub-13-3.tsp </text:p>
          </table:table-cell>
          <table:table-cell table:style-name="Default" office:value-type="float" office:value="116.72" calcext:value-type="float">
            <text:p>116.72</text:p>
          </table:table-cell>
          <table:table-cell table:style-name="Default" office:value-type="float" office:value="12.48" calcext:value-type="float">
            <text:p>12.48</text:p>
          </table:table-cell>
          <table:table-cell table:style-name="Default" office:value-type="float" office:value="3.28" calcext:value-type="float">
            <text:p>3.28</text:p>
          </table:table-cell>
          <table:table-cell table:style-name="Default" office:value-type="float" office:value="201.32" calcext:value-type="float">
            <text:p>201.32</text:p>
          </table:table-cell>
          <table:table-cell table:style-name="Default" office:value-type="float" office:value="333.8" calcext:value-type="float">
            <text:p>333.8</text:p>
          </table:table-cell>
          <table:table-cell table:style-name="Default" office:value-type="float" office:value="34.967" calcext:value-type="float">
            <text:p>34.967</text:p>
          </table:table-cell>
          <table:table-cell table:style-name="Default" office:value-type="float" office:value="3.73877" calcext:value-type="float">
            <text:p>3.73877</text:p>
          </table:table-cell>
          <table:table-cell table:style-name="Default" office:value-type="float" office:value="0.982624" calcext:value-type="float">
            <text:p>0.982624</text:p>
          </table:table-cell>
          <table:table-cell table:style-name="Default" office:value-type="float" office:value="60.3116" calcext:value-type="float">
            <text:p>60.3116</text:p>
          </table:table-cell>
          <table:table-cell table:style-name="Default" office:value-type="float" office:value="97.26" calcext:value-type="float">
            <text:p>97.26</text:p>
          </table:table-cell>
          <table:table-cell table:style-name="Default" office:value-type="float" office:value="28.5" calcext:value-type="float">
            <text:p>28.5</text:p>
          </table:table-cell>
          <table:table-cell table:style-name="Default" office:value-type="float" office:value="14.4" calcext:value-type="float">
            <text:p>14.4</text:p>
          </table:table-cell>
          <table:table-cell table:style-name="Default" office:value-type="float" office:value="199.14" calcext:value-type="float">
            <text:p>199.14</text:p>
          </table:table-cell>
          <table:table-cell table:style-name="Default" office:value-type="float" office:value="339.3" calcext:value-type="float">
            <text:p>339.3</text:p>
          </table:table-cell>
          <table:table-cell table:style-name="Default" office:value-type="float" office:value="28.6649" calcext:value-type="float">
            <text:p>28.6649</text:p>
          </table:table-cell>
          <table:table-cell table:style-name="Default" office:value-type="float" office:value="8.39965" calcext:value-type="float">
            <text:p>8.39965</text:p>
          </table:table-cell>
          <table:table-cell table:style-name="Default" office:value-type="float" office:value="4.24403" calcext:value-type="float">
            <text:p>4.24403</text:p>
          </table:table-cell>
          <table:table-cell table:style-name="Default" office:value-type="float" office:value="58.6914" calcext:value-type="float">
            <text:p>58.6914</text:p>
          </table:table-cell>
          <table:table-cell table:style-name="Default" office:value-type="float" office:value="68.74" calcext:value-type="float">
            <text:p>68.74</text:p>
          </table:table-cell>
          <table:table-cell table:style-name="Default" office:value-type="float" office:value="27.76" calcext:value-type="float">
            <text:p>27.76</text:p>
          </table:table-cell>
          <table:table-cell table:style-name="Default" office:value-type="float" office:value="24.06" calcext:value-type="float">
            <text:p>24.06</text:p>
          </table:table-cell>
          <table:table-cell table:style-name="Default" office:value-type="float" office:value="161.04" calcext:value-type="float">
            <text:p>161.04</text:p>
          </table:table-cell>
          <table:table-cell table:style-name="Default" office:value-type="float" office:value="281.6" calcext:value-type="float">
            <text:p>281.6</text:p>
          </table:table-cell>
          <table:table-cell table:style-name="Default" office:value-type="float" office:value="24.4105" calcext:value-type="float">
            <text:p>24.4105</text:p>
          </table:table-cell>
          <table:table-cell table:style-name="Default" office:value-type="float" office:value="9.85795" calcext:value-type="float">
            <text:p>9.85795</text:p>
          </table:table-cell>
          <table:table-cell table:style-name="Default" office:value-type="float" office:value="8.54403" calcext:value-type="float">
            <text:p>8.54403</text:p>
          </table:table-cell>
          <table:table-cell table:style-name="Default" office:value-type="float" office:value="57.1875" calcext:value-type="float">
            <text:p>57.1875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36.54" calcext:value-type="float">
            <text:p>36.54</text:p>
          </table:table-cell>
          <table:table-cell table:style-name="Default" office:value-type="float" office:value="38.34" calcext:value-type="float">
            <text:p>38.34</text:p>
          </table:table-cell>
          <table:table-cell table:style-name="Default" office:value-type="float" office:value="136.1" calcext:value-type="float">
            <text:p>136.1</text:p>
          </table:table-cell>
          <table:table-cell table:style-name="Default" office:value-type="float" office:value="253.98" calcext:value-type="float">
            <text:p>253.98</text:p>
          </table:table-cell>
          <table:table-cell table:style-name="Default" office:value-type="float" office:value="16.9305" calcext:value-type="float">
            <text:p>16.9305</text:p>
          </table:table-cell>
          <table:table-cell table:style-name="Default" office:value-type="float" office:value="14.387" calcext:value-type="float">
            <text:p>14.387</text:p>
          </table:table-cell>
          <table:table-cell table:style-name="Default" office:value-type="float" office:value="15.0957" calcext:value-type="float">
            <text:p>15.0957</text:p>
          </table:table-cell>
          <table:table-cell table:style-name="Default" office:value-type="float" office:value="53.5869" calcext:value-type="float">
            <text:p>53.5869</text:p>
          </table:table-cell>
        </table:table-row>
        <table:table-row table:style-name="ro1">
          <table:table-cell table:style-name="ce10" office:value-type="string" calcext:value-type="string">
            <text:p>grubhub-13-4.tsp </text:p>
          </table:table-cell>
          <table:table-cell table:style-name="Default" office:value-type="float" office:value="105.92" calcext:value-type="float">
            <text:p>105.92</text:p>
          </table:table-cell>
          <table:table-cell table:style-name="Default" office:value-type="float" office:value="20.88" calcext:value-type="float">
            <text:p>20.88</text:p>
          </table:table-cell>
          <table:table-cell table:style-name="Default" office:value-type="float" office:value="12.8" calcext:value-type="float">
            <text:p>12.8</text:p>
          </table:table-cell>
          <table:table-cell table:style-name="Default" office:value-type="float" office:value="107.18" calcext:value-type="float">
            <text:p>107.18</text:p>
          </table:table-cell>
          <table:table-cell table:style-name="Default" office:value-type="float" office:value="246.78" calcext:value-type="float">
            <text:p>246.78</text:p>
          </table:table-cell>
          <table:table-cell table:style-name="Default" office:value-type="float" office:value="42.9208" calcext:value-type="float">
            <text:p>42.9208</text:p>
          </table:table-cell>
          <table:table-cell table:style-name="Default" office:value-type="float" office:value="8.46098" calcext:value-type="float">
            <text:p>8.46098</text:p>
          </table:table-cell>
          <table:table-cell table:style-name="Default" office:value-type="float" office:value="5.18681" calcext:value-type="float">
            <text:p>5.18681</text:p>
          </table:table-cell>
          <table:table-cell table:style-name="Default" office:value-type="float" office:value="43.4314" calcext:value-type="float">
            <text:p>43.4314</text:p>
          </table:table-cell>
          <table:table-cell table:style-name="Default" office:value-type="float" office:value="89.8" calcext:value-type="float">
            <text:p>89.8</text:p>
          </table:table-cell>
          <table:table-cell table:style-name="Default" office:value-type="float" office:value="46.58" calcext:value-type="float">
            <text:p>46.58</text:p>
          </table:table-cell>
          <table:table-cell table:style-name="Default" office:value-type="float" office:value="19.96" calcext:value-type="float">
            <text:p>19.96</text:p>
          </table:table-cell>
          <table:table-cell table:style-name="Default" office:value-type="float" office:value="92.46" calcext:value-type="float">
            <text:p>92.46</text:p>
          </table:table-cell>
          <table:table-cell table:style-name="Default" office:value-type="float" office:value="248.8" calcext:value-type="float">
            <text:p>248.8</text:p>
          </table:table-cell>
          <table:table-cell table:style-name="Default" office:value-type="float" office:value="36.0932" calcext:value-type="float">
            <text:p>36.0932</text:p>
          </table:table-cell>
          <table:table-cell table:style-name="Default" office:value-type="float" office:value="18.7219" calcext:value-type="float">
            <text:p>18.7219</text:p>
          </table:table-cell>
          <table:table-cell table:style-name="Default" office:value-type="float" office:value="8.02251" calcext:value-type="float">
            <text:p>8.02251</text:p>
          </table:table-cell>
          <table:table-cell table:style-name="Default" office:value-type="float" office:value="37.1624" calcext:value-type="float">
            <text:p>37.1624</text:p>
          </table:table-cell>
          <table:table-cell table:style-name="Default" office:value-type="float" office:value="61.6" calcext:value-type="float">
            <text:p>61.6</text:p>
          </table:table-cell>
          <table:table-cell table:style-name="Default" office:value-type="float" office:value="68.16" calcext:value-type="float">
            <text:p>68.16</text:p>
          </table:table-cell>
          <table:table-cell table:style-name="Default" office:value-type="float" office:value="34.7" calcext:value-type="float">
            <text:p>34.7</text:p>
          </table:table-cell>
          <table:table-cell table:style-name="Default" office:value-type="float" office:value="78.7" calcext:value-type="float">
            <text:p>78.7</text:p>
          </table:table-cell>
          <table:table-cell table:style-name="Default" office:value-type="float" office:value="243.16" calcext:value-type="float">
            <text:p>243.16</text:p>
          </table:table-cell>
          <table:table-cell table:style-name="Default" office:value-type="float" office:value="25.3331" calcext:value-type="float">
            <text:p>25.3331</text:p>
          </table:table-cell>
          <table:table-cell table:style-name="Default" office:value-type="float" office:value="28.0309" calcext:value-type="float">
            <text:p>28.0309</text:p>
          </table:table-cell>
          <table:table-cell table:style-name="Default" office:value-type="float" office:value="14.2704" calcext:value-type="float">
            <text:p>14.2704</text:p>
          </table:table-cell>
          <table:table-cell table:style-name="Default" office:value-type="float" office:value="32.3655" calcext:value-type="float">
            <text:p>32.3655</text:p>
          </table:table-cell>
          <table:table-cell table:style-name="Default" office:value-type="float" office:value="40.6" calcext:value-type="float">
            <text:p>40.6</text:p>
          </table:table-cell>
          <table:table-cell table:style-name="Default" office:value-type="float" office:value="93.46" calcext:value-type="float">
            <text:p>93.46</text:p>
          </table:table-cell>
          <table:table-cell table:style-name="Default" office:value-type="float" office:value="45.22" calcext:value-type="float">
            <text:p>45.22</text:p>
          </table:table-cell>
          <table:table-cell table:style-name="Default" office:value-type="float" office:value="74.02" calcext:value-type="float">
            <text:p>74.02</text:p>
          </table:table-cell>
          <table:table-cell table:style-name="Default" office:value-type="float" office:value="253.3" calcext:value-type="float">
            <text:p>253.3</text:p>
          </table:table-cell>
          <table:table-cell table:style-name="Default" office:value-type="float" office:value="16.0284" calcext:value-type="float">
            <text:p>16.0284</text:p>
          </table:table-cell>
          <table:table-cell table:style-name="Default" office:value-type="float" office:value="36.897" calcext:value-type="float">
            <text:p>36.897</text:p>
          </table:table-cell>
          <table:table-cell table:style-name="Default" office:value-type="float" office:value="17.8523" calcext:value-type="float">
            <text:p>17.8523</text:p>
          </table:table-cell>
          <table:table-cell table:style-name="Default" office:value-type="float" office:value="29.2223" calcext:value-type="float">
            <text:p>29.2223</text:p>
          </table:table-cell>
        </table:table-row>
        <table:table-row table:style-name="ro1">
          <table:table-cell table:style-name="ce10" office:value-type="string" calcext:value-type="string">
            <text:p>grubhub-13-5.tsp </text:p>
          </table:table-cell>
          <table:table-cell table:style-name="Default" office:value-type="float" office:value="119.48" calcext:value-type="float">
            <text:p>119.48</text:p>
          </table:table-cell>
          <table:table-cell table:style-name="Default" office:value-type="float" office:value="16.22" calcext:value-type="float">
            <text:p>16.22</text:p>
          </table:table-cell>
          <table:table-cell table:style-name="Default" office:value-type="float" office:value="5.72" calcext:value-type="float">
            <text:p>5.72</text:p>
          </table:table-cell>
          <table:table-cell table:style-name="Default" office:value-type="float" office:value="196.58" calcext:value-type="float">
            <text:p>196.58</text:p>
          </table:table-cell>
          <table:table-cell table:style-name="Default" office:value-type="float" office:value="338" calcext:value-type="float">
            <text:p>338</text:p>
          </table:table-cell>
          <table:table-cell table:style-name="Default" office:value-type="float" office:value="35.3491" calcext:value-type="float">
            <text:p>35.3491</text:p>
          </table:table-cell>
          <table:table-cell table:style-name="Default" office:value-type="float" office:value="4.79882" calcext:value-type="float">
            <text:p>4.79882</text:p>
          </table:table-cell>
          <table:table-cell table:style-name="Default" office:value-type="float" office:value="1.69231" calcext:value-type="float">
            <text:p>1.69231</text:p>
          </table:table-cell>
          <table:table-cell table:style-name="Default" office:value-type="float" office:value="58.1598" calcext:value-type="float">
            <text:p>58.1598</text:p>
          </table:table-cell>
          <table:table-cell table:style-name="Default" office:value-type="float" office:value="94.7" calcext:value-type="float">
            <text:p>94.7</text:p>
          </table:table-cell>
          <table:table-cell table:style-name="Default" office:value-type="float" office:value="46.2" calcext:value-type="float">
            <text:p>46.2</text:p>
          </table:table-cell>
          <table:table-cell table:style-name="Default" office:value-type="float" office:value="25.74" calcext:value-type="float">
            <text:p>25.74</text:p>
          </table:table-cell>
          <table:table-cell table:style-name="Default" office:value-type="float" office:value="185.08" calcext:value-type="float">
            <text:p>185.08</text:p>
          </table:table-cell>
          <table:table-cell table:style-name="Default" office:value-type="float" office:value="351.72" calcext:value-type="float">
            <text:p>351.72</text:p>
          </table:table-cell>
          <table:table-cell table:style-name="Default" office:value-type="float" office:value="26.9248" calcext:value-type="float">
            <text:p>26.9248</text:p>
          </table:table-cell>
          <table:table-cell table:style-name="Default" office:value-type="float" office:value="13.1354" calcext:value-type="float">
            <text:p>13.1354</text:p>
          </table:table-cell>
          <table:table-cell table:style-name="Default" office:value-type="float" office:value="7.31832" calcext:value-type="float">
            <text:p>7.31832</text:p>
          </table:table-cell>
          <table:table-cell table:style-name="Default" office:value-type="float" office:value="52.6214" calcext:value-type="float">
            <text:p>52.6214</text:p>
          </table:table-cell>
          <table:table-cell table:style-name="Default" office:value-type="float" office:value="68.64" calcext:value-type="float">
            <text:p>68.64</text:p>
          </table:table-cell>
          <table:table-cell table:style-name="Default" office:value-type="float" office:value="50.22" calcext:value-type="float">
            <text:p>50.22</text:p>
          </table:table-cell>
          <table:table-cell table:style-name="Default" office:value-type="float" office:value="25.74" calcext:value-type="float">
            <text:p>25.74</text:p>
          </table:table-cell>
          <table:table-cell table:style-name="Default" office:value-type="float" office:value="144.58" calcext:value-type="float">
            <text:p>144.58</text:p>
          </table:table-cell>
          <table:table-cell table:style-name="Default" office:value-type="float" office:value="289.18" calcext:value-type="float">
            <text:p>289.18</text:p>
          </table:table-cell>
          <table:table-cell table:style-name="Default" office:value-type="float" office:value="23.7361" calcext:value-type="float">
            <text:p>23.7361</text:p>
          </table:table-cell>
          <table:table-cell table:style-name="Default" office:value-type="float" office:value="17.3663" calcext:value-type="float">
            <text:p>17.3663</text:p>
          </table:table-cell>
          <table:table-cell table:style-name="Default" office:value-type="float" office:value="8.90103" calcext:value-type="float">
            <text:p>8.90103</text:p>
          </table:table-cell>
          <table:table-cell table:style-name="Default" office:value-type="float" office:value="49.9965" calcext:value-type="float">
            <text:p>49.9965</text:p>
          </table:table-cell>
          <table:table-cell table:style-name="Default" office:value-type="float" office:value="54.78" calcext:value-type="float">
            <text:p>54.78</text:p>
          </table:table-cell>
          <table:table-cell table:style-name="Default" office:value-type="float" office:value="59.42" calcext:value-type="float">
            <text:p>59.42</text:p>
          </table:table-cell>
          <table:table-cell table:style-name="Default" office:value-type="float" office:value="22.9" calcext:value-type="float">
            <text:p>22.9</text:p>
          </table:table-cell>
          <table:table-cell table:style-name="Default" office:value-type="float" office:value="123.76" calcext:value-type="float">
            <text:p>123.76</text:p>
          </table:table-cell>
          <table:table-cell table:style-name="Default" office:value-type="float" office:value="260.86" calcext:value-type="float">
            <text:p>260.86</text:p>
          </table:table-cell>
          <table:table-cell table:style-name="Default" office:value-type="float" office:value="20.9998" calcext:value-type="float">
            <text:p>20.9998</text:p>
          </table:table-cell>
          <table:table-cell table:style-name="Default" office:value-type="float" office:value="22.7785" calcext:value-type="float">
            <text:p>22.7785</text:p>
          </table:table-cell>
          <table:table-cell table:style-name="Default" office:value-type="float" office:value="8.77866" calcext:value-type="float">
            <text:p>8.77866</text:p>
          </table:table-cell>
          <table:table-cell table:style-name="Default" office:value-type="float" office:value="47.4431" calcext:value-type="float">
            <text:p>47.4431</text:p>
          </table:table-cell>
        </table:table-row>
        <table:table-row table:style-name="ro1">
          <table:table-cell table:style-name="ce10" office:value-type="string" calcext:value-type="string">
            <text:p>grubhub-13-6.tsp </text:p>
          </table:table-cell>
          <table:table-cell table:style-name="Default" office:value-type="float" office:value="104.88" calcext:value-type="float">
            <text:p>104.88</text:p>
          </table:table-cell>
          <table:table-cell table:style-name="Default" office:value-type="float" office:value="27.12" calcext:value-type="float">
            <text:p>27.12</text:p>
          </table:table-cell>
          <table:table-cell table:style-name="Default" office:value-type="float" office:value="14.1" calcext:value-type="float">
            <text:p>14.1</text:p>
          </table:table-cell>
          <table:table-cell table:style-name="Default" office:value-type="float" office:value="216.68" calcext:value-type="float">
            <text:p>216.68</text:p>
          </table:table-cell>
          <table:table-cell table:style-name="Default" office:value-type="float" office:value="362.78" calcext:value-type="float">
            <text:p>362.78</text:p>
          </table:table-cell>
          <table:table-cell table:style-name="Default" office:value-type="float" office:value="28.9101" calcext:value-type="float">
            <text:p>28.9101</text:p>
          </table:table-cell>
          <table:table-cell table:style-name="Default" office:value-type="float" office:value="7.47561" calcext:value-type="float">
            <text:p>7.47561</text:p>
          </table:table-cell>
          <table:table-cell table:style-name="Default" office:value-type="float" office:value="3.88665" calcext:value-type="float">
            <text:p>3.88665</text:p>
          </table:table-cell>
          <table:table-cell table:style-name="Default" office:value-type="float" office:value="59.7277" calcext:value-type="float">
            <text:p>59.7277</text:p>
          </table:table-cell>
          <table:table-cell table:style-name="Default" office:value-type="float" office:value="77.76" calcext:value-type="float">
            <text:p>77.76</text:p>
          </table:table-cell>
          <table:table-cell table:style-name="Default" office:value-type="float" office:value="39.44" calcext:value-type="float">
            <text:p>39.44</text:p>
          </table:table-cell>
          <table:table-cell table:style-name="Default" office:value-type="float" office:value="27.72" calcext:value-type="float">
            <text:p>27.72</text:p>
          </table:table-cell>
          <table:table-cell table:style-name="Default" office:value-type="float" office:value="199.28" calcext:value-type="float">
            <text:p>199.28</text:p>
          </table:table-cell>
          <table:table-cell table:style-name="Default" office:value-type="float" office:value="344.2" calcext:value-type="float">
            <text:p>344.2</text:p>
          </table:table-cell>
          <table:table-cell table:style-name="Default" office:value-type="float" office:value="22.5915" calcext:value-type="float">
            <text:p>22.5915</text:p>
          </table:table-cell>
          <table:table-cell table:style-name="Default" office:value-type="float" office:value="11.4585" calcext:value-type="float">
            <text:p>11.4585</text:p>
          </table:table-cell>
          <table:table-cell table:style-name="Default" office:value-type="float" office:value="8.05346" calcext:value-type="float">
            <text:p>8.05346</text:p>
          </table:table-cell>
          <table:table-cell table:style-name="Default" office:value-type="float" office:value="57.8966" calcext:value-type="float">
            <text:p>57.8966</text:p>
          </table:table-cell>
          <table:table-cell table:style-name="Default" office:value-type="float" office:value="66.12" calcext:value-type="float">
            <text:p>66.12</text:p>
          </table:table-cell>
          <table:table-cell table:style-name="Default" office:value-type="float" office:value="44.86" calcext:value-type="float">
            <text:p>44.86</text:p>
          </table:table-cell>
          <table:table-cell table:style-name="Default" office:value-type="float" office:value="17.56" calcext:value-type="float">
            <text:p>17.56</text:p>
          </table:table-cell>
          <table:table-cell table:style-name="Default" office:value-type="float" office:value="158.42" calcext:value-type="float">
            <text:p>158.42</text:p>
          </table:table-cell>
          <table:table-cell table:style-name="Default" office:value-type="float" office:value="286.96" calcext:value-type="float">
            <text:p>286.96</text:p>
          </table:table-cell>
          <table:table-cell table:style-name="Default" office:value-type="float" office:value="23.0415" calcext:value-type="float">
            <text:p>23.0415</text:p>
          </table:table-cell>
          <table:table-cell table:style-name="Default" office:value-type="float" office:value="15.6328" calcext:value-type="float">
            <text:p>15.6328</text:p>
          </table:table-cell>
          <table:table-cell table:style-name="Default" office:value-type="float" office:value="6.11932" calcext:value-type="float">
            <text:p>6.11932</text:p>
          </table:table-cell>
          <table:table-cell table:style-name="Default" office:value-type="float" office:value="55.2063" calcext:value-type="float">
            <text:p>55.2063</text:p>
          </table:table-cell>
          <table:table-cell table:style-name="Default" office:value-type="float" office:value="40.88" calcext:value-type="float">
            <text:p>40.88</text:p>
          </table:table-cell>
          <table:table-cell table:style-name="Default" office:value-type="float" office:value="64.34" calcext:value-type="float">
            <text:p>64.34</text:p>
          </table:table-cell>
          <table:table-cell table:style-name="Default" office:value-type="float" office:value="28.7" calcext:value-type="float">
            <text:p>28.7</text:p>
          </table:table-cell>
          <table:table-cell table:style-name="Default" office:value-type="float" office:value="133.24" calcext:value-type="float">
            <text:p>133.24</text:p>
          </table:table-cell>
          <table:table-cell table:style-name="Default" office:value-type="float" office:value="267.16" calcext:value-type="float">
            <text:p>267.16</text:p>
          </table:table-cell>
          <table:table-cell table:style-name="Default" office:value-type="float" office:value="15.3017" calcext:value-type="float">
            <text:p>15.3017</text:p>
          </table:table-cell>
          <table:table-cell table:style-name="Default" office:value-type="float" office:value="24.0829" calcext:value-type="float">
            <text:p>24.0829</text:p>
          </table:table-cell>
          <table:table-cell table:style-name="Default" office:value-type="float" office:value="10.7426" calcext:value-type="float">
            <text:p>10.7426</text:p>
          </table:table-cell>
          <table:table-cell table:style-name="Default" office:value-type="float" office:value="49.8727" calcext:value-type="float">
            <text:p>49.8727</text:p>
          </table:table-cell>
        </table:table-row>
        <table:table-row table:style-name="ro1">
          <table:table-cell table:style-name="ce10" office:value-type="string" calcext:value-type="string">
            <text:p>grubhub-13-7.tsp </text:p>
          </table:table-cell>
          <table:table-cell table:style-name="Default" office:value-type="float" office:value="125.52" calcext:value-type="float">
            <text:p>125.52</text:p>
          </table:table-cell>
          <table:table-cell table:style-name="Default" office:value-type="float" office:value="12.84" calcext:value-type="float">
            <text:p>12.84</text:p>
          </table:table-cell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216.26" calcext:value-type="float">
            <text:p>216.26</text:p>
          </table:table-cell>
          <table:table-cell table:style-name="Default" office:value-type="float" office:value="360.32" calcext:value-type="float">
            <text:p>360.32</text:p>
          </table:table-cell>
          <table:table-cell table:style-name="Default" office:value-type="float" office:value="34.8357" calcext:value-type="float">
            <text:p>34.8357</text:p>
          </table:table-cell>
          <table:table-cell table:style-name="Default" office:value-type="float" office:value="3.5635" calcext:value-type="float">
            <text:p>3.5635</text:p>
          </table:table-cell>
          <table:table-cell table:style-name="Default" office:value-type="float" office:value="1.58193" calcext:value-type="float">
            <text:p>1.58193</text:p>
          </table:table-cell>
          <table:table-cell table:style-name="Default" office:value-type="float" office:value="60.0189" calcext:value-type="float">
            <text:p>60.0189</text:p>
          </table:table-cell>
          <table:table-cell table:style-name="Default" office:value-type="float" office:value="107.88" calcext:value-type="float">
            <text:p>107.88</text:p>
          </table:table-cell>
          <table:table-cell table:style-name="Default" office:value-type="float" office:value="31.62" calcext:value-type="float">
            <text:p>31.62</text:p>
          </table:table-cell>
          <table:table-cell table:style-name="Default" office:value-type="float" office:value="16.4" calcext:value-type="float">
            <text:p>16.4</text:p>
          </table:table-cell>
          <table:table-cell table:style-name="Default" office:value-type="float" office:value="178.14" calcext:value-type="float">
            <text:p>178.14</text:p>
          </table:table-cell>
          <table:table-cell table:style-name="Default" office:value-type="float" office:value="334.04" calcext:value-type="float">
            <text:p>334.04</text:p>
          </table:table-cell>
          <table:table-cell table:style-name="Default" office:value-type="float" office:value="32.2955" calcext:value-type="float">
            <text:p>32.2955</text:p>
          </table:table-cell>
          <table:table-cell table:style-name="Default" office:value-type="float" office:value="9.46593" calcext:value-type="float">
            <text:p>9.46593</text:p>
          </table:table-cell>
          <table:table-cell table:style-name="Default" office:value-type="float" office:value="4.90959" calcext:value-type="float">
            <text:p>4.90959</text:p>
          </table:table-cell>
          <table:table-cell table:style-name="Default" office:value-type="float" office:value="53.3289" calcext:value-type="float">
            <text:p>53.3289</text:p>
          </table:table-cell>
          <table:table-cell table:style-name="Default" office:value-type="float" office:value="60.58" calcext:value-type="float">
            <text:p>60.58</text:p>
          </table:table-cell>
          <table:table-cell table:style-name="Default" office:value-type="float" office:value="64.24" calcext:value-type="float">
            <text:p>64.24</text:p>
          </table:table-cell>
          <table:table-cell table:style-name="Default" office:value-type="float" office:value="43.84" calcext:value-type="float">
            <text:p>43.84</text:p>
          </table:table-cell>
          <table:table-cell table:style-name="Default" office:value-type="float" office:value="136.4" calcext:value-type="float">
            <text:p>136.4</text:p>
          </table:table-cell>
          <table:table-cell table:style-name="Default" office:value-type="float" office:value="305.06" calcext:value-type="float">
            <text:p>305.06</text:p>
          </table:table-cell>
          <table:table-cell table:style-name="Default" office:value-type="float" office:value="19.8584" calcext:value-type="float">
            <text:p>19.8584</text:p>
          </table:table-cell>
          <table:table-cell table:style-name="Default" office:value-type="float" office:value="21.0582" calcext:value-type="float">
            <text:p>21.0582</text:p>
          </table:table-cell>
          <table:table-cell table:style-name="Default" office:value-type="float" office:value="14.3709" calcext:value-type="float">
            <text:p>14.3709</text:p>
          </table:table-cell>
          <table:table-cell table:style-name="Default" office:value-type="float" office:value="44.7125" calcext:value-type="float">
            <text:p>44.7125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99.66" calcext:value-type="float">
            <text:p>99.66</text:p>
          </table:table-cell>
          <table:table-cell table:style-name="Default" office:value-type="float" office:value="57.9" calcext:value-type="float">
            <text:p>57.9</text:p>
          </table:table-cell>
          <table:table-cell table:style-name="Default" office:value-type="float" office:value="120.8" calcext:value-type="float">
            <text:p>120.8</text:p>
          </table:table-cell>
          <table:table-cell table:style-name="Default" office:value-type="float" office:value="315.66" calcext:value-type="float">
            <text:p>315.66</text:p>
          </table:table-cell>
          <table:table-cell table:style-name="Default" office:value-type="float" office:value="11.8165" calcext:value-type="float">
            <text:p>11.8165</text:p>
          </table:table-cell>
          <table:table-cell table:style-name="Default" office:value-type="float" office:value="31.5719" calcext:value-type="float">
            <text:p>31.5719</text:p>
          </table:table-cell>
          <table:table-cell table:style-name="Default" office:value-type="float" office:value="18.3425" calcext:value-type="float">
            <text:p>18.3425</text:p>
          </table:table-cell>
          <table:table-cell table:style-name="Default" office:value-type="float" office:value="38.269" calcext:value-type="float">
            <text:p>38.269</text:p>
          </table:table-cell>
        </table:table-row>
        <table:table-row table:style-name="ro1">
          <table:table-cell table:style-name="ce10" office:value-type="string" calcext:value-type="string">
            <text:p>grubhub-13-8.tsp </text:p>
          </table:table-cell>
          <table:table-cell table:style-name="Default" office:value-type="float" office:value="124.56" calcext:value-type="float">
            <text:p>124.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6.22" calcext:value-type="float">
            <text:p>176.22</text:p>
          </table:table-cell>
          <table:table-cell table:style-name="Default" office:value-type="float" office:value="300.78" calcext:value-type="float">
            <text:p>300.78</text:p>
          </table:table-cell>
          <table:table-cell table:style-name="Default" office:value-type="float" office:value="41.4123" calcext:value-type="float">
            <text:p>41.41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5877" calcext:value-type="float">
            <text:p>58.5877</text:p>
          </table:table-cell>
          <table:table-cell table:style-name="Default" office:value-type="float" office:value="118.82" calcext:value-type="float">
            <text:p>118.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70.7" calcext:value-type="float">
            <text:p>170.7</text:p>
          </table:table-cell>
          <table:table-cell table:style-name="Default" office:value-type="float" office:value="289.52" calcext:value-type="float">
            <text:p>289.52</text:p>
          </table:table-cell>
          <table:table-cell table:style-name="Default" office:value-type="float" office:value="41.0403" calcext:value-type="float">
            <text:p>41.04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9597" calcext:value-type="float">
            <text:p>58.9597</text:p>
          </table:table-cell>
          <table:table-cell table:style-name="Default" office:value-type="float" office:value="75.18" calcext:value-type="float">
            <text:p>75.18</text:p>
          </table:table-cell>
          <table:table-cell table:style-name="Default" office:value-type="float" office:value="43.02" calcext:value-type="float">
            <text:p>43.02</text:p>
          </table:table-cell>
          <table:table-cell table:style-name="Default" office:value-type="float" office:value="18.66" calcext:value-type="float">
            <text:p>18.66</text:p>
          </table:table-cell>
          <table:table-cell table:style-name="Default" office:value-type="float" office:value="131.08" calcext:value-type="float">
            <text:p>131.08</text:p>
          </table:table-cell>
          <table:table-cell table:style-name="Default" office:value-type="float" office:value="267.94" calcext:value-type="float">
            <text:p>267.94</text:p>
          </table:table-cell>
          <table:table-cell table:style-name="Default" office:value-type="float" office:value="28.0585" calcext:value-type="float">
            <text:p>28.0585</text:p>
          </table:table-cell>
          <table:table-cell table:style-name="Default" office:value-type="float" office:value="16.0558" calcext:value-type="float">
            <text:p>16.0558</text:p>
          </table:table-cell>
          <table:table-cell table:style-name="Default" office:value-type="float" office:value="6.96425" calcext:value-type="float">
            <text:p>6.96425</text:p>
          </table:table-cell>
          <table:table-cell table:style-name="Default" office:value-type="float" office:value="48.9214" calcext:value-type="float">
            <text:p>48.9214</text:p>
          </table:table-cell>
          <table:table-cell table:style-name="Default" office:value-type="float" office:value="49.24" calcext:value-type="float">
            <text:p>49.24</text:p>
          </table:table-cell>
          <table:table-cell table:style-name="Default" office:value-type="float" office:value="55.96" calcext:value-type="float">
            <text:p>55.96</text:p>
          </table:table-cell>
          <table:table-cell table:style-name="Default" office:value-type="float" office:value="35.38" calcext:value-type="float">
            <text:p>35.38</text:p>
          </table:table-cell>
          <table:table-cell table:style-name="Default" office:value-type="float" office:value="114.9" calcext:value-type="float">
            <text:p>114.9</text:p>
          </table:table-cell>
          <table:table-cell table:style-name="Default" office:value-type="float" office:value="255.48" calcext:value-type="float">
            <text:p>255.48</text:p>
          </table:table-cell>
          <table:table-cell table:style-name="Default" office:value-type="float" office:value="19.2735" calcext:value-type="float">
            <text:p>19.2735</text:p>
          </table:table-cell>
          <table:table-cell table:style-name="Default" office:value-type="float" office:value="21.9039" calcext:value-type="float">
            <text:p>21.9039</text:p>
          </table:table-cell>
          <table:table-cell table:style-name="Default" office:value-type="float" office:value="13.8484" calcext:value-type="float">
            <text:p>13.8484</text:p>
          </table:table-cell>
          <table:table-cell table:style-name="Default" office:value-type="float" office:value="44.9742" calcext:value-type="float">
            <text:p>44.9742</text:p>
          </table:table-cell>
        </table:table-row>
        <table:table-row table:style-name="ro1">
          <table:table-cell table:style-name="ce10" office:value-type="string" calcext:value-type="string">
            <text:p>grubhub-13-9.tsp </text:p>
          </table:table-cell>
          <table:table-cell table:style-name="Default" office:value-type="float" office:value="102.38" calcext:value-type="float">
            <text:p>102.38</text:p>
          </table:table-cell>
          <table:table-cell table:style-name="Default" office:value-type="float" office:value="10.02" calcext:value-type="float">
            <text:p>10.02</text:p>
          </table:table-cell>
          <table:table-cell table:style-name="Default" office:value-type="float" office:value="9.74" calcext:value-type="float">
            <text:p>9.7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257.14" calcext:value-type="float">
            <text:p>257.14</text:p>
          </table:table-cell>
          <table:table-cell table:style-name="Default" office:value-type="float" office:value="39.8149" calcext:value-type="float">
            <text:p>39.8149</text:p>
          </table:table-cell>
          <table:table-cell table:style-name="Default" office:value-type="float" office:value="3.89671" calcext:value-type="float">
            <text:p>3.89671</text:p>
          </table:table-cell>
          <table:table-cell table:style-name="Default" office:value-type="float" office:value="3.78782" calcext:value-type="float">
            <text:p>3.78782</text:p>
          </table:table-cell>
          <table:table-cell table:style-name="Default" office:value-type="float" office:value="52.5006" calcext:value-type="float">
            <text:p>52.5006</text:p>
          </table:table-cell>
          <table:table-cell table:style-name="Default" office:value-type="float" office:value="83.24" calcext:value-type="float">
            <text:p>83.24</text:p>
          </table:table-cell>
          <table:table-cell table:style-name="Default" office:value-type="float" office:value="39.18" calcext:value-type="float">
            <text:p>39.18</text:p>
          </table:table-cell>
          <table:table-cell table:style-name="Default" office:value-type="float" office:value="18.16" calcext:value-type="float">
            <text:p>18.16</text:p>
          </table:table-cell>
          <table:table-cell table:style-name="Default" office:value-type="float" office:value="125.44" calcext:value-type="float">
            <text:p>125.44</text:p>
          </table:table-cell>
          <table:table-cell table:style-name="Default" office:value-type="float" office:value="266.02" calcext:value-type="float">
            <text:p>266.02</text:p>
          </table:table-cell>
          <table:table-cell table:style-name="Default" office:value-type="float" office:value="31.2909" calcext:value-type="float">
            <text:p>31.2909</text:p>
          </table:table-cell>
          <table:table-cell table:style-name="Default" office:value-type="float" office:value="14.7282" calcext:value-type="float">
            <text:p>14.7282</text:p>
          </table:table-cell>
          <table:table-cell table:style-name="Default" office:value-type="float" office:value="6.82655" calcext:value-type="float">
            <text:p>6.82655</text:p>
          </table:table-cell>
          <table:table-cell table:style-name="Default" office:value-type="float" office:value="47.1543" calcext:value-type="float">
            <text:p>47.1543</text:p>
          </table:table-cell>
          <table:table-cell table:style-name="Default" office:value-type="float" office:value="62.16" calcext:value-type="float">
            <text:p>62.16</text:p>
          </table:table-cell>
          <table:table-cell table:style-name="Default" office:value-type="float" office:value="62.6" calcext:value-type="float">
            <text:p>62.6</text:p>
          </table:table-cell>
          <table:table-cell table:style-name="Default" office:value-type="float" office:value="21.44" calcext:value-type="float">
            <text:p>21.44</text:p>
          </table:table-cell>
          <table:table-cell table:style-name="Default" office:value-type="float" office:value="103.74" calcext:value-type="float">
            <text:p>103.74</text:p>
          </table:table-cell>
          <table:table-cell table:style-name="Default" office:value-type="float" office:value="249.94" calcext:value-type="float">
            <text:p>249.94</text:p>
          </table:table-cell>
          <table:table-cell table:style-name="Default" office:value-type="float" office:value="24.87" calcext:value-type="float">
            <text:p>24.87</text:p>
          </table:table-cell>
          <table:table-cell table:style-name="Default" office:value-type="float" office:value="25.046" calcext:value-type="float">
            <text:p>25.046</text:p>
          </table:table-cell>
          <table:table-cell table:style-name="Default" office:value-type="float" office:value="8.57806" calcext:value-type="float">
            <text:p>8.57806</text:p>
          </table:table-cell>
          <table:table-cell table:style-name="Default" office:value-type="float" office:value="41.506" calcext:value-type="float">
            <text:p>41.506</text:p>
          </table:table-cell>
          <table:table-cell table:style-name="Default" office:value-type="float" office:value="35.22" calcext:value-type="float">
            <text:p>35.22</text:p>
          </table:table-cell>
          <table:table-cell table:style-name="Default" office:value-type="float" office:value="83.04" calcext:value-type="float">
            <text:p>83.04</text:p>
          </table:table-cell>
          <table:table-cell table:style-name="Default" office:value-type="float" office:value="29.9" calcext:value-type="float">
            <text:p>29.9</text:p>
          </table:table-cell>
          <table:table-cell table:style-name="Default" office:value-type="float" office:value="80.02" calcext:value-type="float">
            <text:p>80.02</text:p>
          </table:table-cell>
          <table:table-cell table:style-name="Default" office:value-type="float" office:value="228.18" calcext:value-type="float">
            <text:p>228.18</text:p>
          </table:table-cell>
          <table:table-cell table:style-name="Default" office:value-type="float" office:value="15.4352" calcext:value-type="float">
            <text:p>15.4352</text:p>
          </table:table-cell>
          <table:table-cell table:style-name="Default" office:value-type="float" office:value="36.3923" calcext:value-type="float">
            <text:p>36.3923</text:p>
          </table:table-cell>
          <table:table-cell table:style-name="Default" office:value-type="float" office:value="13.1037" calcext:value-type="float">
            <text:p>13.1037</text:p>
          </table:table-cell>
          <table:table-cell table:style-name="Default" office:value-type="float" office:value="35.0688" calcext:value-type="float">
            <text:p>35.0688</text:p>
          </table:table-cell>
        </table:table-row>
        <table:table-row table:style-name="ro1">
          <table:table-cell table:style-name="ce10" office:value-type="string" calcext:value-type="string">
            <text:p>grubhub-14-0.tsp </text:p>
          </table:table-cell>
          <table:table-cell table:style-name="Default" office:value-type="float" office:value="125.22" calcext:value-type="float">
            <text:p>125.22</text:p>
          </table:table-cell>
          <table:table-cell table:style-name="Default" office:value-type="float" office:value="8.86" calcext:value-type="float">
            <text:p>8.86</text:p>
          </table:table-cell>
          <table:table-cell table:style-name="Default" office:value-type="float" office:value="2.06" calcext:value-type="float">
            <text:p>2.06</text:p>
          </table:table-cell>
          <table:table-cell table:style-name="Default" office:value-type="float" office:value="214.54" calcext:value-type="float">
            <text:p>214.54</text:p>
          </table:table-cell>
          <table:table-cell table:style-name="Default" office:value-type="float" office:value="350.68" calcext:value-type="float">
            <text:p>350.68</text:p>
          </table:table-cell>
          <table:table-cell table:style-name="Default" office:value-type="float" office:value="35.7078" calcext:value-type="float">
            <text:p>35.7078</text:p>
          </table:table-cell>
          <table:table-cell table:style-name="Default" office:value-type="float" office:value="2.52652" calcext:value-type="float">
            <text:p>2.52652</text:p>
          </table:table-cell>
          <table:table-cell table:style-name="Default" office:value-type="float" office:value="0.58743" calcext:value-type="float">
            <text:p>0.58743</text:p>
          </table:table-cell>
          <table:table-cell table:style-name="Default" office:value-type="float" office:value="61.1783" calcext:value-type="float">
            <text:p>61.1783</text:p>
          </table:table-cell>
          <table:table-cell table:style-name="Default" office:value-type="float" office:value="78.96" calcext:value-type="float">
            <text:p>78.96</text:p>
          </table:table-cell>
          <table:table-cell table:style-name="Default" office:value-type="float" office:value="50.92" calcext:value-type="float">
            <text:p>50.92</text:p>
          </table:table-cell>
          <table:table-cell table:style-name="Default" office:value-type="float" office:value="21.4" calcext:value-type="float">
            <text:p>21.4</text:p>
          </table:table-cell>
          <table:table-cell table:style-name="Default" office:value-type="float" office:value="183.02" calcext:value-type="float">
            <text:p>183.02</text:p>
          </table:table-cell>
          <table:table-cell table:style-name="Default" office:value-type="float" office:value="334.3" calcext:value-type="float">
            <text:p>334.3</text:p>
          </table:table-cell>
          <table:table-cell table:style-name="Default" office:value-type="float" office:value="23.6195" calcext:value-type="float">
            <text:p>23.6195</text:p>
          </table:table-cell>
          <table:table-cell table:style-name="Default" office:value-type="float" office:value="15.2318" calcext:value-type="float">
            <text:p>15.2318</text:p>
          </table:table-cell>
          <table:table-cell table:style-name="Default" office:value-type="float" office:value="6.40144" calcext:value-type="float">
            <text:p>6.40144</text:p>
          </table:table-cell>
          <table:table-cell table:style-name="Default" office:value-type="float" office:value="54.7472" calcext:value-type="float">
            <text:p>54.7472</text:p>
          </table:table-cell>
          <table:table-cell table:style-name="Default" office:value-type="float" office:value="68.04" calcext:value-type="float">
            <text:p>68.04</text:p>
          </table:table-cell>
          <table:table-cell table:style-name="Default" office:value-type="float" office:value="68.6" calcext:value-type="float">
            <text:p>68.6</text:p>
          </table:table-cell>
          <table:table-cell table:style-name="Default" office:value-type="float" office:value="30.26" calcext:value-type="float">
            <text:p>30.26</text:p>
          </table:table-cell>
          <table:table-cell table:style-name="Default" office:value-type="float" office:value="148.9" calcext:value-type="float">
            <text:p>148.9</text:p>
          </table:table-cell>
          <table:table-cell table:style-name="Default" office:value-type="float" office:value="315.8" calcext:value-type="float">
            <text:p>315.8</text:p>
          </table:table-cell>
          <table:table-cell table:style-name="Default" office:value-type="float" office:value="21.5453" calcext:value-type="float">
            <text:p>21.5453</text:p>
          </table:table-cell>
          <table:table-cell table:style-name="Default" office:value-type="float" office:value="21.7226" calcext:value-type="float">
            <text:p>21.7226</text:p>
          </table:table-cell>
          <table:table-cell table:style-name="Default" office:value-type="float" office:value="9.58201" calcext:value-type="float">
            <text:p>9.58201</text:p>
          </table:table-cell>
          <table:table-cell table:style-name="Default" office:value-type="float" office:value="47.1501" calcext:value-type="float">
            <text:p>47.1501</text:p>
          </table:table-cell>
          <table:table-cell table:style-name="Default" office:value-type="float" office:value="40.88" calcext:value-type="float">
            <text:p>40.88</text:p>
          </table:table-cell>
          <table:table-cell table:style-name="Default" office:value-type="float" office:value="55.1" calcext:value-type="float">
            <text:p>55.1</text:p>
          </table:table-cell>
          <table:table-cell table:style-name="Default" office:value-type="float" office:value="30.26" calcext:value-type="float">
            <text:p>30.26</text:p>
          </table:table-cell>
          <table:table-cell table:style-name="Default" office:value-type="float" office:value="120.88" calcext:value-type="float">
            <text:p>120.88</text:p>
          </table:table-cell>
          <table:table-cell table:style-name="Default" office:value-type="float" office:value="247.12" calcext:value-type="float">
            <text:p>247.12</text:p>
          </table:table-cell>
          <table:table-cell table:style-name="Default" office:value-type="float" office:value="16.5426" calcext:value-type="float">
            <text:p>16.5426</text:p>
          </table:table-cell>
          <table:table-cell table:style-name="Default" office:value-type="float" office:value="22.2969" calcext:value-type="float">
            <text:p>22.2969</text:p>
          </table:table-cell>
          <table:table-cell table:style-name="Default" office:value-type="float" office:value="12.2451" calcext:value-type="float">
            <text:p>12.2451</text:p>
          </table:table-cell>
          <table:table-cell table:style-name="Default" office:value-type="float" office:value="48.9155" calcext:value-type="float">
            <text:p>48.9155</text:p>
          </table:table-cell>
        </table:table-row>
        <table:table-row table:style-name="ro1">
          <table:table-cell table:style-name="ce10" office:value-type="string" calcext:value-type="string">
            <text:p>grubhub-14-1.tsp </text:p>
          </table:table-cell>
          <table:table-cell table:style-name="Default" office:value-type="float" office:value="123.1" calcext:value-type="float">
            <text:p>123.1</text:p>
          </table:table-cell>
          <table:table-cell table:style-name="Default" office:value-type="float" office:value="22.82" calcext:value-type="float">
            <text:p>22.82</text:p>
          </table:table-cell>
          <table:table-cell table:style-name="Default" office:value-type="float" office:value="12.24" calcext:value-type="float">
            <text:p>12.24</text:p>
          </table:table-cell>
          <table:table-cell table:style-name="Default" office:value-type="float" office:value="167.96" calcext:value-type="float">
            <text:p>167.96</text:p>
          </table:table-cell>
          <table:table-cell table:style-name="Default" office:value-type="float" office:value="326.12" calcext:value-type="float">
            <text:p>326.12</text:p>
          </table:table-cell>
          <table:table-cell table:style-name="Default" office:value-type="float" office:value="37.7468" calcext:value-type="float">
            <text:p>37.7468</text:p>
          </table:table-cell>
          <table:table-cell table:style-name="Default" office:value-type="float" office:value="6.99742" calcext:value-type="float">
            <text:p>6.99742</text:p>
          </table:table-cell>
          <table:table-cell table:style-name="Default" office:value-type="float" office:value="3.75322" calcext:value-type="float">
            <text:p>3.75322</text:p>
          </table:table-cell>
          <table:table-cell table:style-name="Default" office:value-type="float" office:value="51.5025" calcext:value-type="float">
            <text:p>51.5025</text:p>
          </table:table-cell>
          <table:table-cell table:style-name="Default" office:value-type="float" office:value="85.98" calcext:value-type="float">
            <text:p>85.98</text:p>
          </table:table-cell>
          <table:table-cell table:style-name="Default" office:value-type="float" office:value="49.64" calcext:value-type="float">
            <text:p>49.64</text:p>
          </table:table-cell>
          <table:table-cell table:style-name="Default" office:value-type="float" office:value="28.38" calcext:value-type="float">
            <text:p>28.38</text:p>
          </table:table-cell>
          <table:table-cell table:style-name="Default" office:value-type="float" office:value="137.82" calcext:value-type="float">
            <text:p>137.82</text:p>
          </table:table-cell>
          <table:table-cell table:style-name="Default" office:value-type="float" office:value="301.82" calcext:value-type="float">
            <text:p>301.82</text:p>
          </table:table-cell>
          <table:table-cell table:style-name="Default" office:value-type="float" office:value="28.4872" calcext:value-type="float">
            <text:p>28.4872</text:p>
          </table:table-cell>
          <table:table-cell table:style-name="Default" office:value-type="float" office:value="16.4469" calcext:value-type="float">
            <text:p>16.4469</text:p>
          </table:table-cell>
          <table:table-cell table:style-name="Default" office:value-type="float" office:value="9.40296" calcext:value-type="float">
            <text:p>9.40296</text:p>
          </table:table-cell>
          <table:table-cell table:style-name="Default" office:value-type="float" office:value="45.663" calcext:value-type="float">
            <text:p>45.663</text:p>
          </table:table-cell>
          <table:table-cell table:style-name="Default" office:value-type="float" office:value="62.6" calcext:value-type="float">
            <text:p>62.6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41.9" calcext:value-type="float">
            <text:p>41.9</text:p>
          </table:table-cell>
          <table:table-cell table:style-name="Default" office:value-type="float" office:value="122.58" calcext:value-type="float">
            <text:p>122.58</text:p>
          </table:table-cell>
          <table:table-cell table:style-name="Default" office:value-type="float" office:value="296.08" calcext:value-type="float">
            <text:p>296.08</text:p>
          </table:table-cell>
          <table:table-cell table:style-name="Default" office:value-type="float" office:value="21.1429" calcext:value-type="float">
            <text:p>21.1429</text:p>
          </table:table-cell>
          <table:table-cell table:style-name="Default" office:value-type="float" office:value="23.3045" calcext:value-type="float">
            <text:p>23.3045</text:p>
          </table:table-cell>
          <table:table-cell table:style-name="Default" office:value-type="float" office:value="14.1516" calcext:value-type="float">
            <text:p>14.1516</text:p>
          </table:table-cell>
          <table:table-cell table:style-name="Default" office:value-type="float" office:value="41.401" calcext:value-type="float">
            <text:p>41.401</text:p>
          </table:table-cell>
          <table:table-cell table:style-name="Default" office:value-type="float" office:value="51.74" calcext:value-type="float">
            <text:p>51.74</text:p>
          </table:table-cell>
          <table:table-cell table:style-name="Default" office:value-type="float" office:value="74.68" calcext:value-type="float">
            <text:p>74.68</text:p>
          </table:table-cell>
          <table:table-cell table:style-name="Default" office:value-type="float" office:value="41.9" calcext:value-type="float">
            <text:p>41.9</text:p>
          </table:table-cell>
          <table:table-cell table:style-name="Default" office:value-type="float" office:value="76.12" calcext:value-type="float">
            <text:p>76.12</text:p>
          </table:table-cell>
          <table:table-cell table:style-name="Default" office:value-type="float" office:value="244.44" calcext:value-type="float">
            <text:p>244.44</text:p>
          </table:table-cell>
          <table:table-cell table:style-name="Default" office:value-type="float" office:value="21.1667" calcext:value-type="float">
            <text:p>21.1667</text:p>
          </table:table-cell>
          <table:table-cell table:style-name="Default" office:value-type="float" office:value="30.5515" calcext:value-type="float">
            <text:p>30.5515</text:p>
          </table:table-cell>
          <table:table-cell table:style-name="Default" office:value-type="float" office:value="17.1412" calcext:value-type="float">
            <text:p>17.1412</text:p>
          </table:table-cell>
          <table:table-cell table:style-name="Default" office:value-type="float" office:value="31.1406" calcext:value-type="float">
            <text:p>31.1406</text:p>
          </table:table-cell>
        </table:table-row>
        <table:table-row table:style-name="ro1">
          <table:table-cell table:style-name="ce10" office:value-type="string" calcext:value-type="string">
            <text:p>grubhub-14-2.tsp </text:p>
          </table:table-cell>
          <table:table-cell table:style-name="Default" office:value-type="float" office:value="143.5" calcext:value-type="float">
            <text:p>143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34.48" calcext:value-type="float">
            <text:p>234.48</text:p>
          </table:table-cell>
          <table:table-cell table:style-name="Default" office:value-type="float" office:value="377.98" calcext:value-type="float">
            <text:p>377.98</text:p>
          </table:table-cell>
          <table:table-cell table:style-name="Default" office:value-type="float" office:value="37.965" calcext:value-type="float">
            <text:p>37.9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2.035" calcext:value-type="float">
            <text:p>62.035</text:p>
          </table:table-cell>
          <table:table-cell table:style-name="Default" office:value-type="float" office:value="112.92" calcext:value-type="float">
            <text:p>112.92</text:p>
          </table:table-cell>
          <table:table-cell table:style-name="Default" office:value-type="float" office:value="46.12" calcext:value-type="float">
            <text:p>46.12</text:p>
          </table:table-cell>
          <table:table-cell table:style-name="Default" office:value-type="float" office:value="15.42" calcext:value-type="float">
            <text:p>15.42</text:p>
          </table:table-cell>
          <table:table-cell table:style-name="Default" office:value-type="float" office:value="171.78" calcext:value-type="float">
            <text:p>171.78</text:p>
          </table:table-cell>
          <table:table-cell table:style-name="Default" office:value-type="float" office:value="346.24" calcext:value-type="float">
            <text:p>346.24</text:p>
          </table:table-cell>
          <table:table-cell table:style-name="Default" office:value-type="float" office:value="32.6132" calcext:value-type="float">
            <text:p>32.6132</text:p>
          </table:table-cell>
          <table:table-cell table:style-name="Default" office:value-type="float" office:value="13.3202" calcext:value-type="float">
            <text:p>13.3202</text:p>
          </table:table-cell>
          <table:table-cell table:style-name="Default" office:value-type="float" office:value="4.45356" calcext:value-type="float">
            <text:p>4.45356</text:p>
          </table:table-cell>
          <table:table-cell table:style-name="Default" office:value-type="float" office:value="49.613" calcext:value-type="float">
            <text:p>49.613</text:p>
          </table:table-cell>
          <table:table-cell table:style-name="Default" office:value-type="float" office:value="106.84" calcext:value-type="float">
            <text:p>106.84</text:p>
          </table:table-cell>
          <table:table-cell table:style-name="Default" office:value-type="float" office:value="46.12" calcext:value-type="float">
            <text:p>46.12</text:p>
          </table:table-cell>
          <table:table-cell table:style-name="Default" office:value-type="float" office:value="15.42" calcext:value-type="float">
            <text:p>15.42</text:p>
          </table:table-cell>
          <table:table-cell table:style-name="Default" office:value-type="float" office:value="166.88" calcext:value-type="float">
            <text:p>166.88</text:p>
          </table:table-cell>
          <table:table-cell table:style-name="Default" office:value-type="float" office:value="335.26" calcext:value-type="float">
            <text:p>335.26</text:p>
          </table:table-cell>
          <table:table-cell table:style-name="Default" office:value-type="float" office:value="31.8678" calcext:value-type="float">
            <text:p>31.8678</text:p>
          </table:table-cell>
          <table:table-cell table:style-name="Default" office:value-type="float" office:value="13.7565" calcext:value-type="float">
            <text:p>13.7565</text:p>
          </table:table-cell>
          <table:table-cell table:style-name="Default" office:value-type="float" office:value="4.59942" calcext:value-type="float">
            <text:p>4.59942</text:p>
          </table:table-cell>
          <table:table-cell table:style-name="Default" office:value-type="float" office:value="49.7763" calcext:value-type="float">
            <text:p>49.7763</text:p>
          </table:table-cell>
          <table:table-cell table:style-name="Default" office:value-type="float" office:value="71.86" calcext:value-type="float">
            <text:p>71.86</text:p>
          </table:table-cell>
          <table:table-cell table:style-name="Default" office:value-type="float" office:value="47.44" calcext:value-type="float">
            <text:p>47.44</text:p>
          </table:table-cell>
          <table:table-cell table:style-name="Default" office:value-type="float" office:value="39.4" calcext:value-type="float">
            <text:p>39.4</text:p>
          </table:table-cell>
          <table:table-cell table:style-name="Default" office:value-type="float" office:value="148.38" calcext:value-type="float">
            <text:p>148.38</text:p>
          </table:table-cell>
          <table:table-cell table:style-name="Default" office:value-type="float" office:value="307.08" calcext:value-type="float">
            <text:p>307.08</text:p>
          </table:table-cell>
          <table:table-cell table:style-name="Default" office:value-type="float" office:value="23.4011" calcext:value-type="float">
            <text:p>23.4011</text:p>
          </table:table-cell>
          <table:table-cell table:style-name="Default" office:value-type="float" office:value="15.4487" calcext:value-type="float">
            <text:p>15.4487</text:p>
          </table:table-cell>
          <table:table-cell table:style-name="Default" office:value-type="float" office:value="12.8305" calcext:value-type="float">
            <text:p>12.8305</text:p>
          </table:table-cell>
          <table:table-cell table:style-name="Default" office:value-type="float" office:value="48.3197" calcext:value-type="float">
            <text:p>48.3197</text:p>
          </table:table-cell>
        </table:table-row>
        <table:table-row table:style-name="ro1">
          <table:table-cell table:style-name="ce10" office:value-type="string" calcext:value-type="string">
            <text:p>grubhub-14-3.tsp </text:p>
          </table:table-cell>
          <table:table-cell table:style-name="Default" office:value-type="float" office:value="134.42" calcext:value-type="float">
            <text:p>134.42</text:p>
          </table:table-cell>
          <table:table-cell table:style-name="Default" office:value-type="float" office:value="7.78" calcext:value-type="float">
            <text:p>7.78</text:p>
          </table:table-cell>
          <table:table-cell table:style-name="Default" office:value-type="float" office:value="12.38" calcext:value-type="float">
            <text:p>12.38</text:p>
          </table:table-cell>
          <table:table-cell table:style-name="Default" office:value-type="float" office:value="200.82" calcext:value-type="float">
            <text:p>200.82</text:p>
          </table:table-cell>
          <table:table-cell table:style-name="Default" office:value-type="float" office:value="355.4" calcext:value-type="float">
            <text:p>355.4</text:p>
          </table:table-cell>
          <table:table-cell table:style-name="Default" office:value-type="float" office:value="37.8222" calcext:value-type="float">
            <text:p>37.8222</text:p>
          </table:table-cell>
          <table:table-cell table:style-name="Default" office:value-type="float" office:value="2.18908" calcext:value-type="float">
            <text:p>2.18908</text:p>
          </table:table-cell>
          <table:table-cell table:style-name="Default" office:value-type="float" office:value="3.4834" calcext:value-type="float">
            <text:p>3.4834</text:p>
          </table:table-cell>
          <table:table-cell table:style-name="Default" office:value-type="float" office:value="56.5053" calcext:value-type="float">
            <text:p>56.5053</text:p>
          </table:table-cell>
          <table:table-cell table:style-name="Default" office:value-type="float" office:value="79.1" calcext:value-type="float">
            <text:p>79.1</text:p>
          </table:table-cell>
          <table:table-cell table:style-name="Default" office:value-type="float" office:value="62.14" calcext:value-type="float">
            <text:p>62.14</text:p>
          </table:table-cell>
          <table:table-cell table:style-name="Default" office:value-type="float" office:value="40.72" calcext:value-type="float">
            <text:p>40.72</text:p>
          </table:table-cell>
          <table:table-cell table:style-name="Default" office:value-type="float" office:value="157.06" calcext:value-type="float">
            <text:p>157.06</text:p>
          </table:table-cell>
          <table:table-cell table:style-name="Default" office:value-type="float" office:value="339.02" calcext:value-type="float">
            <text:p>339.02</text:p>
          </table:table-cell>
          <table:table-cell table:style-name="Default" office:value-type="float" office:value="23.332" calcext:value-type="float">
            <text:p>23.332</text:p>
          </table:table-cell>
          <table:table-cell table:style-name="Default" office:value-type="float" office:value="18.3293" calcext:value-type="float">
            <text:p>18.3293</text:p>
          </table:table-cell>
          <table:table-cell table:style-name="Default" office:value-type="float" office:value="12.0111" calcext:value-type="float">
            <text:p>12.0111</text:p>
          </table:table-cell>
          <table:table-cell table:style-name="Default" office:value-type="float" office:value="46.3277" calcext:value-type="float">
            <text:p>46.3277</text:p>
          </table:table-cell>
          <table:table-cell table:style-name="Default" office:value-type="float" office:value="72.32" calcext:value-type="float">
            <text:p>72.32</text:p>
          </table:table-cell>
          <table:table-cell table:style-name="Default" office:value-type="float" office:value="62.14" calcext:value-type="float">
            <text:p>62.14</text:p>
          </table:table-cell>
          <table:table-cell table:style-name="Default" office:value-type="float" office:value="40.72" calcext:value-type="float">
            <text:p>40.72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321.18" calcext:value-type="float">
            <text:p>321.18</text:p>
          </table:table-cell>
          <table:table-cell table:style-name="Default" office:value-type="float" office:value="22.517" calcext:value-type="float">
            <text:p>22.517</text:p>
          </table:table-cell>
          <table:table-cell table:style-name="Default" office:value-type="float" office:value="19.3474" calcext:value-type="float">
            <text:p>19.3474</text:p>
          </table:table-cell>
          <table:table-cell table:style-name="Default" office:value-type="float" office:value="12.6782" calcext:value-type="float">
            <text:p>12.6782</text:p>
          </table:table-cell>
          <table:table-cell table:style-name="Default" office:value-type="float" office:value="45.4574" calcext:value-type="float">
            <text:p>45.4574</text:p>
          </table:table-cell>
          <table:table-cell table:style-name="Default" office:value-type="float" office:value="59.9" calcext:value-type="float">
            <text:p>59.9</text:p>
          </table:table-cell>
          <table:table-cell table:style-name="Default" office:value-type="float" office:value="73.06" calcext:value-type="float">
            <text:p>73.06</text:p>
          </table:table-cell>
          <table:table-cell table:style-name="Default" office:value-type="float" office:value="37.22" calcext:value-type="float">
            <text:p>37.22</text:p>
          </table:table-cell>
          <table:table-cell table:style-name="Default" office:value-type="float" office:value="122.46" calcext:value-type="float">
            <text:p>122.46</text:p>
          </table:table-cell>
          <table:table-cell table:style-name="Default" office:value-type="float" office:value="292.64" calcext:value-type="float">
            <text:p>292.64</text:p>
          </table:table-cell>
          <table:table-cell table:style-name="Default" office:value-type="float" office:value="20.4688" calcext:value-type="float">
            <text:p>20.4688</text:p>
          </table:table-cell>
          <table:table-cell table:style-name="Default" office:value-type="float" office:value="24.9658" calcext:value-type="float">
            <text:p>24.9658</text:p>
          </table:table-cell>
          <table:table-cell table:style-name="Default" office:value-type="float" office:value="12.7187" calcext:value-type="float">
            <text:p>12.7187</text:p>
          </table:table-cell>
          <table:table-cell table:style-name="Default" office:value-type="float" office:value="41.8466" calcext:value-type="float">
            <text:p>41.8466</text:p>
          </table:table-cell>
        </table:table-row>
        <table:table-row table:style-name="ro1">
          <table:table-cell table:style-name="ce10" office:value-type="string" calcext:value-type="string">
            <text:p>grubhub-14-4.tsp </text:p>
          </table:table-cell>
          <table:table-cell table:style-name="Default" office:value-type="float" office:value="149.5" calcext:value-type="float">
            <text:p>149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7.26" calcext:value-type="float">
            <text:p>207.26</text:p>
          </table:table-cell>
          <table:table-cell table:style-name="Default" office:value-type="float" office:value="356.76" calcext:value-type="float">
            <text:p>356.76</text:p>
          </table:table-cell>
          <table:table-cell table:style-name="Default" office:value-type="float" office:value="41.9049" calcext:value-type="float">
            <text:p>41.904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8.0951" calcext:value-type="float">
            <text:p>58.0951</text:p>
          </table:table-cell>
          <table:table-cell table:style-name="Default" office:value-type="float" office:value="96.92" calcext:value-type="float">
            <text:p>96.92</text:p>
          </table:table-cell>
          <table:table-cell table:style-name="Default" office:value-type="float" office:value="34.72" calcext:value-type="float">
            <text:p>34.72</text:p>
          </table:table-cell>
          <table:table-cell table:style-name="Default" office:value-type="float" office:value="24.72" calcext:value-type="float">
            <text:p>24.72</text:p>
          </table:table-cell>
          <table:table-cell table:style-name="Default" office:value-type="float" office:value="170.32" calcext:value-type="float">
            <text:p>170.32</text:p>
          </table:table-cell>
          <table:table-cell table:style-name="Default" office:value-type="float" office:value="326.68" calcext:value-type="float">
            <text:p>326.68</text:p>
          </table:table-cell>
          <table:table-cell table:style-name="Default" office:value-type="float" office:value="29.6682" calcext:value-type="float">
            <text:p>29.6682</text:p>
          </table:table-cell>
          <table:table-cell table:style-name="Default" office:value-type="float" office:value="10.6281" calcext:value-type="float">
            <text:p>10.6281</text:p>
          </table:table-cell>
          <table:table-cell table:style-name="Default" office:value-type="float" office:value="7.56704" calcext:value-type="float">
            <text:p>7.56704</text:p>
          </table:table-cell>
          <table:table-cell table:style-name="Default" office:value-type="float" office:value="52.1366" calcext:value-type="float">
            <text:p>52.1366</text:p>
          </table:table-cell>
          <table:table-cell table:style-name="Default" office:value-type="float" office:value="78.6" calcext:value-type="float">
            <text:p>78.6</text:p>
          </table:table-cell>
          <table:table-cell table:style-name="Default" office:value-type="float" office:value="45.72" calcext:value-type="float">
            <text:p>45.72</text:p>
          </table:table-cell>
          <table:table-cell table:style-name="Default" office:value-type="float" office:value="29.94" calcext:value-type="float">
            <text:p>29.94</text:p>
          </table:table-cell>
          <table:table-cell table:style-name="Default" office:value-type="float" office:value="124.92" calcext:value-type="float">
            <text:p>124.92</text:p>
          </table:table-cell>
          <table:table-cell table:style-name="Default" office:value-type="float" office:value="279.18" calcext:value-type="float">
            <text:p>279.18</text:p>
          </table:table-cell>
          <table:table-cell table:style-name="Default" office:value-type="float" office:value="28.1539" calcext:value-type="float">
            <text:p>28.1539</text:p>
          </table:table-cell>
          <table:table-cell table:style-name="Default" office:value-type="float" office:value="16.3765" calcext:value-type="float">
            <text:p>16.3765</text:p>
          </table:table-cell>
          <table:table-cell table:style-name="Default" office:value-type="float" office:value="10.7243" calcext:value-type="float">
            <text:p>10.7243</text:p>
          </table:table-cell>
          <table:table-cell table:style-name="Default" office:value-type="float" office:value="44.7453" calcext:value-type="float">
            <text:p>44.7453</text:p>
          </table:table-cell>
          <table:table-cell table:style-name="Default" office:value-type="float" office:value="43.12" calcext:value-type="float">
            <text:p>43.12</text:p>
          </table:table-cell>
          <table:table-cell table:style-name="Default" office:value-type="float" office:value="87.18" calcext:value-type="float">
            <text:p>87.18</text:p>
          </table:table-cell>
          <table:table-cell table:style-name="Default" office:value-type="float" office:value="45.56" calcext:value-type="float">
            <text:p>45.56</text:p>
          </table:table-cell>
          <table:table-cell table:style-name="Default" office:value-type="float" office:value="88.32" calcext:value-type="float">
            <text:p>88.32</text:p>
          </table:table-cell>
          <table:table-cell table:style-name="Default" office:value-type="float" office:value="264.18" calcext:value-type="float">
            <text:p>264.18</text:p>
          </table:table-cell>
          <table:table-cell table:style-name="Default" office:value-type="float" office:value="16.3222" calcext:value-type="float">
            <text:p>16.3222</text:p>
          </table:table-cell>
          <table:table-cell table:style-name="Default" office:value-type="float" office:value="33.0002" calcext:value-type="float">
            <text:p>33.0002</text:p>
          </table:table-cell>
          <table:table-cell table:style-name="Default" office:value-type="float" office:value="17.2458" calcext:value-type="float">
            <text:p>17.2458</text:p>
          </table:table-cell>
          <table:table-cell table:style-name="Default" office:value-type="float" office:value="33.4318" calcext:value-type="float">
            <text:p>33.4318</text:p>
          </table:table-cell>
        </table:table-row>
        <table:table-row table:style-name="ro1">
          <table:table-cell table:style-name="ce10" office:value-type="string" calcext:value-type="string">
            <text:p>grubhub-14-5.tsp </text:p>
          </table:table-cell>
          <table:table-cell table:style-name="Default" office:value-type="float" office:value="141.78" calcext:value-type="float">
            <text:p>141.7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45.24" calcext:value-type="float">
            <text:p>145.24</text:p>
          </table:table-cell>
          <table:table-cell table:style-name="Default" office:value-type="float" office:value="287.02" calcext:value-type="float">
            <text:p>287.02</text:p>
          </table:table-cell>
          <table:table-cell table:style-name="Default" office:value-type="float" office:value="49.3973" calcext:value-type="float">
            <text:p>49.397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.6027" calcext:value-type="float">
            <text:p>50.6027</text:p>
          </table:table-cell>
          <table:table-cell table:style-name="Default" office:value-type="float" office:value="87.56" calcext:value-type="float">
            <text:p>87.56</text:p>
          </table:table-cell>
          <table:table-cell table:style-name="Default" office:value-type="float" office:value="43.42" calcext:value-type="float">
            <text:p>43.42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28.64" calcext:value-type="float">
            <text:p>128.64</text:p>
          </table:table-cell>
          <table:table-cell table:style-name="Default" office:value-type="float" office:value="283.62" calcext:value-type="float">
            <text:p>283.62</text:p>
          </table:table-cell>
          <table:table-cell table:style-name="Default" office:value-type="float" office:value="30.8723" calcext:value-type="float">
            <text:p>30.8723</text:p>
          </table:table-cell>
          <table:table-cell table:style-name="Default" office:value-type="float" office:value="15.3092" calcext:value-type="float">
            <text:p>15.3092</text:p>
          </table:table-cell>
          <table:table-cell table:style-name="Default" office:value-type="float" office:value="8.46203" calcext:value-type="float">
            <text:p>8.46203</text:p>
          </table:table-cell>
          <table:table-cell table:style-name="Default" office:value-type="float" office:value="45.3565" calcext:value-type="float">
            <text:p>45.3565</text:p>
          </table:table-cell>
          <table:table-cell table:style-name="Default" office:value-type="float" office:value="60.76" calcext:value-type="float">
            <text:p>60.76</text:p>
          </table:table-cell>
          <table:table-cell table:style-name="Default" office:value-type="float" office:value="66.46" calcext:value-type="float">
            <text:p>66.46</text:p>
          </table:table-cell>
          <table:table-cell table:style-name="Default" office:value-type="float" office:value="36.14" calcext:value-type="float">
            <text:p>36.14</text:p>
          </table:table-cell>
          <table:table-cell table:style-name="Default" office:value-type="float" office:value="113.78" calcext:value-type="float">
            <text:p>113.78</text:p>
          </table:table-cell>
          <table:table-cell table:style-name="Default" office:value-type="float" office:value="277.14" calcext:value-type="float">
            <text:p>277.14</text:p>
          </table:table-cell>
          <table:table-cell table:style-name="Default" office:value-type="float" office:value="21.9239" calcext:value-type="float">
            <text:p>21.9239</text:p>
          </table:table-cell>
          <table:table-cell table:style-name="Default" office:value-type="float" office:value="23.9807" calcext:value-type="float">
            <text:p>23.9807</text:p>
          </table:table-cell>
          <table:table-cell table:style-name="Default" office:value-type="float" office:value="13.0403" calcext:value-type="float">
            <text:p>13.0403</text:p>
          </table:table-cell>
          <table:table-cell table:style-name="Default" office:value-type="float" office:value="41.0551" calcext:value-type="float">
            <text:p>41.0551</text:p>
          </table:table-cell>
          <table:table-cell table:style-name="Default" office:value-type="float" office:value="28.7" calcext:value-type="float">
            <text:p>28.7</text:p>
          </table:table-cell>
          <table:table-cell table:style-name="Default" office:value-type="float" office:value="92.7" calcext:value-type="float">
            <text:p>92.7</text:p>
          </table:table-cell>
          <table:table-cell table:style-name="Default" office:value-type="float" office:value="47.56" calcext:value-type="float">
            <text:p>47.56</text:p>
          </table:table-cell>
          <table:table-cell table:style-name="Default" office:value-type="float" office:value="96.4" calcext:value-type="float">
            <text:p>96.4</text:p>
          </table:table-cell>
          <table:table-cell table:style-name="Default" office:value-type="float" office:value="265.36" calcext:value-type="float">
            <text:p>265.36</text:p>
          </table:table-cell>
          <table:table-cell table:style-name="Default" office:value-type="float" office:value="10.8155" calcext:value-type="float">
            <text:p>10.8155</text:p>
          </table:table-cell>
          <table:table-cell table:style-name="Default" office:value-type="float" office:value="34.9337" calcext:value-type="float">
            <text:p>34.9337</text:p>
          </table:table-cell>
          <table:table-cell table:style-name="Default" office:value-type="float" office:value="17.9228" calcext:value-type="float">
            <text:p>17.9228</text:p>
          </table:table-cell>
          <table:table-cell table:style-name="Default" office:value-type="float" office:value="36.328" calcext:value-type="float">
            <text:p>36.328</text:p>
          </table:table-cell>
        </table:table-row>
        <table:table-row table:style-name="ro1">
          <table:table-cell table:style-name="ce10" office:value-type="string" calcext:value-type="string">
            <text:p>grubhub-14-6.tsp </text:p>
          </table:table-cell>
          <table:table-cell table:style-name="Default" office:value-type="float" office:value="146.96" calcext:value-type="float">
            <text:p>146.96</text:p>
          </table:table-cell>
          <table:table-cell table:style-name="Default" office:value-type="float" office:value="15.42" calcext:value-type="float">
            <text:p>15.42</text:p>
          </table:table-cell>
          <table:table-cell table:style-name="Default" office:value-type="float" office:value="10.38" calcext:value-type="float">
            <text:p>10.38</text:p>
          </table:table-cell>
          <table:table-cell table:style-name="Default" office:value-type="float" office:value="192.44" calcext:value-type="float">
            <text:p>192.44</text:p>
          </table:table-cell>
          <table:table-cell table:style-name="Default" office:value-type="float" office:value="365.2" calcext:value-type="float">
            <text:p>365.2</text:p>
          </table:table-cell>
          <table:table-cell table:style-name="Default" office:value-type="float" office:value="40.241" calcext:value-type="float">
            <text:p>40.241</text:p>
          </table:table-cell>
          <table:table-cell table:style-name="Default" office:value-type="float" office:value="4.22234" calcext:value-type="float">
            <text:p>4.22234</text:p>
          </table:table-cell>
          <table:table-cell table:style-name="Default" office:value-type="float" office:value="2.84228" calcext:value-type="float">
            <text:p>2.84228</text:p>
          </table:table-cell>
          <table:table-cell table:style-name="Default" office:value-type="float" office:value="52.6944" calcext:value-type="float">
            <text:p>52.6944</text:p>
          </table:table-cell>
          <table:table-cell table:style-name="Default" office:value-type="float" office:value="99.82" calcext:value-type="float">
            <text:p>99.82</text:p>
          </table:table-cell>
          <table:table-cell table:style-name="Default" office:value-type="float" office:value="56.92" calcext:value-type="float">
            <text:p>56.92</text:p>
          </table:table-cell>
          <table:table-cell table:style-name="Default" office:value-type="float" office:value="33.24" calcext:value-type="float">
            <text:p>33.24</text:p>
          </table:table-cell>
          <table:table-cell table:style-name="Default" office:value-type="float" office:value="171.4" calcext:value-type="float">
            <text:p>171.4</text:p>
          </table:table-cell>
          <table:table-cell table:style-name="Default" office:value-type="float" office:value="361.38" calcext:value-type="float">
            <text:p>361.38</text:p>
          </table:table-cell>
          <table:table-cell table:style-name="Default" office:value-type="float" office:value="27.6219" calcext:value-type="float">
            <text:p>27.6219</text:p>
          </table:table-cell>
          <table:table-cell table:style-name="Default" office:value-type="float" office:value="15.7507" calcext:value-type="float">
            <text:p>15.7507</text:p>
          </table:table-cell>
          <table:table-cell table:style-name="Default" office:value-type="float" office:value="9.19807" calcext:value-type="float">
            <text:p>9.19807</text:p>
          </table:table-cell>
          <table:table-cell table:style-name="Default" office:value-type="float" office:value="47.4293" calcext:value-type="float">
            <text:p>47.4293</text:p>
          </table:table-cell>
          <table:table-cell table:style-name="Default" office:value-type="float" office:value="87.1" calcext:value-type="float">
            <text:p>87.1</text:p>
          </table:table-cell>
          <table:table-cell table:style-name="Default" office:value-type="float" office:value="56.92" calcext:value-type="float">
            <text:p>56.92</text:p>
          </table:table-cell>
          <table:table-cell table:style-name="Default" office:value-type="float" office:value="33.24" calcext:value-type="float">
            <text:p>33.24</text:p>
          </table:table-cell>
          <table:table-cell table:style-name="Default" office:value-type="float" office:value="144.16" calcext:value-type="float">
            <text:p>144.16</text:p>
          </table:table-cell>
          <table:table-cell table:style-name="Default" office:value-type="float" office:value="321.42" calcext:value-type="float">
            <text:p>321.42</text:p>
          </table:table-cell>
          <table:table-cell table:style-name="Default" office:value-type="float" office:value="27.0985" calcext:value-type="float">
            <text:p>27.0985</text:p>
          </table:table-cell>
          <table:table-cell table:style-name="Default" office:value-type="float" office:value="17.7089" calcext:value-type="float">
            <text:p>17.7089</text:p>
          </table:table-cell>
          <table:table-cell table:style-name="Default" office:value-type="float" office:value="10.3416" calcext:value-type="float">
            <text:p>10.3416</text:p>
          </table:table-cell>
          <table:table-cell table:style-name="Default" office:value-type="float" office:value="44.851" calcext:value-type="float">
            <text:p>44.851</text:p>
          </table:table-cell>
          <table:table-cell table:style-name="Default" office:value-type="float" office:value="43.14" calcext:value-type="float">
            <text:p>43.14</text:p>
          </table:table-cell>
          <table:table-cell table:style-name="Default" office:value-type="float" office:value="87.6" calcext:value-type="float">
            <text:p>87.6</text:p>
          </table:table-cell>
          <table:table-cell table:style-name="Default" office:value-type="float" office:value="55.9" calcext:value-type="float">
            <text:p>55.9</text:p>
          </table:table-cell>
          <table:table-cell table:style-name="Default" office:value-type="float" office:value="131.64" calcext:value-type="float">
            <text:p>131.64</text:p>
          </table:table-cell>
          <table:table-cell table:style-name="Default" office:value-type="float" office:value="318.28" calcext:value-type="float">
            <text:p>318.28</text:p>
          </table:table-cell>
          <table:table-cell table:style-name="Default" office:value-type="float" office:value="13.5541" calcext:value-type="float">
            <text:p>13.5541</text:p>
          </table:table-cell>
          <table:table-cell table:style-name="Default" office:value-type="float" office:value="27.5229" calcext:value-type="float">
            <text:p>27.5229</text:p>
          </table:table-cell>
          <table:table-cell table:style-name="Default" office:value-type="float" office:value="17.5632" calcext:value-type="float">
            <text:p>17.5632</text:p>
          </table:table-cell>
          <table:table-cell table:style-name="Default" office:value-type="float" office:value="41.3598" calcext:value-type="float">
            <text:p>41.3598</text:p>
          </table:table-cell>
        </table:table-row>
        <table:table-row table:style-name="ro1">
          <table:table-cell table:style-name="ce10" office:value-type="string" calcext:value-type="string">
            <text:p>grubhub-14-7.tsp </text:p>
          </table:table-cell>
          <table:table-cell table:style-name="Default" office:value-type="float" office:value="100.08" calcext:value-type="float">
            <text:p>100.08</text:p>
          </table:table-cell>
          <table:table-cell table:style-name="Default" office:value-type="float" office:value="12.48" calcext:value-type="float">
            <text:p>12.48</text:p>
          </table:table-cell>
          <table:table-cell table:style-name="Default" office:value-type="float" office:value="4.08" calcext:value-type="float">
            <text:p>4.08</text:p>
          </table:table-cell>
          <table:table-cell table:style-name="Default" office:value-type="float" office:value="170.62" calcext:value-type="float">
            <text:p>170.62</text:p>
          </table:table-cell>
          <table:table-cell table:style-name="Default" office:value-type="float" office:value="287.26" calcext:value-type="float">
            <text:p>287.26</text:p>
          </table:table-cell>
          <table:table-cell table:style-name="Default" office:value-type="float" office:value="34.8395" calcext:value-type="float">
            <text:p>34.8395</text:p>
          </table:table-cell>
          <table:table-cell table:style-name="Default" office:value-type="float" office:value="4.3445" calcext:value-type="float">
            <text:p>4.3445</text:p>
          </table:table-cell>
          <table:table-cell table:style-name="Default" office:value-type="float" office:value="1.42032" calcext:value-type="float">
            <text:p>1.42032</text:p>
          </table:table-cell>
          <table:table-cell table:style-name="Default" office:value-type="float" office:value="59.3957" calcext:value-type="float">
            <text:p>59.3957</text:p>
          </table:table-cell>
          <table:table-cell table:style-name="Default" office:value-type="float" office:value="79.58" calcext:value-type="float">
            <text:p>79.58</text:p>
          </table:table-cell>
          <table:table-cell table:style-name="Default" office:value-type="float" office:value="13.48" calcext:value-type="float">
            <text:p>13.48</text:p>
          </table:table-cell>
          <table:table-cell table:style-name="Default" office:value-type="float" office:value="10.08" calcext:value-type="float">
            <text:p>10.08</text:p>
          </table:table-cell>
          <table:table-cell table:style-name="Default" office:value-type="float" office:value="129.62" calcext:value-type="float">
            <text:p>129.62</text:p>
          </table:table-cell>
          <table:table-cell table:style-name="Default" office:value-type="float" office:value="232.76" calcext:value-type="float">
            <text:p>232.76</text:p>
          </table:table-cell>
          <table:table-cell table:style-name="Default" office:value-type="float" office:value="34.1897" calcext:value-type="float">
            <text:p>34.1897</text:p>
          </table:table-cell>
          <table:table-cell table:style-name="Default" office:value-type="float" office:value="5.79137" calcext:value-type="float">
            <text:p>5.79137</text:p>
          </table:table-cell>
          <table:table-cell table:style-name="Default" office:value-type="float" office:value="4.33064" calcext:value-type="float">
            <text:p>4.33064</text:p>
          </table:table-cell>
          <table:table-cell table:style-name="Default" office:value-type="float" office:value="55.6883" calcext:value-type="float">
            <text:p>55.6883</text:p>
          </table:table-cell>
          <table:table-cell table:style-name="Default" office:value-type="float" office:value="77.66" calcext:value-type="float">
            <text:p>77.66</text:p>
          </table:table-cell>
          <table:table-cell table:style-name="Default" office:value-type="float" office:value="13.48" calcext:value-type="float">
            <text:p>13.48</text:p>
          </table:table-cell>
          <table:table-cell table:style-name="Default" office:value-type="float" office:value="10.08" calcext:value-type="float">
            <text:p>10.08</text:p>
          </table:table-cell>
          <table:table-cell table:style-name="Default" office:value-type="float" office:value="115.68" calcext:value-type="float">
            <text:p>115.68</text:p>
          </table:table-cell>
          <table:table-cell table:style-name="Default" office:value-type="float" office:value="216.9" calcext:value-type="float">
            <text:p>216.9</text:p>
          </table:table-cell>
          <table:table-cell table:style-name="Default" office:value-type="float" office:value="35.8045" calcext:value-type="float">
            <text:p>35.8045</text:p>
          </table:table-cell>
          <table:table-cell table:style-name="Default" office:value-type="float" office:value="6.21485" calcext:value-type="float">
            <text:p>6.21485</text:p>
          </table:table-cell>
          <table:table-cell table:style-name="Default" office:value-type="float" office:value="4.6473" calcext:value-type="float">
            <text:p>4.6473</text:p>
          </table:table-cell>
          <table:table-cell table:style-name="Default" office:value-type="float" office:value="53.3333" calcext:value-type="float">
            <text:p>53.3333</text:p>
          </table:table-cell>
          <table:table-cell table:style-name="Default" office:value-type="float" office:value="49.76" calcext:value-type="float">
            <text:p>49.76</text:p>
          </table:table-cell>
          <table:table-cell table:style-name="Default" office:value-type="float" office:value="57.38" calcext:value-type="float">
            <text:p>57.3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82.54" calcext:value-type="float">
            <text:p>82.54</text:p>
          </table:table-cell>
          <table:table-cell table:style-name="Default" office:value-type="float" office:value="208.68" calcext:value-type="float">
            <text:p>208.68</text:p>
          </table:table-cell>
          <table:table-cell table:style-name="Default" office:value-type="float" office:value="23.8451" calcext:value-type="float">
            <text:p>23.8451</text:p>
          </table:table-cell>
          <table:table-cell table:style-name="Default" office:value-type="float" office:value="27.4966" calcext:value-type="float">
            <text:p>27.4966</text:p>
          </table:table-cell>
          <table:table-cell table:style-name="Default" office:value-type="float" office:value="9.10485" calcext:value-type="float">
            <text:p>9.10485</text:p>
          </table:table-cell>
          <table:table-cell table:style-name="Default" office:value-type="float" office:value="39.5534" calcext:value-type="float">
            <text:p>39.5534</text:p>
          </table:table-cell>
        </table:table-row>
        <table:table-row table:style-name="ro1">
          <table:table-cell table:style-name="ce10" office:value-type="string" calcext:value-type="string">
            <text:p>grubhub-14-8.tsp </text:p>
          </table:table-cell>
          <table:table-cell table:style-name="Default" office:value-type="float" office:value="144.94" calcext:value-type="float">
            <text:p>144.9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2.52" calcext:value-type="float">
            <text:p>192.52</text:p>
          </table:table-cell>
          <table:table-cell table:style-name="Default" office:value-type="float" office:value="337.46" calcext:value-type="float">
            <text:p>337.46</text:p>
          </table:table-cell>
          <table:table-cell table:style-name="Default" office:value-type="float" office:value="42.9503" calcext:value-type="float">
            <text:p>42.950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7.0497" calcext:value-type="float">
            <text:p>57.0497</text:p>
          </table:table-cell>
          <table:table-cell table:style-name="Default" office:value-type="float" office:value="106.06" calcext:value-type="float">
            <text:p>106.06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18.02" calcext:value-type="float">
            <text:p>18.02</text:p>
          </table:table-cell>
          <table:table-cell table:style-name="Default" office:value-type="float" office:value="162.04" calcext:value-type="float">
            <text:p>162.04</text:p>
          </table:table-cell>
          <table:table-cell table:style-name="Default" office:value-type="float" office:value="325.82" calcext:value-type="float">
            <text:p>325.82</text:p>
          </table:table-cell>
          <table:table-cell table:style-name="Default" office:value-type="float" office:value="32.5517" calcext:value-type="float">
            <text:p>32.5517</text:p>
          </table:table-cell>
          <table:table-cell table:style-name="Default" office:value-type="float" office:value="12.1846" calcext:value-type="float">
            <text:p>12.1846</text:p>
          </table:table-cell>
          <table:table-cell table:style-name="Default" office:value-type="float" office:value="5.53066" calcext:value-type="float">
            <text:p>5.53066</text:p>
          </table:table-cell>
          <table:table-cell table:style-name="Default" office:value-type="float" office:value="49.733" calcext:value-type="float">
            <text:p>49.733</text:p>
          </table:table-cell>
          <table:table-cell table:style-name="Default" office:value-type="float" office:value="92.14" calcext:value-type="float">
            <text:p>92.14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18.02" calcext:value-type="float">
            <text:p>18.02</text:p>
          </table:table-cell>
          <table:table-cell table:style-name="Default" office:value-type="float" office:value="140.28" calcext:value-type="float">
            <text:p>140.28</text:p>
          </table:table-cell>
          <table:table-cell table:style-name="Default" office:value-type="float" office:value="290.14" calcext:value-type="float">
            <text:p>290.14</text:p>
          </table:table-cell>
          <table:table-cell table:style-name="Default" office:value-type="float" office:value="31.7571" calcext:value-type="float">
            <text:p>31.7571</text:p>
          </table:table-cell>
          <table:table-cell table:style-name="Default" office:value-type="float" office:value="13.683" calcext:value-type="float">
            <text:p>13.683</text:p>
          </table:table-cell>
          <table:table-cell table:style-name="Default" office:value-type="float" office:value="6.21079" calcext:value-type="float">
            <text:p>6.21079</text:p>
          </table:table-cell>
          <table:table-cell table:style-name="Default" office:value-type="float" office:value="48.3491" calcext:value-type="float">
            <text:p>48.3491</text:p>
          </table:table-cell>
          <table:table-cell table:style-name="Default" office:value-type="float" office:value="78.54" calcext:value-type="float">
            <text:p>78.54</text:p>
          </table:table-cell>
          <table:table-cell table:style-name="Default" office:value-type="float" office:value="33.58" calcext:value-type="float">
            <text:p>33.58</text:p>
          </table:table-cell>
          <table:table-cell table:style-name="Default" office:value-type="float" office:value="21.42" calcext:value-type="float">
            <text:p>21.42</text:p>
          </table:table-cell>
          <table:table-cell table:style-name="Default" office:value-type="float" office:value="115.74" calcext:value-type="float">
            <text:p>115.74</text:p>
          </table:table-cell>
          <table:table-cell table:style-name="Default" office:value-type="float" office:value="249.28" calcext:value-type="float">
            <text:p>249.28</text:p>
          </table:table-cell>
          <table:table-cell table:style-name="Default" office:value-type="float" office:value="31.5067" calcext:value-type="float">
            <text:p>31.5067</text:p>
          </table:table-cell>
          <table:table-cell table:style-name="Default" office:value-type="float" office:value="13.4708" calcext:value-type="float">
            <text:p>13.4708</text:p>
          </table:table-cell>
          <table:table-cell table:style-name="Default" office:value-type="float" office:value="8.59275" calcext:value-type="float">
            <text:p>8.59275</text:p>
          </table:table-cell>
          <table:table-cell table:style-name="Default" office:value-type="float" office:value="46.4297" calcext:value-type="float">
            <text:p>46.4297</text:p>
          </table:table-cell>
        </table:table-row>
        <table:table-row table:style-name="ro1">
          <table:table-cell table:style-name="ce10" office:value-type="string" calcext:value-type="string">
            <text:p>grubhub-14-9.tsp </text:p>
          </table:table-cell>
          <table:table-cell table:style-name="Default" office:value-type="float" office:value="132.26" calcext:value-type="float">
            <text:p>132.26</text:p>
          </table:table-cell>
          <table:table-cell table:style-name="Default" office:value-type="float" office:value="13.24" calcext:value-type="float">
            <text:p>13.24</text:p>
          </table:table-cell>
          <table:table-cell table:style-name="Default" office:value-type="float" office:value="11.02" calcext:value-type="float">
            <text:p>11.02</text:p>
          </table:table-cell>
          <table:table-cell table:style-name="Default" office:value-type="float" office:value="181.66" calcext:value-type="float">
            <text:p>181.66</text:p>
          </table:table-cell>
          <table:table-cell table:style-name="Default" office:value-type="float" office:value="338.18" calcext:value-type="float">
            <text:p>338.18</text:p>
          </table:table-cell>
          <table:table-cell table:style-name="Default" office:value-type="float" office:value="39.1094" calcext:value-type="float">
            <text:p>39.1094</text:p>
          </table:table-cell>
          <table:table-cell table:style-name="Default" office:value-type="float" office:value="3.91507" calcext:value-type="float">
            <text:p>3.91507</text:p>
          </table:table-cell>
          <table:table-cell table:style-name="Default" office:value-type="float" office:value="3.25862" calcext:value-type="float">
            <text:p>3.25862</text:p>
          </table:table-cell>
          <table:table-cell table:style-name="Default" office:value-type="float" office:value="53.717" calcext:value-type="float">
            <text:p>53.717</text:p>
          </table:table-cell>
          <table:table-cell table:style-name="Default" office:value-type="float" office:value="91.84" calcext:value-type="float">
            <text:p>91.84</text:p>
          </table:table-cell>
          <table:table-cell table:style-name="Default" office:value-type="float" office:value="78.76" calcext:value-type="float">
            <text:p>78.76</text:p>
          </table:table-cell>
          <table:table-cell table:style-name="Default" office:value-type="float" office:value="25.54" calcext:value-type="float">
            <text:p>25.54</text:p>
          </table:table-cell>
          <table:table-cell table:style-name="Default" office:value-type="float" office:value="139.9" calcext:value-type="float">
            <text:p>139.9</text:p>
          </table:table-cell>
          <table:table-cell table:style-name="Default" office:value-type="float" office:value="336.04" calcext:value-type="float">
            <text:p>336.04</text:p>
          </table:table-cell>
          <table:table-cell table:style-name="Default" office:value-type="float" office:value="27.3301" calcext:value-type="float">
            <text:p>27.3301</text:p>
          </table:table-cell>
          <table:table-cell table:style-name="Default" office:value-type="float" office:value="23.4377" calcext:value-type="float">
            <text:p>23.4377</text:p>
          </table:table-cell>
          <table:table-cell table:style-name="Default" office:value-type="float" office:value="7.60029" calcext:value-type="float">
            <text:p>7.60029</text:p>
          </table:table-cell>
          <table:table-cell table:style-name="Default" office:value-type="float" office:value="41.6319" calcext:value-type="float">
            <text:p>41.6319</text:p>
          </table:table-cell>
          <table:table-cell table:style-name="Default" office:value-type="float" office:value="86.56" calcext:value-type="float">
            <text:p>86.56</text:p>
          </table:table-cell>
          <table:table-cell table:style-name="Default" office:value-type="float" office:value="78.76" calcext:value-type="float">
            <text:p>78.76</text:p>
          </table:table-cell>
          <table:table-cell table:style-name="Default" office:value-type="float" office:value="25.54" calcext:value-type="float">
            <text:p>25.54</text:p>
          </table:table-cell>
          <table:table-cell table:style-name="Default" office:value-type="float" office:value="115.06" calcext:value-type="float">
            <text:p>115.06</text:p>
          </table:table-cell>
          <table:table-cell table:style-name="Default" office:value-type="float" office:value="305.92" calcext:value-type="float">
            <text:p>305.92</text:p>
          </table:table-cell>
          <table:table-cell table:style-name="Default" office:value-type="float" office:value="28.295" calcext:value-type="float">
            <text:p>28.295</text:p>
          </table:table-cell>
          <table:table-cell table:style-name="Default" office:value-type="float" office:value="25.7453" calcext:value-type="float">
            <text:p>25.7453</text:p>
          </table:table-cell>
          <table:table-cell table:style-name="Default" office:value-type="float" office:value="8.34859" calcext:value-type="float">
            <text:p>8.34859</text:p>
          </table:table-cell>
          <table:table-cell table:style-name="Default" office:value-type="float" office:value="37.6111" calcext:value-type="float">
            <text:p>37.6111</text:p>
          </table:table-cell>
          <table:table-cell table:style-name="Default" office:value-type="float" office:value="59.46" calcext:value-type="float">
            <text:p>59.46</text:p>
          </table:table-cell>
          <table:table-cell table:style-name="Default" office:value-type="float" office:value="71.82" calcext:value-type="float">
            <text:p>71.82</text:p>
          </table:table-cell>
          <table:table-cell table:style-name="Default" office:value-type="float" office:value="27.54" calcext:value-type="float">
            <text:p>27.54</text:p>
          </table:table-cell>
          <table:table-cell table:style-name="Default" office:value-type="float" office:value="87.36" calcext:value-type="float">
            <text:p>87.36</text:p>
          </table:table-cell>
          <table:table-cell table:style-name="Default" office:value-type="float" office:value="246.18" calcext:value-type="float">
            <text:p>246.18</text:p>
          </table:table-cell>
          <table:table-cell table:style-name="Default" office:value-type="float" office:value="24.1531" calcext:value-type="float">
            <text:p>24.1531</text:p>
          </table:table-cell>
          <table:table-cell table:style-name="Default" office:value-type="float" office:value="29.1738" calcext:value-type="float">
            <text:p>29.1738</text:p>
          </table:table-cell>
          <table:table-cell table:style-name="Default" office:value-type="float" office:value="11.1869" calcext:value-type="float">
            <text:p>11.1869</text:p>
          </table:table-cell>
          <table:table-cell table:style-name="Default" office:value-type="float" office:value="35.4862" calcext:value-type="float">
            <text:p>35.4862</text:p>
          </table:table-cell>
        </table:table-row>
        <table:table-row table:style-name="ro1">
          <table:table-cell table:style-name="ce10" office:value-type="string" calcext:value-type="string">
            <text:p>grubhub-15-0.tsp </text:p>
          </table:table-cell>
          <table:table-cell table:style-name="Default" office:value-type="float" office:value="143.56" calcext:value-type="float">
            <text:p>143.56</text:p>
          </table:table-cell>
          <table:table-cell table:style-name="Default" office:value-type="float" office:value="15.62" calcext:value-type="float">
            <text:p>15.62</text:p>
          </table:table-cell>
          <table:table-cell table:style-name="Default" office:value-type="float" office:value="11.04" calcext:value-type="float">
            <text:p>11.04</text:p>
          </table:table-cell>
          <table:table-cell table:style-name="Default" office:value-type="float" office:value="233.9" calcext:value-type="float">
            <text:p>233.9</text:p>
          </table:table-cell>
          <table:table-cell table:style-name="Default" office:value-type="float" office:value="404.12" calcext:value-type="float">
            <text:p>404.12</text:p>
          </table:table-cell>
          <table:table-cell table:style-name="Default" office:value-type="float" office:value="35.5241" calcext:value-type="float">
            <text:p>35.5241</text:p>
          </table:table-cell>
          <table:table-cell table:style-name="Default" office:value-type="float" office:value="3.86519" calcext:value-type="float">
            <text:p>3.86519</text:p>
          </table:table-cell>
          <table:table-cell table:style-name="Default" office:value-type="float" office:value="2.73186" calcext:value-type="float">
            <text:p>2.73186</text:p>
          </table:table-cell>
          <table:table-cell table:style-name="Default" office:value-type="float" office:value="57.8788" calcext:value-type="float">
            <text:p>57.8788</text:p>
          </table:table-cell>
          <table:table-cell table:style-name="Default" office:value-type="float" office:value="102.42" calcext:value-type="float">
            <text:p>102.42</text:p>
          </table:table-cell>
          <table:table-cell table:style-name="Default" office:value-type="float" office:value="78.42" calcext:value-type="float">
            <text:p>78.42</text:p>
          </table:table-cell>
          <table:table-cell table:style-name="Default" office:value-type="float" office:value="23.8" calcext:value-type="float">
            <text:p>23.8</text:p>
          </table:table-cell>
          <table:table-cell table:style-name="Default" office:value-type="float" office:value="177.7" calcext:value-type="float">
            <text:p>177.7</text:p>
          </table:table-cell>
          <table:table-cell table:style-name="Default" office:value-type="float" office:value="382.34" calcext:value-type="float">
            <text:p>382.34</text:p>
          </table:table-cell>
          <table:table-cell table:style-name="Default" office:value-type="float" office:value="26.7877" calcext:value-type="float">
            <text:p>26.7877</text:p>
          </table:table-cell>
          <table:table-cell table:style-name="Default" office:value-type="float" office:value="20.5105" calcext:value-type="float">
            <text:p>20.5105</text:p>
          </table:table-cell>
          <table:table-cell table:style-name="Default" office:value-type="float" office:value="6.22483" calcext:value-type="float">
            <text:p>6.22483</text:p>
          </table:table-cell>
          <table:table-cell table:style-name="Default" office:value-type="float" office:value="46.477" calcext:value-type="float">
            <text:p>46.477</text:p>
          </table:table-cell>
          <table:table-cell table:style-name="Default" office:value-type="float" office:value="73.62" calcext:value-type="float">
            <text:p>73.62</text:p>
          </table:table-cell>
          <table:table-cell table:style-name="Default" office:value-type="float" office:value="108.26" calcext:value-type="float">
            <text:p>108.26</text:p>
          </table:table-cell>
          <table:table-cell table:style-name="Default" office:value-type="float" office:value="46.04" calcext:value-type="float">
            <text:p>46.04</text:p>
          </table:table-cell>
          <table:table-cell table:style-name="Default" office:value-type="float" office:value="128.1" calcext:value-type="float">
            <text:p>128.1</text:p>
          </table:table-cell>
          <table:table-cell table:style-name="Default" office:value-type="float" office:value="356.02" calcext:value-type="float">
            <text:p>356.02</text:p>
          </table:table-cell>
          <table:table-cell table:style-name="Default" office:value-type="float" office:value="20.6786" calcext:value-type="float">
            <text:p>20.6786</text:p>
          </table:table-cell>
          <table:table-cell table:style-name="Default" office:value-type="float" office:value="30.4084" calcext:value-type="float">
            <text:p>30.4084</text:p>
          </table:table-cell>
          <table:table-cell table:style-name="Default" office:value-type="float" office:value="12.9319" calcext:value-type="float">
            <text:p>12.9319</text:p>
          </table:table-cell>
          <table:table-cell table:style-name="Default" office:value-type="float" office:value="35.9811" calcext:value-type="float">
            <text:p>35.9811</text:p>
          </table:table-cell>
          <table:table-cell table:style-name="Default" office:value-type="float" office:value="56.96" calcext:value-type="float">
            <text:p>56.96</text:p>
          </table:table-cell>
          <table:table-cell table:style-name="Default" office:value-type="float" office:value="108.58" calcext:value-type="float">
            <text:p>108.58</text:p>
          </table:table-cell>
          <table:table-cell table:style-name="Default" office:value-type="float" office:value="42.24" calcext:value-type="float">
            <text:p>42.24</text:p>
          </table:table-cell>
          <table:table-cell table:style-name="Default" office:value-type="float" office:value="107.34" calcext:value-type="float">
            <text:p>107.34</text:p>
          </table:table-cell>
          <table:table-cell table:style-name="Default" office:value-type="float" office:value="315.12" calcext:value-type="float">
            <text:p>315.12</text:p>
          </table:table-cell>
          <table:table-cell table:style-name="Default" office:value-type="float" office:value="18.0757" calcext:value-type="float">
            <text:p>18.0757</text:p>
          </table:table-cell>
          <table:table-cell table:style-name="Default" office:value-type="float" office:value="34.4567" calcext:value-type="float">
            <text:p>34.4567</text:p>
          </table:table-cell>
          <table:table-cell table:style-name="Default" office:value-type="float" office:value="13.4044" calcext:value-type="float">
            <text:p>13.4044</text:p>
          </table:table-cell>
          <table:table-cell table:style-name="Default" office:value-type="float" office:value="34.0632" calcext:value-type="float">
            <text:p>34.0632</text:p>
          </table:table-cell>
        </table:table-row>
        <table:table-row table:style-name="ro1">
          <table:table-cell table:style-name="ce10" office:value-type="string" calcext:value-type="string">
            <text:p>grubhub-15-1.tsp </text:p>
          </table:table-cell>
          <table:table-cell table:style-name="Default" office:value-type="float" office:value="133.08" calcext:value-type="float">
            <text:p>133.08</text:p>
          </table:table-cell>
          <table:table-cell table:style-name="Default" office:value-type="float" office:value="16.68" calcext:value-type="float">
            <text:p>16.68</text:p>
          </table:table-cell>
          <table:table-cell table:style-name="Default" office:value-type="float" office:value="3.18" calcext:value-type="float">
            <text:p>3.18</text:p>
          </table:table-cell>
          <table:table-cell table:style-name="Default" office:value-type="float" office:value="152.88" calcext:value-type="float">
            <text:p>152.88</text:p>
          </table:table-cell>
          <table:table-cell table:style-name="Default" office:value-type="float" office:value="305.82" calcext:value-type="float">
            <text:p>305.82</text:p>
          </table:table-cell>
          <table:table-cell table:style-name="Default" office:value-type="float" office:value="43.5158" calcext:value-type="float">
            <text:p>43.5158</text:p>
          </table:table-cell>
          <table:table-cell table:style-name="Default" office:value-type="float" office:value="5.45419" calcext:value-type="float">
            <text:p>5.45419</text:p>
          </table:table-cell>
          <table:table-cell table:style-name="Default" office:value-type="float" office:value="1.03983" calcext:value-type="float">
            <text:p>1.03983</text:p>
          </table:table-cell>
          <table:table-cell table:style-name="Default" office:value-type="float" office:value="49.9902" calcext:value-type="float">
            <text:p>49.9902</text:p>
          </table:table-cell>
          <table:table-cell table:style-name="Default" office:value-type="float" office:value="88.6" calcext:value-type="float">
            <text:p>88.6</text:p>
          </table:table-cell>
          <table:table-cell table:style-name="Default" office:value-type="float" office:value="59.76" calcext:value-type="float">
            <text:p>59.76</text:p>
          </table:table-cell>
          <table:table-cell table:style-name="Default" office:value-type="float" office:value="32.14" calcext:value-type="float">
            <text:p>32.14</text:p>
          </table:table-cell>
          <table:table-cell table:style-name="Default" office:value-type="float" office:value="118.32" calcext:value-type="float">
            <text:p>118.32</text:p>
          </table:table-cell>
          <table:table-cell table:style-name="Default" office:value-type="float" office:value="298.82" calcext:value-type="float">
            <text:p>298.82</text:p>
          </table:table-cell>
          <table:table-cell table:style-name="Default" office:value-type="float" office:value="29.65" calcext:value-type="float">
            <text:p>29.65</text:p>
          </table:table-cell>
          <table:table-cell table:style-name="Default" office:value-type="float" office:value="19.9987" calcext:value-type="float">
            <text:p>19.9987</text:p>
          </table:table-cell>
          <table:table-cell table:style-name="Default" office:value-type="float" office:value="10.7556" calcext:value-type="float">
            <text:p>10.7556</text:p>
          </table:table-cell>
          <table:table-cell table:style-name="Default" office:value-type="float" office:value="39.5957" calcext:value-type="float">
            <text:p>39.5957</text:p>
          </table:table-cell>
          <table:table-cell table:style-name="Default" office:value-type="float" office:value="72.92" calcext:value-type="float">
            <text:p>72.92</text:p>
          </table:table-cell>
          <table:table-cell table:style-name="Default" office:value-type="float" office:value="66.94" calcext:value-type="float">
            <text:p>66.94</text:p>
          </table:table-cell>
          <table:table-cell table:style-name="Default" office:value-type="float" office:value="35.32" calcext:value-type="float">
            <text:p>35.32</text:p>
          </table:table-cell>
          <table:table-cell table:style-name="Default" office:value-type="float" office:value="102.88" calcext:value-type="float">
            <text:p>102.88</text:p>
          </table:table-cell>
          <table:table-cell table:style-name="Default" office:value-type="float" office:value="278.06" calcext:value-type="float">
            <text:p>278.06</text:p>
          </table:table-cell>
          <table:table-cell table:style-name="Default" office:value-type="float" office:value="26.2246" calcext:value-type="float">
            <text:p>26.2246</text:p>
          </table:table-cell>
          <table:table-cell table:style-name="Default" office:value-type="float" office:value="24.0739" calcext:value-type="float">
            <text:p>24.0739</text:p>
          </table:table-cell>
          <table:table-cell table:style-name="Default" office:value-type="float" office:value="12.7023" calcext:value-type="float">
            <text:p>12.7023</text:p>
          </table:table-cell>
          <table:table-cell table:style-name="Default" office:value-type="float" office:value="36.9992" calcext:value-type="float">
            <text:p>36.9992</text:p>
          </table:table-cell>
          <table:table-cell table:style-name="Default" office:value-type="float" office:value="43.5" calcext:value-type="float">
            <text:p>43.5</text:p>
          </table:table-cell>
          <table:table-cell table:style-name="Default" office:value-type="float" office:value="79.62" calcext:value-type="float">
            <text:p>79.62</text:p>
          </table:table-cell>
          <table:table-cell table:style-name="Default" office:value-type="float" office:value="37.44" calcext:value-type="float">
            <text:p>37.44</text:p>
          </table:table-cell>
          <table:table-cell table:style-name="Default" office:value-type="float" office:value="81.22" calcext:value-type="float">
            <text:p>81.22</text:p>
          </table:table-cell>
          <table:table-cell table:style-name="Default" office:value-type="float" office:value="241.78" calcext:value-type="float">
            <text:p>241.78</text:p>
          </table:table-cell>
          <table:table-cell table:style-name="Default" office:value-type="float" office:value="17.9916" calcext:value-type="float">
            <text:p>17.9916</text:p>
          </table:table-cell>
          <table:table-cell table:style-name="Default" office:value-type="float" office:value="32.9308" calcext:value-type="float">
            <text:p>32.9308</text:p>
          </table:table-cell>
          <table:table-cell table:style-name="Default" office:value-type="float" office:value="15.4852" calcext:value-type="float">
            <text:p>15.4852</text:p>
          </table:table-cell>
          <table:table-cell table:style-name="Default" office:value-type="float" office:value="33.5925" calcext:value-type="float">
            <text:p>33.5925</text:p>
          </table:table-cell>
        </table:table-row>
        <table:table-row table:style-name="ro1">
          <table:table-cell table:style-name="ce10" office:value-type="string" calcext:value-type="string">
            <text:p>grubhub-15-2.tsp </text:p>
          </table:table-cell>
          <table:table-cell table:style-name="Default" office:value-type="float" office:value="131.4" calcext:value-type="float">
            <text:p>131.4</text:p>
          </table:table-cell>
          <table:table-cell table:style-name="Default" office:value-type="float" office:value="21.52" calcext:value-type="float">
            <text:p>21.52</text:p>
          </table:table-cell>
          <table:table-cell table:style-name="Default" office:value-type="float" office:value="12.34" calcext:value-type="float">
            <text:p>12.34</text:p>
          </table:table-cell>
          <table:table-cell table:style-name="Default" office:value-type="float" office:value="228.28" calcext:value-type="float">
            <text:p>228.28</text:p>
          </table:table-cell>
          <table:table-cell table:style-name="Default" office:value-type="float" office:value="393.54" calcext:value-type="float">
            <text:p>393.54</text:p>
          </table:table-cell>
          <table:table-cell table:style-name="Default" office:value-type="float" office:value="33.3892" calcext:value-type="float">
            <text:p>33.3892</text:p>
          </table:table-cell>
          <table:table-cell table:style-name="Default" office:value-type="float" office:value="5.46831" calcext:value-type="float">
            <text:p>5.46831</text:p>
          </table:table-cell>
          <table:table-cell table:style-name="Default" office:value-type="float" office:value="3.13564" calcext:value-type="float">
            <text:p>3.13564</text:p>
          </table:table-cell>
          <table:table-cell table:style-name="Default" office:value-type="float" office:value="58.0068" calcext:value-type="float">
            <text:p>58.0068</text:p>
          </table:table-cell>
          <table:table-cell table:style-name="Default" office:value-type="float" office:value="100.26" calcext:value-type="float">
            <text:p>100.26</text:p>
          </table:table-cell>
          <table:table-cell table:style-name="Default" office:value-type="float" office:value="56.62" calcext:value-type="float">
            <text:p>56.62</text:p>
          </table:table-cell>
          <table:table-cell table:style-name="Default" office:value-type="float" office:value="30.64" calcext:value-type="float">
            <text:p>30.64</text:p>
          </table:table-cell>
          <table:table-cell table:style-name="Default" office:value-type="float" office:value="162.12" calcext:value-type="float">
            <text:p>162.12</text:p>
          </table:table-cell>
          <table:table-cell table:style-name="Default" office:value-type="float" office:value="349.64" calcext:value-type="float">
            <text:p>349.64</text:p>
          </table:table-cell>
          <table:table-cell table:style-name="Default" office:value-type="float" office:value="28.6752" calcext:value-type="float">
            <text:p>28.6752</text:p>
          </table:table-cell>
          <table:table-cell table:style-name="Default" office:value-type="float" office:value="16.1938" calcext:value-type="float">
            <text:p>16.1938</text:p>
          </table:table-cell>
          <table:table-cell table:style-name="Default" office:value-type="float" office:value="8.7633" calcext:value-type="float">
            <text:p>8.7633</text:p>
          </table:table-cell>
          <table:table-cell table:style-name="Default" office:value-type="float" office:value="46.3677" calcext:value-type="float">
            <text:p>46.3677</text:p>
          </table:table-cell>
          <table:table-cell table:style-name="Default" office:value-type="float" office:value="89.72" calcext:value-type="float">
            <text:p>89.72</text:p>
          </table:table-cell>
          <table:table-cell table:style-name="Default" office:value-type="float" office:value="56.62" calcext:value-type="float">
            <text:p>56.62</text:p>
          </table:table-cell>
          <table:table-cell table:style-name="Default" office:value-type="float" office:value="30.64" calcext:value-type="float">
            <text:p>30.64</text:p>
          </table:table-cell>
          <table:table-cell table:style-name="Default" office:value-type="float" office:value="142.68" calcext:value-type="float">
            <text:p>142.68</text:p>
          </table:table-cell>
          <table:table-cell table:style-name="Default" office:value-type="float" office:value="319.66" calcext:value-type="float">
            <text:p>319.66</text:p>
          </table:table-cell>
          <table:table-cell table:style-name="Default" office:value-type="float" office:value="28.0673" calcext:value-type="float">
            <text:p>28.0673</text:p>
          </table:table-cell>
          <table:table-cell table:style-name="Default" office:value-type="float" office:value="17.7126" calcext:value-type="float">
            <text:p>17.7126</text:p>
          </table:table-cell>
          <table:table-cell table:style-name="Default" office:value-type="float" office:value="9.58518" calcext:value-type="float">
            <text:p>9.58518</text:p>
          </table:table-cell>
          <table:table-cell table:style-name="Default" office:value-type="float" office:value="44.6349" calcext:value-type="float">
            <text:p>44.6349</text:p>
          </table:table-cell>
          <table:table-cell table:style-name="Default" office:value-type="float" office:value="44.38" calcext:value-type="float">
            <text:p>44.38</text:p>
          </table:table-cell>
          <table:table-cell table:style-name="Default" office:value-type="float" office:value="105.86" calcext:value-type="float">
            <text:p>105.86</text:p>
          </table:table-cell>
          <table:table-cell table:style-name="Default" office:value-type="float" office:value="52.06" calcext:value-type="float">
            <text:p>52.06</text:p>
          </table:table-cell>
          <table:table-cell table:style-name="Default" office:value-type="float" office:value="105.56" calcext:value-type="float">
            <text:p>105.56</text:p>
          </table:table-cell>
          <table:table-cell table:style-name="Default" office:value-type="float" office:value="307.86" calcext:value-type="float">
            <text:p>307.86</text:p>
          </table:table-cell>
          <table:table-cell table:style-name="Default" office:value-type="float" office:value="14.4156" calcext:value-type="float">
            <text:p>14.4156</text:p>
          </table:table-cell>
          <table:table-cell table:style-name="Default" office:value-type="float" office:value="34.3858" calcext:value-type="float">
            <text:p>34.3858</text:p>
          </table:table-cell>
          <table:table-cell table:style-name="Default" office:value-type="float" office:value="16.9103" calcext:value-type="float">
            <text:p>16.9103</text:p>
          </table:table-cell>
          <table:table-cell table:style-name="Default" office:value-type="float" office:value="34.2883" calcext:value-type="float">
            <text:p>34.2883</text:p>
          </table:table-cell>
        </table:table-row>
        <table:table-row table:style-name="ro1">
          <table:table-cell table:style-name="ce10" office:value-type="string" calcext:value-type="string">
            <text:p>grubhub-15-3.tsp </text:p>
          </table:table-cell>
          <table:table-cell table:style-name="Default" office:value-type="float" office:value="135.9" calcext:value-type="float">
            <text:p>135.9</text:p>
          </table:table-cell>
          <table:table-cell table:style-name="Default" office:value-type="float" office:value="13.78" calcext:value-type="float">
            <text:p>13.78</text:p>
          </table:table-cell>
          <table:table-cell table:style-name="Default" office:value-type="float" office:value="13.84" calcext:value-type="float">
            <text:p>13.84</text:p>
          </table:table-cell>
          <table:table-cell table:style-name="Default" office:value-type="float" office:value="225.18" calcext:value-type="float">
            <text:p>225.18</text:p>
          </table:table-cell>
          <table:table-cell table:style-name="Default" office:value-type="float" office:value="388.7" calcext:value-type="float">
            <text:p>388.7</text:p>
          </table:table-cell>
          <table:table-cell table:style-name="Default" office:value-type="float" office:value="34.9627" calcext:value-type="float">
            <text:p>34.9627</text:p>
          </table:table-cell>
          <table:table-cell table:style-name="Default" office:value-type="float" office:value="3.54515" calcext:value-type="float">
            <text:p>3.54515</text:p>
          </table:table-cell>
          <table:table-cell table:style-name="Default" office:value-type="float" office:value="3.56059" calcext:value-type="float">
            <text:p>3.56059</text:p>
          </table:table-cell>
          <table:table-cell table:style-name="Default" office:value-type="float" office:value="57.9316" calcext:value-type="float">
            <text:p>57.9316</text:p>
          </table:table-cell>
          <table:table-cell table:style-name="Default" office:value-type="float" office:value="110.28" calcext:value-type="float">
            <text:p>110.28</text:p>
          </table:table-cell>
          <table:table-cell table:style-name="Default" office:value-type="float" office:value="32.52" calcext:value-type="float">
            <text:p>32.52</text:p>
          </table:table-cell>
          <table:table-cell table:style-name="Default" office:value-type="float" office:value="16.04" calcext:value-type="float">
            <text:p>16.04</text:p>
          </table:table-cell>
          <table:table-cell table:style-name="Default" office:value-type="float" office:value="186.36" calcext:value-type="float">
            <text:p>186.36</text:p>
          </table:table-cell>
          <table:table-cell table:style-name="Default" office:value-type="float" office:value="345.2" calcext:value-type="float">
            <text:p>345.2</text:p>
          </table:table-cell>
          <table:table-cell table:style-name="Default" office:value-type="float" office:value="31.9467" calcext:value-type="float">
            <text:p>31.9467</text:p>
          </table:table-cell>
          <table:table-cell table:style-name="Default" office:value-type="float" office:value="9.42063" calcext:value-type="float">
            <text:p>9.42063</text:p>
          </table:table-cell>
          <table:table-cell table:style-name="Default" office:value-type="float" office:value="4.64658" calcext:value-type="float">
            <text:p>4.64658</text:p>
          </table:table-cell>
          <table:table-cell table:style-name="Default" office:value-type="float" office:value="53.9861" calcext:value-type="float">
            <text:p>53.9861</text:p>
          </table:table-cell>
          <table:table-cell table:style-name="Default" office:value-type="float" office:value="101.66" calcext:value-type="float">
            <text:p>101.66</text:p>
          </table:table-cell>
          <table:table-cell table:style-name="Default" office:value-type="float" office:value="32.52" calcext:value-type="float">
            <text:p>32.52</text:p>
          </table:table-cell>
          <table:table-cell table:style-name="Default" office:value-type="float" office:value="16.04" calcext:value-type="float">
            <text:p>16.04</text:p>
          </table:table-cell>
          <table:table-cell table:style-name="Default" office:value-type="float" office:value="156.28" calcext:value-type="float">
            <text:p>156.28</text:p>
          </table:table-cell>
          <table:table-cell table:style-name="Default" office:value-type="float" office:value="306.5" calcext:value-type="float">
            <text:p>306.5</text:p>
          </table:table-cell>
          <table:table-cell table:style-name="Default" office:value-type="float" office:value="33.168" calcext:value-type="float">
            <text:p>33.168</text:p>
          </table:table-cell>
          <table:table-cell table:style-name="Default" office:value-type="float" office:value="10.6101" calcext:value-type="float">
            <text:p>10.6101</text:p>
          </table:table-cell>
          <table:table-cell table:style-name="Default" office:value-type="float" office:value="5.23328" calcext:value-type="float">
            <text:p>5.23328</text:p>
          </table:table-cell>
          <table:table-cell table:style-name="Default" office:value-type="float" office:value="50.9886" calcext:value-type="float">
            <text:p>50.9886</text:p>
          </table:table-cell>
          <table:table-cell table:style-name="Default" office:value-type="float" office:value="59.64" calcext:value-type="float">
            <text:p>59.64</text:p>
          </table:table-cell>
          <table:table-cell table:style-name="Default" office:value-type="float" office:value="66.3" calcext:value-type="float">
            <text:p>66.3</text:p>
          </table:table-cell>
          <table:table-cell table:style-name="Default" office:value-type="float" office:value="35.08" calcext:value-type="float">
            <text:p>35.08</text:p>
          </table:table-cell>
          <table:table-cell table:style-name="Default" office:value-type="float" office:value="117.94" calcext:value-type="float">
            <text:p>117.94</text:p>
          </table:table-cell>
          <table:table-cell table:style-name="Default" office:value-type="float" office:value="278.96" calcext:value-type="float">
            <text:p>278.96</text:p>
          </table:table-cell>
          <table:table-cell table:style-name="Default" office:value-type="float" office:value="21.3794" calcext:value-type="float">
            <text:p>21.3794</text:p>
          </table:table-cell>
          <table:table-cell table:style-name="Default" office:value-type="float" office:value="23.7668" calcext:value-type="float">
            <text:p>23.7668</text:p>
          </table:table-cell>
          <table:table-cell table:style-name="Default" office:value-type="float" office:value="12.5753" calcext:value-type="float">
            <text:p>12.5753</text:p>
          </table:table-cell>
          <table:table-cell table:style-name="Default" office:value-type="float" office:value="42.2785" calcext:value-type="float">
            <text:p>42.2785</text:p>
          </table:table-cell>
        </table:table-row>
        <table:table-row table:style-name="ro1">
          <table:table-cell table:style-name="ce10" office:value-type="string" calcext:value-type="string">
            <text:p>grubhub-15-4.tsp </text:p>
          </table:table-cell>
          <table:table-cell table:style-name="Default" office:value-type="float" office:value="130.3" calcext:value-type="float">
            <text:p>130.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3.86" calcext:value-type="float">
            <text:p>203.86</text:p>
          </table:table-cell>
          <table:table-cell table:style-name="Default" office:value-type="float" office:value="334.16" calcext:value-type="float">
            <text:p>334.16</text:p>
          </table:table-cell>
          <table:table-cell table:style-name="Default" office:value-type="float" office:value="38.9933" calcext:value-type="float">
            <text:p>38.993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1.0067" calcext:value-type="float">
            <text:p>61.0067</text:p>
          </table:table-cell>
          <table:table-cell table:style-name="Default" office:value-type="float" office:value="63.78" calcext:value-type="float">
            <text:p>63.78</text:p>
          </table:table-cell>
          <table:table-cell table:style-name="Default" office:value-type="float" office:value="50.66" calcext:value-type="float">
            <text:p>50.66</text:p>
          </table:table-cell>
          <table:table-cell table:style-name="Default" office:value-type="float" office:value="39.92" calcext:value-type="float">
            <text:p>39.92</text:p>
          </table:table-cell>
          <table:table-cell table:style-name="Default" office:value-type="float" office:value="153.34" calcext:value-type="float">
            <text:p>153.34</text:p>
          </table:table-cell>
          <table:table-cell table:style-name="Default" office:value-type="float" office:value="307.7" calcext:value-type="float">
            <text:p>307.7</text:p>
          </table:table-cell>
          <table:table-cell table:style-name="Default" office:value-type="float" office:value="20.728" calcext:value-type="float">
            <text:p>20.728</text:p>
          </table:table-cell>
          <table:table-cell table:style-name="Default" office:value-type="float" office:value="16.4641" calcext:value-type="float">
            <text:p>16.4641</text:p>
          </table:table-cell>
          <table:table-cell table:style-name="Default" office:value-type="float" office:value="12.9737" calcext:value-type="float">
            <text:p>12.9737</text:p>
          </table:table-cell>
          <table:table-cell table:style-name="Default" office:value-type="float" office:value="49.8343" calcext:value-type="float">
            <text:p>49.8343</text:p>
          </table:table-cell>
          <table:table-cell table:style-name="Default" office:value-type="float" office:value="56.52" calcext:value-type="float">
            <text:p>56.52</text:p>
          </table:table-cell>
          <table:table-cell table:style-name="Default" office:value-type="float" office:value="63.7" calcext:value-type="float">
            <text:p>63.7</text:p>
          </table:table-cell>
          <table:table-cell table:style-name="Default" office:value-type="float" office:value="26.94" calcext:value-type="float">
            <text:p>26.94</text:p>
          </table:table-cell>
          <table:table-cell table:style-name="Default" office:value-type="float" office:value="147.74" calcext:value-type="float">
            <text:p>147.74</text:p>
          </table:table-cell>
          <table:table-cell table:style-name="Default" office:value-type="float" office:value="294.9" calcext:value-type="float">
            <text:p>294.9</text:p>
          </table:table-cell>
          <table:table-cell table:style-name="Default" office:value-type="float" office:value="19.1658" calcext:value-type="float">
            <text:p>19.1658</text:p>
          </table:table-cell>
          <table:table-cell table:style-name="Default" office:value-type="float" office:value="21.6005" calcext:value-type="float">
            <text:p>21.6005</text:p>
          </table:table-cell>
          <table:table-cell table:style-name="Default" office:value-type="float" office:value="9.1353" calcext:value-type="float">
            <text:p>9.1353</text:p>
          </table:table-cell>
          <table:table-cell table:style-name="Default" office:value-type="float" office:value="50.0983" calcext:value-type="float">
            <text:p>50.0983</text:p>
          </table:table-cell>
          <table:table-cell table:style-name="Default" office:value-type="float" office:value="31.78" calcext:value-type="float">
            <text:p>31.78</text:p>
          </table:table-cell>
          <table:table-cell table:style-name="Default" office:value-type="float" office:value="80.8" calcext:value-type="float">
            <text:p>80.8</text:p>
          </table:table-cell>
          <table:table-cell table:style-name="Default" office:value-type="float" office:value="37.08" calcext:value-type="float">
            <text:p>37.08</text:p>
          </table:table-cell>
          <table:table-cell table:style-name="Default" office:value-type="float" office:value="121.18" calcext:value-type="float">
            <text:p>121.18</text:p>
          </table:table-cell>
          <table:table-cell table:style-name="Default" office:value-type="float" office:value="270.84" calcext:value-type="float">
            <text:p>270.84</text:p>
          </table:table-cell>
          <table:table-cell table:style-name="Default" office:value-type="float" office:value="11.7339" calcext:value-type="float">
            <text:p>11.7339</text:p>
          </table:table-cell>
          <table:table-cell table:style-name="Default" office:value-type="float" office:value="29.8331" calcext:value-type="float">
            <text:p>29.8331</text:p>
          </table:table-cell>
          <table:table-cell table:style-name="Default" office:value-type="float" office:value="13.6907" calcext:value-type="float">
            <text:p>13.6907</text:p>
          </table:table-cell>
          <table:table-cell table:style-name="Default" office:value-type="float" office:value="44.7423" calcext:value-type="float">
            <text:p>44.7423</text:p>
          </table:table-cell>
        </table:table-row>
        <table:table-row table:style-name="ro1">
          <table:table-cell table:style-name="ce10" office:value-type="string" calcext:value-type="string">
            <text:p>grubhub-15-5.tsp </text:p>
          </table:table-cell>
          <table:table-cell table:style-name="Default" office:value-type="float" office:value="150.96" calcext:value-type="float">
            <text:p>150.96</text:p>
          </table:table-cell>
          <table:table-cell table:style-name="Default" office:value-type="float" office:value="35.8" calcext:value-type="float">
            <text:p>35.8</text:p>
          </table:table-cell>
          <table:table-cell table:style-name="Default" office:value-type="float" office:value="11.62" calcext:value-type="float">
            <text:p>11.62</text:p>
          </table:table-cell>
          <table:table-cell table:style-name="Default" office:value-type="float" office:value="179.18" calcext:value-type="float">
            <text:p>179.18</text:p>
          </table:table-cell>
          <table:table-cell table:style-name="Default" office:value-type="float" office:value="377.56" calcext:value-type="float">
            <text:p>377.56</text:p>
          </table:table-cell>
          <table:table-cell table:style-name="Default" office:value-type="float" office:value="39.983" calcext:value-type="float">
            <text:p>39.983</text:p>
          </table:table-cell>
          <table:table-cell table:style-name="Default" office:value-type="float" office:value="9.48194" calcext:value-type="float">
            <text:p>9.48194</text:p>
          </table:table-cell>
          <table:table-cell table:style-name="Default" office:value-type="float" office:value="3.07766" calcext:value-type="float">
            <text:p>3.07766</text:p>
          </table:table-cell>
          <table:table-cell table:style-name="Default" office:value-type="float" office:value="47.4574" calcext:value-type="float">
            <text:p>47.4574</text:p>
          </table:table-cell>
          <table:table-cell table:style-name="Default" office:value-type="float" office:value="113.34" calcext:value-type="float">
            <text:p>113.34</text:p>
          </table:table-cell>
          <table:table-cell table:style-name="Default" office:value-type="float" office:value="58.4" calcext:value-type="float">
            <text:p>58.4</text:p>
          </table:table-cell>
          <table:table-cell table:style-name="Default" office:value-type="float" office:value="21.94" calcext:value-type="float">
            <text:p>21.94</text:p>
          </table:table-cell>
          <table:table-cell table:style-name="Default" office:value-type="float" office:value="174.66" calcext:value-type="float">
            <text:p>174.66</text:p>
          </table:table-cell>
          <table:table-cell table:style-name="Default" office:value-type="float" office:value="368.34" calcext:value-type="float">
            <text:p>368.34</text:p>
          </table:table-cell>
          <table:table-cell table:style-name="Default" office:value-type="float" office:value="30.7705" calcext:value-type="float">
            <text:p>30.7705</text:p>
          </table:table-cell>
          <table:table-cell table:style-name="Default" office:value-type="float" office:value="15.8549" calcext:value-type="float">
            <text:p>15.8549</text:p>
          </table:table-cell>
          <table:table-cell table:style-name="Default" office:value-type="float" office:value="5.95645" calcext:value-type="float">
            <text:p>5.95645</text:p>
          </table:table-cell>
          <table:table-cell table:style-name="Default" office:value-type="float" office:value="47.4181" calcext:value-type="float">
            <text:p>47.4181</text:p>
          </table:table-cell>
          <table:table-cell table:style-name="Default" office:value-type="float" office:value="105.26" calcext:value-type="float">
            <text:p>105.26</text:p>
          </table:table-cell>
          <table:table-cell table:style-name="Default" office:value-type="float" office:value="58.4" calcext:value-type="float">
            <text:p>58.4</text:p>
          </table:table-cell>
          <table:table-cell table:style-name="Default" office:value-type="float" office:value="21.94" calcext:value-type="float">
            <text:p>21.94</text:p>
          </table:table-cell>
          <table:table-cell table:style-name="Default" office:value-type="float" office:value="136.22" calcext:value-type="float">
            <text:p>136.22</text:p>
          </table:table-cell>
          <table:table-cell table:style-name="Default" office:value-type="float" office:value="321.82" calcext:value-type="float">
            <text:p>321.82</text:p>
          </table:table-cell>
          <table:table-cell table:style-name="Default" office:value-type="float" office:value="32.7077" calcext:value-type="float">
            <text:p>32.7077</text:p>
          </table:table-cell>
          <table:table-cell table:style-name="Default" office:value-type="float" office:value="18.1468" calcext:value-type="float">
            <text:p>18.1468</text:p>
          </table:table-cell>
          <table:table-cell table:style-name="Default" office:value-type="float" office:value="6.81748" calcext:value-type="float">
            <text:p>6.81748</text:p>
          </table:table-cell>
          <table:table-cell table:style-name="Default" office:value-type="float" office:value="42.328" calcext:value-type="float">
            <text:p>42.328</text:p>
          </table:table-cell>
          <table:table-cell table:style-name="Default" office:value-type="float" office:value="58.34" calcext:value-type="float">
            <text:p>58.34</text:p>
          </table:table-cell>
          <table:table-cell table:style-name="Default" office:value-type="float" office:value="74.04" calcext:value-type="float">
            <text:p>74.04</text:p>
          </table:table-cell>
          <table:table-cell table:style-name="Default" office:value-type="float" office:value="44.36" calcext:value-type="float">
            <text:p>44.36</text:p>
          </table:table-cell>
          <table:table-cell table:style-name="Default" office:value-type="float" office:value="120.14" calcext:value-type="float">
            <text:p>120.14</text:p>
          </table:table-cell>
          <table:table-cell table:style-name="Default" office:value-type="float" office:value="296.88" calcext:value-type="float">
            <text:p>296.88</text:p>
          </table:table-cell>
          <table:table-cell table:style-name="Default" office:value-type="float" office:value="19.651" calcext:value-type="float">
            <text:p>19.651</text:p>
          </table:table-cell>
          <table:table-cell table:style-name="Default" office:value-type="float" office:value="24.9394" calcext:value-type="float">
            <text:p>24.9394</text:p>
          </table:table-cell>
          <table:table-cell table:style-name="Default" office:value-type="float" office:value="14.9421" calcext:value-type="float">
            <text:p>14.9421</text:p>
          </table:table-cell>
          <table:table-cell table:style-name="Default" office:value-type="float" office:value="40.4675" calcext:value-type="float">
            <text:p>40.4675</text:p>
          </table:table-cell>
        </table:table-row>
        <table:table-row table:style-name="ro1">
          <table:table-cell table:style-name="ce10" office:value-type="string" calcext:value-type="string">
            <text:p>grubhub-15-6.tsp </text:p>
          </table:table-cell>
          <table:table-cell table:style-name="Default" office:value-type="float" office:value="135.2" calcext:value-type="float">
            <text:p>135.2</text:p>
          </table:table-cell>
          <table:table-cell table:style-name="Default" office:value-type="float" office:value="10.22" calcext:value-type="float">
            <text:p>10.22</text:p>
          </table:table-cell>
          <table:table-cell table:style-name="Default" office:value-type="float" office:value="6.32" calcext:value-type="float">
            <text:p>6.32</text:p>
          </table:table-cell>
          <table:table-cell table:style-name="Default" office:value-type="float" office:value="210.2" calcext:value-type="float">
            <text:p>210.2</text:p>
          </table:table-cell>
          <table:table-cell table:style-name="Default" office:value-type="float" office:value="361.94" calcext:value-type="float">
            <text:p>361.94</text:p>
          </table:table-cell>
          <table:table-cell table:style-name="Default" office:value-type="float" office:value="37.3543" calcext:value-type="float">
            <text:p>37.3543</text:p>
          </table:table-cell>
          <table:table-cell table:style-name="Default" office:value-type="float" office:value="2.82367" calcext:value-type="float">
            <text:p>2.82367</text:p>
          </table:table-cell>
          <table:table-cell table:style-name="Default" office:value-type="float" office:value="1.74615" calcext:value-type="float">
            <text:p>1.74615</text:p>
          </table:table-cell>
          <table:table-cell table:style-name="Default" office:value-type="float" office:value="58.0759" calcext:value-type="float">
            <text:p>58.0759</text:p>
          </table:table-cell>
          <table:table-cell table:style-name="Default" office:value-type="float" office:value="114.42" calcext:value-type="float">
            <text:p>114.42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14.48" calcext:value-type="float">
            <text:p>14.48</text:p>
          </table:table-cell>
          <table:table-cell table:style-name="Default" office:value-type="float" office:value="189.24" calcext:value-type="float">
            <text:p>189.24</text:p>
          </table:table-cell>
          <table:table-cell table:style-name="Default" office:value-type="float" office:value="334.44" calcext:value-type="float">
            <text:p>334.44</text:p>
          </table:table-cell>
          <table:table-cell table:style-name="Default" office:value-type="float" office:value="34.2124" calcext:value-type="float">
            <text:p>34.2124</text:p>
          </table:table-cell>
          <table:table-cell table:style-name="Default" office:value-type="float" office:value="4.87382" calcext:value-type="float">
            <text:p>4.87382</text:p>
          </table:table-cell>
          <table:table-cell table:style-name="Default" office:value-type="float" office:value="4.32963" calcext:value-type="float">
            <text:p>4.32963</text:p>
          </table:table-cell>
          <table:table-cell table:style-name="Default" office:value-type="float" office:value="56.5841" calcext:value-type="float">
            <text:p>56.5841</text:p>
          </table:table-cell>
          <table:table-cell table:style-name="Default" office:value-type="float" office:value="88.06" calcext:value-type="float">
            <text:p>88.06</text:p>
          </table:table-cell>
          <table:table-cell table:style-name="Default" office:value-type="float" office:value="50.96" calcext:value-type="float">
            <text:p>50.96</text:p>
          </table:table-cell>
          <table:table-cell table:style-name="Default" office:value-type="float" office:value="26.18" calcext:value-type="float">
            <text:p>26.18</text:p>
          </table:table-cell>
          <table:table-cell table:style-name="Default" office:value-type="float" office:value="181.54" calcext:value-type="float">
            <text:p>181.54</text:p>
          </table:table-cell>
          <table:table-cell table:style-name="Default" office:value-type="float" office:value="346.74" calcext:value-type="float">
            <text:p>346.74</text:p>
          </table:table-cell>
          <table:table-cell table:style-name="Default" office:value-type="float" office:value="25.3966" calcext:value-type="float">
            <text:p>25.3966</text:p>
          </table:table-cell>
          <table:table-cell table:style-name="Default" office:value-type="float" office:value="14.6969" calcext:value-type="float">
            <text:p>14.6969</text:p>
          </table:table-cell>
          <table:table-cell table:style-name="Default" office:value-type="float" office:value="7.55033" calcext:value-type="float">
            <text:p>7.55033</text:p>
          </table:table-cell>
          <table:table-cell table:style-name="Default" office:value-type="float" office:value="52.3562" calcext:value-type="float">
            <text:p>52.3562</text:p>
          </table:table-cell>
          <table:table-cell table:style-name="Default" office:value-type="float" office:value="42.14" calcext:value-type="float">
            <text:p>42.14</text:p>
          </table:table-cell>
          <table:table-cell table:style-name="Default" office:value-type="float" office:value="62.48" calcext:value-type="float">
            <text:p>62.48</text:p>
          </table:table-cell>
          <table:table-cell table:style-name="Default" office:value-type="float" office:value="52.46" calcext:value-type="float">
            <text:p>52.46</text:p>
          </table:table-cell>
          <table:table-cell table:style-name="Default" office:value-type="float" office:value="128.52" calcext:value-type="float">
            <text:p>128.52</text:p>
          </table:table-cell>
          <table:table-cell table:style-name="Default" office:value-type="float" office:value="285.6" calcext:value-type="float">
            <text:p>285.6</text:p>
          </table:table-cell>
          <table:table-cell table:style-name="Default" office:value-type="float" office:value="14.7549" calcext:value-type="float">
            <text:p>14.7549</text:p>
          </table:table-cell>
          <table:table-cell table:style-name="Default" office:value-type="float" office:value="21.8768" calcext:value-type="float">
            <text:p>21.8768</text:p>
          </table:table-cell>
          <table:table-cell table:style-name="Default" office:value-type="float" office:value="18.3683" calcext:value-type="float">
            <text:p>18.3683</text:p>
          </table:table-cell>
          <table:table-cell table:style-name="Default" office:value-type="float" office:value="45" calcext:value-type="float">
            <text:p>45</text:p>
          </table:table-cell>
        </table:table-row>
        <table:table-row table:style-name="ro1">
          <table:table-cell table:style-name="ce10" office:value-type="string" calcext:value-type="string">
            <text:p>grubhub-15-7.tsp </text:p>
          </table:table-cell>
          <table:table-cell table:style-name="Default" office:value-type="float" office:value="131.36" calcext:value-type="float">
            <text:p>131.36</text:p>
          </table:table-cell>
          <table:table-cell table:style-name="Default" office:value-type="float" office:value="14.18" calcext:value-type="float">
            <text:p>14.18</text:p>
          </table:table-cell>
          <table:table-cell table:style-name="Default" office:value-type="float" office:value="8.22" calcext:value-type="float">
            <text:p>8.22</text:p>
          </table:table-cell>
          <table:table-cell table:style-name="Default" office:value-type="float" office:value="168.62" calcext:value-type="float">
            <text:p>168.62</text:p>
          </table:table-cell>
          <table:table-cell table:style-name="Default" office:value-type="float" office:value="322.38" calcext:value-type="float">
            <text:p>322.38</text:p>
          </table:table-cell>
          <table:table-cell table:style-name="Default" office:value-type="float" office:value="40.7469" calcext:value-type="float">
            <text:p>40.7469</text:p>
          </table:table-cell>
          <table:table-cell table:style-name="Default" office:value-type="float" office:value="4.39854" calcext:value-type="float">
            <text:p>4.39854</text:p>
          </table:table-cell>
          <table:table-cell table:style-name="Default" office:value-type="float" office:value="2.54979" calcext:value-type="float">
            <text:p>2.54979</text:p>
          </table:table-cell>
          <table:table-cell table:style-name="Default" office:value-type="float" office:value="52.3047" calcext:value-type="float">
            <text:p>52.3047</text:p>
          </table:table-cell>
          <table:table-cell table:style-name="Default" office:value-type="float" office:value="89.04" calcext:value-type="float">
            <text:p>89.04</text:p>
          </table:table-cell>
          <table:table-cell table:style-name="Default" office:value-type="float" office:value="54.78" calcext:value-type="float">
            <text:p>54.78</text:p>
          </table:table-cell>
          <table:table-cell table:style-name="Default" office:value-type="float" office:value="26.34" calcext:value-type="float">
            <text:p>26.34</text:p>
          </table:table-cell>
          <table:table-cell table:style-name="Default" office:value-type="float" office:value="116.74" calcext:value-type="float">
            <text:p>116.74</text:p>
          </table:table-cell>
          <table:table-cell table:style-name="Default" office:value-type="float" office:value="286.9" calcext:value-type="float">
            <text:p>286.9</text:p>
          </table:table-cell>
          <table:table-cell table:style-name="Default" office:value-type="float" office:value="31.0352" calcext:value-type="float">
            <text:p>31.0352</text:p>
          </table:table-cell>
          <table:table-cell table:style-name="Default" office:value-type="float" office:value="19.0938" calcext:value-type="float">
            <text:p>19.0938</text:p>
          </table:table-cell>
          <table:table-cell table:style-name="Default" office:value-type="float" office:value="9.1809" calcext:value-type="float">
            <text:p>9.1809</text:p>
          </table:table-cell>
          <table:table-cell table:style-name="Default" office:value-type="float" office:value="40.6901" calcext:value-type="float">
            <text:p>40.6901</text:p>
          </table:table-cell>
          <table:table-cell table:style-name="Default" office:value-type="float" office:value="83.38" calcext:value-type="float">
            <text:p>83.38</text:p>
          </table:table-cell>
          <table:table-cell table:style-name="Default" office:value-type="float" office:value="54.78" calcext:value-type="float">
            <text:p>54.78</text:p>
          </table:table-cell>
          <table:table-cell table:style-name="Default" office:value-type="float" office:value="26.34" calcext:value-type="float">
            <text:p>26.34</text:p>
          </table:table-cell>
          <table:table-cell table:style-name="Default" office:value-type="float" office:value="109.38" calcext:value-type="float">
            <text:p>109.38</text:p>
          </table:table-cell>
          <table:table-cell table:style-name="Default" office:value-type="float" office:value="273.88" calcext:value-type="float">
            <text:p>273.88</text:p>
          </table:table-cell>
          <table:table-cell table:style-name="Default" office:value-type="float" office:value="30.444" calcext:value-type="float">
            <text:p>30.444</text:p>
          </table:table-cell>
          <table:table-cell table:style-name="Default" office:value-type="float" office:value="20.0015" calcext:value-type="float">
            <text:p>20.0015</text:p>
          </table:table-cell>
          <table:table-cell table:style-name="Default" office:value-type="float" office:value="9.61735" calcext:value-type="float">
            <text:p>9.61735</text:p>
          </table:table-cell>
          <table:table-cell table:style-name="Default" office:value-type="float" office:value="39.9372" calcext:value-type="float">
            <text:p>39.9372</text:p>
          </table:table-cell>
          <table:table-cell table:style-name="Default" office:value-type="float" office:value="65.7" calcext:value-type="float">
            <text:p>65.7</text:p>
          </table:table-cell>
          <table:table-cell table:style-name="Default" office:value-type="float" office:value="64.14" calcext:value-type="float">
            <text:p>64.14</text:p>
          </table:table-cell>
          <table:table-cell table:style-name="Default" office:value-type="float" office:value="32.7" calcext:value-type="float">
            <text:p>32.7</text:p>
          </table:table-cell>
          <table:table-cell table:style-name="Default" office:value-type="float" office:value="84.52" calcext:value-type="float">
            <text:p>84.52</text:p>
          </table:table-cell>
          <table:table-cell table:style-name="Default" office:value-type="float" office:value="247.06" calcext:value-type="float">
            <text:p>247.06</text:p>
          </table:table-cell>
          <table:table-cell table:style-name="Default" office:value-type="float" office:value="26.5927" calcext:value-type="float">
            <text:p>26.5927</text:p>
          </table:table-cell>
          <table:table-cell table:style-name="Default" office:value-type="float" office:value="25.9613" calcext:value-type="float">
            <text:p>25.9613</text:p>
          </table:table-cell>
          <table:table-cell table:style-name="Default" office:value-type="float" office:value="13.2357" calcext:value-type="float">
            <text:p>13.2357</text:p>
          </table:table-cell>
          <table:table-cell table:style-name="Default" office:value-type="float" office:value="34.2103" calcext:value-type="float">
            <text:p>34.2103</text:p>
          </table:table-cell>
        </table:table-row>
        <table:table-row table:style-name="ro1">
          <table:table-cell table:style-name="ce10" office:value-type="string" calcext:value-type="string">
            <text:p>grubhub-15-8.tsp </text:p>
          </table:table-cell>
          <table:table-cell table:style-name="Default" office:value-type="float" office:value="142.8" calcext:value-type="float">
            <text:p>142.8</text:p>
          </table:table-cell>
          <table:table-cell table:style-name="Default" office:value-type="float" office:value="20.64" calcext:value-type="float">
            <text:p>20.64</text:p>
          </table:table-cell>
          <table:table-cell table:style-name="Default" office:value-type="float" office:value="16.06" calcext:value-type="float">
            <text:p>16.06</text:p>
          </table:table-cell>
          <table:table-cell table:style-name="Default" office:value-type="float" office:value="173.26" calcext:value-type="float">
            <text:p>173.26</text:p>
          </table:table-cell>
          <table:table-cell table:style-name="Default" office:value-type="float" office:value="352.76" calcext:value-type="float">
            <text:p>352.76</text:p>
          </table:table-cell>
          <table:table-cell table:style-name="Default" office:value-type="float" office:value="40.4808" calcext:value-type="float">
            <text:p>40.4808</text:p>
          </table:table-cell>
          <table:table-cell table:style-name="Default" office:value-type="float" office:value="5.851" calcext:value-type="float">
            <text:p>5.851</text:p>
          </table:table-cell>
          <table:table-cell table:style-name="Default" office:value-type="float" office:value="4.55267" calcext:value-type="float">
            <text:p>4.55267</text:p>
          </table:table-cell>
          <table:table-cell table:style-name="Default" office:value-type="float" office:value="49.1155" calcext:value-type="float">
            <text:p>49.1155</text:p>
          </table:table-cell>
          <table:table-cell table:style-name="Default" office:value-type="float" office:value="100.48" calcext:value-type="float">
            <text:p>100.48</text:p>
          </table:table-cell>
          <table:table-cell table:style-name="Default" office:value-type="float" office:value="49.02" calcext:value-type="float">
            <text:p>49.02</text:p>
          </table:table-cell>
          <table:table-cell table:style-name="Default" office:value-type="float" office:value="35.22" calcext:value-type="float">
            <text:p>35.22</text:p>
          </table:table-cell>
          <table:table-cell table:style-name="Default" office:value-type="float" office:value="144.18" calcext:value-type="float">
            <text:p>144.18</text:p>
          </table:table-cell>
          <table:table-cell table:style-name="Default" office:value-type="float" office:value="328.9" calcext:value-type="float">
            <text:p>328.9</text:p>
          </table:table-cell>
          <table:table-cell table:style-name="Default" office:value-type="float" office:value="30.5503" calcext:value-type="float">
            <text:p>30.5503</text:p>
          </table:table-cell>
          <table:table-cell table:style-name="Default" office:value-type="float" office:value="14.9042" calcext:value-type="float">
            <text:p>14.9042</text:p>
          </table:table-cell>
          <table:table-cell table:style-name="Default" office:value-type="float" office:value="10.7084" calcext:value-type="float">
            <text:p>10.7084</text:p>
          </table:table-cell>
          <table:table-cell table:style-name="Default" office:value-type="float" office:value="43.837" calcext:value-type="float">
            <text:p>43.837</text:p>
          </table:table-cell>
          <table:table-cell table:style-name="Default" office:value-type="float" office:value="76.84" calcext:value-type="float">
            <text:p>76.84</text:p>
          </table:table-cell>
          <table:table-cell table:style-name="Default" office:value-type="float" office:value="63.54" calcext:value-type="float">
            <text:p>63.54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127.72" calcext:value-type="float">
            <text:p>127.72</text:p>
          </table:table-cell>
          <table:table-cell table:style-name="Default" office:value-type="float" office:value="317.1" calcext:value-type="float">
            <text:p>317.1</text:p>
          </table:table-cell>
          <table:table-cell table:style-name="Default" office:value-type="float" office:value="24.2321" calcext:value-type="float">
            <text:p>24.2321</text:p>
          </table:table-cell>
          <table:table-cell table:style-name="Default" office:value-type="float" office:value="20.0378" calcext:value-type="float">
            <text:p>20.0378</text:p>
          </table:table-cell>
          <table:table-cell table:style-name="Default" office:value-type="float" office:value="15.4525" calcext:value-type="float">
            <text:p>15.4525</text:p>
          </table:table-cell>
          <table:table-cell table:style-name="Default" office:value-type="float" office:value="40.2775" calcext:value-type="float">
            <text:p>40.2775</text:p>
          </table:table-cell>
          <table:table-cell table:style-name="Default" office:value-type="float" office:value="46.52" calcext:value-type="float">
            <text:p>46.52</text:p>
          </table:table-cell>
          <table:table-cell table:style-name="Default" office:value-type="float" office:value="84.68" calcext:value-type="float">
            <text:p>84.68</text:p>
          </table:table-cell>
          <table:table-cell table:style-name="Default" office:value-type="float" office:value="58.9" calcext:value-type="float">
            <text:p>58.9</text:p>
          </table:table-cell>
          <table:table-cell table:style-name="Default" office:value-type="float" office:value="118.46" calcext:value-type="float">
            <text:p>118.46</text:p>
          </table:table-cell>
          <table:table-cell table:style-name="Default" office:value-type="float" office:value="308.56" calcext:value-type="float">
            <text:p>308.56</text:p>
          </table:table-cell>
          <table:table-cell table:style-name="Default" office:value-type="float" office:value="15.0765" calcext:value-type="float">
            <text:p>15.0765</text:p>
          </table:table-cell>
          <table:table-cell table:style-name="Default" office:value-type="float" office:value="27.4436" calcext:value-type="float">
            <text:p>27.4436</text:p>
          </table:table-cell>
          <table:table-cell table:style-name="Default" office:value-type="float" office:value="19.0887" calcext:value-type="float">
            <text:p>19.0887</text:p>
          </table:table-cell>
          <table:table-cell table:style-name="Default" office:value-type="float" office:value="38.3912" calcext:value-type="float">
            <text:p>38.3912</text:p>
          </table:table-cell>
        </table:table-row>
        <table:table-row table:style-name="ro1">
          <table:table-cell table:style-name="ce11" office:value-type="string" calcext:value-type="string">
            <text:p>grubhub-15-9.tsp </text:p>
          </table:table-cell>
          <table:table-cell table:style-name="Default" office:value-type="float" office:value="140.52" calcext:value-type="float">
            <text:p>140.52</text:p>
          </table:table-cell>
          <table:table-cell table:style-name="Default" office:value-type="float" office:value="13.1" calcext:value-type="float">
            <text:p>13.1</text:p>
          </table:table-cell>
          <table:table-cell table:style-name="Default" office:value-type="float" office:value="11.62" calcext:value-type="float">
            <text:p>11.62</text:p>
          </table:table-cell>
          <table:table-cell table:style-name="Default" office:value-type="float" office:value="236.2" calcext:value-type="float">
            <text:p>236.2</text:p>
          </table:table-cell>
          <table:table-cell table:style-name="Default" office:value-type="float" office:value="401.44" calcext:value-type="float">
            <text:p>401.44</text:p>
          </table:table-cell>
          <table:table-cell table:style-name="Default" office:value-type="float" office:value="35.004" calcext:value-type="float">
            <text:p>35.004</text:p>
          </table:table-cell>
          <table:table-cell table:style-name="Default" office:value-type="float" office:value="3.26325" calcext:value-type="float">
            <text:p>3.26325</text:p>
          </table:table-cell>
          <table:table-cell table:style-name="Default" office:value-type="float" office:value="2.89458" calcext:value-type="float">
            <text:p>2.89458</text:p>
          </table:table-cell>
          <table:table-cell table:style-name="Default" office:value-type="float" office:value="58.8382" calcext:value-type="float">
            <text:p>58.8382</text:p>
          </table:table-cell>
          <table:table-cell table:style-name="Default" office:value-type="float" office:value="96.24" calcext:value-type="float">
            <text:p>96.24</text:p>
          </table:table-cell>
          <table:table-cell table:style-name="Default" office:value-type="float" office:value="57.28" calcext:value-type="float">
            <text:p>57.28</text:p>
          </table:table-cell>
          <table:table-cell table:style-name="Default" office:value-type="float" office:value="31.86" calcext:value-type="float">
            <text:p>31.86</text:p>
          </table:table-cell>
          <table:table-cell table:style-name="Default" office:value-type="float" office:value="211.94" calcext:value-type="float">
            <text:p>211.94</text:p>
          </table:table-cell>
          <table:table-cell table:style-name="Default" office:value-type="float" office:value="397.32" calcext:value-type="float">
            <text:p>397.32</text:p>
          </table:table-cell>
          <table:table-cell table:style-name="Default" office:value-type="float" office:value="24.2223" calcext:value-type="float">
            <text:p>24.2223</text:p>
          </table:table-cell>
          <table:table-cell table:style-name="Default" office:value-type="float" office:value="14.4166" calcext:value-type="float">
            <text:p>14.4166</text:p>
          </table:table-cell>
          <table:table-cell table:style-name="Default" office:value-type="float" office:value="8.01873" calcext:value-type="float">
            <text:p>8.01873</text:p>
          </table:table-cell>
          <table:table-cell table:style-name="Default" office:value-type="float" office:value="53.3424" calcext:value-type="float">
            <text:p>53.3424</text:p>
          </table:table-cell>
          <table:table-cell table:style-name="Default" office:value-type="float" office:value="82.18" calcext:value-type="float">
            <text:p>82.18</text:p>
          </table:table-cell>
          <table:table-cell table:style-name="Default" office:value-type="float" office:value="70.88" calcext:value-type="float">
            <text:p>70.88</text:p>
          </table:table-cell>
          <table:table-cell table:style-name="Default" office:value-type="float" office:value="42.9" calcext:value-type="float">
            <text:p>42.9</text:p>
          </table:table-cell>
          <table:table-cell table:style-name="Default" office:value-type="float" office:value="186.82" calcext:value-type="float">
            <text:p>186.82</text:p>
          </table:table-cell>
          <table:table-cell table:style-name="Default" office:value-type="float" office:value="382.78" calcext:value-type="float">
            <text:p>382.78</text:p>
          </table:table-cell>
          <table:table-cell table:style-name="Default" office:value-type="float" office:value="21.4693" calcext:value-type="float">
            <text:p>21.4693</text:p>
          </table:table-cell>
          <table:table-cell table:style-name="Default" office:value-type="float" office:value="18.5172" calcext:value-type="float">
            <text:p>18.5172</text:p>
          </table:table-cell>
          <table:table-cell table:style-name="Default" office:value-type="float" office:value="11.2075" calcext:value-type="float">
            <text:p>11.2075</text:p>
          </table:table-cell>
          <table:table-cell table:style-name="Default" office:value-type="float" office:value="48.8061" calcext:value-type="float">
            <text:p>48.8061</text:p>
          </table:table-cell>
          <table:table-cell table:style-name="Default" office:value-type="float" office:value="55.22" calcext:value-type="float">
            <text:p>55.22</text:p>
          </table:table-cell>
          <table:table-cell table:style-name="Default" office:value-type="float" office:value="71.36" calcext:value-type="float">
            <text:p>71.36</text:p>
          </table:table-cell>
          <table:table-cell table:style-name="Default" office:value-type="float" office:value="52.32" calcext:value-type="float">
            <text:p>52.32</text:p>
          </table:table-cell>
          <table:table-cell table:style-name="Default" office:value-type="float" office:value="163.98" calcext:value-type="float">
            <text:p>163.98</text:p>
          </table:table-cell>
          <table:table-cell table:style-name="Default" office:value-type="float" office:value="342.88" calcext:value-type="float">
            <text:p>342.88</text:p>
          </table:table-cell>
          <table:table-cell table:style-name="Default" office:value-type="float" office:value="16.1048" calcext:value-type="float">
            <text:p>16.1048</text:p>
          </table:table-cell>
          <table:table-cell table:style-name="Default" office:value-type="float" office:value="20.8119" calcext:value-type="float">
            <text:p>20.8119</text:p>
          </table:table-cell>
          <table:table-cell table:style-name="Default" office:value-type="float" office:value="15.259" calcext:value-type="float">
            <text:p>15.259</text:p>
          </table:table-cell>
          <table:table-cell table:style-name="Default" office:value-type="float" office:value="47.8243" calcext:value-type="float">
            <text:p>47.8243</text:p>
          </table:table-cell>
        </table:table-row>
        <table:table-row table:style-name="ro1" table:number-rows-repeated="71">
          <table:table-cell/>
          <table:table-cell table:style-name="Default" table:number-columns-repeated="17"/>
          <table:table-cell table:number-columns-repeated="19"/>
        </table:table-row>
        <table:table-row table:style-name="ro1" table:number-rows-repeated="1048442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ompare stats" table:style-name="ta2">
        <office:forms form:automatic-focus="false" form:apply-design-mode="false"/>
        <table:table-column table:style-name="co17" table:default-cell-style-name="ce23"/>
        <table:table-column table:style-name="co18" table:number-columns-repeated="3" table:default-cell-style-name="ce3"/>
        <table:table-column table:style-name="co19" table:default-cell-style-name="ce3"/>
        <table:table-column table:style-name="co18" table:number-columns-repeated="4" table:default-cell-style-name="ce3"/>
        <table:table-column table:style-name="co20" table:default-cell-style-name="ce3"/>
        <table:table-column table:style-name="co18" table:default-cell-style-name="ce3"/>
        <table:table-column table:style-name="co18" table:number-columns-repeated="3" table:default-cell-style-name="Default"/>
        <table:table-column table:style-name="co20" table:default-cell-style-name="Default"/>
        <table:table-column table:style-name="co18" table:number-columns-repeated="4" table:default-cell-style-name="Default"/>
        <table:table-column table:style-name="co21" table:default-cell-style-name="Default"/>
        <table:table-column table:style-name="co18" table:default-cell-style-name="Default"/>
        <table:table-row table:style-name="ro2">
          <table:table-cell table:style-name="Default"/>
          <table:table-cell table:style-name="ce74" office:value-type="percentage" office:value="0.1" calcext:value-type="percentage" table:number-columns-spanned="5" table:number-rows-spanned="1">
            <text:p>10.00%</text:p>
          </table:table-cell>
          <table:covered-table-cell table:number-columns-repeated="4" table:style-name="ce74"/>
          <table:table-cell table:style-name="ce74" office:value-type="percentage" office:value="0.2" calcext:value-type="percentage" table:number-columns-spanned="5" table:number-rows-spanned="1">
            <text:p>20.00%</text:p>
          </table:table-cell>
          <table:covered-table-cell table:number-columns-repeated="4" table:style-name="ce74"/>
          <table:table-cell table:style-name="ce74" office:value-type="percentage" office:value="0.3" calcext:value-type="percentage" table:number-columns-spanned="5" table:number-rows-spanned="1">
            <text:p>30.00%</text:p>
          </table:table-cell>
          <table:covered-table-cell table:number-columns-repeated="4" table:style-name="ce74"/>
          <table:table-cell table:style-name="ce74" office:value-type="percentage" office:value="0.4" calcext:value-type="percentage" table:number-columns-spanned="5" table:number-rows-spanned="1">
            <text:p>40.00%</text:p>
          </table:table-cell>
          <table:covered-table-cell table:number-columns-repeated="4" table:style-name="ce74"/>
        </table:table-row>
        <table:table-row table:style-name="ro2">
          <table:table-cell table:style-name="ce49" office:value-type="string" calcext:value-type="string" table:number-columns-spanned="1" table:number-rows-spanned="2">
            <text:p>Instance</text:p>
          </table:table-cell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</table:table-row>
        <table:table-row table:style-name="ro1">
          <table:covered-table-cell table:style-name="ce49"/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ScSp stats'.E3]" office:value-type="float" office:value="85.704" calcext:value-type="float">
            <text:p>85.704</text:p>
          </table:table-cell>
          <table:table-cell table:formula="of:=[$'ScSp stats'.F3]" office:value-type="float" office:value="8.301" calcext:value-type="float">
            <text:p>8.301</text:p>
          </table:table-cell>
          <table:table-cell table:formula="of:=[$'ScSp stats'.G3]" office:value-type="float" office:value="77.6388" calcext:value-type="float">
            <text:p>77.6388</text:p>
          </table:table-cell>
          <table:table-cell table:formula="of:=[$'ScSp stats'.I3]" office:value-type="float" office:value="0.12" calcext:value-type="float">
            <text:p>0.12</text:p>
          </table:table-cell>
          <table:table-cell table:formula="of:=[$'ScSp stats'.J3]" office:value-type="float" office:value="16.3662" calcext:value-type="float">
            <text:p>16.3662</text:p>
          </table:table-cell>
          <table:table-cell table:formula="of:=[$'ScSp stats'.N3]" office:value-type="float" office:value="79.3404" calcext:value-type="float">
            <text:p>79.3404</text:p>
          </table:table-cell>
          <table:table-cell table:formula="of:=[$'ScSp stats'.O3]" office:value-type="float" office:value="8.301" calcext:value-type="float">
            <text:p>8.301</text:p>
          </table:table-cell>
          <table:table-cell table:formula="of:=[$'ScSp stats'.P3]" office:value-type="float" office:value="71.7416" calcext:value-type="float">
            <text:p>71.7416</text:p>
          </table:table-cell>
          <table:table-cell table:formula="of:=[$'ScSp stats'.R3]" office:value-type="float" office:value="0.14" calcext:value-type="float">
            <text:p>0.14</text:p>
          </table:table-cell>
          <table:table-cell table:formula="of:=[$'ScSp stats'.S3]" office:value-type="float" office:value="15.8998" calcext:value-type="float">
            <text:p>15.8998</text:p>
          </table:table-cell>
          <table:table-cell table:formula="of:=[$'ScSp stats'.W3]" office:value-type="float" office:value="68.6676" calcext:value-type="float">
            <text:p>68.6676</text:p>
          </table:table-cell>
          <table:table-cell table:formula="of:=[$'ScSp stats'.X3]" office:value-type="float" office:value="8.301" calcext:value-type="float">
            <text:p>8.301</text:p>
          </table:table-cell>
          <table:table-cell table:formula="of:=[$'ScSp stats'.Y3]" office:value-type="float" office:value="58.604" calcext:value-type="float">
            <text:p>58.604</text:p>
          </table:table-cell>
          <table:table-cell table:formula="of:=[$'ScSp stats'.AA3]" office:value-type="float" office:value="0.13" calcext:value-type="float">
            <text:p>0.13</text:p>
          </table:table-cell>
          <table:table-cell table:formula="of:=[$'ScSp stats'.AB3]" office:value-type="float" office:value="18.3646" calcext:value-type="float">
            <text:p>18.3646</text:p>
          </table:table-cell>
          <table:table-cell table:formula="of:=[$'ScSp stats'.AF3]" office:value-type="float" office:value="55.179" calcext:value-type="float">
            <text:p>55.179</text:p>
          </table:table-cell>
          <table:table-cell table:formula="of:=[$'ScSp stats'.AG3]" office:value-type="float" office:value="25.9644" calcext:value-type="float">
            <text:p>25.9644</text:p>
          </table:table-cell>
          <table:table-cell table:formula="of:=[$'ScSp stats'.AH3]" office:value-type="float" office:value="59.9564" calcext:value-type="float">
            <text:p>59.9564</text:p>
          </table:table-cell>
          <table:table-cell table:formula="of:=[$'ScSp stats'.AJ3]" office:value-type="float" office:value="0.11" calcext:value-type="float">
            <text:p>0.11</text:p>
          </table:table-cell>
          <table:table-cell table:formula="of:=[$'ScSp stats'.AK3]" office:value-type="float" office:value="21.187" calcext:value-type="float">
            <text:p>21.187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ScSp stats'.E4]" office:value-type="float" office:value="79.1604" calcext:value-type="float">
            <text:p>79.1604</text:p>
          </table:table-cell>
          <table:table-cell table:formula="of:=[$'ScSp stats'.F4]" office:value-type="float" office:value="11.289" calcext:value-type="float">
            <text:p>11.289</text:p>
          </table:table-cell>
          <table:table-cell table:formula="of:=[$'ScSp stats'.G4]" office:value-type="float" office:value="62.3116" calcext:value-type="float">
            <text:p>62.3116</text:p>
          </table:table-cell>
          <table:table-cell table:formula="of:=[$'ScSp stats'.I4]" office:value-type="float" office:value="0.1" calcext:value-type="float">
            <text:p>0.1</text:p>
          </table:table-cell>
          <table:table-cell table:formula="of:=[$'ScSp stats'.J4]" office:value-type="float" office:value="28.1378" calcext:value-type="float">
            <text:p>28.1378</text:p>
          </table:table-cell>
          <table:table-cell table:formula="of:=[$'ScSp stats'.N4]" office:value-type="float" office:value="69.8556" calcext:value-type="float">
            <text:p>69.8556</text:p>
          </table:table-cell>
          <table:table-cell table:formula="of:=[$'ScSp stats'.O4]" office:value-type="float" office:value="11.289" calcext:value-type="float">
            <text:p>11.289</text:p>
          </table:table-cell>
          <table:table-cell table:formula="of:=[$'ScSp stats'.P4]" office:value-type="float" office:value="58.2268" calcext:value-type="float">
            <text:p>58.2268</text:p>
          </table:table-cell>
          <table:table-cell table:formula="of:=[$'ScSp stats'.R4]" office:value-type="float" office:value="0.22" calcext:value-type="float">
            <text:p>0.22</text:p>
          </table:table-cell>
          <table:table-cell table:formula="of:=[$'ScSp stats'.S4]" office:value-type="float" office:value="22.9178" calcext:value-type="float">
            <text:p>22.9178</text:p>
          </table:table-cell>
          <table:table-cell table:formula="of:=[$'ScSp stats'.W4]" office:value-type="float" office:value="60.357" calcext:value-type="float">
            <text:p>60.357</text:p>
          </table:table-cell>
          <table:table-cell table:formula="of:=[$'ScSp stats'.X4]" office:value-type="float" office:value="23.1424" calcext:value-type="float">
            <text:p>23.1424</text:p>
          </table:table-cell>
          <table:table-cell table:formula="of:=[$'ScSp stats'.Y4]" office:value-type="float" office:value="60.3428" calcext:value-type="float">
            <text:p>60.3428</text:p>
          </table:table-cell>
          <table:table-cell table:formula="of:=[$'ScSp stats'.AA4]" office:value-type="float" office:value="0.09" calcext:value-type="float">
            <text:p>0.09</text:p>
          </table:table-cell>
          <table:table-cell table:formula="of:=[$'ScSp stats'.AB4]" office:value-type="float" office:value="23.1566" calcext:value-type="float">
            <text:p>23.1566</text:p>
          </table:table-cell>
          <table:table-cell table:formula="of:=[$'ScSp stats'.AF4]" office:value-type="float" office:value="49.3992" calcext:value-type="float">
            <text:p>49.3992</text:p>
          </table:table-cell>
          <table:table-cell table:formula="of:=[$'ScSp stats'.AG4]" office:value-type="float" office:value="37.1206" calcext:value-type="float">
            <text:p>37.1206</text:p>
          </table:table-cell>
          <table:table-cell table:formula="of:=[$'ScSp stats'.AH4]" office:value-type="float" office:value="62.1644" calcext:value-type="float">
            <text:p>62.1644</text:p>
          </table:table-cell>
          <table:table-cell table:formula="of:=[$'ScSp stats'.AJ4]" office:value-type="float" office:value="0.09" calcext:value-type="float">
            <text:p>0.09</text:p>
          </table:table-cell>
          <table:table-cell table:formula="of:=[$'ScSp stats'.AK4]" office:value-type="float" office:value="24.3554" calcext:value-type="float">
            <text:p>24.3554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ScSp stats'.E5]" office:value-type="float" office:value="75.5124" calcext:value-type="float">
            <text:p>75.5124</text:p>
          </table:table-cell>
          <table:table-cell table:formula="of:=[$'ScSp stats'.F5]" office:value-type="float" office:value="14.6422" calcext:value-type="float">
            <text:p>14.6422</text:p>
          </table:table-cell>
          <table:table-cell table:formula="of:=[$'ScSp stats'.G5]" office:value-type="float" office:value="68.2824" calcext:value-type="float">
            <text:p>68.2824</text:p>
          </table:table-cell>
          <table:table-cell table:formula="of:=[$'ScSp stats'.I5]" office:value-type="float" office:value="0.15" calcext:value-type="float">
            <text:p>0.15</text:p>
          </table:table-cell>
          <table:table-cell table:formula="of:=[$'ScSp stats'.J5]" office:value-type="float" office:value="21.8722" calcext:value-type="float">
            <text:p>21.8722</text:p>
          </table:table-cell>
          <table:table-cell table:formula="of:=[$'ScSp stats'.N5]" office:value-type="float" office:value="68.4192" calcext:value-type="float">
            <text:p>68.4192</text:p>
          </table:table-cell>
          <table:table-cell table:formula="of:=[$'ScSp stats'.O5]" office:value-type="float" office:value="22.993" calcext:value-type="float">
            <text:p>22.993</text:p>
          </table:table-cell>
          <table:table-cell table:formula="of:=[$'ScSp stats'.P5]" office:value-type="float" office:value="65.55" calcext:value-type="float">
            <text:p>65.55</text:p>
          </table:table-cell>
          <table:table-cell table:formula="of:=[$'ScSp stats'.R5]" office:value-type="float" office:value="0.18" calcext:value-type="float">
            <text:p>0.18</text:p>
          </table:table-cell>
          <table:table-cell table:formula="of:=[$'ScSp stats'.S5]" office:value-type="float" office:value="25.8622" calcext:value-type="float">
            <text:p>25.8622</text:p>
          </table:table-cell>
          <table:table-cell table:formula="of:=[$'ScSp stats'.W5]" office:value-type="float" office:value="57.4386" calcext:value-type="float">
            <text:p>57.4386</text:p>
          </table:table-cell>
          <table:table-cell table:formula="of:=[$'ScSp stats'.X5]" office:value-type="float" office:value="37.0044" calcext:value-type="float">
            <text:p>37.0044</text:p>
          </table:table-cell>
          <table:table-cell table:formula="of:=[$'ScSp stats'.Y5]" office:value-type="float" office:value="66.0744" calcext:value-type="float">
            <text:p>66.0744</text:p>
          </table:table-cell>
          <table:table-cell table:formula="of:=[$'ScSp stats'.AA5]" office:value-type="float" office:value="0.42" calcext:value-type="float">
            <text:p>0.42</text:p>
          </table:table-cell>
          <table:table-cell table:formula="of:=[$'ScSp stats'.AB5]" office:value-type="float" office:value="28.3686" calcext:value-type="float">
            <text:p>28.3686</text:p>
          </table:table-cell>
          <table:table-cell table:formula="of:=[$'ScSp stats'.AF5]" office:value-type="float" office:value="51.4854" calcext:value-type="float">
            <text:p>51.4854</text:p>
          </table:table-cell>
          <table:table-cell table:formula="of:=[$'ScSp stats'.AG5]" office:value-type="float" office:value="37.0044" calcext:value-type="float">
            <text:p>37.0044</text:p>
          </table:table-cell>
          <table:table-cell table:formula="of:=[$'ScSp stats'.AH5]" office:value-type="float" office:value="62.8176" calcext:value-type="float">
            <text:p>62.8176</text:p>
          </table:table-cell>
          <table:table-cell table:formula="of:=[$'ScSp stats'.AJ5]" office:value-type="float" office:value="0.16" calcext:value-type="float">
            <text:p>0.16</text:p>
          </table:table-cell>
          <table:table-cell table:formula="of:=[$'ScSp stats'.AK5]" office:value-type="float" office:value="25.6722" calcext:value-type="float">
            <text:p>25.6722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ScSp stats'.E6]" office:value-type="float" office:value="69.117" calcext:value-type="float">
            <text:p>69.117</text:p>
          </table:table-cell>
          <table:table-cell table:formula="of:=[$'ScSp stats'.F6]" office:value-type="float" office:value="9.2804" calcext:value-type="float">
            <text:p>9.2804</text:p>
          </table:table-cell>
          <table:table-cell table:formula="of:=[$'ScSp stats'.G6]" office:value-type="float" office:value="61.1432" calcext:value-type="float">
            <text:p>61.1432</text:p>
          </table:table-cell>
          <table:table-cell table:formula="of:=[$'ScSp stats'.I6]" office:value-type="float" office:value="0.07" calcext:value-type="float">
            <text:p>0.07</text:p>
          </table:table-cell>
          <table:table-cell table:formula="of:=[$'ScSp stats'.J6]" office:value-type="float" office:value="17.2542" calcext:value-type="float">
            <text:p>17.2542</text:p>
          </table:table-cell>
          <table:table-cell table:formula="of:=[$'ScSp stats'.N6]" office:value-type="float" office:value="63.0726" calcext:value-type="float">
            <text:p>63.0726</text:p>
          </table:table-cell>
          <table:table-cell table:formula="of:=[$'ScSp stats'.O6]" office:value-type="float" office:value="16.104" calcext:value-type="float">
            <text:p>16.104</text:p>
          </table:table-cell>
          <table:table-cell table:formula="of:=[$'ScSp stats'.P6]" office:value-type="float" office:value="60.8212" calcext:value-type="float">
            <text:p>60.8212</text:p>
          </table:table-cell>
          <table:table-cell table:formula="of:=[$'ScSp stats'.R6]" office:value-type="float" office:value="0.12" calcext:value-type="float">
            <text:p>0.12</text:p>
          </table:table-cell>
          <table:table-cell table:formula="of:=[$'ScSp stats'.S6]" office:value-type="float" office:value="18.3554" calcext:value-type="float">
            <text:p>18.3554</text:p>
          </table:table-cell>
          <table:table-cell table:formula="of:=[$'ScSp stats'.W6]" office:value-type="float" office:value="55.2954" calcext:value-type="float">
            <text:p>55.2954</text:p>
          </table:table-cell>
          <table:table-cell table:formula="of:=[$'ScSp stats'.X6]" office:value-type="float" office:value="25.4508" calcext:value-type="float">
            <text:p>25.4508</text:p>
          </table:table-cell>
          <table:table-cell table:formula="of:=[$'ScSp stats'.Y6]" office:value-type="float" office:value="57.9324" calcext:value-type="float">
            <text:p>57.9324</text:p>
          </table:table-cell>
          <table:table-cell table:formula="of:=[$'ScSp stats'.AA6]" office:value-type="float" office:value="0.14" calcext:value-type="float">
            <text:p>0.14</text:p>
          </table:table-cell>
          <table:table-cell table:formula="of:=[$'ScSp stats'.AB6]" office:value-type="float" office:value="22.8138" calcext:value-type="float">
            <text:p>22.8138</text:p>
          </table:table-cell>
          <table:table-cell table:formula="of:=[$'ScSp stats'.AF6]" office:value-type="float" office:value="41.499" calcext:value-type="float">
            <text:p>41.499</text:p>
          </table:table-cell>
          <table:table-cell table:formula="of:=[$'ScSp stats'.AG6]" office:value-type="float" office:value="36.7388" calcext:value-type="float">
            <text:p>36.7388</text:p>
          </table:table-cell>
          <table:table-cell table:formula="of:=[$'ScSp stats'.AH6]" office:value-type="float" office:value="57.3252" calcext:value-type="float">
            <text:p>57.3252</text:p>
          </table:table-cell>
          <table:table-cell table:formula="of:=[$'ScSp stats'.AJ6]" office:value-type="float" office:value="0.1" calcext:value-type="float">
            <text:p>0.1</text:p>
          </table:table-cell>
          <table:table-cell table:formula="of:=[$'ScSp stats'.AK6]" office:value-type="float" office:value="20.9126" calcext:value-type="float">
            <text:p>20.9126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ScSp stats'.E7]" office:value-type="float" office:value="92.3616" calcext:value-type="float">
            <text:p>92.3616</text:p>
          </table:table-cell>
          <table:table-cell table:formula="of:=[$'ScSp stats'.F7]" office:value-type="float" office:value="10.5918" calcext:value-type="float">
            <text:p>10.5918</text:p>
          </table:table-cell>
          <table:table-cell table:formula="of:=[$'ScSp stats'.G7]" office:value-type="float" office:value="69.9384" calcext:value-type="float">
            <text:p>69.9384</text:p>
          </table:table-cell>
          <table:table-cell table:formula="of:=[$'ScSp stats'.I7]" office:value-type="float" office:value="0.08" calcext:value-type="float">
            <text:p>0.08</text:p>
          </table:table-cell>
          <table:table-cell table:formula="of:=[$'ScSp stats'.J7]" office:value-type="float" office:value="33.015" calcext:value-type="float">
            <text:p>33.015</text:p>
          </table:table-cell>
          <table:table-cell table:formula="of:=[$'ScSp stats'.N7]" office:value-type="float" office:value="83.661" calcext:value-type="float">
            <text:p>83.661</text:p>
          </table:table-cell>
          <table:table-cell table:formula="of:=[$'ScSp stats'.O7]" office:value-type="float" office:value="21.2832" calcext:value-type="float">
            <text:p>21.2832</text:p>
          </table:table-cell>
          <table:table-cell table:formula="of:=[$'ScSp stats'.P7]" office:value-type="float" office:value="70.6008" calcext:value-type="float">
            <text:p>70.6008</text:p>
          </table:table-cell>
          <table:table-cell table:formula="of:=[$'ScSp stats'.R7]" office:value-type="float" office:value="0.08" calcext:value-type="float">
            <text:p>0.08</text:p>
          </table:table-cell>
          <table:table-cell table:formula="of:=[$'ScSp stats'.S7]" office:value-type="float" office:value="34.3434" calcext:value-type="float">
            <text:p>34.3434</text:p>
          </table:table-cell>
          <table:table-cell table:formula="of:=[$'ScSp stats'.W7]" office:value-type="float" office:value="74.322" calcext:value-type="float">
            <text:p>74.322</text:p>
          </table:table-cell>
          <table:table-cell table:formula="of:=[$'ScSp stats'.X7]" office:value-type="float" office:value="22.3124" calcext:value-type="float">
            <text:p>22.3124</text:p>
          </table:table-cell>
          <table:table-cell table:formula="of:=[$'ScSp stats'.Y7]" office:value-type="float" office:value="62.8636" calcext:value-type="float">
            <text:p>62.8636</text:p>
          </table:table-cell>
          <table:table-cell table:formula="of:=[$'ScSp stats'.AA7]" office:value-type="float" office:value="0.1" calcext:value-type="float">
            <text:p>0.1</text:p>
          </table:table-cell>
          <table:table-cell table:formula="of:=[$'ScSp stats'.AB7]" office:value-type="float" office:value="33.7708" calcext:value-type="float">
            <text:p>33.7708</text:p>
          </table:table-cell>
          <table:table-cell table:formula="of:=[$'ScSp stats'.AF7]" office:value-type="float" office:value="64.5498" calcext:value-type="float">
            <text:p>64.5498</text:p>
          </table:table-cell>
          <table:table-cell table:formula="of:=[$'ScSp stats'.AG7]" office:value-type="float" office:value="34.5642" calcext:value-type="float">
            <text:p>34.5642</text:p>
          </table:table-cell>
          <table:table-cell table:formula="of:=[$'ScSp stats'.AH7]" office:value-type="float" office:value="62.698" calcext:value-type="float">
            <text:p>62.698</text:p>
          </table:table-cell>
          <table:table-cell table:formula="of:=[$'ScSp stats'.AJ7]" office:value-type="float" office:value="0.1" calcext:value-type="float">
            <text:p>0.1</text:p>
          </table:table-cell>
          <table:table-cell table:formula="of:=[$'ScSp stats'.AK7]" office:value-type="float" office:value="36.416" calcext:value-type="float">
            <text:p>36.416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ScSp stats'.E8]" office:value-type="float" office:value="83.937" calcext:value-type="float">
            <text:p>83.937</text:p>
          </table:table-cell>
          <table:table-cell table:formula="of:=[$'ScSp stats'.F8]" office:value-type="float" office:value="15.2232" calcext:value-type="float">
            <text:p>15.2232</text:p>
          </table:table-cell>
          <table:table-cell table:formula="of:=[$'ScSp stats'.G8]" office:value-type="float" office:value="81.8248" calcext:value-type="float">
            <text:p>81.8248</text:p>
          </table:table-cell>
          <table:table-cell table:formula="of:=[$'ScSp stats'.I8]" office:value-type="float" office:value="0.08" calcext:value-type="float">
            <text:p>0.08</text:p>
          </table:table-cell>
          <table:table-cell table:formula="of:=[$'ScSp stats'.J8]" office:value-type="float" office:value="17.3354" calcext:value-type="float">
            <text:p>17.3354</text:p>
          </table:table-cell>
          <table:table-cell table:formula="of:=[$'ScSp stats'.N8]" office:value-type="float" office:value="74.5524" calcext:value-type="float">
            <text:p>74.5524</text:p>
          </table:table-cell>
          <table:table-cell table:formula="of:=[$'ScSp stats'.O8]" office:value-type="float" office:value="26.9106" calcext:value-type="float">
            <text:p>26.9106</text:p>
          </table:table-cell>
          <table:table-cell table:formula="of:=[$'ScSp stats'.P8]" office:value-type="float" office:value="80.5" calcext:value-type="float">
            <text:p>80.5</text:p>
          </table:table-cell>
          <table:table-cell table:formula="of:=[$'ScSp stats'.R8]" office:value-type="float" office:value="0.13" calcext:value-type="float">
            <text:p>0.13</text:p>
          </table:table-cell>
          <table:table-cell table:formula="of:=[$'ScSp stats'.S8]" office:value-type="float" office:value="20.963" calcext:value-type="float">
            <text:p>20.963</text:p>
          </table:table-cell>
          <table:table-cell table:formula="of:=[$'ScSp stats'.W8]" office:value-type="float" office:value="63.891" calcext:value-type="float">
            <text:p>63.891</text:p>
          </table:table-cell>
          <table:table-cell table:formula="of:=[$'ScSp stats'.X8]" office:value-type="float" office:value="28.7698" calcext:value-type="float">
            <text:p>28.7698</text:p>
          </table:table-cell>
          <table:table-cell table:formula="of:=[$'ScSp stats'.Y8]" office:value-type="float" office:value="66.5344" calcext:value-type="float">
            <text:p>66.5344</text:p>
          </table:table-cell>
          <table:table-cell table:formula="of:=[$'ScSp stats'.AA8]" office:value-type="float" office:value="0.16" calcext:value-type="float">
            <text:p>0.16</text:p>
          </table:table-cell>
          <table:table-cell table:formula="of:=[$'ScSp stats'.AB8]" office:value-type="float" office:value="26.1264" calcext:value-type="float">
            <text:p>26.1264</text:p>
          </table:table-cell>
          <table:table-cell table:formula="of:=[$'ScSp stats'.AF8]" office:value-type="float" office:value="56.5014" calcext:value-type="float">
            <text:p>56.5014</text:p>
          </table:table-cell>
          <table:table-cell table:formula="of:=[$'ScSp stats'.AG8]" office:value-type="float" office:value="37.5522" calcext:value-type="float">
            <text:p>37.5522</text:p>
          </table:table-cell>
          <table:table-cell table:formula="of:=[$'ScSp stats'.AH8]" office:value-type="float" office:value="68.8068" calcext:value-type="float">
            <text:p>68.8068</text:p>
          </table:table-cell>
          <table:table-cell table:formula="of:=[$'ScSp stats'.AJ8]" office:value-type="float" office:value="0.12" calcext:value-type="float">
            <text:p>0.12</text:p>
          </table:table-cell>
          <table:table-cell table:formula="of:=[$'ScSp stats'.AK8]" office:value-type="float" office:value="25.2468" calcext:value-type="float">
            <text:p>25.2468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ScSp stats'.E9]" office:value-type="float" office:value="76.2876" calcext:value-type="float">
            <text:p>76.2876</text:p>
          </table:table-cell>
          <table:table-cell table:formula="of:=[$'ScSp stats'.F9]" office:value-type="float" office:value="13.3308" calcext:value-type="float">
            <text:p>13.3308</text:p>
          </table:table-cell>
          <table:table-cell table:formula="of:=[$'ScSp stats'.G9]" office:value-type="float" office:value="56.8284" calcext:value-type="float">
            <text:p>56.8284</text:p>
          </table:table-cell>
          <table:table-cell table:formula="of:=[$'ScSp stats'.I9]" office:value-type="float" office:value="0.1" calcext:value-type="float">
            <text:p>0.1</text:p>
          </table:table-cell>
          <table:table-cell table:formula="of:=[$'ScSp stats'.J9]" office:value-type="float" office:value="32.79" calcext:value-type="float">
            <text:p>32.79</text:p>
          </table:table-cell>
          <table:table-cell table:formula="of:=[$'ScSp stats'.N9]" office:value-type="float" office:value="69.9924" calcext:value-type="float">
            <text:p>69.9924</text:p>
          </table:table-cell>
          <table:table-cell table:formula="of:=[$'ScSp stats'.O9]" office:value-type="float" office:value="20.5196" calcext:value-type="float">
            <text:p>20.5196</text:p>
          </table:table-cell>
          <table:table-cell table:formula="of:=[$'ScSp stats'.P9]" office:value-type="float" office:value="58.972" calcext:value-type="float">
            <text:p>58.972</text:p>
          </table:table-cell>
          <table:table-cell table:formula="of:=[$'ScSp stats'.R9]" office:value-type="float" office:value="0.19" calcext:value-type="float">
            <text:p>0.19</text:p>
          </table:table-cell>
          <table:table-cell table:formula="of:=[$'ScSp stats'.S9]" office:value-type="float" office:value="31.54" calcext:value-type="float">
            <text:p>31.54</text:p>
          </table:table-cell>
          <table:table-cell table:formula="of:=[$'ScSp stats'.W9]" office:value-type="float" office:value="61.497" calcext:value-type="float">
            <text:p>61.497</text:p>
          </table:table-cell>
          <table:table-cell table:formula="of:=[$'ScSp stats'.X9]" office:value-type="float" office:value="13.3308" calcext:value-type="float">
            <text:p>13.3308</text:p>
          </table:table-cell>
          <table:table-cell table:formula="of:=[$'ScSp stats'.Y9]" office:value-type="float" office:value="47.288" calcext:value-type="float">
            <text:p>47.288</text:p>
          </table:table-cell>
          <table:table-cell table:formula="of:=[$'ScSp stats'.AA9]" office:value-type="float" office:value="0.15" calcext:value-type="float">
            <text:p>0.15</text:p>
          </table:table-cell>
          <table:table-cell table:formula="of:=[$'ScSp stats'.AB9]" office:value-type="float" office:value="27.5398" calcext:value-type="float">
            <text:p>27.5398</text:p>
          </table:table-cell>
          <table:table-cell table:formula="of:=[$'ScSp stats'.AF9]" office:value-type="float" office:value="58.257" calcext:value-type="float">
            <text:p>58.257</text:p>
          </table:table-cell>
          <table:table-cell table:formula="of:=[$'ScSp stats'.AG9]" office:value-type="float" office:value="13.3308" calcext:value-type="float">
            <text:p>13.3308</text:p>
          </table:table-cell>
          <table:table-cell table:formula="of:=[$'ScSp stats'.AH9]" office:value-type="float" office:value="41.7128" calcext:value-type="float">
            <text:p>41.7128</text:p>
          </table:table-cell>
          <table:table-cell table:formula="of:=[$'ScSp stats'.AJ9]" office:value-type="float" office:value="0.07" calcext:value-type="float">
            <text:p>0.07</text:p>
          </table:table-cell>
          <table:table-cell table:formula="of:=[$'ScSp stats'.AK9]" office:value-type="float" office:value="29.875" calcext:value-type="float">
            <text:p>29.875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ScSp stats'.E10]" office:value-type="float" office:value="67.0536" calcext:value-type="float">
            <text:p>67.0536</text:p>
          </table:table-cell>
          <table:table-cell table:formula="of:=[$'ScSp stats'.F10]" office:value-type="float" office:value="0" calcext:value-type="float">
            <text:p>0</text:p>
          </table:table-cell>
          <table:table-cell table:formula="of:=[$'ScSp stats'.G10]" office:value-type="float" office:value="53.3876" calcext:value-type="float">
            <text:p>53.3876</text:p>
          </table:table-cell>
          <table:table-cell table:formula="of:=[$'ScSp stats'.I10]" office:value-type="float" office:value="0.05" calcext:value-type="float">
            <text:p>0.05</text:p>
          </table:table-cell>
          <table:table-cell table:formula="of:=[$'ScSp stats'.J10]" office:value-type="float" office:value="13.666" calcext:value-type="float">
            <text:p>13.666</text:p>
          </table:table-cell>
          <table:table-cell table:formula="of:=[$'ScSp stats'.N10]" office:value-type="float" office:value="57.5436" calcext:value-type="float">
            <text:p>57.5436</text:p>
          </table:table-cell>
          <table:table-cell table:formula="of:=[$'ScSp stats'.O10]" office:value-type="float" office:value="11.87" calcext:value-type="float">
            <text:p>11.87</text:p>
          </table:table-cell>
          <table:table-cell table:formula="of:=[$'ScSp stats'.P10]" office:value-type="float" office:value="57.2516" calcext:value-type="float">
            <text:p>57.2516</text:p>
          </table:table-cell>
          <table:table-cell table:formula="of:=[$'ScSp stats'.R10]" office:value-type="float" office:value="0.1" calcext:value-type="float">
            <text:p>0.1</text:p>
          </table:table-cell>
          <table:table-cell table:formula="of:=[$'ScSp stats'.S10]" office:value-type="float" office:value="12.162" calcext:value-type="float">
            <text:p>12.162</text:p>
          </table:table-cell>
          <table:table-cell table:formula="of:=[$'ScSp stats'.W10]" office:value-type="float" office:value="51.0546" calcext:value-type="float">
            <text:p>51.0546</text:p>
          </table:table-cell>
          <table:table-cell table:formula="of:=[$'ScSp stats'.X10]" office:value-type="float" office:value="19.341" calcext:value-type="float">
            <text:p>19.341</text:p>
          </table:table-cell>
          <table:table-cell table:formula="of:=[$'ScSp stats'.Y10]" office:value-type="float" office:value="58.0796" calcext:value-type="float">
            <text:p>58.0796</text:p>
          </table:table-cell>
          <table:table-cell table:formula="of:=[$'ScSp stats'.AA10]" office:value-type="float" office:value="0.09" calcext:value-type="float">
            <text:p>0.09</text:p>
          </table:table-cell>
          <table:table-cell table:formula="of:=[$'ScSp stats'.AB10]" office:value-type="float" office:value="12.316" calcext:value-type="float">
            <text:p>12.316</text:p>
          </table:table-cell>
          <table:table-cell table:formula="of:=[$'ScSp stats'.AF10]" office:value-type="float" office:value="42.069" calcext:value-type="float">
            <text:p>42.069</text:p>
          </table:table-cell>
          <table:table-cell table:formula="of:=[$'ScSp stats'.AG10]" office:value-type="float" office:value="19.341" calcext:value-type="float">
            <text:p>19.341</text:p>
          </table:table-cell>
          <table:table-cell table:formula="of:=[$'ScSp stats'.AH10]" office:value-type="float" office:value="50.4896" calcext:value-type="float">
            <text:p>50.4896</text:p>
          </table:table-cell>
          <table:table-cell table:formula="of:=[$'ScSp stats'.AJ10]" office:value-type="float" office:value="0.08" calcext:value-type="float">
            <text:p>0.08</text:p>
          </table:table-cell>
          <table:table-cell table:formula="of:=[$'ScSp stats'.AK10]" office:value-type="float" office:value="10.9204" calcext:value-type="float">
            <text:p>10.9204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ScSp stats'.E11]" office:value-type="float" office:value="89.0328" calcext:value-type="float">
            <text:p>89.0328</text:p>
          </table:table-cell>
          <table:table-cell table:formula="of:=[$'ScSp stats'.F11]" office:value-type="float" office:value="0" calcext:value-type="float">
            <text:p>0</text:p>
          </table:table-cell>
          <table:table-cell table:formula="of:=[$'ScSp stats'.G11]" office:value-type="float" office:value="62.4404" calcext:value-type="float">
            <text:p>62.4404</text:p>
          </table:table-cell>
          <table:table-cell table:formula="of:=[$'ScSp stats'.I11]" office:value-type="float" office:value="0.05" calcext:value-type="float">
            <text:p>0.05</text:p>
          </table:table-cell>
          <table:table-cell table:formula="of:=[$'ScSp stats'.J11]" office:value-type="float" office:value="26.5924" calcext:value-type="float">
            <text:p>26.5924</text:p>
          </table:table-cell>
          <table:table-cell table:formula="of:=[$'ScSp stats'.N11]" office:value-type="float" office:value="80.7084" calcext:value-type="float">
            <text:p>80.7084</text:p>
          </table:table-cell>
          <table:table-cell table:formula="of:=[$'ScSp stats'.O11]" office:value-type="float" office:value="10.1436" calcext:value-type="float">
            <text:p>10.1436</text:p>
          </table:table-cell>
          <table:table-cell table:formula="of:=[$'ScSp stats'.P11]" office:value-type="float" office:value="59.3584" calcext:value-type="float">
            <text:p>59.3584</text:p>
          </table:table-cell>
          <table:table-cell table:formula="of:=[$'ScSp stats'.R11]" office:value-type="float" office:value="0.08" calcext:value-type="float">
            <text:p>0.08</text:p>
          </table:table-cell>
          <table:table-cell table:formula="of:=[$'ScSp stats'.S11]" office:value-type="float" office:value="31.4936" calcext:value-type="float">
            <text:p>31.4936</text:p>
          </table:table-cell>
          <table:table-cell table:formula="of:=[$'ScSp stats'.W11]" office:value-type="float" office:value="68.622" calcext:value-type="float">
            <text:p>68.622</text:p>
          </table:table-cell>
          <table:table-cell table:formula="of:=[$'ScSp stats'.X11]" office:value-type="float" office:value="25.7652" calcext:value-type="float">
            <text:p>25.7652</text:p>
          </table:table-cell>
          <table:table-cell table:formula="of:=[$'ScSp stats'.Y11]" office:value-type="float" office:value="62.8452" calcext:value-type="float">
            <text:p>62.8452</text:p>
          </table:table-cell>
          <table:table-cell table:formula="of:=[$'ScSp stats'.AA11]" office:value-type="float" office:value="0.08" calcext:value-type="float">
            <text:p>0.08</text:p>
          </table:table-cell>
          <table:table-cell table:formula="of:=[$'ScSp stats'.AB11]" office:value-type="float" office:value="31.542" calcext:value-type="float">
            <text:p>31.542</text:p>
          </table:table-cell>
          <table:table-cell table:formula="of:=[$'ScSp stats'.AF11]" office:value-type="float" office:value="62.3382" calcext:value-type="float">
            <text:p>62.3382</text:p>
          </table:table-cell>
          <table:table-cell table:formula="of:=[$'ScSp stats'.AG11]" office:value-type="float" office:value="32.9374" calcext:value-type="float">
            <text:p>32.9374</text:p>
          </table:table-cell>
          <table:table-cell table:formula="of:=[$'ScSp stats'.AH11]" office:value-type="float" office:value="63.3788" calcext:value-type="float">
            <text:p>63.3788</text:p>
          </table:table-cell>
          <table:table-cell table:formula="of:=[$'ScSp stats'.AJ11]" office:value-type="float" office:value="0.06" calcext:value-type="float">
            <text:p>0.06</text:p>
          </table:table-cell>
          <table:table-cell table:formula="of:=[$'ScSp stats'.AK11]" office:value-type="float" office:value="31.8968" calcext:value-type="float">
            <text:p>31.8968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ScSp stats'.E12]" office:value-type="float" office:value="69.0258" calcext:value-type="float">
            <text:p>69.0258</text:p>
          </table:table-cell>
          <table:table-cell table:formula="of:=[$'ScSp stats'.F12]" office:value-type="float" office:value="0" calcext:value-type="float">
            <text:p>0</text:p>
          </table:table-cell>
          <table:table-cell table:formula="of:=[$'ScSp stats'.G12]" office:value-type="float" office:value="50.002" calcext:value-type="float">
            <text:p>50.002</text:p>
          </table:table-cell>
          <table:table-cell table:formula="of:=[$'ScSp stats'.I12]" office:value-type="float" office:value="0.07" calcext:value-type="float">
            <text:p>0.07</text:p>
          </table:table-cell>
          <table:table-cell table:formula="of:=[$'ScSp stats'.J12]" office:value-type="float" office:value="19.0238" calcext:value-type="float">
            <text:p>19.0238</text:p>
          </table:table-cell>
          <table:table-cell table:formula="of:=[$'ScSp stats'.N12]" office:value-type="float" office:value="63.6426" calcext:value-type="float">
            <text:p>63.6426</text:p>
          </table:table-cell>
          <table:table-cell table:formula="of:=[$'ScSp stats'.O12]" office:value-type="float" office:value="5.8608" calcext:value-type="float">
            <text:p>5.8608</text:p>
          </table:table-cell>
          <table:table-cell table:formula="of:=[$'ScSp stats'.P12]" office:value-type="float" office:value="49.5788" calcext:value-type="float">
            <text:p>49.5788</text:p>
          </table:table-cell>
          <table:table-cell table:formula="of:=[$'ScSp stats'.R12]" office:value-type="float" office:value="0.14" calcext:value-type="float">
            <text:p>0.14</text:p>
          </table:table-cell>
          <table:table-cell table:formula="of:=[$'ScSp stats'.S12]" office:value-type="float" office:value="19.9246" calcext:value-type="float">
            <text:p>19.9246</text:p>
          </table:table-cell>
          <table:table-cell table:formula="of:=[$'ScSp stats'.W12]" office:value-type="float" office:value="57.4386" calcext:value-type="float">
            <text:p>57.4386</text:p>
          </table:table-cell>
          <table:table-cell table:formula="of:=[$'ScSp stats'.X12]" office:value-type="float" office:value="7.056" calcext:value-type="float">
            <text:p>7.056</text:p>
          </table:table-cell>
          <table:table-cell table:formula="of:=[$'ScSp stats'.Y12]" office:value-type="float" office:value="40.572" calcext:value-type="float">
            <text:p>40.572</text:p>
          </table:table-cell>
          <table:table-cell table:formula="of:=[$'ScSp stats'.AA12]" office:value-type="float" office:value="0.22" calcext:value-type="float">
            <text:p>0.22</text:p>
          </table:table-cell>
          <table:table-cell table:formula="of:=[$'ScSp stats'.AB12]" office:value-type="float" office:value="23.9226" calcext:value-type="float">
            <text:p>23.9226</text:p>
          </table:table-cell>
          <table:table-cell table:formula="of:=[$'ScSp stats'.AF12]" office:value-type="float" office:value="46.8456" calcext:value-type="float">
            <text:p>46.8456</text:p>
          </table:table-cell>
          <table:table-cell table:formula="of:=[$'ScSp stats'.AG12]" office:value-type="float" office:value="26.3638" calcext:value-type="float">
            <text:p>26.3638</text:p>
          </table:table-cell>
          <table:table-cell table:formula="of:=[$'ScSp stats'.AH12]" office:value-type="float" office:value="55.7888" calcext:value-type="float">
            <text:p>55.7888</text:p>
          </table:table-cell>
          <table:table-cell table:formula="of:=[$'ScSp stats'.AJ12]" office:value-type="float" office:value="0.1" calcext:value-type="float">
            <text:p>0.1</text:p>
          </table:table-cell>
          <table:table-cell table:formula="of:=[$'ScSp stats'.AK12]" office:value-type="float" office:value="17.4206" calcext:value-type="float">
            <text:p>17.4206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ScSp stats'.E13]" office:value-type="float" office:value="115.78" calcext:value-type="float">
            <text:p>115.78</text:p>
          </table:table-cell>
          <table:table-cell table:formula="of:=[$'ScSp stats'.F13]" office:value-type="float" office:value="0" calcext:value-type="float">
            <text:p>0</text:p>
          </table:table-cell>
          <table:table-cell table:formula="of:=[$'ScSp stats'.G13]" office:value-type="float" office:value="71.5668" calcext:value-type="float">
            <text:p>71.5668</text:p>
          </table:table-cell>
          <table:table-cell table:formula="of:=[$'ScSp stats'.I13]" office:value-type="float" office:value="0.16" calcext:value-type="float">
            <text:p>0.16</text:p>
          </table:table-cell>
          <table:table-cell table:formula="of:=[$'ScSp stats'.J13]" office:value-type="float" office:value="44.2128" calcext:value-type="float">
            <text:p>44.2128</text:p>
          </table:table-cell>
          <table:table-cell table:formula="of:=[$'ScSp stats'.N13]" office:value-type="float" office:value="102.656" calcext:value-type="float">
            <text:p>102.656</text:p>
          </table:table-cell>
          <table:table-cell table:formula="of:=[$'ScSp stats'.O13]" office:value-type="float" office:value="17.1322" calcext:value-type="float">
            <text:p>17.1322</text:p>
          </table:table-cell>
          <table:table-cell table:formula="of:=[$'ScSp stats'.P13]" office:value-type="float" office:value="70.0396" calcext:value-type="float">
            <text:p>70.0396</text:p>
          </table:table-cell>
          <table:table-cell table:formula="of:=[$'ScSp stats'.R13]" office:value-type="float" office:value="0.29" calcext:value-type="float">
            <text:p>0.29</text:p>
          </table:table-cell>
          <table:table-cell table:formula="of:=[$'ScSp stats'.S13]" office:value-type="float" office:value="49.7484" calcext:value-type="float">
            <text:p>49.7484</text:p>
          </table:table-cell>
          <table:table-cell table:formula="of:=[$'ScSp stats'.W13]" office:value-type="float" office:value="92.8608" calcext:value-type="float">
            <text:p>92.8608</text:p>
          </table:table-cell>
          <table:table-cell table:formula="of:=[$'ScSp stats'.X13]" office:value-type="float" office:value="29.4172" calcext:value-type="float">
            <text:p>29.4172</text:p>
          </table:table-cell>
          <table:table-cell table:formula="of:=[$'ScSp stats'.Y13]" office:value-type="float" office:value="76.3968" calcext:value-type="float">
            <text:p>76.3968</text:p>
          </table:table-cell>
          <table:table-cell table:formula="of:=[$'ScSp stats'.AA13]" office:value-type="float" office:value="0.29" calcext:value-type="float">
            <text:p>0.29</text:p>
          </table:table-cell>
          <table:table-cell table:formula="of:=[$'ScSp stats'.AB13]" office:value-type="float" office:value="45.8812" calcext:value-type="float">
            <text:p>45.8812</text:p>
          </table:table-cell>
          <table:table-cell table:formula="of:=[$'ScSp stats'.AF13]" office:value-type="float" office:value="81.2076" calcext:value-type="float">
            <text:p>81.2076</text:p>
          </table:table-cell>
          <table:table-cell table:formula="of:=[$'ScSp stats'.AG13]" office:value-type="float" office:value="44.408" calcext:value-type="float">
            <text:p>44.408</text:p>
          </table:table-cell>
          <table:table-cell table:formula="of:=[$'ScSp stats'.AH13]" office:value-type="float" office:value="71.0792" calcext:value-type="float">
            <text:p>71.0792</text:p>
          </table:table-cell>
          <table:table-cell table:formula="of:=[$'ScSp stats'.AJ13]" office:value-type="float" office:value="0.18" calcext:value-type="float">
            <text:p>0.18</text:p>
          </table:table-cell>
          <table:table-cell table:formula="of:=[$'ScSp stats'.AK13]" office:value-type="float" office:value="54.5364" calcext:value-type="float">
            <text:p>54.5364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ScSp stats'.E14]" office:value-type="float" office:value="90.8934" calcext:value-type="float">
            <text:p>90.8934</text:p>
          </table:table-cell>
          <table:table-cell table:formula="of:=[$'ScSp stats'.F14]" office:value-type="float" office:value="11.2724" calcext:value-type="float">
            <text:p>11.2724</text:p>
          </table:table-cell>
          <table:table-cell table:formula="of:=[$'ScSp stats'.G14]" office:value-type="float" office:value="68.5308" calcext:value-type="float">
            <text:p>68.5308</text:p>
          </table:table-cell>
          <table:table-cell table:formula="of:=[$'ScSp stats'.I14]" office:value-type="float" office:value="0.1" calcext:value-type="float">
            <text:p>0.1</text:p>
          </table:table-cell>
          <table:table-cell table:formula="of:=[$'ScSp stats'.J14]" office:value-type="float" office:value="33.635" calcext:value-type="float">
            <text:p>33.635</text:p>
          </table:table-cell>
          <table:table-cell table:formula="of:=[$'ScSp stats'.N14]" office:value-type="float" office:value="84.564" calcext:value-type="float">
            <text:p>84.564</text:p>
          </table:table-cell>
          <table:table-cell table:formula="of:=[$'ScSp stats'.O14]" office:value-type="float" office:value="18.511" calcext:value-type="float">
            <text:p>18.511</text:p>
          </table:table-cell>
          <table:table-cell table:formula="of:=[$'ScSp stats'.P14]" office:value-type="float" office:value="70.3708" calcext:value-type="float">
            <text:p>70.3708</text:p>
          </table:table-cell>
          <table:table-cell table:formula="of:=[$'ScSp stats'.R14]" office:value-type="float" office:value="0.18" calcext:value-type="float">
            <text:p>0.18</text:p>
          </table:table-cell>
          <table:table-cell table:formula="of:=[$'ScSp stats'.S14]" office:value-type="float" office:value="32.7042" calcext:value-type="float">
            <text:p>32.7042</text:p>
          </table:table-cell>
          <table:table-cell table:formula="of:=[$'ScSp stats'.W14]" office:value-type="float" office:value="71.8848" calcext:value-type="float">
            <text:p>71.8848</text:p>
          </table:table-cell>
          <table:table-cell table:formula="of:=[$'ScSp stats'.X14]" office:value-type="float" office:value="34.9958" calcext:value-type="float">
            <text:p>34.9958</text:p>
          </table:table-cell>
          <table:table-cell table:formula="of:=[$'ScSp stats'.Y14]" office:value-type="float" office:value="65.8168" calcext:value-type="float">
            <text:p>65.8168</text:p>
          </table:table-cell>
          <table:table-cell table:formula="of:=[$'ScSp stats'.AA14]" office:value-type="float" office:value="0.18" calcext:value-type="float">
            <text:p>0.18</text:p>
          </table:table-cell>
          <table:table-cell table:formula="of:=[$'ScSp stats'.AB14]" office:value-type="float" office:value="41.0638" calcext:value-type="float">
            <text:p>41.0638</text:p>
          </table:table-cell>
          <table:table-cell table:formula="of:=[$'ScSp stats'.AF14]" office:value-type="float" office:value="57.9858" calcext:value-type="float">
            <text:p>57.9858</text:p>
          </table:table-cell>
          <table:table-cell table:formula="of:=[$'ScSp stats'.AG14]" office:value-type="float" office:value="34.9958" calcext:value-type="float">
            <text:p>34.9958</text:p>
          </table:table-cell>
          <table:table-cell table:formula="of:=[$'ScSp stats'.AH14]" office:value-type="float" office:value="52.7252" calcext:value-type="float">
            <text:p>52.7252</text:p>
          </table:table-cell>
          <table:table-cell table:formula="of:=[$'ScSp stats'.AJ14]" office:value-type="float" office:value="0.14" calcext:value-type="float">
            <text:p>0.14</text:p>
          </table:table-cell>
          <table:table-cell table:formula="of:=[$'ScSp stats'.AK14]" office:value-type="float" office:value="40.2564" calcext:value-type="float">
            <text:p>40.2564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ScSp stats'.E15]" office:value-type="float" office:value="99.2952" calcext:value-type="float">
            <text:p>99.2952</text:p>
          </table:table-cell>
          <table:table-cell table:formula="of:=[$'ScSp stats'.F15]" office:value-type="float" office:value="15.1568" calcext:value-type="float">
            <text:p>15.1568</text:p>
          </table:table-cell>
          <table:table-cell table:formula="of:=[$'ScSp stats'.G15]" office:value-type="float" office:value="111.513" calcext:value-type="float">
            <text:p>111.513</text:p>
          </table:table-cell>
          <table:table-cell table:formula="of:=[$'ScSp stats'.I15]" office:value-type="float" office:value="0.13" calcext:value-type="float">
            <text:p>0.13</text:p>
          </table:table-cell>
          <table:table-cell table:formula="of:=[$'ScSp stats'.J15]" office:value-type="float" office:value="2.9388" calcext:value-type="float">
            <text:p>2.9388</text:p>
          </table:table-cell>
          <table:table-cell table:formula="of:=[$'ScSp stats'.N15]" office:value-type="float" office:value="87.4824" calcext:value-type="float">
            <text:p>87.4824</text:p>
          </table:table-cell>
          <table:table-cell table:formula="of:=[$'ScSp stats'.O15]" office:value-type="float" office:value="30.38" calcext:value-type="float">
            <text:p>30.38</text:p>
          </table:table-cell>
          <table:table-cell table:formula="of:=[$'ScSp stats'.P15]" office:value-type="float" office:value="124.117" calcext:value-type="float">
            <text:p>124.117</text:p>
          </table:table-cell>
          <table:table-cell table:formula="of:=[$'ScSp stats'.R15]" office:value-type="float" office:value="0.23" calcext:value-type="float">
            <text:p>0.23</text:p>
          </table:table-cell>
          <table:table-cell table:formula="of:=[$'ScSp stats'.S15]" office:value-type="float" office:value="-6.2548" calcext:value-type="float">
            <text:p>-6.2548</text:p>
          </table:table-cell>
          <table:table-cell table:formula="of:=[$'ScSp stats'.W15]" office:value-type="float" office:value="81.1872" calcext:value-type="float">
            <text:p>81.1872</text:p>
          </table:table-cell>
          <table:table-cell table:formula="of:=[$'ScSp stats'.X15]" office:value-type="float" office:value="30.38" calcext:value-type="float">
            <text:p>30.38</text:p>
          </table:table-cell>
          <table:table-cell table:formula="of:=[$'ScSp stats'.Y15]" office:value-type="float" office:value="85.4312" calcext:value-type="float">
            <text:p>85.4312</text:p>
          </table:table-cell>
          <table:table-cell table:formula="of:=[$'ScSp stats'.AA15]" office:value-type="float" office:value="0.33" calcext:value-type="float">
            <text:p>0.33</text:p>
          </table:table-cell>
          <table:table-cell table:formula="of:=[$'ScSp stats'.AB15]" office:value-type="float" office:value="26.136" calcext:value-type="float">
            <text:p>26.136</text:p>
          </table:table-cell>
          <table:table-cell table:formula="of:=[$'ScSp stats'.AF15]" office:value-type="float" office:value="69.363" calcext:value-type="float">
            <text:p>69.363</text:p>
          </table:table-cell>
          <table:table-cell table:formula="of:=[$'ScSp stats'.AG15]" office:value-type="float" office:value="30.463" calcext:value-type="float">
            <text:p>30.463</text:p>
          </table:table-cell>
          <table:table-cell table:formula="of:=[$'ScSp stats'.AH15]" office:value-type="float" office:value="78.3196" calcext:value-type="float">
            <text:p>78.3196</text:p>
          </table:table-cell>
          <table:table-cell table:formula="of:=[$'ScSp stats'.AJ15]" office:value-type="float" office:value="0.15" calcext:value-type="float">
            <text:p>0.15</text:p>
          </table:table-cell>
          <table:table-cell table:formula="of:=[$'ScSp stats'.AK15]" office:value-type="float" office:value="21.5064" calcext:value-type="float">
            <text:p>21.5064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ScSp stats'.E16]" office:value-type="float" office:value="96.5022" calcext:value-type="float">
            <text:p>96.5022</text:p>
          </table:table-cell>
          <table:table-cell table:formula="of:=[$'ScSp stats'.F16]" office:value-type="float" office:value="12.5672" calcext:value-type="float">
            <text:p>12.5672</text:p>
          </table:table-cell>
          <table:table-cell table:formula="of:=[$'ScSp stats'.G16]" office:value-type="float" office:value="55.2" calcext:value-type="float">
            <text:p>55.2</text:p>
          </table:table-cell>
          <table:table-cell table:formula="of:=[$'ScSp stats'.I16]" office:value-type="float" office:value="0.1" calcext:value-type="float">
            <text:p>0.1</text:p>
          </table:table-cell>
          <table:table-cell table:formula="of:=[$'ScSp stats'.J16]" office:value-type="float" office:value="53.8694" calcext:value-type="float">
            <text:p>53.8694</text:p>
          </table:table-cell>
          <table:table-cell table:formula="of:=[$'ScSp stats'.N16]" office:value-type="float" office:value="86.0118" calcext:value-type="float">
            <text:p>86.0118</text:p>
          </table:table-cell>
          <table:table-cell table:formula="of:=[$'ScSp stats'.O16]" office:value-type="float" office:value="25.8648" calcext:value-type="float">
            <text:p>25.8648</text:p>
          </table:table-cell>
          <table:table-cell table:formula="of:=[$'ScSp stats'.P16]" office:value-type="float" office:value="58.1532" calcext:value-type="float">
            <text:p>58.1532</text:p>
          </table:table-cell>
          <table:table-cell table:formula="of:=[$'ScSp stats'.R16]" office:value-type="float" office:value="0.15" calcext:value-type="float">
            <text:p>0.15</text:p>
          </table:table-cell>
          <table:table-cell table:formula="of:=[$'ScSp stats'.S16]" office:value-type="float" office:value="53.7234" calcext:value-type="float">
            <text:p>53.7234</text:p>
          </table:table-cell>
          <table:table-cell table:formula="of:=[$'ScSp stats'.W16]" office:value-type="float" office:value="78.7362" calcext:value-type="float">
            <text:p>78.7362</text:p>
          </table:table-cell>
          <table:table-cell table:formula="of:=[$'ScSp stats'.X16]" office:value-type="float" office:value="25.8648" calcext:value-type="float">
            <text:p>25.8648</text:p>
          </table:table-cell>
          <table:table-cell table:formula="of:=[$'ScSp stats'.Y16]" office:value-type="float" office:value="50.3884" calcext:value-type="float">
            <text:p>50.3884</text:p>
          </table:table-cell>
          <table:table-cell table:formula="of:=[$'ScSp stats'.AA16]" office:value-type="float" office:value="0.23" calcext:value-type="float">
            <text:p>0.23</text:p>
          </table:table-cell>
          <table:table-cell table:formula="of:=[$'ScSp stats'.AB16]" office:value-type="float" office:value="54.2126" calcext:value-type="float">
            <text:p>54.2126</text:p>
          </table:table-cell>
          <table:table-cell table:formula="of:=[$'ScSp stats'.AF16]" office:value-type="float" office:value="68.8386" calcext:value-type="float">
            <text:p>68.8386</text:p>
          </table:table-cell>
          <table:table-cell table:formula="of:=[$'ScSp stats'.AG16]" office:value-type="float" office:value="38.2992" calcext:value-type="float">
            <text:p>38.2992</text:p>
          </table:table-cell>
          <table:table-cell table:formula="of:=[$'ScSp stats'.AH16]" office:value-type="float" office:value="55.4116" calcext:value-type="float">
            <text:p>55.4116</text:p>
          </table:table-cell>
          <table:table-cell table:formula="of:=[$'ScSp stats'.AJ16]" office:value-type="float" office:value="0.18" calcext:value-type="float">
            <text:p>0.18</text:p>
          </table:table-cell>
          <table:table-cell table:formula="of:=[$'ScSp stats'.AK16]" office:value-type="float" office:value="51.7262" calcext:value-type="float">
            <text:p>51.7262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ScSp stats'.E17]" office:value-type="float" office:value="89.913" calcext:value-type="float">
            <text:p>89.913</text:p>
          </table:table-cell>
          <table:table-cell table:formula="of:=[$'ScSp stats'.F17]" office:value-type="float" office:value="13.945" calcext:value-type="float">
            <text:p>13.945</text:p>
          </table:table-cell>
          <table:table-cell table:formula="of:=[$'ScSp stats'.G17]" office:value-type="float" office:value="66.0376" calcext:value-type="float">
            <text:p>66.0376</text:p>
          </table:table-cell>
          <table:table-cell table:formula="of:=[$'ScSp stats'.I17]" office:value-type="float" office:value="0.09" calcext:value-type="float">
            <text:p>0.09</text:p>
          </table:table-cell>
          <table:table-cell table:formula="of:=[$'ScSp stats'.J17]" office:value-type="float" office:value="37.8204" calcext:value-type="float">
            <text:p>37.8204</text:p>
          </table:table-cell>
          <table:table-cell table:formula="of:=[$'ScSp stats'.N17]" office:value-type="float" office:value="82.8312" calcext:value-type="float">
            <text:p>82.8312</text:p>
          </table:table-cell>
          <table:table-cell table:formula="of:=[$'ScSp stats'.O17]" office:value-type="float" office:value="22.2792" calcext:value-type="float">
            <text:p>22.2792</text:p>
          </table:table-cell>
          <table:table-cell table:formula="of:=[$'ScSp stats'.P17]" office:value-type="float" office:value="68.5584" calcext:value-type="float">
            <text:p>68.5584</text:p>
          </table:table-cell>
          <table:table-cell table:formula="of:=[$'ScSp stats'.R17]" office:value-type="float" office:value="0.14" calcext:value-type="float">
            <text:p>0.14</text:p>
          </table:table-cell>
          <table:table-cell table:formula="of:=[$'ScSp stats'.S17]" office:value-type="float" office:value="36.552" calcext:value-type="float">
            <text:p>36.552</text:p>
          </table:table-cell>
          <table:table-cell table:formula="of:=[$'ScSp stats'.W17]" office:value-type="float" office:value="71.3376" calcext:value-type="float">
            <text:p>71.3376</text:p>
          </table:table-cell>
          <table:table-cell table:formula="of:=[$'ScSp stats'.X17]" office:value-type="float" office:value="37.0376" calcext:value-type="float">
            <text:p>37.0376</text:p>
          </table:table-cell>
          <table:table-cell table:formula="of:=[$'ScSp stats'.Y17]" office:value-type="float" office:value="78.1448" calcext:value-type="float">
            <text:p>78.1448</text:p>
          </table:table-cell>
          <table:table-cell table:formula="of:=[$'ScSp stats'.AA17]" office:value-type="float" office:value="0.15" calcext:value-type="float">
            <text:p>0.15</text:p>
          </table:table-cell>
          <table:table-cell table:formula="of:=[$'ScSp stats'.AB17]" office:value-type="float" office:value="30.2304" calcext:value-type="float">
            <text:p>30.2304</text:p>
          </table:table-cell>
          <table:table-cell table:formula="of:=[$'ScSp stats'.AF17]" office:value-type="float" office:value="62.8308" calcext:value-type="float">
            <text:p>62.8308</text:p>
          </table:table-cell>
          <table:table-cell table:formula="of:=[$'ScSp stats'.AG17]" office:value-type="float" office:value="37.0376" calcext:value-type="float">
            <text:p>37.0376</text:p>
          </table:table-cell>
          <table:table-cell table:formula="of:=[$'ScSp stats'.AH17]" office:value-type="float" office:value="71.6128" calcext:value-type="float">
            <text:p>71.6128</text:p>
          </table:table-cell>
          <table:table-cell table:formula="of:=[$'ScSp stats'.AJ17]" office:value-type="float" office:value="0.2" calcext:value-type="float">
            <text:p>0.2</text:p>
          </table:table-cell>
          <table:table-cell table:formula="of:=[$'ScSp stats'.AK17]" office:value-type="float" office:value="28.2556" calcext:value-type="float">
            <text:p>28.2556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ScSp stats'.E18]" office:value-type="float" office:value="105.953" calcext:value-type="float">
            <text:p>105.953</text:p>
          </table:table-cell>
          <table:table-cell table:formula="of:=[$'ScSp stats'.F18]" office:value-type="float" office:value="10.6084" calcext:value-type="float">
            <text:p>10.6084</text:p>
          </table:table-cell>
          <table:table-cell table:formula="of:=[$'ScSp stats'.G18]" office:value-type="float" office:value="74.0876" calcext:value-type="float">
            <text:p>74.0876</text:p>
          </table:table-cell>
          <table:table-cell table:formula="of:=[$'ScSp stats'.I18]" office:value-type="float" office:value="0.06" calcext:value-type="float">
            <text:p>0.06</text:p>
          </table:table-cell>
          <table:table-cell table:formula="of:=[$'ScSp stats'.J18]" office:value-type="float" office:value="42.4736" calcext:value-type="float">
            <text:p>42.4736</text:p>
          </table:table-cell>
          <table:table-cell table:formula="of:=[$'ScSp stats'.N18]" office:value-type="float" office:value="94.2426" calcext:value-type="float">
            <text:p>94.2426</text:p>
          </table:table-cell>
          <table:table-cell table:formula="of:=[$'ScSp stats'.O18]" office:value-type="float" office:value="25.6822" calcext:value-type="float">
            <text:p>25.6822</text:p>
          </table:table-cell>
          <table:table-cell table:formula="of:=[$'ScSp stats'.P18]" office:value-type="float" office:value="75.7436" calcext:value-type="float">
            <text:p>75.7436</text:p>
          </table:table-cell>
          <table:table-cell table:formula="of:=[$'ScSp stats'.R18]" office:value-type="float" office:value="0.11" calcext:value-type="float">
            <text:p>0.11</text:p>
          </table:table-cell>
          <table:table-cell table:formula="of:=[$'ScSp stats'.S18]" office:value-type="float" office:value="44.1812" calcext:value-type="float">
            <text:p>44.1812</text:p>
          </table:table-cell>
          <table:table-cell table:formula="of:=[$'ScSp stats'.W18]" office:value-type="float" office:value="83.1024" calcext:value-type="float">
            <text:p>83.1024</text:p>
          </table:table-cell>
          <table:table-cell table:formula="of:=[$'ScSp stats'.X18]" office:value-type="float" office:value="39.926" calcext:value-type="float">
            <text:p>39.926</text:p>
          </table:table-cell>
          <table:table-cell table:formula="of:=[$'ScSp stats'.Y18]" office:value-type="float" office:value="80.3344" calcext:value-type="float">
            <text:p>80.3344</text:p>
          </table:table-cell>
          <table:table-cell table:formula="of:=[$'ScSp stats'.AA18]" office:value-type="float" office:value="0.17" calcext:value-type="float">
            <text:p>0.17</text:p>
          </table:table-cell>
          <table:table-cell table:formula="of:=[$'ScSp stats'.AB18]" office:value-type="float" office:value="42.694" calcext:value-type="float">
            <text:p>42.694</text:p>
          </table:table-cell>
          <table:table-cell table:formula="of:=[$'ScSp stats'.AF18]" office:value-type="float" office:value="73.182" calcext:value-type="float">
            <text:p>73.182</text:p>
          </table:table-cell>
          <table:table-cell table:formula="of:=[$'ScSp stats'.AG18]" office:value-type="float" office:value="52.3936" calcext:value-type="float">
            <text:p>52.3936</text:p>
          </table:table-cell>
          <table:table-cell table:formula="of:=[$'ScSp stats'.AH18]" office:value-type="float" office:value="86.5352" calcext:value-type="float">
            <text:p>86.5352</text:p>
          </table:table-cell>
          <table:table-cell table:formula="of:=[$'ScSp stats'.AJ18]" office:value-type="float" office:value="0.14" calcext:value-type="float">
            <text:p>0.14</text:p>
          </table:table-cell>
          <table:table-cell table:formula="of:=[$'ScSp stats'.AK18]" office:value-type="float" office:value="39.0404" calcext:value-type="float">
            <text:p>39.0404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ScSp stats'.E19]" office:value-type="float" office:value="88.5906" calcext:value-type="float">
            <text:p>88.5906</text:p>
          </table:table-cell>
          <table:table-cell table:formula="of:=[$'ScSp stats'.F19]" office:value-type="float" office:value="8.7326" calcext:value-type="float">
            <text:p>8.7326</text:p>
          </table:table-cell>
          <table:table-cell table:formula="of:=[$'ScSp stats'.G19]" office:value-type="float" office:value="62.2012" calcext:value-type="float">
            <text:p>62.2012</text:p>
          </table:table-cell>
          <table:table-cell table:formula="of:=[$'ScSp stats'.I19]" office:value-type="float" office:value="0.14" calcext:value-type="float">
            <text:p>0.14</text:p>
          </table:table-cell>
          <table:table-cell table:formula="of:=[$'ScSp stats'.J19]" office:value-type="float" office:value="35.122" calcext:value-type="float">
            <text:p>35.122</text:p>
          </table:table-cell>
          <table:table-cell table:formula="of:=[$'ScSp stats'.N19]" office:value-type="float" office:value="81.0528" calcext:value-type="float">
            <text:p>81.0528</text:p>
          </table:table-cell>
          <table:table-cell table:formula="of:=[$'ScSp stats'.O19]" office:value-type="float" office:value="17.7308" calcext:value-type="float">
            <text:p>17.7308</text:p>
          </table:table-cell>
          <table:table-cell table:formula="of:=[$'ScSp stats'.P19]" office:value-type="float" office:value="67.0036" calcext:value-type="float">
            <text:p>67.0036</text:p>
          </table:table-cell>
          <table:table-cell table:formula="of:=[$'ScSp stats'.R19]" office:value-type="float" office:value="0.16" calcext:value-type="float">
            <text:p>0.16</text:p>
          </table:table-cell>
          <table:table-cell table:formula="of:=[$'ScSp stats'.S19]" office:value-type="float" office:value="31.78" calcext:value-type="float">
            <text:p>31.78</text:p>
          </table:table-cell>
          <table:table-cell table:formula="of:=[$'ScSp stats'.W19]" office:value-type="float" office:value="70.0152" calcext:value-type="float">
            <text:p>70.0152</text:p>
          </table:table-cell>
          <table:table-cell table:formula="of:=[$'ScSp stats'.X19]" office:value-type="float" office:value="31.8252" calcext:value-type="float">
            <text:p>31.8252</text:p>
          </table:table-cell>
          <table:table-cell table:formula="of:=[$'ScSp stats'.Y19]" office:value-type="float" office:value="79.6536" calcext:value-type="float">
            <text:p>79.6536</text:p>
          </table:table-cell>
          <table:table-cell table:formula="of:=[$'ScSp stats'.AA19]" office:value-type="float" office:value="0.24" calcext:value-type="float">
            <text:p>0.24</text:p>
          </table:table-cell>
          <table:table-cell table:formula="of:=[$'ScSp stats'.AB19]" office:value-type="float" office:value="22.1868" calcext:value-type="float">
            <text:p>22.1868</text:p>
          </table:table-cell>
          <table:table-cell table:formula="of:=[$'ScSp stats'.AF19]" office:value-type="float" office:value="59.7984" calcext:value-type="float">
            <text:p>59.7984</text:p>
          </table:table-cell>
          <table:table-cell table:formula="of:=[$'ScSp stats'.AG19]" office:value-type="float" office:value="12.8992" calcext:value-type="float">
            <text:p>12.8992</text:p>
          </table:table-cell>
          <table:table-cell table:formula="of:=[$'ScSp stats'.AH19]" office:value-type="float" office:value="51.5844" calcext:value-type="float">
            <text:p>51.5844</text:p>
          </table:table-cell>
          <table:table-cell table:formula="of:=[$'ScSp stats'.AJ19]" office:value-type="float" office:value="0.25" calcext:value-type="float">
            <text:p>0.25</text:p>
          </table:table-cell>
          <table:table-cell table:formula="of:=[$'ScSp stats'.AK19]" office:value-type="float" office:value="21.1132" calcext:value-type="float">
            <text:p>21.1132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ScSp stats'.E20]" office:value-type="float" office:value="79.5162" calcext:value-type="float">
            <text:p>79.5162</text:p>
          </table:table-cell>
          <table:table-cell table:formula="of:=[$'ScSp stats'.F20]" office:value-type="float" office:value="11.455" calcext:value-type="float">
            <text:p>11.455</text:p>
          </table:table-cell>
          <table:table-cell table:formula="of:=[$'ScSp stats'.G20]" office:value-type="float" office:value="76.3416" calcext:value-type="float">
            <text:p>76.3416</text:p>
          </table:table-cell>
          <table:table-cell table:formula="of:=[$'ScSp stats'.I20]" office:value-type="float" office:value="0.13" calcext:value-type="float">
            <text:p>0.13</text:p>
          </table:table-cell>
          <table:table-cell table:formula="of:=[$'ScSp stats'.J20]" office:value-type="float" office:value="14.6296" calcext:value-type="float">
            <text:p>14.6296</text:p>
          </table:table-cell>
          <table:table-cell table:formula="of:=[$'ScSp stats'.N20]" office:value-type="float" office:value="73.563" calcext:value-type="float">
            <text:p>73.563</text:p>
          </table:table-cell>
          <table:table-cell table:formula="of:=[$'ScSp stats'.O20]" office:value-type="float" office:value="18.1458" calcext:value-type="float">
            <text:p>18.1458</text:p>
          </table:table-cell>
          <table:table-cell table:formula="of:=[$'ScSp stats'.P20]" office:value-type="float" office:value="75.716" calcext:value-type="float">
            <text:p>75.716</text:p>
          </table:table-cell>
          <table:table-cell table:formula="of:=[$'ScSp stats'.R20]" office:value-type="float" office:value="0.11" calcext:value-type="float">
            <text:p>0.11</text:p>
          </table:table-cell>
          <table:table-cell table:formula="of:=[$'ScSp stats'.S20]" office:value-type="float" office:value="15.9928" calcext:value-type="float">
            <text:p>15.9928</text:p>
          </table:table-cell>
          <table:table-cell table:formula="of:=[$'ScSp stats'.W20]" office:value-type="float" office:value="67.4502" calcext:value-type="float">
            <text:p>67.4502</text:p>
          </table:table-cell>
          <table:table-cell table:formula="of:=[$'ScSp stats'.X20]" office:value-type="float" office:value="18.1458" calcext:value-type="float">
            <text:p>18.1458</text:p>
          </table:table-cell>
          <table:table-cell table:formula="of:=[$'ScSp stats'.Y20]" office:value-type="float" office:value="65.136" calcext:value-type="float">
            <text:p>65.136</text:p>
          </table:table-cell>
          <table:table-cell table:formula="of:=[$'ScSp stats'.AA20]" office:value-type="float" office:value="0.23" calcext:value-type="float">
            <text:p>0.23</text:p>
          </table:table-cell>
          <table:table-cell table:formula="of:=[$'ScSp stats'.AB20]" office:value-type="float" office:value="20.46" calcext:value-type="float">
            <text:p>20.46</text:p>
          </table:table-cell>
          <table:table-cell table:formula="of:=[$'ScSp stats'.AF20]" office:value-type="float" office:value="60.9156" calcext:value-type="float">
            <text:p>60.9156</text:p>
          </table:table-cell>
          <table:table-cell table:formula="of:=[$'ScSp stats'.AG20]" office:value-type="float" office:value="6.6908" calcext:value-type="float">
            <text:p>6.6908</text:p>
          </table:table-cell>
          <table:table-cell table:formula="of:=[$'ScSp stats'.AH20]" office:value-type="float" office:value="55.6876" calcext:value-type="float">
            <text:p>55.6876</text:p>
          </table:table-cell>
          <table:table-cell table:formula="of:=[$'ScSp stats'.AJ20]" office:value-type="float" office:value="0.22" calcext:value-type="float">
            <text:p>0.22</text:p>
          </table:table-cell>
          <table:table-cell table:formula="of:=[$'ScSp stats'.AK20]" office:value-type="float" office:value="11.9188" calcext:value-type="float">
            <text:p>11.9188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ScSp stats'.E21]" office:value-type="float" office:value="88.6704" calcext:value-type="float">
            <text:p>88.6704</text:p>
          </table:table-cell>
          <table:table-cell table:formula="of:=[$'ScSp stats'.F21]" office:value-type="float" office:value="0" calcext:value-type="float">
            <text:p>0</text:p>
          </table:table-cell>
          <table:table-cell table:formula="of:=[$'ScSp stats'.G21]" office:value-type="float" office:value="49.2384" calcext:value-type="float">
            <text:p>49.2384</text:p>
          </table:table-cell>
          <table:table-cell table:formula="of:=[$'ScSp stats'.I21]" office:value-type="float" office:value="0.08" calcext:value-type="float">
            <text:p>0.08</text:p>
          </table:table-cell>
          <table:table-cell table:formula="of:=[$'ScSp stats'.J21]" office:value-type="float" office:value="39.432" calcext:value-type="float">
            <text:p>39.432</text:p>
          </table:table-cell>
          <table:table-cell table:formula="of:=[$'ScSp stats'.N21]" office:value-type="float" office:value="83.1162" calcext:value-type="float">
            <text:p>83.1162</text:p>
          </table:table-cell>
          <table:table-cell table:formula="of:=[$'ScSp stats'.O21]" office:value-type="float" office:value="6.1098" calcext:value-type="float">
            <text:p>6.1098</text:p>
          </table:table-cell>
          <table:table-cell table:formula="of:=[$'ScSp stats'.P21]" office:value-type="float" office:value="48.9164" calcext:value-type="float">
            <text:p>48.9164</text:p>
          </table:table-cell>
          <table:table-cell table:formula="of:=[$'ScSp stats'.R21]" office:value-type="float" office:value="0.13" calcext:value-type="float">
            <text:p>0.13</text:p>
          </table:table-cell>
          <table:table-cell table:formula="of:=[$'ScSp stats'.S21]" office:value-type="float" office:value="40.3096" calcext:value-type="float">
            <text:p>40.3096</text:p>
          </table:table-cell>
          <table:table-cell table:formula="of:=[$'ScSp stats'.W21]" office:value-type="float" office:value="75.852" calcext:value-type="float">
            <text:p>75.852</text:p>
          </table:table-cell>
          <table:table-cell table:formula="of:=[$'ScSp stats'.X21]" office:value-type="float" office:value="6.1098" calcext:value-type="float">
            <text:p>6.1098</text:p>
          </table:table-cell>
          <table:table-cell table:formula="of:=[$'ScSp stats'.Y21]" office:value-type="float" office:value="45.2548" calcext:value-type="float">
            <text:p>45.2548</text:p>
          </table:table-cell>
          <table:table-cell table:formula="of:=[$'ScSp stats'.AA21]" office:value-type="float" office:value="0.15" calcext:value-type="float">
            <text:p>0.15</text:p>
          </table:table-cell>
          <table:table-cell table:formula="of:=[$'ScSp stats'.AB21]" office:value-type="float" office:value="36.707" calcext:value-type="float">
            <text:p>36.707</text:p>
          </table:table-cell>
          <table:table-cell table:formula="of:=[$'ScSp stats'.AF21]" office:value-type="float" office:value="63.4806" calcext:value-type="float">
            <text:p>63.4806</text:p>
          </table:table-cell>
          <table:table-cell table:formula="of:=[$'ScSp stats'.AG21]" office:value-type="float" office:value="22.1464" calcext:value-type="float">
            <text:p>22.1464</text:p>
          </table:table-cell>
          <table:table-cell table:formula="of:=[$'ScSp stats'.AH21]" office:value-type="float" office:value="44.9696" calcext:value-type="float">
            <text:p>44.9696</text:p>
          </table:table-cell>
          <table:table-cell table:formula="of:=[$'ScSp stats'.AJ21]" office:value-type="float" office:value="0.17" calcext:value-type="float">
            <text:p>0.17</text:p>
          </table:table-cell>
          <table:table-cell table:formula="of:=[$'ScSp stats'.AK21]" office:value-type="float" office:value="40.6574" calcext:value-type="float">
            <text:p>40.6574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ScSp stats'.E22]" office:value-type="float" office:value="94.302" calcext:value-type="float">
            <text:p>94.302</text:p>
          </table:table-cell>
          <table:table-cell table:formula="of:=[$'ScSp stats'.F22]" office:value-type="float" office:value="0" calcext:value-type="float">
            <text:p>0</text:p>
          </table:table-cell>
          <table:table-cell table:formula="of:=[$'ScSp stats'.G22]" office:value-type="float" office:value="50.3424" calcext:value-type="float">
            <text:p>50.3424</text:p>
          </table:table-cell>
          <table:table-cell table:formula="of:=[$'ScSp stats'.I22]" office:value-type="float" office:value="0.16" calcext:value-type="float">
            <text:p>0.16</text:p>
          </table:table-cell>
          <table:table-cell table:formula="of:=[$'ScSp stats'.J22]" office:value-type="float" office:value="43.9596" calcext:value-type="float">
            <text:p>43.9596</text:p>
          </table:table-cell>
          <table:table-cell table:formula="of:=[$'ScSp stats'.N22]" office:value-type="float" office:value="84.4386" calcext:value-type="float">
            <text:p>84.4386</text:p>
          </table:table-cell>
          <table:table-cell table:formula="of:=[$'ScSp stats'.O22]" office:value-type="float" office:value="12.3846" calcext:value-type="float">
            <text:p>12.3846</text:p>
          </table:table-cell>
          <table:table-cell table:formula="of:=[$'ScSp stats'.P22]" office:value-type="float" office:value="51.1612" calcext:value-type="float">
            <text:p>51.1612</text:p>
          </table:table-cell>
          <table:table-cell table:formula="of:=[$'ScSp stats'.R22]" office:value-type="float" office:value="0.26" calcext:value-type="float">
            <text:p>0.26</text:p>
          </table:table-cell>
          <table:table-cell table:formula="of:=[$'ScSp stats'.S22]" office:value-type="float" office:value="45.662" calcext:value-type="float">
            <text:p>45.662</text:p>
          </table:table-cell>
          <table:table-cell table:formula="of:=[$'ScSp stats'.W22]" office:value-type="float" office:value="74.256" calcext:value-type="float">
            <text:p>74.256</text:p>
          </table:table-cell>
          <table:table-cell table:formula="of:=[$'ScSp stats'.X22]" office:value-type="float" office:value="25.234" calcext:value-type="float">
            <text:p>25.234</text:p>
          </table:table-cell>
          <table:table-cell table:formula="of:=[$'ScSp stats'.Y22]" office:value-type="float" office:value="49.7444" calcext:value-type="float">
            <text:p>49.7444</text:p>
          </table:table-cell>
          <table:table-cell table:formula="of:=[$'ScSp stats'.AA22]" office:value-type="float" office:value="0.19" calcext:value-type="float">
            <text:p>0.19</text:p>
          </table:table-cell>
          <table:table-cell table:formula="of:=[$'ScSp stats'.AB22]" office:value-type="float" office:value="49.7456" calcext:value-type="float">
            <text:p>49.7456</text:p>
          </table:table-cell>
          <table:table-cell table:formula="of:=[$'ScSp stats'.AF22]" office:value-type="float" office:value="63.2754" calcext:value-type="float">
            <text:p>63.2754</text:p>
          </table:table-cell>
          <table:table-cell table:formula="of:=[$'ScSp stats'.AG22]" office:value-type="float" office:value="39.2454" calcext:value-type="float">
            <text:p>39.2454</text:p>
          </table:table-cell>
          <table:table-cell table:formula="of:=[$'ScSp stats'.AH22]" office:value-type="float" office:value="57.9232" calcext:value-type="float">
            <text:p>57.9232</text:p>
          </table:table-cell>
          <table:table-cell table:formula="of:=[$'ScSp stats'.AJ22]" office:value-type="float" office:value="0.18" calcext:value-type="float">
            <text:p>0.18</text:p>
          </table:table-cell>
          <table:table-cell table:formula="of:=[$'ScSp stats'.AK22]" office:value-type="float" office:value="44.5976" calcext:value-type="float">
            <text:p>44.5976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ScSp stats'.E23]" office:value-type="float" office:value="100.449" calcext:value-type="float">
            <text:p>100.449</text:p>
          </table:table-cell>
          <table:table-cell table:formula="of:=[$'ScSp stats'.F23]" office:value-type="float" office:value="6.6908" calcext:value-type="float">
            <text:p>6.6908</text:p>
          </table:table-cell>
          <table:table-cell table:formula="of:=[$'ScSp stats'.G23]" office:value-type="float" office:value="86.4524" calcext:value-type="float">
            <text:p>86.4524</text:p>
          </table:table-cell>
          <table:table-cell table:formula="of:=[$'ScSp stats'.I23]" office:value-type="float" office:value="0.14" calcext:value-type="float">
            <text:p>0.14</text:p>
          </table:table-cell>
          <table:table-cell table:formula="of:=[$'ScSp stats'.J23]" office:value-type="float" office:value="20.6874" calcext:value-type="float">
            <text:p>20.6874</text:p>
          </table:table-cell>
          <table:table-cell table:formula="of:=[$'ScSp stats'.N23]" office:value-type="float" office:value="93.8574" calcext:value-type="float">
            <text:p>93.8574</text:p>
          </table:table-cell>
          <table:table-cell table:formula="of:=[$'ScSp stats'.O23]" office:value-type="float" office:value="14.3112" calcext:value-type="float">
            <text:p>14.3112</text:p>
          </table:table-cell>
          <table:table-cell table:formula="of:=[$'ScSp stats'.P23]" office:value-type="float" office:value="86.388" calcext:value-type="float">
            <text:p>86.388</text:p>
          </table:table-cell>
          <table:table-cell table:formula="of:=[$'ScSp stats'.R23]" office:value-type="float" office:value="0.18" calcext:value-type="float">
            <text:p>0.18</text:p>
          </table:table-cell>
          <table:table-cell table:formula="of:=[$'ScSp stats'.S23]" office:value-type="float" office:value="21.7806" calcext:value-type="float">
            <text:p>21.7806</text:p>
          </table:table-cell>
          <table:table-cell table:formula="of:=[$'ScSp stats'.W23]" office:value-type="float" office:value="81.5772" calcext:value-type="float">
            <text:p>81.5772</text:p>
          </table:table-cell>
          <table:table-cell table:formula="of:=[$'ScSp stats'.X23]" office:value-type="float" office:value="23.5242" calcext:value-type="float">
            <text:p>23.5242</text:p>
          </table:table-cell>
          <table:table-cell table:formula="of:=[$'ScSp stats'.Y23]" office:value-type="float" office:value="85.4128" calcext:value-type="float">
            <text:p>85.4128</text:p>
          </table:table-cell>
          <table:table-cell table:formula="of:=[$'ScSp stats'.AA23]" office:value-type="float" office:value="0.28" calcext:value-type="float">
            <text:p>0.28</text:p>
          </table:table-cell>
          <table:table-cell table:formula="of:=[$'ScSp stats'.AB23]" office:value-type="float" office:value="19.6886" calcext:value-type="float">
            <text:p>19.6886</text:p>
          </table:table-cell>
          <table:table-cell table:formula="of:=[$'ScSp stats'.AF23]" office:value-type="float" office:value="64.8714" calcext:value-type="float">
            <text:p>64.8714</text:p>
          </table:table-cell>
          <table:table-cell table:formula="of:=[$'ScSp stats'.AG23]" office:value-type="float" office:value="22.5946" calcext:value-type="float">
            <text:p>22.5946</text:p>
          </table:table-cell>
          <table:table-cell table:formula="of:=[$'ScSp stats'.AH23]" office:value-type="float" office:value="66.9024" calcext:value-type="float">
            <text:p>66.9024</text:p>
          </table:table-cell>
          <table:table-cell table:formula="of:=[$'ScSp stats'.AJ23]" office:value-type="float" office:value="0.18" calcext:value-type="float">
            <text:p>0.18</text:p>
          </table:table-cell>
          <table:table-cell table:formula="of:=[$'ScSp stats'.AK23]" office:value-type="float" office:value="20.5636" calcext:value-type="float">
            <text:p>20.5636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ScSp stats'.E24]" office:value-type="float" office:value="95.6724" calcext:value-type="float">
            <text:p>95.6724</text:p>
          </table:table-cell>
          <table:table-cell table:formula="of:=[$'ScSp stats'.F24]" office:value-type="float" office:value="12.0194" calcext:value-type="float">
            <text:p>12.0194</text:p>
          </table:table-cell>
          <table:table-cell table:formula="of:=[$'ScSp stats'.G24]" office:value-type="float" office:value="87.7312" calcext:value-type="float">
            <text:p>87.7312</text:p>
          </table:table-cell>
          <table:table-cell table:formula="of:=[$'ScSp stats'.I24]" office:value-type="float" office:value="0.15" calcext:value-type="float">
            <text:p>0.15</text:p>
          </table:table-cell>
          <table:table-cell table:formula="of:=[$'ScSp stats'.J24]" office:value-type="float" office:value="19.9606" calcext:value-type="float">
            <text:p>19.9606</text:p>
          </table:table-cell>
          <table:table-cell table:formula="of:=[$'ScSp stats'.N24]" office:value-type="float" office:value="84.84" calcext:value-type="float">
            <text:p>84.84</text:p>
          </table:table-cell>
          <table:table-cell table:formula="of:=[$'ScSp stats'.O24]" office:value-type="float" office:value="13.7956" calcext:value-type="float">
            <text:p>13.7956</text:p>
          </table:table-cell>
          <table:table-cell table:formula="of:=[$'ScSp stats'.P24]" office:value-type="float" office:value="78.1448" calcext:value-type="float">
            <text:p>78.1448</text:p>
          </table:table-cell>
          <table:table-cell table:formula="of:=[$'ScSp stats'.R24]" office:value-type="float" office:value="0.32" calcext:value-type="float">
            <text:p>0.32</text:p>
          </table:table-cell>
          <table:table-cell table:formula="of:=[$'ScSp stats'.S24]" office:value-type="float" office:value="20.4908" calcext:value-type="float">
            <text:p>20.4908</text:p>
          </table:table-cell>
          <table:table-cell table:formula="of:=[$'ScSp stats'.W24]" office:value-type="float" office:value="76.3446" calcext:value-type="float">
            <text:p>76.3446</text:p>
          </table:table-cell>
          <table:table-cell table:formula="of:=[$'ScSp stats'.X24]" office:value-type="float" office:value="24.1882" calcext:value-type="float">
            <text:p>24.1882</text:p>
          </table:table-cell>
          <table:table-cell table:formula="of:=[$'ScSp stats'.Y24]" office:value-type="float" office:value="75.44" calcext:value-type="float">
            <text:p>75.44</text:p>
          </table:table-cell>
          <table:table-cell table:formula="of:=[$'ScSp stats'.AA24]" office:value-type="float" office:value="0.28" calcext:value-type="float">
            <text:p>0.28</text:p>
          </table:table-cell>
          <table:table-cell table:formula="of:=[$'ScSp stats'.AB24]" office:value-type="float" office:value="25.0928" calcext:value-type="float">
            <text:p>25.0928</text:p>
          </table:table-cell>
          <table:table-cell table:formula="of:=[$'ScSp stats'.AF24]" office:value-type="float" office:value="64.4496" calcext:value-type="float">
            <text:p>64.4496</text:p>
          </table:table-cell>
          <table:table-cell table:formula="of:=[$'ScSp stats'.AG24]" office:value-type="float" office:value="37.5532" calcext:value-type="float">
            <text:p>37.5532</text:p>
          </table:table-cell>
          <table:table-cell table:formula="of:=[$'ScSp stats'.AH24]" office:value-type="float" office:value="76.6176" calcext:value-type="float">
            <text:p>76.6176</text:p>
          </table:table-cell>
          <table:table-cell table:formula="of:=[$'ScSp stats'.AJ24]" office:value-type="float" office:value="0.34" calcext:value-type="float">
            <text:p>0.34</text:p>
          </table:table-cell>
          <table:table-cell table:formula="of:=[$'ScSp stats'.AK24]" office:value-type="float" office:value="25.3852" calcext:value-type="float">
            <text:p>25.3852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ScSp stats'.E25]" office:value-type="float" office:value="88.9692" calcext:value-type="float">
            <text:p>88.9692</text:p>
          </table:table-cell>
          <table:table-cell table:formula="of:=[$'ScSp stats'.F25]" office:value-type="float" office:value="10.5254" calcext:value-type="float">
            <text:p>10.5254</text:p>
          </table:table-cell>
          <table:table-cell table:formula="of:=[$'ScSp stats'.G25]" office:value-type="float" office:value="60.0668" calcext:value-type="float">
            <text:p>60.0668</text:p>
          </table:table-cell>
          <table:table-cell table:formula="of:=[$'ScSp stats'.I25]" office:value-type="float" office:value="0.19" calcext:value-type="float">
            <text:p>0.19</text:p>
          </table:table-cell>
          <table:table-cell table:formula="of:=[$'ScSp stats'.J25]" office:value-type="float" office:value="39.4278" calcext:value-type="float">
            <text:p>39.4278</text:p>
          </table:table-cell>
          <table:table-cell table:formula="of:=[$'ScSp stats'.N25]" office:value-type="float" office:value="81.4656" calcext:value-type="float">
            <text:p>81.4656</text:p>
          </table:table-cell>
          <table:table-cell table:formula="of:=[$'ScSp stats'.O25]" office:value-type="float" office:value="19.4738" calcext:value-type="float">
            <text:p>19.4738</text:p>
          </table:table-cell>
          <table:table-cell table:formula="of:=[$'ScSp stats'.P25]" office:value-type="float" office:value="64.1516" calcext:value-type="float">
            <text:p>64.1516</text:p>
          </table:table-cell>
          <table:table-cell table:formula="of:=[$'ScSp stats'.R25]" office:value-type="float" office:value="0.45" calcext:value-type="float">
            <text:p>0.45</text:p>
          </table:table-cell>
          <table:table-cell table:formula="of:=[$'ScSp stats'.S25]" office:value-type="float" office:value="36.7878" calcext:value-type="float">
            <text:p>36.7878</text:p>
          </table:table-cell>
          <table:table-cell table:formula="of:=[$'ScSp stats'.W25]" office:value-type="float" office:value="74.3496" calcext:value-type="float">
            <text:p>74.3496</text:p>
          </table:table-cell>
          <table:table-cell table:formula="of:=[$'ScSp stats'.X25]" office:value-type="float" office:value="27.8578" calcext:value-type="float">
            <text:p>27.8578</text:p>
          </table:table-cell>
          <table:table-cell table:formula="of:=[$'ScSp stats'.Y25]" office:value-type="float" office:value="56.1752" calcext:value-type="float">
            <text:p>56.1752</text:p>
          </table:table-cell>
          <table:table-cell table:formula="of:=[$'ScSp stats'.AA25]" office:value-type="float" office:value="0.25" calcext:value-type="float">
            <text:p>0.25</text:p>
          </table:table-cell>
          <table:table-cell table:formula="of:=[$'ScSp stats'.AB25]" office:value-type="float" office:value="46.0322" calcext:value-type="float">
            <text:p>46.0322</text:p>
          </table:table-cell>
          <table:table-cell table:formula="of:=[$'ScSp stats'.AF25]" office:value-type="float" office:value="52.1376" calcext:value-type="float">
            <text:p>52.1376</text:p>
          </table:table-cell>
          <table:table-cell table:formula="of:=[$'ScSp stats'.AG25]" office:value-type="float" office:value="38.9134" calcext:value-type="float">
            <text:p>38.9134</text:p>
          </table:table-cell>
          <table:table-cell table:formula="of:=[$'ScSp stats'.AH25]" office:value-type="float" office:value="55.246" calcext:value-type="float">
            <text:p>55.246</text:p>
          </table:table-cell>
          <table:table-cell table:formula="of:=[$'ScSp stats'.AJ25]" office:value-type="float" office:value="0.28" calcext:value-type="float">
            <text:p>0.28</text:p>
          </table:table-cell>
          <table:table-cell table:formula="of:=[$'ScSp stats'.AK25]" office:value-type="float" office:value="35.805" calcext:value-type="float">
            <text:p>35.805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ScSp stats'.E26]" office:value-type="float" office:value="91.272" calcext:value-type="float">
            <text:p>91.272</text:p>
          </table:table-cell>
          <table:table-cell table:formula="of:=[$'ScSp stats'.F26]" office:value-type="float" office:value="6.1264" calcext:value-type="float">
            <text:p>6.1264</text:p>
          </table:table-cell>
          <table:table-cell table:formula="of:=[$'ScSp stats'.G26]" office:value-type="float" office:value="83.674" calcext:value-type="float">
            <text:p>83.674</text:p>
          </table:table-cell>
          <table:table-cell table:formula="of:=[$'ScSp stats'.I26]" office:value-type="float" office:value="0.21" calcext:value-type="float">
            <text:p>0.21</text:p>
          </table:table-cell>
          <table:table-cell table:formula="of:=[$'ScSp stats'.J26]" office:value-type="float" office:value="13.7244" calcext:value-type="float">
            <text:p>13.7244</text:p>
          </table:table-cell>
          <table:table-cell table:formula="of:=[$'ScSp stats'.N26]" office:value-type="float" office:value="80.3256" calcext:value-type="float">
            <text:p>80.3256</text:p>
          </table:table-cell>
          <table:table-cell table:formula="of:=[$'ScSp stats'.O26]" office:value-type="float" office:value="13.9616" calcext:value-type="float">
            <text:p>13.9616</text:p>
          </table:table-cell>
          <table:table-cell table:formula="of:=[$'ScSp stats'.P26]" office:value-type="float" office:value="71.7324" calcext:value-type="float">
            <text:p>71.7324</text:p>
          </table:table-cell>
          <table:table-cell table:formula="of:=[$'ScSp stats'.R26]" office:value-type="float" office:value="0.37" calcext:value-type="float">
            <text:p>0.37</text:p>
          </table:table-cell>
          <table:table-cell table:formula="of:=[$'ScSp stats'.S26]" office:value-type="float" office:value="22.5548" calcext:value-type="float">
            <text:p>22.5548</text:p>
          </table:table-cell>
          <table:table-cell table:formula="of:=[$'ScSp stats'.W26]" office:value-type="float" office:value="70.4166" calcext:value-type="float">
            <text:p>70.4166</text:p>
          </table:table-cell>
          <table:table-cell table:formula="of:=[$'ScSp stats'.X26]" office:value-type="float" office:value="26.4126" calcext:value-type="float">
            <text:p>26.4126</text:p>
          </table:table-cell>
          <table:table-cell table:formula="of:=[$'ScSp stats'.Y26]" office:value-type="float" office:value="74.4096" calcext:value-type="float">
            <text:p>74.4096</text:p>
          </table:table-cell>
          <table:table-cell table:formula="of:=[$'ScSp stats'.AA26]" office:value-type="float" office:value="0.37" calcext:value-type="float">
            <text:p>0.37</text:p>
          </table:table-cell>
          <table:table-cell table:formula="of:=[$'ScSp stats'.AB26]" office:value-type="float" office:value="22.4196" calcext:value-type="float">
            <text:p>22.4196</text:p>
          </table:table-cell>
          <table:table-cell table:formula="of:=[$'ScSp stats'.AF26]" office:value-type="float" office:value="58.9548" calcext:value-type="float">
            <text:p>58.9548</text:p>
          </table:table-cell>
          <table:table-cell table:formula="of:=[$'ScSp stats'.AG26]" office:value-type="float" office:value="31.9248" calcext:value-type="float">
            <text:p>31.9248</text:p>
          </table:table-cell>
          <table:table-cell table:formula="of:=[$'ScSp stats'.AH26]" office:value-type="float" office:value="69.598" calcext:value-type="float">
            <text:p>69.598</text:p>
          </table:table-cell>
          <table:table-cell table:formula="of:=[$'ScSp stats'.AJ26]" office:value-type="float" office:value="0.21" calcext:value-type="float">
            <text:p>0.21</text:p>
          </table:table-cell>
          <table:table-cell table:formula="of:=[$'ScSp stats'.AK26]" office:value-type="float" office:value="21.2816" calcext:value-type="float">
            <text:p>21.2816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ScSp stats'.E27]" office:value-type="float" office:value="90.3144" calcext:value-type="float">
            <text:p>90.3144</text:p>
          </table:table-cell>
          <table:table-cell table:formula="of:=[$'ScSp stats'.F27]" office:value-type="float" office:value="0" calcext:value-type="float">
            <text:p>0</text:p>
          </table:table-cell>
          <table:table-cell table:formula="of:=[$'ScSp stats'.G27]" office:value-type="float" office:value="80.086" calcext:value-type="float">
            <text:p>80.086</text:p>
          </table:table-cell>
          <table:table-cell table:formula="of:=[$'ScSp stats'.I27]" office:value-type="float" office:value="0.44" calcext:value-type="float">
            <text:p>0.44</text:p>
          </table:table-cell>
          <table:table-cell table:formula="of:=[$'ScSp stats'.J27]" office:value-type="float" office:value="10.2284" calcext:value-type="float">
            <text:p>10.2284</text:p>
          </table:table-cell>
          <table:table-cell table:formula="of:=[$'ScSp stats'.N27]" office:value-type="float" office:value="81.42" calcext:value-type="float">
            <text:p>81.42</text:p>
          </table:table-cell>
          <table:table-cell table:formula="of:=[$'ScSp stats'.O27]" office:value-type="float" office:value="10.9736" calcext:value-type="float">
            <text:p>10.9736</text:p>
          </table:table-cell>
          <table:table-cell table:formula="of:=[$'ScSp stats'.P27]" office:value-type="float" office:value="81.098" calcext:value-type="float">
            <text:p>81.098</text:p>
          </table:table-cell>
          <table:table-cell table:formula="of:=[$'ScSp stats'.R27]" office:value-type="float" office:value="0.45" calcext:value-type="float">
            <text:p>0.45</text:p>
          </table:table-cell>
          <table:table-cell table:formula="of:=[$'ScSp stats'.S27]" office:value-type="float" office:value="11.2956" calcext:value-type="float">
            <text:p>11.2956</text:p>
          </table:table-cell>
          <table:table-cell table:formula="of:=[$'ScSp stats'.W27]" office:value-type="float" office:value="70.1544" calcext:value-type="float">
            <text:p>70.1544</text:p>
          </table:table-cell>
          <table:table-cell table:formula="of:=[$'ScSp stats'.X27]" office:value-type="float" office:value="25.4" calcext:value-type="float">
            <text:p>25.4</text:p>
          </table:table-cell>
          <table:table-cell table:formula="of:=[$'ScSp stats'.Y27]" office:value-type="float" office:value="87.7404" calcext:value-type="float">
            <text:p>87.7404</text:p>
          </table:table-cell>
          <table:table-cell table:formula="of:=[$'ScSp stats'.AA27]" office:value-type="float" office:value="0.47" calcext:value-type="float">
            <text:p>0.47</text:p>
          </table:table-cell>
          <table:table-cell table:formula="of:=[$'ScSp stats'.AB27]" office:value-type="float" office:value="7.814" calcext:value-type="float">
            <text:p>7.814</text:p>
          </table:table-cell>
          <table:table-cell table:formula="of:=[$'ScSp stats'.AF27]" office:value-type="float" office:value="52.719" calcext:value-type="float">
            <text:p>52.719</text:p>
          </table:table-cell>
          <table:table-cell table:formula="of:=[$'ScSp stats'.AG27]" office:value-type="float" office:value="21.6318" calcext:value-type="float">
            <text:p>21.6318</text:p>
          </table:table-cell>
          <table:table-cell table:formula="of:=[$'ScSp stats'.AH27]" office:value-type="float" office:value="68.1076" calcext:value-type="float">
            <text:p>68.1076</text:p>
          </table:table-cell>
          <table:table-cell table:formula="of:=[$'ScSp stats'.AJ27]" office:value-type="float" office:value="0.55" calcext:value-type="float">
            <text:p>0.55</text:p>
          </table:table-cell>
          <table:table-cell table:formula="of:=[$'ScSp stats'.AK27]" office:value-type="float" office:value="6.2432" calcext:value-type="float">
            <text:p>6.2432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ScSp stats'.E28]" office:value-type="float" office:value="103.926" calcext:value-type="float">
            <text:p>103.926</text:p>
          </table:table-cell>
          <table:table-cell table:formula="of:=[$'ScSp stats'.F28]" office:value-type="float" office:value="0" calcext:value-type="float">
            <text:p>0</text:p>
          </table:table-cell>
          <table:table-cell table:formula="of:=[$'ScSp stats'.G28]" office:value-type="float" office:value="62.0264" calcext:value-type="float">
            <text:p>62.0264</text:p>
          </table:table-cell>
          <table:table-cell table:formula="of:=[$'ScSp stats'.I28]" office:value-type="float" office:value="0.13" calcext:value-type="float">
            <text:p>0.13</text:p>
          </table:table-cell>
          <table:table-cell table:formula="of:=[$'ScSp stats'.J28]" office:value-type="float" office:value="41.8996" calcext:value-type="float">
            <text:p>41.8996</text:p>
          </table:table-cell>
          <table:table-cell table:formula="of:=[$'ScSp stats'.N28]" office:value-type="float" office:value="98.0868" calcext:value-type="float">
            <text:p>98.0868</text:p>
          </table:table-cell>
          <table:table-cell table:formula="of:=[$'ScSp stats'.O28]" office:value-type="float" office:value="6.5248" calcext:value-type="float">
            <text:p>6.5248</text:p>
          </table:table-cell>
          <table:table-cell table:formula="of:=[$'ScSp stats'.P28]" office:value-type="float" office:value="72.1924" calcext:value-type="float">
            <text:p>72.1924</text:p>
          </table:table-cell>
          <table:table-cell table:formula="of:=[$'ScSp stats'.R28]" office:value-type="float" office:value="0.18" calcext:value-type="float">
            <text:p>0.18</text:p>
          </table:table-cell>
          <table:table-cell table:formula="of:=[$'ScSp stats'.S28]" office:value-type="float" office:value="32.4192" calcext:value-type="float">
            <text:p>32.4192</text:p>
          </table:table-cell>
          <table:table-cell table:formula="of:=[$'ScSp stats'.W28]" office:value-type="float" office:value="85.3506" calcext:value-type="float">
            <text:p>85.3506</text:p>
          </table:table-cell>
          <table:table-cell table:formula="of:=[$'ScSp stats'.X28]" office:value-type="float" office:value="23.0926" calcext:value-type="float">
            <text:p>23.0926</text:p>
          </table:table-cell>
          <table:table-cell table:formula="of:=[$'ScSp stats'.Y28]" office:value-type="float" office:value="74.8052" calcext:value-type="float">
            <text:p>74.8052</text:p>
          </table:table-cell>
          <table:table-cell table:formula="of:=[$'ScSp stats'.AA28]" office:value-type="float" office:value="0.27" calcext:value-type="float">
            <text:p>0.27</text:p>
          </table:table-cell>
          <table:table-cell table:formula="of:=[$'ScSp stats'.AB28]" office:value-type="float" office:value="33.638" calcext:value-type="float">
            <text:p>33.638</text:p>
          </table:table-cell>
          <table:table-cell table:formula="of:=[$'ScSp stats'.AF28]" office:value-type="float" office:value="66.6384" calcext:value-type="float">
            <text:p>66.6384</text:p>
          </table:table-cell>
          <table:table-cell table:formula="of:=[$'ScSp stats'.AG28]" office:value-type="float" office:value="46.3844" calcext:value-type="float">
            <text:p>46.3844</text:p>
          </table:table-cell>
          <table:table-cell table:formula="of:=[$'ScSp stats'.AH28]" office:value-type="float" office:value="78.1448" calcext:value-type="float">
            <text:p>78.1448</text:p>
          </table:table-cell>
          <table:table-cell table:formula="of:=[$'ScSp stats'.AJ28]" office:value-type="float" office:value="0.29" calcext:value-type="float">
            <text:p>0.29</text:p>
          </table:table-cell>
          <table:table-cell table:formula="of:=[$'ScSp stats'.AK28]" office:value-type="float" office:value="34.878" calcext:value-type="float">
            <text:p>34.878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ScSp stats'.E29]" office:value-type="float" office:value="105.955" calcext:value-type="float">
            <text:p>105.955</text:p>
          </table:table-cell>
          <table:table-cell table:formula="of:=[$'ScSp stats'.F29]" office:value-type="float" office:value="0" calcext:value-type="float">
            <text:p>0</text:p>
          </table:table-cell>
          <table:table-cell table:formula="of:=[$'ScSp stats'.G29]" office:value-type="float" office:value="65.9548" calcext:value-type="float">
            <text:p>65.9548</text:p>
          </table:table-cell>
          <table:table-cell table:formula="of:=[$'ScSp stats'.I29]" office:value-type="float" office:value="0.08" calcext:value-type="float">
            <text:p>0.08</text:p>
          </table:table-cell>
          <table:table-cell table:formula="of:=[$'ScSp stats'.J29]" office:value-type="float" office:value="40.0004" calcext:value-type="float">
            <text:p>40.0004</text:p>
          </table:table-cell>
          <table:table-cell table:formula="of:=[$'ScSp stats'.N29]" office:value-type="float" office:value="94.5528" calcext:value-type="float">
            <text:p>94.5528</text:p>
          </table:table-cell>
          <table:table-cell table:formula="of:=[$'ScSp stats'.O29]" office:value-type="float" office:value="14.6256" calcext:value-type="float">
            <text:p>14.6256</text:p>
          </table:table-cell>
          <table:table-cell table:formula="of:=[$'ScSp stats'.P29]" office:value-type="float" office:value="61.5756" calcext:value-type="float">
            <text:p>61.5756</text:p>
          </table:table-cell>
          <table:table-cell table:formula="of:=[$'ScSp stats'.R29]" office:value-type="float" office:value="0.14" calcext:value-type="float">
            <text:p>0.14</text:p>
          </table:table-cell>
          <table:table-cell table:formula="of:=[$'ScSp stats'.S29]" office:value-type="float" office:value="47.6028" calcext:value-type="float">
            <text:p>47.6028</text:p>
          </table:table-cell>
          <table:table-cell table:formula="of:=[$'ScSp stats'.W29]" office:value-type="float" office:value="87.414" calcext:value-type="float">
            <text:p>87.414</text:p>
          </table:table-cell>
          <table:table-cell table:formula="of:=[$'ScSp stats'.X29]" office:value-type="float" office:value="20.2872" calcext:value-type="float">
            <text:p>20.2872</text:p>
          </table:table-cell>
          <table:table-cell table:formula="of:=[$'ScSp stats'.Y29]" office:value-type="float" office:value="64.0872" calcext:value-type="float">
            <text:p>64.0872</text:p>
          </table:table-cell>
          <table:table-cell table:formula="of:=[$'ScSp stats'.AA29]" office:value-type="float" office:value="0.24" calcext:value-type="float">
            <text:p>0.24</text:p>
          </table:table-cell>
          <table:table-cell table:formula="of:=[$'ScSp stats'.AB29]" office:value-type="float" office:value="43.614" calcext:value-type="float">
            <text:p>43.614</text:p>
          </table:table-cell>
          <table:table-cell table:formula="of:=[$'ScSp stats'.AF29]" office:value-type="float" office:value="68.4054" calcext:value-type="float">
            <text:p>68.4054</text:p>
          </table:table-cell>
          <table:table-cell table:formula="of:=[$'ScSp stats'.AG29]" office:value-type="float" office:value="34.4646" calcext:value-type="float">
            <text:p>34.4646</text:p>
          </table:table-cell>
          <table:table-cell table:formula="of:=[$'ScSp stats'.AH29]" office:value-type="float" office:value="60.0484" calcext:value-type="float">
            <text:p>60.0484</text:p>
          </table:table-cell>
          <table:table-cell table:formula="of:=[$'ScSp stats'.AJ29]" office:value-type="float" office:value="0.37" calcext:value-type="float">
            <text:p>0.37</text:p>
          </table:table-cell>
          <table:table-cell table:formula="of:=[$'ScSp stats'.AK29]" office:value-type="float" office:value="42.8216" calcext:value-type="float">
            <text:p>42.8216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ScSp stats'.E30]" office:value-type="float" office:value="115.007" calcext:value-type="float">
            <text:p>115.007</text:p>
          </table:table-cell>
          <table:table-cell table:formula="of:=[$'ScSp stats'.F30]" office:value-type="float" office:value="7.9524" calcext:value-type="float">
            <text:p>7.9524</text:p>
          </table:table-cell>
          <table:table-cell table:formula="of:=[$'ScSp stats'.G30]" office:value-type="float" office:value="59.7356" calcext:value-type="float">
            <text:p>59.7356</text:p>
          </table:table-cell>
          <table:table-cell table:formula="of:=[$'ScSp stats'.I30]" office:value-type="float" office:value="0.34" calcext:value-type="float">
            <text:p>0.34</text:p>
          </table:table-cell>
          <table:table-cell table:formula="of:=[$'ScSp stats'.J30]" office:value-type="float" office:value="63.2236" calcext:value-type="float">
            <text:p>63.2236</text:p>
          </table:table-cell>
          <table:table-cell table:formula="of:=[$'ScSp stats'.N30]" office:value-type="float" office:value="94.9176" calcext:value-type="float">
            <text:p>94.9176</text:p>
          </table:table-cell>
          <table:table-cell table:formula="of:=[$'ScSp stats'.O30]" office:value-type="float" office:value="27.2748" calcext:value-type="float">
            <text:p>27.2748</text:p>
          </table:table-cell>
          <table:table-cell table:formula="of:=[$'ScSp stats'.P30]" office:value-type="float" office:value="53.2404" calcext:value-type="float">
            <text:p>53.2404</text:p>
          </table:table-cell>
          <table:table-cell table:formula="of:=[$'ScSp stats'.R30]" office:value-type="float" office:value="0.27" calcext:value-type="float">
            <text:p>0.27</text:p>
          </table:table-cell>
          <table:table-cell table:formula="of:=[$'ScSp stats'.S30]" office:value-type="float" office:value="68.952" calcext:value-type="float">
            <text:p>68.952</text:p>
          </table:table-cell>
          <table:table-cell table:formula="of:=[$'ScSp stats'.W30]" office:value-type="float" office:value="86.8668" calcext:value-type="float">
            <text:p>86.8668</text:p>
          </table:table-cell>
          <table:table-cell table:formula="of:=[$'ScSp stats'.X30]" office:value-type="float" office:value="37.02" calcext:value-type="float">
            <text:p>37.02</text:p>
          </table:table-cell>
          <table:table-cell table:formula="of:=[$'ScSp stats'.Y30]" office:value-type="float" office:value="54.5008" calcext:value-type="float">
            <text:p>54.5008</text:p>
          </table:table-cell>
          <table:table-cell table:formula="of:=[$'ScSp stats'.AA30]" office:value-type="float" office:value="0.53" calcext:value-type="float">
            <text:p>0.53</text:p>
          </table:table-cell>
          <table:table-cell table:formula="of:=[$'ScSp stats'.AB30]" office:value-type="float" office:value="69.386" calcext:value-type="float">
            <text:p>69.386</text:p>
          </table:table-cell>
          <table:table-cell table:formula="of:=[$'ScSp stats'.AF30]" office:value-type="float" office:value="72.3612" calcext:value-type="float">
            <text:p>72.3612</text:p>
          </table:table-cell>
          <table:table-cell table:formula="of:=[$'ScSp stats'.AG30]" office:value-type="float" office:value="54.1864" calcext:value-type="float">
            <text:p>54.1864</text:p>
          </table:table-cell>
          <table:table-cell table:formula="of:=[$'ScSp stats'.AH30]" office:value-type="float" office:value="58.328" calcext:value-type="float">
            <text:p>58.328</text:p>
          </table:table-cell>
          <table:table-cell table:formula="of:=[$'ScSp stats'.AJ30]" office:value-type="float" office:value="0.31" calcext:value-type="float">
            <text:p>0.31</text:p>
          </table:table-cell>
          <table:table-cell table:formula="of:=[$'ScSp stats'.AK30]" office:value-type="float" office:value="68.2196" calcext:value-type="float">
            <text:p>68.2196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ScSp stats'.E31]" office:value-type="float" office:value="98.5338" calcext:value-type="float">
            <text:p>98.5338</text:p>
          </table:table-cell>
          <table:table-cell table:formula="of:=[$'ScSp stats'.F31]" office:value-type="float" office:value="11.8866" calcext:value-type="float">
            <text:p>11.8866</text:p>
          </table:table-cell>
          <table:table-cell table:formula="of:=[$'ScSp stats'.G31]" office:value-type="float" office:value="63.3144" calcext:value-type="float">
            <text:p>63.3144</text:p>
          </table:table-cell>
          <table:table-cell table:formula="of:=[$'ScSp stats'.I31]" office:value-type="float" office:value="0.17" calcext:value-type="float">
            <text:p>0.17</text:p>
          </table:table-cell>
          <table:table-cell table:formula="of:=[$'ScSp stats'.J31]" office:value-type="float" office:value="47.106" calcext:value-type="float">
            <text:p>47.106</text:p>
          </table:table-cell>
          <table:table-cell table:formula="of:=[$'ScSp stats'.N31]" office:value-type="float" office:value="86.0826" calcext:value-type="float">
            <text:p>86.0826</text:p>
          </table:table-cell>
          <table:table-cell table:formula="of:=[$'ScSp stats'.O31]" office:value-type="float" office:value="28.0394" calcext:value-type="float">
            <text:p>28.0394</text:p>
          </table:table-cell>
          <table:table-cell table:formula="of:=[$'ScSp stats'.P31]" office:value-type="float" office:value="70.012" calcext:value-type="float">
            <text:p>70.012</text:p>
          </table:table-cell>
          <table:table-cell table:formula="of:=[$'ScSp stats'.R31]" office:value-type="float" office:value="0.28" calcext:value-type="float">
            <text:p>0.28</text:p>
          </table:table-cell>
          <table:table-cell table:formula="of:=[$'ScSp stats'.S31]" office:value-type="float" office:value="44.11" calcext:value-type="float">
            <text:p>44.11</text:p>
          </table:table-cell>
          <table:table-cell table:formula="of:=[$'ScSp stats'.W31]" office:value-type="float" office:value="73.8822" calcext:value-type="float">
            <text:p>73.8822</text:p>
          </table:table-cell>
          <table:table-cell table:formula="of:=[$'ScSp stats'.X31]" office:value-type="float" office:value="43.827" calcext:value-type="float">
            <text:p>43.827</text:p>
          </table:table-cell>
          <table:table-cell table:formula="of:=[$'ScSp stats'.Y31]" office:value-type="float" office:value="75.7344" calcext:value-type="float">
            <text:p>75.7344</text:p>
          </table:table-cell>
          <table:table-cell table:formula="of:=[$'ScSp stats'.AA31]" office:value-type="float" office:value="0.55" calcext:value-type="float">
            <text:p>0.55</text:p>
          </table:table-cell>
          <table:table-cell table:formula="of:=[$'ScSp stats'.AB31]" office:value-type="float" office:value="41.9748" calcext:value-type="float">
            <text:p>41.9748</text:p>
          </table:table-cell>
          <table:table-cell table:formula="of:=[$'ScSp stats'.AF31]" office:value-type="float" office:value="55.0104" calcext:value-type="float">
            <text:p>55.0104</text:p>
          </table:table-cell>
          <table:table-cell table:formula="of:=[$'ScSp stats'.AG31]" office:value-type="float" office:value="45.487" calcext:value-type="float">
            <text:p>45.487</text:p>
          </table:table-cell>
          <table:table-cell table:formula="of:=[$'ScSp stats'.AH31]" office:value-type="float" office:value="71.6956" calcext:value-type="float">
            <text:p>71.6956</text:p>
          </table:table-cell>
          <table:table-cell table:formula="of:=[$'ScSp stats'.AJ31]" office:value-type="float" office:value="0.63" calcext:value-type="float">
            <text:p>0.63</text:p>
          </table:table-cell>
          <table:table-cell table:formula="of:=[$'ScSp stats'.AK31]" office:value-type="float" office:value="28.8018" calcext:value-type="float">
            <text:p>28.8018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ScSp stats'.E32]" office:value-type="float" office:value="108.418" calcext:value-type="float">
            <text:p>108.418</text:p>
          </table:table-cell>
          <table:table-cell table:formula="of:=[$'ScSp stats'.F32]" office:value-type="float" office:value="10.9238" calcext:value-type="float">
            <text:p>10.9238</text:p>
          </table:table-cell>
          <table:table-cell table:formula="of:=[$'ScSp stats'.G32]" office:value-type="float" office:value="91.0616" calcext:value-type="float">
            <text:p>91.0616</text:p>
          </table:table-cell>
          <table:table-cell table:formula="of:=[$'ScSp stats'.I32]" office:value-type="float" office:value="0.28" calcext:value-type="float">
            <text:p>0.28</text:p>
          </table:table-cell>
          <table:table-cell table:formula="of:=[$'ScSp stats'.J32]" office:value-type="float" office:value="28.2798" calcext:value-type="float">
            <text:p>28.2798</text:p>
          </table:table-cell>
          <table:table-cell table:formula="of:=[$'ScSp stats'.N32]" office:value-type="float" office:value="96.696" calcext:value-type="float">
            <text:p>96.696</text:p>
          </table:table-cell>
          <table:table-cell table:formula="of:=[$'ScSp stats'.O32]" office:value-type="float" office:value="15.0904" calcext:value-type="float">
            <text:p>15.0904</text:p>
          </table:table-cell>
          <table:table-cell table:formula="of:=[$'ScSp stats'.P32]" office:value-type="float" office:value="81.3648" calcext:value-type="float">
            <text:p>81.3648</text:p>
          </table:table-cell>
          <table:table-cell table:formula="of:=[$'ScSp stats'.R32]" office:value-type="float" office:value="0.69" calcext:value-type="float">
            <text:p>0.69</text:p>
          </table:table-cell>
          <table:table-cell table:formula="of:=[$'ScSp stats'.S32]" office:value-type="float" office:value="30.4216" calcext:value-type="float">
            <text:p>30.4216</text:p>
          </table:table-cell>
          <table:table-cell table:formula="of:=[$'ScSp stats'.W32]" office:value-type="float" office:value="84.8832" calcext:value-type="float">
            <text:p>84.8832</text:p>
          </table:table-cell>
          <table:table-cell table:formula="of:=[$'ScSp stats'.X32]" office:value-type="float" office:value="30.3136" calcext:value-type="float">
            <text:p>30.3136</text:p>
          </table:table-cell>
          <table:table-cell table:formula="of:=[$'ScSp stats'.Y32]" office:value-type="float" office:value="83.3612" calcext:value-type="float">
            <text:p>83.3612</text:p>
          </table:table-cell>
          <table:table-cell table:formula="of:=[$'ScSp stats'.AA32]" office:value-type="float" office:value="0.36" calcext:value-type="float">
            <text:p>0.36</text:p>
          </table:table-cell>
          <table:table-cell table:formula="of:=[$'ScSp stats'.AB32]" office:value-type="float" office:value="31.8356" calcext:value-type="float">
            <text:p>31.8356</text:p>
          </table:table-cell>
          <table:table-cell table:formula="of:=[$'ScSp stats'.AF32]" office:value-type="float" office:value="68.8158" calcext:value-type="float">
            <text:p>68.8158</text:p>
          </table:table-cell>
          <table:table-cell table:formula="of:=[$'ScSp stats'.AG32]" office:value-type="float" office:value="41.4034" calcext:value-type="float">
            <text:p>41.4034</text:p>
          </table:table-cell>
          <table:table-cell table:formula="of:=[$'ScSp stats'.AH32]" office:value-type="float" office:value="84.594" calcext:value-type="float">
            <text:p>84.594</text:p>
          </table:table-cell>
          <table:table-cell table:formula="of:=[$'ScSp stats'.AJ32]" office:value-type="float" office:value="0.5" calcext:value-type="float">
            <text:p>0.5</text:p>
          </table:table-cell>
          <table:table-cell table:formula="of:=[$'ScSp stats'.AK32]" office:value-type="float" office:value="25.6252" calcext:value-type="float">
            <text:p>25.6252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ScSp stats'.E33]" office:value-type="float" office:value="95.994" calcext:value-type="float">
            <text:p>95.994</text:p>
          </table:table-cell>
          <table:table-cell table:formula="of:=[$'ScSp stats'.F33]" office:value-type="float" office:value="8.5832" calcext:value-type="float">
            <text:p>8.5832</text:p>
          </table:table-cell>
          <table:table-cell table:formula="of:=[$'ScSp stats'.G33]" office:value-type="float" office:value="85.6704" calcext:value-type="float">
            <text:p>85.6704</text:p>
          </table:table-cell>
          <table:table-cell table:formula="of:=[$'ScSp stats'.I33]" office:value-type="float" office:value="0.29" calcext:value-type="float">
            <text:p>0.29</text:p>
          </table:table-cell>
          <table:table-cell table:formula="of:=[$'ScSp stats'.J33]" office:value-type="float" office:value="18.9068" calcext:value-type="float">
            <text:p>18.9068</text:p>
          </table:table-cell>
          <table:table-cell table:formula="of:=[$'ScSp stats'.N33]" office:value-type="float" office:value="87.5556" calcext:value-type="float">
            <text:p>87.5556</text:p>
          </table:table-cell>
          <table:table-cell table:formula="of:=[$'ScSp stats'.O33]" office:value-type="float" office:value="8.5832" calcext:value-type="float">
            <text:p>8.5832</text:p>
          </table:table-cell>
          <table:table-cell table:formula="of:=[$'ScSp stats'.P33]" office:value-type="float" office:value="71.1804" calcext:value-type="float">
            <text:p>71.1804</text:p>
          </table:table-cell>
          <table:table-cell table:formula="of:=[$'ScSp stats'.R33]" office:value-type="float" office:value="0.54" calcext:value-type="float">
            <text:p>0.54</text:p>
          </table:table-cell>
          <table:table-cell table:formula="of:=[$'ScSp stats'.S33]" office:value-type="float" office:value="24.9584" calcext:value-type="float">
            <text:p>24.9584</text:p>
          </table:table-cell>
          <table:table-cell table:formula="of:=[$'ScSp stats'.W33]" office:value-type="float" office:value="71.8188" calcext:value-type="float">
            <text:p>71.8188</text:p>
          </table:table-cell>
          <table:table-cell table:formula="of:=[$'ScSp stats'.X33]" office:value-type="float" office:value="37.852" calcext:value-type="float">
            <text:p>37.852</text:p>
          </table:table-cell>
          <table:table-cell table:formula="of:=[$'ScSp stats'.Y33]" office:value-type="float" office:value="89.1572" calcext:value-type="float">
            <text:p>89.1572</text:p>
          </table:table-cell>
          <table:table-cell table:formula="of:=[$'ScSp stats'.AA33]" office:value-type="float" office:value="1.32" calcext:value-type="float">
            <text:p>1.32</text:p>
          </table:table-cell>
          <table:table-cell table:formula="of:=[$'ScSp stats'.AB33]" office:value-type="float" office:value="20.5136" calcext:value-type="float">
            <text:p>20.5136</text:p>
          </table:table-cell>
          <table:table-cell table:formula="of:=[$'ScSp stats'.AF33]" office:value-type="float" office:value="65.364" calcext:value-type="float">
            <text:p>65.364</text:p>
          </table:table-cell>
          <table:table-cell table:formula="of:=[$'ScSp stats'.AG33]" office:value-type="float" office:value="28.8704" calcext:value-type="float">
            <text:p>28.8704</text:p>
          </table:table-cell>
          <table:table-cell table:formula="of:=[$'ScSp stats'.AH33]" office:value-type="float" office:value="71.5852" calcext:value-type="float">
            <text:p>71.5852</text:p>
          </table:table-cell>
          <table:table-cell table:formula="of:=[$'ScSp stats'.AJ33]" office:value-type="float" office:value="0.59" calcext:value-type="float">
            <text:p>0.59</text:p>
          </table:table-cell>
          <table:table-cell table:formula="of:=[$'ScSp stats'.AK33]" office:value-type="float" office:value="22.6492" calcext:value-type="float">
            <text:p>22.6492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ScSp stats'.E34]" office:value-type="float" office:value="111.008" calcext:value-type="float">
            <text:p>111.008</text:p>
          </table:table-cell>
          <table:table-cell table:formula="of:=[$'ScSp stats'.F34]" office:value-type="float" office:value="13.447" calcext:value-type="float">
            <text:p>13.447</text:p>
          </table:table-cell>
          <table:table-cell table:formula="of:=[$'ScSp stats'.G34]" office:value-type="float" office:value="100.639" calcext:value-type="float">
            <text:p>100.639</text:p>
          </table:table-cell>
          <table:table-cell table:formula="of:=[$'ScSp stats'.I34]" office:value-type="float" office:value="0.19" calcext:value-type="float">
            <text:p>0.19</text:p>
          </table:table-cell>
          <table:table-cell table:formula="of:=[$'ScSp stats'.J34]" office:value-type="float" office:value="23.816" calcext:value-type="float">
            <text:p>23.816</text:p>
          </table:table-cell>
          <table:table-cell table:formula="of:=[$'ScSp stats'.N34]" office:value-type="float" office:value="103.652" calcext:value-type="float">
            <text:p>103.652</text:p>
          </table:table-cell>
          <table:table-cell table:formula="of:=[$'ScSp stats'.O34]" office:value-type="float" office:value="22.1796" calcext:value-type="float">
            <text:p>22.1796</text:p>
          </table:table-cell>
          <table:table-cell table:formula="of:=[$'ScSp stats'.P34]" office:value-type="float" office:value="103.049" calcext:value-type="float">
            <text:p>103.049</text:p>
          </table:table-cell>
          <table:table-cell table:formula="of:=[$'ScSp stats'.R34]" office:value-type="float" office:value="0.25" calcext:value-type="float">
            <text:p>0.25</text:p>
          </table:table-cell>
          <table:table-cell table:formula="of:=[$'ScSp stats'.S34]" office:value-type="float" office:value="22.7828" calcext:value-type="float">
            <text:p>22.7828</text:p>
          </table:table-cell>
          <table:table-cell table:formula="of:=[$'ScSp stats'.W34]" office:value-type="float" office:value="82.968" calcext:value-type="float">
            <text:p>82.968</text:p>
          </table:table-cell>
          <table:table-cell table:formula="of:=[$'ScSp stats'.X34]" office:value-type="float" office:value="48.3432" calcext:value-type="float">
            <text:p>48.3432</text:p>
          </table:table-cell>
          <table:table-cell table:formula="of:=[$'ScSp stats'.Y34]" office:value-type="float" office:value="97.934" calcext:value-type="float">
            <text:p>97.934</text:p>
          </table:table-cell>
          <table:table-cell table:formula="of:=[$'ScSp stats'.AA34]" office:value-type="float" office:value="0.39" calcext:value-type="float">
            <text:p>0.39</text:p>
          </table:table-cell>
          <table:table-cell table:formula="of:=[$'ScSp stats'.AB34]" office:value-type="float" office:value="33.3772" calcext:value-type="float">
            <text:p>33.3772</text:p>
          </table:table-cell>
          <table:table-cell table:formula="of:=[$'ScSp stats'.AF34]" office:value-type="float" office:value="72.147" calcext:value-type="float">
            <text:p>72.147</text:p>
          </table:table-cell>
          <table:table-cell table:formula="of:=[$'ScSp stats'.AG34]" office:value-type="float" office:value="48.6752" calcext:value-type="float">
            <text:p>48.6752</text:p>
          </table:table-cell>
          <table:table-cell table:formula="of:=[$'ScSp stats'.AH34]" office:value-type="float" office:value="82.8828" calcext:value-type="float">
            <text:p>82.8828</text:p>
          </table:table-cell>
          <table:table-cell table:formula="of:=[$'ScSp stats'.AJ34]" office:value-type="float" office:value="0.48" calcext:value-type="float">
            <text:p>0.48</text:p>
          </table:table-cell>
          <table:table-cell table:formula="of:=[$'ScSp stats'.AK34]" office:value-type="float" office:value="37.9394" calcext:value-type="float">
            <text:p>37.9394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ScSp stats'.E35]" office:value-type="float" office:value="108.055" calcext:value-type="float">
            <text:p>108.055</text:p>
          </table:table-cell>
          <table:table-cell table:formula="of:=[$'ScSp stats'.F35]" office:value-type="float" office:value="13.0652" calcext:value-type="float">
            <text:p>13.0652</text:p>
          </table:table-cell>
          <table:table-cell table:formula="of:=[$'ScSp stats'.G35]" office:value-type="float" office:value="85.1184" calcext:value-type="float">
            <text:p>85.1184</text:p>
          </table:table-cell>
          <table:table-cell table:formula="of:=[$'ScSp stats'.I35]" office:value-type="float" office:value="0.32" calcext:value-type="float">
            <text:p>0.32</text:p>
          </table:table-cell>
          <table:table-cell table:formula="of:=[$'ScSp stats'.J35]" office:value-type="float" office:value="36.002" calcext:value-type="float">
            <text:p>36.002</text:p>
          </table:table-cell>
          <table:table-cell table:formula="of:=[$'ScSp stats'.N35]" office:value-type="float" office:value="98.8416" calcext:value-type="float">
            <text:p>98.8416</text:p>
          </table:table-cell>
          <table:table-cell table:formula="of:=[$'ScSp stats'.O35]" office:value-type="float" office:value="24.5036" calcext:value-type="float">
            <text:p>24.5036</text:p>
          </table:table-cell>
          <table:table-cell table:formula="of:=[$'ScSp stats'.P35]" office:value-type="float" office:value="88.1912" calcext:value-type="float">
            <text:p>88.1912</text:p>
          </table:table-cell>
          <table:table-cell table:formula="of:=[$'ScSp stats'.R35]" office:value-type="float" office:value="0.34" calcext:value-type="float">
            <text:p>0.34</text:p>
          </table:table-cell>
          <table:table-cell table:formula="of:=[$'ScSp stats'.S35]" office:value-type="float" office:value="35.154" calcext:value-type="float">
            <text:p>35.154</text:p>
          </table:table-cell>
          <table:table-cell table:formula="of:=[$'ScSp stats'.W35]" office:value-type="float" office:value="82.0332" calcext:value-type="float">
            <text:p>82.0332</text:p>
          </table:table-cell>
          <table:table-cell table:formula="of:=[$'ScSp stats'.X35]" office:value-type="float" office:value="31.958" calcext:value-type="float">
            <text:p>31.958</text:p>
          </table:table-cell>
          <table:table-cell table:formula="of:=[$'ScSp stats'.Y35]" office:value-type="float" office:value="74.5936" calcext:value-type="float">
            <text:p>74.5936</text:p>
          </table:table-cell>
          <table:table-cell table:formula="of:=[$'ScSp stats'.AA35]" office:value-type="float" office:value="0.67" calcext:value-type="float">
            <text:p>0.67</text:p>
          </table:table-cell>
          <table:table-cell table:formula="of:=[$'ScSp stats'.AB35]" office:value-type="float" office:value="39.3976" calcext:value-type="float">
            <text:p>39.3976</text:p>
          </table:table-cell>
          <table:table-cell table:formula="of:=[$'ScSp stats'.AF35]" office:value-type="float" office:value="71.8278" calcext:value-type="float">
            <text:p>71.8278</text:p>
          </table:table-cell>
          <table:table-cell table:formula="of:=[$'ScSp stats'.AG35]" office:value-type="float" office:value="45.0232" calcext:value-type="float">
            <text:p>45.0232</text:p>
          </table:table-cell>
          <table:table-cell table:formula="of:=[$'ScSp stats'.AH35]" office:value-type="float" office:value="79.1844" calcext:value-type="float">
            <text:p>79.1844</text:p>
          </table:table-cell>
          <table:table-cell table:formula="of:=[$'ScSp stats'.AJ35]" office:value-type="float" office:value="0.81" calcext:value-type="float">
            <text:p>0.81</text:p>
          </table:table-cell>
          <table:table-cell table:formula="of:=[$'ScSp stats'.AK35]" office:value-type="float" office:value="37.6666" calcext:value-type="float">
            <text:p>37.6666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ScSp stats'.E36]" office:value-type="float" office:value="107.28" calcext:value-type="float">
            <text:p>107.28</text:p>
          </table:table-cell>
          <table:table-cell table:formula="of:=[$'ScSp stats'.F36]" office:value-type="float" office:value="7.471" calcext:value-type="float">
            <text:p>7.471</text:p>
          </table:table-cell>
          <table:table-cell table:formula="of:=[$'ScSp stats'.G36]" office:value-type="float" office:value="78.4116" calcext:value-type="float">
            <text:p>78.4116</text:p>
          </table:table-cell>
          <table:table-cell table:formula="of:=[$'ScSp stats'.I36]" office:value-type="float" office:value="0.13" calcext:value-type="float">
            <text:p>0.13</text:p>
          </table:table-cell>
          <table:table-cell table:formula="of:=[$'ScSp stats'.J36]" office:value-type="float" office:value="36.3394" calcext:value-type="float">
            <text:p>36.3394</text:p>
          </table:table-cell>
          <table:table-cell table:formula="of:=[$'ScSp stats'.N36]" office:value-type="float" office:value="99.2862" calcext:value-type="float">
            <text:p>99.2862</text:p>
          </table:table-cell>
          <table:table-cell table:formula="of:=[$'ScSp stats'.O36]" office:value-type="float" office:value="0" calcext:value-type="float">
            <text:p>0</text:p>
          </table:table-cell>
          <table:table-cell table:formula="of:=[$'ScSp stats'.P36]" office:value-type="float" office:value="70.6836" calcext:value-type="float">
            <text:p>70.6836</text:p>
          </table:table-cell>
          <table:table-cell table:formula="of:=[$'ScSp stats'.R36]" office:value-type="float" office:value="0.25" calcext:value-type="float">
            <text:p>0.25</text:p>
          </table:table-cell>
          <table:table-cell table:formula="of:=[$'ScSp stats'.S36]" office:value-type="float" office:value="28.6026" calcext:value-type="float">
            <text:p>28.6026</text:p>
          </table:table-cell>
          <table:table-cell table:formula="of:=[$'ScSp stats'.W36]" office:value-type="float" office:value="82.056" calcext:value-type="float">
            <text:p>82.056</text:p>
          </table:table-cell>
          <table:table-cell table:formula="of:=[$'ScSp stats'.X36]" office:value-type="float" office:value="28.6048" calcext:value-type="float">
            <text:p>28.6048</text:p>
          </table:table-cell>
          <table:table-cell table:formula="of:=[$'ScSp stats'.Y36]" office:value-type="float" office:value="82.0916" calcext:value-type="float">
            <text:p>82.0916</text:p>
          </table:table-cell>
          <table:table-cell table:formula="of:=[$'ScSp stats'.AA36]" office:value-type="float" office:value="0.46" calcext:value-type="float">
            <text:p>0.46</text:p>
          </table:table-cell>
          <table:table-cell table:formula="of:=[$'ScSp stats'.AB36]" office:value-type="float" office:value="28.5692" calcext:value-type="float">
            <text:p>28.5692</text:p>
          </table:table-cell>
          <table:table-cell table:formula="of:=[$'ScSp stats'.AF36]" office:value-type="float" office:value="72.2838" calcext:value-type="float">
            <text:p>72.2838</text:p>
          </table:table-cell>
          <table:table-cell table:formula="of:=[$'ScSp stats'.AG36]" office:value-type="float" office:value="40.8566" calcext:value-type="float">
            <text:p>40.8566</text:p>
          </table:table-cell>
          <table:table-cell table:formula="of:=[$'ScSp stats'.AH36]" office:value-type="float" office:value="78.0528" calcext:value-type="float">
            <text:p>78.0528</text:p>
          </table:table-cell>
          <table:table-cell table:formula="of:=[$'ScSp stats'.AJ36]" office:value-type="float" office:value="0.63" calcext:value-type="float">
            <text:p>0.63</text:p>
          </table:table-cell>
          <table:table-cell table:formula="of:=[$'ScSp stats'.AK36]" office:value-type="float" office:value="35.0876" calcext:value-type="float">
            <text:p>35.0876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ScSp stats'.E37]" office:value-type="float" office:value="106.55" calcext:value-type="float">
            <text:p>106.55</text:p>
          </table:table-cell>
          <table:table-cell table:formula="of:=[$'ScSp stats'.F37]" office:value-type="float" office:value="10.3594" calcext:value-type="float">
            <text:p>10.3594</text:p>
          </table:table-cell>
          <table:table-cell table:formula="of:=[$'ScSp stats'.G37]" office:value-type="float" office:value="68.08" calcext:value-type="float">
            <text:p>68.08</text:p>
          </table:table-cell>
          <table:table-cell table:formula="of:=[$'ScSp stats'.I37]" office:value-type="float" office:value="0.16" calcext:value-type="float">
            <text:p>0.16</text:p>
          </table:table-cell>
          <table:table-cell table:formula="of:=[$'ScSp stats'.J37]" office:value-type="float" office:value="48.8298" calcext:value-type="float">
            <text:p>48.8298</text:p>
          </table:table-cell>
          <table:table-cell table:formula="of:=[$'ScSp stats'.N37]" office:value-type="float" office:value="98.2032" calcext:value-type="float">
            <text:p>98.2032</text:p>
          </table:table-cell>
          <table:table-cell table:formula="of:=[$'ScSp stats'.O37]" office:value-type="float" office:value="20.5362" calcext:value-type="float">
            <text:p>20.5362</text:p>
          </table:table-cell>
          <table:table-cell table:formula="of:=[$'ScSp stats'.P37]" office:value-type="float" office:value="72.956" calcext:value-type="float">
            <text:p>72.956</text:p>
          </table:table-cell>
          <table:table-cell table:formula="of:=[$'ScSp stats'.R37]" office:value-type="float" office:value="0.45" calcext:value-type="float">
            <text:p>0.45</text:p>
          </table:table-cell>
          <table:table-cell table:formula="of:=[$'ScSp stats'.S37]" office:value-type="float" office:value="45.7834" calcext:value-type="float">
            <text:p>45.7834</text:p>
          </table:table-cell>
          <table:table-cell table:formula="of:=[$'ScSp stats'.W37]" office:value-type="float" office:value="84.051" calcext:value-type="float">
            <text:p>84.051</text:p>
          </table:table-cell>
          <table:table-cell table:formula="of:=[$'ScSp stats'.X37]" office:value-type="float" office:value="37.188" calcext:value-type="float">
            <text:p>37.188</text:p>
          </table:table-cell>
          <table:table-cell table:formula="of:=[$'ScSp stats'.Y37]" office:value-type="float" office:value="73.4068" calcext:value-type="float">
            <text:p>73.4068</text:p>
          </table:table-cell>
          <table:table-cell table:formula="of:=[$'ScSp stats'.AA37]" office:value-type="float" office:value="0.36" calcext:value-type="float">
            <text:p>0.36</text:p>
          </table:table-cell>
          <table:table-cell table:formula="of:=[$'ScSp stats'.AB37]" office:value-type="float" office:value="47.8322" calcext:value-type="float">
            <text:p>47.8322</text:p>
          </table:table-cell>
          <table:table-cell table:formula="of:=[$'ScSp stats'.AF37]" office:value-type="float" office:value="74.8374" calcext:value-type="float">
            <text:p>74.8374</text:p>
          </table:table-cell>
          <table:table-cell table:formula="of:=[$'ScSp stats'.AG37]" office:value-type="float" office:value="48.6264" calcext:value-type="float">
            <text:p>48.6264</text:p>
          </table:table-cell>
          <table:table-cell table:formula="of:=[$'ScSp stats'.AH37]" office:value-type="float" office:value="76.084" calcext:value-type="float">
            <text:p>76.084</text:p>
          </table:table-cell>
          <table:table-cell table:formula="of:=[$'ScSp stats'.AJ37]" office:value-type="float" office:value="0.65" calcext:value-type="float">
            <text:p>0.65</text:p>
          </table:table-cell>
          <table:table-cell table:formula="of:=[$'ScSp stats'.AK37]" office:value-type="float" office:value="47.3798" calcext:value-type="float">
            <text:p>47.3798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ScSp stats'.E38]" office:value-type="float" office:value="110.244" calcext:value-type="float">
            <text:p>110.244</text:p>
          </table:table-cell>
          <table:table-cell table:formula="of:=[$'ScSp stats'.F38]" office:value-type="float" office:value="16.9662" calcext:value-type="float">
            <text:p>16.9662</text:p>
          </table:table-cell>
          <table:table-cell table:formula="of:=[$'ScSp stats'.G38]" office:value-type="float" office:value="111.292" calcext:value-type="float">
            <text:p>111.292</text:p>
          </table:table-cell>
          <table:table-cell table:formula="of:=[$'ScSp stats'.I38]" office:value-type="float" office:value="0.43" calcext:value-type="float">
            <text:p>0.43</text:p>
          </table:table-cell>
          <table:table-cell table:formula="of:=[$'ScSp stats'.J38]" office:value-type="float" office:value="15.9178" calcext:value-type="float">
            <text:p>15.9178</text:p>
          </table:table-cell>
          <table:table-cell table:formula="of:=[$'ScSp stats'.N38]" office:value-type="float" office:value="104.291" calcext:value-type="float">
            <text:p>104.291</text:p>
          </table:table-cell>
          <table:table-cell table:formula="of:=[$'ScSp stats'.O38]" office:value-type="float" office:value="23.657" calcext:value-type="float">
            <text:p>23.657</text:p>
          </table:table-cell>
          <table:table-cell table:formula="of:=[$'ScSp stats'.P38]" office:value-type="float" office:value="103.721" calcext:value-type="float">
            <text:p>103.721</text:p>
          </table:table-cell>
          <table:table-cell table:formula="of:=[$'ScSp stats'.R38]" office:value-type="float" office:value="0.77" calcext:value-type="float">
            <text:p>0.77</text:p>
          </table:table-cell>
          <table:table-cell table:formula="of:=[$'ScSp stats'.S38]" office:value-type="float" office:value="24.227" calcext:value-type="float">
            <text:p>24.227</text:p>
          </table:table-cell>
          <table:table-cell table:formula="of:=[$'ScSp stats'.W38]" office:value-type="float" office:value="82.9566" calcext:value-type="float">
            <text:p>82.9566</text:p>
          </table:table-cell>
          <table:table-cell table:formula="of:=[$'ScSp stats'.X38]" office:value-type="float" office:value="30.7784" calcext:value-type="float">
            <text:p>30.7784</text:p>
          </table:table-cell>
          <table:table-cell table:formula="of:=[$'ScSp stats'.Y38]" office:value-type="float" office:value="76.4704" calcext:value-type="float">
            <text:p>76.4704</text:p>
          </table:table-cell>
          <table:table-cell table:formula="of:=[$'ScSp stats'.AA38]" office:value-type="float" office:value="0.65" calcext:value-type="float">
            <text:p>0.65</text:p>
          </table:table-cell>
          <table:table-cell table:formula="of:=[$'ScSp stats'.AB38]" office:value-type="float" office:value="37.2646" calcext:value-type="float">
            <text:p>37.2646</text:p>
          </table:table-cell>
          <table:table-cell table:formula="of:=[$'ScSp stats'.AF38]" office:value-type="float" office:value="70.1976" calcext:value-type="float">
            <text:p>70.1976</text:p>
          </table:table-cell>
          <table:table-cell table:formula="of:=[$'ScSp stats'.AG38]" office:value-type="float" office:value="47.3794" calcext:value-type="float">
            <text:p>47.3794</text:p>
          </table:table-cell>
          <table:table-cell table:formula="of:=[$'ScSp stats'.AH38]" office:value-type="float" office:value="78.9084" calcext:value-type="float">
            <text:p>78.9084</text:p>
          </table:table-cell>
          <table:table-cell table:formula="of:=[$'ScSp stats'.AJ38]" office:value-type="float" office:value="0.71" calcext:value-type="float">
            <text:p>0.71</text:p>
          </table:table-cell>
          <table:table-cell table:formula="of:=[$'ScSp stats'.AK38]" office:value-type="float" office:value="38.6686" calcext:value-type="float">
            <text:p>38.6686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ScSp stats'.E39]" office:value-type="float" office:value="106.699" calcext:value-type="float">
            <text:p>106.699</text:p>
          </table:table-cell>
          <table:table-cell table:formula="of:=[$'ScSp stats'.F39]" office:value-type="float" office:value="15.0406" calcext:value-type="float">
            <text:p>15.0406</text:p>
          </table:table-cell>
          <table:table-cell table:formula="of:=[$'ScSp stats'.G39]" office:value-type="float" office:value="118.146" calcext:value-type="float">
            <text:p>118.146</text:p>
          </table:table-cell>
          <table:table-cell table:formula="of:=[$'ScSp stats'.I39]" office:value-type="float" office:value="0.49" calcext:value-type="float">
            <text:p>0.49</text:p>
          </table:table-cell>
          <table:table-cell table:formula="of:=[$'ScSp stats'.J39]" office:value-type="float" office:value="3.5928" calcext:value-type="float">
            <text:p>3.5928</text:p>
          </table:table-cell>
          <table:table-cell table:formula="of:=[$'ScSp stats'.N39]" office:value-type="float" office:value="95.7636" calcext:value-type="float">
            <text:p>95.7636</text:p>
          </table:table-cell>
          <table:table-cell table:formula="of:=[$'ScSp stats'.O39]" office:value-type="float" office:value="28.9856" calcext:value-type="float">
            <text:p>28.9856</text:p>
          </table:table-cell>
          <table:table-cell table:formula="of:=[$'ScSp stats'.P39]" office:value-type="float" office:value="119.02" calcext:value-type="float">
            <text:p>119.02</text:p>
          </table:table-cell>
          <table:table-cell table:formula="of:=[$'ScSp stats'.R39]" office:value-type="float" office:value="0.4" calcext:value-type="float">
            <text:p>0.4</text:p>
          </table:table-cell>
          <table:table-cell table:formula="of:=[$'ScSp stats'.S39]" office:value-type="float" office:value="5.7288" calcext:value-type="float">
            <text:p>5.7288</text:p>
          </table:table-cell>
          <table:table-cell table:formula="of:=[$'ScSp stats'.W39]" office:value-type="float" office:value="76.8576" calcext:value-type="float">
            <text:p>76.8576</text:p>
          </table:table-cell>
          <table:table-cell table:formula="of:=[$'ScSp stats'.X39]" office:value-type="float" office:value="43.0302" calcext:value-type="float">
            <text:p>43.0302</text:p>
          </table:table-cell>
          <table:table-cell table:formula="of:=[$'ScSp stats'.Y39]" office:value-type="float" office:value="105.625" calcext:value-type="float">
            <text:p>105.625</text:p>
          </table:table-cell>
          <table:table-cell table:formula="of:=[$'ScSp stats'.AA39]" office:value-type="float" office:value="0.55" calcext:value-type="float">
            <text:p>0.55</text:p>
          </table:table-cell>
          <table:table-cell table:formula="of:=[$'ScSp stats'.AB39]" office:value-type="float" office:value="14.2626" calcext:value-type="float">
            <text:p>14.2626</text:p>
          </table:table-cell>
          <table:table-cell table:formula="of:=[$'ScSp stats'.AF39]" office:value-type="float" office:value="65.5806" calcext:value-type="float">
            <text:p>65.5806</text:p>
          </table:table-cell>
          <table:table-cell table:formula="of:=[$'ScSp stats'.AG39]" office:value-type="float" office:value="57.4732" calcext:value-type="float">
            <text:p>57.4732</text:p>
          </table:table-cell>
          <table:table-cell table:formula="of:=[$'ScSp stats'.AH39]" office:value-type="float" office:value="106.472" calcext:value-type="float">
            <text:p>106.472</text:p>
          </table:table-cell>
          <table:table-cell table:formula="of:=[$'ScSp stats'.AJ39]" office:value-type="float" office:value="0.63" calcext:value-type="float">
            <text:p>0.63</text:p>
          </table:table-cell>
          <table:table-cell table:formula="of:=[$'ScSp stats'.AK39]" office:value-type="float" office:value="16.5822" calcext:value-type="float">
            <text:p>16.5822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ScSp stats'.E40]" office:value-type="float" office:value="113.675" calcext:value-type="float">
            <text:p>113.675</text:p>
          </table:table-cell>
          <table:table-cell table:formula="of:=[$'ScSp stats'.F40]" office:value-type="float" office:value="7.9026" calcext:value-type="float">
            <text:p>7.9026</text:p>
          </table:table-cell>
          <table:table-cell table:formula="of:=[$'ScSp stats'.G40]" office:value-type="float" office:value="105.386" calcext:value-type="float">
            <text:p>105.386</text:p>
          </table:table-cell>
          <table:table-cell table:formula="of:=[$'ScSp stats'.I40]" office:value-type="float" office:value="0.22" calcext:value-type="float">
            <text:p>0.22</text:p>
          </table:table-cell>
          <table:table-cell table:formula="of:=[$'ScSp stats'.J40]" office:value-type="float" office:value="16.192" calcext:value-type="float">
            <text:p>16.192</text:p>
          </table:table-cell>
          <table:table-cell table:formula="of:=[$'ScSp stats'.N40]" office:value-type="float" office:value="106.48" calcext:value-type="float">
            <text:p>106.48</text:p>
          </table:table-cell>
          <table:table-cell table:formula="of:=[$'ScSp stats'.O40]" office:value-type="float" office:value="16.4028" calcext:value-type="float">
            <text:p>16.4028</text:p>
          </table:table-cell>
          <table:table-cell table:formula="of:=[$'ScSp stats'.P40]" office:value-type="float" office:value="96.4896" calcext:value-type="float">
            <text:p>96.4896</text:p>
          </table:table-cell>
          <table:table-cell table:formula="of:=[$'ScSp stats'.R40]" office:value-type="float" office:value="0.45" calcext:value-type="float">
            <text:p>0.45</text:p>
          </table:table-cell>
          <table:table-cell table:formula="of:=[$'ScSp stats'.S40]" office:value-type="float" office:value="26.3928" calcext:value-type="float">
            <text:p>26.3928</text:p>
          </table:table-cell>
          <table:table-cell table:formula="of:=[$'ScSp stats'.W40]" office:value-type="float" office:value="88.6794" calcext:value-type="float">
            <text:p>88.6794</text:p>
          </table:table-cell>
          <table:table-cell table:formula="of:=[$'ScSp stats'.X40]" office:value-type="float" office:value="38.3666" calcext:value-type="float">
            <text:p>38.3666</text:p>
          </table:table-cell>
          <table:table-cell table:formula="of:=[$'ScSp stats'.Y40]" office:value-type="float" office:value="92.2944" calcext:value-type="float">
            <text:p>92.2944</text:p>
          </table:table-cell>
          <table:table-cell table:formula="of:=[$'ScSp stats'.AA40]" office:value-type="float" office:value="0.75" calcext:value-type="float">
            <text:p>0.75</text:p>
          </table:table-cell>
          <table:table-cell table:formula="of:=[$'ScSp stats'.AB40]" office:value-type="float" office:value="34.7516" calcext:value-type="float">
            <text:p>34.7516</text:p>
          </table:table-cell>
          <table:table-cell table:formula="of:=[$'ScSp stats'.AF40]" office:value-type="float" office:value="80.184" calcext:value-type="float">
            <text:p>80.184</text:p>
          </table:table-cell>
          <table:table-cell table:formula="of:=[$'ScSp stats'.AG40]" office:value-type="float" office:value="48.7592" calcext:value-type="float">
            <text:p>48.7592</text:p>
          </table:table-cell>
          <table:table-cell table:formula="of:=[$'ScSp stats'.AH40]" office:value-type="float" office:value="101.412" calcext:value-type="float">
            <text:p>101.412</text:p>
          </table:table-cell>
          <table:table-cell table:formula="of:=[$'ScSp stats'.AJ40]" office:value-type="float" office:value="0.39" calcext:value-type="float">
            <text:p>0.39</text:p>
          </table:table-cell>
          <table:table-cell table:formula="of:=[$'ScSp stats'.AK40]" office:value-type="float" office:value="27.5316" calcext:value-type="float">
            <text:p>27.5316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ScSp stats'.E41]" office:value-type="float" office:value="109.879" calcext:value-type="float">
            <text:p>109.879</text:p>
          </table:table-cell>
          <table:table-cell table:formula="of:=[$'ScSp stats'.F41]" office:value-type="float" office:value="7.8528" calcext:value-type="float">
            <text:p>7.8528</text:p>
          </table:table-cell>
          <table:table-cell table:formula="of:=[$'ScSp stats'.G41]" office:value-type="float" office:value="79.5892" calcext:value-type="float">
            <text:p>79.5892</text:p>
          </table:table-cell>
          <table:table-cell table:formula="of:=[$'ScSp stats'.I41]" office:value-type="float" office:value="0.29" calcext:value-type="float">
            <text:p>0.29</text:p>
          </table:table-cell>
          <table:table-cell table:formula="of:=[$'ScSp stats'.J41]" office:value-type="float" office:value="38.1428" calcext:value-type="float">
            <text:p>38.1428</text:p>
          </table:table-cell>
          <table:table-cell table:formula="of:=[$'ScSp stats'.N41]" office:value-type="float" office:value="103.367" calcext:value-type="float">
            <text:p>103.367</text:p>
          </table:table-cell>
          <table:table-cell table:formula="of:=[$'ScSp stats'.O41]" office:value-type="float" office:value="7.5042" calcext:value-type="float">
            <text:p>7.5042</text:p>
          </table:table-cell>
          <table:table-cell table:formula="of:=[$'ScSp stats'.P41]" office:value-type="float" office:value="73.9312" calcext:value-type="float">
            <text:p>73.9312</text:p>
          </table:table-cell>
          <table:table-cell table:formula="of:=[$'ScSp stats'.R41]" office:value-type="float" office:value="0.36" calcext:value-type="float">
            <text:p>0.36</text:p>
          </table:table-cell>
          <table:table-cell table:formula="of:=[$'ScSp stats'.S41]" office:value-type="float" office:value="36.9404" calcext:value-type="float">
            <text:p>36.9404</text:p>
          </table:table-cell>
          <table:table-cell table:formula="of:=[$'ScSp stats'.W41]" office:value-type="float" office:value="82.6488" calcext:value-type="float">
            <text:p>82.6488</text:p>
          </table:table-cell>
          <table:table-cell table:formula="of:=[$'ScSp stats'.X41]" office:value-type="float" office:value="33.7176" calcext:value-type="float">
            <text:p>33.7176</text:p>
          </table:table-cell>
          <table:table-cell table:formula="of:=[$'ScSp stats'.Y41]" office:value-type="float" office:value="79.8468" calcext:value-type="float">
            <text:p>79.8468</text:p>
          </table:table-cell>
          <table:table-cell table:formula="of:=[$'ScSp stats'.AA41]" office:value-type="float" office:value="0.63" calcext:value-type="float">
            <text:p>0.63</text:p>
          </table:table-cell>
          <table:table-cell table:formula="of:=[$'ScSp stats'.AB41]" office:value-type="float" office:value="36.5196" calcext:value-type="float">
            <text:p>36.5196</text:p>
          </table:table-cell>
          <table:table-cell table:formula="of:=[$'ScSp stats'.AF41]" office:value-type="float" office:value="74.1534" calcext:value-type="float">
            <text:p>74.1534</text:p>
          </table:table-cell>
          <table:table-cell table:formula="of:=[$'ScSp stats'.AG41]" office:value-type="float" office:value="44.1102" calcext:value-type="float">
            <text:p>44.1102</text:p>
          </table:table-cell>
          <table:table-cell table:formula="of:=[$'ScSp stats'.AH41]" office:value-type="float" office:value="70.6376" calcext:value-type="float">
            <text:p>70.6376</text:p>
          </table:table-cell>
          <table:table-cell table:formula="of:=[$'ScSp stats'.AJ41]" office:value-type="float" office:value="0.58" calcext:value-type="float">
            <text:p>0.58</text:p>
          </table:table-cell>
          <table:table-cell table:formula="of:=[$'ScSp stats'.AK41]" office:value-type="float" office:value="47.626" calcext:value-type="float">
            <text:p>47.626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ScSp stats'.E42]" office:value-type="float" office:value="102.788" calcext:value-type="float">
            <text:p>102.788</text:p>
          </table:table-cell>
          <table:table-cell table:formula="of:=[$'ScSp stats'.F42]" office:value-type="float" office:value="3.6032" calcext:value-type="float">
            <text:p>3.6032</text:p>
          </table:table-cell>
          <table:table-cell table:formula="of:=[$'ScSp stats'.G42]" office:value-type="float" office:value="66.7092" calcext:value-type="float">
            <text:p>66.7092</text:p>
          </table:table-cell>
          <table:table-cell table:formula="of:=[$'ScSp stats'.I42]" office:value-type="float" office:value="0.3" calcext:value-type="float">
            <text:p>0.3</text:p>
          </table:table-cell>
          <table:table-cell table:formula="of:=[$'ScSp stats'.J42]" office:value-type="float" office:value="39.6824" calcext:value-type="float">
            <text:p>39.6824</text:p>
          </table:table-cell>
          <table:table-cell table:formula="of:=[$'ScSp stats'.N42]" office:value-type="float" office:value="93.438" calcext:value-type="float">
            <text:p>93.438</text:p>
          </table:table-cell>
          <table:table-cell table:formula="of:=[$'ScSp stats'.O42]" office:value-type="float" office:value="15.2408" calcext:value-type="float">
            <text:p>15.2408</text:p>
          </table:table-cell>
          <table:table-cell table:formula="of:=[$'ScSp stats'.P42]" office:value-type="float" office:value="75.7252" calcext:value-type="float">
            <text:p>75.7252</text:p>
          </table:table-cell>
          <table:table-cell table:formula="of:=[$'ScSp stats'.R42]" office:value-type="float" office:value="0.75" calcext:value-type="float">
            <text:p>0.75</text:p>
          </table:table-cell>
          <table:table-cell table:formula="of:=[$'ScSp stats'.S42]" office:value-type="float" office:value="32.9536" calcext:value-type="float">
            <text:p>32.9536</text:p>
          </table:table-cell>
          <table:table-cell table:formula="of:=[$'ScSp stats'.W42]" office:value-type="float" office:value="76.812" calcext:value-type="float">
            <text:p>76.812</text:p>
          </table:table-cell>
          <table:table-cell table:formula="of:=[$'ScSp stats'.X42]" office:value-type="float" office:value="31.7588" calcext:value-type="float">
            <text:p>31.7588</text:p>
          </table:table-cell>
          <table:table-cell table:formula="of:=[$'ScSp stats'.Y42]" office:value-type="float" office:value="76.5164" calcext:value-type="float">
            <text:p>76.5164</text:p>
          </table:table-cell>
          <table:table-cell table:formula="of:=[$'ScSp stats'.AA42]" office:value-type="float" office:value="1.21" calcext:value-type="float">
            <text:p>1.21</text:p>
          </table:table-cell>
          <table:table-cell table:formula="of:=[$'ScSp stats'.AB42]" office:value-type="float" office:value="32.0544" calcext:value-type="float">
            <text:p>32.0544</text:p>
          </table:table-cell>
          <table:table-cell table:formula="of:=[$'ScSp stats'.AF42]" office:value-type="float" office:value="63.0384" calcext:value-type="float">
            <text:p>63.0384</text:p>
          </table:table-cell>
          <table:table-cell table:formula="of:=[$'ScSp stats'.AG42]" office:value-type="float" office:value="49.8372" calcext:value-type="float">
            <text:p>49.8372</text:p>
          </table:table-cell>
          <table:table-cell table:formula="of:=[$'ScSp stats'.AH42]" office:value-type="float" office:value="75.0076" calcext:value-type="float">
            <text:p>75.0076</text:p>
          </table:table-cell>
          <table:table-cell table:formula="of:=[$'ScSp stats'.AJ42]" office:value-type="float" office:value="1.19" calcext:value-type="float">
            <text:p>1.19</text:p>
          </table:table-cell>
          <table:table-cell table:formula="of:=[$'ScSp stats'.AK42]" office:value-type="float" office:value="37.868" calcext:value-type="float">
            <text:p>37.868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ScSp stats'.E43]" office:value-type="float" office:value="114.67" calcext:value-type="float">
            <text:p>114.67</text:p>
          </table:table-cell>
          <table:table-cell table:formula="of:=[$'ScSp stats'.F43]" office:value-type="float" office:value="10.3262" calcext:value-type="float">
            <text:p>10.3262</text:p>
          </table:table-cell>
          <table:table-cell table:formula="of:=[$'ScSp stats'.G43]" office:value-type="float" office:value="84.8976" calcext:value-type="float">
            <text:p>84.8976</text:p>
          </table:table-cell>
          <table:table-cell table:formula="of:=[$'ScSp stats'.I43]" office:value-type="float" office:value="0.54" calcext:value-type="float">
            <text:p>0.54</text:p>
          </table:table-cell>
          <table:table-cell table:formula="of:=[$'ScSp stats'.J43]" office:value-type="float" office:value="40.0982" calcext:value-type="float">
            <text:p>40.0982</text:p>
          </table:table-cell>
          <table:table-cell table:formula="of:=[$'ScSp stats'.N43]" office:value-type="float" office:value="92.8452" calcext:value-type="float">
            <text:p>92.8452</text:p>
          </table:table-cell>
          <table:table-cell table:formula="of:=[$'ScSp stats'.O43]" office:value-type="float" office:value="38.1498" calcext:value-type="float">
            <text:p>38.1498</text:p>
          </table:table-cell>
          <table:table-cell table:formula="of:=[$'ScSp stats'.P43]" office:value-type="float" office:value="83.3244" calcext:value-type="float">
            <text:p>83.3244</text:p>
          </table:table-cell>
          <table:table-cell table:formula="of:=[$'ScSp stats'.R43]" office:value-type="float" office:value="1.45" calcext:value-type="float">
            <text:p>1.45</text:p>
          </table:table-cell>
          <table:table-cell table:formula="of:=[$'ScSp stats'.S43]" office:value-type="float" office:value="47.6706" calcext:value-type="float">
            <text:p>47.6706</text:p>
          </table:table-cell>
          <table:table-cell table:formula="of:=[$'ScSp stats'.W43]" office:value-type="float" office:value="88.431" calcext:value-type="float">
            <text:p>88.431</text:p>
          </table:table-cell>
          <table:table-cell table:formula="of:=[$'ScSp stats'.X43]" office:value-type="float" office:value="38.1498" calcext:value-type="float">
            <text:p>38.1498</text:p>
          </table:table-cell>
          <table:table-cell table:formula="of:=[$'ScSp stats'.Y43]" office:value-type="float" office:value="81.3648" calcext:value-type="float">
            <text:p>81.3648</text:p>
          </table:table-cell>
          <table:table-cell table:formula="of:=[$'ScSp stats'.AA43]" office:value-type="float" office:value="1.71" calcext:value-type="float">
            <text:p>1.71</text:p>
          </table:table-cell>
          <table:table-cell table:formula="of:=[$'ScSp stats'.AB43]" office:value-type="float" office:value="45.216" calcext:value-type="float">
            <text:p>45.216</text:p>
          </table:table-cell>
          <table:table-cell table:formula="of:=[$'ScSp stats'.AF43]" office:value-type="float" office:value="66.4698" calcext:value-type="float">
            <text:p>66.4698</text:p>
          </table:table-cell>
          <table:table-cell table:formula="of:=[$'ScSp stats'.AG43]" office:value-type="float" office:value="55.8464" calcext:value-type="float">
            <text:p>55.8464</text:p>
          </table:table-cell>
          <table:table-cell table:formula="of:=[$'ScSp stats'.AH43]" office:value-type="float" office:value="78.4576" calcext:value-type="float">
            <text:p>78.4576</text:p>
          </table:table-cell>
          <table:table-cell table:formula="of:=[$'ScSp stats'.AJ43]" office:value-type="float" office:value="1.43" calcext:value-type="float">
            <text:p>1.43</text:p>
          </table:table-cell>
          <table:table-cell table:formula="of:=[$'ScSp stats'.AK43]" office:value-type="float" office:value="43.8586" calcext:value-type="float">
            <text:p>43.8586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ScSp stats'.E44]" office:value-type="float" office:value="119.264" calcext:value-type="float">
            <text:p>119.264</text:p>
          </table:table-cell>
          <table:table-cell table:formula="of:=[$'ScSp stats'.F44]" office:value-type="float" office:value="8.0354" calcext:value-type="float">
            <text:p>8.0354</text:p>
          </table:table-cell>
          <table:table-cell table:formula="of:=[$'ScSp stats'.G44]" office:value-type="float" office:value="87.7588" calcext:value-type="float">
            <text:p>87.7588</text:p>
          </table:table-cell>
          <table:table-cell table:formula="of:=[$'ScSp stats'.I44]" office:value-type="float" office:value="0.47" calcext:value-type="float">
            <text:p>0.47</text:p>
          </table:table-cell>
          <table:table-cell table:formula="of:=[$'ScSp stats'.J44]" office:value-type="float" office:value="39.5404" calcext:value-type="float">
            <text:p>39.5404</text:p>
          </table:table-cell>
          <table:table-cell table:formula="of:=[$'ScSp stats'.N44]" office:value-type="float" office:value="100.825" calcext:value-type="float">
            <text:p>100.825</text:p>
          </table:table-cell>
          <table:table-cell table:formula="of:=[$'ScSp stats'.O44]" office:value-type="float" office:value="30.9288" calcext:value-type="float">
            <text:p>30.9288</text:p>
          </table:table-cell>
          <table:table-cell table:formula="of:=[$'ScSp stats'.P44]" office:value-type="float" office:value="86.2316" calcext:value-type="float">
            <text:p>86.2316</text:p>
          </table:table-cell>
          <table:table-cell table:formula="of:=[$'ScSp stats'.R44]" office:value-type="float" office:value="2.46" calcext:value-type="float">
            <text:p>2.46</text:p>
          </table:table-cell>
          <table:table-cell table:formula="of:=[$'ScSp stats'.S44]" office:value-type="float" office:value="45.5224" calcext:value-type="float">
            <text:p>45.5224</text:p>
          </table:table-cell>
          <table:table-cell table:formula="of:=[$'ScSp stats'.W44]" office:value-type="float" office:value="91.965" calcext:value-type="float">
            <text:p>91.965</text:p>
          </table:table-cell>
          <table:table-cell table:formula="of:=[$'ScSp stats'.X44]" office:value-type="float" office:value="41.8526" calcext:value-type="float">
            <text:p>41.8526</text:p>
          </table:table-cell>
          <table:table-cell table:formula="of:=[$'ScSp stats'.Y44]" office:value-type="float" office:value="88.1268" calcext:value-type="float">
            <text:p>88.1268</text:p>
          </table:table-cell>
          <table:table-cell table:formula="of:=[$'ScSp stats'.AA44]" office:value-type="float" office:value="1.74" calcext:value-type="float">
            <text:p>1.74</text:p>
          </table:table-cell>
          <table:table-cell table:formula="of:=[$'ScSp stats'.AB44]" office:value-type="float" office:value="45.6908" calcext:value-type="float">
            <text:p>45.6908</text:p>
          </table:table-cell>
          <table:table-cell table:formula="of:=[$'ScSp stats'.AF44]" office:value-type="float" office:value="79.2948" calcext:value-type="float">
            <text:p>79.2948</text:p>
          </table:table-cell>
          <table:table-cell table:formula="of:=[$'ScSp stats'.AG44]" office:value-type="float" office:value="45.1062" calcext:value-type="float">
            <text:p>45.1062</text:p>
          </table:table-cell>
          <table:table-cell table:formula="of:=[$'ScSp stats'.AH44]" office:value-type="float" office:value="69.368" calcext:value-type="float">
            <text:p>69.368</text:p>
          </table:table-cell>
          <table:table-cell table:formula="of:=[$'ScSp stats'.AJ44]" office:value-type="float" office:value="1.49" calcext:value-type="float">
            <text:p>1.49</text:p>
          </table:table-cell>
          <table:table-cell table:formula="of:=[$'ScSp stats'.AK44]" office:value-type="float" office:value="55.033" calcext:value-type="float">
            <text:p>55.033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ScSp stats'.E45]" office:value-type="float" office:value="123.915" calcext:value-type="float">
            <text:p>123.915</text:p>
          </table:table-cell>
          <table:table-cell table:formula="of:=[$'ScSp stats'.F45]" office:value-type="float" office:value="0" calcext:value-type="float">
            <text:p>0</text:p>
          </table:table-cell>
          <table:table-cell table:formula="of:=[$'ScSp stats'.G45]" office:value-type="float" office:value="107.861" calcext:value-type="float">
            <text:p>107.861</text:p>
          </table:table-cell>
          <table:table-cell table:formula="of:=[$'ScSp stats'.I45]" office:value-type="float" office:value="0.34" calcext:value-type="float">
            <text:p>0.34</text:p>
          </table:table-cell>
          <table:table-cell table:formula="of:=[$'ScSp stats'.J45]" office:value-type="float" office:value="16.0542" calcext:value-type="float">
            <text:p>16.0542</text:p>
          </table:table-cell>
          <table:table-cell table:formula="of:=[$'ScSp stats'.N45]" office:value-type="float" office:value="108.794" calcext:value-type="float">
            <text:p>108.794</text:p>
          </table:table-cell>
          <table:table-cell table:formula="of:=[$'ScSp stats'.O45]" office:value-type="float" office:value="18.0628" calcext:value-type="float">
            <text:p>18.0628</text:p>
          </table:table-cell>
          <table:table-cell table:formula="of:=[$'ScSp stats'.P45]" office:value-type="float" office:value="100.234" calcext:value-type="float">
            <text:p>100.234</text:p>
          </table:table-cell>
          <table:table-cell table:formula="of:=[$'ScSp stats'.R45]" office:value-type="float" office:value="0.83" calcext:value-type="float">
            <text:p>0.83</text:p>
          </table:table-cell>
          <table:table-cell table:formula="of:=[$'ScSp stats'.S45]" office:value-type="float" office:value="26.6226" calcext:value-type="float">
            <text:p>26.6226</text:p>
          </table:table-cell>
          <table:table-cell table:formula="of:=[$'ScSp stats'.W45]" office:value-type="float" office:value="102.088" calcext:value-type="float">
            <text:p>102.088</text:p>
          </table:table-cell>
          <table:table-cell table:formula="of:=[$'ScSp stats'.X45]" office:value-type="float" office:value="18.0628" calcext:value-type="float">
            <text:p>18.0628</text:p>
          </table:table-cell>
          <table:table-cell table:formula="of:=[$'ScSp stats'.Y45]" office:value-type="float" office:value="97.98" calcext:value-type="float">
            <text:p>97.98</text:p>
          </table:table-cell>
          <table:table-cell table:formula="of:=[$'ScSp stats'.AA45]" office:value-type="float" office:value="0.87" calcext:value-type="float">
            <text:p>0.87</text:p>
          </table:table-cell>
          <table:table-cell table:formula="of:=[$'ScSp stats'.AB45]" office:value-type="float" office:value="22.171" calcext:value-type="float">
            <text:p>22.171</text:p>
          </table:table-cell>
          <table:table-cell table:formula="of:=[$'ScSp stats'.AF45]" office:value-type="float" office:value="89.3382" calcext:value-type="float">
            <text:p>89.3382</text:p>
          </table:table-cell>
          <table:table-cell table:formula="of:=[$'ScSp stats'.AG45]" office:value-type="float" office:value="25.4342" calcext:value-type="float">
            <text:p>25.4342</text:p>
          </table:table-cell>
          <table:table-cell table:formula="of:=[$'ScSp stats'.AH45]" office:value-type="float" office:value="90.0772" calcext:value-type="float">
            <text:p>90.0772</text:p>
          </table:table-cell>
          <table:table-cell table:formula="of:=[$'ScSp stats'.AJ45]" office:value-type="float" office:value="1.87" calcext:value-type="float">
            <text:p>1.87</text:p>
          </table:table-cell>
          <table:table-cell table:formula="of:=[$'ScSp stats'.AK45]" office:value-type="float" office:value="24.6952" calcext:value-type="float">
            <text:p>24.6952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ScSp stats'.E46]" office:value-type="float" office:value="125.796" calcext:value-type="float">
            <text:p>125.796</text:p>
          </table:table-cell>
          <table:table-cell table:formula="of:=[$'ScSp stats'.F46]" office:value-type="float" office:value="10.791" calcext:value-type="float">
            <text:p>10.791</text:p>
          </table:table-cell>
          <table:table-cell table:formula="of:=[$'ScSp stats'.G46]" office:value-type="float" office:value="95.956" calcext:value-type="float">
            <text:p>95.956</text:p>
          </table:table-cell>
          <table:table-cell table:formula="of:=[$'ScSp stats'.I46]" office:value-type="float" office:value="0.39" calcext:value-type="float">
            <text:p>0.39</text:p>
          </table:table-cell>
          <table:table-cell table:formula="of:=[$'ScSp stats'.J46]" office:value-type="float" office:value="40.631" calcext:value-type="float">
            <text:p>40.631</text:p>
          </table:table-cell>
          <table:table-cell table:formula="of:=[$'ScSp stats'.N46]" office:value-type="float" office:value="103.937" calcext:value-type="float">
            <text:p>103.937</text:p>
          </table:table-cell>
          <table:table-cell table:formula="of:=[$'ScSp stats'.O46]" office:value-type="float" office:value="38.6644" calcext:value-type="float">
            <text:p>38.6644</text:p>
          </table:table-cell>
          <table:table-cell table:formula="of:=[$'ScSp stats'.P46]" office:value-type="float" office:value="100.832" calcext:value-type="float">
            <text:p>100.832</text:p>
          </table:table-cell>
          <table:table-cell table:formula="of:=[$'ScSp stats'.R46]" office:value-type="float" office:value="1.04" calcext:value-type="float">
            <text:p>1.04</text:p>
          </table:table-cell>
          <table:table-cell table:formula="of:=[$'ScSp stats'.S46]" office:value-type="float" office:value="41.7698" calcext:value-type="float">
            <text:p>41.7698</text:p>
          </table:table-cell>
          <table:table-cell table:formula="of:=[$'ScSp stats'.W46]" office:value-type="float" office:value="96.8328" calcext:value-type="float">
            <text:p>96.8328</text:p>
          </table:table-cell>
          <table:table-cell table:formula="of:=[$'ScSp stats'.X46]" office:value-type="float" office:value="38.6644" calcext:value-type="float">
            <text:p>38.6644</text:p>
          </table:table-cell>
          <table:table-cell table:formula="of:=[$'ScSp stats'.Y46]" office:value-type="float" office:value="95.7444" calcext:value-type="float">
            <text:p>95.7444</text:p>
          </table:table-cell>
          <table:table-cell table:formula="of:=[$'ScSp stats'.AA46]" office:value-type="float" office:value="1.09" calcext:value-type="float">
            <text:p>1.09</text:p>
          </table:table-cell>
          <table:table-cell table:formula="of:=[$'ScSp stats'.AB46]" office:value-type="float" office:value="39.7528" calcext:value-type="float">
            <text:p>39.7528</text:p>
          </table:table-cell>
          <table:table-cell table:formula="of:=[$'ScSp stats'.AF46]" office:value-type="float" office:value="81.2784" calcext:value-type="float">
            <text:p>81.2784</text:p>
          </table:table-cell>
          <table:table-cell table:formula="of:=[$'ScSp stats'.AG46]" office:value-type="float" office:value="40.8888" calcext:value-type="float">
            <text:p>40.8888</text:p>
          </table:table-cell>
          <table:table-cell table:formula="of:=[$'ScSp stats'.AH46]" office:value-type="float" office:value="89.9392" calcext:value-type="float">
            <text:p>89.9392</text:p>
          </table:table-cell>
          <table:table-cell table:formula="of:=[$'ScSp stats'.AJ46]" office:value-type="float" office:value="1.29" calcext:value-type="float">
            <text:p>1.29</text:p>
          </table:table-cell>
          <table:table-cell table:formula="of:=[$'ScSp stats'.AK46]" office:value-type="float" office:value="32.228" calcext:value-type="float">
            <text:p>32.228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ScSp stats'.E47]" office:value-type="float" office:value="127.335" calcext:value-type="float">
            <text:p>127.335</text:p>
          </table:table-cell>
          <table:table-cell table:formula="of:=[$'ScSp stats'.F47]" office:value-type="float" office:value="0" calcext:value-type="float">
            <text:p>0</text:p>
          </table:table-cell>
          <table:table-cell table:formula="of:=[$'ScSp stats'.G47]" office:value-type="float" office:value="95.3396" calcext:value-type="float">
            <text:p>95.3396</text:p>
          </table:table-cell>
          <table:table-cell table:formula="of:=[$'ScSp stats'.I47]" office:value-type="float" office:value="0.56" calcext:value-type="float">
            <text:p>0.56</text:p>
          </table:table-cell>
          <table:table-cell table:formula="of:=[$'ScSp stats'.J47]" office:value-type="float" office:value="31.9954" calcext:value-type="float">
            <text:p>31.9954</text:p>
          </table:table-cell>
          <table:table-cell table:formula="of:=[$'ScSp stats'.N47]" office:value-type="float" office:value="104.975" calcext:value-type="float">
            <text:p>104.975</text:p>
          </table:table-cell>
          <table:table-cell table:formula="of:=[$'ScSp stats'.O47]" office:value-type="float" office:value="28.6038" calcext:value-type="float">
            <text:p>28.6038</text:p>
          </table:table-cell>
          <table:table-cell table:formula="of:=[$'ScSp stats'.P47]" office:value-type="float" office:value="94.3184" calcext:value-type="float">
            <text:p>94.3184</text:p>
          </table:table-cell>
          <table:table-cell table:formula="of:=[$'ScSp stats'.R47]" office:value-type="float" office:value="0.51" calcext:value-type="float">
            <text:p>0.51</text:p>
          </table:table-cell>
          <table:table-cell table:formula="of:=[$'ScSp stats'.S47]" office:value-type="float" office:value="39.2602" calcext:value-type="float">
            <text:p>39.2602</text:p>
          </table:table-cell>
          <table:table-cell table:formula="of:=[$'ScSp stats'.W47]" office:value-type="float" office:value="94.2678" calcext:value-type="float">
            <text:p>94.2678</text:p>
          </table:table-cell>
          <table:table-cell table:formula="of:=[$'ScSp stats'.X47]" office:value-type="float" office:value="42.2168" calcext:value-type="float">
            <text:p>42.2168</text:p>
          </table:table-cell>
          <table:table-cell table:formula="of:=[$'ScSp stats'.Y47]" office:value-type="float" office:value="78.4944" calcext:value-type="float">
            <text:p>78.4944</text:p>
          </table:table-cell>
          <table:table-cell table:formula="of:=[$'ScSp stats'.AA47]" office:value-type="float" office:value="0.7" calcext:value-type="float">
            <text:p>0.7</text:p>
          </table:table-cell>
          <table:table-cell table:formula="of:=[$'ScSp stats'.AB47]" office:value-type="float" office:value="57.9902" calcext:value-type="float">
            <text:p>57.9902</text:p>
          </table:table-cell>
          <table:table-cell table:formula="of:=[$'ScSp stats'.AF47]" office:value-type="float" office:value="76.4676" calcext:value-type="float">
            <text:p>76.4676</text:p>
          </table:table-cell>
          <table:table-cell table:formula="of:=[$'ScSp stats'.AG47]" office:value-type="float" office:value="64.1806" calcext:value-type="float">
            <text:p>64.1806</text:p>
          </table:table-cell>
          <table:table-cell table:formula="of:=[$'ScSp stats'.AH47]" office:value-type="float" office:value="80.73" calcext:value-type="float">
            <text:p>80.73</text:p>
          </table:table-cell>
          <table:table-cell table:formula="of:=[$'ScSp stats'.AJ47]" office:value-type="float" office:value="0.82" calcext:value-type="float">
            <text:p>0.82</text:p>
          </table:table-cell>
          <table:table-cell table:formula="of:=[$'ScSp stats'.AK47]" office:value-type="float" office:value="59.9182" calcext:value-type="float">
            <text:p>59.9182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ScSp stats'.E48]" office:value-type="float" office:value="122.935" calcext:value-type="float">
            <text:p>122.935</text:p>
          </table:table-cell>
          <table:table-cell table:formula="of:=[$'ScSp stats'.F48]" office:value-type="float" office:value="0" calcext:value-type="float">
            <text:p>0</text:p>
          </table:table-cell>
          <table:table-cell table:formula="of:=[$'ScSp stats'.G48]" office:value-type="float" office:value="66.8104" calcext:value-type="float">
            <text:p>66.8104</text:p>
          </table:table-cell>
          <table:table-cell table:formula="of:=[$'ScSp stats'.I48]" office:value-type="float" office:value="0.57" calcext:value-type="float">
            <text:p>0.57</text:p>
          </table:table-cell>
          <table:table-cell table:formula="of:=[$'ScSp stats'.J48]" office:value-type="float" office:value="56.1242" calcext:value-type="float">
            <text:p>56.1242</text:p>
          </table:table-cell>
          <table:table-cell table:formula="of:=[$'ScSp stats'.N48]" office:value-type="float" office:value="99.2292" calcext:value-type="float">
            <text:p>99.2292</text:p>
          </table:table-cell>
          <table:table-cell table:formula="of:=[$'ScSp stats'.O48]" office:value-type="float" office:value="30.5626" calcext:value-type="float">
            <text:p>30.5626</text:p>
          </table:table-cell>
          <table:table-cell table:formula="of:=[$'ScSp stats'.P48]" office:value-type="float" office:value="79.1476" calcext:value-type="float">
            <text:p>79.1476</text:p>
          </table:table-cell>
          <table:table-cell table:formula="of:=[$'ScSp stats'.R48]" office:value-type="float" office:value="1.12" calcext:value-type="float">
            <text:p>1.12</text:p>
          </table:table-cell>
          <table:table-cell table:formula="of:=[$'ScSp stats'.S48]" office:value-type="float" office:value="50.6442" calcext:value-type="float">
            <text:p>50.6442</text:p>
          </table:table-cell>
          <table:table-cell table:formula="of:=[$'ScSp stats'.W48]" office:value-type="float" office:value="87.633" calcext:value-type="float">
            <text:p>87.633</text:p>
          </table:table-cell>
          <table:table-cell table:formula="of:=[$'ScSp stats'.X48]" office:value-type="float" office:value="45.4704" calcext:value-type="float">
            <text:p>45.4704</text:p>
          </table:table-cell>
          <table:table-cell table:formula="of:=[$'ScSp stats'.Y48]" office:value-type="float" office:value="82.9104" calcext:value-type="float">
            <text:p>82.9104</text:p>
          </table:table-cell>
          <table:table-cell table:formula="of:=[$'ScSp stats'.AA48]" office:value-type="float" office:value="1.34" calcext:value-type="float">
            <text:p>1.34</text:p>
          </table:table-cell>
          <table:table-cell table:formula="of:=[$'ScSp stats'.AB48]" office:value-type="float" office:value="50.193" calcext:value-type="float">
            <text:p>50.193</text:p>
          </table:table-cell>
          <table:table-cell table:formula="of:=[$'ScSp stats'.AF48]" office:value-type="float" office:value="69.3882" calcext:value-type="float">
            <text:p>69.3882</text:p>
          </table:table-cell>
          <table:table-cell table:formula="of:=[$'ScSp stats'.AG48]" office:value-type="float" office:value="62.2208" calcext:value-type="float">
            <text:p>62.2208</text:p>
          </table:table-cell>
          <table:table-cell table:formula="of:=[$'ScSp stats'.AH48]" office:value-type="float" office:value="86.986" calcext:value-type="float">
            <text:p>86.986</text:p>
          </table:table-cell>
          <table:table-cell table:formula="of:=[$'ScSp stats'.AJ48]" office:value-type="float" office:value="1.2" calcext:value-type="float">
            <text:p>1.2</text:p>
          </table:table-cell>
          <table:table-cell table:formula="of:=[$'ScSp stats'.AK48]" office:value-type="float" office:value="44.623" calcext:value-type="float">
            <text:p>44.623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ScSp stats'.E49]" office:value-type="float" office:value="131.804" calcext:value-type="float">
            <text:p>131.804</text:p>
          </table:table-cell>
          <table:table-cell table:formula="of:=[$'ScSp stats'.F49]" office:value-type="float" office:value="10.3594" calcext:value-type="float">
            <text:p>10.3594</text:p>
          </table:table-cell>
          <table:table-cell table:formula="of:=[$'ScSp stats'.G49]" office:value-type="float" office:value="95.6156" calcext:value-type="float">
            <text:p>95.6156</text:p>
          </table:table-cell>
          <table:table-cell table:formula="of:=[$'ScSp stats'.I49]" office:value-type="float" office:value="0.31" calcext:value-type="float">
            <text:p>0.31</text:p>
          </table:table-cell>
          <table:table-cell table:formula="of:=[$'ScSp stats'.J49]" office:value-type="float" office:value="46.5476" calcext:value-type="float">
            <text:p>46.5476</text:p>
          </table:table-cell>
          <table:table-cell table:formula="of:=[$'ScSp stats'.N49]" office:value-type="float" office:value="111.484" calcext:value-type="float">
            <text:p>111.484</text:p>
          </table:table-cell>
          <table:table-cell table:formula="of:=[$'ScSp stats'.O49]" office:value-type="float" office:value="35.9918" calcext:value-type="float">
            <text:p>35.9918</text:p>
          </table:table-cell>
          <table:table-cell table:formula="of:=[$'ScSp stats'.P49]" office:value-type="float" office:value="105.027" calcext:value-type="float">
            <text:p>105.027</text:p>
          </table:table-cell>
          <table:table-cell table:formula="of:=[$'ScSp stats'.R49]" office:value-type="float" office:value="1.31" calcext:value-type="float">
            <text:p>1.31</text:p>
          </table:table-cell>
          <table:table-cell table:formula="of:=[$'ScSp stats'.S49]" office:value-type="float" office:value="42.4488" calcext:value-type="float">
            <text:p>42.4488</text:p>
          </table:table-cell>
          <table:table-cell table:formula="of:=[$'ScSp stats'.W49]" office:value-type="float" office:value="100.994" calcext:value-type="float">
            <text:p>100.994</text:p>
          </table:table-cell>
          <table:table-cell table:formula="of:=[$'ScSp stats'.X49]" office:value-type="float" office:value="35.9918" calcext:value-type="float">
            <text:p>35.9918</text:p>
          </table:table-cell>
          <table:table-cell table:formula="of:=[$'ScSp stats'.Y49]" office:value-type="float" office:value="92.4968" calcext:value-type="float">
            <text:p>92.4968</text:p>
          </table:table-cell>
          <table:table-cell table:formula="of:=[$'ScSp stats'.AA49]" office:value-type="float" office:value="1.79" calcext:value-type="float">
            <text:p>1.79</text:p>
          </table:table-cell>
          <table:table-cell table:formula="of:=[$'ScSp stats'.AB49]" office:value-type="float" office:value="44.4888" calcext:value-type="float">
            <text:p>44.4888</text:p>
          </table:table-cell>
          <table:table-cell table:formula="of:=[$'ScSp stats'.AF49]" office:value-type="float" office:value="82.3728" calcext:value-type="float">
            <text:p>82.3728</text:p>
          </table:table-cell>
          <table:table-cell table:formula="of:=[$'ScSp stats'.AG49]" office:value-type="float" office:value="62.089" calcext:value-type="float">
            <text:p>62.089</text:p>
          </table:table-cell>
          <table:table-cell table:formula="of:=[$'ScSp stats'.AH49]" office:value-type="float" office:value="100.85" calcext:value-type="float">
            <text:p>100.85</text:p>
          </table:table-cell>
          <table:table-cell table:formula="of:=[$'ScSp stats'.AJ49]" office:value-type="float" office:value="1.01" calcext:value-type="float">
            <text:p>1.01</text:p>
          </table:table-cell>
          <table:table-cell table:formula="of:=[$'ScSp stats'.AK49]" office:value-type="float" office:value="43.6114" calcext:value-type="float">
            <text:p>43.6114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ScSp stats'.E50]" office:value-type="float" office:value="101.491" calcext:value-type="float">
            <text:p>101.491</text:p>
          </table:table-cell>
          <table:table-cell table:formula="of:=[$'ScSp stats'.F50]" office:value-type="float" office:value="12.8494" calcext:value-type="float">
            <text:p>12.8494</text:p>
          </table:table-cell>
          <table:table-cell table:formula="of:=[$'ScSp stats'.G50]" office:value-type="float" office:value="84.226" calcext:value-type="float">
            <text:p>84.226</text:p>
          </table:table-cell>
          <table:table-cell table:formula="of:=[$'ScSp stats'.I50]" office:value-type="float" office:value="0.87" calcext:value-type="float">
            <text:p>0.87</text:p>
          </table:table-cell>
          <table:table-cell table:formula="of:=[$'ScSp stats'.J50]" office:value-type="float" office:value="30.1146" calcext:value-type="float">
            <text:p>30.1146</text:p>
          </table:table-cell>
          <table:table-cell table:formula="of:=[$'ScSp stats'.N50]" office:value-type="float" office:value="86.7462" calcext:value-type="float">
            <text:p>86.7462</text:p>
          </table:table-cell>
          <table:table-cell table:formula="of:=[$'ScSp stats'.O50]" office:value-type="float" office:value="12.8494" calcext:value-type="float">
            <text:p>12.8494</text:p>
          </table:table-cell>
          <table:table-cell table:formula="of:=[$'ScSp stats'.P50]" office:value-type="float" office:value="65.826" calcext:value-type="float">
            <text:p>65.826</text:p>
          </table:table-cell>
          <table:table-cell table:formula="of:=[$'ScSp stats'.R50]" office:value-type="float" office:value="1.19" calcext:value-type="float">
            <text:p>1.19</text:p>
          </table:table-cell>
          <table:table-cell table:formula="of:=[$'ScSp stats'.S50]" office:value-type="float" office:value="33.7696" calcext:value-type="float">
            <text:p>33.7696</text:p>
          </table:table-cell>
          <table:table-cell table:formula="of:=[$'ScSp stats'.W50]" office:value-type="float" office:value="82.4118" calcext:value-type="float">
            <text:p>82.4118</text:p>
          </table:table-cell>
          <table:table-cell table:formula="of:=[$'ScSp stats'.X50]" office:value-type="float" office:value="12.8494" calcext:value-type="float">
            <text:p>12.8494</text:p>
          </table:table-cell>
          <table:table-cell table:formula="of:=[$'ScSp stats'.Y50]" office:value-type="float" office:value="59.4136" calcext:value-type="float">
            <text:p>59.4136</text:p>
          </table:table-cell>
          <table:table-cell table:formula="of:=[$'ScSp stats'.AA50]" office:value-type="float" office:value="2.59" calcext:value-type="float">
            <text:p>2.59</text:p>
          </table:table-cell>
          <table:table-cell table:formula="of:=[$'ScSp stats'.AB50]" office:value-type="float" office:value="35.8476" calcext:value-type="float">
            <text:p>35.8476</text:p>
          </table:table-cell>
          <table:table-cell table:formula="of:=[$'ScSp stats'.AF50]" office:value-type="float" office:value="65.1132" calcext:value-type="float">
            <text:p>65.1132</text:p>
          </table:table-cell>
          <table:table-cell table:formula="of:=[$'ScSp stats'.AG50]" office:value-type="float" office:value="34.0828" calcext:value-type="float">
            <text:p>34.0828</text:p>
          </table:table-cell>
          <table:table-cell table:formula="of:=[$'ScSp stats'.AH50]" office:value-type="float" office:value="64.3632" calcext:value-type="float">
            <text:p>64.3632</text:p>
          </table:table-cell>
          <table:table-cell table:formula="of:=[$'ScSp stats'.AJ50]" office:value-type="float" office:value="1.52" calcext:value-type="float">
            <text:p>1.52</text:p>
          </table:table-cell>
          <table:table-cell table:formula="of:=[$'ScSp stats'.AK50]" office:value-type="float" office:value="34.8328" calcext:value-type="float">
            <text:p>34.8328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ScSp stats'.E51]" office:value-type="float" office:value="124.736" calcext:value-type="float">
            <text:p>124.736</text:p>
          </table:table-cell>
          <table:table-cell table:formula="of:=[$'ScSp stats'.F51]" office:value-type="float" office:value="0" calcext:value-type="float">
            <text:p>0</text:p>
          </table:table-cell>
          <table:table-cell table:formula="of:=[$'ScSp stats'.G51]" office:value-type="float" office:value="88.5592" calcext:value-type="float">
            <text:p>88.5592</text:p>
          </table:table-cell>
          <table:table-cell table:formula="of:=[$'ScSp stats'.I51]" office:value-type="float" office:value="0.52" calcext:value-type="float">
            <text:p>0.52</text:p>
          </table:table-cell>
          <table:table-cell table:formula="of:=[$'ScSp stats'.J51]" office:value-type="float" office:value="36.1766" calcext:value-type="float">
            <text:p>36.1766</text:p>
          </table:table-cell>
          <table:table-cell table:formula="of:=[$'ScSp stats'.N51]" office:value-type="float" office:value="106.366" calcext:value-type="float">
            <text:p>106.366</text:p>
          </table:table-cell>
          <table:table-cell table:formula="of:=[$'ScSp stats'.O51]" office:value-type="float" office:value="22.7938" calcext:value-type="float">
            <text:p>22.7938</text:p>
          </table:table-cell>
          <table:table-cell table:formula="of:=[$'ScSp stats'.P51]" office:value-type="float" office:value="92.8004" calcext:value-type="float">
            <text:p>92.8004</text:p>
          </table:table-cell>
          <table:table-cell table:formula="of:=[$'ScSp stats'.R51]" office:value-type="float" office:value="0.96" calcext:value-type="float">
            <text:p>0.96</text:p>
          </table:table-cell>
          <table:table-cell table:formula="of:=[$'ScSp stats'.S51]" office:value-type="float" office:value="36.359" calcext:value-type="float">
            <text:p>36.359</text:p>
          </table:table-cell>
          <table:table-cell table:formula="of:=[$'ScSp stats'.W51]" office:value-type="float" office:value="95.1912" calcext:value-type="float">
            <text:p>95.1912</text:p>
          </table:table-cell>
          <table:table-cell table:formula="of:=[$'ScSp stats'.X51]" office:value-type="float" office:value="22.7938" calcext:value-type="float">
            <text:p>22.7938</text:p>
          </table:table-cell>
          <table:table-cell table:formula="of:=[$'ScSp stats'.Y51]" office:value-type="float" office:value="82.7908" calcext:value-type="float">
            <text:p>82.7908</text:p>
          </table:table-cell>
          <table:table-cell table:formula="of:=[$'ScSp stats'.AA51]" office:value-type="float" office:value="1.25" calcext:value-type="float">
            <text:p>1.25</text:p>
          </table:table-cell>
          <table:table-cell table:formula="of:=[$'ScSp stats'.AB51]" office:value-type="float" office:value="35.1942" calcext:value-type="float">
            <text:p>35.1942</text:p>
          </table:table-cell>
          <table:table-cell table:formula="of:=[$'ScSp stats'.AF51]" office:value-type="float" office:value="82.8972" calcext:value-type="float">
            <text:p>82.8972</text:p>
          </table:table-cell>
          <table:table-cell table:formula="of:=[$'ScSp stats'.AG51]" office:value-type="float" office:value="22.7938" calcext:value-type="float">
            <text:p>22.7938</text:p>
          </table:table-cell>
          <table:table-cell table:formula="of:=[$'ScSp stats'.AH51]" office:value-type="float" office:value="68.6872" calcext:value-type="float">
            <text:p>68.6872</text:p>
          </table:table-cell>
          <table:table-cell table:formula="of:=[$'ScSp stats'.AJ51]" office:value-type="float" office:value="0.85" calcext:value-type="float">
            <text:p>0.85</text:p>
          </table:table-cell>
          <table:table-cell table:formula="of:=[$'ScSp stats'.AK51]" office:value-type="float" office:value="37.0038" calcext:value-type="float">
            <text:p>37.0038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ScSp stats'.E52]" office:value-type="float" office:value="123.79" calcext:value-type="float">
            <text:p>123.79</text:p>
          </table:table-cell>
          <table:table-cell table:formula="of:=[$'ScSp stats'.F52]" office:value-type="float" office:value="8.7326" calcext:value-type="float">
            <text:p>8.7326</text:p>
          </table:table-cell>
          <table:table-cell table:formula="of:=[$'ScSp stats'.G52]" office:value-type="float" office:value="89.654" calcext:value-type="float">
            <text:p>89.654</text:p>
          </table:table-cell>
          <table:table-cell table:formula="of:=[$'ScSp stats'.I52]" office:value-type="float" office:value="0.22" calcext:value-type="float">
            <text:p>0.22</text:p>
          </table:table-cell>
          <table:table-cell table:formula="of:=[$'ScSp stats'.J52]" office:value-type="float" office:value="42.8682" calcext:value-type="float">
            <text:p>42.8682</text:p>
          </table:table-cell>
          <table:table-cell table:formula="of:=[$'ScSp stats'.N52]" office:value-type="float" office:value="102.547" calcext:value-type="float">
            <text:p>102.547</text:p>
          </table:table-cell>
          <table:table-cell table:formula="of:=[$'ScSp stats'.O52]" office:value-type="float" office:value="35.7096" calcext:value-type="float">
            <text:p>35.7096</text:p>
          </table:table-cell>
          <table:table-cell table:formula="of:=[$'ScSp stats'.P52]" office:value-type="float" office:value="100.584" calcext:value-type="float">
            <text:p>100.584</text:p>
          </table:table-cell>
          <table:table-cell table:formula="of:=[$'ScSp stats'.R52]" office:value-type="float" office:value="0.44" calcext:value-type="float">
            <text:p>0.44</text:p>
          </table:table-cell>
          <table:table-cell table:formula="of:=[$'ScSp stats'.S52]" office:value-type="float" office:value="37.6726" calcext:value-type="float">
            <text:p>37.6726</text:p>
          </table:table-cell>
          <table:table-cell table:formula="of:=[$'ScSp stats'.W52]" office:value-type="float" office:value="96.297" calcext:value-type="float">
            <text:p>96.297</text:p>
          </table:table-cell>
          <table:table-cell table:formula="of:=[$'ScSp stats'.X52]" office:value-type="float" office:value="35.7096" calcext:value-type="float">
            <text:p>35.7096</text:p>
          </table:table-cell>
          <table:table-cell table:formula="of:=[$'ScSp stats'.Y52]" office:value-type="float" office:value="89.1572" calcext:value-type="float">
            <text:p>89.1572</text:p>
          </table:table-cell>
          <table:table-cell table:formula="of:=[$'ScSp stats'.AA52]" office:value-type="float" office:value="0.52" calcext:value-type="float">
            <text:p>0.52</text:p>
          </table:table-cell>
          <table:table-cell table:formula="of:=[$'ScSp stats'.AB52]" office:value-type="float" office:value="42.8494" calcext:value-type="float">
            <text:p>42.8494</text:p>
          </table:table-cell>
          <table:table-cell table:formula="of:=[$'ScSp stats'.AF52]" office:value-type="float" office:value="75.51" calcext:value-type="float">
            <text:p>75.51</text:p>
          </table:table-cell>
          <table:table-cell table:formula="of:=[$'ScSp stats'.AG52]" office:value-type="float" office:value="41.4034" calcext:value-type="float">
            <text:p>41.4034</text:p>
          </table:table-cell>
          <table:table-cell table:formula="of:=[$'ScSp stats'.AH52]" office:value-type="float" office:value="73.2228" calcext:value-type="float">
            <text:p>73.2228</text:p>
          </table:table-cell>
          <table:table-cell table:formula="of:=[$'ScSp stats'.AJ52]" office:value-type="float" office:value="0.66" calcext:value-type="float">
            <text:p>0.66</text:p>
          </table:table-cell>
          <table:table-cell table:formula="of:=[$'ScSp stats'.AK52]" office:value-type="float" office:value="43.6906" calcext:value-type="float">
            <text:p>43.6906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ScSp stats'.E53]" office:value-type="float" office:value="133.482" calcext:value-type="float">
            <text:p>133.482</text:p>
          </table:table-cell>
          <table:table-cell table:formula="of:=[$'ScSp stats'.F53]" office:value-type="float" office:value="18.8254" calcext:value-type="float">
            <text:p>18.8254</text:p>
          </table:table-cell>
          <table:table-cell table:formula="of:=[$'ScSp stats'.G53]" office:value-type="float" office:value="114.779" calcext:value-type="float">
            <text:p>114.779</text:p>
          </table:table-cell>
          <table:table-cell table:formula="of:=[$'ScSp stats'.I53]" office:value-type="float" office:value="1.23" calcext:value-type="float">
            <text:p>1.23</text:p>
          </table:table-cell>
          <table:table-cell table:formula="of:=[$'ScSp stats'.J53]" office:value-type="float" office:value="37.5282" calcext:value-type="float">
            <text:p>37.5282</text:p>
          </table:table-cell>
          <table:table-cell table:formula="of:=[$'ScSp stats'.N53]" office:value-type="float" office:value="110.825" calcext:value-type="float">
            <text:p>110.825</text:p>
          </table:table-cell>
          <table:table-cell table:formula="of:=[$'ScSp stats'.O53]" office:value-type="float" office:value="47.8608" calcext:value-type="float">
            <text:p>47.8608</text:p>
          </table:table-cell>
          <table:table-cell table:formula="of:=[$'ScSp stats'.P53]" office:value-type="float" office:value="117.815" calcext:value-type="float">
            <text:p>117.815</text:p>
          </table:table-cell>
          <table:table-cell table:formula="of:=[$'ScSp stats'.R53]" office:value-type="float" office:value="1.7" calcext:value-type="float">
            <text:p>1.7</text:p>
          </table:table-cell>
          <table:table-cell table:formula="of:=[$'ScSp stats'.S53]" office:value-type="float" office:value="40.871" calcext:value-type="float">
            <text:p>40.871</text:p>
          </table:table-cell>
          <table:table-cell table:formula="of:=[$'ScSp stats'.W53]" office:value-type="float" office:value="103.846" calcext:value-type="float">
            <text:p>103.846</text:p>
          </table:table-cell>
          <table:table-cell table:formula="of:=[$'ScSp stats'.X53]" office:value-type="float" office:value="56.0456" calcext:value-type="float">
            <text:p>56.0456</text:p>
          </table:table-cell>
          <table:table-cell table:formula="of:=[$'ScSp stats'.Y53]" office:value-type="float" office:value="108.726" calcext:value-type="float">
            <text:p>108.726</text:p>
          </table:table-cell>
          <table:table-cell table:formula="of:=[$'ScSp stats'.AA53]" office:value-type="float" office:value="2.89" calcext:value-type="float">
            <text:p>2.89</text:p>
          </table:table-cell>
          <table:table-cell table:formula="of:=[$'ScSp stats'.AB53]" office:value-type="float" office:value="51.1662" calcext:value-type="float">
            <text:p>51.1662</text:p>
          </table:table-cell>
          <table:table-cell table:formula="of:=[$'ScSp stats'.AF53]" office:value-type="float" office:value="85.704" calcext:value-type="float">
            <text:p>85.704</text:p>
          </table:table-cell>
          <table:table-cell table:formula="of:=[$'ScSp stats'.AG53]" office:value-type="float" office:value="58.3696" calcext:value-type="float">
            <text:p>58.3696</text:p>
          </table:table-cell>
          <table:table-cell table:formula="of:=[$'ScSp stats'.AH53]" office:value-type="float" office:value="99.3232" calcext:value-type="float">
            <text:p>99.3232</text:p>
          </table:table-cell>
          <table:table-cell table:formula="of:=[$'ScSp stats'.AJ53]" office:value-type="float" office:value="5.25" calcext:value-type="float">
            <text:p>5.25</text:p>
          </table:table-cell>
          <table:table-cell table:formula="of:=[$'ScSp stats'.AK53]" office:value-type="float" office:value="44.7504" calcext:value-type="float">
            <text:p>44.7504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ScSp stats'.E54]" office:value-type="float" office:value="123.028" calcext:value-type="float">
            <text:p>123.028</text:p>
          </table:table-cell>
          <table:table-cell table:formula="of:=[$'ScSp stats'.F54]" office:value-type="float" office:value="13.2478" calcext:value-type="float">
            <text:p>13.2478</text:p>
          </table:table-cell>
          <table:table-cell table:formula="of:=[$'ScSp stats'.G54]" office:value-type="float" office:value="77.9976" calcext:value-type="float">
            <text:p>77.9976</text:p>
          </table:table-cell>
          <table:table-cell table:formula="of:=[$'ScSp stats'.I54]" office:value-type="float" office:value="0.81" calcext:value-type="float">
            <text:p>0.81</text:p>
          </table:table-cell>
          <table:table-cell table:formula="of:=[$'ScSp stats'.J54]" office:value-type="float" office:value="58.2784" calcext:value-type="float">
            <text:p>58.2784</text:p>
          </table:table-cell>
          <table:table-cell table:formula="of:=[$'ScSp stats'.N54]" office:value-type="float" office:value="107.702" calcext:value-type="float">
            <text:p>107.702</text:p>
          </table:table-cell>
          <table:table-cell table:formula="of:=[$'ScSp stats'.O54]" office:value-type="float" office:value="31.6094" calcext:value-type="float">
            <text:p>31.6094</text:p>
          </table:table-cell>
          <table:table-cell table:formula="of:=[$'ScSp stats'.P54]" office:value-type="float" office:value="81.9168" calcext:value-type="float">
            <text:p>81.9168</text:p>
          </table:table-cell>
          <table:table-cell table:formula="of:=[$'ScSp stats'.R54]" office:value-type="float" office:value="1.89" calcext:value-type="float">
            <text:p>1.89</text:p>
          </table:table-cell>
          <table:table-cell table:formula="of:=[$'ScSp stats'.S54]" office:value-type="float" office:value="57.3944" calcext:value-type="float">
            <text:p>57.3944</text:p>
          </table:table-cell>
          <table:table-cell table:formula="of:=[$'ScSp stats'.W54]" office:value-type="float" office:value="97.3368" calcext:value-type="float">
            <text:p>97.3368</text:p>
          </table:table-cell>
          <table:table-cell table:formula="of:=[$'ScSp stats'.X54]" office:value-type="float" office:value="44.7244" calcext:value-type="float">
            <text:p>44.7244</text:p>
          </table:table-cell>
          <table:table-cell table:formula="of:=[$'ScSp stats'.Y54]" office:value-type="float" office:value="78.1172" calcext:value-type="float">
            <text:p>78.1172</text:p>
          </table:table-cell>
          <table:table-cell table:formula="of:=[$'ScSp stats'.AA54]" office:value-type="float" office:value="2.23" calcext:value-type="float">
            <text:p>2.23</text:p>
          </table:table-cell>
          <table:table-cell table:formula="of:=[$'ScSp stats'.AB54]" office:value-type="float" office:value="63.944" calcext:value-type="float">
            <text:p>63.944</text:p>
          </table:table-cell>
          <table:table-cell table:formula="of:=[$'ScSp stats'.AF54]" office:value-type="float" office:value="75.2958" calcext:value-type="float">
            <text:p>75.2958</text:p>
          </table:table-cell>
          <table:table-cell table:formula="of:=[$'ScSp stats'.AG54]" office:value-type="float" office:value="66.7536" calcext:value-type="float">
            <text:p>66.7536</text:p>
          </table:table-cell>
          <table:table-cell table:formula="of:=[$'ScSp stats'.AH54]" office:value-type="float" office:value="73.9864" calcext:value-type="float">
            <text:p>73.9864</text:p>
          </table:table-cell>
          <table:table-cell table:formula="of:=[$'ScSp stats'.AJ54]" office:value-type="float" office:value="2.18" calcext:value-type="float">
            <text:p>2.18</text:p>
          </table:table-cell>
          <table:table-cell table:formula="of:=[$'ScSp stats'.AK54]" office:value-type="float" office:value="68.063" calcext:value-type="float">
            <text:p>68.063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ScSp stats'.E55]" office:value-type="float" office:value="127.292" calcext:value-type="float">
            <text:p>127.292</text:p>
          </table:table-cell>
          <table:table-cell table:formula="of:=[$'ScSp stats'.F55]" office:value-type="float" office:value="16.435" calcext:value-type="float">
            <text:p>16.435</text:p>
          </table:table-cell>
          <table:table-cell table:formula="of:=[$'ScSp stats'.G55]" office:value-type="float" office:value="114.908" calcext:value-type="float">
            <text:p>114.908</text:p>
          </table:table-cell>
          <table:table-cell table:formula="of:=[$'ScSp stats'.I55]" office:value-type="float" office:value="0.19" calcext:value-type="float">
            <text:p>0.19</text:p>
          </table:table-cell>
          <table:table-cell table:formula="of:=[$'ScSp stats'.J55]" office:value-type="float" office:value="28.8188" calcext:value-type="float">
            <text:p>28.8188</text:p>
          </table:table-cell>
          <table:table-cell table:formula="of:=[$'ScSp stats'.N55]" office:value-type="float" office:value="113.493" calcext:value-type="float">
            <text:p>113.493</text:p>
          </table:table-cell>
          <table:table-cell table:formula="of:=[$'ScSp stats'.O55]" office:value-type="float" office:value="32.5722" calcext:value-type="float">
            <text:p>32.5722</text:p>
          </table:table-cell>
          <table:table-cell table:formula="of:=[$'ScSp stats'.P55]" office:value-type="float" office:value="100.62" calcext:value-type="float">
            <text:p>100.62</text:p>
          </table:table-cell>
          <table:table-cell table:formula="of:=[$'ScSp stats'.R55]" office:value-type="float" office:value="0.56" calcext:value-type="float">
            <text:p>0.56</text:p>
          </table:table-cell>
          <table:table-cell table:formula="of:=[$'ScSp stats'.S55]" office:value-type="float" office:value="45.4448" calcext:value-type="float">
            <text:p>45.4448</text:p>
          </table:table-cell>
          <table:table-cell table:formula="of:=[$'ScSp stats'.W55]" office:value-type="float" office:value="104.245" calcext:value-type="float">
            <text:p>104.245</text:p>
          </table:table-cell>
          <table:table-cell table:formula="of:=[$'ScSp stats'.X55]" office:value-type="float" office:value="32.5722" calcext:value-type="float">
            <text:p>32.5722</text:p>
          </table:table-cell>
          <table:table-cell table:formula="of:=[$'ScSp stats'.Y55]" office:value-type="float" office:value="91.678" calcext:value-type="float">
            <text:p>91.678</text:p>
          </table:table-cell>
          <table:table-cell table:formula="of:=[$'ScSp stats'.AA55]" office:value-type="float" office:value="0.82" calcext:value-type="float">
            <text:p>0.82</text:p>
          </table:table-cell>
          <table:table-cell table:formula="of:=[$'ScSp stats'.AB55]" office:value-type="float" office:value="45.1394" calcext:value-type="float">
            <text:p>45.1394</text:p>
          </table:table-cell>
          <table:table-cell table:formula="of:=[$'ScSp stats'.AF55]" office:value-type="float" office:value="84.1308" calcext:value-type="float">
            <text:p>84.1308</text:p>
          </table:table-cell>
          <table:table-cell table:formula="of:=[$'ScSp stats'.AG55]" office:value-type="float" office:value="57.358" calcext:value-type="float">
            <text:p>57.358</text:p>
          </table:table-cell>
          <table:table-cell table:formula="of:=[$'ScSp stats'.AH55]" office:value-type="float" office:value="97.2532" calcext:value-type="float">
            <text:p>97.2532</text:p>
          </table:table-cell>
          <table:table-cell table:formula="of:=[$'ScSp stats'.AJ55]" office:value-type="float" office:value="1.14" calcext:value-type="float">
            <text:p>1.14</text:p>
          </table:table-cell>
          <table:table-cell table:formula="of:=[$'ScSp stats'.AK55]" office:value-type="float" office:value="44.2356" calcext:value-type="float">
            <text:p>44.2356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ScSp stats'.E56]" office:value-type="float" office:value="130.712" calcext:value-type="float">
            <text:p>130.712</text:p>
          </table:table-cell>
          <table:table-cell table:formula="of:=[$'ScSp stats'.F56]" office:value-type="float" office:value="16.9828" calcext:value-type="float">
            <text:p>16.9828</text:p>
          </table:table-cell>
          <table:table-cell table:formula="of:=[$'ScSp stats'.G56]" office:value-type="float" office:value="109.922" calcext:value-type="float">
            <text:p>109.922</text:p>
          </table:table-cell>
          <table:table-cell table:formula="of:=[$'ScSp stats'.I56]" office:value-type="float" office:value="0.79" calcext:value-type="float">
            <text:p>0.79</text:p>
          </table:table-cell>
          <table:table-cell table:formula="of:=[$'ScSp stats'.J56]" office:value-type="float" office:value="37.773" calcext:value-type="float">
            <text:p>37.773</text:p>
          </table:table-cell>
          <table:table-cell table:formula="of:=[$'ScSp stats'.N56]" office:value-type="float" office:value="110.882" calcext:value-type="float">
            <text:p>110.882</text:p>
          </table:table-cell>
          <table:table-cell table:formula="of:=[$'ScSp stats'.O56]" office:value-type="float" office:value="32.3886" calcext:value-type="float">
            <text:p>32.3886</text:p>
          </table:table-cell>
          <table:table-cell table:formula="of:=[$'ScSp stats'.P56]" office:value-type="float" office:value="100.685" calcext:value-type="float">
            <text:p>100.685</text:p>
          </table:table-cell>
          <table:table-cell table:formula="of:=[$'ScSp stats'.R56]" office:value-type="float" office:value="1.79" calcext:value-type="float">
            <text:p>1.79</text:p>
          </table:table-cell>
          <table:table-cell table:formula="of:=[$'ScSp stats'.S56]" office:value-type="float" office:value="42.5862" calcext:value-type="float">
            <text:p>42.5862</text:p>
          </table:table-cell>
          <table:table-cell table:formula="of:=[$'ScSp stats'.W56]" office:value-type="float" office:value="102.729" calcext:value-type="float">
            <text:p>102.729</text:p>
          </table:table-cell>
          <table:table-cell table:formula="of:=[$'ScSp stats'.X56]" office:value-type="float" office:value="32.3886" calcext:value-type="float">
            <text:p>32.3886</text:p>
          </table:table-cell>
          <table:table-cell table:formula="of:=[$'ScSp stats'.Y56]" office:value-type="float" office:value="86.848" calcext:value-type="float">
            <text:p>86.848</text:p>
          </table:table-cell>
          <table:table-cell table:formula="of:=[$'ScSp stats'.AA56]" office:value-type="float" office:value="2.3" calcext:value-type="float">
            <text:p>2.3</text:p>
          </table:table-cell>
          <table:table-cell table:formula="of:=[$'ScSp stats'.AB56]" office:value-type="float" office:value="48.2696" calcext:value-type="float">
            <text:p>48.2696</text:p>
          </table:table-cell>
          <table:table-cell table:formula="of:=[$'ScSp stats'.AF56]" office:value-type="float" office:value="83.1504" calcext:value-type="float">
            <text:p>83.1504</text:p>
          </table:table-cell>
          <table:table-cell table:formula="of:=[$'ScSp stats'.AG56]" office:value-type="float" office:value="56.942" calcext:value-type="float">
            <text:p>56.942</text:p>
          </table:table-cell>
          <table:table-cell table:formula="of:=[$'ScSp stats'.AH56]" office:value-type="float" office:value="84.7504" calcext:value-type="float">
            <text:p>84.7504</text:p>
          </table:table-cell>
          <table:table-cell table:formula="of:=[$'ScSp stats'.AJ56]" office:value-type="float" office:value="1.78" calcext:value-type="float">
            <text:p>1.78</text:p>
          </table:table-cell>
          <table:table-cell table:formula="of:=[$'ScSp stats'.AK56]" office:value-type="float" office:value="55.342" calcext:value-type="float">
            <text:p>55.342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ScSp stats'.E57]" office:value-type="float" office:value="119.631" calcext:value-type="float">
            <text:p>119.631</text:p>
          </table:table-cell>
          <table:table-cell table:formula="of:=[$'ScSp stats'.F57]" office:value-type="float" office:value="0" calcext:value-type="float">
            <text:p>0</text:p>
          </table:table-cell>
          <table:table-cell table:formula="of:=[$'ScSp stats'.G57]" office:value-type="float" office:value="93.7756" calcext:value-type="float">
            <text:p>93.7756</text:p>
          </table:table-cell>
          <table:table-cell table:formula="of:=[$'ScSp stats'.I57]" office:value-type="float" office:value="0.88" calcext:value-type="float">
            <text:p>0.88</text:p>
          </table:table-cell>
          <table:table-cell table:formula="of:=[$'ScSp stats'.J57]" office:value-type="float" office:value="25.8554" calcext:value-type="float">
            <text:p>25.8554</text:p>
          </table:table-cell>
          <table:table-cell table:formula="of:=[$'ScSp stats'.N57]" office:value-type="float" office:value="97.989" calcext:value-type="float">
            <text:p>97.989</text:p>
          </table:table-cell>
          <table:table-cell table:formula="of:=[$'ScSp stats'.O57]" office:value-type="float" office:value="36.5064" calcext:value-type="float">
            <text:p>36.5064</text:p>
          </table:table-cell>
          <table:table-cell table:formula="of:=[$'ScSp stats'.P57]" office:value-type="float" office:value="93.84" calcext:value-type="float">
            <text:p>93.84</text:p>
          </table:table-cell>
          <table:table-cell table:formula="of:=[$'ScSp stats'.R57]" office:value-type="float" office:value="0.89" calcext:value-type="float">
            <text:p>0.89</text:p>
          </table:table-cell>
          <table:table-cell table:formula="of:=[$'ScSp stats'.S57]" office:value-type="float" office:value="40.6554" calcext:value-type="float">
            <text:p>40.6554</text:p>
          </table:table-cell>
          <table:table-cell table:formula="of:=[$'ScSp stats'.W57]" office:value-type="float" office:value="83.2122" calcext:value-type="float">
            <text:p>83.2122</text:p>
          </table:table-cell>
          <table:table-cell table:formula="of:=[$'ScSp stats'.X57]" office:value-type="float" office:value="47.0972" calcext:value-type="float">
            <text:p>47.0972</text:p>
          </table:table-cell>
          <table:table-cell table:formula="of:=[$'ScSp stats'.Y57]" office:value-type="float" office:value="97.2624" calcext:value-type="float">
            <text:p>97.2624</text:p>
          </table:table-cell>
          <table:table-cell table:formula="of:=[$'ScSp stats'.AA57]" office:value-type="float" office:value="0.7" calcext:value-type="float">
            <text:p>0.7</text:p>
          </table:table-cell>
          <table:table-cell table:formula="of:=[$'ScSp stats'.AB57]" office:value-type="float" office:value="33.047" calcext:value-type="float">
            <text:p>33.047</text:p>
          </table:table-cell>
          <table:table-cell table:formula="of:=[$'ScSp stats'.AF57]" office:value-type="float" office:value="68.4102" calcext:value-type="float">
            <text:p>68.4102</text:p>
          </table:table-cell>
          <table:table-cell table:formula="of:=[$'ScSp stats'.AG57]" office:value-type="float" office:value="57.4566" calcext:value-type="float">
            <text:p>57.4566</text:p>
          </table:table-cell>
          <table:table-cell table:formula="of:=[$'ScSp stats'.AH57]" office:value-type="float" office:value="92.9108" calcext:value-type="float">
            <text:p>92.9108</text:p>
          </table:table-cell>
          <table:table-cell table:formula="of:=[$'ScSp stats'.AJ57]" office:value-type="float" office:value="1.01" calcext:value-type="float">
            <text:p>1.01</text:p>
          </table:table-cell>
          <table:table-cell table:formula="of:=[$'ScSp stats'.AK57]" office:value-type="float" office:value="32.956" calcext:value-type="float">
            <text:p>32.956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ScSp stats'.E58]" office:value-type="float" office:value="138.031" calcext:value-type="float">
            <text:p>138.031</text:p>
          </table:table-cell>
          <table:table-cell table:formula="of:=[$'ScSp stats'.F58]" office:value-type="float" office:value="13.7956" calcext:value-type="float">
            <text:p>13.7956</text:p>
          </table:table-cell>
          <table:table-cell table:formula="of:=[$'ScSp stats'.G58]" office:value-type="float" office:value="98.8908" calcext:value-type="float">
            <text:p>98.8908</text:p>
          </table:table-cell>
          <table:table-cell table:formula="of:=[$'ScSp stats'.I58]" office:value-type="float" office:value="0.4" calcext:value-type="float">
            <text:p>0.4</text:p>
          </table:table-cell>
          <table:table-cell table:formula="of:=[$'ScSp stats'.J58]" office:value-type="float" office:value="52.9354" calcext:value-type="float">
            <text:p>52.9354</text:p>
          </table:table-cell>
          <table:table-cell table:formula="of:=[$'ScSp stats'.N58]" office:value-type="float" office:value="115.99" calcext:value-type="float">
            <text:p>115.99</text:p>
          </table:table-cell>
          <table:table-cell table:formula="of:=[$'ScSp stats'.O58]" office:value-type="float" office:value="27.7738" calcext:value-type="float">
            <text:p>27.7738</text:p>
          </table:table-cell>
          <table:table-cell table:formula="of:=[$'ScSp stats'.P58]" office:value-type="float" office:value="107.208" calcext:value-type="float">
            <text:p>107.208</text:p>
          </table:table-cell>
          <table:table-cell table:formula="of:=[$'ScSp stats'.R58]" office:value-type="float" office:value="1.16" calcext:value-type="float">
            <text:p>1.16</text:p>
          </table:table-cell>
          <table:table-cell table:formula="of:=[$'ScSp stats'.S58]" office:value-type="float" office:value="36.5558" calcext:value-type="float">
            <text:p>36.5558</text:p>
          </table:table-cell>
          <table:table-cell table:formula="of:=[$'ScSp stats'.W58]" office:value-type="float" office:value="108.144" calcext:value-type="float">
            <text:p>108.144</text:p>
          </table:table-cell>
          <table:table-cell table:formula="of:=[$'ScSp stats'.X58]" office:value-type="float" office:value="27.7738" calcext:value-type="float">
            <text:p>27.7738</text:p>
          </table:table-cell>
          <table:table-cell table:formula="of:=[$'ScSp stats'.Y58]" office:value-type="float" office:value="89.5252" calcext:value-type="float">
            <text:p>89.5252</text:p>
          </table:table-cell>
          <table:table-cell table:formula="of:=[$'ScSp stats'.AA58]" office:value-type="float" office:value="1.3" calcext:value-type="float">
            <text:p>1.3</text:p>
          </table:table-cell>
          <table:table-cell table:formula="of:=[$'ScSp stats'.AB58]" office:value-type="float" office:value="46.3926" calcext:value-type="float">
            <text:p>46.3926</text:p>
          </table:table-cell>
          <table:table-cell table:formula="of:=[$'ScSp stats'.AF58]" office:value-type="float" office:value="87.699" calcext:value-type="float">
            <text:p>87.699</text:p>
          </table:table-cell>
          <table:table-cell table:formula="of:=[$'ScSp stats'.AG58]" office:value-type="float" office:value="42.2832" calcext:value-type="float">
            <text:p>42.2832</text:p>
          </table:table-cell>
          <table:table-cell table:formula="of:=[$'ScSp stats'.AH58]" office:value-type="float" office:value="89.3228" calcext:value-type="float">
            <text:p>89.3228</text:p>
          </table:table-cell>
          <table:table-cell table:formula="of:=[$'ScSp stats'.AJ58]" office:value-type="float" office:value="1.58" calcext:value-type="float">
            <text:p>1.58</text:p>
          </table:table-cell>
          <table:table-cell table:formula="of:=[$'ScSp stats'.AK58]" office:value-type="float" office:value="40.6594" calcext:value-type="float">
            <text:p>40.6594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ScSp stats'.E59]" office:value-type="float" office:value="126.026" calcext:value-type="float">
            <text:p>126.026</text:p>
          </table:table-cell>
          <table:table-cell table:formula="of:=[$'ScSp stats'.F59]" office:value-type="float" office:value="10.2598" calcext:value-type="float">
            <text:p>10.2598</text:p>
          </table:table-cell>
          <table:table-cell table:formula="of:=[$'ScSp stats'.G59]" office:value-type="float" office:value="101.393" calcext:value-type="float">
            <text:p>101.393</text:p>
          </table:table-cell>
          <table:table-cell table:formula="of:=[$'ScSp stats'.I59]" office:value-type="float" office:value="0.42" calcext:value-type="float">
            <text:p>0.42</text:p>
          </table:table-cell>
          <table:table-cell table:formula="of:=[$'ScSp stats'.J59]" office:value-type="float" office:value="34.893" calcext:value-type="float">
            <text:p>34.893</text:p>
          </table:table-cell>
          <table:table-cell table:formula="of:=[$'ScSp stats'.N59]" office:value-type="float" office:value="112.353" calcext:value-type="float">
            <text:p>112.353</text:p>
          </table:table-cell>
          <table:table-cell table:formula="of:=[$'ScSp stats'.O59]" office:value-type="float" office:value="16.436" calcext:value-type="float">
            <text:p>16.436</text:p>
          </table:table-cell>
          <table:table-cell table:formula="of:=[$'ScSp stats'.P59]" office:value-type="float" office:value="94.5484" calcext:value-type="float">
            <text:p>94.5484</text:p>
          </table:table-cell>
          <table:table-cell table:formula="of:=[$'ScSp stats'.R59]" office:value-type="float" office:value="1.1" calcext:value-type="float">
            <text:p>1.1</text:p>
          </table:table-cell>
          <table:table-cell table:formula="of:=[$'ScSp stats'.S59]" office:value-type="float" office:value="34.2406" calcext:value-type="float">
            <text:p>34.2406</text:p>
          </table:table-cell>
          <table:table-cell table:formula="of:=[$'ScSp stats'.W59]" office:value-type="float" office:value="100.757" calcext:value-type="float">
            <text:p>100.757</text:p>
          </table:table-cell>
          <table:table-cell table:formula="of:=[$'ScSp stats'.X59]" office:value-type="float" office:value="31.3438" calcext:value-type="float">
            <text:p>31.3438</text:p>
          </table:table-cell>
          <table:table-cell table:formula="of:=[$'ScSp stats'.Y59]" office:value-type="float" office:value="106.95" calcext:value-type="float">
            <text:p>106.95</text:p>
          </table:table-cell>
          <table:table-cell table:formula="of:=[$'ScSp stats'.AA59]" office:value-type="float" office:value="1.42" calcext:value-type="float">
            <text:p>1.42</text:p>
          </table:table-cell>
          <table:table-cell table:formula="of:=[$'ScSp stats'.AB59]" office:value-type="float" office:value="25.1506" calcext:value-type="float">
            <text:p>25.1506</text:p>
          </table:table-cell>
          <table:table-cell table:formula="of:=[$'ScSp stats'.AF59]" office:value-type="float" office:value="83.082" calcext:value-type="float">
            <text:p>83.082</text:p>
          </table:table-cell>
          <table:table-cell table:formula="of:=[$'ScSp stats'.AG59]" office:value-type="float" office:value="45.6042" calcext:value-type="float">
            <text:p>45.6042</text:p>
          </table:table-cell>
          <table:table-cell table:formula="of:=[$'ScSp stats'.AH59]" office:value-type="float" office:value="75.9184" calcext:value-type="float">
            <text:p>75.9184</text:p>
          </table:table-cell>
          <table:table-cell table:formula="of:=[$'ScSp stats'.AJ59]" office:value-type="float" office:value="2.17" calcext:value-type="float">
            <text:p>2.17</text:p>
          </table:table-cell>
          <table:table-cell table:formula="of:=[$'ScSp stats'.AK59]" office:value-type="float" office:value="52.7678" calcext:value-type="float">
            <text:p>52.7678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ScSp stats'.E60]" office:value-type="float" office:value="124.921" calcext:value-type="float">
            <text:p>124.921</text:p>
          </table:table-cell>
          <table:table-cell table:formula="of:=[$'ScSp stats'.F60]" office:value-type="float" office:value="8.6828" calcext:value-type="float">
            <text:p>8.6828</text:p>
          </table:table-cell>
          <table:table-cell table:formula="of:=[$'ScSp stats'.G60]" office:value-type="float" office:value="84.088" calcext:value-type="float">
            <text:p>84.088</text:p>
          </table:table-cell>
          <table:table-cell table:formula="of:=[$'ScSp stats'.I60]" office:value-type="float" office:value="0.45" calcext:value-type="float">
            <text:p>0.45</text:p>
          </table:table-cell>
          <table:table-cell table:formula="of:=[$'ScSp stats'.J60]" office:value-type="float" office:value="49.5154" calcext:value-type="float">
            <text:p>49.5154</text:p>
          </table:table-cell>
          <table:table-cell table:formula="of:=[$'ScSp stats'.N60]" office:value-type="float" office:value="104.647" calcext:value-type="float">
            <text:p>104.647</text:p>
          </table:table-cell>
          <table:table-cell table:formula="of:=[$'ScSp stats'.O60]" office:value-type="float" office:value="34.2488" calcext:value-type="float">
            <text:p>34.2488</text:p>
          </table:table-cell>
          <table:table-cell table:formula="of:=[$'ScSp stats'.P60]" office:value-type="float" office:value="78.8992" calcext:value-type="float">
            <text:p>78.8992</text:p>
          </table:table-cell>
          <table:table-cell table:formula="of:=[$'ScSp stats'.R60]" office:value-type="float" office:value="1.97" calcext:value-type="float">
            <text:p>1.97</text:p>
          </table:table-cell>
          <table:table-cell table:formula="of:=[$'ScSp stats'.S60]" office:value-type="float" office:value="59.9962" calcext:value-type="float">
            <text:p>59.9962</text:p>
          </table:table-cell>
          <table:table-cell table:formula="of:=[$'ScSp stats'.W60]" office:value-type="float" office:value="98.1804" calcext:value-type="float">
            <text:p>98.1804</text:p>
          </table:table-cell>
          <table:table-cell table:formula="of:=[$'ScSp stats'.X60]" office:value-type="float" office:value="34.2488" calcext:value-type="float">
            <text:p>34.2488</text:p>
          </table:table-cell>
          <table:table-cell table:formula="of:=[$'ScSp stats'.Y60]" office:value-type="float" office:value="75.5136" calcext:value-type="float">
            <text:p>75.5136</text:p>
          </table:table-cell>
          <table:table-cell table:formula="of:=[$'ScSp stats'.AA60]" office:value-type="float" office:value="2.6" calcext:value-type="float">
            <text:p>2.6</text:p>
          </table:table-cell>
          <table:table-cell table:formula="of:=[$'ScSp stats'.AB60]" office:value-type="float" office:value="56.9156" calcext:value-type="float">
            <text:p>56.9156</text:p>
          </table:table-cell>
          <table:table-cell table:formula="of:=[$'ScSp stats'.AF60]" office:value-type="float" office:value="85.248" calcext:value-type="float">
            <text:p>85.248</text:p>
          </table:table-cell>
          <table:table-cell table:formula="of:=[$'ScSp stats'.AG60]" office:value-type="float" office:value="34.2488" calcext:value-type="float">
            <text:p>34.2488</text:p>
          </table:table-cell>
          <table:table-cell table:formula="of:=[$'ScSp stats'.AH60]" office:value-type="float" office:value="81.1624" calcext:value-type="float">
            <text:p>81.1624</text:p>
          </table:table-cell>
          <table:table-cell table:formula="of:=[$'ScSp stats'.AJ60]" office:value-type="float" office:value="1.12" calcext:value-type="float">
            <text:p>1.12</text:p>
          </table:table-cell>
          <table:table-cell table:formula="of:=[$'ScSp stats'.AK60]" office:value-type="float" office:value="38.3344" calcext:value-type="float">
            <text:p>38.3344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ScSp stats'.E61]" office:value-type="float" office:value="135.91" calcext:value-type="float">
            <text:p>135.91</text:p>
          </table:table-cell>
          <table:table-cell table:formula="of:=[$'ScSp stats'.F61]" office:value-type="float" office:value="15.688" calcext:value-type="float">
            <text:p>15.688</text:p>
          </table:table-cell>
          <table:table-cell table:formula="of:=[$'ScSp stats'.G61]" office:value-type="float" office:value="89.194" calcext:value-type="float">
            <text:p>89.194</text:p>
          </table:table-cell>
          <table:table-cell table:formula="of:=[$'ScSp stats'.I61]" office:value-type="float" office:value="0.73" calcext:value-type="float">
            <text:p>0.73</text:p>
          </table:table-cell>
          <table:table-cell table:formula="of:=[$'ScSp stats'.J61]" office:value-type="float" office:value="62.4042" calcext:value-type="float">
            <text:p>62.4042</text:p>
          </table:table-cell>
          <table:table-cell table:formula="of:=[$'ScSp stats'.N61]" office:value-type="float" office:value="116.229" calcext:value-type="float">
            <text:p>116.229</text:p>
          </table:table-cell>
          <table:table-cell table:formula="of:=[$'ScSp stats'.O61]" office:value-type="float" office:value="40.3908" calcext:value-type="float">
            <text:p>40.3908</text:p>
          </table:table-cell>
          <table:table-cell table:formula="of:=[$'ScSp stats'.P61]" office:value-type="float" office:value="88.872" calcext:value-type="float">
            <text:p>88.872</text:p>
          </table:table-cell>
          <table:table-cell table:formula="of:=[$'ScSp stats'.R61]" office:value-type="float" office:value="2.09" calcext:value-type="float">
            <text:p>2.09</text:p>
          </table:table-cell>
          <table:table-cell table:formula="of:=[$'ScSp stats'.S61]" office:value-type="float" office:value="67.7478" calcext:value-type="float">
            <text:p>67.7478</text:p>
          </table:table-cell>
          <table:table-cell table:formula="of:=[$'ScSp stats'.W61]" office:value-type="float" office:value="107.369" calcext:value-type="float">
            <text:p>107.369</text:p>
          </table:table-cell>
          <table:table-cell table:formula="of:=[$'ScSp stats'.X61]" office:value-type="float" office:value="51.3146" calcext:value-type="float">
            <text:p>51.3146</text:p>
          </table:table-cell>
          <table:table-cell table:formula="of:=[$'ScSp stats'.Y61]" office:value-type="float" office:value="87.9796" calcext:value-type="float">
            <text:p>87.9796</text:p>
          </table:table-cell>
          <table:table-cell table:formula="of:=[$'ScSp stats'.AA61]" office:value-type="float" office:value="2.68" calcext:value-type="float">
            <text:p>2.68</text:p>
          </table:table-cell>
          <table:table-cell table:formula="of:=[$'ScSp stats'.AB61]" office:value-type="float" office:value="70.7038" calcext:value-type="float">
            <text:p>70.7038</text:p>
          </table:table-cell>
          <table:table-cell table:formula="of:=[$'ScSp stats'.AF61]" office:value-type="float" office:value="89.2494" calcext:value-type="float">
            <text:p>89.2494</text:p>
          </table:table-cell>
          <table:table-cell table:formula="of:=[$'ScSp stats'.AG61]" office:value-type="float" office:value="73.7432" calcext:value-type="float">
            <text:p>73.7432</text:p>
          </table:table-cell>
          <table:table-cell table:formula="of:=[$'ScSp stats'.AH61]" office:value-type="float" office:value="90.9972" calcext:value-type="float">
            <text:p>90.9972</text:p>
          </table:table-cell>
          <table:table-cell table:formula="of:=[$'ScSp stats'.AJ61]" office:value-type="float" office:value="1.47" calcext:value-type="float">
            <text:p>1.47</text:p>
          </table:table-cell>
          <table:table-cell table:formula="of:=[$'ScSp stats'.AK61]" office:value-type="float" office:value="71.9954" calcext:value-type="float">
            <text:p>71.9954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ScSp stats'.E62]" office:value-type="float" office:value="132.08" calcext:value-type="float">
            <text:p>132.08</text:p>
          </table:table-cell>
          <table:table-cell table:formula="of:=[$'ScSp stats'.F62]" office:value-type="float" office:value="12.1024" calcext:value-type="float">
            <text:p>12.1024</text:p>
          </table:table-cell>
          <table:table-cell table:formula="of:=[$'ScSp stats'.G62]" office:value-type="float" office:value="114.678" calcext:value-type="float">
            <text:p>114.678</text:p>
          </table:table-cell>
          <table:table-cell table:formula="of:=[$'ScSp stats'.I62]" office:value-type="float" office:value="0.42" calcext:value-type="float">
            <text:p>0.42</text:p>
          </table:table-cell>
          <table:table-cell table:formula="of:=[$'ScSp stats'.J62]" office:value-type="float" office:value="29.5042" calcext:value-type="float">
            <text:p>29.5042</text:p>
          </table:table-cell>
          <table:table-cell table:formula="of:=[$'ScSp stats'.N62]" office:value-type="float" office:value="111.897" calcext:value-type="float">
            <text:p>111.897</text:p>
          </table:table-cell>
          <table:table-cell table:formula="of:=[$'ScSp stats'.O62]" office:value-type="float" office:value="37.5356" calcext:value-type="float">
            <text:p>37.5356</text:p>
          </table:table-cell>
          <table:table-cell table:formula="of:=[$'ScSp stats'.P62]" office:value-type="float" office:value="123.841" calcext:value-type="float">
            <text:p>123.841</text:p>
          </table:table-cell>
          <table:table-cell table:formula="of:=[$'ScSp stats'.R62]" office:value-type="float" office:value="1.64" calcext:value-type="float">
            <text:p>1.64</text:p>
          </table:table-cell>
          <table:table-cell table:formula="of:=[$'ScSp stats'.S62]" office:value-type="float" office:value="25.5914" calcext:value-type="float">
            <text:p>25.5914</text:p>
          </table:table-cell>
          <table:table-cell table:formula="of:=[$'ScSp stats'.W62]" office:value-type="float" office:value="106.936" calcext:value-type="float">
            <text:p>106.936</text:p>
          </table:table-cell>
          <table:table-cell table:formula="of:=[$'ScSp stats'.X62]" office:value-type="float" office:value="42.7822" calcext:value-type="float">
            <text:p>42.7822</text:p>
          </table:table-cell>
          <table:table-cell table:formula="of:=[$'ScSp stats'.Y62]" office:value-type="float" office:value="118.542" calcext:value-type="float">
            <text:p>118.542</text:p>
          </table:table-cell>
          <table:table-cell table:formula="of:=[$'ScSp stats'.AA62]" office:value-type="float" office:value="2.51" calcext:value-type="float">
            <text:p>2.51</text:p>
          </table:table-cell>
          <table:table-cell table:formula="of:=[$'ScSp stats'.AB62]" office:value-type="float" office:value="31.1758" calcext:value-type="float">
            <text:p>31.1758</text:p>
          </table:table-cell>
          <table:table-cell table:formula="of:=[$'ScSp stats'.AF62]" office:value-type="float" office:value="90.4578" calcext:value-type="float">
            <text:p>90.4578</text:p>
          </table:table-cell>
          <table:table-cell table:formula="of:=[$'ScSp stats'.AG62]" office:value-type="float" office:value="54.2538" calcext:value-type="float">
            <text:p>54.2538</text:p>
          </table:table-cell>
          <table:table-cell table:formula="of:=[$'ScSp stats'.AH62]" office:value-type="float" office:value="108.9" calcext:value-type="float">
            <text:p>108.9</text:p>
          </table:table-cell>
          <table:table-cell table:formula="of:=[$'ScSp stats'.AJ62]" office:value-type="float" office:value="1.72" calcext:value-type="float">
            <text:p>1.72</text:p>
          </table:table-cell>
          <table:table-cell table:formula="of:=[$'ScSp stats'.AK62]" office:value-type="float" office:value="35.8112" calcext:value-type="float">
            <text:p>35.8112</text:p>
          </table:table-cell>
        </table:table-row>
        <table:table-row table:style-name="ro2">
          <table:table-cell table:style-name="ce49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30" table:formula="of:=AVERAGE([.B4:.B13])" office:value-type="float" office:value="78.71922" calcext:value-type="float">
            <text:p>78.719</text:p>
          </table:table-cell>
          <table:table-cell table:style-name="ce30" table:formula="of:=AVERAGE([.C4:.C13])" office:value-type="float" office:value="8.26584" calcext:value-type="float">
            <text:p>8.266</text:p>
          </table:table-cell>
          <table:table-cell table:style-name="ce30" table:formula="of:=AVERAGE([.D4:.D13])" office:value-type="float" office:value="64.37976" calcext:value-type="float">
            <text:p>64.380</text:p>
          </table:table-cell>
          <table:table-cell table:style-name="ce30" table:formula="of:=AVERAGE([.E4:.E13])" office:value-type="float" office:value="0.087" calcext:value-type="float">
            <text:p>0.087</text:p>
          </table:table-cell>
          <table:table-cell table:style-name="ce30" table:formula="of:=AVERAGE([.F4:.F13])" office:value-type="float" office:value="22.6053" calcext:value-type="float">
            <text:p>22.605</text:p>
          </table:table-cell>
          <table:table-cell table:style-name="ce30" table:formula="of:=AVERAGE([.G4:.G13])" office:value-type="float" office:value="71.07882" calcext:value-type="float">
            <text:p>71.079</text:p>
          </table:table-cell>
          <table:table-cell table:style-name="ce30" table:formula="of:=AVERAGE([.H4:.H13])" office:value-type="float" office:value="15.52748" calcext:value-type="float">
            <text:p>15.527</text:p>
          </table:table-cell>
          <table:table-cell table:style-name="ce30" table:formula="of:=AVERAGE([.I4:.I13])" office:value-type="float" office:value="63.26012" calcext:value-type="float">
            <text:p>63.260</text:p>
          </table:table-cell>
          <table:table-cell table:style-name="ce30" table:formula="of:=AVERAGE([.J4:.J13])" office:value-type="float" office:value="0.138" calcext:value-type="float">
            <text:p>0.138</text:p>
          </table:table-cell>
          <table:table-cell table:style-name="ce30" table:formula="of:=AVERAGE([.K4:.K13])" office:value-type="float" office:value="23.34618" calcext:value-type="float">
            <text:p>23.346</text:p>
          </table:table-cell>
          <table:table-cell table:style-name="ce30" table:formula="of:=AVERAGE([.L4:.L13])" office:value-type="float" office:value="61.85838" calcext:value-type="float">
            <text:p>61.858</text:p>
          </table:table-cell>
          <table:table-cell table:style-name="ce30" table:formula="of:=AVERAGE([.M4:.M13])" office:value-type="float" office:value="21.04738" calcext:value-type="float">
            <text:p>21.047</text:p>
          </table:table-cell>
          <table:table-cell table:style-name="ce30" table:formula="of:=AVERAGE([.N4:.N13])" office:value-type="float" office:value="58.11364" calcext:value-type="float">
            <text:p>58.114</text:p>
          </table:table-cell>
          <table:table-cell table:style-name="ce30" table:formula="of:=AVERAGE([.O4:.O13])" office:value-type="float" office:value="0.158" calcext:value-type="float">
            <text:p>0.158</text:p>
          </table:table-cell>
          <table:table-cell table:style-name="ce30" table:formula="of:=AVERAGE([.P4:.P13])" office:value-type="float" office:value="24.79212" calcext:value-type="float">
            <text:p>24.792</text:p>
          </table:table-cell>
          <table:table-cell table:style-name="ce30" table:formula="of:=AVERAGE([.Q4:.Q13])" office:value-type="float" office:value="52.81236" calcext:value-type="float">
            <text:p>52.812</text:p>
          </table:table-cell>
          <table:table-cell table:style-name="ce30" table:formula="of:=AVERAGE([.R4:.R13])" office:value-type="float" office:value="30.09176" calcext:value-type="float">
            <text:p>30.092</text:p>
          </table:table-cell>
          <table:table-cell table:style-name="ce30" table:formula="of:=AVERAGE([.S4:.S13])" office:value-type="float" office:value="58.51384" calcext:value-type="float">
            <text:p>58.514</text:p>
          </table:table-cell>
          <table:table-cell table:style-name="ce30" table:formula="of:=AVERAGE([.T4:.T13])" office:value-type="float" office:value="0.099" calcext:value-type="float">
            <text:p>0.099</text:p>
          </table:table-cell>
          <table:table-cell table:style-name="ce30" table:formula="of:=AVERAGE([.U4:.U13])" office:value-type="float" office:value="24.39028" calcext:value-type="float">
            <text:p>24.390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30" table:formula="of:=AVERAGE([.B14:.B23])" office:value-type="float" office:value="94.9416" calcext:value-type="float">
            <text:p>94.942</text:p>
          </table:table-cell>
          <table:table-cell table:style-name="ce30" table:formula="of:=AVERAGE([.C14:.C23])" office:value-type="float" office:value="8.37374" calcext:value-type="float">
            <text:p>8.374</text:p>
          </table:table-cell>
          <table:table-cell table:style-name="ce30" table:formula="of:=AVERAGE([.D14:.D23])" office:value-type="float" office:value="68.50594" calcext:value-type="float">
            <text:p>68.506</text:p>
          </table:table-cell>
          <table:table-cell table:style-name="ce30" table:formula="of:=AVERAGE([.E14:.E23])" office:value-type="float" office:value="0.115" calcext:value-type="float">
            <text:p>0.115</text:p>
          </table:table-cell>
          <table:table-cell table:style-name="ce30" table:formula="of:=AVERAGE([.F14:.F23])" office:value-type="float" office:value="34.80932" calcext:value-type="float">
            <text:p>34.809</text:p>
          </table:table-cell>
          <table:table-cell table:style-name="ce30" table:formula="of:=AVERAGE([.G14:.G23])" office:value-type="float" office:value="85.99586" calcext:value-type="float">
            <text:p>85.996</text:p>
          </table:table-cell>
          <table:table-cell table:style-name="ce30" table:formula="of:=AVERAGE([.H14:.H23])" office:value-type="float" office:value="19.42204" calcext:value-type="float">
            <text:p>19.422</text:p>
          </table:table-cell>
          <table:table-cell table:style-name="ce30" table:formula="of:=AVERAGE([.I14:.I23])" office:value-type="float" office:value="70.97798" calcext:value-type="float">
            <text:p>70.978</text:p>
          </table:table-cell>
          <table:table-cell table:style-name="ce30" table:formula="of:=AVERAGE([.J14:.J23])" office:value-type="float" office:value="0.176" calcext:value-type="float">
            <text:p>0.176</text:p>
          </table:table-cell>
          <table:table-cell table:style-name="ce30" table:formula="of:=AVERAGE([.K14:.K23])" office:value-type="float" office:value="34.43988" calcext:value-type="float">
            <text:p>34.440</text:p>
          </table:table-cell>
          <table:table-cell table:style-name="ce30" table:formula="of:=AVERAGE([.L14:.L23])" office:value-type="float" office:value="76.66824" calcext:value-type="float">
            <text:p>76.668</text:p>
          </table:table-cell>
          <table:table-cell table:style-name="ce30" table:formula="of:=AVERAGE([.M14:.M23])" office:value-type="float" office:value="27.89362" calcext:value-type="float">
            <text:p>27.894</text:p>
          </table:table-cell>
          <table:table-cell table:style-name="ce30" table:formula="of:=AVERAGE([.N14:.N23])" office:value-type="float" office:value="67.63012" calcext:value-type="float">
            <text:p>67.630</text:p>
          </table:table-cell>
          <table:table-cell table:style-name="ce30" table:formula="of:=AVERAGE([.O14:.O23])" office:value-type="float" office:value="0.216" calcext:value-type="float">
            <text:p>0.216</text:p>
          </table:table-cell>
          <table:table-cell table:style-name="ce30" table:formula="of:=AVERAGE([.P14:.P23])" office:value-type="float" office:value="36.93174" calcext:value-type="float">
            <text:p>36.932</text:p>
          </table:table-cell>
          <table:table-cell table:style-name="ce30" table:formula="of:=AVERAGE([.Q14:.Q23])" office:value-type="float" office:value="66.08778" calcext:value-type="float">
            <text:p>66.088</text:p>
          </table:table-cell>
          <table:table-cell table:style-name="ce30" table:formula="of:=AVERAGE([.R14:.R23])" office:value-type="float" office:value="31.8579" calcext:value-type="float">
            <text:p>31.858</text:p>
          </table:table-cell>
          <table:table-cell table:style-name="ce30" table:formula="of:=AVERAGE([.S14:.S23])" office:value-type="float" office:value="62.58484" calcext:value-type="float">
            <text:p>62.585</text:p>
          </table:table-cell>
          <table:table-cell table:style-name="ce30" table:formula="of:=AVERAGE([.T14:.T23])" office:value-type="float" office:value="0.181" calcext:value-type="float">
            <text:p>0.181</text:p>
          </table:table-cell>
          <table:table-cell table:style-name="ce30" table:formula="of:=AVERAGE([.U14:.U23])" office:value-type="float" office:value="35.36084" calcext:value-type="float">
            <text:p>35.361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30" table:formula="of:=AVERAGE([.B24:.B33])" office:value-type="float" office:value="99.85168" calcext:value-type="float">
            <text:p>99.852</text:p>
          </table:table-cell>
          <table:table-cell table:style-name="ce30" table:formula="of:=AVERAGE([.C24:.C33])" office:value-type="float" office:value="6.61248" calcext:value-type="float">
            <text:p>6.612</text:p>
          </table:table-cell>
          <table:table-cell table:style-name="ce30" table:formula="of:=AVERAGE([.D24:.D33])" office:value-type="float" office:value="74.01032" calcext:value-type="float">
            <text:p>74.010</text:p>
          </table:table-cell>
          <table:table-cell table:style-name="ce30" table:formula="of:=AVERAGE([.E24:.E33])" office:value-type="float" office:value="0.213" calcext:value-type="float">
            <text:p>0.213</text:p>
          </table:table-cell>
          <table:table-cell table:style-name="ce30" table:formula="of:=AVERAGE([.F24:.F33])" office:value-type="float" office:value="32.4538" calcext:value-type="float">
            <text:p>32.454</text:p>
          </table:table-cell>
          <table:table-cell table:style-name="ce30" table:formula="of:=AVERAGE([.G24:.G33])" office:value-type="float" office:value="89.22444" calcext:value-type="float">
            <text:p>89.224</text:p>
          </table:table-cell>
          <table:table-cell table:style-name="ce30" table:formula="of:=AVERAGE([.H24:.H33])" office:value-type="float" office:value="16.40708" calcext:value-type="float">
            <text:p>16.407</text:p>
          </table:table-cell>
          <table:table-cell table:style-name="ce30" table:formula="of:=AVERAGE([.I24:.I33])" office:value-type="float" office:value="71.99" calcext:value-type="float">
            <text:p>71.990</text:p>
          </table:table-cell>
          <table:table-cell table:style-name="ce30" table:formula="of:=AVERAGE([.J24:.J33])" office:value-type="float" office:value="0.333" calcext:value-type="float">
            <text:p>0.333</text:p>
          </table:table-cell>
          <table:table-cell table:style-name="ce30" table:formula="of:=AVERAGE([.K24:.K33])" office:value-type="float" office:value="33.64152" calcext:value-type="float">
            <text:p>33.642</text:p>
          </table:table-cell>
          <table:table-cell table:style-name="ce30" table:formula="of:=AVERAGE([.L24:.L33])" office:value-type="float" office:value="79.12392" calcext:value-type="float">
            <text:p>79.124</text:p>
          </table:table-cell>
          <table:table-cell table:style-name="ce30" table:formula="of:=AVERAGE([.M24:.M33])" office:value-type="float" office:value="28.19232" calcext:value-type="float">
            <text:p>28.192</text:p>
          </table:table-cell>
          <table:table-cell table:style-name="ce30" table:formula="of:=AVERAGE([.N24:.N33])" office:value-type="float" office:value="73.16668" calcext:value-type="float">
            <text:p>73.167</text:p>
          </table:table-cell>
          <table:table-cell table:style-name="ce30" table:formula="of:=AVERAGE([.O24:.O33])" office:value-type="float" office:value="0.36" calcext:value-type="float">
            <text:p>0.360</text:p>
          </table:table-cell>
          <table:table-cell table:style-name="ce30" table:formula="of:=AVERAGE([.P24:.P33])" office:value-type="float" office:value="34.14956" calcext:value-type="float">
            <text:p>34.150</text:p>
          </table:table-cell>
          <table:table-cell table:style-name="ce30" table:formula="of:=AVERAGE([.Q24:.Q33])" office:value-type="float" office:value="62.43636" calcext:value-type="float">
            <text:p>62.436</text:p>
          </table:table-cell>
          <table:table-cell table:style-name="ce30" table:formula="of:=AVERAGE([.R24:.R33])" office:value-type="float" office:value="37.45436" calcext:value-type="float">
            <text:p>37.454</text:p>
          </table:table-cell>
          <table:table-cell table:style-name="ce30" table:formula="of:=AVERAGE([.S24:.S33])" office:value-type="float" office:value="68.92824" calcext:value-type="float">
            <text:p>68.928</text:p>
          </table:table-cell>
          <table:table-cell table:style-name="ce30" table:formula="of:=AVERAGE([.T24:.T33])" office:value-type="float" office:value="0.366" calcext:value-type="float">
            <text:p>0.366</text:p>
          </table:table-cell>
          <table:table-cell table:style-name="ce30" table:formula="of:=AVERAGE([.U24:.U33])" office:value-type="float" office:value="30.96248" calcext:value-type="float">
            <text:p>30.962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0" table:formula="of:=AVERAGE([.B34:.B43])" office:value-type="float" office:value="107.2172" calcext:value-type="float">
            <text:p>107.217</text:p>
          </table:table-cell>
          <table:table-cell table:style-name="ce30" table:formula="of:=AVERAGE([.C34:.C43])" office:value-type="float" office:value="10.42912" calcext:value-type="float">
            <text:p>10.429</text:p>
          </table:table-cell>
          <table:table-cell table:style-name="ce30" table:formula="of:=AVERAGE([.D34:.D43])" office:value-type="float" office:value="89.90418" calcext:value-type="float">
            <text:p>89.904</text:p>
          </table:table-cell>
          <table:table-cell table:style-name="ce30" table:formula="of:=AVERAGE([.E34:.E43])" office:value-type="float" office:value="0.282" calcext:value-type="float">
            <text:p>0.282</text:p>
          </table:table-cell>
          <table:table-cell table:style-name="ce30" table:formula="of:=AVERAGE([.F34:.F43])" office:value-type="float" office:value="27.74218" calcext:value-type="float">
            <text:p>27.742</text:p>
          </table:table-cell>
          <table:table-cell table:style-name="ce30" table:formula="of:=AVERAGE([.G34:.G43])" office:value-type="float" office:value="99.08782" calcext:value-type="float">
            <text:p>99.088</text:p>
          </table:table-cell>
          <table:table-cell table:style-name="ce30" table:formula="of:=AVERAGE([.H34:.H43])" office:value-type="float" office:value="16.7593" calcext:value-type="float">
            <text:p>16.759</text:p>
          </table:table-cell>
          <table:table-cell table:style-name="ce30" table:formula="of:=AVERAGE([.I34:.I43])" office:value-type="float" office:value="87.49472" calcext:value-type="float">
            <text:p>87.495</text:p>
          </table:table-cell>
          <table:table-cell table:style-name="ce30" table:formula="of:=AVERAGE([.J34:.J43])" office:value-type="float" office:value="0.456" calcext:value-type="float">
            <text:p>0.456</text:p>
          </table:table-cell>
          <table:table-cell table:style-name="ce30" table:formula="of:=AVERAGE([.K34:.K43])" office:value-type="float" office:value="28.35238" calcext:value-type="float">
            <text:p>28.352</text:p>
          </table:table-cell>
          <table:table-cell table:style-name="ce30" table:formula="of:=AVERAGE([.L34:.L43])" office:value-type="float" office:value="81.08814" calcext:value-type="float">
            <text:p>81.088</text:p>
          </table:table-cell>
          <table:table-cell table:style-name="ce30" table:formula="of:=AVERAGE([.M34:.M43])" office:value-type="float" office:value="36.15976" calcext:value-type="float">
            <text:p>36.160</text:p>
          </table:table-cell>
          <table:table-cell table:style-name="ce30" table:formula="of:=AVERAGE([.N34:.N43])" office:value-type="float" office:value="84.79362" calcext:value-type="float">
            <text:p>84.794</text:p>
          </table:table-cell>
          <table:table-cell table:style-name="ce30" table:formula="of:=AVERAGE([.O34:.O43])" office:value-type="float" office:value="0.699" calcext:value-type="float">
            <text:p>0.699</text:p>
          </table:table-cell>
          <table:table-cell table:style-name="ce30" table:formula="of:=AVERAGE([.P34:.P43])" office:value-type="float" office:value="32.45426" calcext:value-type="float">
            <text:p>32.454</text:p>
          </table:table-cell>
          <table:table-cell table:style-name="ce30" table:formula="of:=AVERAGE([.Q34:.Q43])" office:value-type="float" office:value="70.9614" calcext:value-type="float">
            <text:p>70.961</text:p>
          </table:table-cell>
          <table:table-cell table:style-name="ce30" table:formula="of:=AVERAGE([.R34:.R43])" office:value-type="float" office:value="45.9611" calcext:value-type="float">
            <text:p>45.961</text:p>
          </table:table-cell>
          <table:table-cell table:style-name="ce30" table:formula="of:=AVERAGE([.S34:.S43])" office:value-type="float" office:value="82.02268" calcext:value-type="float">
            <text:p>82.023</text:p>
          </table:table-cell>
          <table:table-cell table:style-name="ce30" table:formula="of:=AVERAGE([.T34:.T43])" office:value-type="float" office:value="0.666" calcext:value-type="float">
            <text:p>0.666</text:p>
          </table:table-cell>
          <table:table-cell table:style-name="ce30" table:formula="of:=AVERAGE([.U34:.U43])" office:value-type="float" office:value="34.8999" calcext:value-type="float">
            <text:p>34.900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30" table:formula="of:=AVERAGE([.B44:.B53])" office:value-type="float" office:value="121.5736" calcext:value-type="float">
            <text:p>121.574</text:p>
          </table:table-cell>
          <table:table-cell table:style-name="ce30" table:formula="of:=AVERAGE([.C44:.C53])" office:value-type="float" office:value="6.1094" calcext:value-type="float">
            <text:p>6.109</text:p>
          </table:table-cell>
          <table:table-cell table:style-name="ce30" table:formula="of:=AVERAGE([.D44:.D53])" office:value-type="float" office:value="89.66782" calcext:value-type="float">
            <text:p>89.668</text:p>
          </table:table-cell>
          <table:table-cell table:style-name="ce30" table:formula="of:=AVERAGE([.E44:.E53])" office:value-type="float" office:value="0.479" calcext:value-type="float">
            <text:p>0.479</text:p>
          </table:table-cell>
          <table:table-cell table:style-name="ce30" table:formula="of:=AVERAGE([.F44:.F53])" office:value-type="float" office:value="38.01504" calcext:value-type="float">
            <text:p>38.015</text:p>
          </table:table-cell>
          <table:table-cell table:style-name="ce30" table:formula="of:=AVERAGE([.G44:.G53])" office:value-type="float" office:value="101.77486" calcext:value-type="float">
            <text:p>101.775</text:p>
          </table:table-cell>
          <table:table-cell table:style-name="ce30" table:formula="of:=AVERAGE([.H44:.H53])" office:value-type="float" office:value="29.23168" calcext:value-type="float">
            <text:p>29.232</text:p>
          </table:table-cell>
          <table:table-cell table:style-name="ce30" table:formula="of:=AVERAGE([.I44:.I53])" office:value-type="float" office:value="90.83254" calcext:value-type="float">
            <text:p>90.833</text:p>
          </table:table-cell>
          <table:table-cell table:style-name="ce30" table:formula="of:=AVERAGE([.J44:.J53])" office:value-type="float" office:value="1.131" calcext:value-type="float">
            <text:p>1.131</text:p>
          </table:table-cell>
          <table:table-cell table:style-name="ce30" table:formula="of:=AVERAGE([.K44:.K53])" office:value-type="float" office:value="40.17398" calcext:value-type="float">
            <text:p>40.174</text:p>
          </table:table-cell>
          <table:table-cell table:style-name="ce30" table:formula="of:=AVERAGE([.L44:.L53])" office:value-type="float" office:value="93.61116" calcext:value-type="float">
            <text:p>93.611</text:p>
          </table:table-cell>
          <table:table-cell table:style-name="ce30" table:formula="of:=AVERAGE([.M44:.M53])" office:value-type="float" office:value="33.17614" calcext:value-type="float">
            <text:p>33.176</text:p>
          </table:table-cell>
          <table:table-cell table:style-name="ce30" table:formula="of:=AVERAGE([.N44:.N53])" office:value-type="float" office:value="84.84792" calcext:value-type="float">
            <text:p>84.848</text:p>
          </table:table-cell>
          <table:table-cell table:style-name="ce30" table:formula="of:=AVERAGE([.O44:.O53])" office:value-type="float" office:value="1.36" calcext:value-type="float">
            <text:p>1.360</text:p>
          </table:table-cell>
          <table:table-cell table:style-name="ce30" table:formula="of:=AVERAGE([.P44:.P53])" office:value-type="float" office:value="41.93938" calcext:value-type="float">
            <text:p>41.939</text:p>
          </table:table-cell>
          <table:table-cell table:style-name="ce30" table:formula="of:=AVERAGE([.Q44:.Q53])" office:value-type="float" office:value="76.81302" calcext:value-type="float">
            <text:p>76.813</text:p>
          </table:table-cell>
          <table:table-cell table:style-name="ce30" table:formula="of:=AVERAGE([.R44:.R53])" office:value-type="float" office:value="45.4046" calcext:value-type="float">
            <text:p>45.405</text:p>
          </table:table-cell>
          <table:table-cell table:style-name="ce30" table:formula="of:=AVERAGE([.S44:.S53])" office:value-type="float" office:value="80.26812" calcext:value-type="float">
            <text:p>80.268</text:p>
          </table:table-cell>
          <table:table-cell table:style-name="ce30" table:formula="of:=AVERAGE([.T44:.T53])" office:value-type="float" office:value="1.214" calcext:value-type="float">
            <text:p>1.214</text:p>
          </table:table-cell>
          <table:table-cell table:style-name="ce30" table:formula="of:=AVERAGE([.U44:.U53])" office:value-type="float" office:value="41.94946" calcext:value-type="float">
            <text:p>41.949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1" table:formula="of:=AVERAGE([.B54:.B63])" office:value-type="float" office:value="129.1113" calcext:value-type="float">
            <text:p>129.111</text:p>
          </table:table-cell>
          <table:table-cell table:style-name="ce31" table:formula="of:=AVERAGE([.C54:.C63])" office:value-type="float" office:value="12.60196" calcext:value-type="float">
            <text:p>12.602</text:p>
          </table:table-cell>
          <table:table-cell table:style-name="ce31" table:formula="of:=AVERAGE([.D54:.D63])" office:value-type="float" office:value="99.9626" calcext:value-type="float">
            <text:p>99.963</text:p>
          </table:table-cell>
          <table:table-cell table:style-name="ce31" table:formula="of:=AVERAGE([.E54:.E63])" office:value-type="float" office:value="0.632" calcext:value-type="float">
            <text:p>0.632</text:p>
          </table:table-cell>
          <table:table-cell table:style-name="ce31" table:formula="of:=AVERAGE([.F54:.F63])" office:value-type="float" office:value="41.7506" calcext:value-type="float">
            <text:p>41.751</text:p>
          </table:table-cell>
          <table:table-cell table:style-name="ce31" table:formula="of:=AVERAGE([.G54:.G63])" office:value-type="float" office:value="110.2007" calcext:value-type="float">
            <text:p>110.201</text:p>
          </table:table-cell>
          <table:table-cell table:style-name="ce31" table:formula="of:=AVERAGE([.H54:.H63])" office:value-type="float" office:value="33.73224" calcext:value-type="float">
            <text:p>33.732</text:p>
          </table:table-cell>
          <table:table-cell table:style-name="ce31" table:formula="of:=AVERAGE([.I54:.I63])" office:value-type="float" office:value="98.82454" calcext:value-type="float">
            <text:p>98.825</text:p>
          </table:table-cell>
          <table:table-cell table:style-name="ce31" table:formula="of:=AVERAGE([.J54:.J63])" office:value-type="float" office:value="1.479" calcext:value-type="float">
            <text:p>1.479</text:p>
          </table:table-cell>
          <table:table-cell table:style-name="ce31" table:formula="of:=AVERAGE([.K54:.K63])" office:value-type="float" office:value="45.10836" calcext:value-type="float">
            <text:p>45.108</text:p>
          </table:table-cell>
          <table:table-cell table:style-name="ce31" table:formula="of:=AVERAGE([.L54:.L63])" office:value-type="float" office:value="101.27554" calcext:value-type="float">
            <text:p>101.276</text:p>
          </table:table-cell>
          <table:table-cell table:style-name="ce31" table:formula="of:=AVERAGE([.M54:.M63])" office:value-type="float" office:value="40.02912" calcext:value-type="float">
            <text:p>40.029</text:p>
          </table:table-cell>
          <table:table-cell table:style-name="ce31" table:formula="of:=AVERAGE([.N54:.N63])" office:value-type="float" office:value="94.1142" calcext:value-type="float">
            <text:p>94.114</text:p>
          </table:table-cell>
          <table:table-cell table:style-name="ce31" table:formula="of:=AVERAGE([.O54:.O63])" office:value-type="float" office:value="1.945" calcext:value-type="float">
            <text:p>1.945</text:p>
          </table:table-cell>
          <table:table-cell table:style-name="ce31" table:formula="of:=AVERAGE([.P54:.P63])" office:value-type="float" office:value="47.19046" calcext:value-type="float">
            <text:p>47.190</text:p>
          </table:table-cell>
          <table:table-cell table:style-name="ce31" table:formula="of:=AVERAGE([.Q54:.Q63])" office:value-type="float" office:value="83.24274" calcext:value-type="float">
            <text:p>83.243</text:p>
          </table:table-cell>
          <table:table-cell table:style-name="ce31" table:formula="of:=AVERAGE([.R54:.R63])" office:value-type="float" office:value="54.7013" calcext:value-type="float">
            <text:p>54.701</text:p>
          </table:table-cell>
          <table:table-cell table:style-name="ce31" table:formula="of:=AVERAGE([.S54:.S63])" office:value-type="float" office:value="89.45248" calcext:value-type="float">
            <text:p>89.452</text:p>
          </table:table-cell>
          <table:table-cell table:style-name="ce31" table:formula="of:=AVERAGE([.T54:.T63])" office:value-type="float" office:value="1.942" calcext:value-type="float">
            <text:p>1.942</text:p>
          </table:table-cell>
          <table:table-cell table:style-name="ce31" table:formula="of:=AVERAGE([.U54:.U63])" office:value-type="float" office:value="48.49152" calcext:value-type="float">
            <text:p>48.492</text:p>
          </table:table-cell>
        </table:table-row>
      </table:table>
      <table:table table:name="Compare Time" table:style-name="ta2">
        <office:forms form:automatic-focus="false" form:apply-design-mode="false"/>
        <table:table-column table:style-name="co22" table:default-cell-style-name="ce23"/>
        <table:table-column table:style-name="co19" table:default-cell-style-name="ce13"/>
        <table:table-column table:style-name="co23" table:number-columns-repeated="2" table:default-cell-style-name="ce13"/>
        <table:table-column table:style-name="co19" table:default-cell-style-name="ce13"/>
        <table:table-column table:style-name="co24" table:number-columns-repeated="2" table:default-cell-style-name="ce13"/>
        <table:table-column table:style-name="co19" table:default-cell-style-name="ce39"/>
        <table:table-column table:style-name="co23" table:number-columns-repeated="3" table:default-cell-style-name="ce39"/>
        <table:table-column table:style-name="co25" table:default-cell-style-name="ce39"/>
        <table:table-column table:style-name="co18" table:default-cell-style-name="ce39"/>
        <table:table-column table:style-name="co19" table:default-cell-style-name="ce39"/>
        <table:table-column table:style-name="co23" table:number-columns-repeated="3" table:default-cell-style-name="ce39"/>
        <table:table-column table:style-name="co25" table:default-cell-style-name="ce39"/>
        <table:table-column table:style-name="co18" table:default-cell-style-name="ce39"/>
        <table:table-column table:style-name="co26" table:default-cell-style-name="ce39"/>
        <table:table-column table:style-name="co27" table:default-cell-style-name="ce39"/>
        <table:table-column table:style-name="co26" table:default-cell-style-name="ce39"/>
        <table:table-column table:style-name="co23" table:default-cell-style-name="ce39"/>
        <table:table-column table:style-name="co25" table:default-cell-style-name="ce39"/>
        <table:table-column table:style-name="co18" table:default-cell-style-name="ce39"/>
        <table:table-row table:style-name="ro2">
          <table:table-cell table:style-name="Default"/>
          <table:table-cell table:style-name="ce74" office:value-type="percentage" office:value="0.1" calcext:value-type="percentage" table:number-columns-spanned="6" table:number-rows-spanned="1">
            <text:p>10.00%</text:p>
          </table:table-cell>
          <table:covered-table-cell table:number-columns-repeated="5" table:style-name="ce74"/>
          <table:table-cell table:style-name="ce74" office:value-type="percentage" office:value="0.2" calcext:value-type="percentage" table:number-columns-spanned="6" table:number-rows-spanned="1">
            <text:p>20.00%</text:p>
          </table:table-cell>
          <table:covered-table-cell table:number-columns-repeated="5" table:style-name="Default"/>
          <table:table-cell table:style-name="ce74" office:value-type="percentage" office:value="0.3" calcext:value-type="percentage" table:number-columns-spanned="6" table:number-rows-spanned="1">
            <text:p>30.00%</text:p>
          </table:table-cell>
          <table:covered-table-cell table:number-columns-repeated="5" table:style-name="Default"/>
          <table:table-cell table:style-name="ce74" office:value-type="percentage" office:value="0.4" calcext:value-type="percentage" table:number-columns-spanned="6" table:number-rows-spanned="1">
            <text:p>40.00%</text:p>
          </table:table-cell>
          <table:covered-table-cell table:number-columns-repeated="5" table:style-name="Default"/>
        </table:table-row>
        <table:table-row table:style-name="ro2">
          <table:table-cell table:style-name="ce49" office:value-type="string" calcext:value-type="string" table:number-columns-spanned="1" table:number-rows-spanned="2">
            <text:p>Instance</text:p>
          </table:table-cell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</table:table-row>
        <table:table-row table:style-name="ro1">
          <table:covered-table-cell table:style-name="ce49"/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0" calcext:value-type="float">
            <text:p>0.00</text:p>
          </table:table-cell>
          <table:table-cell table:formula="of:=[$'ScSp Time'.K3]" office:value-type="float" office:value="0" calcext:value-type="float">
            <text:p>0.00</text:p>
          </table:table-cell>
          <table:table-cell table:formula="of:=[$'ScSp Time'.L3]" office:value-type="float" office:value="0" calcext:value-type="float">
            <text:p>0.00</text:p>
          </table:table-cell>
          <table:table-cell table:formula="of:=[$'ScSp Time'.M3]" office:value-type="float" office:value="0" calcext:value-type="float">
            <text:p>0.00</text:p>
          </table:table-cell>
          <table:table-cell table:formula="of:=[$'ScSp Time'.N3]" office:value-type="float" office:value="0" calcext:value-type="float">
            <text:p>0.00</text:p>
          </table:table-cell>
          <table:table-cell table:formula="of:=[$'ScSp Time'.V3]" office:value-type="float" office:value="0" calcext:value-type="float">
            <text:p>0.00</text:p>
          </table:table-cell>
          <table:table-cell table:formula="of:=[$'ScSp Time'.W3]" office:value-type="float" office:value="0" calcext:value-type="float">
            <text:p>0.00</text:p>
          </table:table-cell>
          <table:table-cell table:formula="of:=[$'ScSp Time'.X3]" office:value-type="float" office:value="0" calcext:value-type="float">
            <text:p>0.00</text:p>
          </table:table-cell>
          <table:table-cell table:formula="of:=[$'ScSp Time'.Y3]" office:value-type="float" office:value="0" calcext:value-type="float">
            <text:p>0.00</text:p>
          </table:table-cell>
          <table:table-cell table:formula="of:=[$'ScSp Time'.Z3]" office:value-type="float" office:value="0" calcext:value-type="float">
            <text:p>0.00</text:p>
          </table:table-cell>
          <table:table-cell table:formula="of:=[$'ScSp Time'.AA3]" office:value-type="float" office:value="0" calcext:value-type="float">
            <text:p>0.00</text:p>
          </table:table-cell>
          <table:table-cell table:formula="of:=[$'ScSp Time'.AI3]" office:value-type="float" office:value="0" calcext:value-type="float">
            <text:p>0.00</text:p>
          </table:table-cell>
          <table:table-cell table:formula="of:=[$'ScSp Time'.AJ3]" office:value-type="float" office:value="0" calcext:value-type="float">
            <text:p>0.00</text:p>
          </table:table-cell>
          <table:table-cell table:formula="of:=[$'ScSp Time'.AK3]" office:value-type="float" office:value="0" calcext:value-type="float">
            <text:p>0.00</text:p>
          </table:table-cell>
          <table:table-cell table:formula="of:=[$'ScSp Time'.AL3]" office:value-type="float" office:value="0" calcext:value-type="float">
            <text:p>0.00</text:p>
          </table:table-cell>
          <table:table-cell table:formula="of:=[$'ScSp Time'.AM3]" office:value-type="float" office:value="0" calcext:value-type="float">
            <text:p>0.00</text:p>
          </table:table-cell>
          <table:table-cell table:formula="of:=[$'ScSp Time'.AN3]" office:value-type="float" office:value="0" calcext:value-type="float">
            <text:p>0.00</text:p>
          </table:table-cell>
          <table:table-cell table:formula="of:=[$'ScSp Time'.AV3]" office:value-type="float" office:value="0" calcext:value-type="float">
            <text:p>0.00</text:p>
          </table:table-cell>
          <table:table-cell table:formula="of:=[$'ScSp Time'.AW3]" office:value-type="float" office:value="0" calcext:value-type="float">
            <text:p>0.00</text:p>
          </table:table-cell>
          <table:table-cell table:formula="of:=[$'ScSp Time'.AX3]" office:value-type="float" office:value="0" calcext:value-type="float">
            <text:p>0.00</text:p>
          </table:table-cell>
          <table:table-cell table:formula="of:=[$'ScSp Time'.AY3]" office:value-type="float" office:value="0" calcext:value-type="float">
            <text:p>0.00</text:p>
          </table:table-cell>
          <table:table-cell table:formula="of:=[$'ScSp Time'.AZ3]" office:value-type="float" office:value="0" calcext:value-type="float">
            <text:p>0.00</text:p>
          </table:table-cell>
          <table:table-cell table:formula="of:=[$'ScSp Time'.BA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ScSp Time'.I4]" office:value-type="float" office:value="0" calcext:value-type="float">
            <text:p>0.00</text:p>
          </table:table-cell>
          <table:table-cell table:formula="of:=[$'ScSp Time'.J4]" office:value-type="float" office:value="0" calcext:value-type="float">
            <text:p>0.00</text:p>
          </table:table-cell>
          <table:table-cell table:formula="of:=[$'ScSp Time'.K4]" office:value-type="float" office:value="0" calcext:value-type="float">
            <text:p>0.00</text:p>
          </table:table-cell>
          <table:table-cell table:formula="of:=[$'ScSp Time'.L4]" office:value-type="float" office:value="0" calcext:value-type="float">
            <text:p>0.00</text:p>
          </table:table-cell>
          <table:table-cell table:formula="of:=[$'ScSp Time'.M4]" office:value-type="float" office:value="0" calcext:value-type="float">
            <text:p>0.00</text:p>
          </table:table-cell>
          <table:table-cell table:formula="of:=[$'ScSp Time'.N4]" office:value-type="float" office:value="0" calcext:value-type="float">
            <text:p>0.00</text:p>
          </table:table-cell>
          <table:table-cell table:formula="of:=[$'ScSp Time'.V4]" office:value-type="float" office:value="0" calcext:value-type="float">
            <text:p>0.00</text:p>
          </table:table-cell>
          <table:table-cell table:formula="of:=[$'ScSp Time'.W4]" office:value-type="float" office:value="0" calcext:value-type="float">
            <text:p>0.00</text:p>
          </table:table-cell>
          <table:table-cell table:formula="of:=[$'ScSp Time'.X4]" office:value-type="float" office:value="0" calcext:value-type="float">
            <text:p>0.00</text:p>
          </table:table-cell>
          <table:table-cell table:formula="of:=[$'ScSp Time'.Y4]" office:value-type="float" office:value="0" calcext:value-type="float">
            <text:p>0.00</text:p>
          </table:table-cell>
          <table:table-cell table:formula="of:=[$'ScSp Time'.Z4]" office:value-type="float" office:value="0" calcext:value-type="float">
            <text:p>0.00</text:p>
          </table:table-cell>
          <table:table-cell table:formula="of:=[$'ScSp Time'.AA4]" office:value-type="float" office:value="0" calcext:value-type="float">
            <text:p>0.00</text:p>
          </table:table-cell>
          <table:table-cell table:formula="of:=[$'ScSp Time'.AI4]" office:value-type="float" office:value="0" calcext:value-type="float">
            <text:p>0.00</text:p>
          </table:table-cell>
          <table:table-cell table:formula="of:=[$'ScSp Time'.AJ4]" office:value-type="float" office:value="0" calcext:value-type="float">
            <text:p>0.00</text:p>
          </table:table-cell>
          <table:table-cell table:formula="of:=[$'ScSp Time'.AK4]" office:value-type="float" office:value="0" calcext:value-type="float">
            <text:p>0.00</text:p>
          </table:table-cell>
          <table:table-cell table:formula="of:=[$'ScSp Time'.AL4]" office:value-type="float" office:value="0" calcext:value-type="float">
            <text:p>0.00</text:p>
          </table:table-cell>
          <table:table-cell table:formula="of:=[$'ScSp Time'.AM4]" office:value-type="float" office:value="0" calcext:value-type="float">
            <text:p>0.00</text:p>
          </table:table-cell>
          <table:table-cell table:formula="of:=[$'ScSp Time'.AN4]" office:value-type="float" office:value="0" calcext:value-type="float">
            <text:p>0.00</text:p>
          </table:table-cell>
          <table:table-cell table:formula="of:=[$'ScSp Time'.AV4]" office:value-type="float" office:value="0" calcext:value-type="float">
            <text:p>0.00</text:p>
          </table:table-cell>
          <table:table-cell table:formula="of:=[$'ScSp Time'.AW4]" office:value-type="float" office:value="0" calcext:value-type="float">
            <text:p>0.00</text:p>
          </table:table-cell>
          <table:table-cell table:formula="of:=[$'ScSp Time'.AX4]" office:value-type="float" office:value="0" calcext:value-type="float">
            <text:p>0.00</text:p>
          </table:table-cell>
          <table:table-cell table:formula="of:=[$'ScSp Time'.AY4]" office:value-type="float" office:value="0" calcext:value-type="float">
            <text:p>0.00</text:p>
          </table:table-cell>
          <table:table-cell table:formula="of:=[$'ScSp Time'.AZ4]" office:value-type="float" office:value="0" calcext:value-type="float">
            <text:p>0.00</text:p>
          </table:table-cell>
          <table:table-cell table:formula="of:=[$'ScSp Time'.BA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ScSp Time'.I5]" office:value-type="float" office:value="0" calcext:value-type="float">
            <text:p>0.00</text:p>
          </table:table-cell>
          <table:table-cell table:formula="of:=[$'ScSp Time'.J5]" office:value-type="float" office:value="0" calcext:value-type="float">
            <text:p>0.00</text:p>
          </table:table-cell>
          <table:table-cell table:formula="of:=[$'ScSp Time'.K5]" office:value-type="float" office:value="0" calcext:value-type="float">
            <text:p>0.00</text:p>
          </table:table-cell>
          <table:table-cell table:formula="of:=[$'ScSp Time'.L5]" office:value-type="float" office:value="0" calcext:value-type="float">
            <text:p>0.00</text:p>
          </table:table-cell>
          <table:table-cell table:formula="of:=[$'ScSp Time'.M5]" office:value-type="float" office:value="0" calcext:value-type="float">
            <text:p>0.00</text:p>
          </table:table-cell>
          <table:table-cell table:formula="of:=[$'ScSp Time'.N5]" office:value-type="float" office:value="0" calcext:value-type="float">
            <text:p>0.00</text:p>
          </table:table-cell>
          <table:table-cell table:formula="of:=[$'ScSp Time'.V5]" office:value-type="float" office:value="0" calcext:value-type="float">
            <text:p>0.00</text:p>
          </table:table-cell>
          <table:table-cell table:formula="of:=[$'ScSp Time'.W5]" office:value-type="float" office:value="0" calcext:value-type="float">
            <text:p>0.00</text:p>
          </table:table-cell>
          <table:table-cell table:formula="of:=[$'ScSp Time'.X5]" office:value-type="float" office:value="0" calcext:value-type="float">
            <text:p>0.00</text:p>
          </table:table-cell>
          <table:table-cell table:formula="of:=[$'ScSp Time'.Y5]" office:value-type="float" office:value="0" calcext:value-type="float">
            <text:p>0.00</text:p>
          </table:table-cell>
          <table:table-cell table:formula="of:=[$'ScSp Time'.Z5]" office:value-type="float" office:value="0" calcext:value-type="float">
            <text:p>0.00</text:p>
          </table:table-cell>
          <table:table-cell table:formula="of:=[$'ScSp Time'.AA5]" office:value-type="float" office:value="0" calcext:value-type="float">
            <text:p>0.00</text:p>
          </table:table-cell>
          <table:table-cell table:formula="of:=[$'ScSp Time'.AI5]" office:value-type="float" office:value="0" calcext:value-type="float">
            <text:p>0.00</text:p>
          </table:table-cell>
          <table:table-cell table:formula="of:=[$'ScSp Time'.AJ5]" office:value-type="float" office:value="0" calcext:value-type="float">
            <text:p>0.00</text:p>
          </table:table-cell>
          <table:table-cell table:formula="of:=[$'ScSp Time'.AK5]" office:value-type="float" office:value="0" calcext:value-type="float">
            <text:p>0.00</text:p>
          </table:table-cell>
          <table:table-cell table:formula="of:=[$'ScSp Time'.AL5]" office:value-type="float" office:value="0" calcext:value-type="float">
            <text:p>0.00</text:p>
          </table:table-cell>
          <table:table-cell table:formula="of:=[$'ScSp Time'.AM5]" office:value-type="float" office:value="0" calcext:value-type="float">
            <text:p>0.00</text:p>
          </table:table-cell>
          <table:table-cell table:formula="of:=[$'ScSp Time'.AN5]" office:value-type="float" office:value="0" calcext:value-type="float">
            <text:p>0.00</text:p>
          </table:table-cell>
          <table:table-cell table:formula="of:=[$'ScSp Time'.AV5]" office:value-type="float" office:value="0" calcext:value-type="float">
            <text:p>0.00</text:p>
          </table:table-cell>
          <table:table-cell table:formula="of:=[$'ScSp Time'.AW5]" office:value-type="float" office:value="0" calcext:value-type="float">
            <text:p>0.00</text:p>
          </table:table-cell>
          <table:table-cell table:formula="of:=[$'ScSp Time'.AX5]" office:value-type="float" office:value="0" calcext:value-type="float">
            <text:p>0.00</text:p>
          </table:table-cell>
          <table:table-cell table:formula="of:=[$'ScSp Time'.AY5]" office:value-type="float" office:value="0" calcext:value-type="float">
            <text:p>0.00</text:p>
          </table:table-cell>
          <table:table-cell table:formula="of:=[$'ScSp Time'.AZ5]" office:value-type="float" office:value="0" calcext:value-type="float">
            <text:p>0.00</text:p>
          </table:table-cell>
          <table:table-cell table:formula="of:=[$'ScSp Time'.BA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0" calcext:value-type="float">
            <text:p>0.00</text:p>
          </table:table-cell>
          <table:table-cell table:formula="of:=[$'ScSp Time'.K6]" office:value-type="float" office:value="0" calcext:value-type="float">
            <text:p>0.00</text:p>
          </table:table-cell>
          <table:table-cell table:formula="of:=[$'ScSp Time'.L6]" office:value-type="float" office:value="0" calcext:value-type="float">
            <text:p>0.00</text:p>
          </table:table-cell>
          <table:table-cell table:formula="of:=[$'ScSp Time'.M6]" office:value-type="float" office:value="0" calcext:value-type="float">
            <text:p>0.00</text:p>
          </table:table-cell>
          <table:table-cell table:formula="of:=[$'ScSp Time'.N6]" office:value-type="float" office:value="0" calcext:value-type="float">
            <text:p>0.00</text:p>
          </table:table-cell>
          <table:table-cell table:formula="of:=[$'ScSp Time'.V6]" office:value-type="float" office:value="0" calcext:value-type="float">
            <text:p>0.00</text:p>
          </table:table-cell>
          <table:table-cell table:formula="of:=[$'ScSp Time'.W6]" office:value-type="float" office:value="0" calcext:value-type="float">
            <text:p>0.00</text:p>
          </table:table-cell>
          <table:table-cell table:formula="of:=[$'ScSp Time'.X6]" office:value-type="float" office:value="0" calcext:value-type="float">
            <text:p>0.00</text:p>
          </table:table-cell>
          <table:table-cell table:formula="of:=[$'ScSp Time'.Y6]" office:value-type="float" office:value="0" calcext:value-type="float">
            <text:p>0.00</text:p>
          </table:table-cell>
          <table:table-cell table:formula="of:=[$'ScSp Time'.Z6]" office:value-type="float" office:value="0" calcext:value-type="float">
            <text:p>0.00</text:p>
          </table:table-cell>
          <table:table-cell table:formula="of:=[$'ScSp Time'.AA6]" office:value-type="float" office:value="0" calcext:value-type="float">
            <text:p>0.00</text:p>
          </table:table-cell>
          <table:table-cell table:formula="of:=[$'ScSp Time'.AI6]" office:value-type="float" office:value="0" calcext:value-type="float">
            <text:p>0.00</text:p>
          </table:table-cell>
          <table:table-cell table:formula="of:=[$'ScSp Time'.AJ6]" office:value-type="float" office:value="0" calcext:value-type="float">
            <text:p>0.00</text:p>
          </table:table-cell>
          <table:table-cell table:formula="of:=[$'ScSp Time'.AK6]" office:value-type="float" office:value="0" calcext:value-type="float">
            <text:p>0.00</text:p>
          </table:table-cell>
          <table:table-cell table:formula="of:=[$'ScSp Time'.AL6]" office:value-type="float" office:value="0" calcext:value-type="float">
            <text:p>0.00</text:p>
          </table:table-cell>
          <table:table-cell table:formula="of:=[$'ScSp Time'.AM6]" office:value-type="float" office:value="0" calcext:value-type="float">
            <text:p>0.00</text:p>
          </table:table-cell>
          <table:table-cell table:formula="of:=[$'ScSp Time'.AN6]" office:value-type="float" office:value="0" calcext:value-type="float">
            <text:p>0.00</text:p>
          </table:table-cell>
          <table:table-cell table:formula="of:=[$'ScSp Time'.AV6]" office:value-type="float" office:value="0" calcext:value-type="float">
            <text:p>0.00</text:p>
          </table:table-cell>
          <table:table-cell table:formula="of:=[$'ScSp Time'.AW6]" office:value-type="float" office:value="0" calcext:value-type="float">
            <text:p>0.00</text:p>
          </table:table-cell>
          <table:table-cell table:formula="of:=[$'ScSp Time'.AX6]" office:value-type="float" office:value="0" calcext:value-type="float">
            <text:p>0.00</text:p>
          </table:table-cell>
          <table:table-cell table:formula="of:=[$'ScSp Time'.AY6]" office:value-type="float" office:value="0" calcext:value-type="float">
            <text:p>0.00</text:p>
          </table:table-cell>
          <table:table-cell table:formula="of:=[$'ScSp Time'.AZ6]" office:value-type="float" office:value="0" calcext:value-type="float">
            <text:p>0.00</text:p>
          </table:table-cell>
          <table:table-cell table:formula="of:=[$'ScSp Time'.BA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0" calcext:value-type="float">
            <text:p>0.00</text:p>
          </table:table-cell>
          <table:table-cell table:formula="of:=[$'ScSp Time'.K7]" office:value-type="float" office:value="0" calcext:value-type="float">
            <text:p>0.00</text:p>
          </table:table-cell>
          <table:table-cell table:formula="of:=[$'ScSp Time'.L7]" office:value-type="float" office:value="0" calcext:value-type="float">
            <text:p>0.00</text:p>
          </table:table-cell>
          <table:table-cell table:formula="of:=[$'ScSp Time'.M7]" office:value-type="float" office:value="0" calcext:value-type="float">
            <text:p>0.00</text:p>
          </table:table-cell>
          <table:table-cell table:formula="of:=[$'ScSp Time'.N7]" office:value-type="float" office:value="0" calcext:value-type="float">
            <text:p>0.00</text:p>
          </table:table-cell>
          <table:table-cell table:formula="of:=[$'ScSp Time'.V7]" office:value-type="float" office:value="0" calcext:value-type="float">
            <text:p>0.00</text:p>
          </table:table-cell>
          <table:table-cell table:formula="of:=[$'ScSp Time'.W7]" office:value-type="float" office:value="0" calcext:value-type="float">
            <text:p>0.00</text:p>
          </table:table-cell>
          <table:table-cell table:formula="of:=[$'ScSp Time'.X7]" office:value-type="float" office:value="0" calcext:value-type="float">
            <text:p>0.00</text:p>
          </table:table-cell>
          <table:table-cell table:formula="of:=[$'ScSp Time'.Y7]" office:value-type="float" office:value="0" calcext:value-type="float">
            <text:p>0.00</text:p>
          </table:table-cell>
          <table:table-cell table:formula="of:=[$'ScSp Time'.Z7]" office:value-type="float" office:value="0" calcext:value-type="float">
            <text:p>0.00</text:p>
          </table:table-cell>
          <table:table-cell table:formula="of:=[$'ScSp Time'.AA7]" office:value-type="float" office:value="0" calcext:value-type="float">
            <text:p>0.00</text:p>
          </table:table-cell>
          <table:table-cell table:formula="of:=[$'ScSp Time'.AI7]" office:value-type="float" office:value="0" calcext:value-type="float">
            <text:p>0.00</text:p>
          </table:table-cell>
          <table:table-cell table:formula="of:=[$'ScSp Time'.AJ7]" office:value-type="float" office:value="0" calcext:value-type="float">
            <text:p>0.00</text:p>
          </table:table-cell>
          <table:table-cell table:formula="of:=[$'ScSp Time'.AK7]" office:value-type="float" office:value="0" calcext:value-type="float">
            <text:p>0.00</text:p>
          </table:table-cell>
          <table:table-cell table:formula="of:=[$'ScSp Time'.AL7]" office:value-type="float" office:value="0" calcext:value-type="float">
            <text:p>0.00</text:p>
          </table:table-cell>
          <table:table-cell table:formula="of:=[$'ScSp Time'.AM7]" office:value-type="float" office:value="0" calcext:value-type="float">
            <text:p>0.00</text:p>
          </table:table-cell>
          <table:table-cell table:formula="of:=[$'ScSp Time'.AN7]" office:value-type="float" office:value="0" calcext:value-type="float">
            <text:p>0.00</text:p>
          </table:table-cell>
          <table:table-cell table:formula="of:=[$'ScSp Time'.AV7]" office:value-type="float" office:value="0" calcext:value-type="float">
            <text:p>0.00</text:p>
          </table:table-cell>
          <table:table-cell table:formula="of:=[$'ScSp Time'.AW7]" office:value-type="float" office:value="0" calcext:value-type="float">
            <text:p>0.00</text:p>
          </table:table-cell>
          <table:table-cell table:formula="of:=[$'ScSp Time'.AX7]" office:value-type="float" office:value="0" calcext:value-type="float">
            <text:p>0.00</text:p>
          </table:table-cell>
          <table:table-cell table:formula="of:=[$'ScSp Time'.AY7]" office:value-type="float" office:value="0" calcext:value-type="float">
            <text:p>0.00</text:p>
          </table:table-cell>
          <table:table-cell table:formula="of:=[$'ScSp Time'.AZ7]" office:value-type="float" office:value="0" calcext:value-type="float">
            <text:p>0.00</text:p>
          </table:table-cell>
          <table:table-cell table:formula="of:=[$'ScSp Time'.BA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ScSp Time'.I8]" office:value-type="float" office:value="0" calcext:value-type="float">
            <text:p>0.00</text:p>
          </table:table-cell>
          <table:table-cell table:formula="of:=[$'ScSp Time'.J8]" office:value-type="float" office:value="0" calcext:value-type="float">
            <text:p>0.00</text:p>
          </table:table-cell>
          <table:table-cell table:formula="of:=[$'ScSp Time'.K8]" office:value-type="float" office:value="0" calcext:value-type="float">
            <text:p>0.00</text:p>
          </table:table-cell>
          <table:table-cell table:formula="of:=[$'ScSp Time'.L8]" office:value-type="float" office:value="0" calcext:value-type="float">
            <text:p>0.00</text:p>
          </table:table-cell>
          <table:table-cell table:formula="of:=[$'ScSp Time'.M8]" office:value-type="float" office:value="0" calcext:value-type="float">
            <text:p>0.00</text:p>
          </table:table-cell>
          <table:table-cell table:formula="of:=[$'ScSp Time'.N8]" office:value-type="float" office:value="0" calcext:value-type="float">
            <text:p>0.00</text:p>
          </table:table-cell>
          <table:table-cell table:formula="of:=[$'ScSp Time'.V8]" office:value-type="float" office:value="0" calcext:value-type="float">
            <text:p>0.00</text:p>
          </table:table-cell>
          <table:table-cell table:formula="of:=[$'ScSp Time'.W8]" office:value-type="float" office:value="0" calcext:value-type="float">
            <text:p>0.00</text:p>
          </table:table-cell>
          <table:table-cell table:formula="of:=[$'ScSp Time'.X8]" office:value-type="float" office:value="0" calcext:value-type="float">
            <text:p>0.00</text:p>
          </table:table-cell>
          <table:table-cell table:formula="of:=[$'ScSp Time'.Y8]" office:value-type="float" office:value="0" calcext:value-type="float">
            <text:p>0.00</text:p>
          </table:table-cell>
          <table:table-cell table:formula="of:=[$'ScSp Time'.Z8]" office:value-type="float" office:value="0" calcext:value-type="float">
            <text:p>0.00</text:p>
          </table:table-cell>
          <table:table-cell table:formula="of:=[$'ScSp Time'.AA8]" office:value-type="float" office:value="0" calcext:value-type="float">
            <text:p>0.00</text:p>
          </table:table-cell>
          <table:table-cell table:formula="of:=[$'ScSp Time'.AI8]" office:value-type="float" office:value="0" calcext:value-type="float">
            <text:p>0.00</text:p>
          </table:table-cell>
          <table:table-cell table:formula="of:=[$'ScSp Time'.AJ8]" office:value-type="float" office:value="0" calcext:value-type="float">
            <text:p>0.00</text:p>
          </table:table-cell>
          <table:table-cell table:formula="of:=[$'ScSp Time'.AK8]" office:value-type="float" office:value="0" calcext:value-type="float">
            <text:p>0.00</text:p>
          </table:table-cell>
          <table:table-cell table:formula="of:=[$'ScSp Time'.AL8]" office:value-type="float" office:value="0" calcext:value-type="float">
            <text:p>0.00</text:p>
          </table:table-cell>
          <table:table-cell table:formula="of:=[$'ScSp Time'.AM8]" office:value-type="float" office:value="0" calcext:value-type="float">
            <text:p>0.00</text:p>
          </table:table-cell>
          <table:table-cell table:formula="of:=[$'ScSp Time'.AN8]" office:value-type="float" office:value="0" calcext:value-type="float">
            <text:p>0.00</text:p>
          </table:table-cell>
          <table:table-cell table:formula="of:=[$'ScSp Time'.AV8]" office:value-type="float" office:value="0" calcext:value-type="float">
            <text:p>0.00</text:p>
          </table:table-cell>
          <table:table-cell table:formula="of:=[$'ScSp Time'.AW8]" office:value-type="float" office:value="0" calcext:value-type="float">
            <text:p>0.00</text:p>
          </table:table-cell>
          <table:table-cell table:formula="of:=[$'ScSp Time'.AX8]" office:value-type="float" office:value="0" calcext:value-type="float">
            <text:p>0.00</text:p>
          </table:table-cell>
          <table:table-cell table:formula="of:=[$'ScSp Time'.AY8]" office:value-type="float" office:value="0" calcext:value-type="float">
            <text:p>0.00</text:p>
          </table:table-cell>
          <table:table-cell table:formula="of:=[$'ScSp Time'.AZ8]" office:value-type="float" office:value="0" calcext:value-type="float">
            <text:p>0.00</text:p>
          </table:table-cell>
          <table:table-cell table:formula="of:=[$'ScSp Time'.BA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ScSp Time'.I9]" office:value-type="float" office:value="0" calcext:value-type="float">
            <text:p>0.00</text:p>
          </table:table-cell>
          <table:table-cell table:formula="of:=[$'ScSp Time'.J9]" office:value-type="float" office:value="0" calcext:value-type="float">
            <text:p>0.00</text:p>
          </table:table-cell>
          <table:table-cell table:formula="of:=[$'ScSp Time'.K9]" office:value-type="float" office:value="0" calcext:value-type="float">
            <text:p>0.00</text:p>
          </table:table-cell>
          <table:table-cell table:formula="of:=[$'ScSp Time'.L9]" office:value-type="float" office:value="0" calcext:value-type="float">
            <text:p>0.00</text:p>
          </table:table-cell>
          <table:table-cell table:formula="of:=[$'ScSp Time'.M9]" office:value-type="float" office:value="0" calcext:value-type="float">
            <text:p>0.00</text:p>
          </table:table-cell>
          <table:table-cell table:formula="of:=[$'ScSp Time'.N9]" office:value-type="float" office:value="0" calcext:value-type="float">
            <text:p>0.00</text:p>
          </table:table-cell>
          <table:table-cell table:formula="of:=[$'ScSp Time'.V9]" office:value-type="float" office:value="0" calcext:value-type="float">
            <text:p>0.00</text:p>
          </table:table-cell>
          <table:table-cell table:formula="of:=[$'ScSp Time'.W9]" office:value-type="float" office:value="0" calcext:value-type="float">
            <text:p>0.00</text:p>
          </table:table-cell>
          <table:table-cell table:formula="of:=[$'ScSp Time'.X9]" office:value-type="float" office:value="0" calcext:value-type="float">
            <text:p>0.00</text:p>
          </table:table-cell>
          <table:table-cell table:formula="of:=[$'ScSp Time'.Y9]" office:value-type="float" office:value="0" calcext:value-type="float">
            <text:p>0.00</text:p>
          </table:table-cell>
          <table:table-cell table:formula="of:=[$'ScSp Time'.Z9]" office:value-type="float" office:value="0" calcext:value-type="float">
            <text:p>0.00</text:p>
          </table:table-cell>
          <table:table-cell table:formula="of:=[$'ScSp Time'.AA9]" office:value-type="float" office:value="0" calcext:value-type="float">
            <text:p>0.00</text:p>
          </table:table-cell>
          <table:table-cell table:formula="of:=[$'ScSp Time'.AI9]" office:value-type="float" office:value="0" calcext:value-type="float">
            <text:p>0.00</text:p>
          </table:table-cell>
          <table:table-cell table:formula="of:=[$'ScSp Time'.AJ9]" office:value-type="float" office:value="0" calcext:value-type="float">
            <text:p>0.00</text:p>
          </table:table-cell>
          <table:table-cell table:formula="of:=[$'ScSp Time'.AK9]" office:value-type="float" office:value="0" calcext:value-type="float">
            <text:p>0.00</text:p>
          </table:table-cell>
          <table:table-cell table:formula="of:=[$'ScSp Time'.AL9]" office:value-type="float" office:value="0" calcext:value-type="float">
            <text:p>0.00</text:p>
          </table:table-cell>
          <table:table-cell table:formula="of:=[$'ScSp Time'.AM9]" office:value-type="float" office:value="0" calcext:value-type="float">
            <text:p>0.00</text:p>
          </table:table-cell>
          <table:table-cell table:formula="of:=[$'ScSp Time'.AN9]" office:value-type="float" office:value="0" calcext:value-type="float">
            <text:p>0.00</text:p>
          </table:table-cell>
          <table:table-cell table:formula="of:=[$'ScSp Time'.AV9]" office:value-type="float" office:value="0" calcext:value-type="float">
            <text:p>0.00</text:p>
          </table:table-cell>
          <table:table-cell table:formula="of:=[$'ScSp Time'.AW9]" office:value-type="float" office:value="0" calcext:value-type="float">
            <text:p>0.00</text:p>
          </table:table-cell>
          <table:table-cell table:formula="of:=[$'ScSp Time'.AX9]" office:value-type="float" office:value="0" calcext:value-type="float">
            <text:p>0.00</text:p>
          </table:table-cell>
          <table:table-cell table:formula="of:=[$'ScSp Time'.AY9]" office:value-type="float" office:value="0" calcext:value-type="float">
            <text:p>0.00</text:p>
          </table:table-cell>
          <table:table-cell table:formula="of:=[$'ScSp Time'.AZ9]" office:value-type="float" office:value="0" calcext:value-type="float">
            <text:p>0.00</text:p>
          </table:table-cell>
          <table:table-cell table:formula="of:=[$'ScSp Time'.BA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ScSp Time'.I10]" office:value-type="float" office:value="0" calcext:value-type="float">
            <text:p>0.00</text:p>
          </table:table-cell>
          <table:table-cell table:formula="of:=[$'ScSp Time'.J10]" office:value-type="float" office:value="0" calcext:value-type="float">
            <text:p>0.00</text:p>
          </table:table-cell>
          <table:table-cell table:formula="of:=[$'ScSp Time'.K10]" office:value-type="float" office:value="0" calcext:value-type="float">
            <text:p>0.00</text:p>
          </table:table-cell>
          <table:table-cell table:formula="of:=[$'ScSp Time'.L10]" office:value-type="float" office:value="0" calcext:value-type="float">
            <text:p>0.00</text:p>
          </table:table-cell>
          <table:table-cell table:formula="of:=[$'ScSp Time'.M10]" office:value-type="float" office:value="0" calcext:value-type="float">
            <text:p>0.00</text:p>
          </table:table-cell>
          <table:table-cell table:formula="of:=[$'ScSp Time'.N10]" office:value-type="float" office:value="0" calcext:value-type="float">
            <text:p>0.00</text:p>
          </table:table-cell>
          <table:table-cell table:formula="of:=[$'ScSp Time'.V10]" office:value-type="float" office:value="0" calcext:value-type="float">
            <text:p>0.00</text:p>
          </table:table-cell>
          <table:table-cell table:formula="of:=[$'ScSp Time'.W10]" office:value-type="float" office:value="0" calcext:value-type="float">
            <text:p>0.00</text:p>
          </table:table-cell>
          <table:table-cell table:formula="of:=[$'ScSp Time'.X10]" office:value-type="float" office:value="0" calcext:value-type="float">
            <text:p>0.00</text:p>
          </table:table-cell>
          <table:table-cell table:formula="of:=[$'ScSp Time'.Y10]" office:value-type="float" office:value="0" calcext:value-type="float">
            <text:p>0.00</text:p>
          </table:table-cell>
          <table:table-cell table:formula="of:=[$'ScSp Time'.Z10]" office:value-type="float" office:value="0" calcext:value-type="float">
            <text:p>0.00</text:p>
          </table:table-cell>
          <table:table-cell table:formula="of:=[$'ScSp Time'.AA10]" office:value-type="float" office:value="0" calcext:value-type="float">
            <text:p>0.00</text:p>
          </table:table-cell>
          <table:table-cell table:formula="of:=[$'ScSp Time'.AI10]" office:value-type="float" office:value="0" calcext:value-type="float">
            <text:p>0.00</text:p>
          </table:table-cell>
          <table:table-cell table:formula="of:=[$'ScSp Time'.AJ10]" office:value-type="float" office:value="0" calcext:value-type="float">
            <text:p>0.00</text:p>
          </table:table-cell>
          <table:table-cell table:formula="of:=[$'ScSp Time'.AK10]" office:value-type="float" office:value="0" calcext:value-type="float">
            <text:p>0.00</text:p>
          </table:table-cell>
          <table:table-cell table:formula="of:=[$'ScSp Time'.AL10]" office:value-type="float" office:value="0" calcext:value-type="float">
            <text:p>0.00</text:p>
          </table:table-cell>
          <table:table-cell table:formula="of:=[$'ScSp Time'.AM10]" office:value-type="float" office:value="0" calcext:value-type="float">
            <text:p>0.00</text:p>
          </table:table-cell>
          <table:table-cell table:formula="of:=[$'ScSp Time'.AN10]" office:value-type="float" office:value="0" calcext:value-type="float">
            <text:p>0.00</text:p>
          </table:table-cell>
          <table:table-cell table:formula="of:=[$'ScSp Time'.AV10]" office:value-type="float" office:value="0" calcext:value-type="float">
            <text:p>0.00</text:p>
          </table:table-cell>
          <table:table-cell table:formula="of:=[$'ScSp Time'.AW10]" office:value-type="float" office:value="0" calcext:value-type="float">
            <text:p>0.00</text:p>
          </table:table-cell>
          <table:table-cell table:formula="of:=[$'ScSp Time'.AX10]" office:value-type="float" office:value="0" calcext:value-type="float">
            <text:p>0.00</text:p>
          </table:table-cell>
          <table:table-cell table:formula="of:=[$'ScSp Time'.AY10]" office:value-type="float" office:value="0" calcext:value-type="float">
            <text:p>0.00</text:p>
          </table:table-cell>
          <table:table-cell table:formula="of:=[$'ScSp Time'.AZ10]" office:value-type="float" office:value="0" calcext:value-type="float">
            <text:p>0.00</text:p>
          </table:table-cell>
          <table:table-cell table:formula="of:=[$'ScSp Time'.BA1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ScSp Time'.I11]" office:value-type="float" office:value="0" calcext:value-type="float">
            <text:p>0.00</text:p>
          </table:table-cell>
          <table:table-cell table:formula="of:=[$'ScSp Time'.J11]" office:value-type="float" office:value="0" calcext:value-type="float">
            <text:p>0.00</text:p>
          </table:table-cell>
          <table:table-cell table:formula="of:=[$'ScSp Time'.K11]" office:value-type="float" office:value="0" calcext:value-type="float">
            <text:p>0.00</text:p>
          </table:table-cell>
          <table:table-cell table:formula="of:=[$'ScSp Time'.L11]" office:value-type="float" office:value="0" calcext:value-type="float">
            <text:p>0.00</text:p>
          </table:table-cell>
          <table:table-cell table:formula="of:=[$'ScSp Time'.M11]" office:value-type="float" office:value="0" calcext:value-type="float">
            <text:p>0.00</text:p>
          </table:table-cell>
          <table:table-cell table:formula="of:=[$'ScSp Time'.N11]" office:value-type="float" office:value="0" calcext:value-type="float">
            <text:p>0.00</text:p>
          </table:table-cell>
          <table:table-cell table:formula="of:=[$'ScSp Time'.V11]" office:value-type="float" office:value="0" calcext:value-type="float">
            <text:p>0.00</text:p>
          </table:table-cell>
          <table:table-cell table:formula="of:=[$'ScSp Time'.W11]" office:value-type="float" office:value="0" calcext:value-type="float">
            <text:p>0.00</text:p>
          </table:table-cell>
          <table:table-cell table:formula="of:=[$'ScSp Time'.X11]" office:value-type="float" office:value="0" calcext:value-type="float">
            <text:p>0.00</text:p>
          </table:table-cell>
          <table:table-cell table:formula="of:=[$'ScSp Time'.Y11]" office:value-type="float" office:value="0" calcext:value-type="float">
            <text:p>0.00</text:p>
          </table:table-cell>
          <table:table-cell table:formula="of:=[$'ScSp Time'.Z11]" office:value-type="float" office:value="0" calcext:value-type="float">
            <text:p>0.00</text:p>
          </table:table-cell>
          <table:table-cell table:formula="of:=[$'ScSp Time'.AA11]" office:value-type="float" office:value="0" calcext:value-type="float">
            <text:p>0.00</text:p>
          </table:table-cell>
          <table:table-cell table:formula="of:=[$'ScSp Time'.AI11]" office:value-type="float" office:value="0" calcext:value-type="float">
            <text:p>0.00</text:p>
          </table:table-cell>
          <table:table-cell table:formula="of:=[$'ScSp Time'.AJ11]" office:value-type="float" office:value="0" calcext:value-type="float">
            <text:p>0.00</text:p>
          </table:table-cell>
          <table:table-cell table:formula="of:=[$'ScSp Time'.AK11]" office:value-type="float" office:value="0" calcext:value-type="float">
            <text:p>0.00</text:p>
          </table:table-cell>
          <table:table-cell table:formula="of:=[$'ScSp Time'.AL11]" office:value-type="float" office:value="0" calcext:value-type="float">
            <text:p>0.00</text:p>
          </table:table-cell>
          <table:table-cell table:formula="of:=[$'ScSp Time'.AM11]" office:value-type="float" office:value="0" calcext:value-type="float">
            <text:p>0.00</text:p>
          </table:table-cell>
          <table:table-cell table:formula="of:=[$'ScSp Time'.AN11]" office:value-type="float" office:value="0" calcext:value-type="float">
            <text:p>0.00</text:p>
          </table:table-cell>
          <table:table-cell table:formula="of:=[$'ScSp Time'.AV11]" office:value-type="float" office:value="0" calcext:value-type="float">
            <text:p>0.00</text:p>
          </table:table-cell>
          <table:table-cell table:formula="of:=[$'ScSp Time'.AW11]" office:value-type="float" office:value="0" calcext:value-type="float">
            <text:p>0.00</text:p>
          </table:table-cell>
          <table:table-cell table:formula="of:=[$'ScSp Time'.AX11]" office:value-type="float" office:value="0" calcext:value-type="float">
            <text:p>0.00</text:p>
          </table:table-cell>
          <table:table-cell table:formula="of:=[$'ScSp Time'.AY11]" office:value-type="float" office:value="0" calcext:value-type="float">
            <text:p>0.00</text:p>
          </table:table-cell>
          <table:table-cell table:formula="of:=[$'ScSp Time'.AZ11]" office:value-type="float" office:value="0" calcext:value-type="float">
            <text:p>0.00</text:p>
          </table:table-cell>
          <table:table-cell table:formula="of:=[$'ScSp Time'.BA1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ScSp Time'.I12]" office:value-type="float" office:value="0" calcext:value-type="float">
            <text:p>0.00</text:p>
          </table:table-cell>
          <table:table-cell table:formula="of:=[$'ScSp Time'.J12]" office:value-type="float" office:value="0" calcext:value-type="float">
            <text:p>0.00</text:p>
          </table:table-cell>
          <table:table-cell table:formula="of:=[$'ScSp Time'.K12]" office:value-type="float" office:value="0" calcext:value-type="float">
            <text:p>0.00</text:p>
          </table:table-cell>
          <table:table-cell table:formula="of:=[$'ScSp Time'.L12]" office:value-type="float" office:value="0" calcext:value-type="float">
            <text:p>0.00</text:p>
          </table:table-cell>
          <table:table-cell table:formula="of:=[$'ScSp Time'.M12]" office:value-type="float" office:value="0" calcext:value-type="float">
            <text:p>0.00</text:p>
          </table:table-cell>
          <table:table-cell table:formula="of:=[$'ScSp Time'.N12]" office:value-type="float" office:value="0" calcext:value-type="float">
            <text:p>0.00</text:p>
          </table:table-cell>
          <table:table-cell table:formula="of:=[$'ScSp Time'.V12]" office:value-type="float" office:value="0" calcext:value-type="float">
            <text:p>0.00</text:p>
          </table:table-cell>
          <table:table-cell table:formula="of:=[$'ScSp Time'.W12]" office:value-type="float" office:value="0" calcext:value-type="float">
            <text:p>0.00</text:p>
          </table:table-cell>
          <table:table-cell table:formula="of:=[$'ScSp Time'.X12]" office:value-type="float" office:value="0" calcext:value-type="float">
            <text:p>0.00</text:p>
          </table:table-cell>
          <table:table-cell table:formula="of:=[$'ScSp Time'.Y12]" office:value-type="float" office:value="0" calcext:value-type="float">
            <text:p>0.00</text:p>
          </table:table-cell>
          <table:table-cell table:formula="of:=[$'ScSp Time'.Z12]" office:value-type="float" office:value="0" calcext:value-type="float">
            <text:p>0.00</text:p>
          </table:table-cell>
          <table:table-cell table:formula="of:=[$'ScSp Time'.AA12]" office:value-type="float" office:value="0" calcext:value-type="float">
            <text:p>0.00</text:p>
          </table:table-cell>
          <table:table-cell table:formula="of:=[$'ScSp Time'.AI12]" office:value-type="float" office:value="0" calcext:value-type="float">
            <text:p>0.00</text:p>
          </table:table-cell>
          <table:table-cell table:formula="of:=[$'ScSp Time'.AJ12]" office:value-type="float" office:value="0" calcext:value-type="float">
            <text:p>0.00</text:p>
          </table:table-cell>
          <table:table-cell table:formula="of:=[$'ScSp Time'.AK12]" office:value-type="float" office:value="0" calcext:value-type="float">
            <text:p>0.00</text:p>
          </table:table-cell>
          <table:table-cell table:formula="of:=[$'ScSp Time'.AL12]" office:value-type="float" office:value="0" calcext:value-type="float">
            <text:p>0.00</text:p>
          </table:table-cell>
          <table:table-cell table:formula="of:=[$'ScSp Time'.AM12]" office:value-type="float" office:value="0" calcext:value-type="float">
            <text:p>0.00</text:p>
          </table:table-cell>
          <table:table-cell table:formula="of:=[$'ScSp Time'.AN12]" office:value-type="float" office:value="0" calcext:value-type="float">
            <text:p>0.00</text:p>
          </table:table-cell>
          <table:table-cell table:formula="of:=[$'ScSp Time'.AV12]" office:value-type="float" office:value="0" calcext:value-type="float">
            <text:p>0.00</text:p>
          </table:table-cell>
          <table:table-cell table:formula="of:=[$'ScSp Time'.AW12]" office:value-type="float" office:value="0" calcext:value-type="float">
            <text:p>0.00</text:p>
          </table:table-cell>
          <table:table-cell table:formula="of:=[$'ScSp Time'.AX12]" office:value-type="float" office:value="0" calcext:value-type="float">
            <text:p>0.00</text:p>
          </table:table-cell>
          <table:table-cell table:formula="of:=[$'ScSp Time'.AY12]" office:value-type="float" office:value="0" calcext:value-type="float">
            <text:p>0.00</text:p>
          </table:table-cell>
          <table:table-cell table:formula="of:=[$'ScSp Time'.AZ12]" office:value-type="float" office:value="0" calcext:value-type="float">
            <text:p>0.00</text:p>
          </table:table-cell>
          <table:table-cell table:formula="of:=[$'ScSp Time'.BA1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0" calcext:value-type="float">
            <text:p>0.00</text:p>
          </table:table-cell>
          <table:table-cell table:formula="of:=[$'ScSp Time'.K13]" office:value-type="float" office:value="0" calcext:value-type="float">
            <text:p>0.00</text:p>
          </table:table-cell>
          <table:table-cell table:formula="of:=[$'ScSp Time'.L13]" office:value-type="float" office:value="0" calcext:value-type="float">
            <text:p>0.00</text:p>
          </table:table-cell>
          <table:table-cell table:formula="of:=[$'ScSp Time'.M13]" office:value-type="float" office:value="0" calcext:value-type="float">
            <text:p>0.00</text:p>
          </table:table-cell>
          <table:table-cell table:formula="of:=[$'ScSp Time'.N13]" office:value-type="float" office:value="0" calcext:value-type="float">
            <text:p>0.00</text:p>
          </table:table-cell>
          <table:table-cell table:formula="of:=[$'ScSp Time'.V13]" office:value-type="float" office:value="0" calcext:value-type="float">
            <text:p>0.00</text:p>
          </table:table-cell>
          <table:table-cell table:formula="of:=[$'ScSp Time'.W13]" office:value-type="float" office:value="0" calcext:value-type="float">
            <text:p>0.00</text:p>
          </table:table-cell>
          <table:table-cell table:formula="of:=[$'ScSp Time'.X13]" office:value-type="float" office:value="0" calcext:value-type="float">
            <text:p>0.00</text:p>
          </table:table-cell>
          <table:table-cell table:formula="of:=[$'ScSp Time'.Y13]" office:value-type="float" office:value="0" calcext:value-type="float">
            <text:p>0.00</text:p>
          </table:table-cell>
          <table:table-cell table:formula="of:=[$'ScSp Time'.Z13]" office:value-type="float" office:value="0" calcext:value-type="float">
            <text:p>0.00</text:p>
          </table:table-cell>
          <table:table-cell table:formula="of:=[$'ScSp Time'.AA13]" office:value-type="float" office:value="0" calcext:value-type="float">
            <text:p>0.00</text:p>
          </table:table-cell>
          <table:table-cell table:formula="of:=[$'ScSp Time'.AI13]" office:value-type="float" office:value="0" calcext:value-type="float">
            <text:p>0.00</text:p>
          </table:table-cell>
          <table:table-cell table:formula="of:=[$'ScSp Time'.AJ13]" office:value-type="float" office:value="0" calcext:value-type="float">
            <text:p>0.00</text:p>
          </table:table-cell>
          <table:table-cell table:formula="of:=[$'ScSp Time'.AK13]" office:value-type="float" office:value="0" calcext:value-type="float">
            <text:p>0.00</text:p>
          </table:table-cell>
          <table:table-cell table:formula="of:=[$'ScSp Time'.AL13]" office:value-type="float" office:value="0" calcext:value-type="float">
            <text:p>0.00</text:p>
          </table:table-cell>
          <table:table-cell table:formula="of:=[$'ScSp Time'.AM13]" office:value-type="float" office:value="0" calcext:value-type="float">
            <text:p>0.00</text:p>
          </table:table-cell>
          <table:table-cell table:formula="of:=[$'ScSp Time'.AN13]" office:value-type="float" office:value="0" calcext:value-type="float">
            <text:p>0.00</text:p>
          </table:table-cell>
          <table:table-cell table:formula="of:=[$'ScSp Time'.AV13]" office:value-type="float" office:value="0" calcext:value-type="float">
            <text:p>0.00</text:p>
          </table:table-cell>
          <table:table-cell table:formula="of:=[$'ScSp Time'.AW13]" office:value-type="float" office:value="0" calcext:value-type="float">
            <text:p>0.00</text:p>
          </table:table-cell>
          <table:table-cell table:formula="of:=[$'ScSp Time'.AX13]" office:value-type="float" office:value="0" calcext:value-type="float">
            <text:p>0.00</text:p>
          </table:table-cell>
          <table:table-cell table:formula="of:=[$'ScSp Time'.AY13]" office:value-type="float" office:value="0" calcext:value-type="float">
            <text:p>0.00</text:p>
          </table:table-cell>
          <table:table-cell table:formula="of:=[$'ScSp Time'.AZ13]" office:value-type="float" office:value="0" calcext:value-type="float">
            <text:p>0.00</text:p>
          </table:table-cell>
          <table:table-cell table:formula="of:=[$'ScSp Time'.BA1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0" calcext:value-type="float">
            <text:p>0.00</text:p>
          </table:table-cell>
          <table:table-cell table:formula="of:=[$'ScSp Time'.K14]" office:value-type="float" office:value="0" calcext:value-type="float">
            <text:p>0.00</text:p>
          </table:table-cell>
          <table:table-cell table:formula="of:=[$'ScSp Time'.L14]" office:value-type="float" office:value="0" calcext:value-type="float">
            <text:p>0.00</text:p>
          </table:table-cell>
          <table:table-cell table:formula="of:=[$'ScSp Time'.M14]" office:value-type="float" office:value="0" calcext:value-type="float">
            <text:p>0.00</text:p>
          </table:table-cell>
          <table:table-cell table:formula="of:=[$'ScSp Time'.N14]" office:value-type="float" office:value="0" calcext:value-type="float">
            <text:p>0.00</text:p>
          </table:table-cell>
          <table:table-cell table:formula="of:=[$'ScSp Time'.V14]" office:value-type="float" office:value="0" calcext:value-type="float">
            <text:p>0.00</text:p>
          </table:table-cell>
          <table:table-cell table:formula="of:=[$'ScSp Time'.W14]" office:value-type="float" office:value="0" calcext:value-type="float">
            <text:p>0.00</text:p>
          </table:table-cell>
          <table:table-cell table:formula="of:=[$'ScSp Time'.X14]" office:value-type="float" office:value="0" calcext:value-type="float">
            <text:p>0.00</text:p>
          </table:table-cell>
          <table:table-cell table:formula="of:=[$'ScSp Time'.Y14]" office:value-type="float" office:value="0" calcext:value-type="float">
            <text:p>0.00</text:p>
          </table:table-cell>
          <table:table-cell table:formula="of:=[$'ScSp Time'.Z14]" office:value-type="float" office:value="0" calcext:value-type="float">
            <text:p>0.00</text:p>
          </table:table-cell>
          <table:table-cell table:formula="of:=[$'ScSp Time'.AA14]" office:value-type="float" office:value="0" calcext:value-type="float">
            <text:p>0.00</text:p>
          </table:table-cell>
          <table:table-cell table:formula="of:=[$'ScSp Time'.AI14]" office:value-type="float" office:value="0" calcext:value-type="float">
            <text:p>0.00</text:p>
          </table:table-cell>
          <table:table-cell table:formula="of:=[$'ScSp Time'.AJ14]" office:value-type="float" office:value="0" calcext:value-type="float">
            <text:p>0.00</text:p>
          </table:table-cell>
          <table:table-cell table:formula="of:=[$'ScSp Time'.AK14]" office:value-type="float" office:value="0" calcext:value-type="float">
            <text:p>0.00</text:p>
          </table:table-cell>
          <table:table-cell table:formula="of:=[$'ScSp Time'.AL14]" office:value-type="float" office:value="0" calcext:value-type="float">
            <text:p>0.00</text:p>
          </table:table-cell>
          <table:table-cell table:formula="of:=[$'ScSp Time'.AM14]" office:value-type="float" office:value="0" calcext:value-type="float">
            <text:p>0.00</text:p>
          </table:table-cell>
          <table:table-cell table:formula="of:=[$'ScSp Time'.AN14]" office:value-type="float" office:value="0" calcext:value-type="float">
            <text:p>0.00</text:p>
          </table:table-cell>
          <table:table-cell table:formula="of:=[$'ScSp Time'.AV14]" office:value-type="float" office:value="0" calcext:value-type="float">
            <text:p>0.00</text:p>
          </table:table-cell>
          <table:table-cell table:formula="of:=[$'ScSp Time'.AW14]" office:value-type="float" office:value="0" calcext:value-type="float">
            <text:p>0.00</text:p>
          </table:table-cell>
          <table:table-cell table:formula="of:=[$'ScSp Time'.AX14]" office:value-type="float" office:value="0" calcext:value-type="float">
            <text:p>0.00</text:p>
          </table:table-cell>
          <table:table-cell table:formula="of:=[$'ScSp Time'.AY14]" office:value-type="float" office:value="0" calcext:value-type="float">
            <text:p>0.00</text:p>
          </table:table-cell>
          <table:table-cell table:formula="of:=[$'ScSp Time'.AZ14]" office:value-type="float" office:value="0" calcext:value-type="float">
            <text:p>0.00</text:p>
          </table:table-cell>
          <table:table-cell table:formula="of:=[$'ScSp Time'.BA1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ScSp Time'.I15]" office:value-type="float" office:value="0" calcext:value-type="float">
            <text:p>0.00</text:p>
          </table:table-cell>
          <table:table-cell table:formula="of:=[$'ScSp Time'.J15]" office:value-type="float" office:value="0" calcext:value-type="float">
            <text:p>0.00</text:p>
          </table:table-cell>
          <table:table-cell table:formula="of:=[$'ScSp Time'.K15]" office:value-type="float" office:value="0" calcext:value-type="float">
            <text:p>0.00</text:p>
          </table:table-cell>
          <table:table-cell table:formula="of:=[$'ScSp Time'.L15]" office:value-type="float" office:value="0" calcext:value-type="float">
            <text:p>0.00</text:p>
          </table:table-cell>
          <table:table-cell table:formula="of:=[$'ScSp Time'.M15]" office:value-type="float" office:value="0" calcext:value-type="float">
            <text:p>0.00</text:p>
          </table:table-cell>
          <table:table-cell table:formula="of:=[$'ScSp Time'.N15]" office:value-type="float" office:value="0" calcext:value-type="float">
            <text:p>0.00</text:p>
          </table:table-cell>
          <table:table-cell table:formula="of:=[$'ScSp Time'.V15]" office:value-type="float" office:value="0" calcext:value-type="float">
            <text:p>0.00</text:p>
          </table:table-cell>
          <table:table-cell table:formula="of:=[$'ScSp Time'.W15]" office:value-type="float" office:value="0" calcext:value-type="float">
            <text:p>0.00</text:p>
          </table:table-cell>
          <table:table-cell table:formula="of:=[$'ScSp Time'.X15]" office:value-type="float" office:value="0" calcext:value-type="float">
            <text:p>0.00</text:p>
          </table:table-cell>
          <table:table-cell table:formula="of:=[$'ScSp Time'.Y15]" office:value-type="float" office:value="0" calcext:value-type="float">
            <text:p>0.00</text:p>
          </table:table-cell>
          <table:table-cell table:formula="of:=[$'ScSp Time'.Z15]" office:value-type="float" office:value="0" calcext:value-type="float">
            <text:p>0.00</text:p>
          </table:table-cell>
          <table:table-cell table:formula="of:=[$'ScSp Time'.AA15]" office:value-type="float" office:value="0" calcext:value-type="float">
            <text:p>0.00</text:p>
          </table:table-cell>
          <table:table-cell table:formula="of:=[$'ScSp Time'.AI15]" office:value-type="float" office:value="0" calcext:value-type="float">
            <text:p>0.00</text:p>
          </table:table-cell>
          <table:table-cell table:formula="of:=[$'ScSp Time'.AJ15]" office:value-type="float" office:value="0" calcext:value-type="float">
            <text:p>0.00</text:p>
          </table:table-cell>
          <table:table-cell table:formula="of:=[$'ScSp Time'.AK15]" office:value-type="float" office:value="0" calcext:value-type="float">
            <text:p>0.00</text:p>
          </table:table-cell>
          <table:table-cell table:formula="of:=[$'ScSp Time'.AL15]" office:value-type="float" office:value="0" calcext:value-type="float">
            <text:p>0.00</text:p>
          </table:table-cell>
          <table:table-cell table:formula="of:=[$'ScSp Time'.AM15]" office:value-type="float" office:value="0" calcext:value-type="float">
            <text:p>0.00</text:p>
          </table:table-cell>
          <table:table-cell table:formula="of:=[$'ScSp Time'.AN15]" office:value-type="float" office:value="0" calcext:value-type="float">
            <text:p>0.00</text:p>
          </table:table-cell>
          <table:table-cell table:formula="of:=[$'ScSp Time'.AV15]" office:value-type="float" office:value="0" calcext:value-type="float">
            <text:p>0.00</text:p>
          </table:table-cell>
          <table:table-cell table:formula="of:=[$'ScSp Time'.AW15]" office:value-type="float" office:value="0" calcext:value-type="float">
            <text:p>0.00</text:p>
          </table:table-cell>
          <table:table-cell table:formula="of:=[$'ScSp Time'.AX15]" office:value-type="float" office:value="0" calcext:value-type="float">
            <text:p>0.00</text:p>
          </table:table-cell>
          <table:table-cell table:formula="of:=[$'ScSp Time'.AY15]" office:value-type="float" office:value="0" calcext:value-type="float">
            <text:p>0.00</text:p>
          </table:table-cell>
          <table:table-cell table:formula="of:=[$'ScSp Time'.AZ15]" office:value-type="float" office:value="0" calcext:value-type="float">
            <text:p>0.00</text:p>
          </table:table-cell>
          <table:table-cell table:formula="of:=[$'ScSp Time'.BA1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ScSp Time'.I16]" office:value-type="float" office:value="0" calcext:value-type="float">
            <text:p>0.00</text:p>
          </table:table-cell>
          <table:table-cell table:formula="of:=[$'ScSp Time'.J16]" office:value-type="float" office:value="0" calcext:value-type="float">
            <text:p>0.00</text:p>
          </table:table-cell>
          <table:table-cell table:formula="of:=[$'ScSp Time'.K16]" office:value-type="float" office:value="0" calcext:value-type="float">
            <text:p>0.00</text:p>
          </table:table-cell>
          <table:table-cell table:formula="of:=[$'ScSp Time'.L16]" office:value-type="float" office:value="0" calcext:value-type="float">
            <text:p>0.00</text:p>
          </table:table-cell>
          <table:table-cell table:formula="of:=[$'ScSp Time'.M16]" office:value-type="float" office:value="0" calcext:value-type="float">
            <text:p>0.00</text:p>
          </table:table-cell>
          <table:table-cell table:formula="of:=[$'ScSp Time'.N16]" office:value-type="float" office:value="0" calcext:value-type="float">
            <text:p>0.00</text:p>
          </table:table-cell>
          <table:table-cell table:formula="of:=[$'ScSp Time'.V16]" office:value-type="float" office:value="0" calcext:value-type="float">
            <text:p>0.00</text:p>
          </table:table-cell>
          <table:table-cell table:formula="of:=[$'ScSp Time'.W16]" office:value-type="float" office:value="0" calcext:value-type="float">
            <text:p>0.00</text:p>
          </table:table-cell>
          <table:table-cell table:formula="of:=[$'ScSp Time'.X16]" office:value-type="float" office:value="0" calcext:value-type="float">
            <text:p>0.00</text:p>
          </table:table-cell>
          <table:table-cell table:formula="of:=[$'ScSp Time'.Y16]" office:value-type="float" office:value="0" calcext:value-type="float">
            <text:p>0.00</text:p>
          </table:table-cell>
          <table:table-cell table:formula="of:=[$'ScSp Time'.Z16]" office:value-type="float" office:value="0" calcext:value-type="float">
            <text:p>0.00</text:p>
          </table:table-cell>
          <table:table-cell table:formula="of:=[$'ScSp Time'.AA16]" office:value-type="float" office:value="0" calcext:value-type="float">
            <text:p>0.00</text:p>
          </table:table-cell>
          <table:table-cell table:formula="of:=[$'ScSp Time'.AI16]" office:value-type="float" office:value="0" calcext:value-type="float">
            <text:p>0.00</text:p>
          </table:table-cell>
          <table:table-cell table:formula="of:=[$'ScSp Time'.AJ16]" office:value-type="float" office:value="0" calcext:value-type="float">
            <text:p>0.00</text:p>
          </table:table-cell>
          <table:table-cell table:formula="of:=[$'ScSp Time'.AK16]" office:value-type="float" office:value="0" calcext:value-type="float">
            <text:p>0.00</text:p>
          </table:table-cell>
          <table:table-cell table:formula="of:=[$'ScSp Time'.AL16]" office:value-type="float" office:value="0" calcext:value-type="float">
            <text:p>0.00</text:p>
          </table:table-cell>
          <table:table-cell table:formula="of:=[$'ScSp Time'.AM16]" office:value-type="float" office:value="0" calcext:value-type="float">
            <text:p>0.00</text:p>
          </table:table-cell>
          <table:table-cell table:formula="of:=[$'ScSp Time'.AN16]" office:value-type="float" office:value="0" calcext:value-type="float">
            <text:p>0.00</text:p>
          </table:table-cell>
          <table:table-cell table:formula="of:=[$'ScSp Time'.AV16]" office:value-type="float" office:value="0" calcext:value-type="float">
            <text:p>0.00</text:p>
          </table:table-cell>
          <table:table-cell table:formula="of:=[$'ScSp Time'.AW16]" office:value-type="float" office:value="0" calcext:value-type="float">
            <text:p>0.00</text:p>
          </table:table-cell>
          <table:table-cell table:formula="of:=[$'ScSp Time'.AX16]" office:value-type="float" office:value="0" calcext:value-type="float">
            <text:p>0.00</text:p>
          </table:table-cell>
          <table:table-cell table:formula="of:=[$'ScSp Time'.AY16]" office:value-type="float" office:value="0" calcext:value-type="float">
            <text:p>0.00</text:p>
          </table:table-cell>
          <table:table-cell table:formula="of:=[$'ScSp Time'.AZ16]" office:value-type="float" office:value="0" calcext:value-type="float">
            <text:p>0.00</text:p>
          </table:table-cell>
          <table:table-cell table:formula="of:=[$'ScSp Time'.BA1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ScSp Time'.I17]" office:value-type="float" office:value="0" calcext:value-type="float">
            <text:p>0.00</text:p>
          </table:table-cell>
          <table:table-cell table:formula="of:=[$'ScSp Time'.J17]" office:value-type="float" office:value="0" calcext:value-type="float">
            <text:p>0.00</text:p>
          </table:table-cell>
          <table:table-cell table:formula="of:=[$'ScSp Time'.K17]" office:value-type="float" office:value="0" calcext:value-type="float">
            <text:p>0.00</text:p>
          </table:table-cell>
          <table:table-cell table:formula="of:=[$'ScSp Time'.L17]" office:value-type="float" office:value="0" calcext:value-type="float">
            <text:p>0.00</text:p>
          </table:table-cell>
          <table:table-cell table:formula="of:=[$'ScSp Time'.M17]" office:value-type="float" office:value="0" calcext:value-type="float">
            <text:p>0.00</text:p>
          </table:table-cell>
          <table:table-cell table:formula="of:=[$'ScSp Time'.N17]" office:value-type="float" office:value="0" calcext:value-type="float">
            <text:p>0.00</text:p>
          </table:table-cell>
          <table:table-cell table:formula="of:=[$'ScSp Time'.V17]" office:value-type="float" office:value="0" calcext:value-type="float">
            <text:p>0.00</text:p>
          </table:table-cell>
          <table:table-cell table:formula="of:=[$'ScSp Time'.W17]" office:value-type="float" office:value="0" calcext:value-type="float">
            <text:p>0.00</text:p>
          </table:table-cell>
          <table:table-cell table:formula="of:=[$'ScSp Time'.X17]" office:value-type="float" office:value="0" calcext:value-type="float">
            <text:p>0.00</text:p>
          </table:table-cell>
          <table:table-cell table:formula="of:=[$'ScSp Time'.Y17]" office:value-type="float" office:value="0" calcext:value-type="float">
            <text:p>0.00</text:p>
          </table:table-cell>
          <table:table-cell table:formula="of:=[$'ScSp Time'.Z17]" office:value-type="float" office:value="0" calcext:value-type="float">
            <text:p>0.00</text:p>
          </table:table-cell>
          <table:table-cell table:formula="of:=[$'ScSp Time'.AA17]" office:value-type="float" office:value="0" calcext:value-type="float">
            <text:p>0.00</text:p>
          </table:table-cell>
          <table:table-cell table:formula="of:=[$'ScSp Time'.AI17]" office:value-type="float" office:value="0" calcext:value-type="float">
            <text:p>0.00</text:p>
          </table:table-cell>
          <table:table-cell table:formula="of:=[$'ScSp Time'.AJ17]" office:value-type="float" office:value="0" calcext:value-type="float">
            <text:p>0.00</text:p>
          </table:table-cell>
          <table:table-cell table:formula="of:=[$'ScSp Time'.AK17]" office:value-type="float" office:value="0" calcext:value-type="float">
            <text:p>0.00</text:p>
          </table:table-cell>
          <table:table-cell table:formula="of:=[$'ScSp Time'.AL17]" office:value-type="float" office:value="0" calcext:value-type="float">
            <text:p>0.00</text:p>
          </table:table-cell>
          <table:table-cell table:formula="of:=[$'ScSp Time'.AM17]" office:value-type="float" office:value="0" calcext:value-type="float">
            <text:p>0.00</text:p>
          </table:table-cell>
          <table:table-cell table:formula="of:=[$'ScSp Time'.AN17]" office:value-type="float" office:value="0" calcext:value-type="float">
            <text:p>0.00</text:p>
          </table:table-cell>
          <table:table-cell table:formula="of:=[$'ScSp Time'.AV17]" office:value-type="float" office:value="0" calcext:value-type="float">
            <text:p>0.00</text:p>
          </table:table-cell>
          <table:table-cell table:formula="of:=[$'ScSp Time'.AW17]" office:value-type="float" office:value="0" calcext:value-type="float">
            <text:p>0.00</text:p>
          </table:table-cell>
          <table:table-cell table:formula="of:=[$'ScSp Time'.AX17]" office:value-type="float" office:value="0" calcext:value-type="float">
            <text:p>0.00</text:p>
          </table:table-cell>
          <table:table-cell table:formula="of:=[$'ScSp Time'.AY17]" office:value-type="float" office:value="0" calcext:value-type="float">
            <text:p>0.00</text:p>
          </table:table-cell>
          <table:table-cell table:formula="of:=[$'ScSp Time'.AZ17]" office:value-type="float" office:value="0" calcext:value-type="float">
            <text:p>0.00</text:p>
          </table:table-cell>
          <table:table-cell table:formula="of:=[$'ScSp Time'.BA1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ScSp Time'.I18]" office:value-type="float" office:value="0" calcext:value-type="float">
            <text:p>0.00</text:p>
          </table:table-cell>
          <table:table-cell table:formula="of:=[$'ScSp Time'.J18]" office:value-type="float" office:value="0" calcext:value-type="float">
            <text:p>0.00</text:p>
          </table:table-cell>
          <table:table-cell table:formula="of:=[$'ScSp Time'.K18]" office:value-type="float" office:value="0" calcext:value-type="float">
            <text:p>0.00</text:p>
          </table:table-cell>
          <table:table-cell table:formula="of:=[$'ScSp Time'.L18]" office:value-type="float" office:value="0" calcext:value-type="float">
            <text:p>0.00</text:p>
          </table:table-cell>
          <table:table-cell table:formula="of:=[$'ScSp Time'.M18]" office:value-type="float" office:value="0" calcext:value-type="float">
            <text:p>0.00</text:p>
          </table:table-cell>
          <table:table-cell table:formula="of:=[$'ScSp Time'.N18]" office:value-type="float" office:value="0" calcext:value-type="float">
            <text:p>0.00</text:p>
          </table:table-cell>
          <table:table-cell table:formula="of:=[$'ScSp Time'.V18]" office:value-type="float" office:value="0" calcext:value-type="float">
            <text:p>0.00</text:p>
          </table:table-cell>
          <table:table-cell table:formula="of:=[$'ScSp Time'.W18]" office:value-type="float" office:value="0" calcext:value-type="float">
            <text:p>0.00</text:p>
          </table:table-cell>
          <table:table-cell table:formula="of:=[$'ScSp Time'.X18]" office:value-type="float" office:value="0" calcext:value-type="float">
            <text:p>0.00</text:p>
          </table:table-cell>
          <table:table-cell table:formula="of:=[$'ScSp Time'.Y18]" office:value-type="float" office:value="0" calcext:value-type="float">
            <text:p>0.00</text:p>
          </table:table-cell>
          <table:table-cell table:formula="of:=[$'ScSp Time'.Z18]" office:value-type="float" office:value="0" calcext:value-type="float">
            <text:p>0.00</text:p>
          </table:table-cell>
          <table:table-cell table:formula="of:=[$'ScSp Time'.AA18]" office:value-type="float" office:value="0" calcext:value-type="float">
            <text:p>0.00</text:p>
          </table:table-cell>
          <table:table-cell table:formula="of:=[$'ScSp Time'.AI18]" office:value-type="float" office:value="0" calcext:value-type="float">
            <text:p>0.00</text:p>
          </table:table-cell>
          <table:table-cell table:formula="of:=[$'ScSp Time'.AJ18]" office:value-type="float" office:value="0" calcext:value-type="float">
            <text:p>0.00</text:p>
          </table:table-cell>
          <table:table-cell table:formula="of:=[$'ScSp Time'.AK18]" office:value-type="float" office:value="0" calcext:value-type="float">
            <text:p>0.00</text:p>
          </table:table-cell>
          <table:table-cell table:formula="of:=[$'ScSp Time'.AL18]" office:value-type="float" office:value="0" calcext:value-type="float">
            <text:p>0.00</text:p>
          </table:table-cell>
          <table:table-cell table:formula="of:=[$'ScSp Time'.AM18]" office:value-type="float" office:value="0" calcext:value-type="float">
            <text:p>0.00</text:p>
          </table:table-cell>
          <table:table-cell table:formula="of:=[$'ScSp Time'.AN18]" office:value-type="float" office:value="0" calcext:value-type="float">
            <text:p>0.00</text:p>
          </table:table-cell>
          <table:table-cell table:formula="of:=[$'ScSp Time'.AV18]" office:value-type="float" office:value="0" calcext:value-type="float">
            <text:p>0.00</text:p>
          </table:table-cell>
          <table:table-cell table:formula="of:=[$'ScSp Time'.AW18]" office:value-type="float" office:value="0" calcext:value-type="float">
            <text:p>0.00</text:p>
          </table:table-cell>
          <table:table-cell table:formula="of:=[$'ScSp Time'.AX18]" office:value-type="float" office:value="0" calcext:value-type="float">
            <text:p>0.00</text:p>
          </table:table-cell>
          <table:table-cell table:formula="of:=[$'ScSp Time'.AY18]" office:value-type="float" office:value="0" calcext:value-type="float">
            <text:p>0.00</text:p>
          </table:table-cell>
          <table:table-cell table:formula="of:=[$'ScSp Time'.AZ18]" office:value-type="float" office:value="0" calcext:value-type="float">
            <text:p>0.00</text:p>
          </table:table-cell>
          <table:table-cell table:formula="of:=[$'ScSp Time'.BA1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ScSp Time'.I19]" office:value-type="float" office:value="0" calcext:value-type="float">
            <text:p>0.00</text:p>
          </table:table-cell>
          <table:table-cell table:formula="of:=[$'ScSp Time'.J19]" office:value-type="float" office:value="0" calcext:value-type="float">
            <text:p>0.00</text:p>
          </table:table-cell>
          <table:table-cell table:formula="of:=[$'ScSp Time'.K19]" office:value-type="float" office:value="0" calcext:value-type="float">
            <text:p>0.00</text:p>
          </table:table-cell>
          <table:table-cell table:formula="of:=[$'ScSp Time'.L19]" office:value-type="float" office:value="0" calcext:value-type="float">
            <text:p>0.00</text:p>
          </table:table-cell>
          <table:table-cell table:formula="of:=[$'ScSp Time'.M19]" office:value-type="float" office:value="0" calcext:value-type="float">
            <text:p>0.00</text:p>
          </table:table-cell>
          <table:table-cell table:formula="of:=[$'ScSp Time'.N19]" office:value-type="float" office:value="0" calcext:value-type="float">
            <text:p>0.00</text:p>
          </table:table-cell>
          <table:table-cell table:formula="of:=[$'ScSp Time'.V19]" office:value-type="float" office:value="0" calcext:value-type="float">
            <text:p>0.00</text:p>
          </table:table-cell>
          <table:table-cell table:formula="of:=[$'ScSp Time'.W19]" office:value-type="float" office:value="0" calcext:value-type="float">
            <text:p>0.00</text:p>
          </table:table-cell>
          <table:table-cell table:formula="of:=[$'ScSp Time'.X19]" office:value-type="float" office:value="0" calcext:value-type="float">
            <text:p>0.00</text:p>
          </table:table-cell>
          <table:table-cell table:formula="of:=[$'ScSp Time'.Y19]" office:value-type="float" office:value="0" calcext:value-type="float">
            <text:p>0.00</text:p>
          </table:table-cell>
          <table:table-cell table:formula="of:=[$'ScSp Time'.Z19]" office:value-type="float" office:value="0" calcext:value-type="float">
            <text:p>0.00</text:p>
          </table:table-cell>
          <table:table-cell table:formula="of:=[$'ScSp Time'.AA19]" office:value-type="float" office:value="0" calcext:value-type="float">
            <text:p>0.00</text:p>
          </table:table-cell>
          <table:table-cell table:formula="of:=[$'ScSp Time'.AI19]" office:value-type="float" office:value="0" calcext:value-type="float">
            <text:p>0.00</text:p>
          </table:table-cell>
          <table:table-cell table:formula="of:=[$'ScSp Time'.AJ19]" office:value-type="float" office:value="0" calcext:value-type="float">
            <text:p>0.00</text:p>
          </table:table-cell>
          <table:table-cell table:formula="of:=[$'ScSp Time'.AK19]" office:value-type="float" office:value="0" calcext:value-type="float">
            <text:p>0.00</text:p>
          </table:table-cell>
          <table:table-cell table:formula="of:=[$'ScSp Time'.AL19]" office:value-type="float" office:value="0" calcext:value-type="float">
            <text:p>0.00</text:p>
          </table:table-cell>
          <table:table-cell table:formula="of:=[$'ScSp Time'.AM19]" office:value-type="float" office:value="0" calcext:value-type="float">
            <text:p>0.00</text:p>
          </table:table-cell>
          <table:table-cell table:formula="of:=[$'ScSp Time'.AN19]" office:value-type="float" office:value="0" calcext:value-type="float">
            <text:p>0.00</text:p>
          </table:table-cell>
          <table:table-cell table:formula="of:=[$'ScSp Time'.AV19]" office:value-type="float" office:value="0" calcext:value-type="float">
            <text:p>0.00</text:p>
          </table:table-cell>
          <table:table-cell table:formula="of:=[$'ScSp Time'.AW19]" office:value-type="float" office:value="0" calcext:value-type="float">
            <text:p>0.00</text:p>
          </table:table-cell>
          <table:table-cell table:formula="of:=[$'ScSp Time'.AX19]" office:value-type="float" office:value="0" calcext:value-type="float">
            <text:p>0.00</text:p>
          </table:table-cell>
          <table:table-cell table:formula="of:=[$'ScSp Time'.AY19]" office:value-type="float" office:value="0" calcext:value-type="float">
            <text:p>0.00</text:p>
          </table:table-cell>
          <table:table-cell table:formula="of:=[$'ScSp Time'.AZ19]" office:value-type="float" office:value="0" calcext:value-type="float">
            <text:p>0.00</text:p>
          </table:table-cell>
          <table:table-cell table:formula="of:=[$'ScSp Time'.BA1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ScSp Time'.I20]" office:value-type="float" office:value="0" calcext:value-type="float">
            <text:p>0.00</text:p>
          </table:table-cell>
          <table:table-cell table:formula="of:=[$'ScSp Time'.J20]" office:value-type="float" office:value="0" calcext:value-type="float">
            <text:p>0.00</text:p>
          </table:table-cell>
          <table:table-cell table:formula="of:=[$'ScSp Time'.K20]" office:value-type="float" office:value="0" calcext:value-type="float">
            <text:p>0.00</text:p>
          </table:table-cell>
          <table:table-cell table:formula="of:=[$'ScSp Time'.L20]" office:value-type="float" office:value="0" calcext:value-type="float">
            <text:p>0.00</text:p>
          </table:table-cell>
          <table:table-cell table:formula="of:=[$'ScSp Time'.M20]" office:value-type="float" office:value="0" calcext:value-type="float">
            <text:p>0.00</text:p>
          </table:table-cell>
          <table:table-cell table:formula="of:=[$'ScSp Time'.N20]" office:value-type="float" office:value="0" calcext:value-type="float">
            <text:p>0.00</text:p>
          </table:table-cell>
          <table:table-cell table:formula="of:=[$'ScSp Time'.V20]" office:value-type="float" office:value="0" calcext:value-type="float">
            <text:p>0.00</text:p>
          </table:table-cell>
          <table:table-cell table:formula="of:=[$'ScSp Time'.W20]" office:value-type="float" office:value="0" calcext:value-type="float">
            <text:p>0.00</text:p>
          </table:table-cell>
          <table:table-cell table:formula="of:=[$'ScSp Time'.X20]" office:value-type="float" office:value="0" calcext:value-type="float">
            <text:p>0.00</text:p>
          </table:table-cell>
          <table:table-cell table:formula="of:=[$'ScSp Time'.Y20]" office:value-type="float" office:value="0" calcext:value-type="float">
            <text:p>0.00</text:p>
          </table:table-cell>
          <table:table-cell table:formula="of:=[$'ScSp Time'.Z20]" office:value-type="float" office:value="0" calcext:value-type="float">
            <text:p>0.00</text:p>
          </table:table-cell>
          <table:table-cell table:formula="of:=[$'ScSp Time'.AA20]" office:value-type="float" office:value="0" calcext:value-type="float">
            <text:p>0.00</text:p>
          </table:table-cell>
          <table:table-cell table:formula="of:=[$'ScSp Time'.AI20]" office:value-type="float" office:value="0" calcext:value-type="float">
            <text:p>0.00</text:p>
          </table:table-cell>
          <table:table-cell table:formula="of:=[$'ScSp Time'.AJ20]" office:value-type="float" office:value="0" calcext:value-type="float">
            <text:p>0.00</text:p>
          </table:table-cell>
          <table:table-cell table:formula="of:=[$'ScSp Time'.AK20]" office:value-type="float" office:value="0" calcext:value-type="float">
            <text:p>0.00</text:p>
          </table:table-cell>
          <table:table-cell table:formula="of:=[$'ScSp Time'.AL20]" office:value-type="float" office:value="0" calcext:value-type="float">
            <text:p>0.00</text:p>
          </table:table-cell>
          <table:table-cell table:formula="of:=[$'ScSp Time'.AM20]" office:value-type="float" office:value="0" calcext:value-type="float">
            <text:p>0.00</text:p>
          </table:table-cell>
          <table:table-cell table:formula="of:=[$'ScSp Time'.AN20]" office:value-type="float" office:value="0" calcext:value-type="float">
            <text:p>0.00</text:p>
          </table:table-cell>
          <table:table-cell table:formula="of:=[$'ScSp Time'.AV20]" office:value-type="float" office:value="0" calcext:value-type="float">
            <text:p>0.00</text:p>
          </table:table-cell>
          <table:table-cell table:formula="of:=[$'ScSp Time'.AW20]" office:value-type="float" office:value="0" calcext:value-type="float">
            <text:p>0.00</text:p>
          </table:table-cell>
          <table:table-cell table:formula="of:=[$'ScSp Time'.AX20]" office:value-type="float" office:value="0" calcext:value-type="float">
            <text:p>0.00</text:p>
          </table:table-cell>
          <table:table-cell table:formula="of:=[$'ScSp Time'.AY20]" office:value-type="float" office:value="0" calcext:value-type="float">
            <text:p>0.00</text:p>
          </table:table-cell>
          <table:table-cell table:formula="of:=[$'ScSp Time'.AZ20]" office:value-type="float" office:value="0" calcext:value-type="float">
            <text:p>0.00</text:p>
          </table:table-cell>
          <table:table-cell table:formula="of:=[$'ScSp Time'.BA2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ScSp Time'.I21]" office:value-type="float" office:value="0" calcext:value-type="float">
            <text:p>0.00</text:p>
          </table:table-cell>
          <table:table-cell table:formula="of:=[$'ScSp Time'.J21]" office:value-type="float" office:value="0" calcext:value-type="float">
            <text:p>0.00</text:p>
          </table:table-cell>
          <table:table-cell table:formula="of:=[$'ScSp Time'.K21]" office:value-type="float" office:value="0" calcext:value-type="float">
            <text:p>0.00</text:p>
          </table:table-cell>
          <table:table-cell table:formula="of:=[$'ScSp Time'.L21]" office:value-type="float" office:value="0" calcext:value-type="float">
            <text:p>0.00</text:p>
          </table:table-cell>
          <table:table-cell table:formula="of:=[$'ScSp Time'.M21]" office:value-type="float" office:value="0" calcext:value-type="float">
            <text:p>0.00</text:p>
          </table:table-cell>
          <table:table-cell table:formula="of:=[$'ScSp Time'.N21]" office:value-type="float" office:value="0" calcext:value-type="float">
            <text:p>0.00</text:p>
          </table:table-cell>
          <table:table-cell table:formula="of:=[$'ScSp Time'.V21]" office:value-type="float" office:value="0" calcext:value-type="float">
            <text:p>0.00</text:p>
          </table:table-cell>
          <table:table-cell table:formula="of:=[$'ScSp Time'.W21]" office:value-type="float" office:value="0" calcext:value-type="float">
            <text:p>0.00</text:p>
          </table:table-cell>
          <table:table-cell table:formula="of:=[$'ScSp Time'.X21]" office:value-type="float" office:value="0" calcext:value-type="float">
            <text:p>0.00</text:p>
          </table:table-cell>
          <table:table-cell table:formula="of:=[$'ScSp Time'.Y21]" office:value-type="float" office:value="0" calcext:value-type="float">
            <text:p>0.00</text:p>
          </table:table-cell>
          <table:table-cell table:formula="of:=[$'ScSp Time'.Z21]" office:value-type="float" office:value="0" calcext:value-type="float">
            <text:p>0.00</text:p>
          </table:table-cell>
          <table:table-cell table:formula="of:=[$'ScSp Time'.AA21]" office:value-type="float" office:value="0" calcext:value-type="float">
            <text:p>0.00</text:p>
          </table:table-cell>
          <table:table-cell table:formula="of:=[$'ScSp Time'.AI21]" office:value-type="float" office:value="0" calcext:value-type="float">
            <text:p>0.00</text:p>
          </table:table-cell>
          <table:table-cell table:formula="of:=[$'ScSp Time'.AJ21]" office:value-type="float" office:value="0" calcext:value-type="float">
            <text:p>0.00</text:p>
          </table:table-cell>
          <table:table-cell table:formula="of:=[$'ScSp Time'.AK21]" office:value-type="float" office:value="0" calcext:value-type="float">
            <text:p>0.00</text:p>
          </table:table-cell>
          <table:table-cell table:formula="of:=[$'ScSp Time'.AL21]" office:value-type="float" office:value="0" calcext:value-type="float">
            <text:p>0.00</text:p>
          </table:table-cell>
          <table:table-cell table:formula="of:=[$'ScSp Time'.AM21]" office:value-type="float" office:value="0" calcext:value-type="float">
            <text:p>0.00</text:p>
          </table:table-cell>
          <table:table-cell table:formula="of:=[$'ScSp Time'.AN21]" office:value-type="float" office:value="0" calcext:value-type="float">
            <text:p>0.00</text:p>
          </table:table-cell>
          <table:table-cell table:formula="of:=[$'ScSp Time'.AV21]" office:value-type="float" office:value="0" calcext:value-type="float">
            <text:p>0.00</text:p>
          </table:table-cell>
          <table:table-cell table:formula="of:=[$'ScSp Time'.AW21]" office:value-type="float" office:value="0" calcext:value-type="float">
            <text:p>0.00</text:p>
          </table:table-cell>
          <table:table-cell table:formula="of:=[$'ScSp Time'.AX21]" office:value-type="float" office:value="0" calcext:value-type="float">
            <text:p>0.00</text:p>
          </table:table-cell>
          <table:table-cell table:formula="of:=[$'ScSp Time'.AY21]" office:value-type="float" office:value="0" calcext:value-type="float">
            <text:p>0.00</text:p>
          </table:table-cell>
          <table:table-cell table:formula="of:=[$'ScSp Time'.AZ21]" office:value-type="float" office:value="0" calcext:value-type="float">
            <text:p>0.00</text:p>
          </table:table-cell>
          <table:table-cell table:formula="of:=[$'ScSp Time'.BA2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ScSp Time'.I22]" office:value-type="float" office:value="0" calcext:value-type="float">
            <text:p>0.00</text:p>
          </table:table-cell>
          <table:table-cell table:formula="of:=[$'ScSp Time'.J22]" office:value-type="float" office:value="0" calcext:value-type="float">
            <text:p>0.00</text:p>
          </table:table-cell>
          <table:table-cell table:formula="of:=[$'ScSp Time'.K22]" office:value-type="float" office:value="0" calcext:value-type="float">
            <text:p>0.00</text:p>
          </table:table-cell>
          <table:table-cell table:formula="of:=[$'ScSp Time'.L22]" office:value-type="float" office:value="0" calcext:value-type="float">
            <text:p>0.00</text:p>
          </table:table-cell>
          <table:table-cell table:formula="of:=[$'ScSp Time'.M22]" office:value-type="float" office:value="0" calcext:value-type="float">
            <text:p>0.00</text:p>
          </table:table-cell>
          <table:table-cell table:formula="of:=[$'ScSp Time'.N22]" office:value-type="float" office:value="0" calcext:value-type="float">
            <text:p>0.00</text:p>
          </table:table-cell>
          <table:table-cell table:formula="of:=[$'ScSp Time'.V22]" office:value-type="float" office:value="0" calcext:value-type="float">
            <text:p>0.00</text:p>
          </table:table-cell>
          <table:table-cell table:formula="of:=[$'ScSp Time'.W22]" office:value-type="float" office:value="0" calcext:value-type="float">
            <text:p>0.00</text:p>
          </table:table-cell>
          <table:table-cell table:formula="of:=[$'ScSp Time'.X22]" office:value-type="float" office:value="0" calcext:value-type="float">
            <text:p>0.00</text:p>
          </table:table-cell>
          <table:table-cell table:formula="of:=[$'ScSp Time'.Y22]" office:value-type="float" office:value="0" calcext:value-type="float">
            <text:p>0.00</text:p>
          </table:table-cell>
          <table:table-cell table:formula="of:=[$'ScSp Time'.Z22]" office:value-type="float" office:value="0" calcext:value-type="float">
            <text:p>0.00</text:p>
          </table:table-cell>
          <table:table-cell table:formula="of:=[$'ScSp Time'.AA22]" office:value-type="float" office:value="0" calcext:value-type="float">
            <text:p>0.00</text:p>
          </table:table-cell>
          <table:table-cell table:formula="of:=[$'ScSp Time'.AI22]" office:value-type="float" office:value="0" calcext:value-type="float">
            <text:p>0.00</text:p>
          </table:table-cell>
          <table:table-cell table:formula="of:=[$'ScSp Time'.AJ22]" office:value-type="float" office:value="0" calcext:value-type="float">
            <text:p>0.00</text:p>
          </table:table-cell>
          <table:table-cell table:formula="of:=[$'ScSp Time'.AK22]" office:value-type="float" office:value="0" calcext:value-type="float">
            <text:p>0.00</text:p>
          </table:table-cell>
          <table:table-cell table:formula="of:=[$'ScSp Time'.AL22]" office:value-type="float" office:value="0" calcext:value-type="float">
            <text:p>0.00</text:p>
          </table:table-cell>
          <table:table-cell table:formula="of:=[$'ScSp Time'.AM22]" office:value-type="float" office:value="0" calcext:value-type="float">
            <text:p>0.00</text:p>
          </table:table-cell>
          <table:table-cell table:formula="of:=[$'ScSp Time'.AN22]" office:value-type="float" office:value="0" calcext:value-type="float">
            <text:p>0.00</text:p>
          </table:table-cell>
          <table:table-cell table:formula="of:=[$'ScSp Time'.AV22]" office:value-type="float" office:value="0" calcext:value-type="float">
            <text:p>0.00</text:p>
          </table:table-cell>
          <table:table-cell table:formula="of:=[$'ScSp Time'.AW22]" office:value-type="float" office:value="0" calcext:value-type="float">
            <text:p>0.00</text:p>
          </table:table-cell>
          <table:table-cell table:formula="of:=[$'ScSp Time'.AX22]" office:value-type="float" office:value="0" calcext:value-type="float">
            <text:p>0.00</text:p>
          </table:table-cell>
          <table:table-cell table:formula="of:=[$'ScSp Time'.AY22]" office:value-type="float" office:value="0" calcext:value-type="float">
            <text:p>0.00</text:p>
          </table:table-cell>
          <table:table-cell table:formula="of:=[$'ScSp Time'.AZ22]" office:value-type="float" office:value="0" calcext:value-type="float">
            <text:p>0.00</text:p>
          </table:table-cell>
          <table:table-cell table:formula="of:=[$'ScSp Time'.BA2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ScSp Time'.I23]" office:value-type="float" office:value="0" calcext:value-type="float">
            <text:p>0.00</text:p>
          </table:table-cell>
          <table:table-cell table:formula="of:=[$'ScSp Time'.J23]" office:value-type="float" office:value="0" calcext:value-type="float">
            <text:p>0.00</text:p>
          </table:table-cell>
          <table:table-cell table:formula="of:=[$'ScSp Time'.K23]" office:value-type="float" office:value="0" calcext:value-type="float">
            <text:p>0.00</text:p>
          </table:table-cell>
          <table:table-cell table:formula="of:=[$'ScSp Time'.L23]" office:value-type="float" office:value="0" calcext:value-type="float">
            <text:p>0.00</text:p>
          </table:table-cell>
          <table:table-cell table:formula="of:=[$'ScSp Time'.M23]" office:value-type="float" office:value="0" calcext:value-type="float">
            <text:p>0.00</text:p>
          </table:table-cell>
          <table:table-cell table:formula="of:=[$'ScSp Time'.N23]" office:value-type="float" office:value="0" calcext:value-type="float">
            <text:p>0.00</text:p>
          </table:table-cell>
          <table:table-cell table:formula="of:=[$'ScSp Time'.V23]" office:value-type="float" office:value="0" calcext:value-type="float">
            <text:p>0.00</text:p>
          </table:table-cell>
          <table:table-cell table:formula="of:=[$'ScSp Time'.W23]" office:value-type="float" office:value="0" calcext:value-type="float">
            <text:p>0.00</text:p>
          </table:table-cell>
          <table:table-cell table:formula="of:=[$'ScSp Time'.X23]" office:value-type="float" office:value="0" calcext:value-type="float">
            <text:p>0.00</text:p>
          </table:table-cell>
          <table:table-cell table:formula="of:=[$'ScSp Time'.Y23]" office:value-type="float" office:value="0" calcext:value-type="float">
            <text:p>0.00</text:p>
          </table:table-cell>
          <table:table-cell table:formula="of:=[$'ScSp Time'.Z23]" office:value-type="float" office:value="0" calcext:value-type="float">
            <text:p>0.00</text:p>
          </table:table-cell>
          <table:table-cell table:formula="of:=[$'ScSp Time'.AA23]" office:value-type="float" office:value="0" calcext:value-type="float">
            <text:p>0.00</text:p>
          </table:table-cell>
          <table:table-cell table:formula="of:=[$'ScSp Time'.AI23]" office:value-type="float" office:value="0" calcext:value-type="float">
            <text:p>0.00</text:p>
          </table:table-cell>
          <table:table-cell table:formula="of:=[$'ScSp Time'.AJ23]" office:value-type="float" office:value="0" calcext:value-type="float">
            <text:p>0.00</text:p>
          </table:table-cell>
          <table:table-cell table:formula="of:=[$'ScSp Time'.AK23]" office:value-type="float" office:value="0" calcext:value-type="float">
            <text:p>0.00</text:p>
          </table:table-cell>
          <table:table-cell table:formula="of:=[$'ScSp Time'.AL23]" office:value-type="float" office:value="0" calcext:value-type="float">
            <text:p>0.00</text:p>
          </table:table-cell>
          <table:table-cell table:formula="of:=[$'ScSp Time'.AM23]" office:value-type="float" office:value="0" calcext:value-type="float">
            <text:p>0.00</text:p>
          </table:table-cell>
          <table:table-cell table:formula="of:=[$'ScSp Time'.AN23]" office:value-type="float" office:value="0" calcext:value-type="float">
            <text:p>0.00</text:p>
          </table:table-cell>
          <table:table-cell table:formula="of:=[$'ScSp Time'.AV23]" office:value-type="float" office:value="0" calcext:value-type="float">
            <text:p>0.00</text:p>
          </table:table-cell>
          <table:table-cell table:formula="of:=[$'ScSp Time'.AW23]" office:value-type="float" office:value="0" calcext:value-type="float">
            <text:p>0.00</text:p>
          </table:table-cell>
          <table:table-cell table:formula="of:=[$'ScSp Time'.AX23]" office:value-type="float" office:value="0" calcext:value-type="float">
            <text:p>0.00</text:p>
          </table:table-cell>
          <table:table-cell table:formula="of:=[$'ScSp Time'.AY23]" office:value-type="float" office:value="0" calcext:value-type="float">
            <text:p>0.00</text:p>
          </table:table-cell>
          <table:table-cell table:formula="of:=[$'ScSp Time'.AZ23]" office:value-type="float" office:value="0" calcext:value-type="float">
            <text:p>0.00</text:p>
          </table:table-cell>
          <table:table-cell table:formula="of:=[$'ScSp Time'.BA2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ScSp Time'.I24]" office:value-type="float" office:value="0" calcext:value-type="float">
            <text:p>0.00</text:p>
          </table:table-cell>
          <table:table-cell table:formula="of:=[$'ScSp Time'.J24]" office:value-type="float" office:value="0" calcext:value-type="float">
            <text:p>0.00</text:p>
          </table:table-cell>
          <table:table-cell table:formula="of:=[$'ScSp Time'.K24]" office:value-type="float" office:value="0" calcext:value-type="float">
            <text:p>0.00</text:p>
          </table:table-cell>
          <table:table-cell table:formula="of:=[$'ScSp Time'.L24]" office:value-type="float" office:value="0" calcext:value-type="float">
            <text:p>0.00</text:p>
          </table:table-cell>
          <table:table-cell table:formula="of:=[$'ScSp Time'.M24]" office:value-type="float" office:value="0" calcext:value-type="float">
            <text:p>0.00</text:p>
          </table:table-cell>
          <table:table-cell table:formula="of:=[$'ScSp Time'.N24]" office:value-type="float" office:value="0" calcext:value-type="float">
            <text:p>0.00</text:p>
          </table:table-cell>
          <table:table-cell table:formula="of:=[$'ScSp Time'.V24]" office:value-type="float" office:value="0" calcext:value-type="float">
            <text:p>0.00</text:p>
          </table:table-cell>
          <table:table-cell table:formula="of:=[$'ScSp Time'.W24]" office:value-type="float" office:value="0" calcext:value-type="float">
            <text:p>0.00</text:p>
          </table:table-cell>
          <table:table-cell table:formula="of:=[$'ScSp Time'.X24]" office:value-type="float" office:value="0" calcext:value-type="float">
            <text:p>0.00</text:p>
          </table:table-cell>
          <table:table-cell table:formula="of:=[$'ScSp Time'.Y24]" office:value-type="float" office:value="0" calcext:value-type="float">
            <text:p>0.00</text:p>
          </table:table-cell>
          <table:table-cell table:formula="of:=[$'ScSp Time'.Z24]" office:value-type="float" office:value="0" calcext:value-type="float">
            <text:p>0.00</text:p>
          </table:table-cell>
          <table:table-cell table:formula="of:=[$'ScSp Time'.AA24]" office:value-type="float" office:value="0" calcext:value-type="float">
            <text:p>0.00</text:p>
          </table:table-cell>
          <table:table-cell table:formula="of:=[$'ScSp Time'.AI24]" office:value-type="float" office:value="0" calcext:value-type="float">
            <text:p>0.00</text:p>
          </table:table-cell>
          <table:table-cell table:formula="of:=[$'ScSp Time'.AJ24]" office:value-type="float" office:value="0" calcext:value-type="float">
            <text:p>0.00</text:p>
          </table:table-cell>
          <table:table-cell table:formula="of:=[$'ScSp Time'.AK24]" office:value-type="float" office:value="0" calcext:value-type="float">
            <text:p>0.00</text:p>
          </table:table-cell>
          <table:table-cell table:formula="of:=[$'ScSp Time'.AL24]" office:value-type="float" office:value="0" calcext:value-type="float">
            <text:p>0.00</text:p>
          </table:table-cell>
          <table:table-cell table:formula="of:=[$'ScSp Time'.AM24]" office:value-type="float" office:value="0" calcext:value-type="float">
            <text:p>0.00</text:p>
          </table:table-cell>
          <table:table-cell table:formula="of:=[$'ScSp Time'.AN24]" office:value-type="float" office:value="0" calcext:value-type="float">
            <text:p>0.00</text:p>
          </table:table-cell>
          <table:table-cell table:formula="of:=[$'ScSp Time'.AV24]" office:value-type="float" office:value="0" calcext:value-type="float">
            <text:p>0.00</text:p>
          </table:table-cell>
          <table:table-cell table:formula="of:=[$'ScSp Time'.AW24]" office:value-type="float" office:value="0" calcext:value-type="float">
            <text:p>0.00</text:p>
          </table:table-cell>
          <table:table-cell table:formula="of:=[$'ScSp Time'.AX24]" office:value-type="float" office:value="0" calcext:value-type="float">
            <text:p>0.00</text:p>
          </table:table-cell>
          <table:table-cell table:formula="of:=[$'ScSp Time'.AY24]" office:value-type="float" office:value="0" calcext:value-type="float">
            <text:p>0.00</text:p>
          </table:table-cell>
          <table:table-cell table:formula="of:=[$'ScSp Time'.AZ24]" office:value-type="float" office:value="0" calcext:value-type="float">
            <text:p>0.00</text:p>
          </table:table-cell>
          <table:table-cell table:formula="of:=[$'ScSp Time'.BA2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ScSp Time'.I25]" office:value-type="float" office:value="0" calcext:value-type="float">
            <text:p>0.00</text:p>
          </table:table-cell>
          <table:table-cell table:formula="of:=[$'ScSp Time'.J25]" office:value-type="float" office:value="0" calcext:value-type="float">
            <text:p>0.00</text:p>
          </table:table-cell>
          <table:table-cell table:formula="of:=[$'ScSp Time'.K25]" office:value-type="float" office:value="0" calcext:value-type="float">
            <text:p>0.00</text:p>
          </table:table-cell>
          <table:table-cell table:formula="of:=[$'ScSp Time'.L25]" office:value-type="float" office:value="0" calcext:value-type="float">
            <text:p>0.00</text:p>
          </table:table-cell>
          <table:table-cell table:formula="of:=[$'ScSp Time'.M25]" office:value-type="float" office:value="0" calcext:value-type="float">
            <text:p>0.00</text:p>
          </table:table-cell>
          <table:table-cell table:formula="of:=[$'ScSp Time'.N25]" office:value-type="float" office:value="0" calcext:value-type="float">
            <text:p>0.00</text:p>
          </table:table-cell>
          <table:table-cell table:formula="of:=[$'ScSp Time'.V25]" office:value-type="float" office:value="0" calcext:value-type="float">
            <text:p>0.00</text:p>
          </table:table-cell>
          <table:table-cell table:formula="of:=[$'ScSp Time'.W25]" office:value-type="float" office:value="0" calcext:value-type="float">
            <text:p>0.00</text:p>
          </table:table-cell>
          <table:table-cell table:formula="of:=[$'ScSp Time'.X25]" office:value-type="float" office:value="0" calcext:value-type="float">
            <text:p>0.00</text:p>
          </table:table-cell>
          <table:table-cell table:formula="of:=[$'ScSp Time'.Y25]" office:value-type="float" office:value="0" calcext:value-type="float">
            <text:p>0.00</text:p>
          </table:table-cell>
          <table:table-cell table:formula="of:=[$'ScSp Time'.Z25]" office:value-type="float" office:value="0" calcext:value-type="float">
            <text:p>0.00</text:p>
          </table:table-cell>
          <table:table-cell table:formula="of:=[$'ScSp Time'.AA25]" office:value-type="float" office:value="0" calcext:value-type="float">
            <text:p>0.00</text:p>
          </table:table-cell>
          <table:table-cell table:formula="of:=[$'ScSp Time'.AI25]" office:value-type="float" office:value="0" calcext:value-type="float">
            <text:p>0.00</text:p>
          </table:table-cell>
          <table:table-cell table:formula="of:=[$'ScSp Time'.AJ25]" office:value-type="float" office:value="0" calcext:value-type="float">
            <text:p>0.00</text:p>
          </table:table-cell>
          <table:table-cell table:formula="of:=[$'ScSp Time'.AK25]" office:value-type="float" office:value="0" calcext:value-type="float">
            <text:p>0.00</text:p>
          </table:table-cell>
          <table:table-cell table:formula="of:=[$'ScSp Time'.AL25]" office:value-type="float" office:value="0" calcext:value-type="float">
            <text:p>0.00</text:p>
          </table:table-cell>
          <table:table-cell table:formula="of:=[$'ScSp Time'.AM25]" office:value-type="float" office:value="0" calcext:value-type="float">
            <text:p>0.00</text:p>
          </table:table-cell>
          <table:table-cell table:formula="of:=[$'ScSp Time'.AN25]" office:value-type="float" office:value="0" calcext:value-type="float">
            <text:p>0.00</text:p>
          </table:table-cell>
          <table:table-cell table:formula="of:=[$'ScSp Time'.AV25]" office:value-type="float" office:value="0" calcext:value-type="float">
            <text:p>0.00</text:p>
          </table:table-cell>
          <table:table-cell table:formula="of:=[$'ScSp Time'.AW25]" office:value-type="float" office:value="0" calcext:value-type="float">
            <text:p>0.00</text:p>
          </table:table-cell>
          <table:table-cell table:formula="of:=[$'ScSp Time'.AX25]" office:value-type="float" office:value="0" calcext:value-type="float">
            <text:p>0.00</text:p>
          </table:table-cell>
          <table:table-cell table:formula="of:=[$'ScSp Time'.AY25]" office:value-type="float" office:value="0" calcext:value-type="float">
            <text:p>0.00</text:p>
          </table:table-cell>
          <table:table-cell table:formula="of:=[$'ScSp Time'.AZ25]" office:value-type="float" office:value="0" calcext:value-type="float">
            <text:p>0.00</text:p>
          </table:table-cell>
          <table:table-cell table:formula="of:=[$'ScSp Time'.BA2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ScSp Time'.I26]" office:value-type="float" office:value="0" calcext:value-type="float">
            <text:p>0.00</text:p>
          </table:table-cell>
          <table:table-cell table:formula="of:=[$'ScSp Time'.J26]" office:value-type="float" office:value="0" calcext:value-type="float">
            <text:p>0.00</text:p>
          </table:table-cell>
          <table:table-cell table:formula="of:=[$'ScSp Time'.K26]" office:value-type="float" office:value="0" calcext:value-type="float">
            <text:p>0.00</text:p>
          </table:table-cell>
          <table:table-cell table:formula="of:=[$'ScSp Time'.L26]" office:value-type="float" office:value="0" calcext:value-type="float">
            <text:p>0.00</text:p>
          </table:table-cell>
          <table:table-cell table:formula="of:=[$'ScSp Time'.M26]" office:value-type="float" office:value="0" calcext:value-type="float">
            <text:p>0.00</text:p>
          </table:table-cell>
          <table:table-cell table:formula="of:=[$'ScSp Time'.N26]" office:value-type="float" office:value="0" calcext:value-type="float">
            <text:p>0.00</text:p>
          </table:table-cell>
          <table:table-cell table:formula="of:=[$'ScSp Time'.V26]" office:value-type="float" office:value="0" calcext:value-type="float">
            <text:p>0.00</text:p>
          </table:table-cell>
          <table:table-cell table:formula="of:=[$'ScSp Time'.W26]" office:value-type="float" office:value="0" calcext:value-type="float">
            <text:p>0.00</text:p>
          </table:table-cell>
          <table:table-cell table:formula="of:=[$'ScSp Time'.X26]" office:value-type="float" office:value="0" calcext:value-type="float">
            <text:p>0.00</text:p>
          </table:table-cell>
          <table:table-cell table:formula="of:=[$'ScSp Time'.Y26]" office:value-type="float" office:value="0" calcext:value-type="float">
            <text:p>0.00</text:p>
          </table:table-cell>
          <table:table-cell table:formula="of:=[$'ScSp Time'.Z26]" office:value-type="float" office:value="0" calcext:value-type="float">
            <text:p>0.00</text:p>
          </table:table-cell>
          <table:table-cell table:formula="of:=[$'ScSp Time'.AA26]" office:value-type="float" office:value="0" calcext:value-type="float">
            <text:p>0.00</text:p>
          </table:table-cell>
          <table:table-cell table:formula="of:=[$'ScSp Time'.AI26]" office:value-type="float" office:value="0" calcext:value-type="float">
            <text:p>0.00</text:p>
          </table:table-cell>
          <table:table-cell table:formula="of:=[$'ScSp Time'.AJ26]" office:value-type="float" office:value="0" calcext:value-type="float">
            <text:p>0.00</text:p>
          </table:table-cell>
          <table:table-cell table:formula="of:=[$'ScSp Time'.AK26]" office:value-type="float" office:value="0" calcext:value-type="float">
            <text:p>0.00</text:p>
          </table:table-cell>
          <table:table-cell table:formula="of:=[$'ScSp Time'.AL26]" office:value-type="float" office:value="0" calcext:value-type="float">
            <text:p>0.00</text:p>
          </table:table-cell>
          <table:table-cell table:formula="of:=[$'ScSp Time'.AM26]" office:value-type="float" office:value="0" calcext:value-type="float">
            <text:p>0.00</text:p>
          </table:table-cell>
          <table:table-cell table:formula="of:=[$'ScSp Time'.AN26]" office:value-type="float" office:value="0" calcext:value-type="float">
            <text:p>0.00</text:p>
          </table:table-cell>
          <table:table-cell table:formula="of:=[$'ScSp Time'.AV26]" office:value-type="float" office:value="0" calcext:value-type="float">
            <text:p>0.00</text:p>
          </table:table-cell>
          <table:table-cell table:formula="of:=[$'ScSp Time'.AW26]" office:value-type="float" office:value="0" calcext:value-type="float">
            <text:p>0.00</text:p>
          </table:table-cell>
          <table:table-cell table:formula="of:=[$'ScSp Time'.AX26]" office:value-type="float" office:value="0" calcext:value-type="float">
            <text:p>0.00</text:p>
          </table:table-cell>
          <table:table-cell table:formula="of:=[$'ScSp Time'.AY26]" office:value-type="float" office:value="0" calcext:value-type="float">
            <text:p>0.00</text:p>
          </table:table-cell>
          <table:table-cell table:formula="of:=[$'ScSp Time'.AZ26]" office:value-type="float" office:value="0" calcext:value-type="float">
            <text:p>0.00</text:p>
          </table:table-cell>
          <table:table-cell table:formula="of:=[$'ScSp Time'.BA2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ScSp Time'.I27]" office:value-type="float" office:value="0" calcext:value-type="float">
            <text:p>0.00</text:p>
          </table:table-cell>
          <table:table-cell table:formula="of:=[$'ScSp Time'.J27]" office:value-type="float" office:value="0" calcext:value-type="float">
            <text:p>0.00</text:p>
          </table:table-cell>
          <table:table-cell table:formula="of:=[$'ScSp Time'.K27]" office:value-type="float" office:value="0" calcext:value-type="float">
            <text:p>0.00</text:p>
          </table:table-cell>
          <table:table-cell table:formula="of:=[$'ScSp Time'.L27]" office:value-type="float" office:value="0" calcext:value-type="float">
            <text:p>0.00</text:p>
          </table:table-cell>
          <table:table-cell table:formula="of:=[$'ScSp Time'.M27]" office:value-type="float" office:value="0" calcext:value-type="float">
            <text:p>0.00</text:p>
          </table:table-cell>
          <table:table-cell table:formula="of:=[$'ScSp Time'.N27]" office:value-type="float" office:value="0" calcext:value-type="float">
            <text:p>0.00</text:p>
          </table:table-cell>
          <table:table-cell table:formula="of:=[$'ScSp Time'.V27]" office:value-type="float" office:value="0" calcext:value-type="float">
            <text:p>0.00</text:p>
          </table:table-cell>
          <table:table-cell table:formula="of:=[$'ScSp Time'.W27]" office:value-type="float" office:value="0" calcext:value-type="float">
            <text:p>0.00</text:p>
          </table:table-cell>
          <table:table-cell table:formula="of:=[$'ScSp Time'.X27]" office:value-type="float" office:value="0" calcext:value-type="float">
            <text:p>0.00</text:p>
          </table:table-cell>
          <table:table-cell table:formula="of:=[$'ScSp Time'.Y27]" office:value-type="float" office:value="0" calcext:value-type="float">
            <text:p>0.00</text:p>
          </table:table-cell>
          <table:table-cell table:formula="of:=[$'ScSp Time'.Z27]" office:value-type="float" office:value="0" calcext:value-type="float">
            <text:p>0.00</text:p>
          </table:table-cell>
          <table:table-cell table:formula="of:=[$'ScSp Time'.AA27]" office:value-type="float" office:value="0" calcext:value-type="float">
            <text:p>0.00</text:p>
          </table:table-cell>
          <table:table-cell table:formula="of:=[$'ScSp Time'.AI27]" office:value-type="float" office:value="0" calcext:value-type="float">
            <text:p>0.00</text:p>
          </table:table-cell>
          <table:table-cell table:formula="of:=[$'ScSp Time'.AJ27]" office:value-type="float" office:value="0" calcext:value-type="float">
            <text:p>0.00</text:p>
          </table:table-cell>
          <table:table-cell table:formula="of:=[$'ScSp Time'.AK27]" office:value-type="float" office:value="0" calcext:value-type="float">
            <text:p>0.00</text:p>
          </table:table-cell>
          <table:table-cell table:formula="of:=[$'ScSp Time'.AL27]" office:value-type="float" office:value="0" calcext:value-type="float">
            <text:p>0.00</text:p>
          </table:table-cell>
          <table:table-cell table:formula="of:=[$'ScSp Time'.AM27]" office:value-type="float" office:value="0" calcext:value-type="float">
            <text:p>0.00</text:p>
          </table:table-cell>
          <table:table-cell table:formula="of:=[$'ScSp Time'.AN27]" office:value-type="float" office:value="0" calcext:value-type="float">
            <text:p>0.00</text:p>
          </table:table-cell>
          <table:table-cell table:formula="of:=[$'ScSp Time'.AV27]" office:value-type="float" office:value="0" calcext:value-type="float">
            <text:p>0.00</text:p>
          </table:table-cell>
          <table:table-cell table:formula="of:=[$'ScSp Time'.AW27]" office:value-type="float" office:value="0" calcext:value-type="float">
            <text:p>0.00</text:p>
          </table:table-cell>
          <table:table-cell table:formula="of:=[$'ScSp Time'.AX27]" office:value-type="float" office:value="0" calcext:value-type="float">
            <text:p>0.00</text:p>
          </table:table-cell>
          <table:table-cell table:formula="of:=[$'ScSp Time'.AY27]" office:value-type="float" office:value="0" calcext:value-type="float">
            <text:p>0.00</text:p>
          </table:table-cell>
          <table:table-cell table:formula="of:=[$'ScSp Time'.AZ27]" office:value-type="float" office:value="0" calcext:value-type="float">
            <text:p>0.00</text:p>
          </table:table-cell>
          <table:table-cell table:formula="of:=[$'ScSp Time'.BA2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ScSp Time'.I28]" office:value-type="float" office:value="0" calcext:value-type="float">
            <text:p>0.00</text:p>
          </table:table-cell>
          <table:table-cell table:formula="of:=[$'ScSp Time'.J28]" office:value-type="float" office:value="0" calcext:value-type="float">
            <text:p>0.00</text:p>
          </table:table-cell>
          <table:table-cell table:formula="of:=[$'ScSp Time'.K28]" office:value-type="float" office:value="0" calcext:value-type="float">
            <text:p>0.00</text:p>
          </table:table-cell>
          <table:table-cell table:formula="of:=[$'ScSp Time'.L28]" office:value-type="float" office:value="0" calcext:value-type="float">
            <text:p>0.00</text:p>
          </table:table-cell>
          <table:table-cell table:formula="of:=[$'ScSp Time'.M28]" office:value-type="float" office:value="0" calcext:value-type="float">
            <text:p>0.00</text:p>
          </table:table-cell>
          <table:table-cell table:formula="of:=[$'ScSp Time'.N28]" office:value-type="float" office:value="0" calcext:value-type="float">
            <text:p>0.00</text:p>
          </table:table-cell>
          <table:table-cell table:formula="of:=[$'ScSp Time'.V28]" office:value-type="float" office:value="0" calcext:value-type="float">
            <text:p>0.00</text:p>
          </table:table-cell>
          <table:table-cell table:formula="of:=[$'ScSp Time'.W28]" office:value-type="float" office:value="0" calcext:value-type="float">
            <text:p>0.00</text:p>
          </table:table-cell>
          <table:table-cell table:formula="of:=[$'ScSp Time'.X28]" office:value-type="float" office:value="0" calcext:value-type="float">
            <text:p>0.00</text:p>
          </table:table-cell>
          <table:table-cell table:formula="of:=[$'ScSp Time'.Y28]" office:value-type="float" office:value="0" calcext:value-type="float">
            <text:p>0.00</text:p>
          </table:table-cell>
          <table:table-cell table:formula="of:=[$'ScSp Time'.Z28]" office:value-type="float" office:value="0" calcext:value-type="float">
            <text:p>0.00</text:p>
          </table:table-cell>
          <table:table-cell table:formula="of:=[$'ScSp Time'.AA28]" office:value-type="float" office:value="0" calcext:value-type="float">
            <text:p>0.00</text:p>
          </table:table-cell>
          <table:table-cell table:formula="of:=[$'ScSp Time'.AI28]" office:value-type="float" office:value="0" calcext:value-type="float">
            <text:p>0.00</text:p>
          </table:table-cell>
          <table:table-cell table:formula="of:=[$'ScSp Time'.AJ28]" office:value-type="float" office:value="0" calcext:value-type="float">
            <text:p>0.00</text:p>
          </table:table-cell>
          <table:table-cell table:formula="of:=[$'ScSp Time'.AK28]" office:value-type="float" office:value="0" calcext:value-type="float">
            <text:p>0.00</text:p>
          </table:table-cell>
          <table:table-cell table:formula="of:=[$'ScSp Time'.AL28]" office:value-type="float" office:value="0" calcext:value-type="float">
            <text:p>0.00</text:p>
          </table:table-cell>
          <table:table-cell table:formula="of:=[$'ScSp Time'.AM28]" office:value-type="float" office:value="0" calcext:value-type="float">
            <text:p>0.00</text:p>
          </table:table-cell>
          <table:table-cell table:formula="of:=[$'ScSp Time'.AN28]" office:value-type="float" office:value="0" calcext:value-type="float">
            <text:p>0.00</text:p>
          </table:table-cell>
          <table:table-cell table:formula="of:=[$'ScSp Time'.AV28]" office:value-type="float" office:value="0" calcext:value-type="float">
            <text:p>0.00</text:p>
          </table:table-cell>
          <table:table-cell table:formula="of:=[$'ScSp Time'.AW28]" office:value-type="float" office:value="0" calcext:value-type="float">
            <text:p>0.00</text:p>
          </table:table-cell>
          <table:table-cell table:formula="of:=[$'ScSp Time'.AX28]" office:value-type="float" office:value="0" calcext:value-type="float">
            <text:p>0.00</text:p>
          </table:table-cell>
          <table:table-cell table:formula="of:=[$'ScSp Time'.AY28]" office:value-type="float" office:value="0" calcext:value-type="float">
            <text:p>0.00</text:p>
          </table:table-cell>
          <table:table-cell table:formula="of:=[$'ScSp Time'.AZ28]" office:value-type="float" office:value="0" calcext:value-type="float">
            <text:p>0.00</text:p>
          </table:table-cell>
          <table:table-cell table:formula="of:=[$'ScSp Time'.BA2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ScSp Time'.I29]" office:value-type="float" office:value="0" calcext:value-type="float">
            <text:p>0.00</text:p>
          </table:table-cell>
          <table:table-cell table:formula="of:=[$'ScSp Time'.J29]" office:value-type="float" office:value="0" calcext:value-type="float">
            <text:p>0.00</text:p>
          </table:table-cell>
          <table:table-cell table:formula="of:=[$'ScSp Time'.K29]" office:value-type="float" office:value="0" calcext:value-type="float">
            <text:p>0.00</text:p>
          </table:table-cell>
          <table:table-cell table:formula="of:=[$'ScSp Time'.L29]" office:value-type="float" office:value="0" calcext:value-type="float">
            <text:p>0.00</text:p>
          </table:table-cell>
          <table:table-cell table:formula="of:=[$'ScSp Time'.M29]" office:value-type="float" office:value="0" calcext:value-type="float">
            <text:p>0.00</text:p>
          </table:table-cell>
          <table:table-cell table:formula="of:=[$'ScSp Time'.N29]" office:value-type="float" office:value="0" calcext:value-type="float">
            <text:p>0.00</text:p>
          </table:table-cell>
          <table:table-cell table:formula="of:=[$'ScSp Time'.V29]" office:value-type="float" office:value="0" calcext:value-type="float">
            <text:p>0.00</text:p>
          </table:table-cell>
          <table:table-cell table:formula="of:=[$'ScSp Time'.W29]" office:value-type="float" office:value="0" calcext:value-type="float">
            <text:p>0.00</text:p>
          </table:table-cell>
          <table:table-cell table:formula="of:=[$'ScSp Time'.X29]" office:value-type="float" office:value="0" calcext:value-type="float">
            <text:p>0.00</text:p>
          </table:table-cell>
          <table:table-cell table:formula="of:=[$'ScSp Time'.Y29]" office:value-type="float" office:value="0" calcext:value-type="float">
            <text:p>0.00</text:p>
          </table:table-cell>
          <table:table-cell table:formula="of:=[$'ScSp Time'.Z29]" office:value-type="float" office:value="0" calcext:value-type="float">
            <text:p>0.00</text:p>
          </table:table-cell>
          <table:table-cell table:formula="of:=[$'ScSp Time'.AA29]" office:value-type="float" office:value="0" calcext:value-type="float">
            <text:p>0.00</text:p>
          </table:table-cell>
          <table:table-cell table:formula="of:=[$'ScSp Time'.AI29]" office:value-type="float" office:value="0" calcext:value-type="float">
            <text:p>0.00</text:p>
          </table:table-cell>
          <table:table-cell table:formula="of:=[$'ScSp Time'.AJ29]" office:value-type="float" office:value="0" calcext:value-type="float">
            <text:p>0.00</text:p>
          </table:table-cell>
          <table:table-cell table:formula="of:=[$'ScSp Time'.AK29]" office:value-type="float" office:value="0" calcext:value-type="float">
            <text:p>0.00</text:p>
          </table:table-cell>
          <table:table-cell table:formula="of:=[$'ScSp Time'.AL29]" office:value-type="float" office:value="0" calcext:value-type="float">
            <text:p>0.00</text:p>
          </table:table-cell>
          <table:table-cell table:formula="of:=[$'ScSp Time'.AM29]" office:value-type="float" office:value="0" calcext:value-type="float">
            <text:p>0.00</text:p>
          </table:table-cell>
          <table:table-cell table:formula="of:=[$'ScSp Time'.AN29]" office:value-type="float" office:value="0" calcext:value-type="float">
            <text:p>0.00</text:p>
          </table:table-cell>
          <table:table-cell table:formula="of:=[$'ScSp Time'.AV29]" office:value-type="float" office:value="0" calcext:value-type="float">
            <text:p>0.00</text:p>
          </table:table-cell>
          <table:table-cell table:formula="of:=[$'ScSp Time'.AW29]" office:value-type="float" office:value="0" calcext:value-type="float">
            <text:p>0.00</text:p>
          </table:table-cell>
          <table:table-cell table:formula="of:=[$'ScSp Time'.AX29]" office:value-type="float" office:value="0" calcext:value-type="float">
            <text:p>0.00</text:p>
          </table:table-cell>
          <table:table-cell table:formula="of:=[$'ScSp Time'.AY29]" office:value-type="float" office:value="0" calcext:value-type="float">
            <text:p>0.00</text:p>
          </table:table-cell>
          <table:table-cell table:formula="of:=[$'ScSp Time'.AZ29]" office:value-type="float" office:value="0" calcext:value-type="float">
            <text:p>0.00</text:p>
          </table:table-cell>
          <table:table-cell table:formula="of:=[$'ScSp Time'.BA2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ScSp Time'.I30]" office:value-type="float" office:value="0" calcext:value-type="float">
            <text:p>0.00</text:p>
          </table:table-cell>
          <table:table-cell table:formula="of:=[$'ScSp Time'.J30]" office:value-type="float" office:value="0" calcext:value-type="float">
            <text:p>0.00</text:p>
          </table:table-cell>
          <table:table-cell table:formula="of:=[$'ScSp Time'.K30]" office:value-type="float" office:value="0" calcext:value-type="float">
            <text:p>0.00</text:p>
          </table:table-cell>
          <table:table-cell table:formula="of:=[$'ScSp Time'.L30]" office:value-type="float" office:value="0" calcext:value-type="float">
            <text:p>0.00</text:p>
          </table:table-cell>
          <table:table-cell table:formula="of:=[$'ScSp Time'.M30]" office:value-type="float" office:value="0" calcext:value-type="float">
            <text:p>0.00</text:p>
          </table:table-cell>
          <table:table-cell table:formula="of:=[$'ScSp Time'.N30]" office:value-type="float" office:value="0" calcext:value-type="float">
            <text:p>0.00</text:p>
          </table:table-cell>
          <table:table-cell table:formula="of:=[$'ScSp Time'.V30]" office:value-type="float" office:value="0" calcext:value-type="float">
            <text:p>0.00</text:p>
          </table:table-cell>
          <table:table-cell table:formula="of:=[$'ScSp Time'.W30]" office:value-type="float" office:value="0" calcext:value-type="float">
            <text:p>0.00</text:p>
          </table:table-cell>
          <table:table-cell table:formula="of:=[$'ScSp Time'.X30]" office:value-type="float" office:value="0" calcext:value-type="float">
            <text:p>0.00</text:p>
          </table:table-cell>
          <table:table-cell table:formula="of:=[$'ScSp Time'.Y30]" office:value-type="float" office:value="0" calcext:value-type="float">
            <text:p>0.00</text:p>
          </table:table-cell>
          <table:table-cell table:formula="of:=[$'ScSp Time'.Z30]" office:value-type="float" office:value="0" calcext:value-type="float">
            <text:p>0.00</text:p>
          </table:table-cell>
          <table:table-cell table:formula="of:=[$'ScSp Time'.AA30]" office:value-type="float" office:value="0" calcext:value-type="float">
            <text:p>0.00</text:p>
          </table:table-cell>
          <table:table-cell table:formula="of:=[$'ScSp Time'.AI30]" office:value-type="float" office:value="0" calcext:value-type="float">
            <text:p>0.00</text:p>
          </table:table-cell>
          <table:table-cell table:formula="of:=[$'ScSp Time'.AJ30]" office:value-type="float" office:value="0" calcext:value-type="float">
            <text:p>0.00</text:p>
          </table:table-cell>
          <table:table-cell table:formula="of:=[$'ScSp Time'.AK30]" office:value-type="float" office:value="0" calcext:value-type="float">
            <text:p>0.00</text:p>
          </table:table-cell>
          <table:table-cell table:formula="of:=[$'ScSp Time'.AL30]" office:value-type="float" office:value="0" calcext:value-type="float">
            <text:p>0.00</text:p>
          </table:table-cell>
          <table:table-cell table:formula="of:=[$'ScSp Time'.AM30]" office:value-type="float" office:value="0" calcext:value-type="float">
            <text:p>0.00</text:p>
          </table:table-cell>
          <table:table-cell table:formula="of:=[$'ScSp Time'.AN30]" office:value-type="float" office:value="0" calcext:value-type="float">
            <text:p>0.00</text:p>
          </table:table-cell>
          <table:table-cell table:formula="of:=[$'ScSp Time'.AV30]" office:value-type="float" office:value="0" calcext:value-type="float">
            <text:p>0.00</text:p>
          </table:table-cell>
          <table:table-cell table:formula="of:=[$'ScSp Time'.AW30]" office:value-type="float" office:value="0" calcext:value-type="float">
            <text:p>0.00</text:p>
          </table:table-cell>
          <table:table-cell table:formula="of:=[$'ScSp Time'.AX30]" office:value-type="float" office:value="0" calcext:value-type="float">
            <text:p>0.00</text:p>
          </table:table-cell>
          <table:table-cell table:formula="of:=[$'ScSp Time'.AY30]" office:value-type="float" office:value="0" calcext:value-type="float">
            <text:p>0.00</text:p>
          </table:table-cell>
          <table:table-cell table:formula="of:=[$'ScSp Time'.AZ30]" office:value-type="float" office:value="0" calcext:value-type="float">
            <text:p>0.00</text:p>
          </table:table-cell>
          <table:table-cell table:formula="of:=[$'ScSp Time'.BA3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ScSp Time'.I31]" office:value-type="float" office:value="0" calcext:value-type="float">
            <text:p>0.00</text:p>
          </table:table-cell>
          <table:table-cell table:formula="of:=[$'ScSp Time'.J31]" office:value-type="float" office:value="0" calcext:value-type="float">
            <text:p>0.00</text:p>
          </table:table-cell>
          <table:table-cell table:formula="of:=[$'ScSp Time'.K31]" office:value-type="float" office:value="0" calcext:value-type="float">
            <text:p>0.00</text:p>
          </table:table-cell>
          <table:table-cell table:formula="of:=[$'ScSp Time'.L31]" office:value-type="float" office:value="0" calcext:value-type="float">
            <text:p>0.00</text:p>
          </table:table-cell>
          <table:table-cell table:formula="of:=[$'ScSp Time'.M31]" office:value-type="float" office:value="0" calcext:value-type="float">
            <text:p>0.00</text:p>
          </table:table-cell>
          <table:table-cell table:formula="of:=[$'ScSp Time'.N31]" office:value-type="float" office:value="0" calcext:value-type="float">
            <text:p>0.00</text:p>
          </table:table-cell>
          <table:table-cell table:formula="of:=[$'ScSp Time'.V31]" office:value-type="float" office:value="0" calcext:value-type="float">
            <text:p>0.00</text:p>
          </table:table-cell>
          <table:table-cell table:formula="of:=[$'ScSp Time'.W31]" office:value-type="float" office:value="0" calcext:value-type="float">
            <text:p>0.00</text:p>
          </table:table-cell>
          <table:table-cell table:formula="of:=[$'ScSp Time'.X31]" office:value-type="float" office:value="0" calcext:value-type="float">
            <text:p>0.00</text:p>
          </table:table-cell>
          <table:table-cell table:formula="of:=[$'ScSp Time'.Y31]" office:value-type="float" office:value="0" calcext:value-type="float">
            <text:p>0.00</text:p>
          </table:table-cell>
          <table:table-cell table:formula="of:=[$'ScSp Time'.Z31]" office:value-type="float" office:value="0" calcext:value-type="float">
            <text:p>0.00</text:p>
          </table:table-cell>
          <table:table-cell table:formula="of:=[$'ScSp Time'.AA31]" office:value-type="float" office:value="0" calcext:value-type="float">
            <text:p>0.00</text:p>
          </table:table-cell>
          <table:table-cell table:formula="of:=[$'ScSp Time'.AI31]" office:value-type="float" office:value="0" calcext:value-type="float">
            <text:p>0.00</text:p>
          </table:table-cell>
          <table:table-cell table:formula="of:=[$'ScSp Time'.AJ31]" office:value-type="float" office:value="0" calcext:value-type="float">
            <text:p>0.00</text:p>
          </table:table-cell>
          <table:table-cell table:formula="of:=[$'ScSp Time'.AK31]" office:value-type="float" office:value="0" calcext:value-type="float">
            <text:p>0.00</text:p>
          </table:table-cell>
          <table:table-cell table:formula="of:=[$'ScSp Time'.AL31]" office:value-type="float" office:value="0" calcext:value-type="float">
            <text:p>0.00</text:p>
          </table:table-cell>
          <table:table-cell table:formula="of:=[$'ScSp Time'.AM31]" office:value-type="float" office:value="0" calcext:value-type="float">
            <text:p>0.00</text:p>
          </table:table-cell>
          <table:table-cell table:formula="of:=[$'ScSp Time'.AN31]" office:value-type="float" office:value="0" calcext:value-type="float">
            <text:p>0.00</text:p>
          </table:table-cell>
          <table:table-cell table:formula="of:=[$'ScSp Time'.AV31]" office:value-type="float" office:value="0" calcext:value-type="float">
            <text:p>0.00</text:p>
          </table:table-cell>
          <table:table-cell table:formula="of:=[$'ScSp Time'.AW31]" office:value-type="float" office:value="0" calcext:value-type="float">
            <text:p>0.00</text:p>
          </table:table-cell>
          <table:table-cell table:formula="of:=[$'ScSp Time'.AX31]" office:value-type="float" office:value="0" calcext:value-type="float">
            <text:p>0.00</text:p>
          </table:table-cell>
          <table:table-cell table:formula="of:=[$'ScSp Time'.AY31]" office:value-type="float" office:value="0" calcext:value-type="float">
            <text:p>0.00</text:p>
          </table:table-cell>
          <table:table-cell table:formula="of:=[$'ScSp Time'.AZ31]" office:value-type="float" office:value="0" calcext:value-type="float">
            <text:p>0.00</text:p>
          </table:table-cell>
          <table:table-cell table:formula="of:=[$'ScSp Time'.BA3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ScSp Time'.I32]" office:value-type="float" office:value="0" calcext:value-type="float">
            <text:p>0.00</text:p>
          </table:table-cell>
          <table:table-cell table:formula="of:=[$'ScSp Time'.J32]" office:value-type="float" office:value="0" calcext:value-type="float">
            <text:p>0.00</text:p>
          </table:table-cell>
          <table:table-cell table:formula="of:=[$'ScSp Time'.K32]" office:value-type="float" office:value="0" calcext:value-type="float">
            <text:p>0.00</text:p>
          </table:table-cell>
          <table:table-cell table:formula="of:=[$'ScSp Time'.L32]" office:value-type="float" office:value="0" calcext:value-type="float">
            <text:p>0.00</text:p>
          </table:table-cell>
          <table:table-cell table:formula="of:=[$'ScSp Time'.M32]" office:value-type="float" office:value="0" calcext:value-type="float">
            <text:p>0.00</text:p>
          </table:table-cell>
          <table:table-cell table:formula="of:=[$'ScSp Time'.N32]" office:value-type="float" office:value="0" calcext:value-type="float">
            <text:p>0.00</text:p>
          </table:table-cell>
          <table:table-cell table:formula="of:=[$'ScSp Time'.V32]" office:value-type="float" office:value="0" calcext:value-type="float">
            <text:p>0.00</text:p>
          </table:table-cell>
          <table:table-cell table:formula="of:=[$'ScSp Time'.W32]" office:value-type="float" office:value="0" calcext:value-type="float">
            <text:p>0.00</text:p>
          </table:table-cell>
          <table:table-cell table:formula="of:=[$'ScSp Time'.X32]" office:value-type="float" office:value="0" calcext:value-type="float">
            <text:p>0.00</text:p>
          </table:table-cell>
          <table:table-cell table:formula="of:=[$'ScSp Time'.Y32]" office:value-type="float" office:value="0" calcext:value-type="float">
            <text:p>0.00</text:p>
          </table:table-cell>
          <table:table-cell table:formula="of:=[$'ScSp Time'.Z32]" office:value-type="float" office:value="0" calcext:value-type="float">
            <text:p>0.00</text:p>
          </table:table-cell>
          <table:table-cell table:formula="of:=[$'ScSp Time'.AA32]" office:value-type="float" office:value="0" calcext:value-type="float">
            <text:p>0.00</text:p>
          </table:table-cell>
          <table:table-cell table:formula="of:=[$'ScSp Time'.AI32]" office:value-type="float" office:value="0" calcext:value-type="float">
            <text:p>0.00</text:p>
          </table:table-cell>
          <table:table-cell table:formula="of:=[$'ScSp Time'.AJ32]" office:value-type="float" office:value="0" calcext:value-type="float">
            <text:p>0.00</text:p>
          </table:table-cell>
          <table:table-cell table:formula="of:=[$'ScSp Time'.AK32]" office:value-type="float" office:value="0" calcext:value-type="float">
            <text:p>0.00</text:p>
          </table:table-cell>
          <table:table-cell table:formula="of:=[$'ScSp Time'.AL32]" office:value-type="float" office:value="0" calcext:value-type="float">
            <text:p>0.00</text:p>
          </table:table-cell>
          <table:table-cell table:formula="of:=[$'ScSp Time'.AM32]" office:value-type="float" office:value="0" calcext:value-type="float">
            <text:p>0.00</text:p>
          </table:table-cell>
          <table:table-cell table:formula="of:=[$'ScSp Time'.AN32]" office:value-type="float" office:value="0" calcext:value-type="float">
            <text:p>0.00</text:p>
          </table:table-cell>
          <table:table-cell table:formula="of:=[$'ScSp Time'.AV32]" office:value-type="float" office:value="0" calcext:value-type="float">
            <text:p>0.00</text:p>
          </table:table-cell>
          <table:table-cell table:formula="of:=[$'ScSp Time'.AW32]" office:value-type="float" office:value="0" calcext:value-type="float">
            <text:p>0.00</text:p>
          </table:table-cell>
          <table:table-cell table:formula="of:=[$'ScSp Time'.AX32]" office:value-type="float" office:value="0" calcext:value-type="float">
            <text:p>0.00</text:p>
          </table:table-cell>
          <table:table-cell table:formula="of:=[$'ScSp Time'.AY32]" office:value-type="float" office:value="0" calcext:value-type="float">
            <text:p>0.00</text:p>
          </table:table-cell>
          <table:table-cell table:formula="of:=[$'ScSp Time'.AZ32]" office:value-type="float" office:value="0" calcext:value-type="float">
            <text:p>0.00</text:p>
          </table:table-cell>
          <table:table-cell table:formula="of:=[$'ScSp Time'.BA3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ScSp Time'.I33]" office:value-type="float" office:value="0" calcext:value-type="float">
            <text:p>0.00</text:p>
          </table:table-cell>
          <table:table-cell table:formula="of:=[$'ScSp Time'.J33]" office:value-type="float" office:value="0" calcext:value-type="float">
            <text:p>0.00</text:p>
          </table:table-cell>
          <table:table-cell table:formula="of:=[$'ScSp Time'.K33]" office:value-type="float" office:value="0" calcext:value-type="float">
            <text:p>0.00</text:p>
          </table:table-cell>
          <table:table-cell table:formula="of:=[$'ScSp Time'.L33]" office:value-type="float" office:value="0" calcext:value-type="float">
            <text:p>0.00</text:p>
          </table:table-cell>
          <table:table-cell table:formula="of:=[$'ScSp Time'.M33]" office:value-type="float" office:value="0" calcext:value-type="float">
            <text:p>0.00</text:p>
          </table:table-cell>
          <table:table-cell table:formula="of:=[$'ScSp Time'.N33]" office:value-type="float" office:value="0" calcext:value-type="float">
            <text:p>0.00</text:p>
          </table:table-cell>
          <table:table-cell table:formula="of:=[$'ScSp Time'.V33]" office:value-type="float" office:value="0" calcext:value-type="float">
            <text:p>0.00</text:p>
          </table:table-cell>
          <table:table-cell table:formula="of:=[$'ScSp Time'.W33]" office:value-type="float" office:value="0" calcext:value-type="float">
            <text:p>0.00</text:p>
          </table:table-cell>
          <table:table-cell table:formula="of:=[$'ScSp Time'.X33]" office:value-type="float" office:value="0" calcext:value-type="float">
            <text:p>0.00</text:p>
          </table:table-cell>
          <table:table-cell table:formula="of:=[$'ScSp Time'.Y33]" office:value-type="float" office:value="0" calcext:value-type="float">
            <text:p>0.00</text:p>
          </table:table-cell>
          <table:table-cell table:formula="of:=[$'ScSp Time'.Z33]" office:value-type="float" office:value="0" calcext:value-type="float">
            <text:p>0.00</text:p>
          </table:table-cell>
          <table:table-cell table:formula="of:=[$'ScSp Time'.AA33]" office:value-type="float" office:value="0" calcext:value-type="float">
            <text:p>0.00</text:p>
          </table:table-cell>
          <table:table-cell table:formula="of:=[$'ScSp Time'.AI33]" office:value-type="float" office:value="0" calcext:value-type="float">
            <text:p>0.00</text:p>
          </table:table-cell>
          <table:table-cell table:formula="of:=[$'ScSp Time'.AJ33]" office:value-type="float" office:value="0" calcext:value-type="float">
            <text:p>0.00</text:p>
          </table:table-cell>
          <table:table-cell table:formula="of:=[$'ScSp Time'.AK33]" office:value-type="float" office:value="0" calcext:value-type="float">
            <text:p>0.00</text:p>
          </table:table-cell>
          <table:table-cell table:formula="of:=[$'ScSp Time'.AL33]" office:value-type="float" office:value="0" calcext:value-type="float">
            <text:p>0.00</text:p>
          </table:table-cell>
          <table:table-cell table:formula="of:=[$'ScSp Time'.AM33]" office:value-type="float" office:value="0" calcext:value-type="float">
            <text:p>0.00</text:p>
          </table:table-cell>
          <table:table-cell table:formula="of:=[$'ScSp Time'.AN33]" office:value-type="float" office:value="0" calcext:value-type="float">
            <text:p>0.00</text:p>
          </table:table-cell>
          <table:table-cell table:formula="of:=[$'ScSp Time'.AV33]" office:value-type="float" office:value="0" calcext:value-type="float">
            <text:p>0.00</text:p>
          </table:table-cell>
          <table:table-cell table:formula="of:=[$'ScSp Time'.AW33]" office:value-type="float" office:value="0" calcext:value-type="float">
            <text:p>0.00</text:p>
          </table:table-cell>
          <table:table-cell table:formula="of:=[$'ScSp Time'.AX33]" office:value-type="float" office:value="0" calcext:value-type="float">
            <text:p>0.00</text:p>
          </table:table-cell>
          <table:table-cell table:formula="of:=[$'ScSp Time'.AY33]" office:value-type="float" office:value="0" calcext:value-type="float">
            <text:p>0.00</text:p>
          </table:table-cell>
          <table:table-cell table:formula="of:=[$'ScSp Time'.AZ33]" office:value-type="float" office:value="0" calcext:value-type="float">
            <text:p>0.00</text:p>
          </table:table-cell>
          <table:table-cell table:formula="of:=[$'ScSp Time'.BA3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ScSp Time'.I34]" office:value-type="float" office:value="0" calcext:value-type="float">
            <text:p>0.00</text:p>
          </table:table-cell>
          <table:table-cell table:formula="of:=[$'ScSp Time'.J34]" office:value-type="float" office:value="0" calcext:value-type="float">
            <text:p>0.00</text:p>
          </table:table-cell>
          <table:table-cell table:formula="of:=[$'ScSp Time'.K34]" office:value-type="float" office:value="0" calcext:value-type="float">
            <text:p>0.00</text:p>
          </table:table-cell>
          <table:table-cell table:formula="of:=[$'ScSp Time'.L34]" office:value-type="float" office:value="0" calcext:value-type="float">
            <text:p>0.00</text:p>
          </table:table-cell>
          <table:table-cell table:formula="of:=[$'ScSp Time'.M34]" office:value-type="float" office:value="0" calcext:value-type="float">
            <text:p>0.00</text:p>
          </table:table-cell>
          <table:table-cell table:formula="of:=[$'ScSp Time'.N34]" office:value-type="float" office:value="0" calcext:value-type="float">
            <text:p>0.00</text:p>
          </table:table-cell>
          <table:table-cell table:formula="of:=[$'ScSp Time'.V34]" office:value-type="float" office:value="0" calcext:value-type="float">
            <text:p>0.00</text:p>
          </table:table-cell>
          <table:table-cell table:formula="of:=[$'ScSp Time'.W34]" office:value-type="float" office:value="0" calcext:value-type="float">
            <text:p>0.00</text:p>
          </table:table-cell>
          <table:table-cell table:formula="of:=[$'ScSp Time'.X34]" office:value-type="float" office:value="0" calcext:value-type="float">
            <text:p>0.00</text:p>
          </table:table-cell>
          <table:table-cell table:formula="of:=[$'ScSp Time'.Y34]" office:value-type="float" office:value="0" calcext:value-type="float">
            <text:p>0.00</text:p>
          </table:table-cell>
          <table:table-cell table:formula="of:=[$'ScSp Time'.Z34]" office:value-type="float" office:value="0" calcext:value-type="float">
            <text:p>0.00</text:p>
          </table:table-cell>
          <table:table-cell table:formula="of:=[$'ScSp Time'.AA34]" office:value-type="float" office:value="0" calcext:value-type="float">
            <text:p>0.00</text:p>
          </table:table-cell>
          <table:table-cell table:formula="of:=[$'ScSp Time'.AI34]" office:value-type="float" office:value="0" calcext:value-type="float">
            <text:p>0.00</text:p>
          </table:table-cell>
          <table:table-cell table:formula="of:=[$'ScSp Time'.AJ34]" office:value-type="float" office:value="0" calcext:value-type="float">
            <text:p>0.00</text:p>
          </table:table-cell>
          <table:table-cell table:formula="of:=[$'ScSp Time'.AK34]" office:value-type="float" office:value="0" calcext:value-type="float">
            <text:p>0.00</text:p>
          </table:table-cell>
          <table:table-cell table:formula="of:=[$'ScSp Time'.AL34]" office:value-type="float" office:value="0" calcext:value-type="float">
            <text:p>0.00</text:p>
          </table:table-cell>
          <table:table-cell table:formula="of:=[$'ScSp Time'.AM34]" office:value-type="float" office:value="0" calcext:value-type="float">
            <text:p>0.00</text:p>
          </table:table-cell>
          <table:table-cell table:formula="of:=[$'ScSp Time'.AN34]" office:value-type="float" office:value="0" calcext:value-type="float">
            <text:p>0.00</text:p>
          </table:table-cell>
          <table:table-cell table:formula="of:=[$'ScSp Time'.AV34]" office:value-type="float" office:value="0" calcext:value-type="float">
            <text:p>0.00</text:p>
          </table:table-cell>
          <table:table-cell table:formula="of:=[$'ScSp Time'.AW34]" office:value-type="float" office:value="0" calcext:value-type="float">
            <text:p>0.00</text:p>
          </table:table-cell>
          <table:table-cell table:formula="of:=[$'ScSp Time'.AX34]" office:value-type="float" office:value="0" calcext:value-type="float">
            <text:p>0.00</text:p>
          </table:table-cell>
          <table:table-cell table:formula="of:=[$'ScSp Time'.AY34]" office:value-type="float" office:value="0" calcext:value-type="float">
            <text:p>0.00</text:p>
          </table:table-cell>
          <table:table-cell table:formula="of:=[$'ScSp Time'.AZ34]" office:value-type="float" office:value="0" calcext:value-type="float">
            <text:p>0.00</text:p>
          </table:table-cell>
          <table:table-cell table:formula="of:=[$'ScSp Time'.BA3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ScSp Time'.I35]" office:value-type="float" office:value="0" calcext:value-type="float">
            <text:p>0.00</text:p>
          </table:table-cell>
          <table:table-cell table:formula="of:=[$'ScSp Time'.J35]" office:value-type="float" office:value="0" calcext:value-type="float">
            <text:p>0.00</text:p>
          </table:table-cell>
          <table:table-cell table:formula="of:=[$'ScSp Time'.K35]" office:value-type="float" office:value="0" calcext:value-type="float">
            <text:p>0.00</text:p>
          </table:table-cell>
          <table:table-cell table:formula="of:=[$'ScSp Time'.L35]" office:value-type="float" office:value="0" calcext:value-type="float">
            <text:p>0.00</text:p>
          </table:table-cell>
          <table:table-cell table:formula="of:=[$'ScSp Time'.M35]" office:value-type="float" office:value="0" calcext:value-type="float">
            <text:p>0.00</text:p>
          </table:table-cell>
          <table:table-cell table:formula="of:=[$'ScSp Time'.N35]" office:value-type="float" office:value="0" calcext:value-type="float">
            <text:p>0.00</text:p>
          </table:table-cell>
          <table:table-cell table:formula="of:=[$'ScSp Time'.V35]" office:value-type="float" office:value="0" calcext:value-type="float">
            <text:p>0.00</text:p>
          </table:table-cell>
          <table:table-cell table:formula="of:=[$'ScSp Time'.W35]" office:value-type="float" office:value="0" calcext:value-type="float">
            <text:p>0.00</text:p>
          </table:table-cell>
          <table:table-cell table:formula="of:=[$'ScSp Time'.X35]" office:value-type="float" office:value="0" calcext:value-type="float">
            <text:p>0.00</text:p>
          </table:table-cell>
          <table:table-cell table:formula="of:=[$'ScSp Time'.Y35]" office:value-type="float" office:value="0" calcext:value-type="float">
            <text:p>0.00</text:p>
          </table:table-cell>
          <table:table-cell table:formula="of:=[$'ScSp Time'.Z35]" office:value-type="float" office:value="0" calcext:value-type="float">
            <text:p>0.00</text:p>
          </table:table-cell>
          <table:table-cell table:formula="of:=[$'ScSp Time'.AA35]" office:value-type="float" office:value="0" calcext:value-type="float">
            <text:p>0.00</text:p>
          </table:table-cell>
          <table:table-cell table:formula="of:=[$'ScSp Time'.AI35]" office:value-type="float" office:value="0" calcext:value-type="float">
            <text:p>0.00</text:p>
          </table:table-cell>
          <table:table-cell table:formula="of:=[$'ScSp Time'.AJ35]" office:value-type="float" office:value="0" calcext:value-type="float">
            <text:p>0.00</text:p>
          </table:table-cell>
          <table:table-cell table:formula="of:=[$'ScSp Time'.AK35]" office:value-type="float" office:value="0" calcext:value-type="float">
            <text:p>0.00</text:p>
          </table:table-cell>
          <table:table-cell table:formula="of:=[$'ScSp Time'.AL35]" office:value-type="float" office:value="0" calcext:value-type="float">
            <text:p>0.00</text:p>
          </table:table-cell>
          <table:table-cell table:formula="of:=[$'ScSp Time'.AM35]" office:value-type="float" office:value="0" calcext:value-type="float">
            <text:p>0.00</text:p>
          </table:table-cell>
          <table:table-cell table:formula="of:=[$'ScSp Time'.AN35]" office:value-type="float" office:value="0" calcext:value-type="float">
            <text:p>0.00</text:p>
          </table:table-cell>
          <table:table-cell table:formula="of:=[$'ScSp Time'.AV35]" office:value-type="float" office:value="0" calcext:value-type="float">
            <text:p>0.00</text:p>
          </table:table-cell>
          <table:table-cell table:formula="of:=[$'ScSp Time'.AW35]" office:value-type="float" office:value="0" calcext:value-type="float">
            <text:p>0.00</text:p>
          </table:table-cell>
          <table:table-cell table:formula="of:=[$'ScSp Time'.AX35]" office:value-type="float" office:value="0" calcext:value-type="float">
            <text:p>0.00</text:p>
          </table:table-cell>
          <table:table-cell table:formula="of:=[$'ScSp Time'.AY35]" office:value-type="float" office:value="0" calcext:value-type="float">
            <text:p>0.00</text:p>
          </table:table-cell>
          <table:table-cell table:formula="of:=[$'ScSp Time'.AZ35]" office:value-type="float" office:value="0" calcext:value-type="float">
            <text:p>0.00</text:p>
          </table:table-cell>
          <table:table-cell table:formula="of:=[$'ScSp Time'.BA3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ScSp Time'.I36]" office:value-type="float" office:value="0" calcext:value-type="float">
            <text:p>0.00</text:p>
          </table:table-cell>
          <table:table-cell table:formula="of:=[$'ScSp Time'.J36]" office:value-type="float" office:value="0" calcext:value-type="float">
            <text:p>0.00</text:p>
          </table:table-cell>
          <table:table-cell table:formula="of:=[$'ScSp Time'.K36]" office:value-type="float" office:value="0" calcext:value-type="float">
            <text:p>0.00</text:p>
          </table:table-cell>
          <table:table-cell table:formula="of:=[$'ScSp Time'.L36]" office:value-type="float" office:value="0" calcext:value-type="float">
            <text:p>0.00</text:p>
          </table:table-cell>
          <table:table-cell table:formula="of:=[$'ScSp Time'.M36]" office:value-type="float" office:value="0" calcext:value-type="float">
            <text:p>0.00</text:p>
          </table:table-cell>
          <table:table-cell table:formula="of:=[$'ScSp Time'.N36]" office:value-type="float" office:value="0" calcext:value-type="float">
            <text:p>0.00</text:p>
          </table:table-cell>
          <table:table-cell table:formula="of:=[$'ScSp Time'.V36]" office:value-type="float" office:value="0" calcext:value-type="float">
            <text:p>0.00</text:p>
          </table:table-cell>
          <table:table-cell table:formula="of:=[$'ScSp Time'.W36]" office:value-type="float" office:value="0" calcext:value-type="float">
            <text:p>0.00</text:p>
          </table:table-cell>
          <table:table-cell table:formula="of:=[$'ScSp Time'.X36]" office:value-type="float" office:value="0" calcext:value-type="float">
            <text:p>0.00</text:p>
          </table:table-cell>
          <table:table-cell table:formula="of:=[$'ScSp Time'.Y36]" office:value-type="float" office:value="0" calcext:value-type="float">
            <text:p>0.00</text:p>
          </table:table-cell>
          <table:table-cell table:formula="of:=[$'ScSp Time'.Z36]" office:value-type="float" office:value="0" calcext:value-type="float">
            <text:p>0.00</text:p>
          </table:table-cell>
          <table:table-cell table:formula="of:=[$'ScSp Time'.AA36]" office:value-type="float" office:value="0" calcext:value-type="float">
            <text:p>0.00</text:p>
          </table:table-cell>
          <table:table-cell table:formula="of:=[$'ScSp Time'.AI36]" office:value-type="float" office:value="0" calcext:value-type="float">
            <text:p>0.00</text:p>
          </table:table-cell>
          <table:table-cell table:formula="of:=[$'ScSp Time'.AJ36]" office:value-type="float" office:value="0" calcext:value-type="float">
            <text:p>0.00</text:p>
          </table:table-cell>
          <table:table-cell table:formula="of:=[$'ScSp Time'.AK36]" office:value-type="float" office:value="0" calcext:value-type="float">
            <text:p>0.00</text:p>
          </table:table-cell>
          <table:table-cell table:formula="of:=[$'ScSp Time'.AL36]" office:value-type="float" office:value="0" calcext:value-type="float">
            <text:p>0.00</text:p>
          </table:table-cell>
          <table:table-cell table:formula="of:=[$'ScSp Time'.AM36]" office:value-type="float" office:value="0" calcext:value-type="float">
            <text:p>0.00</text:p>
          </table:table-cell>
          <table:table-cell table:formula="of:=[$'ScSp Time'.AN36]" office:value-type="float" office:value="0" calcext:value-type="float">
            <text:p>0.00</text:p>
          </table:table-cell>
          <table:table-cell table:formula="of:=[$'ScSp Time'.AV36]" office:value-type="float" office:value="0" calcext:value-type="float">
            <text:p>0.00</text:p>
          </table:table-cell>
          <table:table-cell table:formula="of:=[$'ScSp Time'.AW36]" office:value-type="float" office:value="0" calcext:value-type="float">
            <text:p>0.00</text:p>
          </table:table-cell>
          <table:table-cell table:formula="of:=[$'ScSp Time'.AX36]" office:value-type="float" office:value="0" calcext:value-type="float">
            <text:p>0.00</text:p>
          </table:table-cell>
          <table:table-cell table:formula="of:=[$'ScSp Time'.AY36]" office:value-type="float" office:value="0" calcext:value-type="float">
            <text:p>0.00</text:p>
          </table:table-cell>
          <table:table-cell table:formula="of:=[$'ScSp Time'.AZ36]" office:value-type="float" office:value="0" calcext:value-type="float">
            <text:p>0.00</text:p>
          </table:table-cell>
          <table:table-cell table:formula="of:=[$'ScSp Time'.BA3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ScSp Time'.I37]" office:value-type="float" office:value="0" calcext:value-type="float">
            <text:p>0.00</text:p>
          </table:table-cell>
          <table:table-cell table:formula="of:=[$'ScSp Time'.J37]" office:value-type="float" office:value="0" calcext:value-type="float">
            <text:p>0.00</text:p>
          </table:table-cell>
          <table:table-cell table:formula="of:=[$'ScSp Time'.K37]" office:value-type="float" office:value="0" calcext:value-type="float">
            <text:p>0.00</text:p>
          </table:table-cell>
          <table:table-cell table:formula="of:=[$'ScSp Time'.L37]" office:value-type="float" office:value="0" calcext:value-type="float">
            <text:p>0.00</text:p>
          </table:table-cell>
          <table:table-cell table:formula="of:=[$'ScSp Time'.M37]" office:value-type="float" office:value="0" calcext:value-type="float">
            <text:p>0.00</text:p>
          </table:table-cell>
          <table:table-cell table:formula="of:=[$'ScSp Time'.N37]" office:value-type="float" office:value="0" calcext:value-type="float">
            <text:p>0.00</text:p>
          </table:table-cell>
          <table:table-cell table:formula="of:=[$'ScSp Time'.V37]" office:value-type="float" office:value="0" calcext:value-type="float">
            <text:p>0.00</text:p>
          </table:table-cell>
          <table:table-cell table:formula="of:=[$'ScSp Time'.W37]" office:value-type="float" office:value="0" calcext:value-type="float">
            <text:p>0.00</text:p>
          </table:table-cell>
          <table:table-cell table:formula="of:=[$'ScSp Time'.X37]" office:value-type="float" office:value="0" calcext:value-type="float">
            <text:p>0.00</text:p>
          </table:table-cell>
          <table:table-cell table:formula="of:=[$'ScSp Time'.Y37]" office:value-type="float" office:value="0" calcext:value-type="float">
            <text:p>0.00</text:p>
          </table:table-cell>
          <table:table-cell table:formula="of:=[$'ScSp Time'.Z37]" office:value-type="float" office:value="0" calcext:value-type="float">
            <text:p>0.00</text:p>
          </table:table-cell>
          <table:table-cell table:formula="of:=[$'ScSp Time'.AA37]" office:value-type="float" office:value="0" calcext:value-type="float">
            <text:p>0.00</text:p>
          </table:table-cell>
          <table:table-cell table:formula="of:=[$'ScSp Time'.AI37]" office:value-type="float" office:value="0" calcext:value-type="float">
            <text:p>0.00</text:p>
          </table:table-cell>
          <table:table-cell table:formula="of:=[$'ScSp Time'.AJ37]" office:value-type="float" office:value="0" calcext:value-type="float">
            <text:p>0.00</text:p>
          </table:table-cell>
          <table:table-cell table:formula="of:=[$'ScSp Time'.AK37]" office:value-type="float" office:value="0" calcext:value-type="float">
            <text:p>0.00</text:p>
          </table:table-cell>
          <table:table-cell table:formula="of:=[$'ScSp Time'.AL37]" office:value-type="float" office:value="0" calcext:value-type="float">
            <text:p>0.00</text:p>
          </table:table-cell>
          <table:table-cell table:formula="of:=[$'ScSp Time'.AM37]" office:value-type="float" office:value="0" calcext:value-type="float">
            <text:p>0.00</text:p>
          </table:table-cell>
          <table:table-cell table:formula="of:=[$'ScSp Time'.AN37]" office:value-type="float" office:value="0" calcext:value-type="float">
            <text:p>0.00</text:p>
          </table:table-cell>
          <table:table-cell table:formula="of:=[$'ScSp Time'.AV37]" office:value-type="float" office:value="0" calcext:value-type="float">
            <text:p>0.00</text:p>
          </table:table-cell>
          <table:table-cell table:formula="of:=[$'ScSp Time'.AW37]" office:value-type="float" office:value="0" calcext:value-type="float">
            <text:p>0.00</text:p>
          </table:table-cell>
          <table:table-cell table:formula="of:=[$'ScSp Time'.AX37]" office:value-type="float" office:value="0" calcext:value-type="float">
            <text:p>0.00</text:p>
          </table:table-cell>
          <table:table-cell table:formula="of:=[$'ScSp Time'.AY37]" office:value-type="float" office:value="0" calcext:value-type="float">
            <text:p>0.00</text:p>
          </table:table-cell>
          <table:table-cell table:formula="of:=[$'ScSp Time'.AZ37]" office:value-type="float" office:value="0" calcext:value-type="float">
            <text:p>0.00</text:p>
          </table:table-cell>
          <table:table-cell table:formula="of:=[$'ScSp Time'.BA3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ScSp Time'.I38]" office:value-type="float" office:value="0" calcext:value-type="float">
            <text:p>0.00</text:p>
          </table:table-cell>
          <table:table-cell table:formula="of:=[$'ScSp Time'.J38]" office:value-type="float" office:value="0" calcext:value-type="float">
            <text:p>0.00</text:p>
          </table:table-cell>
          <table:table-cell table:formula="of:=[$'ScSp Time'.K38]" office:value-type="float" office:value="0" calcext:value-type="float">
            <text:p>0.00</text:p>
          </table:table-cell>
          <table:table-cell table:formula="of:=[$'ScSp Time'.L38]" office:value-type="float" office:value="0" calcext:value-type="float">
            <text:p>0.00</text:p>
          </table:table-cell>
          <table:table-cell table:formula="of:=[$'ScSp Time'.M38]" office:value-type="float" office:value="0" calcext:value-type="float">
            <text:p>0.00</text:p>
          </table:table-cell>
          <table:table-cell table:formula="of:=[$'ScSp Time'.N38]" office:value-type="float" office:value="0" calcext:value-type="float">
            <text:p>0.00</text:p>
          </table:table-cell>
          <table:table-cell table:formula="of:=[$'ScSp Time'.V38]" office:value-type="float" office:value="0" calcext:value-type="float">
            <text:p>0.00</text:p>
          </table:table-cell>
          <table:table-cell table:formula="of:=[$'ScSp Time'.W38]" office:value-type="float" office:value="0" calcext:value-type="float">
            <text:p>0.00</text:p>
          </table:table-cell>
          <table:table-cell table:formula="of:=[$'ScSp Time'.X38]" office:value-type="float" office:value="0" calcext:value-type="float">
            <text:p>0.00</text:p>
          </table:table-cell>
          <table:table-cell table:formula="of:=[$'ScSp Time'.Y38]" office:value-type="float" office:value="0" calcext:value-type="float">
            <text:p>0.00</text:p>
          </table:table-cell>
          <table:table-cell table:formula="of:=[$'ScSp Time'.Z38]" office:value-type="float" office:value="0" calcext:value-type="float">
            <text:p>0.00</text:p>
          </table:table-cell>
          <table:table-cell table:formula="of:=[$'ScSp Time'.AA38]" office:value-type="float" office:value="0" calcext:value-type="float">
            <text:p>0.00</text:p>
          </table:table-cell>
          <table:table-cell table:formula="of:=[$'ScSp Time'.AI38]" office:value-type="float" office:value="0" calcext:value-type="float">
            <text:p>0.00</text:p>
          </table:table-cell>
          <table:table-cell table:formula="of:=[$'ScSp Time'.AJ38]" office:value-type="float" office:value="0" calcext:value-type="float">
            <text:p>0.00</text:p>
          </table:table-cell>
          <table:table-cell table:formula="of:=[$'ScSp Time'.AK38]" office:value-type="float" office:value="0" calcext:value-type="float">
            <text:p>0.00</text:p>
          </table:table-cell>
          <table:table-cell table:formula="of:=[$'ScSp Time'.AL38]" office:value-type="float" office:value="0" calcext:value-type="float">
            <text:p>0.00</text:p>
          </table:table-cell>
          <table:table-cell table:formula="of:=[$'ScSp Time'.AM38]" office:value-type="float" office:value="0" calcext:value-type="float">
            <text:p>0.00</text:p>
          </table:table-cell>
          <table:table-cell table:formula="of:=[$'ScSp Time'.AN38]" office:value-type="float" office:value="0" calcext:value-type="float">
            <text:p>0.00</text:p>
          </table:table-cell>
          <table:table-cell table:formula="of:=[$'ScSp Time'.AV38]" office:value-type="float" office:value="0" calcext:value-type="float">
            <text:p>0.00</text:p>
          </table:table-cell>
          <table:table-cell table:formula="of:=[$'ScSp Time'.AW38]" office:value-type="float" office:value="0" calcext:value-type="float">
            <text:p>0.00</text:p>
          </table:table-cell>
          <table:table-cell table:formula="of:=[$'ScSp Time'.AX38]" office:value-type="float" office:value="0" calcext:value-type="float">
            <text:p>0.00</text:p>
          </table:table-cell>
          <table:table-cell table:formula="of:=[$'ScSp Time'.AY38]" office:value-type="float" office:value="0" calcext:value-type="float">
            <text:p>0.00</text:p>
          </table:table-cell>
          <table:table-cell table:formula="of:=[$'ScSp Time'.AZ38]" office:value-type="float" office:value="0" calcext:value-type="float">
            <text:p>0.00</text:p>
          </table:table-cell>
          <table:table-cell table:formula="of:=[$'ScSp Time'.BA3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ScSp Time'.I39]" office:value-type="float" office:value="0" calcext:value-type="float">
            <text:p>0.00</text:p>
          </table:table-cell>
          <table:table-cell table:formula="of:=[$'ScSp Time'.J39]" office:value-type="float" office:value="0" calcext:value-type="float">
            <text:p>0.00</text:p>
          </table:table-cell>
          <table:table-cell table:formula="of:=[$'ScSp Time'.K39]" office:value-type="float" office:value="0" calcext:value-type="float">
            <text:p>0.00</text:p>
          </table:table-cell>
          <table:table-cell table:formula="of:=[$'ScSp Time'.L39]" office:value-type="float" office:value="0" calcext:value-type="float">
            <text:p>0.00</text:p>
          </table:table-cell>
          <table:table-cell table:formula="of:=[$'ScSp Time'.M39]" office:value-type="float" office:value="0" calcext:value-type="float">
            <text:p>0.00</text:p>
          </table:table-cell>
          <table:table-cell table:formula="of:=[$'ScSp Time'.N39]" office:value-type="float" office:value="0" calcext:value-type="float">
            <text:p>0.00</text:p>
          </table:table-cell>
          <table:table-cell table:formula="of:=[$'ScSp Time'.V39]" office:value-type="float" office:value="0" calcext:value-type="float">
            <text:p>0.00</text:p>
          </table:table-cell>
          <table:table-cell table:formula="of:=[$'ScSp Time'.W39]" office:value-type="float" office:value="0" calcext:value-type="float">
            <text:p>0.00</text:p>
          </table:table-cell>
          <table:table-cell table:formula="of:=[$'ScSp Time'.X39]" office:value-type="float" office:value="0" calcext:value-type="float">
            <text:p>0.00</text:p>
          </table:table-cell>
          <table:table-cell table:formula="of:=[$'ScSp Time'.Y39]" office:value-type="float" office:value="0" calcext:value-type="float">
            <text:p>0.00</text:p>
          </table:table-cell>
          <table:table-cell table:formula="of:=[$'ScSp Time'.Z39]" office:value-type="float" office:value="0" calcext:value-type="float">
            <text:p>0.00</text:p>
          </table:table-cell>
          <table:table-cell table:formula="of:=[$'ScSp Time'.AA39]" office:value-type="float" office:value="0" calcext:value-type="float">
            <text:p>0.00</text:p>
          </table:table-cell>
          <table:table-cell table:formula="of:=[$'ScSp Time'.AI39]" office:value-type="float" office:value="0" calcext:value-type="float">
            <text:p>0.00</text:p>
          </table:table-cell>
          <table:table-cell table:formula="of:=[$'ScSp Time'.AJ39]" office:value-type="float" office:value="0" calcext:value-type="float">
            <text:p>0.00</text:p>
          </table:table-cell>
          <table:table-cell table:formula="of:=[$'ScSp Time'.AK39]" office:value-type="float" office:value="0" calcext:value-type="float">
            <text:p>0.00</text:p>
          </table:table-cell>
          <table:table-cell table:formula="of:=[$'ScSp Time'.AL39]" office:value-type="float" office:value="0" calcext:value-type="float">
            <text:p>0.00</text:p>
          </table:table-cell>
          <table:table-cell table:formula="of:=[$'ScSp Time'.AM39]" office:value-type="float" office:value="0" calcext:value-type="float">
            <text:p>0.00</text:p>
          </table:table-cell>
          <table:table-cell table:formula="of:=[$'ScSp Time'.AN39]" office:value-type="float" office:value="0" calcext:value-type="float">
            <text:p>0.00</text:p>
          </table:table-cell>
          <table:table-cell table:formula="of:=[$'ScSp Time'.AV39]" office:value-type="float" office:value="0" calcext:value-type="float">
            <text:p>0.00</text:p>
          </table:table-cell>
          <table:table-cell table:formula="of:=[$'ScSp Time'.AW39]" office:value-type="float" office:value="0" calcext:value-type="float">
            <text:p>0.00</text:p>
          </table:table-cell>
          <table:table-cell table:formula="of:=[$'ScSp Time'.AX39]" office:value-type="float" office:value="0" calcext:value-type="float">
            <text:p>0.00</text:p>
          </table:table-cell>
          <table:table-cell table:formula="of:=[$'ScSp Time'.AY39]" office:value-type="float" office:value="0" calcext:value-type="float">
            <text:p>0.00</text:p>
          </table:table-cell>
          <table:table-cell table:formula="of:=[$'ScSp Time'.AZ39]" office:value-type="float" office:value="0" calcext:value-type="float">
            <text:p>0.00</text:p>
          </table:table-cell>
          <table:table-cell table:formula="of:=[$'ScSp Time'.BA3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ScSp Time'.I40]" office:value-type="float" office:value="0" calcext:value-type="float">
            <text:p>0.00</text:p>
          </table:table-cell>
          <table:table-cell table:formula="of:=[$'ScSp Time'.J40]" office:value-type="float" office:value="0" calcext:value-type="float">
            <text:p>0.00</text:p>
          </table:table-cell>
          <table:table-cell table:formula="of:=[$'ScSp Time'.K40]" office:value-type="float" office:value="0" calcext:value-type="float">
            <text:p>0.00</text:p>
          </table:table-cell>
          <table:table-cell table:formula="of:=[$'ScSp Time'.L40]" office:value-type="float" office:value="0" calcext:value-type="float">
            <text:p>0.00</text:p>
          </table:table-cell>
          <table:table-cell table:formula="of:=[$'ScSp Time'.M40]" office:value-type="float" office:value="0" calcext:value-type="float">
            <text:p>0.00</text:p>
          </table:table-cell>
          <table:table-cell table:formula="of:=[$'ScSp Time'.N40]" office:value-type="float" office:value="0" calcext:value-type="float">
            <text:p>0.00</text:p>
          </table:table-cell>
          <table:table-cell table:formula="of:=[$'ScSp Time'.V40]" office:value-type="float" office:value="0" calcext:value-type="float">
            <text:p>0.00</text:p>
          </table:table-cell>
          <table:table-cell table:formula="of:=[$'ScSp Time'.W40]" office:value-type="float" office:value="0" calcext:value-type="float">
            <text:p>0.00</text:p>
          </table:table-cell>
          <table:table-cell table:formula="of:=[$'ScSp Time'.X40]" office:value-type="float" office:value="0" calcext:value-type="float">
            <text:p>0.00</text:p>
          </table:table-cell>
          <table:table-cell table:formula="of:=[$'ScSp Time'.Y40]" office:value-type="float" office:value="0" calcext:value-type="float">
            <text:p>0.00</text:p>
          </table:table-cell>
          <table:table-cell table:formula="of:=[$'ScSp Time'.Z40]" office:value-type="float" office:value="0" calcext:value-type="float">
            <text:p>0.00</text:p>
          </table:table-cell>
          <table:table-cell table:formula="of:=[$'ScSp Time'.AA40]" office:value-type="float" office:value="0" calcext:value-type="float">
            <text:p>0.00</text:p>
          </table:table-cell>
          <table:table-cell table:formula="of:=[$'ScSp Time'.AI40]" office:value-type="float" office:value="0" calcext:value-type="float">
            <text:p>0.00</text:p>
          </table:table-cell>
          <table:table-cell table:formula="of:=[$'ScSp Time'.AJ40]" office:value-type="float" office:value="0" calcext:value-type="float">
            <text:p>0.00</text:p>
          </table:table-cell>
          <table:table-cell table:formula="of:=[$'ScSp Time'.AK40]" office:value-type="float" office:value="0" calcext:value-type="float">
            <text:p>0.00</text:p>
          </table:table-cell>
          <table:table-cell table:formula="of:=[$'ScSp Time'.AL40]" office:value-type="float" office:value="0" calcext:value-type="float">
            <text:p>0.00</text:p>
          </table:table-cell>
          <table:table-cell table:formula="of:=[$'ScSp Time'.AM40]" office:value-type="float" office:value="0" calcext:value-type="float">
            <text:p>0.00</text:p>
          </table:table-cell>
          <table:table-cell table:formula="of:=[$'ScSp Time'.AN40]" office:value-type="float" office:value="0" calcext:value-type="float">
            <text:p>0.00</text:p>
          </table:table-cell>
          <table:table-cell table:formula="of:=[$'ScSp Time'.AV40]" office:value-type="float" office:value="0" calcext:value-type="float">
            <text:p>0.00</text:p>
          </table:table-cell>
          <table:table-cell table:formula="of:=[$'ScSp Time'.AW40]" office:value-type="float" office:value="0" calcext:value-type="float">
            <text:p>0.00</text:p>
          </table:table-cell>
          <table:table-cell table:formula="of:=[$'ScSp Time'.AX40]" office:value-type="float" office:value="0" calcext:value-type="float">
            <text:p>0.00</text:p>
          </table:table-cell>
          <table:table-cell table:formula="of:=[$'ScSp Time'.AY40]" office:value-type="float" office:value="0" calcext:value-type="float">
            <text:p>0.00</text:p>
          </table:table-cell>
          <table:table-cell table:formula="of:=[$'ScSp Time'.AZ40]" office:value-type="float" office:value="0" calcext:value-type="float">
            <text:p>0.00</text:p>
          </table:table-cell>
          <table:table-cell table:formula="of:=[$'ScSp Time'.BA4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ScSp Time'.I41]" office:value-type="float" office:value="0" calcext:value-type="float">
            <text:p>0.00</text:p>
          </table:table-cell>
          <table:table-cell table:formula="of:=[$'ScSp Time'.J41]" office:value-type="float" office:value="0" calcext:value-type="float">
            <text:p>0.00</text:p>
          </table:table-cell>
          <table:table-cell table:formula="of:=[$'ScSp Time'.K41]" office:value-type="float" office:value="0" calcext:value-type="float">
            <text:p>0.00</text:p>
          </table:table-cell>
          <table:table-cell table:formula="of:=[$'ScSp Time'.L41]" office:value-type="float" office:value="0" calcext:value-type="float">
            <text:p>0.00</text:p>
          </table:table-cell>
          <table:table-cell table:formula="of:=[$'ScSp Time'.M41]" office:value-type="float" office:value="0" calcext:value-type="float">
            <text:p>0.00</text:p>
          </table:table-cell>
          <table:table-cell table:formula="of:=[$'ScSp Time'.N41]" office:value-type="float" office:value="0" calcext:value-type="float">
            <text:p>0.00</text:p>
          </table:table-cell>
          <table:table-cell table:formula="of:=[$'ScSp Time'.V41]" office:value-type="float" office:value="0" calcext:value-type="float">
            <text:p>0.00</text:p>
          </table:table-cell>
          <table:table-cell table:formula="of:=[$'ScSp Time'.W41]" office:value-type="float" office:value="0" calcext:value-type="float">
            <text:p>0.00</text:p>
          </table:table-cell>
          <table:table-cell table:formula="of:=[$'ScSp Time'.X41]" office:value-type="float" office:value="0" calcext:value-type="float">
            <text:p>0.00</text:p>
          </table:table-cell>
          <table:table-cell table:formula="of:=[$'ScSp Time'.Y41]" office:value-type="float" office:value="0" calcext:value-type="float">
            <text:p>0.00</text:p>
          </table:table-cell>
          <table:table-cell table:formula="of:=[$'ScSp Time'.Z41]" office:value-type="float" office:value="0" calcext:value-type="float">
            <text:p>0.00</text:p>
          </table:table-cell>
          <table:table-cell table:formula="of:=[$'ScSp Time'.AA41]" office:value-type="float" office:value="0" calcext:value-type="float">
            <text:p>0.00</text:p>
          </table:table-cell>
          <table:table-cell table:formula="of:=[$'ScSp Time'.AI41]" office:value-type="float" office:value="0" calcext:value-type="float">
            <text:p>0.00</text:p>
          </table:table-cell>
          <table:table-cell table:formula="of:=[$'ScSp Time'.AJ41]" office:value-type="float" office:value="0" calcext:value-type="float">
            <text:p>0.00</text:p>
          </table:table-cell>
          <table:table-cell table:formula="of:=[$'ScSp Time'.AK41]" office:value-type="float" office:value="0" calcext:value-type="float">
            <text:p>0.00</text:p>
          </table:table-cell>
          <table:table-cell table:formula="of:=[$'ScSp Time'.AL41]" office:value-type="float" office:value="0" calcext:value-type="float">
            <text:p>0.00</text:p>
          </table:table-cell>
          <table:table-cell table:formula="of:=[$'ScSp Time'.AM41]" office:value-type="float" office:value="0" calcext:value-type="float">
            <text:p>0.00</text:p>
          </table:table-cell>
          <table:table-cell table:formula="of:=[$'ScSp Time'.AN41]" office:value-type="float" office:value="0" calcext:value-type="float">
            <text:p>0.00</text:p>
          </table:table-cell>
          <table:table-cell table:formula="of:=[$'ScSp Time'.AV41]" office:value-type="float" office:value="0" calcext:value-type="float">
            <text:p>0.00</text:p>
          </table:table-cell>
          <table:table-cell table:formula="of:=[$'ScSp Time'.AW41]" office:value-type="float" office:value="0" calcext:value-type="float">
            <text:p>0.00</text:p>
          </table:table-cell>
          <table:table-cell table:formula="of:=[$'ScSp Time'.AX41]" office:value-type="float" office:value="0" calcext:value-type="float">
            <text:p>0.00</text:p>
          </table:table-cell>
          <table:table-cell table:formula="of:=[$'ScSp Time'.AY41]" office:value-type="float" office:value="0" calcext:value-type="float">
            <text:p>0.00</text:p>
          </table:table-cell>
          <table:table-cell table:formula="of:=[$'ScSp Time'.AZ41]" office:value-type="float" office:value="0" calcext:value-type="float">
            <text:p>0.00</text:p>
          </table:table-cell>
          <table:table-cell table:formula="of:=[$'ScSp Time'.BA4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ScSp Time'.I42]" office:value-type="float" office:value="0" calcext:value-type="float">
            <text:p>0.00</text:p>
          </table:table-cell>
          <table:table-cell table:formula="of:=[$'ScSp Time'.J42]" office:value-type="float" office:value="0" calcext:value-type="float">
            <text:p>0.00</text:p>
          </table:table-cell>
          <table:table-cell table:formula="of:=[$'ScSp Time'.K42]" office:value-type="float" office:value="0" calcext:value-type="float">
            <text:p>0.00</text:p>
          </table:table-cell>
          <table:table-cell table:formula="of:=[$'ScSp Time'.L42]" office:value-type="float" office:value="0" calcext:value-type="float">
            <text:p>0.00</text:p>
          </table:table-cell>
          <table:table-cell table:formula="of:=[$'ScSp Time'.M42]" office:value-type="float" office:value="0" calcext:value-type="float">
            <text:p>0.00</text:p>
          </table:table-cell>
          <table:table-cell table:formula="of:=[$'ScSp Time'.N42]" office:value-type="float" office:value="0" calcext:value-type="float">
            <text:p>0.00</text:p>
          </table:table-cell>
          <table:table-cell table:formula="of:=[$'ScSp Time'.V42]" office:value-type="float" office:value="0" calcext:value-type="float">
            <text:p>0.00</text:p>
          </table:table-cell>
          <table:table-cell table:formula="of:=[$'ScSp Time'.W42]" office:value-type="float" office:value="0" calcext:value-type="float">
            <text:p>0.00</text:p>
          </table:table-cell>
          <table:table-cell table:formula="of:=[$'ScSp Time'.X42]" office:value-type="float" office:value="0" calcext:value-type="float">
            <text:p>0.00</text:p>
          </table:table-cell>
          <table:table-cell table:formula="of:=[$'ScSp Time'.Y42]" office:value-type="float" office:value="0" calcext:value-type="float">
            <text:p>0.00</text:p>
          </table:table-cell>
          <table:table-cell table:formula="of:=[$'ScSp Time'.Z42]" office:value-type="float" office:value="0" calcext:value-type="float">
            <text:p>0.00</text:p>
          </table:table-cell>
          <table:table-cell table:formula="of:=[$'ScSp Time'.AA42]" office:value-type="float" office:value="0" calcext:value-type="float">
            <text:p>0.00</text:p>
          </table:table-cell>
          <table:table-cell table:formula="of:=[$'ScSp Time'.AI42]" office:value-type="float" office:value="0" calcext:value-type="float">
            <text:p>0.00</text:p>
          </table:table-cell>
          <table:table-cell table:formula="of:=[$'ScSp Time'.AJ42]" office:value-type="float" office:value="0" calcext:value-type="float">
            <text:p>0.00</text:p>
          </table:table-cell>
          <table:table-cell table:formula="of:=[$'ScSp Time'.AK42]" office:value-type="float" office:value="0" calcext:value-type="float">
            <text:p>0.00</text:p>
          </table:table-cell>
          <table:table-cell table:formula="of:=[$'ScSp Time'.AL42]" office:value-type="float" office:value="0" calcext:value-type="float">
            <text:p>0.00</text:p>
          </table:table-cell>
          <table:table-cell table:formula="of:=[$'ScSp Time'.AM42]" office:value-type="float" office:value="0" calcext:value-type="float">
            <text:p>0.00</text:p>
          </table:table-cell>
          <table:table-cell table:formula="of:=[$'ScSp Time'.AN42]" office:value-type="float" office:value="0" calcext:value-type="float">
            <text:p>0.00</text:p>
          </table:table-cell>
          <table:table-cell table:formula="of:=[$'ScSp Time'.AV42]" office:value-type="float" office:value="0" calcext:value-type="float">
            <text:p>0.00</text:p>
          </table:table-cell>
          <table:table-cell table:formula="of:=[$'ScSp Time'.AW42]" office:value-type="float" office:value="0" calcext:value-type="float">
            <text:p>0.00</text:p>
          </table:table-cell>
          <table:table-cell table:formula="of:=[$'ScSp Time'.AX42]" office:value-type="float" office:value="0" calcext:value-type="float">
            <text:p>0.00</text:p>
          </table:table-cell>
          <table:table-cell table:formula="of:=[$'ScSp Time'.AY42]" office:value-type="float" office:value="0" calcext:value-type="float">
            <text:p>0.00</text:p>
          </table:table-cell>
          <table:table-cell table:formula="of:=[$'ScSp Time'.AZ42]" office:value-type="float" office:value="0" calcext:value-type="float">
            <text:p>0.00</text:p>
          </table:table-cell>
          <table:table-cell table:formula="of:=[$'ScSp Time'.BA4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ScSp Time'.I43]" office:value-type="float" office:value="0" calcext:value-type="float">
            <text:p>0.00</text:p>
          </table:table-cell>
          <table:table-cell table:formula="of:=[$'ScSp Time'.J43]" office:value-type="float" office:value="0" calcext:value-type="float">
            <text:p>0.00</text:p>
          </table:table-cell>
          <table:table-cell table:formula="of:=[$'ScSp Time'.K43]" office:value-type="float" office:value="0" calcext:value-type="float">
            <text:p>0.00</text:p>
          </table:table-cell>
          <table:table-cell table:formula="of:=[$'ScSp Time'.L43]" office:value-type="float" office:value="0" calcext:value-type="float">
            <text:p>0.00</text:p>
          </table:table-cell>
          <table:table-cell table:formula="of:=[$'ScSp Time'.M43]" office:value-type="float" office:value="0" calcext:value-type="float">
            <text:p>0.00</text:p>
          </table:table-cell>
          <table:table-cell table:formula="of:=[$'ScSp Time'.N43]" office:value-type="float" office:value="0" calcext:value-type="float">
            <text:p>0.00</text:p>
          </table:table-cell>
          <table:table-cell table:formula="of:=[$'ScSp Time'.V43]" office:value-type="float" office:value="0" calcext:value-type="float">
            <text:p>0.00</text:p>
          </table:table-cell>
          <table:table-cell table:formula="of:=[$'ScSp Time'.W43]" office:value-type="float" office:value="0" calcext:value-type="float">
            <text:p>0.00</text:p>
          </table:table-cell>
          <table:table-cell table:formula="of:=[$'ScSp Time'.X43]" office:value-type="float" office:value="0" calcext:value-type="float">
            <text:p>0.00</text:p>
          </table:table-cell>
          <table:table-cell table:formula="of:=[$'ScSp Time'.Y43]" office:value-type="float" office:value="0" calcext:value-type="float">
            <text:p>0.00</text:p>
          </table:table-cell>
          <table:table-cell table:formula="of:=[$'ScSp Time'.Z43]" office:value-type="float" office:value="0" calcext:value-type="float">
            <text:p>0.00</text:p>
          </table:table-cell>
          <table:table-cell table:formula="of:=[$'ScSp Time'.AA43]" office:value-type="float" office:value="0" calcext:value-type="float">
            <text:p>0.00</text:p>
          </table:table-cell>
          <table:table-cell table:formula="of:=[$'ScSp Time'.AI43]" office:value-type="float" office:value="0" calcext:value-type="float">
            <text:p>0.00</text:p>
          </table:table-cell>
          <table:table-cell table:formula="of:=[$'ScSp Time'.AJ43]" office:value-type="float" office:value="0" calcext:value-type="float">
            <text:p>0.00</text:p>
          </table:table-cell>
          <table:table-cell table:formula="of:=[$'ScSp Time'.AK43]" office:value-type="float" office:value="0" calcext:value-type="float">
            <text:p>0.00</text:p>
          </table:table-cell>
          <table:table-cell table:formula="of:=[$'ScSp Time'.AL43]" office:value-type="float" office:value="0" calcext:value-type="float">
            <text:p>0.00</text:p>
          </table:table-cell>
          <table:table-cell table:formula="of:=[$'ScSp Time'.AM43]" office:value-type="float" office:value="0" calcext:value-type="float">
            <text:p>0.00</text:p>
          </table:table-cell>
          <table:table-cell table:formula="of:=[$'ScSp Time'.AN43]" office:value-type="float" office:value="0" calcext:value-type="float">
            <text:p>0.00</text:p>
          </table:table-cell>
          <table:table-cell table:formula="of:=[$'ScSp Time'.AV43]" office:value-type="float" office:value="0" calcext:value-type="float">
            <text:p>0.00</text:p>
          </table:table-cell>
          <table:table-cell table:formula="of:=[$'ScSp Time'.AW43]" office:value-type="float" office:value="0" calcext:value-type="float">
            <text:p>0.00</text:p>
          </table:table-cell>
          <table:table-cell table:formula="of:=[$'ScSp Time'.AX43]" office:value-type="float" office:value="0" calcext:value-type="float">
            <text:p>0.00</text:p>
          </table:table-cell>
          <table:table-cell table:formula="of:=[$'ScSp Time'.AY43]" office:value-type="float" office:value="0" calcext:value-type="float">
            <text:p>0.00</text:p>
          </table:table-cell>
          <table:table-cell table:formula="of:=[$'ScSp Time'.AZ43]" office:value-type="float" office:value="0" calcext:value-type="float">
            <text:p>0.00</text:p>
          </table:table-cell>
          <table:table-cell table:formula="of:=[$'ScSp Time'.BA4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ScSp Time'.I44]" office:value-type="float" office:value="0" calcext:value-type="float">
            <text:p>0.00</text:p>
          </table:table-cell>
          <table:table-cell table:formula="of:=[$'ScSp Time'.J44]" office:value-type="float" office:value="0" calcext:value-type="float">
            <text:p>0.00</text:p>
          </table:table-cell>
          <table:table-cell table:formula="of:=[$'ScSp Time'.K44]" office:value-type="float" office:value="0" calcext:value-type="float">
            <text:p>0.00</text:p>
          </table:table-cell>
          <table:table-cell table:formula="of:=[$'ScSp Time'.L44]" office:value-type="float" office:value="0" calcext:value-type="float">
            <text:p>0.00</text:p>
          </table:table-cell>
          <table:table-cell table:formula="of:=[$'ScSp Time'.M44]" office:value-type="float" office:value="0" calcext:value-type="float">
            <text:p>0.00</text:p>
          </table:table-cell>
          <table:table-cell table:formula="of:=[$'ScSp Time'.N44]" office:value-type="float" office:value="0" calcext:value-type="float">
            <text:p>0.00</text:p>
          </table:table-cell>
          <table:table-cell table:formula="of:=[$'ScSp Time'.V44]" office:value-type="float" office:value="0" calcext:value-type="float">
            <text:p>0.00</text:p>
          </table:table-cell>
          <table:table-cell table:formula="of:=[$'ScSp Time'.W44]" office:value-type="float" office:value="0" calcext:value-type="float">
            <text:p>0.00</text:p>
          </table:table-cell>
          <table:table-cell table:formula="of:=[$'ScSp Time'.X44]" office:value-type="float" office:value="0" calcext:value-type="float">
            <text:p>0.00</text:p>
          </table:table-cell>
          <table:table-cell table:formula="of:=[$'ScSp Time'.Y44]" office:value-type="float" office:value="0" calcext:value-type="float">
            <text:p>0.00</text:p>
          </table:table-cell>
          <table:table-cell table:formula="of:=[$'ScSp Time'.Z44]" office:value-type="float" office:value="0" calcext:value-type="float">
            <text:p>0.00</text:p>
          </table:table-cell>
          <table:table-cell table:formula="of:=[$'ScSp Time'.AA44]" office:value-type="float" office:value="0" calcext:value-type="float">
            <text:p>0.00</text:p>
          </table:table-cell>
          <table:table-cell table:formula="of:=[$'ScSp Time'.AI44]" office:value-type="float" office:value="0" calcext:value-type="float">
            <text:p>0.00</text:p>
          </table:table-cell>
          <table:table-cell table:formula="of:=[$'ScSp Time'.AJ44]" office:value-type="float" office:value="0" calcext:value-type="float">
            <text:p>0.00</text:p>
          </table:table-cell>
          <table:table-cell table:formula="of:=[$'ScSp Time'.AK44]" office:value-type="float" office:value="0" calcext:value-type="float">
            <text:p>0.00</text:p>
          </table:table-cell>
          <table:table-cell table:formula="of:=[$'ScSp Time'.AL44]" office:value-type="float" office:value="0" calcext:value-type="float">
            <text:p>0.00</text:p>
          </table:table-cell>
          <table:table-cell table:formula="of:=[$'ScSp Time'.AM44]" office:value-type="float" office:value="0" calcext:value-type="float">
            <text:p>0.00</text:p>
          </table:table-cell>
          <table:table-cell table:formula="of:=[$'ScSp Time'.AN44]" office:value-type="float" office:value="0" calcext:value-type="float">
            <text:p>0.00</text:p>
          </table:table-cell>
          <table:table-cell table:formula="of:=[$'ScSp Time'.AV44]" office:value-type="float" office:value="0" calcext:value-type="float">
            <text:p>0.00</text:p>
          </table:table-cell>
          <table:table-cell table:formula="of:=[$'ScSp Time'.AW44]" office:value-type="float" office:value="0" calcext:value-type="float">
            <text:p>0.00</text:p>
          </table:table-cell>
          <table:table-cell table:formula="of:=[$'ScSp Time'.AX44]" office:value-type="float" office:value="0" calcext:value-type="float">
            <text:p>0.00</text:p>
          </table:table-cell>
          <table:table-cell table:formula="of:=[$'ScSp Time'.AY44]" office:value-type="float" office:value="0" calcext:value-type="float">
            <text:p>0.00</text:p>
          </table:table-cell>
          <table:table-cell table:formula="of:=[$'ScSp Time'.AZ44]" office:value-type="float" office:value="0" calcext:value-type="float">
            <text:p>0.00</text:p>
          </table:table-cell>
          <table:table-cell table:formula="of:=[$'ScSp Time'.BA4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ScSp Time'.I45]" office:value-type="float" office:value="0" calcext:value-type="float">
            <text:p>0.00</text:p>
          </table:table-cell>
          <table:table-cell table:formula="of:=[$'ScSp Time'.J45]" office:value-type="float" office:value="0" calcext:value-type="float">
            <text:p>0.00</text:p>
          </table:table-cell>
          <table:table-cell table:formula="of:=[$'ScSp Time'.K45]" office:value-type="float" office:value="0" calcext:value-type="float">
            <text:p>0.00</text:p>
          </table:table-cell>
          <table:table-cell table:formula="of:=[$'ScSp Time'.L45]" office:value-type="float" office:value="0" calcext:value-type="float">
            <text:p>0.00</text:p>
          </table:table-cell>
          <table:table-cell table:formula="of:=[$'ScSp Time'.M45]" office:value-type="float" office:value="0" calcext:value-type="float">
            <text:p>0.00</text:p>
          </table:table-cell>
          <table:table-cell table:formula="of:=[$'ScSp Time'.N45]" office:value-type="float" office:value="0" calcext:value-type="float">
            <text:p>0.00</text:p>
          </table:table-cell>
          <table:table-cell table:formula="of:=[$'ScSp Time'.V45]" office:value-type="float" office:value="0" calcext:value-type="float">
            <text:p>0.00</text:p>
          </table:table-cell>
          <table:table-cell table:formula="of:=[$'ScSp Time'.W45]" office:value-type="float" office:value="0" calcext:value-type="float">
            <text:p>0.00</text:p>
          </table:table-cell>
          <table:table-cell table:formula="of:=[$'ScSp Time'.X45]" office:value-type="float" office:value="0" calcext:value-type="float">
            <text:p>0.00</text:p>
          </table:table-cell>
          <table:table-cell table:formula="of:=[$'ScSp Time'.Y45]" office:value-type="float" office:value="0" calcext:value-type="float">
            <text:p>0.00</text:p>
          </table:table-cell>
          <table:table-cell table:formula="of:=[$'ScSp Time'.Z45]" office:value-type="float" office:value="0" calcext:value-type="float">
            <text:p>0.00</text:p>
          </table:table-cell>
          <table:table-cell table:formula="of:=[$'ScSp Time'.AA45]" office:value-type="float" office:value="0" calcext:value-type="float">
            <text:p>0.00</text:p>
          </table:table-cell>
          <table:table-cell table:formula="of:=[$'ScSp Time'.AI45]" office:value-type="float" office:value="0" calcext:value-type="float">
            <text:p>0.00</text:p>
          </table:table-cell>
          <table:table-cell table:formula="of:=[$'ScSp Time'.AJ45]" office:value-type="float" office:value="0" calcext:value-type="float">
            <text:p>0.00</text:p>
          </table:table-cell>
          <table:table-cell table:formula="of:=[$'ScSp Time'.AK45]" office:value-type="float" office:value="0" calcext:value-type="float">
            <text:p>0.00</text:p>
          </table:table-cell>
          <table:table-cell table:formula="of:=[$'ScSp Time'.AL45]" office:value-type="float" office:value="0" calcext:value-type="float">
            <text:p>0.00</text:p>
          </table:table-cell>
          <table:table-cell table:formula="of:=[$'ScSp Time'.AM45]" office:value-type="float" office:value="0" calcext:value-type="float">
            <text:p>0.00</text:p>
          </table:table-cell>
          <table:table-cell table:formula="of:=[$'ScSp Time'.AN45]" office:value-type="float" office:value="0" calcext:value-type="float">
            <text:p>0.00</text:p>
          </table:table-cell>
          <table:table-cell table:formula="of:=[$'ScSp Time'.AV45]" office:value-type="float" office:value="0" calcext:value-type="float">
            <text:p>0.00</text:p>
          </table:table-cell>
          <table:table-cell table:formula="of:=[$'ScSp Time'.AW45]" office:value-type="float" office:value="0" calcext:value-type="float">
            <text:p>0.00</text:p>
          </table:table-cell>
          <table:table-cell table:formula="of:=[$'ScSp Time'.AX45]" office:value-type="float" office:value="0" calcext:value-type="float">
            <text:p>0.00</text:p>
          </table:table-cell>
          <table:table-cell table:formula="of:=[$'ScSp Time'.AY45]" office:value-type="float" office:value="0" calcext:value-type="float">
            <text:p>0.00</text:p>
          </table:table-cell>
          <table:table-cell table:formula="of:=[$'ScSp Time'.AZ45]" office:value-type="float" office:value="0" calcext:value-type="float">
            <text:p>0.00</text:p>
          </table:table-cell>
          <table:table-cell table:formula="of:=[$'ScSp Time'.BA4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ScSp Time'.I46]" office:value-type="float" office:value="0" calcext:value-type="float">
            <text:p>0.00</text:p>
          </table:table-cell>
          <table:table-cell table:formula="of:=[$'ScSp Time'.J46]" office:value-type="float" office:value="0" calcext:value-type="float">
            <text:p>0.00</text:p>
          </table:table-cell>
          <table:table-cell table:formula="of:=[$'ScSp Time'.K46]" office:value-type="float" office:value="0" calcext:value-type="float">
            <text:p>0.00</text:p>
          </table:table-cell>
          <table:table-cell table:formula="of:=[$'ScSp Time'.L46]" office:value-type="float" office:value="0" calcext:value-type="float">
            <text:p>0.00</text:p>
          </table:table-cell>
          <table:table-cell table:formula="of:=[$'ScSp Time'.M46]" office:value-type="float" office:value="0" calcext:value-type="float">
            <text:p>0.00</text:p>
          </table:table-cell>
          <table:table-cell table:formula="of:=[$'ScSp Time'.N46]" office:value-type="float" office:value="0" calcext:value-type="float">
            <text:p>0.00</text:p>
          </table:table-cell>
          <table:table-cell table:formula="of:=[$'ScSp Time'.V46]" office:value-type="float" office:value="0" calcext:value-type="float">
            <text:p>0.00</text:p>
          </table:table-cell>
          <table:table-cell table:formula="of:=[$'ScSp Time'.W46]" office:value-type="float" office:value="0" calcext:value-type="float">
            <text:p>0.00</text:p>
          </table:table-cell>
          <table:table-cell table:formula="of:=[$'ScSp Time'.X46]" office:value-type="float" office:value="0" calcext:value-type="float">
            <text:p>0.00</text:p>
          </table:table-cell>
          <table:table-cell table:formula="of:=[$'ScSp Time'.Y46]" office:value-type="float" office:value="0" calcext:value-type="float">
            <text:p>0.00</text:p>
          </table:table-cell>
          <table:table-cell table:formula="of:=[$'ScSp Time'.Z46]" office:value-type="float" office:value="0" calcext:value-type="float">
            <text:p>0.00</text:p>
          </table:table-cell>
          <table:table-cell table:formula="of:=[$'ScSp Time'.AA46]" office:value-type="float" office:value="0" calcext:value-type="float">
            <text:p>0.00</text:p>
          </table:table-cell>
          <table:table-cell table:formula="of:=[$'ScSp Time'.AI46]" office:value-type="float" office:value="0" calcext:value-type="float">
            <text:p>0.00</text:p>
          </table:table-cell>
          <table:table-cell table:formula="of:=[$'ScSp Time'.AJ46]" office:value-type="float" office:value="0" calcext:value-type="float">
            <text:p>0.00</text:p>
          </table:table-cell>
          <table:table-cell table:formula="of:=[$'ScSp Time'.AK46]" office:value-type="float" office:value="0" calcext:value-type="float">
            <text:p>0.00</text:p>
          </table:table-cell>
          <table:table-cell table:formula="of:=[$'ScSp Time'.AL46]" office:value-type="float" office:value="0" calcext:value-type="float">
            <text:p>0.00</text:p>
          </table:table-cell>
          <table:table-cell table:formula="of:=[$'ScSp Time'.AM46]" office:value-type="float" office:value="0" calcext:value-type="float">
            <text:p>0.00</text:p>
          </table:table-cell>
          <table:table-cell table:formula="of:=[$'ScSp Time'.AN46]" office:value-type="float" office:value="0" calcext:value-type="float">
            <text:p>0.00</text:p>
          </table:table-cell>
          <table:table-cell table:formula="of:=[$'ScSp Time'.AV46]" office:value-type="float" office:value="0" calcext:value-type="float">
            <text:p>0.00</text:p>
          </table:table-cell>
          <table:table-cell table:formula="of:=[$'ScSp Time'.AW46]" office:value-type="float" office:value="0" calcext:value-type="float">
            <text:p>0.00</text:p>
          </table:table-cell>
          <table:table-cell table:formula="of:=[$'ScSp Time'.AX46]" office:value-type="float" office:value="0" calcext:value-type="float">
            <text:p>0.00</text:p>
          </table:table-cell>
          <table:table-cell table:formula="of:=[$'ScSp Time'.AY46]" office:value-type="float" office:value="0" calcext:value-type="float">
            <text:p>0.00</text:p>
          </table:table-cell>
          <table:table-cell table:formula="of:=[$'ScSp Time'.AZ46]" office:value-type="float" office:value="0" calcext:value-type="float">
            <text:p>0.00</text:p>
          </table:table-cell>
          <table:table-cell table:formula="of:=[$'ScSp Time'.BA4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ScSp Time'.I47]" office:value-type="float" office:value="0" calcext:value-type="float">
            <text:p>0.00</text:p>
          </table:table-cell>
          <table:table-cell table:formula="of:=[$'ScSp Time'.J47]" office:value-type="float" office:value="0" calcext:value-type="float">
            <text:p>0.00</text:p>
          </table:table-cell>
          <table:table-cell table:formula="of:=[$'ScSp Time'.K47]" office:value-type="float" office:value="0" calcext:value-type="float">
            <text:p>0.00</text:p>
          </table:table-cell>
          <table:table-cell table:formula="of:=[$'ScSp Time'.L47]" office:value-type="float" office:value="0" calcext:value-type="float">
            <text:p>0.00</text:p>
          </table:table-cell>
          <table:table-cell table:formula="of:=[$'ScSp Time'.M47]" office:value-type="float" office:value="0" calcext:value-type="float">
            <text:p>0.00</text:p>
          </table:table-cell>
          <table:table-cell table:formula="of:=[$'ScSp Time'.N47]" office:value-type="float" office:value="0" calcext:value-type="float">
            <text:p>0.00</text:p>
          </table:table-cell>
          <table:table-cell table:formula="of:=[$'ScSp Time'.V47]" office:value-type="float" office:value="0" calcext:value-type="float">
            <text:p>0.00</text:p>
          </table:table-cell>
          <table:table-cell table:formula="of:=[$'ScSp Time'.W47]" office:value-type="float" office:value="0" calcext:value-type="float">
            <text:p>0.00</text:p>
          </table:table-cell>
          <table:table-cell table:formula="of:=[$'ScSp Time'.X47]" office:value-type="float" office:value="0" calcext:value-type="float">
            <text:p>0.00</text:p>
          </table:table-cell>
          <table:table-cell table:formula="of:=[$'ScSp Time'.Y47]" office:value-type="float" office:value="0" calcext:value-type="float">
            <text:p>0.00</text:p>
          </table:table-cell>
          <table:table-cell table:formula="of:=[$'ScSp Time'.Z47]" office:value-type="float" office:value="0" calcext:value-type="float">
            <text:p>0.00</text:p>
          </table:table-cell>
          <table:table-cell table:formula="of:=[$'ScSp Time'.AA47]" office:value-type="float" office:value="0" calcext:value-type="float">
            <text:p>0.00</text:p>
          </table:table-cell>
          <table:table-cell table:formula="of:=[$'ScSp Time'.AI47]" office:value-type="float" office:value="0" calcext:value-type="float">
            <text:p>0.00</text:p>
          </table:table-cell>
          <table:table-cell table:formula="of:=[$'ScSp Time'.AJ47]" office:value-type="float" office:value="0" calcext:value-type="float">
            <text:p>0.00</text:p>
          </table:table-cell>
          <table:table-cell table:formula="of:=[$'ScSp Time'.AK47]" office:value-type="float" office:value="0" calcext:value-type="float">
            <text:p>0.00</text:p>
          </table:table-cell>
          <table:table-cell table:formula="of:=[$'ScSp Time'.AL47]" office:value-type="float" office:value="0" calcext:value-type="float">
            <text:p>0.00</text:p>
          </table:table-cell>
          <table:table-cell table:formula="of:=[$'ScSp Time'.AM47]" office:value-type="float" office:value="0" calcext:value-type="float">
            <text:p>0.00</text:p>
          </table:table-cell>
          <table:table-cell table:formula="of:=[$'ScSp Time'.AN47]" office:value-type="float" office:value="0" calcext:value-type="float">
            <text:p>0.00</text:p>
          </table:table-cell>
          <table:table-cell table:formula="of:=[$'ScSp Time'.AV47]" office:value-type="float" office:value="0" calcext:value-type="float">
            <text:p>0.00</text:p>
          </table:table-cell>
          <table:table-cell table:formula="of:=[$'ScSp Time'.AW47]" office:value-type="float" office:value="0" calcext:value-type="float">
            <text:p>0.00</text:p>
          </table:table-cell>
          <table:table-cell table:formula="of:=[$'ScSp Time'.AX47]" office:value-type="float" office:value="0" calcext:value-type="float">
            <text:p>0.00</text:p>
          </table:table-cell>
          <table:table-cell table:formula="of:=[$'ScSp Time'.AY47]" office:value-type="float" office:value="0" calcext:value-type="float">
            <text:p>0.00</text:p>
          </table:table-cell>
          <table:table-cell table:formula="of:=[$'ScSp Time'.AZ47]" office:value-type="float" office:value="0" calcext:value-type="float">
            <text:p>0.00</text:p>
          </table:table-cell>
          <table:table-cell table:formula="of:=[$'ScSp Time'.BA4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ScSp Time'.I48]" office:value-type="float" office:value="0" calcext:value-type="float">
            <text:p>0.00</text:p>
          </table:table-cell>
          <table:table-cell table:formula="of:=[$'ScSp Time'.J48]" office:value-type="float" office:value="0" calcext:value-type="float">
            <text:p>0.00</text:p>
          </table:table-cell>
          <table:table-cell table:formula="of:=[$'ScSp Time'.K48]" office:value-type="float" office:value="0" calcext:value-type="float">
            <text:p>0.00</text:p>
          </table:table-cell>
          <table:table-cell table:formula="of:=[$'ScSp Time'.L48]" office:value-type="float" office:value="0" calcext:value-type="float">
            <text:p>0.00</text:p>
          </table:table-cell>
          <table:table-cell table:formula="of:=[$'ScSp Time'.M48]" office:value-type="float" office:value="0" calcext:value-type="float">
            <text:p>0.00</text:p>
          </table:table-cell>
          <table:table-cell table:formula="of:=[$'ScSp Time'.N48]" office:value-type="float" office:value="0" calcext:value-type="float">
            <text:p>0.00</text:p>
          </table:table-cell>
          <table:table-cell table:formula="of:=[$'ScSp Time'.V48]" office:value-type="float" office:value="0" calcext:value-type="float">
            <text:p>0.00</text:p>
          </table:table-cell>
          <table:table-cell table:formula="of:=[$'ScSp Time'.W48]" office:value-type="float" office:value="0" calcext:value-type="float">
            <text:p>0.00</text:p>
          </table:table-cell>
          <table:table-cell table:formula="of:=[$'ScSp Time'.X48]" office:value-type="float" office:value="0" calcext:value-type="float">
            <text:p>0.00</text:p>
          </table:table-cell>
          <table:table-cell table:formula="of:=[$'ScSp Time'.Y48]" office:value-type="float" office:value="0" calcext:value-type="float">
            <text:p>0.00</text:p>
          </table:table-cell>
          <table:table-cell table:formula="of:=[$'ScSp Time'.Z48]" office:value-type="float" office:value="0" calcext:value-type="float">
            <text:p>0.00</text:p>
          </table:table-cell>
          <table:table-cell table:formula="of:=[$'ScSp Time'.AA48]" office:value-type="float" office:value="0" calcext:value-type="float">
            <text:p>0.00</text:p>
          </table:table-cell>
          <table:table-cell table:formula="of:=[$'ScSp Time'.AI48]" office:value-type="float" office:value="0" calcext:value-type="float">
            <text:p>0.00</text:p>
          </table:table-cell>
          <table:table-cell table:formula="of:=[$'ScSp Time'.AJ48]" office:value-type="float" office:value="0" calcext:value-type="float">
            <text:p>0.00</text:p>
          </table:table-cell>
          <table:table-cell table:formula="of:=[$'ScSp Time'.AK48]" office:value-type="float" office:value="0" calcext:value-type="float">
            <text:p>0.00</text:p>
          </table:table-cell>
          <table:table-cell table:formula="of:=[$'ScSp Time'.AL48]" office:value-type="float" office:value="0" calcext:value-type="float">
            <text:p>0.00</text:p>
          </table:table-cell>
          <table:table-cell table:formula="of:=[$'ScSp Time'.AM48]" office:value-type="float" office:value="0" calcext:value-type="float">
            <text:p>0.00</text:p>
          </table:table-cell>
          <table:table-cell table:formula="of:=[$'ScSp Time'.AN48]" office:value-type="float" office:value="0" calcext:value-type="float">
            <text:p>0.00</text:p>
          </table:table-cell>
          <table:table-cell table:formula="of:=[$'ScSp Time'.AV48]" office:value-type="float" office:value="0" calcext:value-type="float">
            <text:p>0.00</text:p>
          </table:table-cell>
          <table:table-cell table:formula="of:=[$'ScSp Time'.AW48]" office:value-type="float" office:value="0" calcext:value-type="float">
            <text:p>0.00</text:p>
          </table:table-cell>
          <table:table-cell table:formula="of:=[$'ScSp Time'.AX48]" office:value-type="float" office:value="0" calcext:value-type="float">
            <text:p>0.00</text:p>
          </table:table-cell>
          <table:table-cell table:formula="of:=[$'ScSp Time'.AY48]" office:value-type="float" office:value="0" calcext:value-type="float">
            <text:p>0.00</text:p>
          </table:table-cell>
          <table:table-cell table:formula="of:=[$'ScSp Time'.AZ48]" office:value-type="float" office:value="0" calcext:value-type="float">
            <text:p>0.00</text:p>
          </table:table-cell>
          <table:table-cell table:formula="of:=[$'ScSp Time'.BA4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ScSp Time'.I49]" office:value-type="float" office:value="0" calcext:value-type="float">
            <text:p>0.00</text:p>
          </table:table-cell>
          <table:table-cell table:formula="of:=[$'ScSp Time'.J49]" office:value-type="float" office:value="0" calcext:value-type="float">
            <text:p>0.00</text:p>
          </table:table-cell>
          <table:table-cell table:formula="of:=[$'ScSp Time'.K49]" office:value-type="float" office:value="0" calcext:value-type="float">
            <text:p>0.00</text:p>
          </table:table-cell>
          <table:table-cell table:formula="of:=[$'ScSp Time'.L49]" office:value-type="float" office:value="0" calcext:value-type="float">
            <text:p>0.00</text:p>
          </table:table-cell>
          <table:table-cell table:formula="of:=[$'ScSp Time'.M49]" office:value-type="float" office:value="0" calcext:value-type="float">
            <text:p>0.00</text:p>
          </table:table-cell>
          <table:table-cell table:formula="of:=[$'ScSp Time'.N49]" office:value-type="float" office:value="0" calcext:value-type="float">
            <text:p>0.00</text:p>
          </table:table-cell>
          <table:table-cell table:formula="of:=[$'ScSp Time'.V49]" office:value-type="float" office:value="0" calcext:value-type="float">
            <text:p>0.00</text:p>
          </table:table-cell>
          <table:table-cell table:formula="of:=[$'ScSp Time'.W49]" office:value-type="float" office:value="0" calcext:value-type="float">
            <text:p>0.00</text:p>
          </table:table-cell>
          <table:table-cell table:formula="of:=[$'ScSp Time'.X49]" office:value-type="float" office:value="0" calcext:value-type="float">
            <text:p>0.00</text:p>
          </table:table-cell>
          <table:table-cell table:formula="of:=[$'ScSp Time'.Y49]" office:value-type="float" office:value="0" calcext:value-type="float">
            <text:p>0.00</text:p>
          </table:table-cell>
          <table:table-cell table:formula="of:=[$'ScSp Time'.Z49]" office:value-type="float" office:value="0" calcext:value-type="float">
            <text:p>0.00</text:p>
          </table:table-cell>
          <table:table-cell table:formula="of:=[$'ScSp Time'.AA49]" office:value-type="float" office:value="0" calcext:value-type="float">
            <text:p>0.00</text:p>
          </table:table-cell>
          <table:table-cell table:formula="of:=[$'ScSp Time'.AI49]" office:value-type="float" office:value="0" calcext:value-type="float">
            <text:p>0.00</text:p>
          </table:table-cell>
          <table:table-cell table:formula="of:=[$'ScSp Time'.AJ49]" office:value-type="float" office:value="0" calcext:value-type="float">
            <text:p>0.00</text:p>
          </table:table-cell>
          <table:table-cell table:formula="of:=[$'ScSp Time'.AK49]" office:value-type="float" office:value="0" calcext:value-type="float">
            <text:p>0.00</text:p>
          </table:table-cell>
          <table:table-cell table:formula="of:=[$'ScSp Time'.AL49]" office:value-type="float" office:value="0" calcext:value-type="float">
            <text:p>0.00</text:p>
          </table:table-cell>
          <table:table-cell table:formula="of:=[$'ScSp Time'.AM49]" office:value-type="float" office:value="0" calcext:value-type="float">
            <text:p>0.00</text:p>
          </table:table-cell>
          <table:table-cell table:formula="of:=[$'ScSp Time'.AN49]" office:value-type="float" office:value="0" calcext:value-type="float">
            <text:p>0.00</text:p>
          </table:table-cell>
          <table:table-cell table:formula="of:=[$'ScSp Time'.AV49]" office:value-type="float" office:value="0" calcext:value-type="float">
            <text:p>0.00</text:p>
          </table:table-cell>
          <table:table-cell table:formula="of:=[$'ScSp Time'.AW49]" office:value-type="float" office:value="0" calcext:value-type="float">
            <text:p>0.00</text:p>
          </table:table-cell>
          <table:table-cell table:formula="of:=[$'ScSp Time'.AX49]" office:value-type="float" office:value="0" calcext:value-type="float">
            <text:p>0.00</text:p>
          </table:table-cell>
          <table:table-cell table:formula="of:=[$'ScSp Time'.AY49]" office:value-type="float" office:value="0" calcext:value-type="float">
            <text:p>0.00</text:p>
          </table:table-cell>
          <table:table-cell table:formula="of:=[$'ScSp Time'.AZ49]" office:value-type="float" office:value="0" calcext:value-type="float">
            <text:p>0.00</text:p>
          </table:table-cell>
          <table:table-cell table:formula="of:=[$'ScSp Time'.BA4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ScSp Time'.I50]" office:value-type="float" office:value="0" calcext:value-type="float">
            <text:p>0.00</text:p>
          </table:table-cell>
          <table:table-cell table:formula="of:=[$'ScSp Time'.J50]" office:value-type="float" office:value="0" calcext:value-type="float">
            <text:p>0.00</text:p>
          </table:table-cell>
          <table:table-cell table:formula="of:=[$'ScSp Time'.K50]" office:value-type="float" office:value="0" calcext:value-type="float">
            <text:p>0.00</text:p>
          </table:table-cell>
          <table:table-cell table:formula="of:=[$'ScSp Time'.L50]" office:value-type="float" office:value="0" calcext:value-type="float">
            <text:p>0.00</text:p>
          </table:table-cell>
          <table:table-cell table:formula="of:=[$'ScSp Time'.M50]" office:value-type="float" office:value="0" calcext:value-type="float">
            <text:p>0.00</text:p>
          </table:table-cell>
          <table:table-cell table:formula="of:=[$'ScSp Time'.N50]" office:value-type="float" office:value="0" calcext:value-type="float">
            <text:p>0.00</text:p>
          </table:table-cell>
          <table:table-cell table:formula="of:=[$'ScSp Time'.V50]" office:value-type="float" office:value="0" calcext:value-type="float">
            <text:p>0.00</text:p>
          </table:table-cell>
          <table:table-cell table:formula="of:=[$'ScSp Time'.W50]" office:value-type="float" office:value="0" calcext:value-type="float">
            <text:p>0.00</text:p>
          </table:table-cell>
          <table:table-cell table:formula="of:=[$'ScSp Time'.X50]" office:value-type="float" office:value="0" calcext:value-type="float">
            <text:p>0.00</text:p>
          </table:table-cell>
          <table:table-cell table:formula="of:=[$'ScSp Time'.Y50]" office:value-type="float" office:value="0" calcext:value-type="float">
            <text:p>0.00</text:p>
          </table:table-cell>
          <table:table-cell table:formula="of:=[$'ScSp Time'.Z50]" office:value-type="float" office:value="0" calcext:value-type="float">
            <text:p>0.00</text:p>
          </table:table-cell>
          <table:table-cell table:formula="of:=[$'ScSp Time'.AA50]" office:value-type="float" office:value="0" calcext:value-type="float">
            <text:p>0.00</text:p>
          </table:table-cell>
          <table:table-cell table:formula="of:=[$'ScSp Time'.AI50]" office:value-type="float" office:value="0" calcext:value-type="float">
            <text:p>0.00</text:p>
          </table:table-cell>
          <table:table-cell table:formula="of:=[$'ScSp Time'.AJ50]" office:value-type="float" office:value="0" calcext:value-type="float">
            <text:p>0.00</text:p>
          </table:table-cell>
          <table:table-cell table:formula="of:=[$'ScSp Time'.AK50]" office:value-type="float" office:value="0" calcext:value-type="float">
            <text:p>0.00</text:p>
          </table:table-cell>
          <table:table-cell table:formula="of:=[$'ScSp Time'.AL50]" office:value-type="float" office:value="0" calcext:value-type="float">
            <text:p>0.00</text:p>
          </table:table-cell>
          <table:table-cell table:formula="of:=[$'ScSp Time'.AM50]" office:value-type="float" office:value="0" calcext:value-type="float">
            <text:p>0.00</text:p>
          </table:table-cell>
          <table:table-cell table:formula="of:=[$'ScSp Time'.AN50]" office:value-type="float" office:value="0" calcext:value-type="float">
            <text:p>0.00</text:p>
          </table:table-cell>
          <table:table-cell table:formula="of:=[$'ScSp Time'.AV50]" office:value-type="float" office:value="0" calcext:value-type="float">
            <text:p>0.00</text:p>
          </table:table-cell>
          <table:table-cell table:formula="of:=[$'ScSp Time'.AW50]" office:value-type="float" office:value="0" calcext:value-type="float">
            <text:p>0.00</text:p>
          </table:table-cell>
          <table:table-cell table:formula="of:=[$'ScSp Time'.AX50]" office:value-type="float" office:value="0" calcext:value-type="float">
            <text:p>0.00</text:p>
          </table:table-cell>
          <table:table-cell table:formula="of:=[$'ScSp Time'.AY50]" office:value-type="float" office:value="0" calcext:value-type="float">
            <text:p>0.00</text:p>
          </table:table-cell>
          <table:table-cell table:formula="of:=[$'ScSp Time'.AZ50]" office:value-type="float" office:value="0" calcext:value-type="float">
            <text:p>0.00</text:p>
          </table:table-cell>
          <table:table-cell table:formula="of:=[$'ScSp Time'.BA5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ScSp Time'.I51]" office:value-type="float" office:value="0" calcext:value-type="float">
            <text:p>0.00</text:p>
          </table:table-cell>
          <table:table-cell table:formula="of:=[$'ScSp Time'.J51]" office:value-type="float" office:value="0" calcext:value-type="float">
            <text:p>0.00</text:p>
          </table:table-cell>
          <table:table-cell table:formula="of:=[$'ScSp Time'.K51]" office:value-type="float" office:value="0" calcext:value-type="float">
            <text:p>0.00</text:p>
          </table:table-cell>
          <table:table-cell table:formula="of:=[$'ScSp Time'.L51]" office:value-type="float" office:value="0" calcext:value-type="float">
            <text:p>0.00</text:p>
          </table:table-cell>
          <table:table-cell table:formula="of:=[$'ScSp Time'.M51]" office:value-type="float" office:value="0" calcext:value-type="float">
            <text:p>0.00</text:p>
          </table:table-cell>
          <table:table-cell table:formula="of:=[$'ScSp Time'.N51]" office:value-type="float" office:value="0" calcext:value-type="float">
            <text:p>0.00</text:p>
          </table:table-cell>
          <table:table-cell table:formula="of:=[$'ScSp Time'.V51]" office:value-type="float" office:value="0" calcext:value-type="float">
            <text:p>0.00</text:p>
          </table:table-cell>
          <table:table-cell table:formula="of:=[$'ScSp Time'.W51]" office:value-type="float" office:value="0" calcext:value-type="float">
            <text:p>0.00</text:p>
          </table:table-cell>
          <table:table-cell table:formula="of:=[$'ScSp Time'.X51]" office:value-type="float" office:value="0" calcext:value-type="float">
            <text:p>0.00</text:p>
          </table:table-cell>
          <table:table-cell table:formula="of:=[$'ScSp Time'.Y51]" office:value-type="float" office:value="0" calcext:value-type="float">
            <text:p>0.00</text:p>
          </table:table-cell>
          <table:table-cell table:formula="of:=[$'ScSp Time'.Z51]" office:value-type="float" office:value="0" calcext:value-type="float">
            <text:p>0.00</text:p>
          </table:table-cell>
          <table:table-cell table:formula="of:=[$'ScSp Time'.AA51]" office:value-type="float" office:value="0" calcext:value-type="float">
            <text:p>0.00</text:p>
          </table:table-cell>
          <table:table-cell table:formula="of:=[$'ScSp Time'.AI51]" office:value-type="float" office:value="0" calcext:value-type="float">
            <text:p>0.00</text:p>
          </table:table-cell>
          <table:table-cell table:formula="of:=[$'ScSp Time'.AJ51]" office:value-type="float" office:value="0" calcext:value-type="float">
            <text:p>0.00</text:p>
          </table:table-cell>
          <table:table-cell table:formula="of:=[$'ScSp Time'.AK51]" office:value-type="float" office:value="0" calcext:value-type="float">
            <text:p>0.00</text:p>
          </table:table-cell>
          <table:table-cell table:formula="of:=[$'ScSp Time'.AL51]" office:value-type="float" office:value="0" calcext:value-type="float">
            <text:p>0.00</text:p>
          </table:table-cell>
          <table:table-cell table:formula="of:=[$'ScSp Time'.AM51]" office:value-type="float" office:value="0" calcext:value-type="float">
            <text:p>0.00</text:p>
          </table:table-cell>
          <table:table-cell table:formula="of:=[$'ScSp Time'.AN51]" office:value-type="float" office:value="0" calcext:value-type="float">
            <text:p>0.00</text:p>
          </table:table-cell>
          <table:table-cell table:formula="of:=[$'ScSp Time'.AV51]" office:value-type="float" office:value="0" calcext:value-type="float">
            <text:p>0.00</text:p>
          </table:table-cell>
          <table:table-cell table:formula="of:=[$'ScSp Time'.AW51]" office:value-type="float" office:value="0" calcext:value-type="float">
            <text:p>0.00</text:p>
          </table:table-cell>
          <table:table-cell table:formula="of:=[$'ScSp Time'.AX51]" office:value-type="float" office:value="0" calcext:value-type="float">
            <text:p>0.00</text:p>
          </table:table-cell>
          <table:table-cell table:formula="of:=[$'ScSp Time'.AY51]" office:value-type="float" office:value="0" calcext:value-type="float">
            <text:p>0.00</text:p>
          </table:table-cell>
          <table:table-cell table:formula="of:=[$'ScSp Time'.AZ51]" office:value-type="float" office:value="0" calcext:value-type="float">
            <text:p>0.00</text:p>
          </table:table-cell>
          <table:table-cell table:formula="of:=[$'ScSp Time'.BA5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ScSp Time'.I52]" office:value-type="float" office:value="0" calcext:value-type="float">
            <text:p>0.00</text:p>
          </table:table-cell>
          <table:table-cell table:formula="of:=[$'ScSp Time'.J52]" office:value-type="float" office:value="0" calcext:value-type="float">
            <text:p>0.00</text:p>
          </table:table-cell>
          <table:table-cell table:formula="of:=[$'ScSp Time'.K52]" office:value-type="float" office:value="0" calcext:value-type="float">
            <text:p>0.00</text:p>
          </table:table-cell>
          <table:table-cell table:formula="of:=[$'ScSp Time'.L52]" office:value-type="float" office:value="0" calcext:value-type="float">
            <text:p>0.00</text:p>
          </table:table-cell>
          <table:table-cell table:formula="of:=[$'ScSp Time'.M52]" office:value-type="float" office:value="0" calcext:value-type="float">
            <text:p>0.00</text:p>
          </table:table-cell>
          <table:table-cell table:formula="of:=[$'ScSp Time'.N52]" office:value-type="float" office:value="0" calcext:value-type="float">
            <text:p>0.00</text:p>
          </table:table-cell>
          <table:table-cell table:formula="of:=[$'ScSp Time'.V52]" office:value-type="float" office:value="0" calcext:value-type="float">
            <text:p>0.00</text:p>
          </table:table-cell>
          <table:table-cell table:formula="of:=[$'ScSp Time'.W52]" office:value-type="float" office:value="0" calcext:value-type="float">
            <text:p>0.00</text:p>
          </table:table-cell>
          <table:table-cell table:formula="of:=[$'ScSp Time'.X52]" office:value-type="float" office:value="0" calcext:value-type="float">
            <text:p>0.00</text:p>
          </table:table-cell>
          <table:table-cell table:formula="of:=[$'ScSp Time'.Y52]" office:value-type="float" office:value="0" calcext:value-type="float">
            <text:p>0.00</text:p>
          </table:table-cell>
          <table:table-cell table:formula="of:=[$'ScSp Time'.Z52]" office:value-type="float" office:value="0" calcext:value-type="float">
            <text:p>0.00</text:p>
          </table:table-cell>
          <table:table-cell table:formula="of:=[$'ScSp Time'.AA52]" office:value-type="float" office:value="0" calcext:value-type="float">
            <text:p>0.00</text:p>
          </table:table-cell>
          <table:table-cell table:formula="of:=[$'ScSp Time'.AI52]" office:value-type="float" office:value="0" calcext:value-type="float">
            <text:p>0.00</text:p>
          </table:table-cell>
          <table:table-cell table:formula="of:=[$'ScSp Time'.AJ52]" office:value-type="float" office:value="0" calcext:value-type="float">
            <text:p>0.00</text:p>
          </table:table-cell>
          <table:table-cell table:formula="of:=[$'ScSp Time'.AK52]" office:value-type="float" office:value="0" calcext:value-type="float">
            <text:p>0.00</text:p>
          </table:table-cell>
          <table:table-cell table:formula="of:=[$'ScSp Time'.AL52]" office:value-type="float" office:value="0" calcext:value-type="float">
            <text:p>0.00</text:p>
          </table:table-cell>
          <table:table-cell table:formula="of:=[$'ScSp Time'.AM52]" office:value-type="float" office:value="0" calcext:value-type="float">
            <text:p>0.00</text:p>
          </table:table-cell>
          <table:table-cell table:formula="of:=[$'ScSp Time'.AN52]" office:value-type="float" office:value="0" calcext:value-type="float">
            <text:p>0.00</text:p>
          </table:table-cell>
          <table:table-cell table:formula="of:=[$'ScSp Time'.AV52]" office:value-type="float" office:value="0" calcext:value-type="float">
            <text:p>0.00</text:p>
          </table:table-cell>
          <table:table-cell table:formula="of:=[$'ScSp Time'.AW52]" office:value-type="float" office:value="0" calcext:value-type="float">
            <text:p>0.00</text:p>
          </table:table-cell>
          <table:table-cell table:formula="of:=[$'ScSp Time'.AX52]" office:value-type="float" office:value="0" calcext:value-type="float">
            <text:p>0.00</text:p>
          </table:table-cell>
          <table:table-cell table:formula="of:=[$'ScSp Time'.AY52]" office:value-type="float" office:value="0" calcext:value-type="float">
            <text:p>0.00</text:p>
          </table:table-cell>
          <table:table-cell table:formula="of:=[$'ScSp Time'.AZ52]" office:value-type="float" office:value="0" calcext:value-type="float">
            <text:p>0.00</text:p>
          </table:table-cell>
          <table:table-cell table:formula="of:=[$'ScSp Time'.BA5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ScSp Time'.I53]" office:value-type="float" office:value="0" calcext:value-type="float">
            <text:p>0.00</text:p>
          </table:table-cell>
          <table:table-cell table:formula="of:=[$'ScSp Time'.J53]" office:value-type="float" office:value="0" calcext:value-type="float">
            <text:p>0.00</text:p>
          </table:table-cell>
          <table:table-cell table:formula="of:=[$'ScSp Time'.K53]" office:value-type="float" office:value="0" calcext:value-type="float">
            <text:p>0.00</text:p>
          </table:table-cell>
          <table:table-cell table:formula="of:=[$'ScSp Time'.L53]" office:value-type="float" office:value="0" calcext:value-type="float">
            <text:p>0.00</text:p>
          </table:table-cell>
          <table:table-cell table:formula="of:=[$'ScSp Time'.M53]" office:value-type="float" office:value="0" calcext:value-type="float">
            <text:p>0.00</text:p>
          </table:table-cell>
          <table:table-cell table:formula="of:=[$'ScSp Time'.N53]" office:value-type="float" office:value="0" calcext:value-type="float">
            <text:p>0.00</text:p>
          </table:table-cell>
          <table:table-cell table:formula="of:=[$'ScSp Time'.V53]" office:value-type="float" office:value="0" calcext:value-type="float">
            <text:p>0.00</text:p>
          </table:table-cell>
          <table:table-cell table:formula="of:=[$'ScSp Time'.W53]" office:value-type="float" office:value="0" calcext:value-type="float">
            <text:p>0.00</text:p>
          </table:table-cell>
          <table:table-cell table:formula="of:=[$'ScSp Time'.X53]" office:value-type="float" office:value="0" calcext:value-type="float">
            <text:p>0.00</text:p>
          </table:table-cell>
          <table:table-cell table:formula="of:=[$'ScSp Time'.Y53]" office:value-type="float" office:value="0" calcext:value-type="float">
            <text:p>0.00</text:p>
          </table:table-cell>
          <table:table-cell table:formula="of:=[$'ScSp Time'.Z53]" office:value-type="float" office:value="0" calcext:value-type="float">
            <text:p>0.00</text:p>
          </table:table-cell>
          <table:table-cell table:formula="of:=[$'ScSp Time'.AA53]" office:value-type="float" office:value="0" calcext:value-type="float">
            <text:p>0.00</text:p>
          </table:table-cell>
          <table:table-cell table:formula="of:=[$'ScSp Time'.AI53]" office:value-type="float" office:value="0" calcext:value-type="float">
            <text:p>0.00</text:p>
          </table:table-cell>
          <table:table-cell table:formula="of:=[$'ScSp Time'.AJ53]" office:value-type="float" office:value="0" calcext:value-type="float">
            <text:p>0.00</text:p>
          </table:table-cell>
          <table:table-cell table:formula="of:=[$'ScSp Time'.AK53]" office:value-type="float" office:value="0" calcext:value-type="float">
            <text:p>0.00</text:p>
          </table:table-cell>
          <table:table-cell table:formula="of:=[$'ScSp Time'.AL53]" office:value-type="float" office:value="0" calcext:value-type="float">
            <text:p>0.00</text:p>
          </table:table-cell>
          <table:table-cell table:formula="of:=[$'ScSp Time'.AM53]" office:value-type="float" office:value="0" calcext:value-type="float">
            <text:p>0.00</text:p>
          </table:table-cell>
          <table:table-cell table:formula="of:=[$'ScSp Time'.AN53]" office:value-type="float" office:value="0" calcext:value-type="float">
            <text:p>0.00</text:p>
          </table:table-cell>
          <table:table-cell table:formula="of:=[$'ScSp Time'.AV53]" office:value-type="float" office:value="0" calcext:value-type="float">
            <text:p>0.00</text:p>
          </table:table-cell>
          <table:table-cell table:formula="of:=[$'ScSp Time'.AW53]" office:value-type="float" office:value="0" calcext:value-type="float">
            <text:p>0.00</text:p>
          </table:table-cell>
          <table:table-cell table:formula="of:=[$'ScSp Time'.AX53]" office:value-type="float" office:value="0" calcext:value-type="float">
            <text:p>0.00</text:p>
          </table:table-cell>
          <table:table-cell table:formula="of:=[$'ScSp Time'.AY53]" office:value-type="float" office:value="0" calcext:value-type="float">
            <text:p>0.00</text:p>
          </table:table-cell>
          <table:table-cell table:formula="of:=[$'ScSp Time'.AZ53]" office:value-type="float" office:value="0" calcext:value-type="float">
            <text:p>0.00</text:p>
          </table:table-cell>
          <table:table-cell table:formula="of:=[$'ScSp Time'.BA5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ScSp Time'.I54]" office:value-type="float" office:value="0" calcext:value-type="float">
            <text:p>0.00</text:p>
          </table:table-cell>
          <table:table-cell table:formula="of:=[$'ScSp Time'.J54]" office:value-type="float" office:value="0" calcext:value-type="float">
            <text:p>0.00</text:p>
          </table:table-cell>
          <table:table-cell table:formula="of:=[$'ScSp Time'.K54]" office:value-type="float" office:value="0" calcext:value-type="float">
            <text:p>0.00</text:p>
          </table:table-cell>
          <table:table-cell table:formula="of:=[$'ScSp Time'.L54]" office:value-type="float" office:value="0" calcext:value-type="float">
            <text:p>0.00</text:p>
          </table:table-cell>
          <table:table-cell table:formula="of:=[$'ScSp Time'.M54]" office:value-type="float" office:value="0" calcext:value-type="float">
            <text:p>0.00</text:p>
          </table:table-cell>
          <table:table-cell table:formula="of:=[$'ScSp Time'.N54]" office:value-type="float" office:value="0" calcext:value-type="float">
            <text:p>0.00</text:p>
          </table:table-cell>
          <table:table-cell table:formula="of:=[$'ScSp Time'.V54]" office:value-type="float" office:value="0" calcext:value-type="float">
            <text:p>0.00</text:p>
          </table:table-cell>
          <table:table-cell table:formula="of:=[$'ScSp Time'.W54]" office:value-type="float" office:value="0" calcext:value-type="float">
            <text:p>0.00</text:p>
          </table:table-cell>
          <table:table-cell table:formula="of:=[$'ScSp Time'.X54]" office:value-type="float" office:value="0" calcext:value-type="float">
            <text:p>0.00</text:p>
          </table:table-cell>
          <table:table-cell table:formula="of:=[$'ScSp Time'.Y54]" office:value-type="float" office:value="0" calcext:value-type="float">
            <text:p>0.00</text:p>
          </table:table-cell>
          <table:table-cell table:formula="of:=[$'ScSp Time'.Z54]" office:value-type="float" office:value="0" calcext:value-type="float">
            <text:p>0.00</text:p>
          </table:table-cell>
          <table:table-cell table:formula="of:=[$'ScSp Time'.AA54]" office:value-type="float" office:value="0" calcext:value-type="float">
            <text:p>0.00</text:p>
          </table:table-cell>
          <table:table-cell table:formula="of:=[$'ScSp Time'.AI54]" office:value-type="float" office:value="0" calcext:value-type="float">
            <text:p>0.00</text:p>
          </table:table-cell>
          <table:table-cell table:formula="of:=[$'ScSp Time'.AJ54]" office:value-type="float" office:value="0" calcext:value-type="float">
            <text:p>0.00</text:p>
          </table:table-cell>
          <table:table-cell table:formula="of:=[$'ScSp Time'.AK54]" office:value-type="float" office:value="0" calcext:value-type="float">
            <text:p>0.00</text:p>
          </table:table-cell>
          <table:table-cell table:formula="of:=[$'ScSp Time'.AL54]" office:value-type="float" office:value="0" calcext:value-type="float">
            <text:p>0.00</text:p>
          </table:table-cell>
          <table:table-cell table:formula="of:=[$'ScSp Time'.AM54]" office:value-type="float" office:value="0" calcext:value-type="float">
            <text:p>0.00</text:p>
          </table:table-cell>
          <table:table-cell table:formula="of:=[$'ScSp Time'.AN54]" office:value-type="float" office:value="0" calcext:value-type="float">
            <text:p>0.00</text:p>
          </table:table-cell>
          <table:table-cell table:formula="of:=[$'ScSp Time'.AV54]" office:value-type="float" office:value="0" calcext:value-type="float">
            <text:p>0.00</text:p>
          </table:table-cell>
          <table:table-cell table:formula="of:=[$'ScSp Time'.AW54]" office:value-type="float" office:value="0" calcext:value-type="float">
            <text:p>0.00</text:p>
          </table:table-cell>
          <table:table-cell table:formula="of:=[$'ScSp Time'.AX54]" office:value-type="float" office:value="0" calcext:value-type="float">
            <text:p>0.00</text:p>
          </table:table-cell>
          <table:table-cell table:formula="of:=[$'ScSp Time'.AY54]" office:value-type="float" office:value="0" calcext:value-type="float">
            <text:p>0.00</text:p>
          </table:table-cell>
          <table:table-cell table:formula="of:=[$'ScSp Time'.AZ54]" office:value-type="float" office:value="0" calcext:value-type="float">
            <text:p>0.00</text:p>
          </table:table-cell>
          <table:table-cell table:formula="of:=[$'ScSp Time'.BA5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ScSp Time'.I55]" office:value-type="float" office:value="0" calcext:value-type="float">
            <text:p>0.00</text:p>
          </table:table-cell>
          <table:table-cell table:formula="of:=[$'ScSp Time'.J55]" office:value-type="float" office:value="0" calcext:value-type="float">
            <text:p>0.00</text:p>
          </table:table-cell>
          <table:table-cell table:formula="of:=[$'ScSp Time'.K55]" office:value-type="float" office:value="0" calcext:value-type="float">
            <text:p>0.00</text:p>
          </table:table-cell>
          <table:table-cell table:formula="of:=[$'ScSp Time'.L55]" office:value-type="float" office:value="0" calcext:value-type="float">
            <text:p>0.00</text:p>
          </table:table-cell>
          <table:table-cell table:formula="of:=[$'ScSp Time'.M55]" office:value-type="float" office:value="0" calcext:value-type="float">
            <text:p>0.00</text:p>
          </table:table-cell>
          <table:table-cell table:formula="of:=[$'ScSp Time'.N55]" office:value-type="float" office:value="0" calcext:value-type="float">
            <text:p>0.00</text:p>
          </table:table-cell>
          <table:table-cell table:formula="of:=[$'ScSp Time'.V55]" office:value-type="float" office:value="0" calcext:value-type="float">
            <text:p>0.00</text:p>
          </table:table-cell>
          <table:table-cell table:formula="of:=[$'ScSp Time'.W55]" office:value-type="float" office:value="0" calcext:value-type="float">
            <text:p>0.00</text:p>
          </table:table-cell>
          <table:table-cell table:formula="of:=[$'ScSp Time'.X55]" office:value-type="float" office:value="0" calcext:value-type="float">
            <text:p>0.00</text:p>
          </table:table-cell>
          <table:table-cell table:formula="of:=[$'ScSp Time'.Y55]" office:value-type="float" office:value="0" calcext:value-type="float">
            <text:p>0.00</text:p>
          </table:table-cell>
          <table:table-cell table:formula="of:=[$'ScSp Time'.Z55]" office:value-type="float" office:value="0" calcext:value-type="float">
            <text:p>0.00</text:p>
          </table:table-cell>
          <table:table-cell table:formula="of:=[$'ScSp Time'.AA55]" office:value-type="float" office:value="0" calcext:value-type="float">
            <text:p>0.00</text:p>
          </table:table-cell>
          <table:table-cell table:formula="of:=[$'ScSp Time'.AI55]" office:value-type="float" office:value="0" calcext:value-type="float">
            <text:p>0.00</text:p>
          </table:table-cell>
          <table:table-cell table:formula="of:=[$'ScSp Time'.AJ55]" office:value-type="float" office:value="0" calcext:value-type="float">
            <text:p>0.00</text:p>
          </table:table-cell>
          <table:table-cell table:formula="of:=[$'ScSp Time'.AK55]" office:value-type="float" office:value="0" calcext:value-type="float">
            <text:p>0.00</text:p>
          </table:table-cell>
          <table:table-cell table:formula="of:=[$'ScSp Time'.AL55]" office:value-type="float" office:value="0" calcext:value-type="float">
            <text:p>0.00</text:p>
          </table:table-cell>
          <table:table-cell table:formula="of:=[$'ScSp Time'.AM55]" office:value-type="float" office:value="0" calcext:value-type="float">
            <text:p>0.00</text:p>
          </table:table-cell>
          <table:table-cell table:formula="of:=[$'ScSp Time'.AN55]" office:value-type="float" office:value="0" calcext:value-type="float">
            <text:p>0.00</text:p>
          </table:table-cell>
          <table:table-cell table:formula="of:=[$'ScSp Time'.AV55]" office:value-type="float" office:value="0" calcext:value-type="float">
            <text:p>0.00</text:p>
          </table:table-cell>
          <table:table-cell table:formula="of:=[$'ScSp Time'.AW55]" office:value-type="float" office:value="0" calcext:value-type="float">
            <text:p>0.00</text:p>
          </table:table-cell>
          <table:table-cell table:formula="of:=[$'ScSp Time'.AX55]" office:value-type="float" office:value="0" calcext:value-type="float">
            <text:p>0.00</text:p>
          </table:table-cell>
          <table:table-cell table:formula="of:=[$'ScSp Time'.AY55]" office:value-type="float" office:value="0" calcext:value-type="float">
            <text:p>0.00</text:p>
          </table:table-cell>
          <table:table-cell table:formula="of:=[$'ScSp Time'.AZ55]" office:value-type="float" office:value="0" calcext:value-type="float">
            <text:p>0.00</text:p>
          </table:table-cell>
          <table:table-cell table:formula="of:=[$'ScSp Time'.BA5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ScSp Time'.I56]" office:value-type="float" office:value="0" calcext:value-type="float">
            <text:p>0.00</text:p>
          </table:table-cell>
          <table:table-cell table:formula="of:=[$'ScSp Time'.J56]" office:value-type="float" office:value="0" calcext:value-type="float">
            <text:p>0.00</text:p>
          </table:table-cell>
          <table:table-cell table:formula="of:=[$'ScSp Time'.K56]" office:value-type="float" office:value="0" calcext:value-type="float">
            <text:p>0.00</text:p>
          </table:table-cell>
          <table:table-cell table:formula="of:=[$'ScSp Time'.L56]" office:value-type="float" office:value="0" calcext:value-type="float">
            <text:p>0.00</text:p>
          </table:table-cell>
          <table:table-cell table:formula="of:=[$'ScSp Time'.M56]" office:value-type="float" office:value="0" calcext:value-type="float">
            <text:p>0.00</text:p>
          </table:table-cell>
          <table:table-cell table:formula="of:=[$'ScSp Time'.N56]" office:value-type="float" office:value="0" calcext:value-type="float">
            <text:p>0.00</text:p>
          </table:table-cell>
          <table:table-cell table:formula="of:=[$'ScSp Time'.V56]" office:value-type="float" office:value="0" calcext:value-type="float">
            <text:p>0.00</text:p>
          </table:table-cell>
          <table:table-cell table:formula="of:=[$'ScSp Time'.W56]" office:value-type="float" office:value="0" calcext:value-type="float">
            <text:p>0.00</text:p>
          </table:table-cell>
          <table:table-cell table:formula="of:=[$'ScSp Time'.X56]" office:value-type="float" office:value="0" calcext:value-type="float">
            <text:p>0.00</text:p>
          </table:table-cell>
          <table:table-cell table:formula="of:=[$'ScSp Time'.Y56]" office:value-type="float" office:value="0" calcext:value-type="float">
            <text:p>0.00</text:p>
          </table:table-cell>
          <table:table-cell table:formula="of:=[$'ScSp Time'.Z56]" office:value-type="float" office:value="0" calcext:value-type="float">
            <text:p>0.00</text:p>
          </table:table-cell>
          <table:table-cell table:formula="of:=[$'ScSp Time'.AA56]" office:value-type="float" office:value="0" calcext:value-type="float">
            <text:p>0.00</text:p>
          </table:table-cell>
          <table:table-cell table:formula="of:=[$'ScSp Time'.AI56]" office:value-type="float" office:value="0" calcext:value-type="float">
            <text:p>0.00</text:p>
          </table:table-cell>
          <table:table-cell table:formula="of:=[$'ScSp Time'.AJ56]" office:value-type="float" office:value="0" calcext:value-type="float">
            <text:p>0.00</text:p>
          </table:table-cell>
          <table:table-cell table:formula="of:=[$'ScSp Time'.AK56]" office:value-type="float" office:value="0" calcext:value-type="float">
            <text:p>0.00</text:p>
          </table:table-cell>
          <table:table-cell table:formula="of:=[$'ScSp Time'.AL56]" office:value-type="float" office:value="0" calcext:value-type="float">
            <text:p>0.00</text:p>
          </table:table-cell>
          <table:table-cell table:formula="of:=[$'ScSp Time'.AM56]" office:value-type="float" office:value="0" calcext:value-type="float">
            <text:p>0.00</text:p>
          </table:table-cell>
          <table:table-cell table:formula="of:=[$'ScSp Time'.AN56]" office:value-type="float" office:value="0" calcext:value-type="float">
            <text:p>0.00</text:p>
          </table:table-cell>
          <table:table-cell table:formula="of:=[$'ScSp Time'.AV56]" office:value-type="float" office:value="0" calcext:value-type="float">
            <text:p>0.00</text:p>
          </table:table-cell>
          <table:table-cell table:formula="of:=[$'ScSp Time'.AW56]" office:value-type="float" office:value="0" calcext:value-type="float">
            <text:p>0.00</text:p>
          </table:table-cell>
          <table:table-cell table:formula="of:=[$'ScSp Time'.AX56]" office:value-type="float" office:value="0" calcext:value-type="float">
            <text:p>0.00</text:p>
          </table:table-cell>
          <table:table-cell table:formula="of:=[$'ScSp Time'.AY56]" office:value-type="float" office:value="0" calcext:value-type="float">
            <text:p>0.00</text:p>
          </table:table-cell>
          <table:table-cell table:formula="of:=[$'ScSp Time'.AZ56]" office:value-type="float" office:value="0" calcext:value-type="float">
            <text:p>0.00</text:p>
          </table:table-cell>
          <table:table-cell table:formula="of:=[$'ScSp Time'.BA5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ScSp Time'.I57]" office:value-type="float" office:value="0" calcext:value-type="float">
            <text:p>0.00</text:p>
          </table:table-cell>
          <table:table-cell table:formula="of:=[$'ScSp Time'.J57]" office:value-type="float" office:value="0" calcext:value-type="float">
            <text:p>0.00</text:p>
          </table:table-cell>
          <table:table-cell table:formula="of:=[$'ScSp Time'.K57]" office:value-type="float" office:value="0" calcext:value-type="float">
            <text:p>0.00</text:p>
          </table:table-cell>
          <table:table-cell table:formula="of:=[$'ScSp Time'.L57]" office:value-type="float" office:value="0" calcext:value-type="float">
            <text:p>0.00</text:p>
          </table:table-cell>
          <table:table-cell table:formula="of:=[$'ScSp Time'.M57]" office:value-type="float" office:value="0" calcext:value-type="float">
            <text:p>0.00</text:p>
          </table:table-cell>
          <table:table-cell table:formula="of:=[$'ScSp Time'.N57]" office:value-type="float" office:value="0" calcext:value-type="float">
            <text:p>0.00</text:p>
          </table:table-cell>
          <table:table-cell table:formula="of:=[$'ScSp Time'.V57]" office:value-type="float" office:value="0" calcext:value-type="float">
            <text:p>0.00</text:p>
          </table:table-cell>
          <table:table-cell table:formula="of:=[$'ScSp Time'.W57]" office:value-type="float" office:value="0" calcext:value-type="float">
            <text:p>0.00</text:p>
          </table:table-cell>
          <table:table-cell table:formula="of:=[$'ScSp Time'.X57]" office:value-type="float" office:value="0" calcext:value-type="float">
            <text:p>0.00</text:p>
          </table:table-cell>
          <table:table-cell table:formula="of:=[$'ScSp Time'.Y57]" office:value-type="float" office:value="0" calcext:value-type="float">
            <text:p>0.00</text:p>
          </table:table-cell>
          <table:table-cell table:formula="of:=[$'ScSp Time'.Z57]" office:value-type="float" office:value="0" calcext:value-type="float">
            <text:p>0.00</text:p>
          </table:table-cell>
          <table:table-cell table:formula="of:=[$'ScSp Time'.AA57]" office:value-type="float" office:value="0" calcext:value-type="float">
            <text:p>0.00</text:p>
          </table:table-cell>
          <table:table-cell table:formula="of:=[$'ScSp Time'.AI57]" office:value-type="float" office:value="0" calcext:value-type="float">
            <text:p>0.00</text:p>
          </table:table-cell>
          <table:table-cell table:formula="of:=[$'ScSp Time'.AJ57]" office:value-type="float" office:value="0" calcext:value-type="float">
            <text:p>0.00</text:p>
          </table:table-cell>
          <table:table-cell table:formula="of:=[$'ScSp Time'.AK57]" office:value-type="float" office:value="0" calcext:value-type="float">
            <text:p>0.00</text:p>
          </table:table-cell>
          <table:table-cell table:formula="of:=[$'ScSp Time'.AL57]" office:value-type="float" office:value="0" calcext:value-type="float">
            <text:p>0.00</text:p>
          </table:table-cell>
          <table:table-cell table:formula="of:=[$'ScSp Time'.AM57]" office:value-type="float" office:value="0" calcext:value-type="float">
            <text:p>0.00</text:p>
          </table:table-cell>
          <table:table-cell table:formula="of:=[$'ScSp Time'.AN57]" office:value-type="float" office:value="0" calcext:value-type="float">
            <text:p>0.00</text:p>
          </table:table-cell>
          <table:table-cell table:formula="of:=[$'ScSp Time'.AV57]" office:value-type="float" office:value="0" calcext:value-type="float">
            <text:p>0.00</text:p>
          </table:table-cell>
          <table:table-cell table:formula="of:=[$'ScSp Time'.AW57]" office:value-type="float" office:value="0" calcext:value-type="float">
            <text:p>0.00</text:p>
          </table:table-cell>
          <table:table-cell table:formula="of:=[$'ScSp Time'.AX57]" office:value-type="float" office:value="0" calcext:value-type="float">
            <text:p>0.00</text:p>
          </table:table-cell>
          <table:table-cell table:formula="of:=[$'ScSp Time'.AY57]" office:value-type="float" office:value="0" calcext:value-type="float">
            <text:p>0.00</text:p>
          </table:table-cell>
          <table:table-cell table:formula="of:=[$'ScSp Time'.AZ57]" office:value-type="float" office:value="0" calcext:value-type="float">
            <text:p>0.00</text:p>
          </table:table-cell>
          <table:table-cell table:formula="of:=[$'ScSp Time'.BA5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ScSp Time'.I58]" office:value-type="float" office:value="0" calcext:value-type="float">
            <text:p>0.00</text:p>
          </table:table-cell>
          <table:table-cell table:formula="of:=[$'ScSp Time'.J58]" office:value-type="float" office:value="0" calcext:value-type="float">
            <text:p>0.00</text:p>
          </table:table-cell>
          <table:table-cell table:formula="of:=[$'ScSp Time'.K58]" office:value-type="float" office:value="0" calcext:value-type="float">
            <text:p>0.00</text:p>
          </table:table-cell>
          <table:table-cell table:formula="of:=[$'ScSp Time'.L58]" office:value-type="float" office:value="0" calcext:value-type="float">
            <text:p>0.00</text:p>
          </table:table-cell>
          <table:table-cell table:formula="of:=[$'ScSp Time'.M58]" office:value-type="float" office:value="0" calcext:value-type="float">
            <text:p>0.00</text:p>
          </table:table-cell>
          <table:table-cell table:formula="of:=[$'ScSp Time'.N58]" office:value-type="float" office:value="0" calcext:value-type="float">
            <text:p>0.00</text:p>
          </table:table-cell>
          <table:table-cell table:formula="of:=[$'ScSp Time'.V58]" office:value-type="float" office:value="0" calcext:value-type="float">
            <text:p>0.00</text:p>
          </table:table-cell>
          <table:table-cell table:formula="of:=[$'ScSp Time'.W58]" office:value-type="float" office:value="0" calcext:value-type="float">
            <text:p>0.00</text:p>
          </table:table-cell>
          <table:table-cell table:formula="of:=[$'ScSp Time'.X58]" office:value-type="float" office:value="0" calcext:value-type="float">
            <text:p>0.00</text:p>
          </table:table-cell>
          <table:table-cell table:formula="of:=[$'ScSp Time'.Y58]" office:value-type="float" office:value="0" calcext:value-type="float">
            <text:p>0.00</text:p>
          </table:table-cell>
          <table:table-cell table:formula="of:=[$'ScSp Time'.Z58]" office:value-type="float" office:value="0" calcext:value-type="float">
            <text:p>0.00</text:p>
          </table:table-cell>
          <table:table-cell table:formula="of:=[$'ScSp Time'.AA58]" office:value-type="float" office:value="0" calcext:value-type="float">
            <text:p>0.00</text:p>
          </table:table-cell>
          <table:table-cell table:formula="of:=[$'ScSp Time'.AI58]" office:value-type="float" office:value="0" calcext:value-type="float">
            <text:p>0.00</text:p>
          </table:table-cell>
          <table:table-cell table:formula="of:=[$'ScSp Time'.AJ58]" office:value-type="float" office:value="0" calcext:value-type="float">
            <text:p>0.00</text:p>
          </table:table-cell>
          <table:table-cell table:formula="of:=[$'ScSp Time'.AK58]" office:value-type="float" office:value="0" calcext:value-type="float">
            <text:p>0.00</text:p>
          </table:table-cell>
          <table:table-cell table:formula="of:=[$'ScSp Time'.AL58]" office:value-type="float" office:value="0" calcext:value-type="float">
            <text:p>0.00</text:p>
          </table:table-cell>
          <table:table-cell table:formula="of:=[$'ScSp Time'.AM58]" office:value-type="float" office:value="0" calcext:value-type="float">
            <text:p>0.00</text:p>
          </table:table-cell>
          <table:table-cell table:formula="of:=[$'ScSp Time'.AN58]" office:value-type="float" office:value="0" calcext:value-type="float">
            <text:p>0.00</text:p>
          </table:table-cell>
          <table:table-cell table:formula="of:=[$'ScSp Time'.AV58]" office:value-type="float" office:value="0" calcext:value-type="float">
            <text:p>0.00</text:p>
          </table:table-cell>
          <table:table-cell table:formula="of:=[$'ScSp Time'.AW58]" office:value-type="float" office:value="0" calcext:value-type="float">
            <text:p>0.00</text:p>
          </table:table-cell>
          <table:table-cell table:formula="of:=[$'ScSp Time'.AX58]" office:value-type="float" office:value="0" calcext:value-type="float">
            <text:p>0.00</text:p>
          </table:table-cell>
          <table:table-cell table:formula="of:=[$'ScSp Time'.AY58]" office:value-type="float" office:value="0" calcext:value-type="float">
            <text:p>0.00</text:p>
          </table:table-cell>
          <table:table-cell table:formula="of:=[$'ScSp Time'.AZ58]" office:value-type="float" office:value="0" calcext:value-type="float">
            <text:p>0.00</text:p>
          </table:table-cell>
          <table:table-cell table:formula="of:=[$'ScSp Time'.BA5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ScSp Time'.I59]" office:value-type="float" office:value="0" calcext:value-type="float">
            <text:p>0.00</text:p>
          </table:table-cell>
          <table:table-cell table:formula="of:=[$'ScSp Time'.J59]" office:value-type="float" office:value="0" calcext:value-type="float">
            <text:p>0.00</text:p>
          </table:table-cell>
          <table:table-cell table:formula="of:=[$'ScSp Time'.K59]" office:value-type="float" office:value="0" calcext:value-type="float">
            <text:p>0.00</text:p>
          </table:table-cell>
          <table:table-cell table:formula="of:=[$'ScSp Time'.L59]" office:value-type="float" office:value="0" calcext:value-type="float">
            <text:p>0.00</text:p>
          </table:table-cell>
          <table:table-cell table:formula="of:=[$'ScSp Time'.M59]" office:value-type="float" office:value="0" calcext:value-type="float">
            <text:p>0.00</text:p>
          </table:table-cell>
          <table:table-cell table:formula="of:=[$'ScSp Time'.N59]" office:value-type="float" office:value="0" calcext:value-type="float">
            <text:p>0.00</text:p>
          </table:table-cell>
          <table:table-cell table:formula="of:=[$'ScSp Time'.V59]" office:value-type="float" office:value="0" calcext:value-type="float">
            <text:p>0.00</text:p>
          </table:table-cell>
          <table:table-cell table:formula="of:=[$'ScSp Time'.W59]" office:value-type="float" office:value="0" calcext:value-type="float">
            <text:p>0.00</text:p>
          </table:table-cell>
          <table:table-cell table:formula="of:=[$'ScSp Time'.X59]" office:value-type="float" office:value="0" calcext:value-type="float">
            <text:p>0.00</text:p>
          </table:table-cell>
          <table:table-cell table:formula="of:=[$'ScSp Time'.Y59]" office:value-type="float" office:value="0" calcext:value-type="float">
            <text:p>0.00</text:p>
          </table:table-cell>
          <table:table-cell table:formula="of:=[$'ScSp Time'.Z59]" office:value-type="float" office:value="0" calcext:value-type="float">
            <text:p>0.00</text:p>
          </table:table-cell>
          <table:table-cell table:formula="of:=[$'ScSp Time'.AA59]" office:value-type="float" office:value="0" calcext:value-type="float">
            <text:p>0.00</text:p>
          </table:table-cell>
          <table:table-cell table:formula="of:=[$'ScSp Time'.AI59]" office:value-type="float" office:value="0" calcext:value-type="float">
            <text:p>0.00</text:p>
          </table:table-cell>
          <table:table-cell table:formula="of:=[$'ScSp Time'.AJ59]" office:value-type="float" office:value="0" calcext:value-type="float">
            <text:p>0.00</text:p>
          </table:table-cell>
          <table:table-cell table:formula="of:=[$'ScSp Time'.AK59]" office:value-type="float" office:value="0" calcext:value-type="float">
            <text:p>0.00</text:p>
          </table:table-cell>
          <table:table-cell table:formula="of:=[$'ScSp Time'.AL59]" office:value-type="float" office:value="0" calcext:value-type="float">
            <text:p>0.00</text:p>
          </table:table-cell>
          <table:table-cell table:formula="of:=[$'ScSp Time'.AM59]" office:value-type="float" office:value="0" calcext:value-type="float">
            <text:p>0.00</text:p>
          </table:table-cell>
          <table:table-cell table:formula="of:=[$'ScSp Time'.AN59]" office:value-type="float" office:value="0" calcext:value-type="float">
            <text:p>0.00</text:p>
          </table:table-cell>
          <table:table-cell table:formula="of:=[$'ScSp Time'.AV59]" office:value-type="float" office:value="0" calcext:value-type="float">
            <text:p>0.00</text:p>
          </table:table-cell>
          <table:table-cell table:formula="of:=[$'ScSp Time'.AW59]" office:value-type="float" office:value="0" calcext:value-type="float">
            <text:p>0.00</text:p>
          </table:table-cell>
          <table:table-cell table:formula="of:=[$'ScSp Time'.AX59]" office:value-type="float" office:value="0" calcext:value-type="float">
            <text:p>0.00</text:p>
          </table:table-cell>
          <table:table-cell table:formula="of:=[$'ScSp Time'.AY59]" office:value-type="float" office:value="0" calcext:value-type="float">
            <text:p>0.00</text:p>
          </table:table-cell>
          <table:table-cell table:formula="of:=[$'ScSp Time'.AZ59]" office:value-type="float" office:value="0" calcext:value-type="float">
            <text:p>0.00</text:p>
          </table:table-cell>
          <table:table-cell table:formula="of:=[$'ScSp Time'.BA5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ScSp Time'.I60]" office:value-type="float" office:value="0" calcext:value-type="float">
            <text:p>0.00</text:p>
          </table:table-cell>
          <table:table-cell table:formula="of:=[$'ScSp Time'.J60]" office:value-type="float" office:value="0" calcext:value-type="float">
            <text:p>0.00</text:p>
          </table:table-cell>
          <table:table-cell table:formula="of:=[$'ScSp Time'.K60]" office:value-type="float" office:value="0" calcext:value-type="float">
            <text:p>0.00</text:p>
          </table:table-cell>
          <table:table-cell table:formula="of:=[$'ScSp Time'.L60]" office:value-type="float" office:value="0" calcext:value-type="float">
            <text:p>0.00</text:p>
          </table:table-cell>
          <table:table-cell table:formula="of:=[$'ScSp Time'.M60]" office:value-type="float" office:value="0" calcext:value-type="float">
            <text:p>0.00</text:p>
          </table:table-cell>
          <table:table-cell table:formula="of:=[$'ScSp Time'.N60]" office:value-type="float" office:value="0" calcext:value-type="float">
            <text:p>0.00</text:p>
          </table:table-cell>
          <table:table-cell table:formula="of:=[$'ScSp Time'.V60]" office:value-type="float" office:value="0" calcext:value-type="float">
            <text:p>0.00</text:p>
          </table:table-cell>
          <table:table-cell table:formula="of:=[$'ScSp Time'.W60]" office:value-type="float" office:value="0" calcext:value-type="float">
            <text:p>0.00</text:p>
          </table:table-cell>
          <table:table-cell table:formula="of:=[$'ScSp Time'.X60]" office:value-type="float" office:value="0" calcext:value-type="float">
            <text:p>0.00</text:p>
          </table:table-cell>
          <table:table-cell table:formula="of:=[$'ScSp Time'.Y60]" office:value-type="float" office:value="0" calcext:value-type="float">
            <text:p>0.00</text:p>
          </table:table-cell>
          <table:table-cell table:formula="of:=[$'ScSp Time'.Z60]" office:value-type="float" office:value="0" calcext:value-type="float">
            <text:p>0.00</text:p>
          </table:table-cell>
          <table:table-cell table:formula="of:=[$'ScSp Time'.AA60]" office:value-type="float" office:value="0" calcext:value-type="float">
            <text:p>0.00</text:p>
          </table:table-cell>
          <table:table-cell table:formula="of:=[$'ScSp Time'.AI60]" office:value-type="float" office:value="0" calcext:value-type="float">
            <text:p>0.00</text:p>
          </table:table-cell>
          <table:table-cell table:formula="of:=[$'ScSp Time'.AJ60]" office:value-type="float" office:value="0" calcext:value-type="float">
            <text:p>0.00</text:p>
          </table:table-cell>
          <table:table-cell table:formula="of:=[$'ScSp Time'.AK60]" office:value-type="float" office:value="0" calcext:value-type="float">
            <text:p>0.00</text:p>
          </table:table-cell>
          <table:table-cell table:formula="of:=[$'ScSp Time'.AL60]" office:value-type="float" office:value="0" calcext:value-type="float">
            <text:p>0.00</text:p>
          </table:table-cell>
          <table:table-cell table:formula="of:=[$'ScSp Time'.AM60]" office:value-type="float" office:value="0" calcext:value-type="float">
            <text:p>0.00</text:p>
          </table:table-cell>
          <table:table-cell table:formula="of:=[$'ScSp Time'.AN60]" office:value-type="float" office:value="0" calcext:value-type="float">
            <text:p>0.00</text:p>
          </table:table-cell>
          <table:table-cell table:formula="of:=[$'ScSp Time'.AV60]" office:value-type="float" office:value="0" calcext:value-type="float">
            <text:p>0.00</text:p>
          </table:table-cell>
          <table:table-cell table:formula="of:=[$'ScSp Time'.AW60]" office:value-type="float" office:value="0" calcext:value-type="float">
            <text:p>0.00</text:p>
          </table:table-cell>
          <table:table-cell table:formula="of:=[$'ScSp Time'.AX60]" office:value-type="float" office:value="0" calcext:value-type="float">
            <text:p>0.00</text:p>
          </table:table-cell>
          <table:table-cell table:formula="of:=[$'ScSp Time'.AY60]" office:value-type="float" office:value="0" calcext:value-type="float">
            <text:p>0.00</text:p>
          </table:table-cell>
          <table:table-cell table:formula="of:=[$'ScSp Time'.AZ60]" office:value-type="float" office:value="0" calcext:value-type="float">
            <text:p>0.00</text:p>
          </table:table-cell>
          <table:table-cell table:formula="of:=[$'ScSp Time'.BA6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ScSp Time'.I61]" office:value-type="float" office:value="0" calcext:value-type="float">
            <text:p>0.00</text:p>
          </table:table-cell>
          <table:table-cell table:formula="of:=[$'ScSp Time'.J61]" office:value-type="float" office:value="0" calcext:value-type="float">
            <text:p>0.00</text:p>
          </table:table-cell>
          <table:table-cell table:formula="of:=[$'ScSp Time'.K61]" office:value-type="float" office:value="0" calcext:value-type="float">
            <text:p>0.00</text:p>
          </table:table-cell>
          <table:table-cell table:formula="of:=[$'ScSp Time'.L61]" office:value-type="float" office:value="0" calcext:value-type="float">
            <text:p>0.00</text:p>
          </table:table-cell>
          <table:table-cell table:formula="of:=[$'ScSp Time'.M61]" office:value-type="float" office:value="0" calcext:value-type="float">
            <text:p>0.00</text:p>
          </table:table-cell>
          <table:table-cell table:formula="of:=[$'ScSp Time'.N61]" office:value-type="float" office:value="0" calcext:value-type="float">
            <text:p>0.00</text:p>
          </table:table-cell>
          <table:table-cell table:formula="of:=[$'ScSp Time'.V61]" office:value-type="float" office:value="0" calcext:value-type="float">
            <text:p>0.00</text:p>
          </table:table-cell>
          <table:table-cell table:formula="of:=[$'ScSp Time'.W61]" office:value-type="float" office:value="0" calcext:value-type="float">
            <text:p>0.00</text:p>
          </table:table-cell>
          <table:table-cell table:formula="of:=[$'ScSp Time'.X61]" office:value-type="float" office:value="0" calcext:value-type="float">
            <text:p>0.00</text:p>
          </table:table-cell>
          <table:table-cell table:formula="of:=[$'ScSp Time'.Y61]" office:value-type="float" office:value="0" calcext:value-type="float">
            <text:p>0.00</text:p>
          </table:table-cell>
          <table:table-cell table:formula="of:=[$'ScSp Time'.Z61]" office:value-type="float" office:value="0" calcext:value-type="float">
            <text:p>0.00</text:p>
          </table:table-cell>
          <table:table-cell table:formula="of:=[$'ScSp Time'.AA61]" office:value-type="float" office:value="0" calcext:value-type="float">
            <text:p>0.00</text:p>
          </table:table-cell>
          <table:table-cell table:formula="of:=[$'ScSp Time'.AI61]" office:value-type="float" office:value="0" calcext:value-type="float">
            <text:p>0.00</text:p>
          </table:table-cell>
          <table:table-cell table:formula="of:=[$'ScSp Time'.AJ61]" office:value-type="float" office:value="0" calcext:value-type="float">
            <text:p>0.00</text:p>
          </table:table-cell>
          <table:table-cell table:formula="of:=[$'ScSp Time'.AK61]" office:value-type="float" office:value="0" calcext:value-type="float">
            <text:p>0.00</text:p>
          </table:table-cell>
          <table:table-cell table:formula="of:=[$'ScSp Time'.AL61]" office:value-type="float" office:value="0" calcext:value-type="float">
            <text:p>0.00</text:p>
          </table:table-cell>
          <table:table-cell table:formula="of:=[$'ScSp Time'.AM61]" office:value-type="float" office:value="0" calcext:value-type="float">
            <text:p>0.00</text:p>
          </table:table-cell>
          <table:table-cell table:formula="of:=[$'ScSp Time'.AN61]" office:value-type="float" office:value="0" calcext:value-type="float">
            <text:p>0.00</text:p>
          </table:table-cell>
          <table:table-cell table:formula="of:=[$'ScSp Time'.AV61]" office:value-type="float" office:value="0" calcext:value-type="float">
            <text:p>0.00</text:p>
          </table:table-cell>
          <table:table-cell table:formula="of:=[$'ScSp Time'.AW61]" office:value-type="float" office:value="0" calcext:value-type="float">
            <text:p>0.00</text:p>
          </table:table-cell>
          <table:table-cell table:formula="of:=[$'ScSp Time'.AX61]" office:value-type="float" office:value="0" calcext:value-type="float">
            <text:p>0.00</text:p>
          </table:table-cell>
          <table:table-cell table:formula="of:=[$'ScSp Time'.AY61]" office:value-type="float" office:value="0" calcext:value-type="float">
            <text:p>0.00</text:p>
          </table:table-cell>
          <table:table-cell table:formula="of:=[$'ScSp Time'.AZ61]" office:value-type="float" office:value="0" calcext:value-type="float">
            <text:p>0.00</text:p>
          </table:table-cell>
          <table:table-cell table:formula="of:=[$'ScSp Time'.BA6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ScSp Time'.I62]" office:value-type="float" office:value="0" calcext:value-type="float">
            <text:p>0.00</text:p>
          </table:table-cell>
          <table:table-cell table:formula="of:=[$'ScSp Time'.J62]" office:value-type="float" office:value="0" calcext:value-type="float">
            <text:p>0.00</text:p>
          </table:table-cell>
          <table:table-cell table:formula="of:=[$'ScSp Time'.K62]" office:value-type="float" office:value="0" calcext:value-type="float">
            <text:p>0.00</text:p>
          </table:table-cell>
          <table:table-cell table:formula="of:=[$'ScSp Time'.L62]" office:value-type="float" office:value="0" calcext:value-type="float">
            <text:p>0.00</text:p>
          </table:table-cell>
          <table:table-cell table:formula="of:=[$'ScSp Time'.M62]" office:value-type="float" office:value="0" calcext:value-type="float">
            <text:p>0.00</text:p>
          </table:table-cell>
          <table:table-cell table:formula="of:=[$'ScSp Time'.N62]" office:value-type="float" office:value="0" calcext:value-type="float">
            <text:p>0.00</text:p>
          </table:table-cell>
          <table:table-cell table:formula="of:=[$'ScSp Time'.V62]" office:value-type="float" office:value="0" calcext:value-type="float">
            <text:p>0.00</text:p>
          </table:table-cell>
          <table:table-cell table:formula="of:=[$'ScSp Time'.W62]" office:value-type="float" office:value="0" calcext:value-type="float">
            <text:p>0.00</text:p>
          </table:table-cell>
          <table:table-cell table:formula="of:=[$'ScSp Time'.X62]" office:value-type="float" office:value="0" calcext:value-type="float">
            <text:p>0.00</text:p>
          </table:table-cell>
          <table:table-cell table:formula="of:=[$'ScSp Time'.Y62]" office:value-type="float" office:value="0" calcext:value-type="float">
            <text:p>0.00</text:p>
          </table:table-cell>
          <table:table-cell table:formula="of:=[$'ScSp Time'.Z62]" office:value-type="float" office:value="0" calcext:value-type="float">
            <text:p>0.00</text:p>
          </table:table-cell>
          <table:table-cell table:formula="of:=[$'ScSp Time'.AA62]" office:value-type="float" office:value="0" calcext:value-type="float">
            <text:p>0.00</text:p>
          </table:table-cell>
          <table:table-cell table:formula="of:=[$'ScSp Time'.AI62]" office:value-type="float" office:value="0" calcext:value-type="float">
            <text:p>0.00</text:p>
          </table:table-cell>
          <table:table-cell table:formula="of:=[$'ScSp Time'.AJ62]" office:value-type="float" office:value="0" calcext:value-type="float">
            <text:p>0.00</text:p>
          </table:table-cell>
          <table:table-cell table:formula="of:=[$'ScSp Time'.AK62]" office:value-type="float" office:value="0" calcext:value-type="float">
            <text:p>0.00</text:p>
          </table:table-cell>
          <table:table-cell table:formula="of:=[$'ScSp Time'.AL62]" office:value-type="float" office:value="0" calcext:value-type="float">
            <text:p>0.00</text:p>
          </table:table-cell>
          <table:table-cell table:formula="of:=[$'ScSp Time'.AM62]" office:value-type="float" office:value="0" calcext:value-type="float">
            <text:p>0.00</text:p>
          </table:table-cell>
          <table:table-cell table:formula="of:=[$'ScSp Time'.AN62]" office:value-type="float" office:value="0" calcext:value-type="float">
            <text:p>0.00</text:p>
          </table:table-cell>
          <table:table-cell table:formula="of:=[$'ScSp Time'.AV62]" office:value-type="float" office:value="0" calcext:value-type="float">
            <text:p>0.00</text:p>
          </table:table-cell>
          <table:table-cell table:formula="of:=[$'ScSp Time'.AW62]" office:value-type="float" office:value="0" calcext:value-type="float">
            <text:p>0.00</text:p>
          </table:table-cell>
          <table:table-cell table:formula="of:=[$'ScSp Time'.AX62]" office:value-type="float" office:value="0" calcext:value-type="float">
            <text:p>0.00</text:p>
          </table:table-cell>
          <table:table-cell table:formula="of:=[$'ScSp Time'.AY62]" office:value-type="float" office:value="0" calcext:value-type="float">
            <text:p>0.00</text:p>
          </table:table-cell>
          <table:table-cell table:formula="of:=[$'ScSp Time'.AZ62]" office:value-type="float" office:value="0" calcext:value-type="float">
            <text:p>0.00</text:p>
          </table:table-cell>
          <table:table-cell table:formula="of:=[$'ScSp Time'.BA62]" office:value-type="float" office:value="0" calcext:value-type="float">
            <text:p>0.00</text:p>
          </table:table-cell>
        </table:table-row>
        <table:table-row table:style-name="ro2">
          <table:table-cell table:style-name="ce49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37" table:formula="of:=AVERAGE([.B4:.B13])" office:value-type="float" office:value="0" calcext:value-type="float">
            <text:p>0.00</text:p>
          </table:table-cell>
          <table:table-cell table:style-name="ce37" table:formula="of:=AVERAGE([.C4:.C13])" office:value-type="float" office:value="0" calcext:value-type="float">
            <text:p>0.00</text:p>
          </table:table-cell>
          <table:table-cell table:style-name="ce37" table:formula="of:=AVERAGE([.D4:.D13])" office:value-type="float" office:value="0" calcext:value-type="float">
            <text:p>0.00</text:p>
          </table:table-cell>
          <table:table-cell table:style-name="ce37" table:formula="of:=AVERAGE([.E4:.E13])" office:value-type="float" office:value="0" calcext:value-type="float">
            <text:p>0.00</text:p>
          </table:table-cell>
          <table:table-cell table:style-name="ce37" table:formula="of:=AVERAGE([.F4:.F13])" office:value-type="float" office:value="0" calcext:value-type="float">
            <text:p>0.00</text:p>
          </table:table-cell>
          <table:table-cell table:style-name="ce37" table:formula="of:=AVERAGE([.G4:.G13])" office:value-type="float" office:value="0" calcext:value-type="float">
            <text:p>0.00</text:p>
          </table:table-cell>
          <table:table-cell table:style-name="ce37" table:formula="of:=AVERAGE([.H4:.H13])" office:value-type="float" office:value="0" calcext:value-type="float">
            <text:p>0.00</text:p>
          </table:table-cell>
          <table:table-cell table:style-name="ce37" table:formula="of:=AVERAGE([.I4:.I13])" office:value-type="float" office:value="0" calcext:value-type="float">
            <text:p>0.00</text:p>
          </table:table-cell>
          <table:table-cell table:style-name="ce37" table:formula="of:=AVERAGE([.J4:.J13])" office:value-type="float" office:value="0" calcext:value-type="float">
            <text:p>0.00</text:p>
          </table:table-cell>
          <table:table-cell table:style-name="ce37" table:formula="of:=AVERAGE([.K4:.K13])" office:value-type="float" office:value="0" calcext:value-type="float">
            <text:p>0.00</text:p>
          </table:table-cell>
          <table:table-cell table:style-name="ce37" table:formula="of:=AVERAGE([.L4:.L13])" office:value-type="float" office:value="0" calcext:value-type="float">
            <text:p>0.00</text:p>
          </table:table-cell>
          <table:table-cell table:style-name="ce37" table:formula="of:=AVERAGE([.M4:.M13])" office:value-type="float" office:value="0" calcext:value-type="float">
            <text:p>0.00</text:p>
          </table:table-cell>
          <table:table-cell table:style-name="ce37" table:formula="of:=AVERAGE([.N4:.N13])" office:value-type="float" office:value="0" calcext:value-type="float">
            <text:p>0.00</text:p>
          </table:table-cell>
          <table:table-cell table:style-name="ce37" table:formula="of:=AVERAGE([.O4:.O13])" office:value-type="float" office:value="0" calcext:value-type="float">
            <text:p>0.00</text:p>
          </table:table-cell>
          <table:table-cell table:style-name="ce37" table:formula="of:=AVERAGE([.P4:.P13])" office:value-type="float" office:value="0" calcext:value-type="float">
            <text:p>0.00</text:p>
          </table:table-cell>
          <table:table-cell table:style-name="ce37" table:formula="of:=AVERAGE([.Q4:.Q13])" office:value-type="float" office:value="0" calcext:value-type="float">
            <text:p>0.00</text:p>
          </table:table-cell>
          <table:table-cell table:style-name="ce37" table:formula="of:=AVERAGE([.R4:.R13])" office:value-type="float" office:value="0" calcext:value-type="float">
            <text:p>0.00</text:p>
          </table:table-cell>
          <table:table-cell table:style-name="ce37" table:formula="of:=AVERAGE([.S4:.S13])" office:value-type="float" office:value="0" calcext:value-type="float">
            <text:p>0.00</text:p>
          </table:table-cell>
          <table:table-cell table:style-name="ce37" table:formula="of:=AVERAGE([.T4:.T13])" office:value-type="float" office:value="0" calcext:value-type="float">
            <text:p>0.00</text:p>
          </table:table-cell>
          <table:table-cell table:style-name="ce37" table:formula="of:=AVERAGE([.U4:.U13])" office:value-type="float" office:value="0" calcext:value-type="float">
            <text:p>0.00</text:p>
          </table:table-cell>
          <table:table-cell table:style-name="ce37" table:formula="of:=AVERAGE([.V4:.V13])" office:value-type="float" office:value="0" calcext:value-type="float">
            <text:p>0.00</text:p>
          </table:table-cell>
          <table:table-cell table:style-name="ce37" table:formula="of:=AVERAGE([.W4:.W13])" office:value-type="float" office:value="0" calcext:value-type="float">
            <text:p>0.00</text:p>
          </table:table-cell>
          <table:table-cell table:style-name="ce37" table:formula="of:=AVERAGE([.X4:.X13])" office:value-type="float" office:value="0" calcext:value-type="float">
            <text:p>0.00</text:p>
          </table:table-cell>
          <table:table-cell table:style-name="ce37" table:formula="of:=AVERAGE([.Y4:.Y1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37" table:formula="of:=AVERAGE([.B14:.B23])" office:value-type="float" office:value="0" calcext:value-type="float">
            <text:p>0.00</text:p>
          </table:table-cell>
          <table:table-cell table:style-name="ce37" table:formula="of:=AVERAGE([.C14:.C23])" office:value-type="float" office:value="0" calcext:value-type="float">
            <text:p>0.00</text:p>
          </table:table-cell>
          <table:table-cell table:style-name="ce37" table:formula="of:=AVERAGE([.D14:.D23])" office:value-type="float" office:value="0" calcext:value-type="float">
            <text:p>0.00</text:p>
          </table:table-cell>
          <table:table-cell table:style-name="ce37" table:formula="of:=AVERAGE([.E14:.E23])" office:value-type="float" office:value="0" calcext:value-type="float">
            <text:p>0.00</text:p>
          </table:table-cell>
          <table:table-cell table:style-name="ce37" table:formula="of:=AVERAGE([.F14:.F23])" office:value-type="float" office:value="0" calcext:value-type="float">
            <text:p>0.00</text:p>
          </table:table-cell>
          <table:table-cell table:style-name="ce37" table:formula="of:=AVERAGE([.G14:.G23])" office:value-type="float" office:value="0" calcext:value-type="float">
            <text:p>0.00</text:p>
          </table:table-cell>
          <table:table-cell table:style-name="ce37" table:formula="of:=AVERAGE([.H14:.H23])" office:value-type="float" office:value="0" calcext:value-type="float">
            <text:p>0.00</text:p>
          </table:table-cell>
          <table:table-cell table:style-name="ce37" table:formula="of:=AVERAGE([.I14:.I23])" office:value-type="float" office:value="0" calcext:value-type="float">
            <text:p>0.00</text:p>
          </table:table-cell>
          <table:table-cell table:style-name="ce37" table:formula="of:=AVERAGE([.J14:.J23])" office:value-type="float" office:value="0" calcext:value-type="float">
            <text:p>0.00</text:p>
          </table:table-cell>
          <table:table-cell table:style-name="ce37" table:formula="of:=AVERAGE([.K14:.K23])" office:value-type="float" office:value="0" calcext:value-type="float">
            <text:p>0.00</text:p>
          </table:table-cell>
          <table:table-cell table:style-name="ce37" table:formula="of:=AVERAGE([.L14:.L23])" office:value-type="float" office:value="0" calcext:value-type="float">
            <text:p>0.00</text:p>
          </table:table-cell>
          <table:table-cell table:style-name="ce37" table:formula="of:=AVERAGE([.M14:.M23])" office:value-type="float" office:value="0" calcext:value-type="float">
            <text:p>0.00</text:p>
          </table:table-cell>
          <table:table-cell table:style-name="ce37" table:formula="of:=AVERAGE([.N14:.N23])" office:value-type="float" office:value="0" calcext:value-type="float">
            <text:p>0.00</text:p>
          </table:table-cell>
          <table:table-cell table:style-name="ce37" table:formula="of:=AVERAGE([.O14:.O23])" office:value-type="float" office:value="0" calcext:value-type="float">
            <text:p>0.00</text:p>
          </table:table-cell>
          <table:table-cell table:style-name="ce37" table:formula="of:=AVERAGE([.P14:.P23])" office:value-type="float" office:value="0" calcext:value-type="float">
            <text:p>0.00</text:p>
          </table:table-cell>
          <table:table-cell table:style-name="ce37" table:formula="of:=AVERAGE([.Q14:.Q23])" office:value-type="float" office:value="0" calcext:value-type="float">
            <text:p>0.00</text:p>
          </table:table-cell>
          <table:table-cell table:style-name="ce37" table:formula="of:=AVERAGE([.R14:.R23])" office:value-type="float" office:value="0" calcext:value-type="float">
            <text:p>0.00</text:p>
          </table:table-cell>
          <table:table-cell table:style-name="ce37" table:formula="of:=AVERAGE([.S14:.S23])" office:value-type="float" office:value="0" calcext:value-type="float">
            <text:p>0.00</text:p>
          </table:table-cell>
          <table:table-cell table:style-name="ce37" table:formula="of:=AVERAGE([.T14:.T23])" office:value-type="float" office:value="0" calcext:value-type="float">
            <text:p>0.00</text:p>
          </table:table-cell>
          <table:table-cell table:style-name="ce37" table:formula="of:=AVERAGE([.U14:.U23])" office:value-type="float" office:value="0" calcext:value-type="float">
            <text:p>0.00</text:p>
          </table:table-cell>
          <table:table-cell table:style-name="ce37" table:formula="of:=AVERAGE([.V14:.V23])" office:value-type="float" office:value="0" calcext:value-type="float">
            <text:p>0.00</text:p>
          </table:table-cell>
          <table:table-cell table:style-name="ce37" table:formula="of:=AVERAGE([.W14:.W23])" office:value-type="float" office:value="0" calcext:value-type="float">
            <text:p>0.00</text:p>
          </table:table-cell>
          <table:table-cell table:style-name="ce37" table:formula="of:=AVERAGE([.X14:.X23])" office:value-type="float" office:value="0" calcext:value-type="float">
            <text:p>0.00</text:p>
          </table:table-cell>
          <table:table-cell table:style-name="ce37" table:formula="of:=AVERAGE([.Y14:.Y2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37" table:formula="of:=AVERAGE([.B24:.B33])" office:value-type="float" office:value="0" calcext:value-type="float">
            <text:p>0.00</text:p>
          </table:table-cell>
          <table:table-cell table:style-name="ce37" table:formula="of:=AVERAGE([.C24:.C33])" office:value-type="float" office:value="0" calcext:value-type="float">
            <text:p>0.00</text:p>
          </table:table-cell>
          <table:table-cell table:style-name="ce37" table:formula="of:=AVERAGE([.D24:.D33])" office:value-type="float" office:value="0" calcext:value-type="float">
            <text:p>0.00</text:p>
          </table:table-cell>
          <table:table-cell table:style-name="ce37" table:formula="of:=AVERAGE([.E24:.E33])" office:value-type="float" office:value="0" calcext:value-type="float">
            <text:p>0.00</text:p>
          </table:table-cell>
          <table:table-cell table:style-name="ce37" table:formula="of:=AVERAGE([.F24:.F33])" office:value-type="float" office:value="0" calcext:value-type="float">
            <text:p>0.00</text:p>
          </table:table-cell>
          <table:table-cell table:style-name="ce37" table:formula="of:=AVERAGE([.G24:.G33])" office:value-type="float" office:value="0" calcext:value-type="float">
            <text:p>0.00</text:p>
          </table:table-cell>
          <table:table-cell table:style-name="ce37" table:formula="of:=AVERAGE([.H24:.H33])" office:value-type="float" office:value="0" calcext:value-type="float">
            <text:p>0.00</text:p>
          </table:table-cell>
          <table:table-cell table:style-name="ce37" table:formula="of:=AVERAGE([.I24:.I33])" office:value-type="float" office:value="0" calcext:value-type="float">
            <text:p>0.00</text:p>
          </table:table-cell>
          <table:table-cell table:style-name="ce37" table:formula="of:=AVERAGE([.J24:.J33])" office:value-type="float" office:value="0" calcext:value-type="float">
            <text:p>0.00</text:p>
          </table:table-cell>
          <table:table-cell table:style-name="ce37" table:formula="of:=AVERAGE([.K24:.K33])" office:value-type="float" office:value="0" calcext:value-type="float">
            <text:p>0.00</text:p>
          </table:table-cell>
          <table:table-cell table:style-name="ce37" table:formula="of:=AVERAGE([.L24:.L33])" office:value-type="float" office:value="0" calcext:value-type="float">
            <text:p>0.00</text:p>
          </table:table-cell>
          <table:table-cell table:style-name="ce37" table:formula="of:=AVERAGE([.M24:.M33])" office:value-type="float" office:value="0" calcext:value-type="float">
            <text:p>0.00</text:p>
          </table:table-cell>
          <table:table-cell table:style-name="ce37" table:formula="of:=AVERAGE([.N24:.N33])" office:value-type="float" office:value="0" calcext:value-type="float">
            <text:p>0.00</text:p>
          </table:table-cell>
          <table:table-cell table:style-name="ce37" table:formula="of:=AVERAGE([.O24:.O33])" office:value-type="float" office:value="0" calcext:value-type="float">
            <text:p>0.00</text:p>
          </table:table-cell>
          <table:table-cell table:style-name="ce37" table:formula="of:=AVERAGE([.P24:.P33])" office:value-type="float" office:value="0" calcext:value-type="float">
            <text:p>0.00</text:p>
          </table:table-cell>
          <table:table-cell table:style-name="ce37" table:formula="of:=AVERAGE([.Q24:.Q33])" office:value-type="float" office:value="0" calcext:value-type="float">
            <text:p>0.00</text:p>
          </table:table-cell>
          <table:table-cell table:style-name="ce37" table:formula="of:=AVERAGE([.R24:.R33])" office:value-type="float" office:value="0" calcext:value-type="float">
            <text:p>0.00</text:p>
          </table:table-cell>
          <table:table-cell table:style-name="ce37" table:formula="of:=AVERAGE([.S24:.S33])" office:value-type="float" office:value="0" calcext:value-type="float">
            <text:p>0.00</text:p>
          </table:table-cell>
          <table:table-cell table:style-name="ce37" table:formula="of:=AVERAGE([.T24:.T33])" office:value-type="float" office:value="0" calcext:value-type="float">
            <text:p>0.00</text:p>
          </table:table-cell>
          <table:table-cell table:style-name="ce37" table:formula="of:=AVERAGE([.U24:.U33])" office:value-type="float" office:value="0" calcext:value-type="float">
            <text:p>0.00</text:p>
          </table:table-cell>
          <table:table-cell table:style-name="ce37" table:formula="of:=AVERAGE([.V24:.V33])" office:value-type="float" office:value="0" calcext:value-type="float">
            <text:p>0.00</text:p>
          </table:table-cell>
          <table:table-cell table:style-name="ce37" table:formula="of:=AVERAGE([.W24:.W33])" office:value-type="float" office:value="0" calcext:value-type="float">
            <text:p>0.00</text:p>
          </table:table-cell>
          <table:table-cell table:style-name="ce37" table:formula="of:=AVERAGE([.X24:.X33])" office:value-type="float" office:value="0" calcext:value-type="float">
            <text:p>0.00</text:p>
          </table:table-cell>
          <table:table-cell table:style-name="ce37" table:formula="of:=AVERAGE([.Y24:.Y3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7" table:formula="of:=AVERAGE([.B34:.B43])" office:value-type="float" office:value="0" calcext:value-type="float">
            <text:p>0.00</text:p>
          </table:table-cell>
          <table:table-cell table:style-name="ce37" table:formula="of:=AVERAGE([.C34:.C43])" office:value-type="float" office:value="0" calcext:value-type="float">
            <text:p>0.00</text:p>
          </table:table-cell>
          <table:table-cell table:style-name="ce37" table:formula="of:=AVERAGE([.D34:.D43])" office:value-type="float" office:value="0" calcext:value-type="float">
            <text:p>0.00</text:p>
          </table:table-cell>
          <table:table-cell table:style-name="ce37" table:formula="of:=AVERAGE([.E34:.E43])" office:value-type="float" office:value="0" calcext:value-type="float">
            <text:p>0.00</text:p>
          </table:table-cell>
          <table:table-cell table:style-name="ce37" table:formula="of:=AVERAGE([.F34:.F43])" office:value-type="float" office:value="0" calcext:value-type="float">
            <text:p>0.00</text:p>
          </table:table-cell>
          <table:table-cell table:style-name="ce37" table:formula="of:=AVERAGE([.G34:.G43])" office:value-type="float" office:value="0" calcext:value-type="float">
            <text:p>0.00</text:p>
          </table:table-cell>
          <table:table-cell table:style-name="ce37" table:formula="of:=AVERAGE([.H34:.H43])" office:value-type="float" office:value="0" calcext:value-type="float">
            <text:p>0.00</text:p>
          </table:table-cell>
          <table:table-cell table:style-name="ce37" table:formula="of:=AVERAGE([.I34:.I43])" office:value-type="float" office:value="0" calcext:value-type="float">
            <text:p>0.00</text:p>
          </table:table-cell>
          <table:table-cell table:style-name="ce37" table:formula="of:=AVERAGE([.J34:.J43])" office:value-type="float" office:value="0" calcext:value-type="float">
            <text:p>0.00</text:p>
          </table:table-cell>
          <table:table-cell table:style-name="ce37" table:formula="of:=AVERAGE([.K34:.K43])" office:value-type="float" office:value="0" calcext:value-type="float">
            <text:p>0.00</text:p>
          </table:table-cell>
          <table:table-cell table:style-name="ce37" table:formula="of:=AVERAGE([.L34:.L43])" office:value-type="float" office:value="0" calcext:value-type="float">
            <text:p>0.00</text:p>
          </table:table-cell>
          <table:table-cell table:style-name="ce37" table:formula="of:=AVERAGE([.M34:.M43])" office:value-type="float" office:value="0" calcext:value-type="float">
            <text:p>0.00</text:p>
          </table:table-cell>
          <table:table-cell table:style-name="ce37" table:formula="of:=AVERAGE([.N34:.N43])" office:value-type="float" office:value="0" calcext:value-type="float">
            <text:p>0.00</text:p>
          </table:table-cell>
          <table:table-cell table:style-name="ce37" table:formula="of:=AVERAGE([.O34:.O43])" office:value-type="float" office:value="0" calcext:value-type="float">
            <text:p>0.00</text:p>
          </table:table-cell>
          <table:table-cell table:style-name="ce37" table:formula="of:=AVERAGE([.P34:.P43])" office:value-type="float" office:value="0" calcext:value-type="float">
            <text:p>0.00</text:p>
          </table:table-cell>
          <table:table-cell table:style-name="ce37" table:formula="of:=AVERAGE([.Q34:.Q43])" office:value-type="float" office:value="0" calcext:value-type="float">
            <text:p>0.00</text:p>
          </table:table-cell>
          <table:table-cell table:style-name="ce37" table:formula="of:=AVERAGE([.R34:.R43])" office:value-type="float" office:value="0" calcext:value-type="float">
            <text:p>0.00</text:p>
          </table:table-cell>
          <table:table-cell table:style-name="ce37" table:formula="of:=AVERAGE([.S34:.S43])" office:value-type="float" office:value="0" calcext:value-type="float">
            <text:p>0.00</text:p>
          </table:table-cell>
          <table:table-cell table:style-name="ce37" table:formula="of:=AVERAGE([.T34:.T43])" office:value-type="float" office:value="0" calcext:value-type="float">
            <text:p>0.00</text:p>
          </table:table-cell>
          <table:table-cell table:style-name="ce37" table:formula="of:=AVERAGE([.U34:.U43])" office:value-type="float" office:value="0" calcext:value-type="float">
            <text:p>0.00</text:p>
          </table:table-cell>
          <table:table-cell table:style-name="ce37" table:formula="of:=AVERAGE([.V34:.V43])" office:value-type="float" office:value="0" calcext:value-type="float">
            <text:p>0.00</text:p>
          </table:table-cell>
          <table:table-cell table:style-name="ce37" table:formula="of:=AVERAGE([.W34:.W43])" office:value-type="float" office:value="0" calcext:value-type="float">
            <text:p>0.00</text:p>
          </table:table-cell>
          <table:table-cell table:style-name="ce37" table:formula="of:=AVERAGE([.X34:.X43])" office:value-type="float" office:value="0" calcext:value-type="float">
            <text:p>0.00</text:p>
          </table:table-cell>
          <table:table-cell table:style-name="ce37" table:formula="of:=AVERAGE([.Y34:.Y4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37" table:formula="of:=AVERAGE([.B44:.B53])" office:value-type="float" office:value="0" calcext:value-type="float">
            <text:p>0.00</text:p>
          </table:table-cell>
          <table:table-cell table:style-name="ce37" table:formula="of:=AVERAGE([.C44:.C53])" office:value-type="float" office:value="0" calcext:value-type="float">
            <text:p>0.00</text:p>
          </table:table-cell>
          <table:table-cell table:style-name="ce37" table:formula="of:=AVERAGE([.D44:.D53])" office:value-type="float" office:value="0" calcext:value-type="float">
            <text:p>0.00</text:p>
          </table:table-cell>
          <table:table-cell table:style-name="ce37" table:formula="of:=AVERAGE([.E44:.E53])" office:value-type="float" office:value="0" calcext:value-type="float">
            <text:p>0.00</text:p>
          </table:table-cell>
          <table:table-cell table:style-name="ce37" table:formula="of:=AVERAGE([.F44:.F53])" office:value-type="float" office:value="0" calcext:value-type="float">
            <text:p>0.00</text:p>
          </table:table-cell>
          <table:table-cell table:style-name="ce37" table:formula="of:=AVERAGE([.G44:.G53])" office:value-type="float" office:value="0" calcext:value-type="float">
            <text:p>0.00</text:p>
          </table:table-cell>
          <table:table-cell table:style-name="ce37" table:formula="of:=AVERAGE([.H44:.H53])" office:value-type="float" office:value="0" calcext:value-type="float">
            <text:p>0.00</text:p>
          </table:table-cell>
          <table:table-cell table:style-name="ce37" table:formula="of:=AVERAGE([.I44:.I53])" office:value-type="float" office:value="0" calcext:value-type="float">
            <text:p>0.00</text:p>
          </table:table-cell>
          <table:table-cell table:style-name="ce37" table:formula="of:=AVERAGE([.J44:.J53])" office:value-type="float" office:value="0" calcext:value-type="float">
            <text:p>0.00</text:p>
          </table:table-cell>
          <table:table-cell table:style-name="ce37" table:formula="of:=AVERAGE([.K44:.K53])" office:value-type="float" office:value="0" calcext:value-type="float">
            <text:p>0.00</text:p>
          </table:table-cell>
          <table:table-cell table:style-name="ce37" table:formula="of:=AVERAGE([.L44:.L53])" office:value-type="float" office:value="0" calcext:value-type="float">
            <text:p>0.00</text:p>
          </table:table-cell>
          <table:table-cell table:style-name="ce37" table:formula="of:=AVERAGE([.M44:.M53])" office:value-type="float" office:value="0" calcext:value-type="float">
            <text:p>0.00</text:p>
          </table:table-cell>
          <table:table-cell table:style-name="ce37" table:formula="of:=AVERAGE([.N44:.N53])" office:value-type="float" office:value="0" calcext:value-type="float">
            <text:p>0.00</text:p>
          </table:table-cell>
          <table:table-cell table:style-name="ce37" table:formula="of:=AVERAGE([.O44:.O53])" office:value-type="float" office:value="0" calcext:value-type="float">
            <text:p>0.00</text:p>
          </table:table-cell>
          <table:table-cell table:style-name="ce37" table:formula="of:=AVERAGE([.P44:.P53])" office:value-type="float" office:value="0" calcext:value-type="float">
            <text:p>0.00</text:p>
          </table:table-cell>
          <table:table-cell table:style-name="ce37" table:formula="of:=AVERAGE([.Q44:.Q53])" office:value-type="float" office:value="0" calcext:value-type="float">
            <text:p>0.00</text:p>
          </table:table-cell>
          <table:table-cell table:style-name="ce37" table:formula="of:=AVERAGE([.R44:.R53])" office:value-type="float" office:value="0" calcext:value-type="float">
            <text:p>0.00</text:p>
          </table:table-cell>
          <table:table-cell table:style-name="ce37" table:formula="of:=AVERAGE([.S44:.S53])" office:value-type="float" office:value="0" calcext:value-type="float">
            <text:p>0.00</text:p>
          </table:table-cell>
          <table:table-cell table:style-name="ce37" table:formula="of:=AVERAGE([.T44:.T53])" office:value-type="float" office:value="0" calcext:value-type="float">
            <text:p>0.00</text:p>
          </table:table-cell>
          <table:table-cell table:style-name="ce37" table:formula="of:=AVERAGE([.U44:.U53])" office:value-type="float" office:value="0" calcext:value-type="float">
            <text:p>0.00</text:p>
          </table:table-cell>
          <table:table-cell table:style-name="ce37" table:formula="of:=AVERAGE([.V44:.V53])" office:value-type="float" office:value="0" calcext:value-type="float">
            <text:p>0.00</text:p>
          </table:table-cell>
          <table:table-cell table:style-name="ce37" table:formula="of:=AVERAGE([.W44:.W53])" office:value-type="float" office:value="0" calcext:value-type="float">
            <text:p>0.00</text:p>
          </table:table-cell>
          <table:table-cell table:style-name="ce37" table:formula="of:=AVERAGE([.X44:.X53])" office:value-type="float" office:value="0" calcext:value-type="float">
            <text:p>0.00</text:p>
          </table:table-cell>
          <table:table-cell table:style-name="ce37" table:formula="of:=AVERAGE([.Y44:.Y53])" office:value-type="float" office:value="0" calcext:value-type="float">
            <text:p>0.00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8" table:formula="of:=AVERAGE([.B54:.B63])" office:value-type="float" office:value="0" calcext:value-type="float">
            <text:p>0.00</text:p>
          </table:table-cell>
          <table:table-cell table:style-name="ce38" table:formula="of:=AVERAGE([.C54:.C63])" office:value-type="float" office:value="0" calcext:value-type="float">
            <text:p>0.00</text:p>
          </table:table-cell>
          <table:table-cell table:style-name="ce38" table:formula="of:=AVERAGE([.D54:.D63])" office:value-type="float" office:value="0" calcext:value-type="float">
            <text:p>0.00</text:p>
          </table:table-cell>
          <table:table-cell table:style-name="ce38" table:formula="of:=AVERAGE([.E54:.E63])" office:value-type="float" office:value="0" calcext:value-type="float">
            <text:p>0.00</text:p>
          </table:table-cell>
          <table:table-cell table:style-name="ce38" table:formula="of:=AVERAGE([.F54:.F63])" office:value-type="float" office:value="0" calcext:value-type="float">
            <text:p>0.00</text:p>
          </table:table-cell>
          <table:table-cell table:style-name="ce38" table:formula="of:=AVERAGE([.G54:.G63])" office:value-type="float" office:value="0" calcext:value-type="float">
            <text:p>0.00</text:p>
          </table:table-cell>
          <table:table-cell table:style-name="ce38" table:formula="of:=AVERAGE([.H54:.H63])" office:value-type="float" office:value="0" calcext:value-type="float">
            <text:p>0.00</text:p>
          </table:table-cell>
          <table:table-cell table:style-name="ce38" table:formula="of:=AVERAGE([.I54:.I63])" office:value-type="float" office:value="0" calcext:value-type="float">
            <text:p>0.00</text:p>
          </table:table-cell>
          <table:table-cell table:style-name="ce38" table:formula="of:=AVERAGE([.J54:.J63])" office:value-type="float" office:value="0" calcext:value-type="float">
            <text:p>0.00</text:p>
          </table:table-cell>
          <table:table-cell table:style-name="ce38" table:formula="of:=AVERAGE([.K54:.K63])" office:value-type="float" office:value="0" calcext:value-type="float">
            <text:p>0.00</text:p>
          </table:table-cell>
          <table:table-cell table:style-name="ce38" table:formula="of:=AVERAGE([.L54:.L63])" office:value-type="float" office:value="0" calcext:value-type="float">
            <text:p>0.00</text:p>
          </table:table-cell>
          <table:table-cell table:style-name="ce38" table:formula="of:=AVERAGE([.M54:.M63])" office:value-type="float" office:value="0" calcext:value-type="float">
            <text:p>0.00</text:p>
          </table:table-cell>
          <table:table-cell table:style-name="ce38" table:formula="of:=AVERAGE([.N54:.N63])" office:value-type="float" office:value="0" calcext:value-type="float">
            <text:p>0.00</text:p>
          </table:table-cell>
          <table:table-cell table:style-name="ce38" table:formula="of:=AVERAGE([.O54:.O63])" office:value-type="float" office:value="0" calcext:value-type="float">
            <text:p>0.00</text:p>
          </table:table-cell>
          <table:table-cell table:style-name="ce38" table:formula="of:=AVERAGE([.P54:.P63])" office:value-type="float" office:value="0" calcext:value-type="float">
            <text:p>0.00</text:p>
          </table:table-cell>
          <table:table-cell table:style-name="ce38" table:formula="of:=AVERAGE([.Q54:.Q63])" office:value-type="float" office:value="0" calcext:value-type="float">
            <text:p>0.00</text:p>
          </table:table-cell>
          <table:table-cell table:style-name="ce38" table:formula="of:=AVERAGE([.R54:.R63])" office:value-type="float" office:value="0" calcext:value-type="float">
            <text:p>0.00</text:p>
          </table:table-cell>
          <table:table-cell table:style-name="ce38" table:formula="of:=AVERAGE([.S54:.S63])" office:value-type="float" office:value="0" calcext:value-type="float">
            <text:p>0.00</text:p>
          </table:table-cell>
          <table:table-cell table:style-name="ce38" table:formula="of:=AVERAGE([.T54:.T63])" office:value-type="float" office:value="0" calcext:value-type="float">
            <text:p>0.00</text:p>
          </table:table-cell>
          <table:table-cell table:style-name="ce38" table:formula="of:=AVERAGE([.U54:.U63])" office:value-type="float" office:value="0" calcext:value-type="float">
            <text:p>0.00</text:p>
          </table:table-cell>
          <table:table-cell table:style-name="ce38" table:formula="of:=AVERAGE([.V54:.V63])" office:value-type="float" office:value="0" calcext:value-type="float">
            <text:p>0.00</text:p>
          </table:table-cell>
          <table:table-cell table:style-name="ce38" table:formula="of:=AVERAGE([.W54:.W63])" office:value-type="float" office:value="0" calcext:value-type="float">
            <text:p>0.00</text:p>
          </table:table-cell>
          <table:table-cell table:style-name="ce38" table:formula="of:=AVERAGE([.X54:.X63])" office:value-type="float" office:value="0" calcext:value-type="float">
            <text:p>0.00</text:p>
          </table:table-cell>
          <table:table-cell table:style-name="ce38" table:formula="of:=AVERAGE([.Y54:.Y63])" office:value-type="float" office:value="0" calcext:value-type="float">
            <text:p>0.00</text:p>
          </table:table-cell>
        </table:table-row>
      </table:table>
      <table:table table:name="Compare Dist" table:style-name="ta2">
        <table:table-column table:style-name="co22" table:default-cell-style-name="ce23"/>
        <table:table-column table:style-name="co19" table:default-cell-style-name="ce13"/>
        <table:table-column table:style-name="co27" table:default-cell-style-name="ce13"/>
        <table:table-column table:style-name="co26" table:default-cell-style-name="ce13"/>
        <table:table-column table:style-name="co19" table:default-cell-style-name="ce13"/>
        <table:table-column table:style-name="co19" table:number-columns-repeated="2" table:default-cell-style-name="ce39"/>
        <table:table-column table:style-name="co26" table:default-cell-style-name="ce39"/>
        <table:table-column table:style-name="co19" table:default-cell-style-name="ce39"/>
        <table:table-column table:style-name="co19" table:default-cell-style-name="ce53"/>
        <table:table-column table:style-name="co19" table:number-columns-repeated="7" table:default-cell-style-name="ce39"/>
        <table:table-row table:style-name="ro2">
          <table:table-cell table:style-name="Default"/>
          <table:table-cell table:style-name="ce74" office:value-type="percentage" office:value="0.1" calcext:value-type="percentage" table:number-columns-spanned="4" table:number-rows-spanned="1">
            <text:p>10.00%</text:p>
          </table:table-cell>
          <table:covered-table-cell table:number-columns-repeated="3" table:style-name="ce74"/>
          <table:table-cell table:style-name="ce74" office:value-type="percentage" office:value="0.2" calcext:value-type="percentage" table:number-columns-spanned="4" table:number-rows-spanned="1">
            <text:p>20.00%</text:p>
          </table:table-cell>
          <table:covered-table-cell table:number-columns-repeated="2" table:style-name="Default"/>
          <table:covered-table-cell table:style-name="ce87"/>
          <table:table-cell table:style-name="ce74" office:value-type="percentage" office:value="0.3" calcext:value-type="percentage" table:number-columns-spanned="4" table:number-rows-spanned="1">
            <text:p>30.00%</text:p>
          </table:table-cell>
          <table:covered-table-cell table:number-columns-repeated="3" table:style-name="Default"/>
          <table:table-cell table:style-name="ce74" office:value-type="percentage" office:value="0.4" calcext:value-type="percentage" table:number-columns-spanned="4" table:number-rows-spanned="1">
            <text:p>40.00%</text:p>
          </table:table-cell>
          <table:covered-table-cell table:number-columns-repeated="3" table:style-name="Default"/>
        </table:table-row>
        <table:table-row table:style-name="ro2">
          <table:table-cell table:style-name="ce49" office:value-type="string" calcext:value-type="string" table:number-columns-spanned="1" table:number-rows-spanned="2">
            <text:p>Instance</text:p>
          </table:table-cell>
          <table:table-cell table:style-name="ce49" office:value-type="string" calcext:value-type="string" table:number-columns-spanned="4" table:number-rows-spanned="1">
            <text:p>ScSp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ScSp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ScSp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ScSp</text:p>
          </table:table-cell>
          <table:covered-table-cell table:number-columns-repeated="3" table:style-name="ce49"/>
        </table:table-row>
        <table:table-row table:style-name="ro1">
          <table:covered-table-cell table:style-name="ce49"/>
          <table:table-cell table:style-name="ce3" office:value-type="string" calcext:value-type="string">
            <text:p>c(%)</text:p>
          </table:table-cell>
          <table:table-cell table:style-name="ce3" office:value-type="string" calcext:value-type="string">
            <text:p>p(%)</text:p>
          </table:table-cell>
          <table:table-cell table:style-name="ce3" office:value-type="string" calcext:value-type="string">
            <text:p>b(%)</text:p>
          </table:table-cell>
          <table:table-cell table:style-name="ce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ScSp Dist'.G3]" office:value-type="float" office:value="29.9457" calcext:value-type="float">
            <text:p>29.95</text:p>
          </table:table-cell>
          <table:table-cell table:formula="of:=[$'ScSp Dist'.H3]" office:value-type="float" office:value="8.84294" calcext:value-type="float">
            <text:p>8.84</text:p>
          </table:table-cell>
          <table:table-cell table:formula="of:=[$'ScSp Dist'.I3]" office:value-type="float" office:value="6.42323" calcext:value-type="float">
            <text:p>6.42</text:p>
          </table:table-cell>
          <table:table-cell table:formula="of:=[$'ScSp Dist'.J3]" office:value-type="float" office:value="54.7881" calcext:value-type="float">
            <text:p>54.79</text:p>
          </table:table-cell>
          <table:table-cell table:formula="of:=[$'ScSp Dist'.P3]" office:value-type="float" office:value="34.4734" calcext:value-type="float">
            <text:p>34.47</text:p>
          </table:table-cell>
          <table:table-cell table:formula="of:=[$'ScSp Dist'.Q3]" office:value-type="float" office:value="10.9121" calcext:value-type="float">
            <text:p>10.91</text:p>
          </table:table-cell>
          <table:table-cell table:formula="of:=[$'ScSp Dist'.R3]" office:value-type="float" office:value="7.92617" calcext:value-type="float">
            <text:p>7.93</text:p>
          </table:table-cell>
          <table:table-cell table:formula="of:=[$'ScSp Dist'.S3]" office:value-type="float" office:value="46.6884" calcext:value-type="float">
            <text:p>46.69</text:p>
          </table:table-cell>
          <table:table-cell table:formula="of:=[$'ScSp Dist'.Y3]" office:value-type="float" office:value="37.881" calcext:value-type="float">
            <text:p>37.88</text:p>
          </table:table-cell>
          <table:table-cell table:formula="of:=[$'ScSp Dist'.Z3]" office:value-type="float" office:value="6.67216" calcext:value-type="float">
            <text:p>6.67</text:p>
          </table:table-cell>
          <table:table-cell table:formula="of:=[$'ScSp Dist'.AA3]" office:value-type="float" office:value="3.65527" calcext:value-type="float">
            <text:p>3.66</text:p>
          </table:table-cell>
          <table:table-cell table:formula="of:=[$'ScSp Dist'.AB3]" office:value-type="float" office:value="51.7916" calcext:value-type="float">
            <text:p>51.79</text:p>
          </table:table-cell>
          <table:table-cell table:formula="of:=[$'ScSp Dist'.AH3]" office:value-type="float" office:value="16.3116" calcext:value-type="float">
            <text:p>16.31</text:p>
          </table:table-cell>
          <table:table-cell table:formula="of:=[$'ScSp Dist'.AI3]" office:value-type="float" office:value="21.8512" calcext:value-type="float">
            <text:p>21.85</text:p>
          </table:table-cell>
          <table:table-cell table:formula="of:=[$'ScSp Dist'.AJ3]" office:value-type="float" office:value="14.7557" calcext:value-type="float">
            <text:p>14.76</text:p>
          </table:table-cell>
          <table:table-cell table:formula="of:=[$'ScSp Dist'.AK3]" office:value-type="float" office:value="47.0816" calcext:value-type="float">
            <text:p>47.08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ScSp Dist'.G4]" office:value-type="float" office:value="33.3967" calcext:value-type="float">
            <text:p>33.40</text:p>
          </table:table-cell>
          <table:table-cell table:formula="of:=[$'ScSp Dist'.H4]" office:value-type="float" office:value="13.1781" calcext:value-type="float">
            <text:p>13.18</text:p>
          </table:table-cell>
          <table:table-cell table:formula="of:=[$'ScSp Dist'.I4]" office:value-type="float" office:value="1.3384" calcext:value-type="float">
            <text:p>1.34</text:p>
          </table:table-cell>
          <table:table-cell table:formula="of:=[$'ScSp Dist'.J4]" office:value-type="float" office:value="52.0868" calcext:value-type="float">
            <text:p>52.09</text:p>
          </table:table-cell>
          <table:table-cell table:formula="of:=[$'ScSp Dist'.P4]" office:value-type="float" office:value="26.4674" calcext:value-type="float">
            <text:p>26.47</text:p>
          </table:table-cell>
          <table:table-cell table:formula="of:=[$'ScSp Dist'.Q4]" office:value-type="float" office:value="21.7122" calcext:value-type="float">
            <text:p>21.71</text:p>
          </table:table-cell>
          <table:table-cell table:formula="of:=[$'ScSp Dist'.R4]" office:value-type="float" office:value="5.34962" calcext:value-type="float">
            <text:p>5.35</text:p>
          </table:table-cell>
          <table:table-cell table:formula="of:=[$'ScSp Dist'.S4]" office:value-type="float" office:value="46.4707" calcext:value-type="float">
            <text:p>46.47</text:p>
          </table:table-cell>
          <table:table-cell table:formula="of:=[$'ScSp Dist'.Y4]" office:value-type="float" office:value="19.257" calcext:value-type="float">
            <text:p>19.26</text:p>
          </table:table-cell>
          <table:table-cell table:formula="of:=[$'ScSp Dist'.Z4]" office:value-type="float" office:value="25.3428" calcext:value-type="float">
            <text:p>25.34</text:p>
          </table:table-cell>
          <table:table-cell table:formula="of:=[$'ScSp Dist'.AA4]" office:value-type="float" office:value="9.97789" calcext:value-type="float">
            <text:p>9.98</text:p>
          </table:table-cell>
          <table:table-cell table:formula="of:=[$'ScSp Dist'.AB4]" office:value-type="float" office:value="45.4224" calcext:value-type="float">
            <text:p>45.42</text:p>
          </table:table-cell>
          <table:table-cell table:formula="of:=[$'ScSp Dist'.AH4]" office:value-type="float" office:value="15.9858" calcext:value-type="float">
            <text:p>15.99</text:p>
          </table:table-cell>
          <table:table-cell table:formula="of:=[$'ScSp Dist'.AI4]" office:value-type="float" office:value="35.0152" calcext:value-type="float">
            <text:p>35.02</text:p>
          </table:table-cell>
          <table:table-cell table:formula="of:=[$'ScSp Dist'.AJ4]" office:value-type="float" office:value="10.5865" calcext:value-type="float">
            <text:p>10.59</text:p>
          </table:table-cell>
          <table:table-cell table:formula="of:=[$'ScSp Dist'.AK4]" office:value-type="float" office:value="38.4125" calcext:value-type="float">
            <text:p>38.41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ScSp Dist'.G5]" office:value-type="float" office:value="30.6838" calcext:value-type="float">
            <text:p>30.68</text:p>
          </table:table-cell>
          <table:table-cell table:formula="of:=[$'ScSp Dist'.H5]" office:value-type="float" office:value="5.46882" calcext:value-type="float">
            <text:p>5.47</text:p>
          </table:table-cell>
          <table:table-cell table:formula="of:=[$'ScSp Dist'.I5]" office:value-type="float" office:value="3.26459" calcext:value-type="float">
            <text:p>3.26</text:p>
          </table:table-cell>
          <table:table-cell table:formula="of:=[$'ScSp Dist'.J5]" office:value-type="float" office:value="60.5828" calcext:value-type="float">
            <text:p>60.58</text:p>
          </table:table-cell>
          <table:table-cell table:formula="of:=[$'ScSp Dist'.P5]" office:value-type="float" office:value="26.2277" calcext:value-type="float">
            <text:p>26.23</text:p>
          </table:table-cell>
          <table:table-cell table:formula="of:=[$'ScSp Dist'.Q5]" office:value-type="float" office:value="9.8386" calcext:value-type="float">
            <text:p>9.84</text:p>
          </table:table-cell>
          <table:table-cell table:formula="of:=[$'ScSp Dist'.R5]" office:value-type="float" office:value="5.77782" calcext:value-type="float">
            <text:p>5.78</text:p>
          </table:table-cell>
          <table:table-cell table:formula="of:=[$'ScSp Dist'.S5]" office:value-type="float" office:value="58.1559" calcext:value-type="float">
            <text:p>58.16</text:p>
          </table:table-cell>
          <table:table-cell table:formula="of:=[$'ScSp Dist'.Y5]" office:value-type="float" office:value="18.6143" calcext:value-type="float">
            <text:p>18.61</text:p>
          </table:table-cell>
          <table:table-cell table:formula="of:=[$'ScSp Dist'.Z5]" office:value-type="float" office:value="18.5199" calcext:value-type="float">
            <text:p>18.52</text:p>
          </table:table-cell>
          <table:table-cell table:formula="of:=[$'ScSp Dist'.AA5]" office:value-type="float" office:value="10.1661" calcext:value-type="float">
            <text:p>10.17</text:p>
          </table:table-cell>
          <table:table-cell table:formula="of:=[$'ScSp Dist'.AB5]" office:value-type="float" office:value="52.6996" calcext:value-type="float">
            <text:p>52.70</text:p>
          </table:table-cell>
          <table:table-cell table:formula="of:=[$'ScSp Dist'.AH5]" office:value-type="float" office:value="21.7017" calcext:value-type="float">
            <text:p>21.70</text:p>
          </table:table-cell>
          <table:table-cell table:formula="of:=[$'ScSp Dist'.AI5]" office:value-type="float" office:value="24.5665" calcext:value-type="float">
            <text:p>24.57</text:p>
          </table:table-cell>
          <table:table-cell table:formula="of:=[$'ScSp Dist'.AJ5]" office:value-type="float" office:value="8.57297" calcext:value-type="float">
            <text:p>8.57</text:p>
          </table:table-cell>
          <table:table-cell table:formula="of:=[$'ScSp Dist'.AK5]" office:value-type="float" office:value="45.1589" calcext:value-type="float">
            <text:p>45.16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ScSp Dist'.G6]" office:value-type="float" office:value="31.2645" calcext:value-type="float">
            <text:p>31.26</text:p>
          </table:table-cell>
          <table:table-cell table:formula="of:=[$'ScSp Dist'.H6]" office:value-type="float" office:value="7.24755" calcext:value-type="float">
            <text:p>7.25</text:p>
          </table:table-cell>
          <table:table-cell table:formula="of:=[$'ScSp Dist'.I6]" office:value-type="float" office:value="4.16456" calcext:value-type="float">
            <text:p>4.16</text:p>
          </table:table-cell>
          <table:table-cell table:formula="of:=[$'ScSp Dist'.J6]" office:value-type="float" office:value="57.3234" calcext:value-type="float">
            <text:p>57.32</text:p>
          </table:table-cell>
          <table:table-cell table:formula="of:=[$'ScSp Dist'.P6]" office:value-type="float" office:value="30.0288" calcext:value-type="float">
            <text:p>30.03</text:p>
          </table:table-cell>
          <table:table-cell table:formula="of:=[$'ScSp Dist'.Q6]" office:value-type="float" office:value="20.1152" calcext:value-type="float">
            <text:p>20.12</text:p>
          </table:table-cell>
          <table:table-cell table:formula="of:=[$'ScSp Dist'.R6]" office:value-type="float" office:value="3.48622" calcext:value-type="float">
            <text:p>3.49</text:p>
          </table:table-cell>
          <table:table-cell table:formula="of:=[$'ScSp Dist'.S6]" office:value-type="float" office:value="46.3698" calcext:value-type="float">
            <text:p>46.37</text:p>
          </table:table-cell>
          <table:table-cell table:formula="of:=[$'ScSp Dist'.Y6]" office:value-type="float" office:value="23.3098" calcext:value-type="float">
            <text:p>23.31</text:p>
          </table:table-cell>
          <table:table-cell table:formula="of:=[$'ScSp Dist'.Z6]" office:value-type="float" office:value="23.5859" calcext:value-type="float">
            <text:p>23.59</text:p>
          </table:table-cell>
          <table:table-cell table:formula="of:=[$'ScSp Dist'.AA6]" office:value-type="float" office:value="8.29651" calcext:value-type="float">
            <text:p>8.30</text:p>
          </table:table-cell>
          <table:table-cell table:formula="of:=[$'ScSp Dist'.AB6]" office:value-type="float" office:value="44.8078" calcext:value-type="float">
            <text:p>44.81</text:p>
          </table:table-cell>
          <table:table-cell table:formula="of:=[$'ScSp Dist'.AH6]" office:value-type="float" office:value="16.9022" calcext:value-type="float">
            <text:p>16.90</text:p>
          </table:table-cell>
          <table:table-cell table:formula="of:=[$'ScSp Dist'.AI6]" office:value-type="float" office:value="30.4782" calcext:value-type="float">
            <text:p>30.48</text:p>
          </table:table-cell>
          <table:table-cell table:formula="of:=[$'ScSp Dist'.AJ6]" office:value-type="float" office:value="10.7209" calcext:value-type="float">
            <text:p>10.72</text:p>
          </table:table-cell>
          <table:table-cell table:formula="of:=[$'ScSp Dist'.AK6]" office:value-type="float" office:value="41.8986" calcext:value-type="float">
            <text:p>41.90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ScSp Dist'.G7]" office:value-type="float" office:value="35.4143" calcext:value-type="float">
            <text:p>35.41</text:p>
          </table:table-cell>
          <table:table-cell table:formula="of:=[$'ScSp Dist'.H7]" office:value-type="float" office:value="3.95221" calcext:value-type="float">
            <text:p>3.95</text:p>
          </table:table-cell>
          <table:table-cell table:formula="of:=[$'ScSp Dist'.I7]" office:value-type="float" office:value="3.78252" calcext:value-type="float">
            <text:p>3.78</text:p>
          </table:table-cell>
          <table:table-cell table:formula="of:=[$'ScSp Dist'.J7]" office:value-type="float" office:value="56.851" calcext:value-type="float">
            <text:p>56.85</text:p>
          </table:table-cell>
          <table:table-cell table:formula="of:=[$'ScSp Dist'.P7]" office:value-type="float" office:value="33.9624" calcext:value-type="float">
            <text:p>33.96</text:p>
          </table:table-cell>
          <table:table-cell table:formula="of:=[$'ScSp Dist'.Q7]" office:value-type="float" office:value="11.6353" calcext:value-type="float">
            <text:p>11.64</text:p>
          </table:table-cell>
          <table:table-cell table:formula="of:=[$'ScSp Dist'.R7]" office:value-type="float" office:value="7.59826" calcext:value-type="float">
            <text:p>7.60</text:p>
          </table:table-cell>
          <table:table-cell table:formula="of:=[$'ScSp Dist'.S7]" office:value-type="float" office:value="46.804" calcext:value-type="float">
            <text:p>46.80</text:p>
          </table:table-cell>
          <table:table-cell table:formula="of:=[$'ScSp Dist'.Y7]" office:value-type="float" office:value="31.637" calcext:value-type="float">
            <text:p>31.64</text:p>
          </table:table-cell>
          <table:table-cell table:formula="of:=[$'ScSp Dist'.Z7]" office:value-type="float" office:value="13.1505" calcext:value-type="float">
            <text:p>13.15</text:p>
          </table:table-cell>
          <table:table-cell table:formula="of:=[$'ScSp Dist'.AA7]" office:value-type="float" office:value="8.31716" calcext:value-type="float">
            <text:p>8.32</text:p>
          </table:table-cell>
          <table:table-cell table:formula="of:=[$'ScSp Dist'.AB7]" office:value-type="float" office:value="46.8954" calcext:value-type="float">
            <text:p>46.90</text:p>
          </table:table-cell>
          <table:table-cell table:formula="of:=[$'ScSp Dist'.AH7]" office:value-type="float" office:value="19.3094" calcext:value-type="float">
            <text:p>19.31</text:p>
          </table:table-cell>
          <table:table-cell table:formula="of:=[$'ScSp Dist'.AI7]" office:value-type="float" office:value="21.2925" calcext:value-type="float">
            <text:p>21.29</text:p>
          </table:table-cell>
          <table:table-cell table:formula="of:=[$'ScSp Dist'.AJ7]" office:value-type="float" office:value="15.1083" calcext:value-type="float">
            <text:p>15.11</text:p>
          </table:table-cell>
          <table:table-cell table:formula="of:=[$'ScSp Dist'.AK7]" office:value-type="float" office:value="44.2898" calcext:value-type="float">
            <text:p>44.29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ScSp Dist'.G8]" office:value-type="float" office:value="33.2859" calcext:value-type="float">
            <text:p>33.29</text:p>
          </table:table-cell>
          <table:table-cell table:formula="of:=[$'ScSp Dist'.H8]" office:value-type="float" office:value="8.19685" calcext:value-type="float">
            <text:p>8.20</text:p>
          </table:table-cell>
          <table:table-cell table:formula="of:=[$'ScSp Dist'.I8]" office:value-type="float" office:value="4.73139" calcext:value-type="float">
            <text:p>4.73</text:p>
          </table:table-cell>
          <table:table-cell table:formula="of:=[$'ScSp Dist'.J8]" office:value-type="float" office:value="53.7859" calcext:value-type="float">
            <text:p>53.79</text:p>
          </table:table-cell>
          <table:table-cell table:formula="of:=[$'ScSp Dist'.P8]" office:value-type="float" office:value="34.4737" calcext:value-type="float">
            <text:p>34.47</text:p>
          </table:table-cell>
          <table:table-cell table:formula="of:=[$'ScSp Dist'.Q8]" office:value-type="float" office:value="9.73684" calcext:value-type="float">
            <text:p>9.74</text:p>
          </table:table-cell>
          <table:table-cell table:formula="of:=[$'ScSp Dist'.R8]" office:value-type="float" office:value="5.6203" calcext:value-type="float">
            <text:p>5.62</text:p>
          </table:table-cell>
          <table:table-cell table:formula="of:=[$'ScSp Dist'.S8]" office:value-type="float" office:value="50.1692" calcext:value-type="float">
            <text:p>50.17</text:p>
          </table:table-cell>
          <table:table-cell table:formula="of:=[$'ScSp Dist'.Y8]" office:value-type="float" office:value="34.9797" calcext:value-type="float">
            <text:p>34.98</text:p>
          </table:table-cell>
          <table:table-cell table:formula="of:=[$'ScSp Dist'.Z8]" office:value-type="float" office:value="12.0116" calcext:value-type="float">
            <text:p>12.01</text:p>
          </table:table-cell>
          <table:table-cell table:formula="of:=[$'ScSp Dist'.AA8]" office:value-type="float" office:value="6.93333" calcext:value-type="float">
            <text:p>6.93</text:p>
          </table:table-cell>
          <table:table-cell table:formula="of:=[$'ScSp Dist'.AB8]" office:value-type="float" office:value="46.0754" calcext:value-type="float">
            <text:p>46.08</text:p>
          </table:table-cell>
          <table:table-cell table:formula="of:=[$'ScSp Dist'.AH8]" office:value-type="float" office:value="22.7639" calcext:value-type="float">
            <text:p>22.76</text:p>
          </table:table-cell>
          <table:table-cell table:formula="of:=[$'ScSp Dist'.AI8]" office:value-type="float" office:value="22.242" calcext:value-type="float">
            <text:p>22.24</text:p>
          </table:table-cell>
          <table:table-cell table:formula="of:=[$'ScSp Dist'.AJ8]" office:value-type="float" office:value="15.8007" calcext:value-type="float">
            <text:p>15.80</text:p>
          </table:table-cell>
          <table:table-cell table:formula="of:=[$'ScSp Dist'.AK8]" office:value-type="float" office:value="39.1934" calcext:value-type="float">
            <text:p>39.19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ScSp Dist'.G9]" office:value-type="float" office:value="33.5176" calcext:value-type="float">
            <text:p>33.52</text:p>
          </table:table-cell>
          <table:table-cell table:formula="of:=[$'ScSp Dist'.H9]" office:value-type="float" office:value="14.3025" calcext:value-type="float">
            <text:p>14.30</text:p>
          </table:table-cell>
          <table:table-cell table:formula="of:=[$'ScSp Dist'.I9]" office:value-type="float" office:value="3.95178" calcext:value-type="float">
            <text:p>3.95</text:p>
          </table:table-cell>
          <table:table-cell table:formula="of:=[$'ScSp Dist'.J9]" office:value-type="float" office:value="48.228" calcext:value-type="float">
            <text:p>48.23</text:p>
          </table:table-cell>
          <table:table-cell table:formula="of:=[$'ScSp Dist'.P9]" office:value-type="float" office:value="33.007" calcext:value-type="float">
            <text:p>33.01</text:p>
          </table:table-cell>
          <table:table-cell table:formula="of:=[$'ScSp Dist'.Q9]" office:value-type="float" office:value="15.2482" calcext:value-type="float">
            <text:p>15.25</text:p>
          </table:table-cell>
          <table:table-cell table:formula="of:=[$'ScSp Dist'.R9]" office:value-type="float" office:value="4.46879" calcext:value-type="float">
            <text:p>4.47</text:p>
          </table:table-cell>
          <table:table-cell table:formula="of:=[$'ScSp Dist'.S9]" office:value-type="float" office:value="47.2761" calcext:value-type="float">
            <text:p>47.28</text:p>
          </table:table-cell>
          <table:table-cell table:formula="of:=[$'ScSp Dist'.Y9]" office:value-type="float" office:value="40.0918" calcext:value-type="float">
            <text:p>40.09</text:p>
          </table:table-cell>
          <table:table-cell table:formula="of:=[$'ScSp Dist'.Z9]" office:value-type="float" office:value="10.8089" calcext:value-type="float">
            <text:p>10.81</text:p>
          </table:table-cell>
          <table:table-cell table:formula="of:=[$'ScSp Dist'.AA9]" office:value-type="float" office:value="0" calcext:value-type="float">
            <text:p>0.00</text:p>
          </table:table-cell>
          <table:table-cell table:formula="of:=[$'ScSp Dist'.AB9]" office:value-type="float" office:value="49.0993" calcext:value-type="float">
            <text:p>49.10</text:p>
          </table:table-cell>
          <table:table-cell table:formula="of:=[$'ScSp Dist'.AH9]" office:value-type="float" office:value="29.2967" calcext:value-type="float">
            <text:p>29.30</text:p>
          </table:table-cell>
          <table:table-cell table:formula="of:=[$'ScSp Dist'.AI9]" office:value-type="float" office:value="23.1143" calcext:value-type="float">
            <text:p>23.11</text:p>
          </table:table-cell>
          <table:table-cell table:formula="of:=[$'ScSp Dist'.AJ9]" office:value-type="float" office:value="12.0612" calcext:value-type="float">
            <text:p>12.06</text:p>
          </table:table-cell>
          <table:table-cell table:formula="of:=[$'ScSp Dist'.AK9]" office:value-type="float" office:value="35.5278" calcext:value-type="float">
            <text:p>35.53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ScSp Dist'.G10]" office:value-type="float" office:value="34.5351" calcext:value-type="float">
            <text:p>34.54</text:p>
          </table:table-cell>
          <table:table-cell table:formula="of:=[$'ScSp Dist'.H10]" office:value-type="float" office:value="0" calcext:value-type="float">
            <text:p>0.00</text:p>
          </table:table-cell>
          <table:table-cell table:formula="of:=[$'ScSp Dist'.I10]" office:value-type="float" office:value="0" calcext:value-type="float">
            <text:p>0.00</text:p>
          </table:table-cell>
          <table:table-cell table:formula="of:=[$'ScSp Dist'.J10]" office:value-type="float" office:value="65.4649" calcext:value-type="float">
            <text:p>65.46</text:p>
          </table:table-cell>
          <table:table-cell table:formula="of:=[$'ScSp Dist'.P10]" office:value-type="float" office:value="26.7356" calcext:value-type="float">
            <text:p>26.74</text:p>
          </table:table-cell>
          <table:table-cell table:formula="of:=[$'ScSp Dist'.Q10]" office:value-type="float" office:value="13.4252" calcext:value-type="float">
            <text:p>13.43</text:p>
          </table:table-cell>
          <table:table-cell table:formula="of:=[$'ScSp Dist'.R10]" office:value-type="float" office:value="2.22361" calcext:value-type="float">
            <text:p>2.22</text:p>
          </table:table-cell>
          <table:table-cell table:formula="of:=[$'ScSp Dist'.S10]" office:value-type="float" office:value="57.6156" calcext:value-type="float">
            <text:p>57.62</text:p>
          </table:table-cell>
          <table:table-cell table:formula="of:=[$'ScSp Dist'.Y10]" office:value-type="float" office:value="19.6068" calcext:value-type="float">
            <text:p>19.61</text:p>
          </table:table-cell>
          <table:table-cell table:formula="of:=[$'ScSp Dist'.Z10]" office:value-type="float" office:value="23.0818" calcext:value-type="float">
            <text:p>23.08</text:p>
          </table:table-cell>
          <table:table-cell table:formula="of:=[$'ScSp Dist'.AA10]" office:value-type="float" office:value="6.84378" calcext:value-type="float">
            <text:p>6.84</text:p>
          </table:table-cell>
          <table:table-cell table:formula="of:=[$'ScSp Dist'.AB10]" office:value-type="float" office:value="50.4676" calcext:value-type="float">
            <text:p>50.47</text:p>
          </table:table-cell>
          <table:table-cell table:formula="of:=[$'ScSp Dist'.AH10]" office:value-type="float" office:value="16.0139" calcext:value-type="float">
            <text:p>16.01</text:p>
          </table:table-cell>
          <table:table-cell table:formula="of:=[$'ScSp Dist'.AI10]" office:value-type="float" office:value="25.9374" calcext:value-type="float">
            <text:p>25.94</text:p>
          </table:table-cell>
          <table:table-cell table:formula="of:=[$'ScSp Dist'.AJ10]" office:value-type="float" office:value="7.69047" calcext:value-type="float">
            <text:p>7.69</text:p>
          </table:table-cell>
          <table:table-cell table:formula="of:=[$'ScSp Dist'.AK10]" office:value-type="float" office:value="50.3583" calcext:value-type="float">
            <text:p>50.36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ScSp Dist'.G11]" office:value-type="float" office:value="46.2121" calcext:value-type="float">
            <text:p>46.21</text:p>
          </table:table-cell>
          <table:table-cell table:formula="of:=[$'ScSp Dist'.H11]" office:value-type="float" office:value="0" calcext:value-type="float">
            <text:p>0.00</text:p>
          </table:table-cell>
          <table:table-cell table:formula="of:=[$'ScSp Dist'.I11]" office:value-type="float" office:value="0" calcext:value-type="float">
            <text:p>0.00</text:p>
          </table:table-cell>
          <table:table-cell table:formula="of:=[$'ScSp Dist'.J11]" office:value-type="float" office:value="53.7879" calcext:value-type="float">
            <text:p>53.79</text:p>
          </table:table-cell>
          <table:table-cell table:formula="of:=[$'ScSp Dist'.P11]" office:value-type="float" office:value="34.4916" calcext:value-type="float">
            <text:p>34.49</text:p>
          </table:table-cell>
          <table:table-cell table:formula="of:=[$'ScSp Dist'.Q11]" office:value-type="float" office:value="7.50599" calcext:value-type="float">
            <text:p>7.51</text:p>
          </table:table-cell>
          <table:table-cell table:formula="of:=[$'ScSp Dist'.R11]" office:value-type="float" office:value="6.64156" calcext:value-type="float">
            <text:p>6.64</text:p>
          </table:table-cell>
          <table:table-cell table:formula="of:=[$'ScSp Dist'.S11]" office:value-type="float" office:value="51.3608" calcext:value-type="float">
            <text:p>51.36</text:p>
          </table:table-cell>
          <table:table-cell table:formula="of:=[$'ScSp Dist'.Y11]" office:value-type="float" office:value="22.8933" calcext:value-type="float">
            <text:p>22.89</text:p>
          </table:table-cell>
          <table:table-cell table:formula="of:=[$'ScSp Dist'.Z11]" office:value-type="float" office:value="23.5843" calcext:value-type="float">
            <text:p>23.58</text:p>
          </table:table-cell>
          <table:table-cell table:formula="of:=[$'ScSp Dist'.AA11]" office:value-type="float" office:value="13.2729" calcext:value-type="float">
            <text:p>13.27</text:p>
          </table:table-cell>
          <table:table-cell table:formula="of:=[$'ScSp Dist'.AB11]" office:value-type="float" office:value="40.2495" calcext:value-type="float">
            <text:p>40.25</text:p>
          </table:table-cell>
          <table:table-cell table:formula="of:=[$'ScSp Dist'.AH11]" office:value-type="float" office:value="21.118" calcext:value-type="float">
            <text:p>21.12</text:p>
          </table:table-cell>
          <table:table-cell table:formula="of:=[$'ScSp Dist'.AI11]" office:value-type="float" office:value="35.6639" calcext:value-type="float">
            <text:p>35.66</text:p>
          </table:table-cell>
          <table:table-cell table:formula="of:=[$'ScSp Dist'.AJ11]" office:value-type="float" office:value="12.4833" calcext:value-type="float">
            <text:p>12.48</text:p>
          </table:table-cell>
          <table:table-cell table:formula="of:=[$'ScSp Dist'.AK11]" office:value-type="float" office:value="30.7349" calcext:value-type="float">
            <text:p>30.73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ScSp Dist'.G12]" office:value-type="float" office:value="39.532" calcext:value-type="float">
            <text:p>39.53</text:p>
          </table:table-cell>
          <table:table-cell table:formula="of:=[$'ScSp Dist'.H12]" office:value-type="float" office:value="0" calcext:value-type="float">
            <text:p>0.00</text:p>
          </table:table-cell>
          <table:table-cell table:formula="of:=[$'ScSp Dist'.I12]" office:value-type="float" office:value="0" calcext:value-type="float">
            <text:p>0.00</text:p>
          </table:table-cell>
          <table:table-cell table:formula="of:=[$'ScSp Dist'.J12]" office:value-type="float" office:value="60.468" calcext:value-type="float">
            <text:p>60.47</text:p>
          </table:table-cell>
          <table:table-cell table:formula="of:=[$'ScSp Dist'.P12]" office:value-type="float" office:value="33.4656" calcext:value-type="float">
            <text:p>33.47</text:p>
          </table:table-cell>
          <table:table-cell table:formula="of:=[$'ScSp Dist'.Q12]" office:value-type="float" office:value="7.94965" calcext:value-type="float">
            <text:p>7.95</text:p>
          </table:table-cell>
          <table:table-cell table:formula="of:=[$'ScSp Dist'.R12]" office:value-type="float" office:value="4.05988" calcext:value-type="float">
            <text:p>4.06</text:p>
          </table:table-cell>
          <table:table-cell table:formula="of:=[$'ScSp Dist'.S12]" office:value-type="float" office:value="54.5248" calcext:value-type="float">
            <text:p>54.52</text:p>
          </table:table-cell>
          <table:table-cell table:formula="of:=[$'ScSp Dist'.Y12]" office:value-type="float" office:value="32.4373" calcext:value-type="float">
            <text:p>32.44</text:p>
          </table:table-cell>
          <table:table-cell table:formula="of:=[$'ScSp Dist'.Z12]" office:value-type="float" office:value="8.44986" calcext:value-type="float">
            <text:p>8.45</text:p>
          </table:table-cell>
          <table:table-cell table:formula="of:=[$'ScSp Dist'.AA12]" office:value-type="float" office:value="4.31533" calcext:value-type="float">
            <text:p>4.32</text:p>
          </table:table-cell>
          <table:table-cell table:formula="of:=[$'ScSp Dist'.AB12]" office:value-type="float" office:value="54.7975" calcext:value-type="float">
            <text:p>54.80</text:p>
          </table:table-cell>
          <table:table-cell table:formula="of:=[$'ScSp Dist'.AH12]" office:value-type="float" office:value="11.2999" calcext:value-type="float">
            <text:p>11.30</text:p>
          </table:table-cell>
          <table:table-cell table:formula="of:=[$'ScSp Dist'.AI12]" office:value-type="float" office:value="44.6405" calcext:value-type="float">
            <text:p>44.64</text:p>
          </table:table-cell>
          <table:table-cell table:formula="of:=[$'ScSp Dist'.AJ12]" office:value-type="float" office:value="15.0482" calcext:value-type="float">
            <text:p>15.05</text:p>
          </table:table-cell>
          <table:table-cell table:formula="of:=[$'ScSp Dist'.AK12]" office:value-type="float" office:value="29.0114" calcext:value-type="float">
            <text:p>29.01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ScSp Dist'.G13]" office:value-type="float" office:value="48.3027" calcext:value-type="float">
            <text:p>48.30</text:p>
          </table:table-cell>
          <table:table-cell table:formula="of:=[$'ScSp Dist'.H13]" office:value-type="float" office:value="0" calcext:value-type="float">
            <text:p>0.00</text:p>
          </table:table-cell>
          <table:table-cell table:formula="of:=[$'ScSp Dist'.I13]" office:value-type="float" office:value="0" calcext:value-type="float">
            <text:p>0.00</text:p>
          </table:table-cell>
          <table:table-cell table:formula="of:=[$'ScSp Dist'.J13]" office:value-type="float" office:value="51.6973" calcext:value-type="float">
            <text:p>51.70</text:p>
          </table:table-cell>
          <table:table-cell table:formula="of:=[$'ScSp Dist'.P13]" office:value-type="float" office:value="38.2929" calcext:value-type="float">
            <text:p>38.29</text:p>
          </table:table-cell>
          <table:table-cell table:formula="of:=[$'ScSp Dist'.Q13]" office:value-type="float" office:value="4.62274" calcext:value-type="float">
            <text:p>4.62</text:p>
          </table:table-cell>
          <table:table-cell table:formula="of:=[$'ScSp Dist'.R13]" office:value-type="float" office:value="5.72892" calcext:value-type="float">
            <text:p>5.73</text:p>
          </table:table-cell>
          <table:table-cell table:formula="of:=[$'ScSp Dist'.S13]" office:value-type="float" office:value="51.3554" calcext:value-type="float">
            <text:p>51.36</text:p>
          </table:table-cell>
          <table:table-cell table:formula="of:=[$'ScSp Dist'.Y13]" office:value-type="float" office:value="37.2594" calcext:value-type="float">
            <text:p>37.26</text:p>
          </table:table-cell>
          <table:table-cell table:formula="of:=[$'ScSp Dist'.Z13]" office:value-type="float" office:value="5.01184" calcext:value-type="float">
            <text:p>5.01</text:p>
          </table:table-cell>
          <table:table-cell table:formula="of:=[$'ScSp Dist'.AA13]" office:value-type="float" office:value="6.21113" calcext:value-type="float">
            <text:p>6.21</text:p>
          </table:table-cell>
          <table:table-cell table:formula="of:=[$'ScSp Dist'.AB13]" office:value-type="float" office:value="51.5176" calcext:value-type="float">
            <text:p>51.52</text:p>
          </table:table-cell>
          <table:table-cell table:formula="of:=[$'ScSp Dist'.AH13]" office:value-type="float" office:value="33.478" calcext:value-type="float">
            <text:p>33.48</text:p>
          </table:table-cell>
          <table:table-cell table:formula="of:=[$'ScSp Dist'.AI13]" office:value-type="float" office:value="7.39544" calcext:value-type="float">
            <text:p>7.40</text:p>
          </table:table-cell>
          <table:table-cell table:formula="of:=[$'ScSp Dist'.AJ13]" office:value-type="float" office:value="13.923" calcext:value-type="float">
            <text:p>13.92</text:p>
          </table:table-cell>
          <table:table-cell table:formula="of:=[$'ScSp Dist'.AK13]" office:value-type="float" office:value="45.2036" calcext:value-type="float">
            <text:p>45.20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ScSp Dist'.G14]" office:value-type="float" office:value="34.1066" calcext:value-type="float">
            <text:p>34.11</text:p>
          </table:table-cell>
          <table:table-cell table:formula="of:=[$'ScSp Dist'.H14]" office:value-type="float" office:value="5.6622" calcext:value-type="float">
            <text:p>5.66</text:p>
          </table:table-cell>
          <table:table-cell table:formula="of:=[$'ScSp Dist'.I14]" office:value-type="float" office:value="3.92055" calcext:value-type="float">
            <text:p>3.92</text:p>
          </table:table-cell>
          <table:table-cell table:formula="of:=[$'ScSp Dist'.J14]" office:value-type="float" office:value="56.3107" calcext:value-type="float">
            <text:p>56.31</text:p>
          </table:table-cell>
          <table:table-cell table:formula="of:=[$'ScSp Dist'.P14]" office:value-type="float" office:value="34.0327" calcext:value-type="float">
            <text:p>34.03</text:p>
          </table:table-cell>
          <table:table-cell table:formula="of:=[$'ScSp Dist'.Q14]" office:value-type="float" office:value="6.00346" calcext:value-type="float">
            <text:p>6.00</text:p>
          </table:table-cell>
          <table:table-cell table:formula="of:=[$'ScSp Dist'.R14]" office:value-type="float" office:value="4.15684" calcext:value-type="float">
            <text:p>4.16</text:p>
          </table:table-cell>
          <table:table-cell table:formula="of:=[$'ScSp Dist'.S14]" office:value-type="float" office:value="55.807" calcext:value-type="float">
            <text:p>55.81</text:p>
          </table:table-cell>
          <table:table-cell table:formula="of:=[$'ScSp Dist'.Y14]" office:value-type="float" office:value="24.3539" calcext:value-type="float">
            <text:p>24.35</text:p>
          </table:table-cell>
          <table:table-cell table:formula="of:=[$'ScSp Dist'.Z14]" office:value-type="float" office:value="19.1855" calcext:value-type="float">
            <text:p>19.19</text:p>
          </table:table-cell>
          <table:table-cell table:formula="of:=[$'ScSp Dist'.AA14]" office:value-type="float" office:value="8.61956" calcext:value-type="float">
            <text:p>8.62</text:p>
          </table:table-cell>
          <table:table-cell table:formula="of:=[$'ScSp Dist'.AB14]" office:value-type="float" office:value="47.841" calcext:value-type="float">
            <text:p>47.84</text:p>
          </table:table-cell>
          <table:table-cell table:formula="of:=[$'ScSp Dist'.AH14]" office:value-type="float" office:value="18.5121" calcext:value-type="float">
            <text:p>18.51</text:p>
          </table:table-cell>
          <table:table-cell table:formula="of:=[$'ScSp Dist'.AI14]" office:value-type="float" office:value="32.3849" calcext:value-type="float">
            <text:p>32.38</text:p>
          </table:table-cell>
          <table:table-cell table:formula="of:=[$'ScSp Dist'.AJ14]" office:value-type="float" office:value="9.55056" calcext:value-type="float">
            <text:p>9.55</text:p>
          </table:table-cell>
          <table:table-cell table:formula="of:=[$'ScSp Dist'.AK14]" office:value-type="float" office:value="39.5524" calcext:value-type="float">
            <text:p>39.55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ScSp Dist'.G15]" office:value-type="float" office:value="29.2761" calcext:value-type="float">
            <text:p>29.28</text:p>
          </table:table-cell>
          <table:table-cell table:formula="of:=[$'ScSp Dist'.H15]" office:value-type="float" office:value="7.19313" calcext:value-type="float">
            <text:p>7.19</text:p>
          </table:table-cell>
          <table:table-cell table:formula="of:=[$'ScSp Dist'.I15]" office:value-type="float" office:value="4.30329" calcext:value-type="float">
            <text:p>4.30</text:p>
          </table:table-cell>
          <table:table-cell table:formula="of:=[$'ScSp Dist'.J15]" office:value-type="float" office:value="59.2275" calcext:value-type="float">
            <text:p>59.23</text:p>
          </table:table-cell>
          <table:table-cell table:formula="of:=[$'ScSp Dist'.P15]" office:value-type="float" office:value="23.3813" calcext:value-type="float">
            <text:p>23.38</text:p>
          </table:table-cell>
          <table:table-cell table:formula="of:=[$'ScSp Dist'.Q15]" office:value-type="float" office:value="11.2881" calcext:value-type="float">
            <text:p>11.29</text:p>
          </table:table-cell>
          <table:table-cell table:formula="of:=[$'ScSp Dist'.R15]" office:value-type="float" office:value="5.82962" calcext:value-type="float">
            <text:p>5.83</text:p>
          </table:table-cell>
          <table:table-cell table:formula="of:=[$'ScSp Dist'.S15]" office:value-type="float" office:value="59.501" calcext:value-type="float">
            <text:p>59.50</text:p>
          </table:table-cell>
          <table:table-cell table:formula="of:=[$'ScSp Dist'.Y15]" office:value-type="float" office:value="20.5151" calcext:value-type="float">
            <text:p>20.52</text:p>
          </table:table-cell>
          <table:table-cell table:formula="of:=[$'ScSp Dist'.Z15]" office:value-type="float" office:value="12.9529" calcext:value-type="float">
            <text:p>12.95</text:p>
          </table:table-cell>
          <table:table-cell table:formula="of:=[$'ScSp Dist'.AA15]" office:value-type="float" office:value="10.0871" calcext:value-type="float">
            <text:p>10.09</text:p>
          </table:table-cell>
          <table:table-cell table:formula="of:=[$'ScSp Dist'.AB15]" office:value-type="float" office:value="56.4449" calcext:value-type="float">
            <text:p>56.44</text:p>
          </table:table-cell>
          <table:table-cell table:formula="of:=[$'ScSp Dist'.AH15]" office:value-type="float" office:value="21.7238" calcext:value-type="float">
            <text:p>21.72</text:p>
          </table:table-cell>
          <table:table-cell table:formula="of:=[$'ScSp Dist'.AI15]" office:value-type="float" office:value="13.1894" calcext:value-type="float">
            <text:p>13.19</text:p>
          </table:table-cell>
          <table:table-cell table:formula="of:=[$'ScSp Dist'.AJ15]" office:value-type="float" office:value="9.73268" calcext:value-type="float">
            <text:p>9.73</text:p>
          </table:table-cell>
          <table:table-cell table:formula="of:=[$'ScSp Dist'.AK15]" office:value-type="float" office:value="55.3541" calcext:value-type="float">
            <text:p>55.35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ScSp Dist'.G16]" office:value-type="float" office:value="40.1593" calcext:value-type="float">
            <text:p>40.16</text:p>
          </table:table-cell>
          <table:table-cell table:formula="of:=[$'ScSp Dist'.H16]" office:value-type="float" office:value="7.2584" calcext:value-type="float">
            <text:p>7.26</text:p>
          </table:table-cell>
          <table:table-cell table:formula="of:=[$'ScSp Dist'.I16]" office:value-type="float" office:value="6.01035" calcext:value-type="float">
            <text:p>6.01</text:p>
          </table:table-cell>
          <table:table-cell table:formula="of:=[$'ScSp Dist'.J16]" office:value-type="float" office:value="46.572" calcext:value-type="float">
            <text:p>46.57</text:p>
          </table:table-cell>
          <table:table-cell table:formula="of:=[$'ScSp Dist'.P16]" office:value-type="float" office:value="33.7781" calcext:value-type="float">
            <text:p>33.78</text:p>
          </table:table-cell>
          <table:table-cell table:formula="of:=[$'ScSp Dist'.Q16]" office:value-type="float" office:value="12.5063" calcext:value-type="float">
            <text:p>12.51</text:p>
          </table:table-cell>
          <table:table-cell table:formula="of:=[$'ScSp Dist'.R16]" office:value-type="float" office:value="8.33474" calcext:value-type="float">
            <text:p>8.33</text:p>
          </table:table-cell>
          <table:table-cell table:formula="of:=[$'ScSp Dist'.S16]" office:value-type="float" office:value="45.3808" calcext:value-type="float">
            <text:p>45.38</text:p>
          </table:table-cell>
          <table:table-cell table:formula="of:=[$'ScSp Dist'.Y16]" office:value-type="float" office:value="34.1994" calcext:value-type="float">
            <text:p>34.20</text:p>
          </table:table-cell>
          <table:table-cell table:formula="of:=[$'ScSp Dist'.Z16]" office:value-type="float" office:value="13.8918" calcext:value-type="float">
            <text:p>13.89</text:p>
          </table:table-cell>
          <table:table-cell table:formula="of:=[$'ScSp Dist'.AA16]" office:value-type="float" office:value="9.25804" calcext:value-type="float">
            <text:p>9.26</text:p>
          </table:table-cell>
          <table:table-cell table:formula="of:=[$'ScSp Dist'.AB16]" office:value-type="float" office:value="42.6508" calcext:value-type="float">
            <text:p>42.65</text:p>
          </table:table-cell>
          <table:table-cell table:formula="of:=[$'ScSp Dist'.AH16]" office:value-type="float" office:value="22.201" calcext:value-type="float">
            <text:p>22.20</text:p>
          </table:table-cell>
          <table:table-cell table:formula="of:=[$'ScSp Dist'.AI16]" office:value-type="float" office:value="28.6803" calcext:value-type="float">
            <text:p>28.68</text:p>
          </table:table-cell>
          <table:table-cell table:formula="of:=[$'ScSp Dist'.AJ16]" office:value-type="float" office:value="16.3792" calcext:value-type="float">
            <text:p>16.38</text:p>
          </table:table-cell>
          <table:table-cell table:formula="of:=[$'ScSp Dist'.AK16]" office:value-type="float" office:value="32.7394" calcext:value-type="float">
            <text:p>32.74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ScSp Dist'.G17]" office:value-type="float" office:value="39.7532" calcext:value-type="float">
            <text:p>39.75</text:p>
          </table:table-cell>
          <table:table-cell table:formula="of:=[$'ScSp Dist'.H17]" office:value-type="float" office:value="10.342" calcext:value-type="float">
            <text:p>10.34</text:p>
          </table:table-cell>
          <table:table-cell table:formula="of:=[$'ScSp Dist'.I17]" office:value-type="float" office:value="2.02037" calcext:value-type="float">
            <text:p>2.02</text:p>
          </table:table-cell>
          <table:table-cell table:formula="of:=[$'ScSp Dist'.J17]" office:value-type="float" office:value="47.8844" calcext:value-type="float">
            <text:p>47.88</text:p>
          </table:table-cell>
          <table:table-cell table:formula="of:=[$'ScSp Dist'.P17]" office:value-type="float" office:value="34.1312" calcext:value-type="float">
            <text:p>34.13</text:p>
          </table:table-cell>
          <table:table-cell table:formula="of:=[$'ScSp Dist'.Q17]" office:value-type="float" office:value="16.038" calcext:value-type="float">
            <text:p>16.04</text:p>
          </table:table-cell>
          <table:table-cell table:formula="of:=[$'ScSp Dist'.R17]" office:value-type="float" office:value="4.72967" calcext:value-type="float">
            <text:p>4.73</text:p>
          </table:table-cell>
          <table:table-cell table:formula="of:=[$'ScSp Dist'.S17]" office:value-type="float" office:value="45.1011" calcext:value-type="float">
            <text:p>45.10</text:p>
          </table:table-cell>
          <table:table-cell table:formula="of:=[$'ScSp Dist'.Y17]" office:value-type="float" office:value="22.3103" calcext:value-type="float">
            <text:p>22.31</text:p>
          </table:table-cell>
          <table:table-cell table:formula="of:=[$'ScSp Dist'.Z17]" office:value-type="float" office:value="31.0144" calcext:value-type="float">
            <text:p>31.01</text:p>
          </table:table-cell>
          <table:table-cell table:formula="of:=[$'ScSp Dist'.AA17]" office:value-type="float" office:value="9.91749" calcext:value-type="float">
            <text:p>9.92</text:p>
          </table:table-cell>
          <table:table-cell table:formula="of:=[$'ScSp Dist'.AB17]" office:value-type="float" office:value="36.7578" calcext:value-type="float">
            <text:p>36.76</text:p>
          </table:table-cell>
          <table:table-cell table:formula="of:=[$'ScSp Dist'.AH17]" office:value-type="float" office:value="21.2825" calcext:value-type="float">
            <text:p>21.28</text:p>
          </table:table-cell>
          <table:table-cell table:formula="of:=[$'ScSp Dist'.AI17]" office:value-type="float" office:value="34.4887" calcext:value-type="float">
            <text:p>34.49</text:p>
          </table:table-cell>
          <table:table-cell table:formula="of:=[$'ScSp Dist'.AJ17]" office:value-type="float" office:value="9.23744" calcext:value-type="float">
            <text:p>9.24</text:p>
          </table:table-cell>
          <table:table-cell table:formula="of:=[$'ScSp Dist'.AK17]" office:value-type="float" office:value="34.9913" calcext:value-type="float">
            <text:p>34.99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ScSp Dist'.G18]" office:value-type="float" office:value="43.1283" calcext:value-type="float">
            <text:p>43.13</text:p>
          </table:table-cell>
          <table:table-cell table:formula="of:=[$'ScSp Dist'.H18]" office:value-type="float" office:value="0" calcext:value-type="float">
            <text:p>0.00</text:p>
          </table:table-cell>
          <table:table-cell table:formula="of:=[$'ScSp Dist'.I18]" office:value-type="float" office:value="0" calcext:value-type="float">
            <text:p>0.00</text:p>
          </table:table-cell>
          <table:table-cell table:formula="of:=[$'ScSp Dist'.J18]" office:value-type="float" office:value="56.8717" calcext:value-type="float">
            <text:p>56.87</text:p>
          </table:table-cell>
          <table:table-cell table:formula="of:=[$'ScSp Dist'.P18]" office:value-type="float" office:value="37.1982" calcext:value-type="float">
            <text:p>37.20</text:p>
          </table:table-cell>
          <table:table-cell table:formula="of:=[$'ScSp Dist'.Q18]" office:value-type="float" office:value="5.92207" calcext:value-type="float">
            <text:p>5.92</text:p>
          </table:table-cell>
          <table:table-cell table:formula="of:=[$'ScSp Dist'.R18]" office:value-type="float" office:value="4.69656" calcext:value-type="float">
            <text:p>4.70</text:p>
          </table:table-cell>
          <table:table-cell table:formula="of:=[$'ScSp Dist'.S18]" office:value-type="float" office:value="52.1832" calcext:value-type="float">
            <text:p>52.18</text:p>
          </table:table-cell>
          <table:table-cell table:formula="of:=[$'ScSp Dist'.Y18]" office:value-type="float" office:value="36.9657" calcext:value-type="float">
            <text:p>36.97</text:p>
          </table:table-cell>
          <table:table-cell table:formula="of:=[$'ScSp Dist'.Z18]" office:value-type="float" office:value="6.81703" calcext:value-type="float">
            <text:p>6.82</text:p>
          </table:table-cell>
          <table:table-cell table:formula="of:=[$'ScSp Dist'.AA18]" office:value-type="float" office:value="5.40632" calcext:value-type="float">
            <text:p>5.41</text:p>
          </table:table-cell>
          <table:table-cell table:formula="of:=[$'ScSp Dist'.AB18]" office:value-type="float" office:value="50.8109" calcext:value-type="float">
            <text:p>50.81</text:p>
          </table:table-cell>
          <table:table-cell table:formula="of:=[$'ScSp Dist'.AH18]" office:value-type="float" office:value="36.6538" calcext:value-type="float">
            <text:p>36.65</text:p>
          </table:table-cell>
          <table:table-cell table:formula="of:=[$'ScSp Dist'.AI18]" office:value-type="float" office:value="7.80464" calcext:value-type="float">
            <text:p>7.80</text:p>
          </table:table-cell>
          <table:table-cell table:formula="of:=[$'ScSp Dist'.AJ18]" office:value-type="float" office:value="6.18956" calcext:value-type="float">
            <text:p>6.19</text:p>
          </table:table-cell>
          <table:table-cell table:formula="of:=[$'ScSp Dist'.AK18]" office:value-type="float" office:value="49.352" calcext:value-type="float">
            <text:p>49.35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ScSp Dist'.G19]" office:value-type="float" office:value="37.1899" calcext:value-type="float">
            <text:p>37.19</text:p>
          </table:table-cell>
          <table:table-cell table:formula="of:=[$'ScSp Dist'.H19]" office:value-type="float" office:value="5.8408" calcext:value-type="float">
            <text:p>5.84</text:p>
          </table:table-cell>
          <table:table-cell table:formula="of:=[$'ScSp Dist'.I19]" office:value-type="float" office:value="5.27223" calcext:value-type="float">
            <text:p>5.27</text:p>
          </table:table-cell>
          <table:table-cell table:formula="of:=[$'ScSp Dist'.J19]" office:value-type="float" office:value="51.6971" calcext:value-type="float">
            <text:p>51.70</text:p>
          </table:table-cell>
          <table:table-cell table:formula="of:=[$'ScSp Dist'.P19]" office:value-type="float" office:value="38.5556" calcext:value-type="float">
            <text:p>38.56</text:p>
          </table:table-cell>
          <table:table-cell table:formula="of:=[$'ScSp Dist'.Q19]" office:value-type="float" office:value="6.6347" calcext:value-type="float">
            <text:p>6.63</text:p>
          </table:table-cell>
          <table:table-cell table:formula="of:=[$'ScSp Dist'.R19]" office:value-type="float" office:value="5.98884" calcext:value-type="float">
            <text:p>5.99</text:p>
          </table:table-cell>
          <table:table-cell table:formula="of:=[$'ScSp Dist'.S19]" office:value-type="float" office:value="48.8208" calcext:value-type="float">
            <text:p>48.82</text:p>
          </table:table-cell>
          <table:table-cell table:formula="of:=[$'ScSp Dist'.Y19]" office:value-type="float" office:value="36.3758" calcext:value-type="float">
            <text:p>36.38</text:p>
          </table:table-cell>
          <table:table-cell table:formula="of:=[$'ScSp Dist'.Z19]" office:value-type="float" office:value="7.57457" calcext:value-type="float">
            <text:p>7.57</text:p>
          </table:table-cell>
          <table:table-cell table:formula="of:=[$'ScSp Dist'.AA19]" office:value-type="float" office:value="6.83722" calcext:value-type="float">
            <text:p>6.84</text:p>
          </table:table-cell>
          <table:table-cell table:formula="of:=[$'ScSp Dist'.AB19]" office:value-type="float" office:value="49.2124" calcext:value-type="float">
            <text:p>49.21</text:p>
          </table:table-cell>
          <table:table-cell table:formula="of:=[$'ScSp Dist'.AH19]" office:value-type="float" office:value="33.4962" calcext:value-type="float">
            <text:p>33.50</text:p>
          </table:table-cell>
          <table:table-cell table:formula="of:=[$'ScSp Dist'.AI19]" office:value-type="float" office:value="13.3085" calcext:value-type="float">
            <text:p>13.31</text:p>
          </table:table-cell>
          <table:table-cell table:formula="of:=[$'ScSp Dist'.AJ19]" office:value-type="float" office:value="8.37084" calcext:value-type="float">
            <text:p>8.37</text:p>
          </table:table-cell>
          <table:table-cell table:formula="of:=[$'ScSp Dist'.AK19]" office:value-type="float" office:value="44.8245" calcext:value-type="float">
            <text:p>44.82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ScSp Dist'.G20]" office:value-type="float" office:value="31.5729" calcext:value-type="float">
            <text:p>31.57</text:p>
          </table:table-cell>
          <table:table-cell table:formula="of:=[$'ScSp Dist'.H20]" office:value-type="float" office:value="5.51129" calcext:value-type="float">
            <text:p>5.51</text:p>
          </table:table-cell>
          <table:table-cell table:formula="of:=[$'ScSp Dist'.I20]" office:value-type="float" office:value="2.37372" calcext:value-type="float">
            <text:p>2.37</text:p>
          </table:table-cell>
          <table:table-cell table:formula="of:=[$'ScSp Dist'.J20]" office:value-type="float" office:value="60.5421" calcext:value-type="float">
            <text:p>60.54</text:p>
          </table:table-cell>
          <table:table-cell table:formula="of:=[$'ScSp Dist'.P20]" office:value-type="float" office:value="27.4636" calcext:value-type="float">
            <text:p>27.46</text:p>
          </table:table-cell>
          <table:table-cell table:formula="of:=[$'ScSp Dist'.Q20]" office:value-type="float" office:value="8.40617" calcext:value-type="float">
            <text:p>8.41</text:p>
          </table:table-cell>
          <table:table-cell table:formula="of:=[$'ScSp Dist'.R20]" office:value-type="float" office:value="5.9126" calcext:value-type="float">
            <text:p>5.91</text:p>
          </table:table-cell>
          <table:table-cell table:formula="of:=[$'ScSp Dist'.S20]" office:value-type="float" office:value="58.2177" calcext:value-type="float">
            <text:p>58.22</text:p>
          </table:table-cell>
          <table:table-cell table:formula="of:=[$'ScSp Dist'.Y20]" office:value-type="float" office:value="27.4698" calcext:value-type="float">
            <text:p>27.47</text:p>
          </table:table-cell>
          <table:table-cell table:formula="of:=[$'ScSp Dist'.Z20]" office:value-type="float" office:value="9.12558" calcext:value-type="float">
            <text:p>9.13</text:p>
          </table:table-cell>
          <table:table-cell table:formula="of:=[$'ScSp Dist'.AA20]" office:value-type="float" office:value="6.4186" calcext:value-type="float">
            <text:p>6.42</text:p>
          </table:table-cell>
          <table:table-cell table:formula="of:=[$'ScSp Dist'.AB20]" office:value-type="float" office:value="56.986" calcext:value-type="float">
            <text:p>56.99</text:p>
          </table:table-cell>
          <table:table-cell table:formula="of:=[$'ScSp Dist'.AH20]" office:value-type="float" office:value="15.3301" calcext:value-type="float">
            <text:p>15.33</text:p>
          </table:table-cell>
          <table:table-cell table:formula="of:=[$'ScSp Dist'.AI20]" office:value-type="float" office:value="25.2202" calcext:value-type="float">
            <text:p>25.22</text:p>
          </table:table-cell>
          <table:table-cell table:formula="of:=[$'ScSp Dist'.AJ20]" office:value-type="float" office:value="15.1303" calcext:value-type="float">
            <text:p>15.13</text:p>
          </table:table-cell>
          <table:table-cell table:formula="of:=[$'ScSp Dist'.AK20]" office:value-type="float" office:value="44.3193" calcext:value-type="float">
            <text:p>44.32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ScSp Dist'.G21]" office:value-type="float" office:value="48.4301" calcext:value-type="float">
            <text:p>48.43</text:p>
          </table:table-cell>
          <table:table-cell table:formula="of:=[$'ScSp Dist'.H21]" office:value-type="float" office:value="0" calcext:value-type="float">
            <text:p>0.00</text:p>
          </table:table-cell>
          <table:table-cell table:formula="of:=[$'ScSp Dist'.I21]" office:value-type="float" office:value="0" calcext:value-type="float">
            <text:p>0.00</text:p>
          </table:table-cell>
          <table:table-cell table:formula="of:=[$'ScSp Dist'.J21]" office:value-type="float" office:value="51.5699" calcext:value-type="float">
            <text:p>51.57</text:p>
          </table:table-cell>
          <table:table-cell table:formula="of:=[$'ScSp Dist'.P21]" office:value-type="float" office:value="40.8242" calcext:value-type="float">
            <text:p>40.82</text:p>
          </table:table-cell>
          <table:table-cell table:formula="of:=[$'ScSp Dist'.Q21]" office:value-type="float" office:value="11.8471" calcext:value-type="float">
            <text:p>11.85</text:p>
          </table:table-cell>
          <table:table-cell table:formula="of:=[$'ScSp Dist'.R21]" office:value-type="float" office:value="6.17676" calcext:value-type="float">
            <text:p>6.18</text:p>
          </table:table-cell>
          <table:table-cell table:formula="of:=[$'ScSp Dist'.S21]" office:value-type="float" office:value="41.1519" calcext:value-type="float">
            <text:p>41.15</text:p>
          </table:table-cell>
          <table:table-cell table:formula="of:=[$'ScSp Dist'.Y21]" office:value-type="float" office:value="32.3228" calcext:value-type="float">
            <text:p>32.32</text:p>
          </table:table-cell>
          <table:table-cell table:formula="of:=[$'ScSp Dist'.Z21]" office:value-type="float" office:value="20.8627" calcext:value-type="float">
            <text:p>20.86</text:p>
          </table:table-cell>
          <table:table-cell table:formula="of:=[$'ScSp Dist'.AA21]" office:value-type="float" office:value="11.2116" calcext:value-type="float">
            <text:p>11.21</text:p>
          </table:table-cell>
          <table:table-cell table:formula="of:=[$'ScSp Dist'.AB21]" office:value-type="float" office:value="35.6028" calcext:value-type="float">
            <text:p>35.60</text:p>
          </table:table-cell>
          <table:table-cell table:formula="of:=[$'ScSp Dist'.AH21]" office:value-type="float" office:value="22.2832" calcext:value-type="float">
            <text:p>22.28</text:p>
          </table:table-cell>
          <table:table-cell table:formula="of:=[$'ScSp Dist'.AI21]" office:value-type="float" office:value="31.4518" calcext:value-type="float">
            <text:p>31.45</text:p>
          </table:table-cell>
          <table:table-cell table:formula="of:=[$'ScSp Dist'.AJ21]" office:value-type="float" office:value="15.4779" calcext:value-type="float">
            <text:p>15.48</text:p>
          </table:table-cell>
          <table:table-cell table:formula="of:=[$'ScSp Dist'.AK21]" office:value-type="float" office:value="30.7871" calcext:value-type="float">
            <text:p>30.79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ScSp Dist'.G22]" office:value-type="float" office:value="49.8074" calcext:value-type="float">
            <text:p>49.81</text:p>
          </table:table-cell>
          <table:table-cell table:formula="of:=[$'ScSp Dist'.H22]" office:value-type="float" office:value="0" calcext:value-type="float">
            <text:p>0.00</text:p>
          </table:table-cell>
          <table:table-cell table:formula="of:=[$'ScSp Dist'.I22]" office:value-type="float" office:value="0" calcext:value-type="float">
            <text:p>0.00</text:p>
          </table:table-cell>
          <table:table-cell table:formula="of:=[$'ScSp Dist'.J22]" office:value-type="float" office:value="50.1926" calcext:value-type="float">
            <text:p>50.19</text:p>
          </table:table-cell>
          <table:table-cell table:formula="of:=[$'ScSp Dist'.P22]" office:value-type="float" office:value="39.1258" calcext:value-type="float">
            <text:p>39.13</text:p>
          </table:table-cell>
          <table:table-cell table:formula="of:=[$'ScSp Dist'.Q22]" office:value-type="float" office:value="5.90778" calcext:value-type="float">
            <text:p>5.91</text:p>
          </table:table-cell>
          <table:table-cell table:formula="of:=[$'ScSp Dist'.R22]" office:value-type="float" office:value="7.45437" calcext:value-type="float">
            <text:p>7.45</text:p>
          </table:table-cell>
          <table:table-cell table:formula="of:=[$'ScSp Dist'.S22]" office:value-type="float" office:value="47.512" calcext:value-type="float">
            <text:p>47.51</text:p>
          </table:table-cell>
          <table:table-cell table:formula="of:=[$'ScSp Dist'.Y22]" office:value-type="float" office:value="28.8691" calcext:value-type="float">
            <text:p>28.87</text:p>
          </table:table-cell>
          <table:table-cell table:formula="of:=[$'ScSp Dist'.Z22]" office:value-type="float" office:value="17.1245" calcext:value-type="float">
            <text:p>17.12</text:p>
          </table:table-cell>
          <table:table-cell table:formula="of:=[$'ScSp Dist'.AA22]" office:value-type="float" office:value="15.0824" calcext:value-type="float">
            <text:p>15.08</text:p>
          </table:table-cell>
          <table:table-cell table:formula="of:=[$'ScSp Dist'.AB22]" office:value-type="float" office:value="38.924" calcext:value-type="float">
            <text:p>38.92</text:p>
          </table:table-cell>
          <table:table-cell table:formula="of:=[$'ScSp Dist'.AH22]" office:value-type="float" office:value="19.8945" calcext:value-type="float">
            <text:p>19.89</text:p>
          </table:table-cell>
          <table:table-cell table:formula="of:=[$'ScSp Dist'.AI22]" office:value-type="float" office:value="25.7888" calcext:value-type="float">
            <text:p>25.79</text:p>
          </table:table-cell>
          <table:table-cell table:formula="of:=[$'ScSp Dist'.AJ22]" office:value-type="float" office:value="16.2321" calcext:value-type="float">
            <text:p>16.23</text:p>
          </table:table-cell>
          <table:table-cell table:formula="of:=[$'ScSp Dist'.AK22]" office:value-type="float" office:value="38.0846" calcext:value-type="float">
            <text:p>38.08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ScSp Dist'.G23]" office:value-type="float" office:value="36.4494" calcext:value-type="float">
            <text:p>36.45</text:p>
          </table:table-cell>
          <table:table-cell table:formula="of:=[$'ScSp Dist'.H23]" office:value-type="float" office:value="3.80169" calcext:value-type="float">
            <text:p>3.80</text:p>
          </table:table-cell>
          <table:table-cell table:formula="of:=[$'ScSp Dist'.I23]" office:value-type="float" office:value="3.87262" calcext:value-type="float">
            <text:p>3.87</text:p>
          </table:table-cell>
          <table:table-cell table:formula="of:=[$'ScSp Dist'.J23]" office:value-type="float" office:value="55.8763" calcext:value-type="float">
            <text:p>55.88</text:p>
          </table:table-cell>
          <table:table-cell table:formula="of:=[$'ScSp Dist'.P23]" office:value-type="float" office:value="31.5261" calcext:value-type="float">
            <text:p>31.53</text:p>
          </table:table-cell>
          <table:table-cell table:formula="of:=[$'ScSp Dist'.Q23]" office:value-type="float" office:value="9.27934" calcext:value-type="float">
            <text:p>9.28</text:p>
          </table:table-cell>
          <table:table-cell table:formula="of:=[$'ScSp Dist'.R23]" office:value-type="float" office:value="8.23929" calcext:value-type="float">
            <text:p>8.24</text:p>
          </table:table-cell>
          <table:table-cell table:formula="of:=[$'ScSp Dist'.S23]" office:value-type="float" office:value="50.9552" calcext:value-type="float">
            <text:p>50.96</text:p>
          </table:table-cell>
          <table:table-cell table:formula="of:=[$'ScSp Dist'.Y23]" office:value-type="float" office:value="24.7004" calcext:value-type="float">
            <text:p>24.70</text:p>
          </table:table-cell>
          <table:table-cell table:formula="of:=[$'ScSp Dist'.Z23]" office:value-type="float" office:value="16.7004" calcext:value-type="float">
            <text:p>16.70</text:p>
          </table:table-cell>
          <table:table-cell table:formula="of:=[$'ScSp Dist'.AA23]" office:value-type="float" office:value="11.0817" calcext:value-type="float">
            <text:p>11.08</text:p>
          </table:table-cell>
          <table:table-cell table:formula="of:=[$'ScSp Dist'.AB23]" office:value-type="float" office:value="47.5175" calcext:value-type="float">
            <text:p>47.52</text:p>
          </table:table-cell>
          <table:table-cell table:formula="of:=[$'ScSp Dist'.AH23]" office:value-type="float" office:value="15.8478" calcext:value-type="float">
            <text:p>15.85</text:p>
          </table:table-cell>
          <table:table-cell table:formula="of:=[$'ScSp Dist'.AI23]" office:value-type="float" office:value="26.3484" calcext:value-type="float">
            <text:p>26.35</text:p>
          </table:table-cell>
          <table:table-cell table:formula="of:=[$'ScSp Dist'.AJ23]" office:value-type="float" office:value="18.3321" calcext:value-type="float">
            <text:p>18.33</text:p>
          </table:table-cell>
          <table:table-cell table:formula="of:=[$'ScSp Dist'.AK23]" office:value-type="float" office:value="39.4717" calcext:value-type="float">
            <text:p>39.47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ScSp Dist'.G24]" office:value-type="float" office:value="33.4076" calcext:value-type="float">
            <text:p>33.41</text:p>
          </table:table-cell>
          <table:table-cell table:formula="of:=[$'ScSp Dist'.H24]" office:value-type="float" office:value="10.0865" calcext:value-type="float">
            <text:p>10.09</text:p>
          </table:table-cell>
          <table:table-cell table:formula="of:=[$'ScSp Dist'.I24]" office:value-type="float" office:value="2.16863" calcext:value-type="float">
            <text:p>2.17</text:p>
          </table:table-cell>
          <table:table-cell table:formula="of:=[$'ScSp Dist'.J24]" office:value-type="float" office:value="54.3373" calcext:value-type="float">
            <text:p>54.34</text:p>
          </table:table-cell>
          <table:table-cell table:formula="of:=[$'ScSp Dist'.P24]" office:value-type="float" office:value="32.6791" calcext:value-type="float">
            <text:p>32.68</text:p>
          </table:table-cell>
          <table:table-cell table:formula="of:=[$'ScSp Dist'.Q24]" office:value-type="float" office:value="8.27096" calcext:value-type="float">
            <text:p>8.27</text:p>
          </table:table-cell>
          <table:table-cell table:formula="of:=[$'ScSp Dist'.R24]" office:value-type="float" office:value="2.4515" calcext:value-type="float">
            <text:p>2.45</text:p>
          </table:table-cell>
          <table:table-cell table:formula="of:=[$'ScSp Dist'.S24]" office:value-type="float" office:value="56.5984" calcext:value-type="float">
            <text:p>56.60</text:p>
          </table:table-cell>
          <table:table-cell table:formula="of:=[$'ScSp Dist'.Y24]" office:value-type="float" office:value="27.1902" calcext:value-type="float">
            <text:p>27.19</text:p>
          </table:table-cell>
          <table:table-cell table:formula="of:=[$'ScSp Dist'.Z24]" office:value-type="float" office:value="17.4568" calcext:value-type="float">
            <text:p>17.46</text:p>
          </table:table-cell>
          <table:table-cell table:formula="of:=[$'ScSp Dist'.AA24]" office:value-type="float" office:value="6.35384" calcext:value-type="float">
            <text:p>6.35</text:p>
          </table:table-cell>
          <table:table-cell table:formula="of:=[$'ScSp Dist'.AB24]" office:value-type="float" office:value="48.9991" calcext:value-type="float">
            <text:p>49.00</text:p>
          </table:table-cell>
          <table:table-cell table:formula="of:=[$'ScSp Dist'.AH24]" office:value-type="float" office:value="14.8682" calcext:value-type="float">
            <text:p>14.87</text:p>
          </table:table-cell>
          <table:table-cell table:formula="of:=[$'ScSp Dist'.AI24]" office:value-type="float" office:value="28.7108" calcext:value-type="float">
            <text:p>28.71</text:p>
          </table:table-cell>
          <table:table-cell table:formula="of:=[$'ScSp Dist'.AJ24]" office:value-type="float" office:value="15.6855" calcext:value-type="float">
            <text:p>15.69</text:p>
          </table:table-cell>
          <table:table-cell table:formula="of:=[$'ScSp Dist'.AK24]" office:value-type="float" office:value="40.7355" calcext:value-type="float">
            <text:p>40.74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ScSp Dist'.G25]" office:value-type="float" office:value="39.1006" calcext:value-type="float">
            <text:p>39.10</text:p>
          </table:table-cell>
          <table:table-cell table:formula="of:=[$'ScSp Dist'.H25]" office:value-type="float" office:value="13.5362" calcext:value-type="float">
            <text:p>13.54</text:p>
          </table:table-cell>
          <table:table-cell table:formula="of:=[$'ScSp Dist'.I25]" office:value-type="float" office:value="2.64121" calcext:value-type="float">
            <text:p>2.64</text:p>
          </table:table-cell>
          <table:table-cell table:formula="of:=[$'ScSp Dist'.J25]" office:value-type="float" office:value="44.722" calcext:value-type="float">
            <text:p>44.72</text:p>
          </table:table-cell>
          <table:table-cell table:formula="of:=[$'ScSp Dist'.P25]" office:value-type="float" office:value="34.7344" calcext:value-type="float">
            <text:p>34.73</text:p>
          </table:table-cell>
          <table:table-cell table:formula="of:=[$'ScSp Dist'.Q25]" office:value-type="float" office:value="17.2475" calcext:value-type="float">
            <text:p>17.25</text:p>
          </table:table-cell>
          <table:table-cell table:formula="of:=[$'ScSp Dist'.R25]" office:value-type="float" office:value="3.43176" calcext:value-type="float">
            <text:p>3.43</text:p>
          </table:table-cell>
          <table:table-cell table:formula="of:=[$'ScSp Dist'.S25]" office:value-type="float" office:value="44.5863" calcext:value-type="float">
            <text:p>44.59</text:p>
          </table:table-cell>
          <table:table-cell table:formula="of:=[$'ScSp Dist'.Y25]" office:value-type="float" office:value="30.288" calcext:value-type="float">
            <text:p>30.29</text:p>
          </table:table-cell>
          <table:table-cell table:formula="of:=[$'ScSp Dist'.Z25]" office:value-type="float" office:value="21.7279" calcext:value-type="float">
            <text:p>21.73</text:p>
          </table:table-cell>
          <table:table-cell table:formula="of:=[$'ScSp Dist'.AA25]" office:value-type="float" office:value="9.07646" calcext:value-type="float">
            <text:p>9.08</text:p>
          </table:table-cell>
          <table:table-cell table:formula="of:=[$'ScSp Dist'.AB25]" office:value-type="float" office:value="38.9076" calcext:value-type="float">
            <text:p>38.91</text:p>
          </table:table-cell>
          <table:table-cell table:formula="of:=[$'ScSp Dist'.AH25]" office:value-type="float" office:value="19.4435" calcext:value-type="float">
            <text:p>19.44</text:p>
          </table:table-cell>
          <table:table-cell table:formula="of:=[$'ScSp Dist'.AI25]" office:value-type="float" office:value="26.9997" calcext:value-type="float">
            <text:p>27.00</text:p>
          </table:table-cell>
          <table:table-cell table:formula="of:=[$'ScSp Dist'.AJ25]" office:value-type="float" office:value="10.6415" calcext:value-type="float">
            <text:p>10.64</text:p>
          </table:table-cell>
          <table:table-cell table:formula="of:=[$'ScSp Dist'.AK25]" office:value-type="float" office:value="42.9154" calcext:value-type="float">
            <text:p>42.92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ScSp Dist'.G26]" office:value-type="float" office:value="38.5162" calcext:value-type="float">
            <text:p>38.52</text:p>
          </table:table-cell>
          <table:table-cell table:formula="of:=[$'ScSp Dist'.H26]" office:value-type="float" office:value="0" calcext:value-type="float">
            <text:p>0.00</text:p>
          </table:table-cell>
          <table:table-cell table:formula="of:=[$'ScSp Dist'.I26]" office:value-type="float" office:value="0" calcext:value-type="float">
            <text:p>0.00</text:p>
          </table:table-cell>
          <table:table-cell table:formula="of:=[$'ScSp Dist'.J26]" office:value-type="float" office:value="61.4838" calcext:value-type="float">
            <text:p>61.48</text:p>
          </table:table-cell>
          <table:table-cell table:formula="of:=[$'ScSp Dist'.P26]" office:value-type="float" office:value="32.9255" calcext:value-type="float">
            <text:p>32.93</text:p>
          </table:table-cell>
          <table:table-cell table:formula="of:=[$'ScSp Dist'.Q26]" office:value-type="float" office:value="6.28823" calcext:value-type="float">
            <text:p>6.29</text:p>
          </table:table-cell>
          <table:table-cell table:formula="of:=[$'ScSp Dist'.R26]" office:value-type="float" office:value="1.36204" calcext:value-type="float">
            <text:p>1.36</text:p>
          </table:table-cell>
          <table:table-cell table:formula="of:=[$'ScSp Dist'.S26]" office:value-type="float" office:value="59.4242" calcext:value-type="float">
            <text:p>59.42</text:p>
          </table:table-cell>
          <table:table-cell table:formula="of:=[$'ScSp Dist'.Y26]" office:value-type="float" office:value="23.0458" calcext:value-type="float">
            <text:p>23.05</text:p>
          </table:table-cell>
          <table:table-cell table:formula="of:=[$'ScSp Dist'.Z26]" office:value-type="float" office:value="15.5178" calcext:value-type="float">
            <text:p>15.52</text:p>
          </table:table-cell>
          <table:table-cell table:formula="of:=[$'ScSp Dist'.AA26]" office:value-type="float" office:value="6.7942" calcext:value-type="float">
            <text:p>6.79</text:p>
          </table:table-cell>
          <table:table-cell table:formula="of:=[$'ScSp Dist'.AB26]" office:value-type="float" office:value="54.6422" calcext:value-type="float">
            <text:p>54.64</text:p>
          </table:table-cell>
          <table:table-cell table:formula="of:=[$'ScSp Dist'.AH26]" office:value-type="float" office:value="10.9212" calcext:value-type="float">
            <text:p>10.92</text:p>
          </table:table-cell>
          <table:table-cell table:formula="of:=[$'ScSp Dist'.AI26]" office:value-type="float" office:value="25.572" calcext:value-type="float">
            <text:p>25.57</text:p>
          </table:table-cell>
          <table:table-cell table:formula="of:=[$'ScSp Dist'.AJ26]" office:value-type="float" office:value="16.5501" calcext:value-type="float">
            <text:p>16.55</text:p>
          </table:table-cell>
          <table:table-cell table:formula="of:=[$'ScSp Dist'.AK26]" office:value-type="float" office:value="46.9567" calcext:value-type="float">
            <text:p>46.96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ScSp Dist'.G27]" office:value-type="float" office:value="35.5233" calcext:value-type="float">
            <text:p>35.52</text:p>
          </table:table-cell>
          <table:table-cell table:formula="of:=[$'ScSp Dist'.H27]" office:value-type="float" office:value="0" calcext:value-type="float">
            <text:p>0.00</text:p>
          </table:table-cell>
          <table:table-cell table:formula="of:=[$'ScSp Dist'.I27]" office:value-type="float" office:value="0" calcext:value-type="float">
            <text:p>0.00</text:p>
          </table:table-cell>
          <table:table-cell table:formula="of:=[$'ScSp Dist'.J27]" office:value-type="float" office:value="64.4767" calcext:value-type="float">
            <text:p>64.48</text:p>
          </table:table-cell>
          <table:table-cell table:formula="of:=[$'ScSp Dist'.P27]" office:value-type="float" office:value="28.9668" calcext:value-type="float">
            <text:p>28.97</text:p>
          </table:table-cell>
          <table:table-cell table:formula="of:=[$'ScSp Dist'.Q27]" office:value-type="float" office:value="6.84712" calcext:value-type="float">
            <text:p>6.85</text:p>
          </table:table-cell>
          <table:table-cell table:formula="of:=[$'ScSp Dist'.R27]" office:value-type="float" office:value="3.82005" calcext:value-type="float">
            <text:p>3.82</text:p>
          </table:table-cell>
          <table:table-cell table:formula="of:=[$'ScSp Dist'.S27]" office:value-type="float" office:value="60.366" calcext:value-type="float">
            <text:p>60.37</text:p>
          </table:table-cell>
          <table:table-cell table:formula="of:=[$'ScSp Dist'.Y27]" office:value-type="float" office:value="18.2974" calcext:value-type="float">
            <text:p>18.30</text:p>
          </table:table-cell>
          <table:table-cell table:formula="of:=[$'ScSp Dist'.Z27]" office:value-type="float" office:value="18.4649" calcext:value-type="float">
            <text:p>18.46</text:p>
          </table:table-cell>
          <table:table-cell table:formula="of:=[$'ScSp Dist'.AA27]" office:value-type="float" office:value="9.08399" calcext:value-type="float">
            <text:p>9.08</text:p>
          </table:table-cell>
          <table:table-cell table:formula="of:=[$'ScSp Dist'.AB27]" office:value-type="float" office:value="54.1537" calcext:value-type="float">
            <text:p>54.15</text:p>
          </table:table-cell>
          <table:table-cell table:formula="of:=[$'ScSp Dist'.AH27]" office:value-type="float" office:value="17.9518" calcext:value-type="float">
            <text:p>17.95</text:p>
          </table:table-cell>
          <table:table-cell table:formula="of:=[$'ScSp Dist'.AI27]" office:value-type="float" office:value="24.8057" calcext:value-type="float">
            <text:p>24.81</text:p>
          </table:table-cell>
          <table:table-cell table:formula="of:=[$'ScSp Dist'.AJ27]" office:value-type="float" office:value="8.29847" calcext:value-type="float">
            <text:p>8.30</text:p>
          </table:table-cell>
          <table:table-cell table:formula="of:=[$'ScSp Dist'.AK27]" office:value-type="float" office:value="48.944" calcext:value-type="float">
            <text:p>48.94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ScSp Dist'.G28]" office:value-type="float" office:value="45.0376" calcext:value-type="float">
            <text:p>45.04</text:p>
          </table:table-cell>
          <table:table-cell table:formula="of:=[$'ScSp Dist'.H28]" office:value-type="float" office:value="0" calcext:value-type="float">
            <text:p>0.00</text:p>
          </table:table-cell>
          <table:table-cell table:formula="of:=[$'ScSp Dist'.I28]" office:value-type="float" office:value="0" calcext:value-type="float">
            <text:p>0.00</text:p>
          </table:table-cell>
          <table:table-cell table:formula="of:=[$'ScSp Dist'.J28]" office:value-type="float" office:value="54.9624" calcext:value-type="float">
            <text:p>54.96</text:p>
          </table:table-cell>
          <table:table-cell table:formula="of:=[$'ScSp Dist'.P28]" office:value-type="float" office:value="43.1903" calcext:value-type="float">
            <text:p>43.19</text:p>
          </table:table-cell>
          <table:table-cell table:formula="of:=[$'ScSp Dist'.Q28]" office:value-type="float" office:value="3.15133" calcext:value-type="float">
            <text:p>3.15</text:p>
          </table:table-cell>
          <table:table-cell table:formula="of:=[$'ScSp Dist'.R28]" office:value-type="float" office:value="1.75507" calcext:value-type="float">
            <text:p>1.76</text:p>
          </table:table-cell>
          <table:table-cell table:formula="of:=[$'ScSp Dist'.S28]" office:value-type="float" office:value="51.9033" calcext:value-type="float">
            <text:p>51.90</text:p>
          </table:table-cell>
          <table:table-cell table:formula="of:=[$'ScSp Dist'.Y28]" office:value-type="float" office:value="35.2427" calcext:value-type="float">
            <text:p>35.24</text:p>
          </table:table-cell>
          <table:table-cell table:formula="of:=[$'ScSp Dist'.Z28]" office:value-type="float" office:value="12.4866" calcext:value-type="float">
            <text:p>12.49</text:p>
          </table:table-cell>
          <table:table-cell table:formula="of:=[$'ScSp Dist'.AA28]" office:value-type="float" office:value="5.38202" calcext:value-type="float">
            <text:p>5.38</text:p>
          </table:table-cell>
          <table:table-cell table:formula="of:=[$'ScSp Dist'.AB28]" office:value-type="float" office:value="46.8887" calcext:value-type="float">
            <text:p>46.89</text:p>
          </table:table-cell>
          <table:table-cell table:formula="of:=[$'ScSp Dist'.AH28]" office:value-type="float" office:value="19.0317" calcext:value-type="float">
            <text:p>19.03</text:p>
          </table:table-cell>
          <table:table-cell table:formula="of:=[$'ScSp Dist'.AI28]" office:value-type="float" office:value="22.8016" calcext:value-type="float">
            <text:p>22.80</text:p>
          </table:table-cell>
          <table:table-cell table:formula="of:=[$'ScSp Dist'.AJ28]" office:value-type="float" office:value="17.8643" calcext:value-type="float">
            <text:p>17.86</text:p>
          </table:table-cell>
          <table:table-cell table:formula="of:=[$'ScSp Dist'.AK28]" office:value-type="float" office:value="40.3024" calcext:value-type="float">
            <text:p>40.30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ScSp Dist'.G29]" office:value-type="float" office:value="38.1982" calcext:value-type="float">
            <text:p>38.20</text:p>
          </table:table-cell>
          <table:table-cell table:formula="of:=[$'ScSp Dist'.H29]" office:value-type="float" office:value="8.56549" calcext:value-type="float">
            <text:p>8.57</text:p>
          </table:table-cell>
          <table:table-cell table:formula="of:=[$'ScSp Dist'.I29]" office:value-type="float" office:value="4.54608" calcext:value-type="float">
            <text:p>4.55</text:p>
          </table:table-cell>
          <table:table-cell table:formula="of:=[$'ScSp Dist'.J29]" office:value-type="float" office:value="48.6902" calcext:value-type="float">
            <text:p>48.69</text:p>
          </table:table-cell>
          <table:table-cell table:formula="of:=[$'ScSp Dist'.P29]" office:value-type="float" office:value="38.1263" calcext:value-type="float">
            <text:p>38.13</text:p>
          </table:table-cell>
          <table:table-cell table:formula="of:=[$'ScSp Dist'.Q29]" office:value-type="float" office:value="3.93848" calcext:value-type="float">
            <text:p>3.94</text:p>
          </table:table-cell>
          <table:table-cell table:formula="of:=[$'ScSp Dist'.R29]" office:value-type="float" office:value="4.2259" calcext:value-type="float">
            <text:p>4.23</text:p>
          </table:table-cell>
          <table:table-cell table:formula="of:=[$'ScSp Dist'.S29]" office:value-type="float" office:value="53.7093" calcext:value-type="float">
            <text:p>53.71</text:p>
          </table:table-cell>
          <table:table-cell table:formula="of:=[$'ScSp Dist'.Y29]" office:value-type="float" office:value="38.0057" calcext:value-type="float">
            <text:p>38.01</text:p>
          </table:table-cell>
          <table:table-cell table:formula="of:=[$'ScSp Dist'.Z29]" office:value-type="float" office:value="4.22008" calcext:value-type="float">
            <text:p>4.22</text:p>
          </table:table-cell>
          <table:table-cell table:formula="of:=[$'ScSp Dist'.AA29]" office:value-type="float" office:value="4.52805" calcext:value-type="float">
            <text:p>4.53</text:p>
          </table:table-cell>
          <table:table-cell table:formula="of:=[$'ScSp Dist'.AB29]" office:value-type="float" office:value="53.2462" calcext:value-type="float">
            <text:p>53.25</text:p>
          </table:table-cell>
          <table:table-cell table:formula="of:=[$'ScSp Dist'.AH29]" office:value-type="float" office:value="21.2236" calcext:value-type="float">
            <text:p>21.22</text:p>
          </table:table-cell>
          <table:table-cell table:formula="of:=[$'ScSp Dist'.AI29]" office:value-type="float" office:value="16.4569" calcext:value-type="float">
            <text:p>16.46</text:p>
          </table:table-cell>
          <table:table-cell table:formula="of:=[$'ScSp Dist'.AJ29]" office:value-type="float" office:value="15.9015" calcext:value-type="float">
            <text:p>15.90</text:p>
          </table:table-cell>
          <table:table-cell table:formula="of:=[$'ScSp Dist'.AK29]" office:value-type="float" office:value="46.418" calcext:value-type="float">
            <text:p>46.42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ScSp Dist'.G30]" office:value-type="float" office:value="52.5593" calcext:value-type="float">
            <text:p>52.56</text:p>
          </table:table-cell>
          <table:table-cell table:formula="of:=[$'ScSp Dist'.H30]" office:value-type="float" office:value="0" calcext:value-type="float">
            <text:p>0.00</text:p>
          </table:table-cell>
          <table:table-cell table:formula="of:=[$'ScSp Dist'.I30]" office:value-type="float" office:value="0" calcext:value-type="float">
            <text:p>0.00</text:p>
          </table:table-cell>
          <table:table-cell table:formula="of:=[$'ScSp Dist'.J30]" office:value-type="float" office:value="47.4407" calcext:value-type="float">
            <text:p>47.44</text:p>
          </table:table-cell>
          <table:table-cell table:formula="of:=[$'ScSp Dist'.P30]" office:value-type="float" office:value="41.4136" calcext:value-type="float">
            <text:p>41.41</text:p>
          </table:table-cell>
          <table:table-cell table:formula="of:=[$'ScSp Dist'.Q30]" office:value-type="float" office:value="10.8996" calcext:value-type="float">
            <text:p>10.90</text:p>
          </table:table-cell>
          <table:table-cell table:formula="of:=[$'ScSp Dist'.R30]" office:value-type="float" office:value="3.97252" calcext:value-type="float">
            <text:p>3.97</text:p>
          </table:table-cell>
          <table:table-cell table:formula="of:=[$'ScSp Dist'.S30]" office:value-type="float" office:value="43.7143" calcext:value-type="float">
            <text:p>43.71</text:p>
          </table:table-cell>
          <table:table-cell table:formula="of:=[$'ScSp Dist'.Y30]" office:value-type="float" office:value="34.1256" calcext:value-type="float">
            <text:p>34.13</text:p>
          </table:table-cell>
          <table:table-cell table:formula="of:=[$'ScSp Dist'.Z30]" office:value-type="float" office:value="17.775" calcext:value-type="float">
            <text:p>17.78</text:p>
          </table:table-cell>
          <table:table-cell table:formula="of:=[$'ScSp Dist'.AA30]" office:value-type="float" office:value="8.53772" calcext:value-type="float">
            <text:p>8.54</text:p>
          </table:table-cell>
          <table:table-cell table:formula="of:=[$'ScSp Dist'.AB30]" office:value-type="float" office:value="39.5617" calcext:value-type="float">
            <text:p>39.56</text:p>
          </table:table-cell>
          <table:table-cell table:formula="of:=[$'ScSp Dist'.AH30]" office:value-type="float" office:value="24.4467" calcext:value-type="float">
            <text:p>24.45</text:p>
          </table:table-cell>
          <table:table-cell table:formula="of:=[$'ScSp Dist'.AI30]" office:value-type="float" office:value="25.2012" calcext:value-type="float">
            <text:p>25.20</text:p>
          </table:table-cell>
          <table:table-cell table:formula="of:=[$'ScSp Dist'.AJ30]" office:value-type="float" office:value="19.3964" calcext:value-type="float">
            <text:p>19.40</text:p>
          </table:table-cell>
          <table:table-cell table:formula="of:=[$'ScSp Dist'.AK30]" office:value-type="float" office:value="30.9557" calcext:value-type="float">
            <text:p>30.96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ScSp Dist'.G31]" office:value-type="float" office:value="37.0849" calcext:value-type="float">
            <text:p>37.08</text:p>
          </table:table-cell>
          <table:table-cell table:formula="of:=[$'ScSp Dist'.H31]" office:value-type="float" office:value="4.77337" calcext:value-type="float">
            <text:p>4.77</text:p>
          </table:table-cell>
          <table:table-cell table:formula="of:=[$'ScSp Dist'.I31]" office:value-type="float" office:value="3.18225" calcext:value-type="float">
            <text:p>3.18</text:p>
          </table:table-cell>
          <table:table-cell table:formula="of:=[$'ScSp Dist'.J31]" office:value-type="float" office:value="54.9595" calcext:value-type="float">
            <text:p>54.96</text:p>
          </table:table-cell>
          <table:table-cell table:formula="of:=[$'ScSp Dist'.P31]" office:value-type="float" office:value="31.2476" calcext:value-type="float">
            <text:p>31.25</text:p>
          </table:table-cell>
          <table:table-cell table:formula="of:=[$'ScSp Dist'.Q31]" office:value-type="float" office:value="20.0171" calcext:value-type="float">
            <text:p>20.02</text:p>
          </table:table-cell>
          <table:table-cell table:formula="of:=[$'ScSp Dist'.R31]" office:value-type="float" office:value="5.4012" calcext:value-type="float">
            <text:p>5.40</text:p>
          </table:table-cell>
          <table:table-cell table:formula="of:=[$'ScSp Dist'.S31]" office:value-type="float" office:value="43.3341" calcext:value-type="float">
            <text:p>43.33</text:p>
          </table:table-cell>
          <table:table-cell table:formula="of:=[$'ScSp Dist'.Y31]" office:value-type="float" office:value="21.3113" calcext:value-type="float">
            <text:p>21.31</text:p>
          </table:table-cell>
          <table:table-cell table:formula="of:=[$'ScSp Dist'.Z31]" office:value-type="float" office:value="26.7527" calcext:value-type="float">
            <text:p>26.75</text:p>
          </table:table-cell>
          <table:table-cell table:formula="of:=[$'ScSp Dist'.AA31]" office:value-type="float" office:value="9.94264" calcext:value-type="float">
            <text:p>9.94</text:p>
          </table:table-cell>
          <table:table-cell table:formula="of:=[$'ScSp Dist'.AB31]" office:value-type="float" office:value="41.9933" calcext:value-type="float">
            <text:p>41.99</text:p>
          </table:table-cell>
          <table:table-cell table:formula="of:=[$'ScSp Dist'.AH31]" office:value-type="float" office:value="14.2135" calcext:value-type="float">
            <text:p>14.21</text:p>
          </table:table-cell>
          <table:table-cell table:formula="of:=[$'ScSp Dist'.AI31]" office:value-type="float" office:value="38.5861" calcext:value-type="float">
            <text:p>38.59</text:p>
          </table:table-cell>
          <table:table-cell table:formula="of:=[$'ScSp Dist'.AJ31]" office:value-type="float" office:value="12.3408" calcext:value-type="float">
            <text:p>12.34</text:p>
          </table:table-cell>
          <table:table-cell table:formula="of:=[$'ScSp Dist'.AK31]" office:value-type="float" office:value="34.8596" calcext:value-type="float">
            <text:p>34.86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ScSp Dist'.G32]" office:value-type="float" office:value="39.3939" calcext:value-type="float">
            <text:p>39.39</text:p>
          </table:table-cell>
          <table:table-cell table:formula="of:=[$'ScSp Dist'.H32]" office:value-type="float" office:value="8.36755" calcext:value-type="float">
            <text:p>8.37</text:p>
          </table:table-cell>
          <table:table-cell table:formula="of:=[$'ScSp Dist'.I32]" office:value-type="float" office:value="2.20919" calcext:value-type="float">
            <text:p>2.21</text:p>
          </table:table-cell>
          <table:table-cell table:formula="of:=[$'ScSp Dist'.J32]" office:value-type="float" office:value="50.0293" calcext:value-type="float">
            <text:p>50.03</text:p>
          </table:table-cell>
          <table:table-cell table:formula="of:=[$'ScSp Dist'.P32]" office:value-type="float" office:value="32.9018" calcext:value-type="float">
            <text:p>32.90</text:p>
          </table:table-cell>
          <table:table-cell table:formula="of:=[$'ScSp Dist'.Q32]" office:value-type="float" office:value="16.8359" calcext:value-type="float">
            <text:p>16.84</text:p>
          </table:table-cell>
          <table:table-cell table:formula="of:=[$'ScSp Dist'.R32]" office:value-type="float" office:value="5.52565" calcext:value-type="float">
            <text:p>5.53</text:p>
          </table:table-cell>
          <table:table-cell table:formula="of:=[$'ScSp Dist'.S32]" office:value-type="float" office:value="44.7367" calcext:value-type="float">
            <text:p>44.74</text:p>
          </table:table-cell>
          <table:table-cell table:formula="of:=[$'ScSp Dist'.Y32]" office:value-type="float" office:value="27.1296" calcext:value-type="float">
            <text:p>27.13</text:p>
          </table:table-cell>
          <table:table-cell table:formula="of:=[$'ScSp Dist'.Z32]" office:value-type="float" office:value="25.2503" calcext:value-type="float">
            <text:p>25.25</text:p>
          </table:table-cell>
          <table:table-cell table:formula="of:=[$'ScSp Dist'.AA32]" office:value-type="float" office:value="8.33696" calcext:value-type="float">
            <text:p>8.34</text:p>
          </table:table-cell>
          <table:table-cell table:formula="of:=[$'ScSp Dist'.AB32]" office:value-type="float" office:value="39.2831" calcext:value-type="float">
            <text:p>39.28</text:p>
          </table:table-cell>
          <table:table-cell table:formula="of:=[$'ScSp Dist'.AH32]" office:value-type="float" office:value="15.8122" calcext:value-type="float">
            <text:p>15.81</text:p>
          </table:table-cell>
          <table:table-cell table:formula="of:=[$'ScSp Dist'.AI32]" office:value-type="float" office:value="33.5229" calcext:value-type="float">
            <text:p>33.52</text:p>
          </table:table-cell>
          <table:table-cell table:formula="of:=[$'ScSp Dist'.AJ32]" office:value-type="float" office:value="16.6053" calcext:value-type="float">
            <text:p>16.61</text:p>
          </table:table-cell>
          <table:table-cell table:formula="of:=[$'ScSp Dist'.AK32]" office:value-type="float" office:value="34.0596" calcext:value-type="float">
            <text:p>34.06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ScSp Dist'.G33]" office:value-type="float" office:value="34.9182" calcext:value-type="float">
            <text:p>34.92</text:p>
          </table:table-cell>
          <table:table-cell table:formula="of:=[$'ScSp Dist'.H33]" office:value-type="float" office:value="2.53937" calcext:value-type="float">
            <text:p>2.54</text:p>
          </table:table-cell>
          <table:table-cell table:formula="of:=[$'ScSp Dist'.I33]" office:value-type="float" office:value="2.83325" calcext:value-type="float">
            <text:p>2.83</text:p>
          </table:table-cell>
          <table:table-cell table:formula="of:=[$'ScSp Dist'.J33]" office:value-type="float" office:value="59.7091" calcext:value-type="float">
            <text:p>59.71</text:p>
          </table:table-cell>
          <table:table-cell table:formula="of:=[$'ScSp Dist'.P33]" office:value-type="float" office:value="28.598" calcext:value-type="float">
            <text:p>28.60</text:p>
          </table:table-cell>
          <table:table-cell table:formula="of:=[$'ScSp Dist'.Q33]" office:value-type="float" office:value="9.75119" calcext:value-type="float">
            <text:p>9.75</text:p>
          </table:table-cell>
          <table:table-cell table:formula="of:=[$'ScSp Dist'.R33]" office:value-type="float" office:value="5.32628" calcext:value-type="float">
            <text:p>5.33</text:p>
          </table:table-cell>
          <table:table-cell table:formula="of:=[$'ScSp Dist'.S33]" office:value-type="float" office:value="56.3245" calcext:value-type="float">
            <text:p>56.32</text:p>
          </table:table-cell>
          <table:table-cell table:formula="of:=[$'ScSp Dist'.Y33]" office:value-type="float" office:value="22.8296" calcext:value-type="float">
            <text:p>22.83</text:p>
          </table:table-cell>
          <table:table-cell table:formula="of:=[$'ScSp Dist'.Z33]" office:value-type="float" office:value="16.4938" calcext:value-type="float">
            <text:p>16.49</text:p>
          </table:table-cell>
          <table:table-cell table:formula="of:=[$'ScSp Dist'.AA33]" office:value-type="float" office:value="7.03" calcext:value-type="float">
            <text:p>7.03</text:p>
          </table:table-cell>
          <table:table-cell table:formula="of:=[$'ScSp Dist'.AB33]" office:value-type="float" office:value="53.6467" calcext:value-type="float">
            <text:p>53.65</text:p>
          </table:table-cell>
          <table:table-cell table:formula="of:=[$'ScSp Dist'.AH33]" office:value-type="float" office:value="27.6666" calcext:value-type="float">
            <text:p>27.67</text:p>
          </table:table-cell>
          <table:table-cell table:formula="of:=[$'ScSp Dist'.AI33]" office:value-type="float" office:value="14.7665" calcext:value-type="float">
            <text:p>14.77</text:p>
          </table:table-cell>
          <table:table-cell table:formula="of:=[$'ScSp Dist'.AJ33]" office:value-type="float" office:value="5.79248" calcext:value-type="float">
            <text:p>5.79</text:p>
          </table:table-cell>
          <table:table-cell table:formula="of:=[$'ScSp Dist'.AK33]" office:value-type="float" office:value="51.7745" calcext:value-type="float">
            <text:p>51.77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ScSp Dist'.G34]" office:value-type="float" office:value="34.688" calcext:value-type="float">
            <text:p>34.69</text:p>
          </table:table-cell>
          <table:table-cell table:formula="of:=[$'ScSp Dist'.H34]" office:value-type="float" office:value="10.1544" calcext:value-type="float">
            <text:p>10.15</text:p>
          </table:table-cell>
          <table:table-cell table:formula="of:=[$'ScSp Dist'.I34]" office:value-type="float" office:value="1.63022" calcext:value-type="float">
            <text:p>1.63</text:p>
          </table:table-cell>
          <table:table-cell table:formula="of:=[$'ScSp Dist'.J34]" office:value-type="float" office:value="53.5274" calcext:value-type="float">
            <text:p>53.53</text:p>
          </table:table-cell>
          <table:table-cell table:formula="of:=[$'ScSp Dist'.P34]" office:value-type="float" office:value="38.1087" calcext:value-type="float">
            <text:p>38.11</text:p>
          </table:table-cell>
          <table:table-cell table:formula="of:=[$'ScSp Dist'.Q34]" office:value-type="float" office:value="4.99665" calcext:value-type="float">
            <text:p>5.00</text:p>
          </table:table-cell>
          <table:table-cell table:formula="of:=[$'ScSp Dist'.R34]" office:value-type="float" office:value="1.90476" calcext:value-type="float">
            <text:p>1.90</text:p>
          </table:table-cell>
          <table:table-cell table:formula="of:=[$'ScSp Dist'.S34]" office:value-type="float" office:value="54.9899" calcext:value-type="float">
            <text:p>54.99</text:p>
          </table:table-cell>
          <table:table-cell table:formula="of:=[$'ScSp Dist'.Y34]" office:value-type="float" office:value="24.8366" calcext:value-type="float">
            <text:p>24.84</text:p>
          </table:table-cell>
          <table:table-cell table:formula="of:=[$'ScSp Dist'.Z34]" office:value-type="float" office:value="16.187" calcext:value-type="float">
            <text:p>16.19</text:p>
          </table:table-cell>
          <table:table-cell table:formula="of:=[$'ScSp Dist'.AA34]" office:value-type="float" office:value="10.6335" calcext:value-type="float">
            <text:p>10.63</text:p>
          </table:table-cell>
          <table:table-cell table:formula="of:=[$'ScSp Dist'.AB34]" office:value-type="float" office:value="48.343" calcext:value-type="float">
            <text:p>48.34</text:p>
          </table:table-cell>
          <table:table-cell table:formula="of:=[$'ScSp Dist'.AH34]" office:value-type="float" office:value="22.7253" calcext:value-type="float">
            <text:p>22.73</text:p>
          </table:table-cell>
          <table:table-cell table:formula="of:=[$'ScSp Dist'.AI34]" office:value-type="float" office:value="18.5418" calcext:value-type="float">
            <text:p>18.54</text:p>
          </table:table-cell>
          <table:table-cell table:formula="of:=[$'ScSp Dist'.AJ34]" office:value-type="float" office:value="12.1804" calcext:value-type="float">
            <text:p>12.18</text:p>
          </table:table-cell>
          <table:table-cell table:formula="of:=[$'ScSp Dist'.AK34]" office:value-type="float" office:value="46.5525" calcext:value-type="float">
            <text:p>46.55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ScSp Dist'.G35]" office:value-type="float" office:value="35.7246" calcext:value-type="float">
            <text:p>35.72</text:p>
          </table:table-cell>
          <table:table-cell table:formula="of:=[$'ScSp Dist'.H35]" office:value-type="float" office:value="4.82393" calcext:value-type="float">
            <text:p>4.82</text:p>
          </table:table-cell>
          <table:table-cell table:formula="of:=[$'ScSp Dist'.I35]" office:value-type="float" office:value="3.99267" calcext:value-type="float">
            <text:p>3.99</text:p>
          </table:table-cell>
          <table:table-cell table:formula="of:=[$'ScSp Dist'.J35]" office:value-type="float" office:value="55.4588" calcext:value-type="float">
            <text:p>55.46</text:p>
          </table:table-cell>
          <table:table-cell table:formula="of:=[$'ScSp Dist'.P35]" office:value-type="float" office:value="29.6274" calcext:value-type="float">
            <text:p>29.63</text:p>
          </table:table-cell>
          <table:table-cell table:formula="of:=[$'ScSp Dist'.Q35]" office:value-type="float" office:value="10.4503" calcext:value-type="float">
            <text:p>10.45</text:p>
          </table:table-cell>
          <table:table-cell table:formula="of:=[$'ScSp Dist'.R35]" office:value-type="float" office:value="8.14088" calcext:value-type="float">
            <text:p>8.14</text:p>
          </table:table-cell>
          <table:table-cell table:formula="of:=[$'ScSp Dist'.S35]" office:value-type="float" office:value="51.7815" calcext:value-type="float">
            <text:p>51.78</text:p>
          </table:table-cell>
          <table:table-cell table:formula="of:=[$'ScSp Dist'.Y35]" office:value-type="float" office:value="17.3001" calcext:value-type="float">
            <text:p>17.30</text:p>
          </table:table-cell>
          <table:table-cell table:formula="of:=[$'ScSp Dist'.Z35]" office:value-type="float" office:value="22.8868" calcext:value-type="float">
            <text:p>22.89</text:p>
          </table:table-cell>
          <table:table-cell table:formula="of:=[$'ScSp Dist'.AA35]" office:value-type="float" office:value="14.8079" calcext:value-type="float">
            <text:p>14.81</text:p>
          </table:table-cell>
          <table:table-cell table:formula="of:=[$'ScSp Dist'.AB35]" office:value-type="float" office:value="45.0052" calcext:value-type="float">
            <text:p>45.01</text:p>
          </table:table-cell>
          <table:table-cell table:formula="of:=[$'ScSp Dist'.AH35]" office:value-type="float" office:value="12.4735" calcext:value-type="float">
            <text:p>12.47</text:p>
          </table:table-cell>
          <table:table-cell table:formula="of:=[$'ScSp Dist'.AI35]" office:value-type="float" office:value="37.0952" calcext:value-type="float">
            <text:p>37.10</text:p>
          </table:table-cell>
          <table:table-cell table:formula="of:=[$'ScSp Dist'.AJ35]" office:value-type="float" office:value="16.002" calcext:value-type="float">
            <text:p>16.00</text:p>
          </table:table-cell>
          <table:table-cell table:formula="of:=[$'ScSp Dist'.AK35]" office:value-type="float" office:value="34.4294" calcext:value-type="float">
            <text:p>34.43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ScSp Dist'.G36]" office:value-type="float" office:value="34.967" calcext:value-type="float">
            <text:p>34.97</text:p>
          </table:table-cell>
          <table:table-cell table:formula="of:=[$'ScSp Dist'.H36]" office:value-type="float" office:value="3.73877" calcext:value-type="float">
            <text:p>3.74</text:p>
          </table:table-cell>
          <table:table-cell table:formula="of:=[$'ScSp Dist'.I36]" office:value-type="float" office:value="0.982624" calcext:value-type="float">
            <text:p>0.98</text:p>
          </table:table-cell>
          <table:table-cell table:formula="of:=[$'ScSp Dist'.J36]" office:value-type="float" office:value="60.3116" calcext:value-type="float">
            <text:p>60.31</text:p>
          </table:table-cell>
          <table:table-cell table:formula="of:=[$'ScSp Dist'.P36]" office:value-type="float" office:value="28.6649" calcext:value-type="float">
            <text:p>28.66</text:p>
          </table:table-cell>
          <table:table-cell table:formula="of:=[$'ScSp Dist'.Q36]" office:value-type="float" office:value="8.39965" calcext:value-type="float">
            <text:p>8.40</text:p>
          </table:table-cell>
          <table:table-cell table:formula="of:=[$'ScSp Dist'.R36]" office:value-type="float" office:value="4.24403" calcext:value-type="float">
            <text:p>4.24</text:p>
          </table:table-cell>
          <table:table-cell table:formula="of:=[$'ScSp Dist'.S36]" office:value-type="float" office:value="58.6914" calcext:value-type="float">
            <text:p>58.69</text:p>
          </table:table-cell>
          <table:table-cell table:formula="of:=[$'ScSp Dist'.Y36]" office:value-type="float" office:value="24.4105" calcext:value-type="float">
            <text:p>24.41</text:p>
          </table:table-cell>
          <table:table-cell table:formula="of:=[$'ScSp Dist'.Z36]" office:value-type="float" office:value="9.85795" calcext:value-type="float">
            <text:p>9.86</text:p>
          </table:table-cell>
          <table:table-cell table:formula="of:=[$'ScSp Dist'.AA36]" office:value-type="float" office:value="8.54403" calcext:value-type="float">
            <text:p>8.54</text:p>
          </table:table-cell>
          <table:table-cell table:formula="of:=[$'ScSp Dist'.AB36]" office:value-type="float" office:value="57.1875" calcext:value-type="float">
            <text:p>57.19</text:p>
          </table:table-cell>
          <table:table-cell table:formula="of:=[$'ScSp Dist'.AH36]" office:value-type="float" office:value="16.9305" calcext:value-type="float">
            <text:p>16.93</text:p>
          </table:table-cell>
          <table:table-cell table:formula="of:=[$'ScSp Dist'.AI36]" office:value-type="float" office:value="14.387" calcext:value-type="float">
            <text:p>14.39</text:p>
          </table:table-cell>
          <table:table-cell table:formula="of:=[$'ScSp Dist'.AJ36]" office:value-type="float" office:value="15.0957" calcext:value-type="float">
            <text:p>15.10</text:p>
          </table:table-cell>
          <table:table-cell table:formula="of:=[$'ScSp Dist'.AK36]" office:value-type="float" office:value="53.5869" calcext:value-type="float">
            <text:p>53.59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ScSp Dist'.G37]" office:value-type="float" office:value="42.9208" calcext:value-type="float">
            <text:p>42.92</text:p>
          </table:table-cell>
          <table:table-cell table:formula="of:=[$'ScSp Dist'.H37]" office:value-type="float" office:value="8.46098" calcext:value-type="float">
            <text:p>8.46</text:p>
          </table:table-cell>
          <table:table-cell table:formula="of:=[$'ScSp Dist'.I37]" office:value-type="float" office:value="5.18681" calcext:value-type="float">
            <text:p>5.19</text:p>
          </table:table-cell>
          <table:table-cell table:formula="of:=[$'ScSp Dist'.J37]" office:value-type="float" office:value="43.4314" calcext:value-type="float">
            <text:p>43.43</text:p>
          </table:table-cell>
          <table:table-cell table:formula="of:=[$'ScSp Dist'.P37]" office:value-type="float" office:value="36.0932" calcext:value-type="float">
            <text:p>36.09</text:p>
          </table:table-cell>
          <table:table-cell table:formula="of:=[$'ScSp Dist'.Q37]" office:value-type="float" office:value="18.7219" calcext:value-type="float">
            <text:p>18.72</text:p>
          </table:table-cell>
          <table:table-cell table:formula="of:=[$'ScSp Dist'.R37]" office:value-type="float" office:value="8.02251" calcext:value-type="float">
            <text:p>8.02</text:p>
          </table:table-cell>
          <table:table-cell table:formula="of:=[$'ScSp Dist'.S37]" office:value-type="float" office:value="37.1624" calcext:value-type="float">
            <text:p>37.16</text:p>
          </table:table-cell>
          <table:table-cell table:formula="of:=[$'ScSp Dist'.Y37]" office:value-type="float" office:value="25.3331" calcext:value-type="float">
            <text:p>25.33</text:p>
          </table:table-cell>
          <table:table-cell table:formula="of:=[$'ScSp Dist'.Z37]" office:value-type="float" office:value="28.0309" calcext:value-type="float">
            <text:p>28.03</text:p>
          </table:table-cell>
          <table:table-cell table:formula="of:=[$'ScSp Dist'.AA37]" office:value-type="float" office:value="14.2704" calcext:value-type="float">
            <text:p>14.27</text:p>
          </table:table-cell>
          <table:table-cell table:formula="of:=[$'ScSp Dist'.AB37]" office:value-type="float" office:value="32.3655" calcext:value-type="float">
            <text:p>32.37</text:p>
          </table:table-cell>
          <table:table-cell table:formula="of:=[$'ScSp Dist'.AH37]" office:value-type="float" office:value="16.0284" calcext:value-type="float">
            <text:p>16.03</text:p>
          </table:table-cell>
          <table:table-cell table:formula="of:=[$'ScSp Dist'.AI37]" office:value-type="float" office:value="36.897" calcext:value-type="float">
            <text:p>36.90</text:p>
          </table:table-cell>
          <table:table-cell table:formula="of:=[$'ScSp Dist'.AJ37]" office:value-type="float" office:value="17.8523" calcext:value-type="float">
            <text:p>17.85</text:p>
          </table:table-cell>
          <table:table-cell table:formula="of:=[$'ScSp Dist'.AK37]" office:value-type="float" office:value="29.2223" calcext:value-type="float">
            <text:p>29.22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ScSp Dist'.G38]" office:value-type="float" office:value="35.3491" calcext:value-type="float">
            <text:p>35.35</text:p>
          </table:table-cell>
          <table:table-cell table:formula="of:=[$'ScSp Dist'.H38]" office:value-type="float" office:value="4.79882" calcext:value-type="float">
            <text:p>4.80</text:p>
          </table:table-cell>
          <table:table-cell table:formula="of:=[$'ScSp Dist'.I38]" office:value-type="float" office:value="1.69231" calcext:value-type="float">
            <text:p>1.69</text:p>
          </table:table-cell>
          <table:table-cell table:formula="of:=[$'ScSp Dist'.J38]" office:value-type="float" office:value="58.1598" calcext:value-type="float">
            <text:p>58.16</text:p>
          </table:table-cell>
          <table:table-cell table:formula="of:=[$'ScSp Dist'.P38]" office:value-type="float" office:value="26.9248" calcext:value-type="float">
            <text:p>26.92</text:p>
          </table:table-cell>
          <table:table-cell table:formula="of:=[$'ScSp Dist'.Q38]" office:value-type="float" office:value="13.1354" calcext:value-type="float">
            <text:p>13.14</text:p>
          </table:table-cell>
          <table:table-cell table:formula="of:=[$'ScSp Dist'.R38]" office:value-type="float" office:value="7.31832" calcext:value-type="float">
            <text:p>7.32</text:p>
          </table:table-cell>
          <table:table-cell table:formula="of:=[$'ScSp Dist'.S38]" office:value-type="float" office:value="52.6214" calcext:value-type="float">
            <text:p>52.62</text:p>
          </table:table-cell>
          <table:table-cell table:formula="of:=[$'ScSp Dist'.Y38]" office:value-type="float" office:value="23.7361" calcext:value-type="float">
            <text:p>23.74</text:p>
          </table:table-cell>
          <table:table-cell table:formula="of:=[$'ScSp Dist'.Z38]" office:value-type="float" office:value="17.3663" calcext:value-type="float">
            <text:p>17.37</text:p>
          </table:table-cell>
          <table:table-cell table:formula="of:=[$'ScSp Dist'.AA38]" office:value-type="float" office:value="8.90103" calcext:value-type="float">
            <text:p>8.90</text:p>
          </table:table-cell>
          <table:table-cell table:formula="of:=[$'ScSp Dist'.AB38]" office:value-type="float" office:value="49.9965" calcext:value-type="float">
            <text:p>50.00</text:p>
          </table:table-cell>
          <table:table-cell table:formula="of:=[$'ScSp Dist'.AH38]" office:value-type="float" office:value="20.9998" calcext:value-type="float">
            <text:p>21.00</text:p>
          </table:table-cell>
          <table:table-cell table:formula="of:=[$'ScSp Dist'.AI38]" office:value-type="float" office:value="22.7785" calcext:value-type="float">
            <text:p>22.78</text:p>
          </table:table-cell>
          <table:table-cell table:formula="of:=[$'ScSp Dist'.AJ38]" office:value-type="float" office:value="8.77866" calcext:value-type="float">
            <text:p>8.78</text:p>
          </table:table-cell>
          <table:table-cell table:formula="of:=[$'ScSp Dist'.AK38]" office:value-type="float" office:value="47.4431" calcext:value-type="float">
            <text:p>47.44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ScSp Dist'.G39]" office:value-type="float" office:value="28.9101" calcext:value-type="float">
            <text:p>28.91</text:p>
          </table:table-cell>
          <table:table-cell table:formula="of:=[$'ScSp Dist'.H39]" office:value-type="float" office:value="7.47561" calcext:value-type="float">
            <text:p>7.48</text:p>
          </table:table-cell>
          <table:table-cell table:formula="of:=[$'ScSp Dist'.I39]" office:value-type="float" office:value="3.88665" calcext:value-type="float">
            <text:p>3.89</text:p>
          </table:table-cell>
          <table:table-cell table:formula="of:=[$'ScSp Dist'.J39]" office:value-type="float" office:value="59.7277" calcext:value-type="float">
            <text:p>59.73</text:p>
          </table:table-cell>
          <table:table-cell table:formula="of:=[$'ScSp Dist'.P39]" office:value-type="float" office:value="22.5915" calcext:value-type="float">
            <text:p>22.59</text:p>
          </table:table-cell>
          <table:table-cell table:formula="of:=[$'ScSp Dist'.Q39]" office:value-type="float" office:value="11.4585" calcext:value-type="float">
            <text:p>11.46</text:p>
          </table:table-cell>
          <table:table-cell table:formula="of:=[$'ScSp Dist'.R39]" office:value-type="float" office:value="8.05346" calcext:value-type="float">
            <text:p>8.05</text:p>
          </table:table-cell>
          <table:table-cell table:formula="of:=[$'ScSp Dist'.S39]" office:value-type="float" office:value="57.8966" calcext:value-type="float">
            <text:p>57.90</text:p>
          </table:table-cell>
          <table:table-cell table:formula="of:=[$'ScSp Dist'.Y39]" office:value-type="float" office:value="23.0415" calcext:value-type="float">
            <text:p>23.04</text:p>
          </table:table-cell>
          <table:table-cell table:formula="of:=[$'ScSp Dist'.Z39]" office:value-type="float" office:value="15.6328" calcext:value-type="float">
            <text:p>15.63</text:p>
          </table:table-cell>
          <table:table-cell table:formula="of:=[$'ScSp Dist'.AA39]" office:value-type="float" office:value="6.11932" calcext:value-type="float">
            <text:p>6.12</text:p>
          </table:table-cell>
          <table:table-cell table:formula="of:=[$'ScSp Dist'.AB39]" office:value-type="float" office:value="55.2063" calcext:value-type="float">
            <text:p>55.21</text:p>
          </table:table-cell>
          <table:table-cell table:formula="of:=[$'ScSp Dist'.AH39]" office:value-type="float" office:value="15.3017" calcext:value-type="float">
            <text:p>15.30</text:p>
          </table:table-cell>
          <table:table-cell table:formula="of:=[$'ScSp Dist'.AI39]" office:value-type="float" office:value="24.0829" calcext:value-type="float">
            <text:p>24.08</text:p>
          </table:table-cell>
          <table:table-cell table:formula="of:=[$'ScSp Dist'.AJ39]" office:value-type="float" office:value="10.7426" calcext:value-type="float">
            <text:p>10.74</text:p>
          </table:table-cell>
          <table:table-cell table:formula="of:=[$'ScSp Dist'.AK39]" office:value-type="float" office:value="49.8727" calcext:value-type="float">
            <text:p>49.87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ScSp Dist'.G40]" office:value-type="float" office:value="34.8357" calcext:value-type="float">
            <text:p>34.84</text:p>
          </table:table-cell>
          <table:table-cell table:formula="of:=[$'ScSp Dist'.H40]" office:value-type="float" office:value="3.5635" calcext:value-type="float">
            <text:p>3.56</text:p>
          </table:table-cell>
          <table:table-cell table:formula="of:=[$'ScSp Dist'.I40]" office:value-type="float" office:value="1.58193" calcext:value-type="float">
            <text:p>1.58</text:p>
          </table:table-cell>
          <table:table-cell table:formula="of:=[$'ScSp Dist'.J40]" office:value-type="float" office:value="60.0189" calcext:value-type="float">
            <text:p>60.02</text:p>
          </table:table-cell>
          <table:table-cell table:formula="of:=[$'ScSp Dist'.P40]" office:value-type="float" office:value="32.2955" calcext:value-type="float">
            <text:p>32.30</text:p>
          </table:table-cell>
          <table:table-cell table:formula="of:=[$'ScSp Dist'.Q40]" office:value-type="float" office:value="9.46593" calcext:value-type="float">
            <text:p>9.47</text:p>
          </table:table-cell>
          <table:table-cell table:formula="of:=[$'ScSp Dist'.R40]" office:value-type="float" office:value="4.90959" calcext:value-type="float">
            <text:p>4.91</text:p>
          </table:table-cell>
          <table:table-cell table:formula="of:=[$'ScSp Dist'.S40]" office:value-type="float" office:value="53.3289" calcext:value-type="float">
            <text:p>53.33</text:p>
          </table:table-cell>
          <table:table-cell table:formula="of:=[$'ScSp Dist'.Y40]" office:value-type="float" office:value="19.8584" calcext:value-type="float">
            <text:p>19.86</text:p>
          </table:table-cell>
          <table:table-cell table:formula="of:=[$'ScSp Dist'.Z40]" office:value-type="float" office:value="21.0582" calcext:value-type="float">
            <text:p>21.06</text:p>
          </table:table-cell>
          <table:table-cell table:formula="of:=[$'ScSp Dist'.AA40]" office:value-type="float" office:value="14.3709" calcext:value-type="float">
            <text:p>14.37</text:p>
          </table:table-cell>
          <table:table-cell table:formula="of:=[$'ScSp Dist'.AB40]" office:value-type="float" office:value="44.7125" calcext:value-type="float">
            <text:p>44.71</text:p>
          </table:table-cell>
          <table:table-cell table:formula="of:=[$'ScSp Dist'.AH40]" office:value-type="float" office:value="11.8165" calcext:value-type="float">
            <text:p>11.82</text:p>
          </table:table-cell>
          <table:table-cell table:formula="of:=[$'ScSp Dist'.AI40]" office:value-type="float" office:value="31.5719" calcext:value-type="float">
            <text:p>31.57</text:p>
          </table:table-cell>
          <table:table-cell table:formula="of:=[$'ScSp Dist'.AJ40]" office:value-type="float" office:value="18.3425" calcext:value-type="float">
            <text:p>18.34</text:p>
          </table:table-cell>
          <table:table-cell table:formula="of:=[$'ScSp Dist'.AK40]" office:value-type="float" office:value="38.269" calcext:value-type="float">
            <text:p>38.27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ScSp Dist'.G41]" office:value-type="float" office:value="41.4123" calcext:value-type="float">
            <text:p>41.41</text:p>
          </table:table-cell>
          <table:table-cell table:formula="of:=[$'ScSp Dist'.H41]" office:value-type="float" office:value="0" calcext:value-type="float">
            <text:p>0.00</text:p>
          </table:table-cell>
          <table:table-cell table:formula="of:=[$'ScSp Dist'.I41]" office:value-type="float" office:value="0" calcext:value-type="float">
            <text:p>0.00</text:p>
          </table:table-cell>
          <table:table-cell table:formula="of:=[$'ScSp Dist'.J41]" office:value-type="float" office:value="58.5877" calcext:value-type="float">
            <text:p>58.59</text:p>
          </table:table-cell>
          <table:table-cell table:formula="of:=[$'ScSp Dist'.P41]" office:value-type="float" office:value="41.0403" calcext:value-type="float">
            <text:p>41.04</text:p>
          </table:table-cell>
          <table:table-cell table:formula="of:=[$'ScSp Dist'.Q41]" office:value-type="float" office:value="0" calcext:value-type="float">
            <text:p>0.00</text:p>
          </table:table-cell>
          <table:table-cell table:formula="of:=[$'ScSp Dist'.R41]" office:value-type="float" office:value="0" calcext:value-type="float">
            <text:p>0.00</text:p>
          </table:table-cell>
          <table:table-cell table:formula="of:=[$'ScSp Dist'.S41]" office:value-type="float" office:value="58.9597" calcext:value-type="float">
            <text:p>58.96</text:p>
          </table:table-cell>
          <table:table-cell table:formula="of:=[$'ScSp Dist'.Y41]" office:value-type="float" office:value="28.0585" calcext:value-type="float">
            <text:p>28.06</text:p>
          </table:table-cell>
          <table:table-cell table:formula="of:=[$'ScSp Dist'.Z41]" office:value-type="float" office:value="16.0558" calcext:value-type="float">
            <text:p>16.06</text:p>
          </table:table-cell>
          <table:table-cell table:formula="of:=[$'ScSp Dist'.AA41]" office:value-type="float" office:value="6.96425" calcext:value-type="float">
            <text:p>6.96</text:p>
          </table:table-cell>
          <table:table-cell table:formula="of:=[$'ScSp Dist'.AB41]" office:value-type="float" office:value="48.9214" calcext:value-type="float">
            <text:p>48.92</text:p>
          </table:table-cell>
          <table:table-cell table:formula="of:=[$'ScSp Dist'.AH41]" office:value-type="float" office:value="19.2735" calcext:value-type="float">
            <text:p>19.27</text:p>
          </table:table-cell>
          <table:table-cell table:formula="of:=[$'ScSp Dist'.AI41]" office:value-type="float" office:value="21.9039" calcext:value-type="float">
            <text:p>21.90</text:p>
          </table:table-cell>
          <table:table-cell table:formula="of:=[$'ScSp Dist'.AJ41]" office:value-type="float" office:value="13.8484" calcext:value-type="float">
            <text:p>13.85</text:p>
          </table:table-cell>
          <table:table-cell table:formula="of:=[$'ScSp Dist'.AK41]" office:value-type="float" office:value="44.9742" calcext:value-type="float">
            <text:p>44.97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ScSp Dist'.G42]" office:value-type="float" office:value="39.8149" calcext:value-type="float">
            <text:p>39.81</text:p>
          </table:table-cell>
          <table:table-cell table:formula="of:=[$'ScSp Dist'.H42]" office:value-type="float" office:value="3.89671" calcext:value-type="float">
            <text:p>3.90</text:p>
          </table:table-cell>
          <table:table-cell table:formula="of:=[$'ScSp Dist'.I42]" office:value-type="float" office:value="3.78782" calcext:value-type="float">
            <text:p>3.79</text:p>
          </table:table-cell>
          <table:table-cell table:formula="of:=[$'ScSp Dist'.J42]" office:value-type="float" office:value="52.5006" calcext:value-type="float">
            <text:p>52.50</text:p>
          </table:table-cell>
          <table:table-cell table:formula="of:=[$'ScSp Dist'.P42]" office:value-type="float" office:value="31.2909" calcext:value-type="float">
            <text:p>31.29</text:p>
          </table:table-cell>
          <table:table-cell table:formula="of:=[$'ScSp Dist'.Q42]" office:value-type="float" office:value="14.7282" calcext:value-type="float">
            <text:p>14.73</text:p>
          </table:table-cell>
          <table:table-cell table:formula="of:=[$'ScSp Dist'.R42]" office:value-type="float" office:value="6.82655" calcext:value-type="float">
            <text:p>6.83</text:p>
          </table:table-cell>
          <table:table-cell table:formula="of:=[$'ScSp Dist'.S42]" office:value-type="float" office:value="47.1543" calcext:value-type="float">
            <text:p>47.15</text:p>
          </table:table-cell>
          <table:table-cell table:formula="of:=[$'ScSp Dist'.Y42]" office:value-type="float" office:value="24.87" calcext:value-type="float">
            <text:p>24.87</text:p>
          </table:table-cell>
          <table:table-cell table:formula="of:=[$'ScSp Dist'.Z42]" office:value-type="float" office:value="25.046" calcext:value-type="float">
            <text:p>25.05</text:p>
          </table:table-cell>
          <table:table-cell table:formula="of:=[$'ScSp Dist'.AA42]" office:value-type="float" office:value="8.57806" calcext:value-type="float">
            <text:p>8.58</text:p>
          </table:table-cell>
          <table:table-cell table:formula="of:=[$'ScSp Dist'.AB42]" office:value-type="float" office:value="41.506" calcext:value-type="float">
            <text:p>41.51</text:p>
          </table:table-cell>
          <table:table-cell table:formula="of:=[$'ScSp Dist'.AH42]" office:value-type="float" office:value="15.4352" calcext:value-type="float">
            <text:p>15.44</text:p>
          </table:table-cell>
          <table:table-cell table:formula="of:=[$'ScSp Dist'.AI42]" office:value-type="float" office:value="36.3923" calcext:value-type="float">
            <text:p>36.39</text:p>
          </table:table-cell>
          <table:table-cell table:formula="of:=[$'ScSp Dist'.AJ42]" office:value-type="float" office:value="13.1037" calcext:value-type="float">
            <text:p>13.10</text:p>
          </table:table-cell>
          <table:table-cell table:formula="of:=[$'ScSp Dist'.AK42]" office:value-type="float" office:value="35.0688" calcext:value-type="float">
            <text:p>35.07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ScSp Dist'.G43]" office:value-type="float" office:value="35.7078" calcext:value-type="float">
            <text:p>35.71</text:p>
          </table:table-cell>
          <table:table-cell table:formula="of:=[$'ScSp Dist'.H43]" office:value-type="float" office:value="2.52652" calcext:value-type="float">
            <text:p>2.53</text:p>
          </table:table-cell>
          <table:table-cell table:formula="of:=[$'ScSp Dist'.I43]" office:value-type="float" office:value="0.58743" calcext:value-type="float">
            <text:p>0.59</text:p>
          </table:table-cell>
          <table:table-cell table:formula="of:=[$'ScSp Dist'.J43]" office:value-type="float" office:value="61.1783" calcext:value-type="float">
            <text:p>61.18</text:p>
          </table:table-cell>
          <table:table-cell table:formula="of:=[$'ScSp Dist'.P43]" office:value-type="float" office:value="23.6195" calcext:value-type="float">
            <text:p>23.62</text:p>
          </table:table-cell>
          <table:table-cell table:formula="of:=[$'ScSp Dist'.Q43]" office:value-type="float" office:value="15.2318" calcext:value-type="float">
            <text:p>15.23</text:p>
          </table:table-cell>
          <table:table-cell table:formula="of:=[$'ScSp Dist'.R43]" office:value-type="float" office:value="6.40144" calcext:value-type="float">
            <text:p>6.40</text:p>
          </table:table-cell>
          <table:table-cell table:formula="of:=[$'ScSp Dist'.S43]" office:value-type="float" office:value="54.7472" calcext:value-type="float">
            <text:p>54.75</text:p>
          </table:table-cell>
          <table:table-cell table:formula="of:=[$'ScSp Dist'.Y43]" office:value-type="float" office:value="21.5453" calcext:value-type="float">
            <text:p>21.55</text:p>
          </table:table-cell>
          <table:table-cell table:formula="of:=[$'ScSp Dist'.Z43]" office:value-type="float" office:value="21.7226" calcext:value-type="float">
            <text:p>21.72</text:p>
          </table:table-cell>
          <table:table-cell table:formula="of:=[$'ScSp Dist'.AA43]" office:value-type="float" office:value="9.58201" calcext:value-type="float">
            <text:p>9.58</text:p>
          </table:table-cell>
          <table:table-cell table:formula="of:=[$'ScSp Dist'.AB43]" office:value-type="float" office:value="47.1501" calcext:value-type="float">
            <text:p>47.15</text:p>
          </table:table-cell>
          <table:table-cell table:formula="of:=[$'ScSp Dist'.AH43]" office:value-type="float" office:value="16.5426" calcext:value-type="float">
            <text:p>16.54</text:p>
          </table:table-cell>
          <table:table-cell table:formula="of:=[$'ScSp Dist'.AI43]" office:value-type="float" office:value="22.2969" calcext:value-type="float">
            <text:p>22.30</text:p>
          </table:table-cell>
          <table:table-cell table:formula="of:=[$'ScSp Dist'.AJ43]" office:value-type="float" office:value="12.2451" calcext:value-type="float">
            <text:p>12.25</text:p>
          </table:table-cell>
          <table:table-cell table:formula="of:=[$'ScSp Dist'.AK43]" office:value-type="float" office:value="48.9155" calcext:value-type="float">
            <text:p>48.92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ScSp Dist'.G44]" office:value-type="float" office:value="37.7468" calcext:value-type="float">
            <text:p>37.75</text:p>
          </table:table-cell>
          <table:table-cell table:formula="of:=[$'ScSp Dist'.H44]" office:value-type="float" office:value="6.99742" calcext:value-type="float">
            <text:p>7.00</text:p>
          </table:table-cell>
          <table:table-cell table:formula="of:=[$'ScSp Dist'.I44]" office:value-type="float" office:value="3.75322" calcext:value-type="float">
            <text:p>3.75</text:p>
          </table:table-cell>
          <table:table-cell table:formula="of:=[$'ScSp Dist'.J44]" office:value-type="float" office:value="51.5025" calcext:value-type="float">
            <text:p>51.50</text:p>
          </table:table-cell>
          <table:table-cell table:formula="of:=[$'ScSp Dist'.P44]" office:value-type="float" office:value="28.4872" calcext:value-type="float">
            <text:p>28.49</text:p>
          </table:table-cell>
          <table:table-cell table:formula="of:=[$'ScSp Dist'.Q44]" office:value-type="float" office:value="16.4469" calcext:value-type="float">
            <text:p>16.45</text:p>
          </table:table-cell>
          <table:table-cell table:formula="of:=[$'ScSp Dist'.R44]" office:value-type="float" office:value="9.40296" calcext:value-type="float">
            <text:p>9.40</text:p>
          </table:table-cell>
          <table:table-cell table:formula="of:=[$'ScSp Dist'.S44]" office:value-type="float" office:value="45.663" calcext:value-type="float">
            <text:p>45.66</text:p>
          </table:table-cell>
          <table:table-cell table:formula="of:=[$'ScSp Dist'.Y44]" office:value-type="float" office:value="21.1429" calcext:value-type="float">
            <text:p>21.14</text:p>
          </table:table-cell>
          <table:table-cell table:formula="of:=[$'ScSp Dist'.Z44]" office:value-type="float" office:value="23.3045" calcext:value-type="float">
            <text:p>23.30</text:p>
          </table:table-cell>
          <table:table-cell table:formula="of:=[$'ScSp Dist'.AA44]" office:value-type="float" office:value="14.1516" calcext:value-type="float">
            <text:p>14.15</text:p>
          </table:table-cell>
          <table:table-cell table:formula="of:=[$'ScSp Dist'.AB44]" office:value-type="float" office:value="41.401" calcext:value-type="float">
            <text:p>41.40</text:p>
          </table:table-cell>
          <table:table-cell table:formula="of:=[$'ScSp Dist'.AH44]" office:value-type="float" office:value="21.1667" calcext:value-type="float">
            <text:p>21.17</text:p>
          </table:table-cell>
          <table:table-cell table:formula="of:=[$'ScSp Dist'.AI44]" office:value-type="float" office:value="30.5515" calcext:value-type="float">
            <text:p>30.55</text:p>
          </table:table-cell>
          <table:table-cell table:formula="of:=[$'ScSp Dist'.AJ44]" office:value-type="float" office:value="17.1412" calcext:value-type="float">
            <text:p>17.14</text:p>
          </table:table-cell>
          <table:table-cell table:formula="of:=[$'ScSp Dist'.AK44]" office:value-type="float" office:value="31.1406" calcext:value-type="float">
            <text:p>31.14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ScSp Dist'.G45]" office:value-type="float" office:value="37.965" calcext:value-type="float">
            <text:p>37.97</text:p>
          </table:table-cell>
          <table:table-cell table:formula="of:=[$'ScSp Dist'.H45]" office:value-type="float" office:value="0" calcext:value-type="float">
            <text:p>0.00</text:p>
          </table:table-cell>
          <table:table-cell table:formula="of:=[$'ScSp Dist'.I45]" office:value-type="float" office:value="0" calcext:value-type="float">
            <text:p>0.00</text:p>
          </table:table-cell>
          <table:table-cell table:formula="of:=[$'ScSp Dist'.J45]" office:value-type="float" office:value="62.035" calcext:value-type="float">
            <text:p>62.04</text:p>
          </table:table-cell>
          <table:table-cell table:formula="of:=[$'ScSp Dist'.P45]" office:value-type="float" office:value="32.6132" calcext:value-type="float">
            <text:p>32.61</text:p>
          </table:table-cell>
          <table:table-cell table:formula="of:=[$'ScSp Dist'.Q45]" office:value-type="float" office:value="13.3202" calcext:value-type="float">
            <text:p>13.32</text:p>
          </table:table-cell>
          <table:table-cell table:formula="of:=[$'ScSp Dist'.R45]" office:value-type="float" office:value="4.45356" calcext:value-type="float">
            <text:p>4.45</text:p>
          </table:table-cell>
          <table:table-cell table:formula="of:=[$'ScSp Dist'.S45]" office:value-type="float" office:value="49.613" calcext:value-type="float">
            <text:p>49.61</text:p>
          </table:table-cell>
          <table:table-cell table:formula="of:=[$'ScSp Dist'.Y45]" office:value-type="float" office:value="31.8678" calcext:value-type="float">
            <text:p>31.87</text:p>
          </table:table-cell>
          <table:table-cell table:formula="of:=[$'ScSp Dist'.Z45]" office:value-type="float" office:value="13.7565" calcext:value-type="float">
            <text:p>13.76</text:p>
          </table:table-cell>
          <table:table-cell table:formula="of:=[$'ScSp Dist'.AA45]" office:value-type="float" office:value="4.59942" calcext:value-type="float">
            <text:p>4.60</text:p>
          </table:table-cell>
          <table:table-cell table:formula="of:=[$'ScSp Dist'.AB45]" office:value-type="float" office:value="49.7763" calcext:value-type="float">
            <text:p>49.78</text:p>
          </table:table-cell>
          <table:table-cell table:formula="of:=[$'ScSp Dist'.AH45]" office:value-type="float" office:value="23.4011" calcext:value-type="float">
            <text:p>23.40</text:p>
          </table:table-cell>
          <table:table-cell table:formula="of:=[$'ScSp Dist'.AI45]" office:value-type="float" office:value="15.4487" calcext:value-type="float">
            <text:p>15.45</text:p>
          </table:table-cell>
          <table:table-cell table:formula="of:=[$'ScSp Dist'.AJ45]" office:value-type="float" office:value="12.8305" calcext:value-type="float">
            <text:p>12.83</text:p>
          </table:table-cell>
          <table:table-cell table:formula="of:=[$'ScSp Dist'.AK45]" office:value-type="float" office:value="48.3197" calcext:value-type="float">
            <text:p>48.32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ScSp Dist'.G46]" office:value-type="float" office:value="37.8222" calcext:value-type="float">
            <text:p>37.82</text:p>
          </table:table-cell>
          <table:table-cell table:formula="of:=[$'ScSp Dist'.H46]" office:value-type="float" office:value="2.18908" calcext:value-type="float">
            <text:p>2.19</text:p>
          </table:table-cell>
          <table:table-cell table:formula="of:=[$'ScSp Dist'.I46]" office:value-type="float" office:value="3.4834" calcext:value-type="float">
            <text:p>3.48</text:p>
          </table:table-cell>
          <table:table-cell table:formula="of:=[$'ScSp Dist'.J46]" office:value-type="float" office:value="56.5053" calcext:value-type="float">
            <text:p>56.51</text:p>
          </table:table-cell>
          <table:table-cell table:formula="of:=[$'ScSp Dist'.P46]" office:value-type="float" office:value="23.332" calcext:value-type="float">
            <text:p>23.33</text:p>
          </table:table-cell>
          <table:table-cell table:formula="of:=[$'ScSp Dist'.Q46]" office:value-type="float" office:value="18.3293" calcext:value-type="float">
            <text:p>18.33</text:p>
          </table:table-cell>
          <table:table-cell table:formula="of:=[$'ScSp Dist'.R46]" office:value-type="float" office:value="12.0111" calcext:value-type="float">
            <text:p>12.01</text:p>
          </table:table-cell>
          <table:table-cell table:formula="of:=[$'ScSp Dist'.S46]" office:value-type="float" office:value="46.3277" calcext:value-type="float">
            <text:p>46.33</text:p>
          </table:table-cell>
          <table:table-cell table:formula="of:=[$'ScSp Dist'.Y46]" office:value-type="float" office:value="22.517" calcext:value-type="float">
            <text:p>22.52</text:p>
          </table:table-cell>
          <table:table-cell table:formula="of:=[$'ScSp Dist'.Z46]" office:value-type="float" office:value="19.3474" calcext:value-type="float">
            <text:p>19.35</text:p>
          </table:table-cell>
          <table:table-cell table:formula="of:=[$'ScSp Dist'.AA46]" office:value-type="float" office:value="12.6782" calcext:value-type="float">
            <text:p>12.68</text:p>
          </table:table-cell>
          <table:table-cell table:formula="of:=[$'ScSp Dist'.AB46]" office:value-type="float" office:value="45.4574" calcext:value-type="float">
            <text:p>45.46</text:p>
          </table:table-cell>
          <table:table-cell table:formula="of:=[$'ScSp Dist'.AH46]" office:value-type="float" office:value="20.4688" calcext:value-type="float">
            <text:p>20.47</text:p>
          </table:table-cell>
          <table:table-cell table:formula="of:=[$'ScSp Dist'.AI46]" office:value-type="float" office:value="24.9658" calcext:value-type="float">
            <text:p>24.97</text:p>
          </table:table-cell>
          <table:table-cell table:formula="of:=[$'ScSp Dist'.AJ46]" office:value-type="float" office:value="12.7187" calcext:value-type="float">
            <text:p>12.72</text:p>
          </table:table-cell>
          <table:table-cell table:formula="of:=[$'ScSp Dist'.AK46]" office:value-type="float" office:value="41.8466" calcext:value-type="float">
            <text:p>41.85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ScSp Dist'.G47]" office:value-type="float" office:value="41.9049" calcext:value-type="float">
            <text:p>41.90</text:p>
          </table:table-cell>
          <table:table-cell table:formula="of:=[$'ScSp Dist'.H47]" office:value-type="float" office:value="0" calcext:value-type="float">
            <text:p>0.00</text:p>
          </table:table-cell>
          <table:table-cell table:formula="of:=[$'ScSp Dist'.I47]" office:value-type="float" office:value="0" calcext:value-type="float">
            <text:p>0.00</text:p>
          </table:table-cell>
          <table:table-cell table:formula="of:=[$'ScSp Dist'.J47]" office:value-type="float" office:value="58.0951" calcext:value-type="float">
            <text:p>58.10</text:p>
          </table:table-cell>
          <table:table-cell table:formula="of:=[$'ScSp Dist'.P47]" office:value-type="float" office:value="29.6682" calcext:value-type="float">
            <text:p>29.67</text:p>
          </table:table-cell>
          <table:table-cell table:formula="of:=[$'ScSp Dist'.Q47]" office:value-type="float" office:value="10.6281" calcext:value-type="float">
            <text:p>10.63</text:p>
          </table:table-cell>
          <table:table-cell table:formula="of:=[$'ScSp Dist'.R47]" office:value-type="float" office:value="7.56704" calcext:value-type="float">
            <text:p>7.57</text:p>
          </table:table-cell>
          <table:table-cell table:formula="of:=[$'ScSp Dist'.S47]" office:value-type="float" office:value="52.1366" calcext:value-type="float">
            <text:p>52.14</text:p>
          </table:table-cell>
          <table:table-cell table:formula="of:=[$'ScSp Dist'.Y47]" office:value-type="float" office:value="28.1539" calcext:value-type="float">
            <text:p>28.15</text:p>
          </table:table-cell>
          <table:table-cell table:formula="of:=[$'ScSp Dist'.Z47]" office:value-type="float" office:value="16.3765" calcext:value-type="float">
            <text:p>16.38</text:p>
          </table:table-cell>
          <table:table-cell table:formula="of:=[$'ScSp Dist'.AA47]" office:value-type="float" office:value="10.7243" calcext:value-type="float">
            <text:p>10.72</text:p>
          </table:table-cell>
          <table:table-cell table:formula="of:=[$'ScSp Dist'.AB47]" office:value-type="float" office:value="44.7453" calcext:value-type="float">
            <text:p>44.75</text:p>
          </table:table-cell>
          <table:table-cell table:formula="of:=[$'ScSp Dist'.AH47]" office:value-type="float" office:value="16.3222" calcext:value-type="float">
            <text:p>16.32</text:p>
          </table:table-cell>
          <table:table-cell table:formula="of:=[$'ScSp Dist'.AI47]" office:value-type="float" office:value="33.0002" calcext:value-type="float">
            <text:p>33.00</text:p>
          </table:table-cell>
          <table:table-cell table:formula="of:=[$'ScSp Dist'.AJ47]" office:value-type="float" office:value="17.2458" calcext:value-type="float">
            <text:p>17.25</text:p>
          </table:table-cell>
          <table:table-cell table:formula="of:=[$'ScSp Dist'.AK47]" office:value-type="float" office:value="33.4318" calcext:value-type="float">
            <text:p>33.43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ScSp Dist'.G48]" office:value-type="float" office:value="49.3973" calcext:value-type="float">
            <text:p>49.40</text:p>
          </table:table-cell>
          <table:table-cell table:formula="of:=[$'ScSp Dist'.H48]" office:value-type="float" office:value="0" calcext:value-type="float">
            <text:p>0.00</text:p>
          </table:table-cell>
          <table:table-cell table:formula="of:=[$'ScSp Dist'.I48]" office:value-type="float" office:value="0" calcext:value-type="float">
            <text:p>0.00</text:p>
          </table:table-cell>
          <table:table-cell table:formula="of:=[$'ScSp Dist'.J48]" office:value-type="float" office:value="50.6027" calcext:value-type="float">
            <text:p>50.60</text:p>
          </table:table-cell>
          <table:table-cell table:formula="of:=[$'ScSp Dist'.P48]" office:value-type="float" office:value="30.8723" calcext:value-type="float">
            <text:p>30.87</text:p>
          </table:table-cell>
          <table:table-cell table:formula="of:=[$'ScSp Dist'.Q48]" office:value-type="float" office:value="15.3092" calcext:value-type="float">
            <text:p>15.31</text:p>
          </table:table-cell>
          <table:table-cell table:formula="of:=[$'ScSp Dist'.R48]" office:value-type="float" office:value="8.46203" calcext:value-type="float">
            <text:p>8.46</text:p>
          </table:table-cell>
          <table:table-cell table:formula="of:=[$'ScSp Dist'.S48]" office:value-type="float" office:value="45.3565" calcext:value-type="float">
            <text:p>45.36</text:p>
          </table:table-cell>
          <table:table-cell table:formula="of:=[$'ScSp Dist'.Y48]" office:value-type="float" office:value="21.9239" calcext:value-type="float">
            <text:p>21.92</text:p>
          </table:table-cell>
          <table:table-cell table:formula="of:=[$'ScSp Dist'.Z48]" office:value-type="float" office:value="23.9807" calcext:value-type="float">
            <text:p>23.98</text:p>
          </table:table-cell>
          <table:table-cell table:formula="of:=[$'ScSp Dist'.AA48]" office:value-type="float" office:value="13.0403" calcext:value-type="float">
            <text:p>13.04</text:p>
          </table:table-cell>
          <table:table-cell table:formula="of:=[$'ScSp Dist'.AB48]" office:value-type="float" office:value="41.0551" calcext:value-type="float">
            <text:p>41.06</text:p>
          </table:table-cell>
          <table:table-cell table:formula="of:=[$'ScSp Dist'.AH48]" office:value-type="float" office:value="10.8155" calcext:value-type="float">
            <text:p>10.82</text:p>
          </table:table-cell>
          <table:table-cell table:formula="of:=[$'ScSp Dist'.AI48]" office:value-type="float" office:value="34.9337" calcext:value-type="float">
            <text:p>34.93</text:p>
          </table:table-cell>
          <table:table-cell table:formula="of:=[$'ScSp Dist'.AJ48]" office:value-type="float" office:value="17.9228" calcext:value-type="float">
            <text:p>17.92</text:p>
          </table:table-cell>
          <table:table-cell table:formula="of:=[$'ScSp Dist'.AK48]" office:value-type="float" office:value="36.328" calcext:value-type="float">
            <text:p>36.33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ScSp Dist'.G49]" office:value-type="float" office:value="40.241" calcext:value-type="float">
            <text:p>40.24</text:p>
          </table:table-cell>
          <table:table-cell table:formula="of:=[$'ScSp Dist'.H49]" office:value-type="float" office:value="4.22234" calcext:value-type="float">
            <text:p>4.22</text:p>
          </table:table-cell>
          <table:table-cell table:formula="of:=[$'ScSp Dist'.I49]" office:value-type="float" office:value="2.84228" calcext:value-type="float">
            <text:p>2.84</text:p>
          </table:table-cell>
          <table:table-cell table:formula="of:=[$'ScSp Dist'.J49]" office:value-type="float" office:value="52.6944" calcext:value-type="float">
            <text:p>52.69</text:p>
          </table:table-cell>
          <table:table-cell table:formula="of:=[$'ScSp Dist'.P49]" office:value-type="float" office:value="27.6219" calcext:value-type="float">
            <text:p>27.62</text:p>
          </table:table-cell>
          <table:table-cell table:formula="of:=[$'ScSp Dist'.Q49]" office:value-type="float" office:value="15.7507" calcext:value-type="float">
            <text:p>15.75</text:p>
          </table:table-cell>
          <table:table-cell table:formula="of:=[$'ScSp Dist'.R49]" office:value-type="float" office:value="9.19807" calcext:value-type="float">
            <text:p>9.20</text:p>
          </table:table-cell>
          <table:table-cell table:formula="of:=[$'ScSp Dist'.S49]" office:value-type="float" office:value="47.4293" calcext:value-type="float">
            <text:p>47.43</text:p>
          </table:table-cell>
          <table:table-cell table:formula="of:=[$'ScSp Dist'.Y49]" office:value-type="float" office:value="27.0985" calcext:value-type="float">
            <text:p>27.10</text:p>
          </table:table-cell>
          <table:table-cell table:formula="of:=[$'ScSp Dist'.Z49]" office:value-type="float" office:value="17.7089" calcext:value-type="float">
            <text:p>17.71</text:p>
          </table:table-cell>
          <table:table-cell table:formula="of:=[$'ScSp Dist'.AA49]" office:value-type="float" office:value="10.3416" calcext:value-type="float">
            <text:p>10.34</text:p>
          </table:table-cell>
          <table:table-cell table:formula="of:=[$'ScSp Dist'.AB49]" office:value-type="float" office:value="44.851" calcext:value-type="float">
            <text:p>44.85</text:p>
          </table:table-cell>
          <table:table-cell table:formula="of:=[$'ScSp Dist'.AH49]" office:value-type="float" office:value="13.5541" calcext:value-type="float">
            <text:p>13.55</text:p>
          </table:table-cell>
          <table:table-cell table:formula="of:=[$'ScSp Dist'.AI49]" office:value-type="float" office:value="27.5229" calcext:value-type="float">
            <text:p>27.52</text:p>
          </table:table-cell>
          <table:table-cell table:formula="of:=[$'ScSp Dist'.AJ49]" office:value-type="float" office:value="17.5632" calcext:value-type="float">
            <text:p>17.56</text:p>
          </table:table-cell>
          <table:table-cell table:formula="of:=[$'ScSp Dist'.AK49]" office:value-type="float" office:value="41.3598" calcext:value-type="float">
            <text:p>41.36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ScSp Dist'.G50]" office:value-type="float" office:value="34.8395" calcext:value-type="float">
            <text:p>34.84</text:p>
          </table:table-cell>
          <table:table-cell table:formula="of:=[$'ScSp Dist'.H50]" office:value-type="float" office:value="4.3445" calcext:value-type="float">
            <text:p>4.34</text:p>
          </table:table-cell>
          <table:table-cell table:formula="of:=[$'ScSp Dist'.I50]" office:value-type="float" office:value="1.42032" calcext:value-type="float">
            <text:p>1.42</text:p>
          </table:table-cell>
          <table:table-cell table:formula="of:=[$'ScSp Dist'.J50]" office:value-type="float" office:value="59.3957" calcext:value-type="float">
            <text:p>59.40</text:p>
          </table:table-cell>
          <table:table-cell table:formula="of:=[$'ScSp Dist'.P50]" office:value-type="float" office:value="34.1897" calcext:value-type="float">
            <text:p>34.19</text:p>
          </table:table-cell>
          <table:table-cell table:formula="of:=[$'ScSp Dist'.Q50]" office:value-type="float" office:value="5.79137" calcext:value-type="float">
            <text:p>5.79</text:p>
          </table:table-cell>
          <table:table-cell table:formula="of:=[$'ScSp Dist'.R50]" office:value-type="float" office:value="4.33064" calcext:value-type="float">
            <text:p>4.33</text:p>
          </table:table-cell>
          <table:table-cell table:formula="of:=[$'ScSp Dist'.S50]" office:value-type="float" office:value="55.6883" calcext:value-type="float">
            <text:p>55.69</text:p>
          </table:table-cell>
          <table:table-cell table:formula="of:=[$'ScSp Dist'.Y50]" office:value-type="float" office:value="35.8045" calcext:value-type="float">
            <text:p>35.80</text:p>
          </table:table-cell>
          <table:table-cell table:formula="of:=[$'ScSp Dist'.Z50]" office:value-type="float" office:value="6.21485" calcext:value-type="float">
            <text:p>6.21</text:p>
          </table:table-cell>
          <table:table-cell table:formula="of:=[$'ScSp Dist'.AA50]" office:value-type="float" office:value="4.6473" calcext:value-type="float">
            <text:p>4.65</text:p>
          </table:table-cell>
          <table:table-cell table:formula="of:=[$'ScSp Dist'.AB50]" office:value-type="float" office:value="53.3333" calcext:value-type="float">
            <text:p>53.33</text:p>
          </table:table-cell>
          <table:table-cell table:formula="of:=[$'ScSp Dist'.AH50]" office:value-type="float" office:value="23.8451" calcext:value-type="float">
            <text:p>23.85</text:p>
          </table:table-cell>
          <table:table-cell table:formula="of:=[$'ScSp Dist'.AI50]" office:value-type="float" office:value="27.4966" calcext:value-type="float">
            <text:p>27.50</text:p>
          </table:table-cell>
          <table:table-cell table:formula="of:=[$'ScSp Dist'.AJ50]" office:value-type="float" office:value="9.10485" calcext:value-type="float">
            <text:p>9.10</text:p>
          </table:table-cell>
          <table:table-cell table:formula="of:=[$'ScSp Dist'.AK50]" office:value-type="float" office:value="39.5534" calcext:value-type="float">
            <text:p>39.55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ScSp Dist'.G51]" office:value-type="float" office:value="42.9503" calcext:value-type="float">
            <text:p>42.95</text:p>
          </table:table-cell>
          <table:table-cell table:formula="of:=[$'ScSp Dist'.H51]" office:value-type="float" office:value="0" calcext:value-type="float">
            <text:p>0.00</text:p>
          </table:table-cell>
          <table:table-cell table:formula="of:=[$'ScSp Dist'.I51]" office:value-type="float" office:value="0" calcext:value-type="float">
            <text:p>0.00</text:p>
          </table:table-cell>
          <table:table-cell table:formula="of:=[$'ScSp Dist'.J51]" office:value-type="float" office:value="57.0497" calcext:value-type="float">
            <text:p>57.05</text:p>
          </table:table-cell>
          <table:table-cell table:formula="of:=[$'ScSp Dist'.P51]" office:value-type="float" office:value="32.5517" calcext:value-type="float">
            <text:p>32.55</text:p>
          </table:table-cell>
          <table:table-cell table:formula="of:=[$'ScSp Dist'.Q51]" office:value-type="float" office:value="12.1846" calcext:value-type="float">
            <text:p>12.18</text:p>
          </table:table-cell>
          <table:table-cell table:formula="of:=[$'ScSp Dist'.R51]" office:value-type="float" office:value="5.53066" calcext:value-type="float">
            <text:p>5.53</text:p>
          </table:table-cell>
          <table:table-cell table:formula="of:=[$'ScSp Dist'.S51]" office:value-type="float" office:value="49.733" calcext:value-type="float">
            <text:p>49.73</text:p>
          </table:table-cell>
          <table:table-cell table:formula="of:=[$'ScSp Dist'.Y51]" office:value-type="float" office:value="31.7571" calcext:value-type="float">
            <text:p>31.76</text:p>
          </table:table-cell>
          <table:table-cell table:formula="of:=[$'ScSp Dist'.Z51]" office:value-type="float" office:value="13.683" calcext:value-type="float">
            <text:p>13.68</text:p>
          </table:table-cell>
          <table:table-cell table:formula="of:=[$'ScSp Dist'.AA51]" office:value-type="float" office:value="6.21079" calcext:value-type="float">
            <text:p>6.21</text:p>
          </table:table-cell>
          <table:table-cell table:formula="of:=[$'ScSp Dist'.AB51]" office:value-type="float" office:value="48.3491" calcext:value-type="float">
            <text:p>48.35</text:p>
          </table:table-cell>
          <table:table-cell table:formula="of:=[$'ScSp Dist'.AH51]" office:value-type="float" office:value="31.5067" calcext:value-type="float">
            <text:p>31.51</text:p>
          </table:table-cell>
          <table:table-cell table:formula="of:=[$'ScSp Dist'.AI51]" office:value-type="float" office:value="13.4708" calcext:value-type="float">
            <text:p>13.47</text:p>
          </table:table-cell>
          <table:table-cell table:formula="of:=[$'ScSp Dist'.AJ51]" office:value-type="float" office:value="8.59275" calcext:value-type="float">
            <text:p>8.59</text:p>
          </table:table-cell>
          <table:table-cell table:formula="of:=[$'ScSp Dist'.AK51]" office:value-type="float" office:value="46.4297" calcext:value-type="float">
            <text:p>46.43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ScSp Dist'.G52]" office:value-type="float" office:value="39.1094" calcext:value-type="float">
            <text:p>39.11</text:p>
          </table:table-cell>
          <table:table-cell table:formula="of:=[$'ScSp Dist'.H52]" office:value-type="float" office:value="3.91507" calcext:value-type="float">
            <text:p>3.92</text:p>
          </table:table-cell>
          <table:table-cell table:formula="of:=[$'ScSp Dist'.I52]" office:value-type="float" office:value="3.25862" calcext:value-type="float">
            <text:p>3.26</text:p>
          </table:table-cell>
          <table:table-cell table:formula="of:=[$'ScSp Dist'.J52]" office:value-type="float" office:value="53.717" calcext:value-type="float">
            <text:p>53.72</text:p>
          </table:table-cell>
          <table:table-cell table:formula="of:=[$'ScSp Dist'.P52]" office:value-type="float" office:value="27.3301" calcext:value-type="float">
            <text:p>27.33</text:p>
          </table:table-cell>
          <table:table-cell table:formula="of:=[$'ScSp Dist'.Q52]" office:value-type="float" office:value="23.4377" calcext:value-type="float">
            <text:p>23.44</text:p>
          </table:table-cell>
          <table:table-cell table:formula="of:=[$'ScSp Dist'.R52]" office:value-type="float" office:value="7.60029" calcext:value-type="float">
            <text:p>7.60</text:p>
          </table:table-cell>
          <table:table-cell table:formula="of:=[$'ScSp Dist'.S52]" office:value-type="float" office:value="41.6319" calcext:value-type="float">
            <text:p>41.63</text:p>
          </table:table-cell>
          <table:table-cell table:formula="of:=[$'ScSp Dist'.Y52]" office:value-type="float" office:value="28.295" calcext:value-type="float">
            <text:p>28.30</text:p>
          </table:table-cell>
          <table:table-cell table:formula="of:=[$'ScSp Dist'.Z52]" office:value-type="float" office:value="25.7453" calcext:value-type="float">
            <text:p>25.75</text:p>
          </table:table-cell>
          <table:table-cell table:formula="of:=[$'ScSp Dist'.AA52]" office:value-type="float" office:value="8.34859" calcext:value-type="float">
            <text:p>8.35</text:p>
          </table:table-cell>
          <table:table-cell table:formula="of:=[$'ScSp Dist'.AB52]" office:value-type="float" office:value="37.6111" calcext:value-type="float">
            <text:p>37.61</text:p>
          </table:table-cell>
          <table:table-cell table:formula="of:=[$'ScSp Dist'.AH52]" office:value-type="float" office:value="24.1531" calcext:value-type="float">
            <text:p>24.15</text:p>
          </table:table-cell>
          <table:table-cell table:formula="of:=[$'ScSp Dist'.AI52]" office:value-type="float" office:value="29.1738" calcext:value-type="float">
            <text:p>29.17</text:p>
          </table:table-cell>
          <table:table-cell table:formula="of:=[$'ScSp Dist'.AJ52]" office:value-type="float" office:value="11.1869" calcext:value-type="float">
            <text:p>11.19</text:p>
          </table:table-cell>
          <table:table-cell table:formula="of:=[$'ScSp Dist'.AK52]" office:value-type="float" office:value="35.4862" calcext:value-type="float">
            <text:p>35.49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ScSp Dist'.G53]" office:value-type="float" office:value="35.5241" calcext:value-type="float">
            <text:p>35.52</text:p>
          </table:table-cell>
          <table:table-cell table:formula="of:=[$'ScSp Dist'.H53]" office:value-type="float" office:value="3.86519" calcext:value-type="float">
            <text:p>3.87</text:p>
          </table:table-cell>
          <table:table-cell table:formula="of:=[$'ScSp Dist'.I53]" office:value-type="float" office:value="2.73186" calcext:value-type="float">
            <text:p>2.73</text:p>
          </table:table-cell>
          <table:table-cell table:formula="of:=[$'ScSp Dist'.J53]" office:value-type="float" office:value="57.8788" calcext:value-type="float">
            <text:p>57.88</text:p>
          </table:table-cell>
          <table:table-cell table:formula="of:=[$'ScSp Dist'.P53]" office:value-type="float" office:value="26.7877" calcext:value-type="float">
            <text:p>26.79</text:p>
          </table:table-cell>
          <table:table-cell table:formula="of:=[$'ScSp Dist'.Q53]" office:value-type="float" office:value="20.5105" calcext:value-type="float">
            <text:p>20.51</text:p>
          </table:table-cell>
          <table:table-cell table:formula="of:=[$'ScSp Dist'.R53]" office:value-type="float" office:value="6.22483" calcext:value-type="float">
            <text:p>6.22</text:p>
          </table:table-cell>
          <table:table-cell table:formula="of:=[$'ScSp Dist'.S53]" office:value-type="float" office:value="46.477" calcext:value-type="float">
            <text:p>46.48</text:p>
          </table:table-cell>
          <table:table-cell table:formula="of:=[$'ScSp Dist'.Y53]" office:value-type="float" office:value="20.6786" calcext:value-type="float">
            <text:p>20.68</text:p>
          </table:table-cell>
          <table:table-cell table:formula="of:=[$'ScSp Dist'.Z53]" office:value-type="float" office:value="30.4084" calcext:value-type="float">
            <text:p>30.41</text:p>
          </table:table-cell>
          <table:table-cell table:formula="of:=[$'ScSp Dist'.AA53]" office:value-type="float" office:value="12.9319" calcext:value-type="float">
            <text:p>12.93</text:p>
          </table:table-cell>
          <table:table-cell table:formula="of:=[$'ScSp Dist'.AB53]" office:value-type="float" office:value="35.9811" calcext:value-type="float">
            <text:p>35.98</text:p>
          </table:table-cell>
          <table:table-cell table:formula="of:=[$'ScSp Dist'.AH53]" office:value-type="float" office:value="18.0757" calcext:value-type="float">
            <text:p>18.08</text:p>
          </table:table-cell>
          <table:table-cell table:formula="of:=[$'ScSp Dist'.AI53]" office:value-type="float" office:value="34.4567" calcext:value-type="float">
            <text:p>34.46</text:p>
          </table:table-cell>
          <table:table-cell table:formula="of:=[$'ScSp Dist'.AJ53]" office:value-type="float" office:value="13.4044" calcext:value-type="float">
            <text:p>13.40</text:p>
          </table:table-cell>
          <table:table-cell table:formula="of:=[$'ScSp Dist'.AK53]" office:value-type="float" office:value="34.0632" calcext:value-type="float">
            <text:p>34.06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ScSp Dist'.G54]" office:value-type="float" office:value="43.5158" calcext:value-type="float">
            <text:p>43.52</text:p>
          </table:table-cell>
          <table:table-cell table:formula="of:=[$'ScSp Dist'.H54]" office:value-type="float" office:value="5.45419" calcext:value-type="float">
            <text:p>5.45</text:p>
          </table:table-cell>
          <table:table-cell table:formula="of:=[$'ScSp Dist'.I54]" office:value-type="float" office:value="1.03983" calcext:value-type="float">
            <text:p>1.04</text:p>
          </table:table-cell>
          <table:table-cell table:formula="of:=[$'ScSp Dist'.J54]" office:value-type="float" office:value="49.9902" calcext:value-type="float">
            <text:p>49.99</text:p>
          </table:table-cell>
          <table:table-cell table:formula="of:=[$'ScSp Dist'.P54]" office:value-type="float" office:value="29.65" calcext:value-type="float">
            <text:p>29.65</text:p>
          </table:table-cell>
          <table:table-cell table:formula="of:=[$'ScSp Dist'.Q54]" office:value-type="float" office:value="19.9987" calcext:value-type="float">
            <text:p>20.00</text:p>
          </table:table-cell>
          <table:table-cell table:formula="of:=[$'ScSp Dist'.R54]" office:value-type="float" office:value="10.7556" calcext:value-type="float">
            <text:p>10.76</text:p>
          </table:table-cell>
          <table:table-cell table:formula="of:=[$'ScSp Dist'.S54]" office:value-type="float" office:value="39.5957" calcext:value-type="float">
            <text:p>39.60</text:p>
          </table:table-cell>
          <table:table-cell table:formula="of:=[$'ScSp Dist'.Y54]" office:value-type="float" office:value="26.2246" calcext:value-type="float">
            <text:p>26.22</text:p>
          </table:table-cell>
          <table:table-cell table:formula="of:=[$'ScSp Dist'.Z54]" office:value-type="float" office:value="24.0739" calcext:value-type="float">
            <text:p>24.07</text:p>
          </table:table-cell>
          <table:table-cell table:formula="of:=[$'ScSp Dist'.AA54]" office:value-type="float" office:value="12.7023" calcext:value-type="float">
            <text:p>12.70</text:p>
          </table:table-cell>
          <table:table-cell table:formula="of:=[$'ScSp Dist'.AB54]" office:value-type="float" office:value="36.9992" calcext:value-type="float">
            <text:p>37.00</text:p>
          </table:table-cell>
          <table:table-cell table:formula="of:=[$'ScSp Dist'.AH54]" office:value-type="float" office:value="17.9916" calcext:value-type="float">
            <text:p>17.99</text:p>
          </table:table-cell>
          <table:table-cell table:formula="of:=[$'ScSp Dist'.AI54]" office:value-type="float" office:value="32.9308" calcext:value-type="float">
            <text:p>32.93</text:p>
          </table:table-cell>
          <table:table-cell table:formula="of:=[$'ScSp Dist'.AJ54]" office:value-type="float" office:value="15.4852" calcext:value-type="float">
            <text:p>15.49</text:p>
          </table:table-cell>
          <table:table-cell table:formula="of:=[$'ScSp Dist'.AK54]" office:value-type="float" office:value="33.5925" calcext:value-type="float">
            <text:p>33.59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ScSp Dist'.G55]" office:value-type="float" office:value="33.3892" calcext:value-type="float">
            <text:p>33.39</text:p>
          </table:table-cell>
          <table:table-cell table:formula="of:=[$'ScSp Dist'.H55]" office:value-type="float" office:value="5.46831" calcext:value-type="float">
            <text:p>5.47</text:p>
          </table:table-cell>
          <table:table-cell table:formula="of:=[$'ScSp Dist'.I55]" office:value-type="float" office:value="3.13564" calcext:value-type="float">
            <text:p>3.14</text:p>
          </table:table-cell>
          <table:table-cell table:formula="of:=[$'ScSp Dist'.J55]" office:value-type="float" office:value="58.0068" calcext:value-type="float">
            <text:p>58.01</text:p>
          </table:table-cell>
          <table:table-cell table:formula="of:=[$'ScSp Dist'.P55]" office:value-type="float" office:value="28.6752" calcext:value-type="float">
            <text:p>28.68</text:p>
          </table:table-cell>
          <table:table-cell table:formula="of:=[$'ScSp Dist'.Q55]" office:value-type="float" office:value="16.1938" calcext:value-type="float">
            <text:p>16.19</text:p>
          </table:table-cell>
          <table:table-cell table:formula="of:=[$'ScSp Dist'.R55]" office:value-type="float" office:value="8.7633" calcext:value-type="float">
            <text:p>8.76</text:p>
          </table:table-cell>
          <table:table-cell table:formula="of:=[$'ScSp Dist'.S55]" office:value-type="float" office:value="46.3677" calcext:value-type="float">
            <text:p>46.37</text:p>
          </table:table-cell>
          <table:table-cell table:formula="of:=[$'ScSp Dist'.Y55]" office:value-type="float" office:value="28.0673" calcext:value-type="float">
            <text:p>28.07</text:p>
          </table:table-cell>
          <table:table-cell table:formula="of:=[$'ScSp Dist'.Z55]" office:value-type="float" office:value="17.7126" calcext:value-type="float">
            <text:p>17.71</text:p>
          </table:table-cell>
          <table:table-cell table:formula="of:=[$'ScSp Dist'.AA55]" office:value-type="float" office:value="9.58518" calcext:value-type="float">
            <text:p>9.59</text:p>
          </table:table-cell>
          <table:table-cell table:formula="of:=[$'ScSp Dist'.AB55]" office:value-type="float" office:value="44.6349" calcext:value-type="float">
            <text:p>44.63</text:p>
          </table:table-cell>
          <table:table-cell table:formula="of:=[$'ScSp Dist'.AH55]" office:value-type="float" office:value="14.4156" calcext:value-type="float">
            <text:p>14.42</text:p>
          </table:table-cell>
          <table:table-cell table:formula="of:=[$'ScSp Dist'.AI55]" office:value-type="float" office:value="34.3858" calcext:value-type="float">
            <text:p>34.39</text:p>
          </table:table-cell>
          <table:table-cell table:formula="of:=[$'ScSp Dist'.AJ55]" office:value-type="float" office:value="16.9103" calcext:value-type="float">
            <text:p>16.91</text:p>
          </table:table-cell>
          <table:table-cell table:formula="of:=[$'ScSp Dist'.AK55]" office:value-type="float" office:value="34.2883" calcext:value-type="float">
            <text:p>34.29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ScSp Dist'.G56]" office:value-type="float" office:value="34.9627" calcext:value-type="float">
            <text:p>34.96</text:p>
          </table:table-cell>
          <table:table-cell table:formula="of:=[$'ScSp Dist'.H56]" office:value-type="float" office:value="3.54515" calcext:value-type="float">
            <text:p>3.55</text:p>
          </table:table-cell>
          <table:table-cell table:formula="of:=[$'ScSp Dist'.I56]" office:value-type="float" office:value="3.56059" calcext:value-type="float">
            <text:p>3.56</text:p>
          </table:table-cell>
          <table:table-cell table:formula="of:=[$'ScSp Dist'.J56]" office:value-type="float" office:value="57.9316" calcext:value-type="float">
            <text:p>57.93</text:p>
          </table:table-cell>
          <table:table-cell table:formula="of:=[$'ScSp Dist'.P56]" office:value-type="float" office:value="31.9467" calcext:value-type="float">
            <text:p>31.95</text:p>
          </table:table-cell>
          <table:table-cell table:formula="of:=[$'ScSp Dist'.Q56]" office:value-type="float" office:value="9.42063" calcext:value-type="float">
            <text:p>9.42</text:p>
          </table:table-cell>
          <table:table-cell table:formula="of:=[$'ScSp Dist'.R56]" office:value-type="float" office:value="4.64658" calcext:value-type="float">
            <text:p>4.65</text:p>
          </table:table-cell>
          <table:table-cell table:formula="of:=[$'ScSp Dist'.S56]" office:value-type="float" office:value="53.9861" calcext:value-type="float">
            <text:p>53.99</text:p>
          </table:table-cell>
          <table:table-cell table:formula="of:=[$'ScSp Dist'.Y56]" office:value-type="float" office:value="33.168" calcext:value-type="float">
            <text:p>33.17</text:p>
          </table:table-cell>
          <table:table-cell table:formula="of:=[$'ScSp Dist'.Z56]" office:value-type="float" office:value="10.6101" calcext:value-type="float">
            <text:p>10.61</text:p>
          </table:table-cell>
          <table:table-cell table:formula="of:=[$'ScSp Dist'.AA56]" office:value-type="float" office:value="5.23328" calcext:value-type="float">
            <text:p>5.23</text:p>
          </table:table-cell>
          <table:table-cell table:formula="of:=[$'ScSp Dist'.AB56]" office:value-type="float" office:value="50.9886" calcext:value-type="float">
            <text:p>50.99</text:p>
          </table:table-cell>
          <table:table-cell table:formula="of:=[$'ScSp Dist'.AH56]" office:value-type="float" office:value="21.3794" calcext:value-type="float">
            <text:p>21.38</text:p>
          </table:table-cell>
          <table:table-cell table:formula="of:=[$'ScSp Dist'.AI56]" office:value-type="float" office:value="23.7668" calcext:value-type="float">
            <text:p>23.77</text:p>
          </table:table-cell>
          <table:table-cell table:formula="of:=[$'ScSp Dist'.AJ56]" office:value-type="float" office:value="12.5753" calcext:value-type="float">
            <text:p>12.58</text:p>
          </table:table-cell>
          <table:table-cell table:formula="of:=[$'ScSp Dist'.AK56]" office:value-type="float" office:value="42.2785" calcext:value-type="float">
            <text:p>42.28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ScSp Dist'.G57]" office:value-type="float" office:value="38.9933" calcext:value-type="float">
            <text:p>38.99</text:p>
          </table:table-cell>
          <table:table-cell table:formula="of:=[$'ScSp Dist'.H57]" office:value-type="float" office:value="0" calcext:value-type="float">
            <text:p>0.00</text:p>
          </table:table-cell>
          <table:table-cell table:formula="of:=[$'ScSp Dist'.I57]" office:value-type="float" office:value="0" calcext:value-type="float">
            <text:p>0.00</text:p>
          </table:table-cell>
          <table:table-cell table:formula="of:=[$'ScSp Dist'.J57]" office:value-type="float" office:value="61.0067" calcext:value-type="float">
            <text:p>61.01</text:p>
          </table:table-cell>
          <table:table-cell table:formula="of:=[$'ScSp Dist'.P57]" office:value-type="float" office:value="20.728" calcext:value-type="float">
            <text:p>20.73</text:p>
          </table:table-cell>
          <table:table-cell table:formula="of:=[$'ScSp Dist'.Q57]" office:value-type="float" office:value="16.4641" calcext:value-type="float">
            <text:p>16.46</text:p>
          </table:table-cell>
          <table:table-cell table:formula="of:=[$'ScSp Dist'.R57]" office:value-type="float" office:value="12.9737" calcext:value-type="float">
            <text:p>12.97</text:p>
          </table:table-cell>
          <table:table-cell table:formula="of:=[$'ScSp Dist'.S57]" office:value-type="float" office:value="49.8343" calcext:value-type="float">
            <text:p>49.83</text:p>
          </table:table-cell>
          <table:table-cell table:formula="of:=[$'ScSp Dist'.Y57]" office:value-type="float" office:value="19.1658" calcext:value-type="float">
            <text:p>19.17</text:p>
          </table:table-cell>
          <table:table-cell table:formula="of:=[$'ScSp Dist'.Z57]" office:value-type="float" office:value="21.6005" calcext:value-type="float">
            <text:p>21.60</text:p>
          </table:table-cell>
          <table:table-cell table:formula="of:=[$'ScSp Dist'.AA57]" office:value-type="float" office:value="9.1353" calcext:value-type="float">
            <text:p>9.14</text:p>
          </table:table-cell>
          <table:table-cell table:formula="of:=[$'ScSp Dist'.AB57]" office:value-type="float" office:value="50.0983" calcext:value-type="float">
            <text:p>50.10</text:p>
          </table:table-cell>
          <table:table-cell table:formula="of:=[$'ScSp Dist'.AH57]" office:value-type="float" office:value="11.7339" calcext:value-type="float">
            <text:p>11.73</text:p>
          </table:table-cell>
          <table:table-cell table:formula="of:=[$'ScSp Dist'.AI57]" office:value-type="float" office:value="29.8331" calcext:value-type="float">
            <text:p>29.83</text:p>
          </table:table-cell>
          <table:table-cell table:formula="of:=[$'ScSp Dist'.AJ57]" office:value-type="float" office:value="13.6907" calcext:value-type="float">
            <text:p>13.69</text:p>
          </table:table-cell>
          <table:table-cell table:formula="of:=[$'ScSp Dist'.AK57]" office:value-type="float" office:value="44.7423" calcext:value-type="float">
            <text:p>44.74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ScSp Dist'.G58]" office:value-type="float" office:value="39.983" calcext:value-type="float">
            <text:p>39.98</text:p>
          </table:table-cell>
          <table:table-cell table:formula="of:=[$'ScSp Dist'.H58]" office:value-type="float" office:value="9.48194" calcext:value-type="float">
            <text:p>9.48</text:p>
          </table:table-cell>
          <table:table-cell table:formula="of:=[$'ScSp Dist'.I58]" office:value-type="float" office:value="3.07766" calcext:value-type="float">
            <text:p>3.08</text:p>
          </table:table-cell>
          <table:table-cell table:formula="of:=[$'ScSp Dist'.J58]" office:value-type="float" office:value="47.4574" calcext:value-type="float">
            <text:p>47.46</text:p>
          </table:table-cell>
          <table:table-cell table:formula="of:=[$'ScSp Dist'.P58]" office:value-type="float" office:value="30.7705" calcext:value-type="float">
            <text:p>30.77</text:p>
          </table:table-cell>
          <table:table-cell table:formula="of:=[$'ScSp Dist'.Q58]" office:value-type="float" office:value="15.8549" calcext:value-type="float">
            <text:p>15.85</text:p>
          </table:table-cell>
          <table:table-cell table:formula="of:=[$'ScSp Dist'.R58]" office:value-type="float" office:value="5.95645" calcext:value-type="float">
            <text:p>5.96</text:p>
          </table:table-cell>
          <table:table-cell table:formula="of:=[$'ScSp Dist'.S58]" office:value-type="float" office:value="47.4181" calcext:value-type="float">
            <text:p>47.42</text:p>
          </table:table-cell>
          <table:table-cell table:formula="of:=[$'ScSp Dist'.Y58]" office:value-type="float" office:value="32.7077" calcext:value-type="float">
            <text:p>32.71</text:p>
          </table:table-cell>
          <table:table-cell table:formula="of:=[$'ScSp Dist'.Z58]" office:value-type="float" office:value="18.1468" calcext:value-type="float">
            <text:p>18.15</text:p>
          </table:table-cell>
          <table:table-cell table:formula="of:=[$'ScSp Dist'.AA58]" office:value-type="float" office:value="6.81748" calcext:value-type="float">
            <text:p>6.82</text:p>
          </table:table-cell>
          <table:table-cell table:formula="of:=[$'ScSp Dist'.AB58]" office:value-type="float" office:value="42.328" calcext:value-type="float">
            <text:p>42.33</text:p>
          </table:table-cell>
          <table:table-cell table:formula="of:=[$'ScSp Dist'.AH58]" office:value-type="float" office:value="19.651" calcext:value-type="float">
            <text:p>19.65</text:p>
          </table:table-cell>
          <table:table-cell table:formula="of:=[$'ScSp Dist'.AI58]" office:value-type="float" office:value="24.9394" calcext:value-type="float">
            <text:p>24.94</text:p>
          </table:table-cell>
          <table:table-cell table:formula="of:=[$'ScSp Dist'.AJ58]" office:value-type="float" office:value="14.9421" calcext:value-type="float">
            <text:p>14.94</text:p>
          </table:table-cell>
          <table:table-cell table:formula="of:=[$'ScSp Dist'.AK58]" office:value-type="float" office:value="40.4675" calcext:value-type="float">
            <text:p>40.47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ScSp Dist'.G59]" office:value-type="float" office:value="37.3543" calcext:value-type="float">
            <text:p>37.35</text:p>
          </table:table-cell>
          <table:table-cell table:formula="of:=[$'ScSp Dist'.H59]" office:value-type="float" office:value="2.82367" calcext:value-type="float">
            <text:p>2.82</text:p>
          </table:table-cell>
          <table:table-cell table:formula="of:=[$'ScSp Dist'.I59]" office:value-type="float" office:value="1.74615" calcext:value-type="float">
            <text:p>1.75</text:p>
          </table:table-cell>
          <table:table-cell table:formula="of:=[$'ScSp Dist'.J59]" office:value-type="float" office:value="58.0759" calcext:value-type="float">
            <text:p>58.08</text:p>
          </table:table-cell>
          <table:table-cell table:formula="of:=[$'ScSp Dist'.P59]" office:value-type="float" office:value="34.2124" calcext:value-type="float">
            <text:p>34.21</text:p>
          </table:table-cell>
          <table:table-cell table:formula="of:=[$'ScSp Dist'.Q59]" office:value-type="float" office:value="4.87382" calcext:value-type="float">
            <text:p>4.87</text:p>
          </table:table-cell>
          <table:table-cell table:formula="of:=[$'ScSp Dist'.R59]" office:value-type="float" office:value="4.32963" calcext:value-type="float">
            <text:p>4.33</text:p>
          </table:table-cell>
          <table:table-cell table:formula="of:=[$'ScSp Dist'.S59]" office:value-type="float" office:value="56.5841" calcext:value-type="float">
            <text:p>56.58</text:p>
          </table:table-cell>
          <table:table-cell table:formula="of:=[$'ScSp Dist'.Y59]" office:value-type="float" office:value="25.3966" calcext:value-type="float">
            <text:p>25.40</text:p>
          </table:table-cell>
          <table:table-cell table:formula="of:=[$'ScSp Dist'.Z59]" office:value-type="float" office:value="14.6969" calcext:value-type="float">
            <text:p>14.70</text:p>
          </table:table-cell>
          <table:table-cell table:formula="of:=[$'ScSp Dist'.AA59]" office:value-type="float" office:value="7.55033" calcext:value-type="float">
            <text:p>7.55</text:p>
          </table:table-cell>
          <table:table-cell table:formula="of:=[$'ScSp Dist'.AB59]" office:value-type="float" office:value="52.3562" calcext:value-type="float">
            <text:p>52.36</text:p>
          </table:table-cell>
          <table:table-cell table:formula="of:=[$'ScSp Dist'.AH59]" office:value-type="float" office:value="14.7549" calcext:value-type="float">
            <text:p>14.75</text:p>
          </table:table-cell>
          <table:table-cell table:formula="of:=[$'ScSp Dist'.AI59]" office:value-type="float" office:value="21.8768" calcext:value-type="float">
            <text:p>21.88</text:p>
          </table:table-cell>
          <table:table-cell table:formula="of:=[$'ScSp Dist'.AJ59]" office:value-type="float" office:value="18.3683" calcext:value-type="float">
            <text:p>18.37</text:p>
          </table:table-cell>
          <table:table-cell table:formula="of:=[$'ScSp Dist'.AK59]" office:value-type="float" office:value="45" calcext:value-type="float">
            <text:p>45.00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ScSp Dist'.G60]" office:value-type="float" office:value="40.7469" calcext:value-type="float">
            <text:p>40.75</text:p>
          </table:table-cell>
          <table:table-cell table:formula="of:=[$'ScSp Dist'.H60]" office:value-type="float" office:value="4.39854" calcext:value-type="float">
            <text:p>4.40</text:p>
          </table:table-cell>
          <table:table-cell table:formula="of:=[$'ScSp Dist'.I60]" office:value-type="float" office:value="2.54979" calcext:value-type="float">
            <text:p>2.55</text:p>
          </table:table-cell>
          <table:table-cell table:formula="of:=[$'ScSp Dist'.J60]" office:value-type="float" office:value="52.3047" calcext:value-type="float">
            <text:p>52.30</text:p>
          </table:table-cell>
          <table:table-cell table:formula="of:=[$'ScSp Dist'.P60]" office:value-type="float" office:value="31.0352" calcext:value-type="float">
            <text:p>31.04</text:p>
          </table:table-cell>
          <table:table-cell table:formula="of:=[$'ScSp Dist'.Q60]" office:value-type="float" office:value="19.0938" calcext:value-type="float">
            <text:p>19.09</text:p>
          </table:table-cell>
          <table:table-cell table:formula="of:=[$'ScSp Dist'.R60]" office:value-type="float" office:value="9.1809" calcext:value-type="float">
            <text:p>9.18</text:p>
          </table:table-cell>
          <table:table-cell table:formula="of:=[$'ScSp Dist'.S60]" office:value-type="float" office:value="40.6901" calcext:value-type="float">
            <text:p>40.69</text:p>
          </table:table-cell>
          <table:table-cell table:formula="of:=[$'ScSp Dist'.Y60]" office:value-type="float" office:value="30.444" calcext:value-type="float">
            <text:p>30.44</text:p>
          </table:table-cell>
          <table:table-cell table:formula="of:=[$'ScSp Dist'.Z60]" office:value-type="float" office:value="20.0015" calcext:value-type="float">
            <text:p>20.00</text:p>
          </table:table-cell>
          <table:table-cell table:formula="of:=[$'ScSp Dist'.AA60]" office:value-type="float" office:value="9.61735" calcext:value-type="float">
            <text:p>9.62</text:p>
          </table:table-cell>
          <table:table-cell table:formula="of:=[$'ScSp Dist'.AB60]" office:value-type="float" office:value="39.9372" calcext:value-type="float">
            <text:p>39.94</text:p>
          </table:table-cell>
          <table:table-cell table:formula="of:=[$'ScSp Dist'.AH60]" office:value-type="float" office:value="26.5927" calcext:value-type="float">
            <text:p>26.59</text:p>
          </table:table-cell>
          <table:table-cell table:formula="of:=[$'ScSp Dist'.AI60]" office:value-type="float" office:value="25.9613" calcext:value-type="float">
            <text:p>25.96</text:p>
          </table:table-cell>
          <table:table-cell table:formula="of:=[$'ScSp Dist'.AJ60]" office:value-type="float" office:value="13.2357" calcext:value-type="float">
            <text:p>13.24</text:p>
          </table:table-cell>
          <table:table-cell table:formula="of:=[$'ScSp Dist'.AK60]" office:value-type="float" office:value="34.2103" calcext:value-type="float">
            <text:p>34.21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ScSp Dist'.G61]" office:value-type="float" office:value="40.4808" calcext:value-type="float">
            <text:p>40.48</text:p>
          </table:table-cell>
          <table:table-cell table:formula="of:=[$'ScSp Dist'.H61]" office:value-type="float" office:value="5.851" calcext:value-type="float">
            <text:p>5.85</text:p>
          </table:table-cell>
          <table:table-cell table:formula="of:=[$'ScSp Dist'.I61]" office:value-type="float" office:value="4.55267" calcext:value-type="float">
            <text:p>4.55</text:p>
          </table:table-cell>
          <table:table-cell table:formula="of:=[$'ScSp Dist'.J61]" office:value-type="float" office:value="49.1155" calcext:value-type="float">
            <text:p>49.12</text:p>
          </table:table-cell>
          <table:table-cell table:formula="of:=[$'ScSp Dist'.P61]" office:value-type="float" office:value="30.5503" calcext:value-type="float">
            <text:p>30.55</text:p>
          </table:table-cell>
          <table:table-cell table:formula="of:=[$'ScSp Dist'.Q61]" office:value-type="float" office:value="14.9042" calcext:value-type="float">
            <text:p>14.90</text:p>
          </table:table-cell>
          <table:table-cell table:formula="of:=[$'ScSp Dist'.R61]" office:value-type="float" office:value="10.7084" calcext:value-type="float">
            <text:p>10.71</text:p>
          </table:table-cell>
          <table:table-cell table:formula="of:=[$'ScSp Dist'.S61]" office:value-type="float" office:value="43.837" calcext:value-type="float">
            <text:p>43.84</text:p>
          </table:table-cell>
          <table:table-cell table:formula="of:=[$'ScSp Dist'.Y61]" office:value-type="float" office:value="24.2321" calcext:value-type="float">
            <text:p>24.23</text:p>
          </table:table-cell>
          <table:table-cell table:formula="of:=[$'ScSp Dist'.Z61]" office:value-type="float" office:value="20.0378" calcext:value-type="float">
            <text:p>20.04</text:p>
          </table:table-cell>
          <table:table-cell table:formula="of:=[$'ScSp Dist'.AA61]" office:value-type="float" office:value="15.4525" calcext:value-type="float">
            <text:p>15.45</text:p>
          </table:table-cell>
          <table:table-cell table:formula="of:=[$'ScSp Dist'.AB61]" office:value-type="float" office:value="40.2775" calcext:value-type="float">
            <text:p>40.28</text:p>
          </table:table-cell>
          <table:table-cell table:formula="of:=[$'ScSp Dist'.AH61]" office:value-type="float" office:value="15.0765" calcext:value-type="float">
            <text:p>15.08</text:p>
          </table:table-cell>
          <table:table-cell table:formula="of:=[$'ScSp Dist'.AI61]" office:value-type="float" office:value="27.4436" calcext:value-type="float">
            <text:p>27.44</text:p>
          </table:table-cell>
          <table:table-cell table:formula="of:=[$'ScSp Dist'.AJ61]" office:value-type="float" office:value="19.0887" calcext:value-type="float">
            <text:p>19.09</text:p>
          </table:table-cell>
          <table:table-cell table:formula="of:=[$'ScSp Dist'.AK61]" office:value-type="float" office:value="38.3912" calcext:value-type="float">
            <text:p>38.39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ScSp Dist'.G62]" office:value-type="float" office:value="35.004" calcext:value-type="float">
            <text:p>35.00</text:p>
          </table:table-cell>
          <table:table-cell table:formula="of:=[$'ScSp Dist'.H62]" office:value-type="float" office:value="3.26325" calcext:value-type="float">
            <text:p>3.26</text:p>
          </table:table-cell>
          <table:table-cell table:formula="of:=[$'ScSp Dist'.I62]" office:value-type="float" office:value="2.89458" calcext:value-type="float">
            <text:p>2.89</text:p>
          </table:table-cell>
          <table:table-cell table:formula="of:=[$'ScSp Dist'.J62]" office:value-type="float" office:value="58.8382" calcext:value-type="float">
            <text:p>58.84</text:p>
          </table:table-cell>
          <table:table-cell table:formula="of:=[$'ScSp Dist'.P62]" office:value-type="float" office:value="24.2223" calcext:value-type="float">
            <text:p>24.22</text:p>
          </table:table-cell>
          <table:table-cell table:formula="of:=[$'ScSp Dist'.Q62]" office:value-type="float" office:value="14.4166" calcext:value-type="float">
            <text:p>14.42</text:p>
          </table:table-cell>
          <table:table-cell table:formula="of:=[$'ScSp Dist'.R62]" office:value-type="float" office:value="8.01873" calcext:value-type="float">
            <text:p>8.02</text:p>
          </table:table-cell>
          <table:table-cell table:formula="of:=[$'ScSp Dist'.S62]" office:value-type="float" office:value="53.3424" calcext:value-type="float">
            <text:p>53.34</text:p>
          </table:table-cell>
          <table:table-cell table:formula="of:=[$'ScSp Dist'.Y62]" office:value-type="float" office:value="21.4693" calcext:value-type="float">
            <text:p>21.47</text:p>
          </table:table-cell>
          <table:table-cell table:formula="of:=[$'ScSp Dist'.Z62]" office:value-type="float" office:value="18.5172" calcext:value-type="float">
            <text:p>18.52</text:p>
          </table:table-cell>
          <table:table-cell table:formula="of:=[$'ScSp Dist'.AA62]" office:value-type="float" office:value="11.2075" calcext:value-type="float">
            <text:p>11.21</text:p>
          </table:table-cell>
          <table:table-cell table:formula="of:=[$'ScSp Dist'.AB62]" office:value-type="float" office:value="48.8061" calcext:value-type="float">
            <text:p>48.81</text:p>
          </table:table-cell>
          <table:table-cell table:formula="of:=[$'ScSp Dist'.AH62]" office:value-type="float" office:value="16.1048" calcext:value-type="float">
            <text:p>16.10</text:p>
          </table:table-cell>
          <table:table-cell table:formula="of:=[$'ScSp Dist'.AI62]" office:value-type="float" office:value="20.8119" calcext:value-type="float">
            <text:p>20.81</text:p>
          </table:table-cell>
          <table:table-cell table:formula="of:=[$'ScSp Dist'.AJ62]" office:value-type="float" office:value="15.259" calcext:value-type="float">
            <text:p>15.26</text:p>
          </table:table-cell>
          <table:table-cell table:formula="of:=[$'ScSp Dist'.AK62]" office:value-type="float" office:value="47.8243" calcext:value-type="float">
            <text:p>47.82</text:p>
          </table:table-cell>
        </table:table-row>
        <table:table-row table:style-name="ro2">
          <table:table-cell table:style-name="ce49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9" office:value-type="string" calcext:value-type="string" table:number-columns-spanned="4" table:number-rows-spanned="1">
            <text:p>ScSp</text:p>
          </table:table-cell>
          <table:covered-table-cell table:number-columns-repeated="3" table:style-name="ce49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table:style-name="ce41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41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41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42" table:formula="of:=AVERAGE([.B4:.B13])" office:value-type="float" office:value="34.77877" calcext:value-type="float">
            <text:p>34.78</text:p>
          </table:table-cell>
          <table:table-cell table:style-name="ce37" table:formula="of:=AVERAGE([.C4:.C13])" office:value-type="float" office:value="6.118897" calcext:value-type="float">
            <text:p>6.12</text:p>
          </table:table-cell>
          <table:table-cell table:style-name="ce37" table:formula="of:=AVERAGE([.D4:.D13])" office:value-type="float" office:value="2.765647" calcext:value-type="float">
            <text:p>2.77</text:p>
          </table:table-cell>
          <table:table-cell table:style-name="ce37" table:formula="of:=AVERAGE([.E4:.E13])" office:value-type="float" office:value="56.33668" calcext:value-type="float">
            <text:p>56.34</text:p>
          </table:table-cell>
          <table:table-cell table:style-name="ce42" table:formula="of:=AVERAGE([.F4:.F13])" office:value-type="float" office:value="31.33332" calcext:value-type="float">
            <text:p>31.33</text:p>
          </table:table-cell>
          <table:table-cell table:style-name="ce37" table:formula="of:=AVERAGE([.G4:.G13])" office:value-type="float" office:value="12.807928" calcext:value-type="float">
            <text:p>12.81</text:p>
          </table:table-cell>
          <table:table-cell table:style-name="ce37" table:formula="of:=AVERAGE([.H4:.H13])" office:value-type="float" office:value="5.315223" calcext:value-type="float">
            <text:p>5.32</text:p>
          </table:table-cell>
          <table:table-cell table:style-name="ce37" table:formula="of:=AVERAGE([.I4:.I13])" office:value-type="float" office:value="50.54353" calcext:value-type="float">
            <text:p>50.54</text:p>
          </table:table-cell>
          <table:table-cell table:style-name="ce42" table:formula="of:=AVERAGE([.J4:.J13])" office:value-type="float" office:value="28.0708" calcext:value-type="float">
            <text:p>28.07</text:p>
          </table:table-cell>
          <table:table-cell table:style-name="ce37" table:formula="of:=AVERAGE([.K4:.K13])" office:value-type="float" office:value="16.520772" calcext:value-type="float">
            <text:p>16.52</text:p>
          </table:table-cell>
          <table:table-cell table:style-name="ce37" table:formula="of:=AVERAGE([.L4:.L13])" office:value-type="float" office:value="7.177827" calcext:value-type="float">
            <text:p>7.18</text:p>
          </table:table-cell>
          <table:table-cell table:style-name="ce37" table:formula="of:=AVERAGE([.M4:.M13])" office:value-type="float" office:value="48.23061" calcext:value-type="float">
            <text:p>48.23</text:p>
          </table:table-cell>
          <table:table-cell table:style-name="ce37" table:formula="of:=AVERAGE([.N4:.N13])" office:value-type="float" office:value="19.07031" calcext:value-type="float">
            <text:p>19.07</text:p>
          </table:table-cell>
          <table:table-cell table:style-name="ce37" table:formula="of:=AVERAGE([.O4:.O13])" office:value-type="float" office:value="28.48017" calcext:value-type="float">
            <text:p>28.48</text:p>
          </table:table-cell>
          <table:table-cell table:style-name="ce37" table:formula="of:=AVERAGE([.P4:.P13])" office:value-type="float" office:value="12.282824" calcext:value-type="float">
            <text:p>12.28</text:p>
          </table:table-cell>
          <table:table-cell table:style-name="ce37" table:formula="of:=AVERAGE([.Q4:.Q13])" office:value-type="float" office:value="40.16672" calcext:value-type="float">
            <text:p>40.17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42" table:formula="of:=AVERAGE([.B14:.B23])" office:value-type="float" office:value="40.17265" calcext:value-type="float">
            <text:p>40.17</text:p>
          </table:table-cell>
          <table:table-cell table:style-name="ce37" table:formula="of:=AVERAGE([.C14:.C23])" office:value-type="float" office:value="4.180782" calcext:value-type="float">
            <text:p>4.18</text:p>
          </table:table-cell>
          <table:table-cell table:style-name="ce37" table:formula="of:=AVERAGE([.D14:.D23])" office:value-type="float" office:value="2.390051" calcext:value-type="float">
            <text:p>2.39</text:p>
          </table:table-cell>
          <table:table-cell table:style-name="ce37" table:formula="of:=AVERAGE([.E14:.E23])" office:value-type="float" office:value="53.25653" calcext:value-type="float">
            <text:p>53.26</text:p>
          </table:table-cell>
          <table:table-cell table:style-name="ce42" table:formula="of:=AVERAGE([.F14:.F23])" office:value-type="float" office:value="34.67836" calcext:value-type="float">
            <text:p>34.68</text:p>
          </table:table-cell>
          <table:table-cell table:style-name="ce37" table:formula="of:=AVERAGE([.G14:.G23])" office:value-type="float" office:value="8.917642" calcext:value-type="float">
            <text:p>8.92</text:p>
          </table:table-cell>
          <table:table-cell table:style-name="ce37" table:formula="of:=AVERAGE([.H14:.H23])" office:value-type="float" office:value="5.900892" calcext:value-type="float">
            <text:p>5.90</text:p>
          </table:table-cell>
          <table:table-cell table:style-name="ce37" table:formula="of:=AVERAGE([.I14:.I23])" office:value-type="float" office:value="50.50309" calcext:value-type="float">
            <text:p>50.50</text:p>
          </table:table-cell>
          <table:table-cell table:style-name="ce42" table:formula="of:=AVERAGE([.J14:.J23])" office:value-type="float" office:value="30.06413" calcext:value-type="float">
            <text:p>30.06</text:p>
          </table:table-cell>
          <table:table-cell table:style-name="ce37" table:formula="of:=AVERAGE([.K14:.K23])" office:value-type="float" office:value="14.356082" calcext:value-type="float">
            <text:p>14.36</text:p>
          </table:table-cell>
          <table:table-cell table:style-name="ce37" table:formula="of:=AVERAGE([.L14:.L23])" office:value-type="float" office:value="8.904946" calcext:value-type="float">
            <text:p>8.90</text:p>
          </table:table-cell>
          <table:table-cell table:style-name="ce37" table:formula="of:=AVERAGE([.M14:.M23])" office:value-type="float" office:value="46.67482" calcext:value-type="float">
            <text:p>46.67</text:p>
          </table:table-cell>
          <table:table-cell table:style-name="ce37" table:formula="of:=AVERAGE([.N14:.N23])" office:value-type="float" office:value="24.48552" calcext:value-type="float">
            <text:p>24.49</text:p>
          </table:table-cell>
          <table:table-cell table:style-name="ce37" table:formula="of:=AVERAGE([.O14:.O23])" office:value-type="float" office:value="21.971268" calcext:value-type="float">
            <text:p>21.97</text:p>
          </table:table-cell>
          <table:table-cell table:style-name="ce37" table:formula="of:=AVERAGE([.P14:.P23])" office:value-type="float" office:value="12.022358" calcext:value-type="float">
            <text:p>12.02</text:p>
          </table:table-cell>
          <table:table-cell table:style-name="ce37" table:formula="of:=AVERAGE([.Q14:.Q23])" office:value-type="float" office:value="41.52083" calcext:value-type="float">
            <text:p>41.52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42" table:formula="of:=AVERAGE([.B24:.B33])" office:value-type="float" office:value="39.5271" calcext:value-type="float">
            <text:p>39.53</text:p>
          </table:table-cell>
          <table:table-cell table:style-name="ce37" table:formula="of:=AVERAGE([.C24:.C33])" office:value-type="float" office:value="4.91308" calcext:value-type="float">
            <text:p>4.91</text:p>
          </table:table-cell>
          <table:table-cell table:style-name="ce37" table:formula="of:=AVERAGE([.D24:.D33])" office:value-type="float" office:value="1.861998" calcext:value-type="float">
            <text:p>1.86</text:p>
          </table:table-cell>
          <table:table-cell table:style-name="ce37" table:formula="of:=AVERAGE([.E24:.E33])" office:value-type="float" office:value="53.69782" calcext:value-type="float">
            <text:p>53.70</text:p>
          </table:table-cell>
          <table:table-cell table:style-name="ce42" table:formula="of:=AVERAGE([.F24:.F33])" office:value-type="float" office:value="34.77115" calcext:value-type="float">
            <text:p>34.77</text:p>
          </table:table-cell>
          <table:table-cell table:style-name="ce37" table:formula="of:=AVERAGE([.G24:.G33])" office:value-type="float" office:value="10.277556" calcext:value-type="float">
            <text:p>10.28</text:p>
          </table:table-cell>
          <table:table-cell table:style-name="ce37" table:formula="of:=AVERAGE([.H24:.H33])" office:value-type="float" office:value="4.018498" calcext:value-type="float">
            <text:p>4.02</text:p>
          </table:table-cell>
          <table:table-cell table:style-name="ce37" table:formula="of:=AVERAGE([.I24:.I33])" office:value-type="float" office:value="50.93278" calcext:value-type="float">
            <text:p>50.93</text:p>
          </table:table-cell>
          <table:table-cell table:style-name="ce42" table:formula="of:=AVERAGE([.J24:.J33])" office:value-type="float" office:value="27.93367" calcext:value-type="float">
            <text:p>27.93</text:p>
          </table:table-cell>
          <table:table-cell table:style-name="ce37" table:formula="of:=AVERAGE([.K24:.K33])" office:value-type="float" office:value="17.635248" calcext:value-type="float">
            <text:p>17.64</text:p>
          </table:table-cell>
          <table:table-cell table:style-name="ce37" table:formula="of:=AVERAGE([.L24:.L33])" office:value-type="float" office:value="7.911758" calcext:value-type="float">
            <text:p>7.91</text:p>
          </table:table-cell>
          <table:table-cell table:style-name="ce37" table:formula="of:=AVERAGE([.M24:.M33])" office:value-type="float" office:value="46.51931" calcext:value-type="float">
            <text:p>46.52</text:p>
          </table:table-cell>
          <table:table-cell table:style-name="ce37" table:formula="of:=AVERAGE([.N24:.N33])" office:value-type="float" office:value="17.37602" calcext:value-type="float">
            <text:p>17.38</text:p>
          </table:table-cell>
          <table:table-cell table:style-name="ce37" table:formula="of:=AVERAGE([.O24:.O33])" office:value-type="float" office:value="26.90053" calcext:value-type="float">
            <text:p>26.90</text:p>
          </table:table-cell>
          <table:table-cell table:style-name="ce37" table:formula="of:=AVERAGE([.P24:.P33])" office:value-type="float" office:value="15.161597" calcext:value-type="float">
            <text:p>15.16</text:p>
          </table:table-cell>
          <table:table-cell table:style-name="ce37" table:formula="of:=AVERAGE([.Q24:.Q33])" office:value-type="float" office:value="40.56186" calcext:value-type="float">
            <text:p>40.56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42" table:formula="of:=AVERAGE([.B34:.B43])" office:value-type="float" office:value="36.35407" calcext:value-type="float">
            <text:p>36.35</text:p>
          </table:table-cell>
          <table:table-cell table:style-name="ce37" table:formula="of:=AVERAGE([.C34:.C43])" office:value-type="float" office:value="4.945209" calcext:value-type="float">
            <text:p>4.95</text:p>
          </table:table-cell>
          <table:table-cell table:style-name="ce37" table:formula="of:=AVERAGE([.D34:.D43])" office:value-type="float" office:value="2.5574284" calcext:value-type="float">
            <text:p>2.56</text:p>
          </table:table-cell>
          <table:table-cell table:style-name="ce37" table:formula="of:=AVERAGE([.E34:.E43])" office:value-type="float" office:value="56.1433" calcext:value-type="float">
            <text:p>56.14</text:p>
          </table:table-cell>
          <table:table-cell table:style-name="ce42" table:formula="of:=AVERAGE([.F34:.F43])" office:value-type="float" office:value="31.52352" calcext:value-type="float">
            <text:p>31.52</text:p>
          </table:table-cell>
          <table:table-cell table:style-name="ce37" table:formula="of:=AVERAGE([.G34:.G43])" office:value-type="float" office:value="10.110772" calcext:value-type="float">
            <text:p>10.11</text:p>
          </table:table-cell>
          <table:table-cell table:style-name="ce37" table:formula="of:=AVERAGE([.H34:.H43])" office:value-type="float" office:value="5.474638" calcext:value-type="float">
            <text:p>5.47</text:p>
          </table:table-cell>
          <table:table-cell table:style-name="ce37" table:formula="of:=AVERAGE([.I34:.I43])" office:value-type="float" office:value="52.89106" calcext:value-type="float">
            <text:p>52.89</text:p>
          </table:table-cell>
          <table:table-cell table:style-name="ce42" table:formula="of:=AVERAGE([.J34:.J43])" office:value-type="float" office:value="23.42744" calcext:value-type="float">
            <text:p>23.43</text:p>
          </table:table-cell>
          <table:table-cell table:style-name="ce37" table:formula="of:=AVERAGE([.K34:.K43])" office:value-type="float" office:value="18.861555" calcext:value-type="float">
            <text:p>18.86</text:p>
          </table:table-cell>
          <table:table-cell table:style-name="ce37" table:formula="of:=AVERAGE([.L34:.L43])" office:value-type="float" office:value="10.021939" calcext:value-type="float">
            <text:p>10.02</text:p>
          </table:table-cell>
          <table:table-cell table:style-name="ce37" table:formula="of:=AVERAGE([.M34:.M43])" office:value-type="float" office:value="47.68906" calcext:value-type="float">
            <text:p>47.69</text:p>
          </table:table-cell>
          <table:table-cell table:style-name="ce37" table:formula="of:=AVERAGE([.N34:.N43])" office:value-type="float" office:value="17.8651" calcext:value-type="float">
            <text:p>17.87</text:p>
          </table:table-cell>
          <table:table-cell table:style-name="ce37" table:formula="of:=AVERAGE([.O34:.O43])" office:value-type="float" office:value="25.8417" calcext:value-type="float">
            <text:p>25.84</text:p>
          </table:table-cell>
          <table:table-cell table:style-name="ce37" table:formula="of:=AVERAGE([.P34:.P43])" office:value-type="float" office:value="13.173874" calcext:value-type="float">
            <text:p>13.17</text:p>
          </table:table-cell>
          <table:table-cell table:style-name="ce37" table:formula="of:=AVERAGE([.Q34:.Q43])" office:value-type="float" office:value="43.11934" calcext:value-type="float">
            <text:p>43.12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42" table:formula="of:=AVERAGE([.B44:.B53])" office:value-type="float" office:value="39.76842" calcext:value-type="float">
            <text:p>39.77</text:p>
          </table:table-cell>
          <table:table-cell table:style-name="ce37" table:formula="of:=AVERAGE([.C44:.C53])" office:value-type="float" office:value="2.419493" calcext:value-type="float">
            <text:p>2.42</text:p>
          </table:table-cell>
          <table:table-cell table:style-name="ce37" table:formula="of:=AVERAGE([.D44:.D53])" office:value-type="float" office:value="1.534527" calcext:value-type="float">
            <text:p>1.53</text:p>
          </table:table-cell>
          <table:table-cell table:style-name="ce37" table:formula="of:=AVERAGE([.E44:.E53])" office:value-type="float" office:value="56.27757" calcext:value-type="float">
            <text:p>56.28</text:p>
          </table:table-cell>
          <table:table-cell table:style-name="ce42" table:formula="of:=AVERAGE([.F44:.F53])" office:value-type="float" office:value="29.02858" calcext:value-type="float">
            <text:p>29.03</text:p>
          </table:table-cell>
          <table:table-cell table:style-name="ce37" table:formula="of:=AVERAGE([.G44:.G53])" office:value-type="float" office:value="14.642987" calcext:value-type="float">
            <text:p>14.64</text:p>
          </table:table-cell>
          <table:table-cell table:style-name="ce37" table:formula="of:=AVERAGE([.H44:.H53])" office:value-type="float" office:value="7.495779" calcext:value-type="float">
            <text:p>7.50</text:p>
          </table:table-cell>
          <table:table-cell table:style-name="ce37" table:formula="of:=AVERAGE([.I44:.I53])" office:value-type="float" office:value="48.83265" calcext:value-type="float">
            <text:p>48.83</text:p>
          </table:table-cell>
          <table:table-cell table:style-name="ce42" table:formula="of:=AVERAGE([.J44:.J53])" office:value-type="float" office:value="27.01059" calcext:value-type="float">
            <text:p>27.01</text:p>
          </table:table-cell>
          <table:table-cell table:style-name="ce37" table:formula="of:=AVERAGE([.K44:.K53])" office:value-type="float" office:value="18.184025" calcext:value-type="float">
            <text:p>18.18</text:p>
          </table:table-cell>
          <table:table-cell table:style-name="ce37" table:formula="of:=AVERAGE([.L44:.L53])" office:value-type="float" office:value="9.432411" calcext:value-type="float">
            <text:p>9.43</text:p>
          </table:table-cell>
          <table:table-cell table:style-name="ce37" table:formula="of:=AVERAGE([.M44:.M53])" office:value-type="float" office:value="45.37297" calcext:value-type="float">
            <text:p>45.37</text:p>
          </table:table-cell>
          <table:table-cell table:style-name="ce37" table:formula="of:=AVERAGE([.N44:.N53])" office:value-type="float" office:value="20.17759" calcext:value-type="float">
            <text:p>20.18</text:p>
          </table:table-cell>
          <table:table-cell table:style-name="ce37" table:formula="of:=AVERAGE([.O44:.O53])" office:value-type="float" office:value="25.88609" calcext:value-type="float">
            <text:p>25.89</text:p>
          </table:table-cell>
          <table:table-cell table:style-name="ce37" table:formula="of:=AVERAGE([.P44:.P53])" office:value-type="float" office:value="13.65518" calcext:value-type="float">
            <text:p>13.66</text:p>
          </table:table-cell>
          <table:table-cell table:style-name="ce37" table:formula="of:=AVERAGE([.Q44:.Q53])" office:value-type="float" office:value="40.28113" calcext:value-type="float">
            <text:p>40.28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43" table:formula="of:=AVERAGE([.B54:.B63])" office:value-type="float" office:value="37.99541" calcext:value-type="float">
            <text:p>38.00</text:p>
          </table:table-cell>
          <table:table-cell table:style-name="ce45" table:formula="of:=AVERAGE([.C54:.C63])" office:value-type="float" office:value="4.415124" calcext:value-type="float">
            <text:p>4.42</text:p>
          </table:table-cell>
          <table:table-cell table:style-name="ce45" table:formula="of:=AVERAGE([.D54:.D63])" office:value-type="float" office:value="2.528877" calcext:value-type="float">
            <text:p>2.53</text:p>
          </table:table-cell>
          <table:table-cell table:style-name="ce45" table:formula="of:=AVERAGE([.E54:.E63])" office:value-type="float" office:value="55.06058" calcext:value-type="float">
            <text:p>55.06</text:p>
          </table:table-cell>
          <table:table-cell table:style-name="ce43" table:formula="of:=AVERAGE([.F54:.F63])" office:value-type="float" office:value="28.85783" calcext:value-type="float">
            <text:p>28.86</text:p>
          </table:table-cell>
          <table:table-cell table:style-name="ce45" table:formula="of:=AVERAGE([.G54:.G63])" office:value-type="float" office:value="15.173105" calcext:value-type="float">
            <text:p>15.17</text:p>
          </table:table-cell>
          <table:table-cell table:style-name="ce45" table:formula="of:=AVERAGE([.H54:.H63])" office:value-type="float" office:value="8.155812" calcext:value-type="float">
            <text:p>8.16</text:p>
          </table:table-cell>
          <table:table-cell table:style-name="ce45" table:formula="of:=AVERAGE([.I54:.I63])" office:value-type="float" office:value="47.81325" calcext:value-type="float">
            <text:p>47.81</text:p>
          </table:table-cell>
          <table:table-cell table:style-name="ce43" table:formula="of:=AVERAGE([.J54:.J63])" office:value-type="float" office:value="26.1554" calcext:value-type="float">
            <text:p>26.16</text:p>
          </table:table-cell>
          <table:table-cell table:style-name="ce45" table:formula="of:=AVERAGE([.K54:.K63])" office:value-type="float" office:value="19.58057" calcext:value-type="float">
            <text:p>19.58</text:p>
          </table:table-cell>
          <table:table-cell table:style-name="ce45" table:formula="of:=AVERAGE([.L54:.L63])" office:value-type="float" office:value="10.023312" calcext:value-type="float">
            <text:p>10.02</text:p>
          </table:table-cell>
          <table:table-cell table:style-name="ce45" table:formula="of:=AVERAGE([.M54:.M63])" office:value-type="float" office:value="44.24071" calcext:value-type="float">
            <text:p>44.24</text:p>
          </table:table-cell>
          <table:table-cell table:style-name="ce38" table:formula="of:=AVERAGE([.N54:.N63])" office:value-type="float" office:value="17.57761" calcext:value-type="float">
            <text:p>17.58</text:p>
          </table:table-cell>
          <table:table-cell table:style-name="ce38" table:formula="of:=AVERAGE([.O54:.O63])" office:value-type="float" office:value="27.64062" calcext:value-type="float">
            <text:p>27.64</text:p>
          </table:table-cell>
          <table:table-cell table:style-name="ce38" table:formula="of:=AVERAGE([.P54:.P63])" office:value-type="float" office:value="15.29597" calcext:value-type="float">
            <text:p>15.30</text:p>
          </table:table-cell>
          <table:table-cell table:style-name="ce38" table:formula="of:=AVERAGE([.Q54:.Q63])" office:value-type="float" office:value="39.48581" calcext:value-type="float">
            <text:p>39.49</text:p>
          </table:table-cell>
        </table:table-row>
      </table:table>
      <table:table table:name="ResumedStats" table:style-name="ta3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ce3"/>
        <table:table-column table:style-name="co31" table:default-cell-style-name="ce3"/>
        <table:table-column table:style-name="co32" table:default-cell-style-name="ce13"/>
        <table:table-column table:style-name="co9" table:default-cell-style-name="ce13"/>
        <table:table-column table:style-name="co26" table:default-cell-style-name="ce106"/>
        <table:table-column table:style-name="co26" table:default-cell-style-name="ce107"/>
        <table:table-column table:style-name="co33" table:default-cell-style-name="ce13"/>
        <table:table-column table:style-name="co11" table:number-columns-repeated="1000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1000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9" office:value-type="string" calcext:value-type="string" table:number-columns-spanned="5" table:number-rows-spanned="1">
            <text:p>ScSp</text:p>
          </table:table-cell>
          <table:covered-table-cell table:number-columns-repeated="4" table:style-name="ce49"/>
          <table:table-cell table:number-columns-repeated="1000"/>
        </table:table-row>
        <table:table-row table:style-name="ro3">
          <table:table-cell table:style-name="ce97" office:value-type="string" calcext:value-type="string">
            <text:p>Size</text:p>
          </table:table-cell>
          <table:table-cell table:style-name="ce97" office:value-type="string" calcext:value-type="string">
            <text:p>Parcel Proportion(%)</text:p>
          </table:table-cell>
          <table:table-cell table:style-name="ce97" office:value-type="string" calcext:value-type="string">
            <text:p>n</text:p>
          </table:table-cell>
          <table:table-cell table:style-name="ce97" office:value-type="string" calcext:value-type="string">
            <text:p>m</text:p>
          </table:table-cell>
          <table:table-cell table:style-name="ce98" office:value-type="string" calcext:value-type="string">
            <text:p>Revenue Customer (USD)</text:p>
          </table:table-cell>
          <table:table-cell table:style-name="ce97" office:value-type="string" calcext:value-type="string">
            <text:p>Revenue Parcel (USD)</text:p>
          </table:table-cell>
          <table:table-cell table:style-name="ce97" office:value-type="string" calcext:value-type="string">
            <text:p>Costs (USD)</text:p>
          </table:table-cell>
          <table:table-cell table:style-name="ce97" office:value-type="string" calcext:value-type="string">
            <text:p>Sol. Value (USD)</text:p>
          </table:table-cell>
          <table:table-cell table:style-name="ce99" office:value-type="string" calcext:value-type="string">
            <text:p>Solving Time (s)</text:p>
          </table:table-cell>
          <table:table-cell table:style-name="ce100"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stats'.Q66]" office:value-type="float" office:value="52.81236" calcext:value-type="float">
            <text:p>52.81</text:p>
          </table:table-cell>
          <table:table-cell table:formula="of:=[$'Compare stats'.R66]" office:value-type="float" office:value="30.09176" calcext:value-type="float">
            <text:p>30.09</text:p>
          </table:table-cell>
          <table:table-cell table:formula="of:=[$'Compare stats'.S66]" office:value-type="float" office:value="58.51384" calcext:value-type="float">
            <text:p>58.51</text:p>
          </table:table-cell>
          <table:table-cell table:formula="of:=[$'Compare stats'.U66]" office:value-type="float" office:value="24.39028" calcext:value-type="float">
            <text:p>24.39</text:p>
          </table:table-cell>
          <table:table-cell table:formula="of:=[$'Compare stats'.T66]" office:value-type="float" office:value="0.099" calcext:value-type="float">
            <text:p>0.10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stats'.L66]" office:value-type="float" office:value="61.85838" calcext:value-type="float">
            <text:p>61.86</text:p>
          </table:table-cell>
          <table:table-cell table:formula="of:=[$'Compare stats'.M66]" office:value-type="float" office:value="21.04738" calcext:value-type="float">
            <text:p>21.05</text:p>
          </table:table-cell>
          <table:table-cell table:formula="of:=[$'Compare stats'.N66]" office:value-type="float" office:value="58.11364" calcext:value-type="float">
            <text:p>58.11</text:p>
          </table:table-cell>
          <table:table-cell table:formula="of:=[$'Compare stats'.P66]" office:value-type="float" office:value="24.79212" calcext:value-type="float">
            <text:p>24.79</text:p>
          </table:table-cell>
          <table:table-cell table:formula="of:=[$'Compare stats'.O66]" office:value-type="float" office:value="0.158" calcext:value-type="float">
            <text:p>0.16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Q67]" office:value-type="float" office:value="66.08778" calcext:value-type="float">
            <text:p>66.09</text:p>
          </table:table-cell>
          <table:table-cell table:formula="of:=[$'Compare stats'.R67]" office:value-type="float" office:value="31.8579" calcext:value-type="float">
            <text:p>31.86</text:p>
          </table:table-cell>
          <table:table-cell table:formula="of:=[$'Compare stats'.S67]" office:value-type="float" office:value="62.58484" calcext:value-type="float">
            <text:p>62.58</text:p>
          </table:table-cell>
          <table:table-cell table:formula="of:=[$'Compare stats'.U67]" office:value-type="float" office:value="35.36084" calcext:value-type="float">
            <text:p>35.36</text:p>
          </table:table-cell>
          <table:table-cell table:formula="of:=[$'Compare stats'.T67]" office:value-type="float" office:value="0.181" calcext:value-type="float">
            <text:p>0.18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stats'.Q68]" office:value-type="float" office:value="62.43636" calcext:value-type="float">
            <text:p>62.44</text:p>
          </table:table-cell>
          <table:table-cell table:formula="of:=[$'Compare stats'.R68]" office:value-type="float" office:value="37.45436" calcext:value-type="float">
            <text:p>37.45</text:p>
          </table:table-cell>
          <table:table-cell table:formula="of:=[$'Compare stats'.S68]" office:value-type="float" office:value="68.92824" calcext:value-type="float">
            <text:p>68.93</text:p>
          </table:table-cell>
          <table:table-cell table:formula="of:=[$'Compare stats'.U68]" office:value-type="float" office:value="30.96248" calcext:value-type="float">
            <text:p>30.96</text:p>
          </table:table-cell>
          <table:table-cell table:formula="of:=[$'Compare stats'.T68]" office:value-type="float" office:value="0.366" calcext:value-type="float">
            <text:p>0.37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stats'.G66]" office:value-type="float" office:value="71.07882" calcext:value-type="float">
            <text:p>71.08</text:p>
          </table:table-cell>
          <table:table-cell table:formula="of:=[$'Compare stats'.H66]" office:value-type="float" office:value="15.52748" calcext:value-type="float">
            <text:p>15.53</text:p>
          </table:table-cell>
          <table:table-cell table:formula="of:=[$'Compare stats'.I66]" office:value-type="float" office:value="63.26012" calcext:value-type="float">
            <text:p>63.26</text:p>
          </table:table-cell>
          <table:table-cell table:formula="of:=[$'Compare stats'.K66]" office:value-type="float" office:value="23.34618" calcext:value-type="float">
            <text:p>23.35</text:p>
          </table:table-cell>
          <table:table-cell table:formula="of:=[$'Compare stats'.J66]" office:value-type="float" office:value="0.138" calcext:value-type="float">
            <text:p>0.14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L67]" office:value-type="float" office:value="76.66824" calcext:value-type="float">
            <text:p>76.67</text:p>
          </table:table-cell>
          <table:table-cell table:formula="of:=[$'Compare stats'.M67]" office:value-type="float" office:value="27.89362" calcext:value-type="float">
            <text:p>27.89</text:p>
          </table:table-cell>
          <table:table-cell table:formula="of:=[$'Compare stats'.N67]" office:value-type="float" office:value="67.63012" calcext:value-type="float">
            <text:p>67.63</text:p>
          </table:table-cell>
          <table:table-cell table:formula="of:=[$'Compare stats'.P67]" office:value-type="float" office:value="36.93174" calcext:value-type="float">
            <text:p>36.93</text:p>
          </table:table-cell>
          <table:table-cell table:formula="of:=[$'Compare stats'.O67]" office:value-type="float" office:value="0.216" calcext:value-type="float">
            <text:p>0.22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stats'.Q69]" office:value-type="float" office:value="70.9614" calcext:value-type="float">
            <text:p>70.96</text:p>
          </table:table-cell>
          <table:table-cell table:formula="of:=[$'Compare stats'.R69]" office:value-type="float" office:value="45.9611" calcext:value-type="float">
            <text:p>45.96</text:p>
          </table:table-cell>
          <table:table-cell table:formula="of:=[$'Compare stats'.S69]" office:value-type="float" office:value="82.02268" calcext:value-type="float">
            <text:p>82.02</text:p>
          </table:table-cell>
          <table:table-cell table:formula="of:=[$'Compare stats'.U69]" office:value-type="float" office:value="34.8999" calcext:value-type="float">
            <text:p>34.90</text:p>
          </table:table-cell>
          <table:table-cell table:formula="of:=[$'Compare stats'.T69]" office:value-type="float" office:value="0.666" calcext:value-type="float">
            <text:p>0.67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stats'.Q70]" office:value-type="float" office:value="76.81302" calcext:value-type="float">
            <text:p>76.81</text:p>
          </table:table-cell>
          <table:table-cell table:formula="of:=[$'Compare stats'.R70]" office:value-type="float" office:value="45.4046" calcext:value-type="float">
            <text:p>45.40</text:p>
          </table:table-cell>
          <table:table-cell table:formula="of:=[$'Compare stats'.S70]" office:value-type="float" office:value="80.26812" calcext:value-type="float">
            <text:p>80.27</text:p>
          </table:table-cell>
          <table:table-cell table:formula="of:=[$'Compare stats'.U70]" office:value-type="float" office:value="41.94946" calcext:value-type="float">
            <text:p>41.95</text:p>
          </table:table-cell>
          <table:table-cell table:formula="of:=[$'Compare stats'.T70]" office:value-type="float" office:value="1.214" calcext:value-type="float">
            <text:p>1.21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stats'.B66]" office:value-type="float" office:value="78.71922" calcext:value-type="float">
            <text:p>78.72</text:p>
          </table:table-cell>
          <table:table-cell table:formula="of:=[$'Compare stats'.C66]" office:value-type="float" office:value="8.26584" calcext:value-type="float">
            <text:p>8.27</text:p>
          </table:table-cell>
          <table:table-cell table:formula="of:=[$'Compare stats'.D66]" office:value-type="float" office:value="64.37976" calcext:value-type="float">
            <text:p>64.38</text:p>
          </table:table-cell>
          <table:table-cell table:formula="of:=[$'Compare stats'.F66]" office:value-type="float" office:value="22.6053" calcext:value-type="float">
            <text:p>22.61</text:p>
          </table:table-cell>
          <table:table-cell table:formula="of:=[$'Compare stats'.E66]" office:value-type="float" office:value="0.087" calcext:value-type="float">
            <text:p>0.09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7]" office:value-type="float" office:value="85.99586" calcext:value-type="float">
            <text:p>86.00</text:p>
          </table:table-cell>
          <table:table-cell table:formula="of:=[$'Compare stats'.H67]" office:value-type="float" office:value="19.42204" calcext:value-type="float">
            <text:p>19.42</text:p>
          </table:table-cell>
          <table:table-cell table:formula="of:=[$'Compare stats'.I67]" office:value-type="float" office:value="70.97798" calcext:value-type="float">
            <text:p>70.98</text:p>
          </table:table-cell>
          <table:table-cell table:formula="of:=[$'Compare stats'.K67]" office:value-type="float" office:value="34.43988" calcext:value-type="float">
            <text:p>34.44</text:p>
          </table:table-cell>
          <table:table-cell table:formula="of:=[$'Compare stats'.J67]" office:value-type="float" office:value="0.176" calcext:value-type="float">
            <text:p>0.18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L68]" office:value-type="float" office:value="79.12392" calcext:value-type="float">
            <text:p>79.12</text:p>
          </table:table-cell>
          <table:table-cell table:formula="of:=[$'Compare stats'.M68]" office:value-type="float" office:value="28.19232" calcext:value-type="float">
            <text:p>28.19</text:p>
          </table:table-cell>
          <table:table-cell table:formula="of:=[$'Compare stats'.N68]" office:value-type="float" office:value="73.16668" calcext:value-type="float">
            <text:p>73.17</text:p>
          </table:table-cell>
          <table:table-cell table:formula="of:=[$'Compare stats'.P68]" office:value-type="float" office:value="34.14956" calcext:value-type="float">
            <text:p>34.15</text:p>
          </table:table-cell>
          <table:table-cell table:formula="of:=[$'Compare stats'.O68]" office:value-type="float" office:value="0.36" calcext:value-type="float">
            <text:p>0.36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69]" office:value-type="float" office:value="81.08814" calcext:value-type="float">
            <text:p>81.09</text:p>
          </table:table-cell>
          <table:table-cell table:formula="of:=[$'Compare stats'.M69]" office:value-type="float" office:value="36.15976" calcext:value-type="float">
            <text:p>36.16</text:p>
          </table:table-cell>
          <table:table-cell table:formula="of:=[$'Compare stats'.N69]" office:value-type="float" office:value="84.79362" calcext:value-type="float">
            <text:p>84.79</text:p>
          </table:table-cell>
          <table:table-cell table:formula="of:=[$'Compare stats'.P69]" office:value-type="float" office:value="32.45426" calcext:value-type="float">
            <text:p>32.45</text:p>
          </table:table-cell>
          <table:table-cell table:formula="of:=[$'Compare stats'.O69]" office:value-type="float" office:value="0.699" calcext:value-type="float">
            <text:p>0.70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stats'.Q71]" office:value-type="float" office:value="83.24274" calcext:value-type="float">
            <text:p>83.24</text:p>
          </table:table-cell>
          <table:table-cell table:formula="of:=[$'Compare stats'.R71]" office:value-type="float" office:value="54.7013" calcext:value-type="float">
            <text:p>54.70</text:p>
          </table:table-cell>
          <table:table-cell table:formula="of:=[$'Compare stats'.S71]" office:value-type="float" office:value="89.45248" calcext:value-type="float">
            <text:p>89.45</text:p>
          </table:table-cell>
          <table:table-cell table:formula="of:=[$'Compare stats'.U71]" office:value-type="float" office:value="48.49152" calcext:value-type="float">
            <text:p>48.49</text:p>
          </table:table-cell>
          <table:table-cell table:formula="of:=[$'Compare stats'.T71]" office:value-type="float" office:value="1.942" calcext:value-type="float">
            <text:p>1.94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stats'.B67]" office:value-type="float" office:value="94.9416" calcext:value-type="float">
            <text:p>94.94</text:p>
          </table:table-cell>
          <table:table-cell table:formula="of:=[$'Compare stats'.C67]" office:value-type="float" office:value="8.37374" calcext:value-type="float">
            <text:p>8.37</text:p>
          </table:table-cell>
          <table:table-cell table:formula="of:=[$'Compare stats'.D67]" office:value-type="float" office:value="68.50594" calcext:value-type="float">
            <text:p>68.51</text:p>
          </table:table-cell>
          <table:table-cell table:formula="of:=[$'Compare stats'.F67]" office:value-type="float" office:value="34.80932" calcext:value-type="float">
            <text:p>34.81</text:p>
          </table:table-cell>
          <table:table-cell table:formula="of:=[$'Compare stats'.E67]" office:value-type="float" office:value="0.115" calcext:value-type="float">
            <text:p>0.12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8]" office:value-type="float" office:value="89.22444" calcext:value-type="float">
            <text:p>89.22</text:p>
          </table:table-cell>
          <table:table-cell table:formula="of:=[$'Compare stats'.H68]" office:value-type="float" office:value="16.40708" calcext:value-type="float">
            <text:p>16.41</text:p>
          </table:table-cell>
          <table:table-cell table:formula="of:=[$'Compare stats'.I68]" office:value-type="float" office:value="71.99" calcext:value-type="float">
            <text:p>71.99</text:p>
          </table:table-cell>
          <table:table-cell table:formula="of:=[$'Compare stats'.K68]" office:value-type="float" office:value="33.64152" calcext:value-type="float">
            <text:p>33.64</text:p>
          </table:table-cell>
          <table:table-cell table:formula="of:=[$'Compare stats'.J68]" office:value-type="float" office:value="0.333" calcext:value-type="float">
            <text:p>0.33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70]" office:value-type="float" office:value="93.61116" calcext:value-type="float">
            <text:p>93.61</text:p>
          </table:table-cell>
          <table:table-cell table:formula="of:=[$'Compare stats'.M70]" office:value-type="float" office:value="33.17614" calcext:value-type="float">
            <text:p>33.18</text:p>
          </table:table-cell>
          <table:table-cell table:formula="of:=[$'Compare stats'.N70]" office:value-type="float" office:value="84.84792" calcext:value-type="float">
            <text:p>84.85</text:p>
          </table:table-cell>
          <table:table-cell table:formula="of:=[$'Compare stats'.P70]" office:value-type="float" office:value="41.93938" calcext:value-type="float">
            <text:p>41.94</text:p>
          </table:table-cell>
          <table:table-cell table:formula="of:=[$'Compare stats'.O70]" office:value-type="float" office:value="1.36" calcext:value-type="float">
            <text:p>1.36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stats'.B68]" office:value-type="float" office:value="99.85168" calcext:value-type="float">
            <text:p>99.85</text:p>
          </table:table-cell>
          <table:table-cell table:formula="of:=[$'Compare stats'.C68]" office:value-type="float" office:value="6.61248" calcext:value-type="float">
            <text:p>6.61</text:p>
          </table:table-cell>
          <table:table-cell table:formula="of:=[$'Compare stats'.D68]" office:value-type="float" office:value="74.01032" calcext:value-type="float">
            <text:p>74.01</text:p>
          </table:table-cell>
          <table:table-cell table:formula="of:=[$'Compare stats'.F68]" office:value-type="float" office:value="32.4538" calcext:value-type="float">
            <text:p>32.45</text:p>
          </table:table-cell>
          <table:table-cell table:formula="of:=[$'Compare stats'.E68]" office:value-type="float" office:value="0.213" calcext:value-type="float">
            <text:p>0.21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9]" office:value-type="float" office:value="99.08782" calcext:value-type="float">
            <text:p>99.09</text:p>
          </table:table-cell>
          <table:table-cell table:formula="of:=[$'Compare stats'.H69]" office:value-type="float" office:value="16.7593" calcext:value-type="float">
            <text:p>16.76</text:p>
          </table:table-cell>
          <table:table-cell table:formula="of:=[$'Compare stats'.I69]" office:value-type="float" office:value="87.49472" calcext:value-type="float">
            <text:p>87.49</text:p>
          </table:table-cell>
          <table:table-cell table:formula="of:=[$'Compare stats'.K69]" office:value-type="float" office:value="28.35238" calcext:value-type="float">
            <text:p>28.35</text:p>
          </table:table-cell>
          <table:table-cell table:formula="of:=[$'Compare stats'.J69]" office:value-type="float" office:value="0.456" calcext:value-type="float">
            <text:p>0.46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G70]" office:value-type="float" office:value="101.77486" calcext:value-type="float">
            <text:p>101.77</text:p>
          </table:table-cell>
          <table:table-cell table:formula="of:=[$'Compare stats'.H70]" office:value-type="float" office:value="29.23168" calcext:value-type="float">
            <text:p>29.23</text:p>
          </table:table-cell>
          <table:table-cell table:formula="of:=[$'Compare stats'.I70]" office:value-type="float" office:value="90.83254" calcext:value-type="float">
            <text:p>90.83</text:p>
          </table:table-cell>
          <table:table-cell table:formula="of:=[$'Compare stats'.K70]" office:value-type="float" office:value="40.17398" calcext:value-type="float">
            <text:p>40.17</text:p>
          </table:table-cell>
          <table:table-cell table:formula="of:=[$'Compare stats'.J70]" office:value-type="float" office:value="1.131" calcext:value-type="float">
            <text:p>1.13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71]" office:value-type="float" office:value="101.27554" calcext:value-type="float">
            <text:p>101.28</text:p>
          </table:table-cell>
          <table:table-cell table:formula="of:=[$'Compare stats'.M71]" office:value-type="float" office:value="40.02912" calcext:value-type="float">
            <text:p>40.03</text:p>
          </table:table-cell>
          <table:table-cell table:formula="of:=[$'Compare stats'.N71]" office:value-type="float" office:value="94.1142" calcext:value-type="float">
            <text:p>94.11</text:p>
          </table:table-cell>
          <table:table-cell table:formula="of:=[$'Compare stats'.P71]" office:value-type="float" office:value="47.19046" calcext:value-type="float">
            <text:p>47.19</text:p>
          </table:table-cell>
          <table:table-cell table:formula="of:=[$'Compare stats'.O71]" office:value-type="float" office:value="1.945" calcext:value-type="float">
            <text:p>1.95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stats'.B69]" office:value-type="float" office:value="107.2172" calcext:value-type="float">
            <text:p>107.22</text:p>
          </table:table-cell>
          <table:table-cell table:formula="of:=[$'Compare stats'.C69]" office:value-type="float" office:value="10.42912" calcext:value-type="float">
            <text:p>10.43</text:p>
          </table:table-cell>
          <table:table-cell table:formula="of:=[$'Compare stats'.D69]" office:value-type="float" office:value="89.90418" calcext:value-type="float">
            <text:p>89.90</text:p>
          </table:table-cell>
          <table:table-cell table:formula="of:=[$'Compare stats'.F69]" office:value-type="float" office:value="27.74218" calcext:value-type="float">
            <text:p>27.74</text:p>
          </table:table-cell>
          <table:table-cell table:formula="of:=[$'Compare stats'.E69]" office:value-type="float" office:value="0.282" calcext:value-type="float">
            <text:p>0.28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G71]" office:value-type="float" office:value="110.2007" calcext:value-type="float">
            <text:p>110.20</text:p>
          </table:table-cell>
          <table:table-cell table:formula="of:=[$'Compare stats'.H71]" office:value-type="float" office:value="33.73224" calcext:value-type="float">
            <text:p>33.73</text:p>
          </table:table-cell>
          <table:table-cell table:formula="of:=[$'Compare stats'.I71]" office:value-type="float" office:value="98.82454" calcext:value-type="float">
            <text:p>98.82</text:p>
          </table:table-cell>
          <table:table-cell table:formula="of:=[$'Compare stats'.K71]" office:value-type="float" office:value="45.10836" calcext:value-type="float">
            <text:p>45.11</text:p>
          </table:table-cell>
          <table:table-cell table:formula="of:=[$'Compare stats'.J71]" office:value-type="float" office:value="1.479" calcext:value-type="float">
            <text:p>1.48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stats'.B70]" office:value-type="float" office:value="121.5736" calcext:value-type="float">
            <text:p>121.57</text:p>
          </table:table-cell>
          <table:table-cell table:formula="of:=[$'Compare stats'.C70]" office:value-type="float" office:value="6.1094" calcext:value-type="float">
            <text:p>6.11</text:p>
          </table:table-cell>
          <table:table-cell table:formula="of:=[$'Compare stats'.D70]" office:value-type="float" office:value="89.66782" calcext:value-type="float">
            <text:p>89.67</text:p>
          </table:table-cell>
          <table:table-cell table:formula="of:=[$'Compare stats'.F70]" office:value-type="float" office:value="38.01504" calcext:value-type="float">
            <text:p>38.02</text:p>
          </table:table-cell>
          <table:table-cell table:formula="of:=[$'Compare stats'.E70]" office:value-type="float" office:value="0.479" calcext:value-type="float">
            <text:p>0.48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stats'.B71]" office:value-type="float" office:value="129.1113" calcext:value-type="float">
            <text:p>129.11</text:p>
          </table:table-cell>
          <table:table-cell table:formula="of:=[$'Compare stats'.C71]" office:value-type="float" office:value="12.60196" calcext:value-type="float">
            <text:p>12.60</text:p>
          </table:table-cell>
          <table:table-cell table:formula="of:=[$'Compare stats'.D71]" office:value-type="float" office:value="99.9626" calcext:value-type="float">
            <text:p>99.96</text:p>
          </table:table-cell>
          <table:table-cell table:formula="of:=[$'Compare stats'.F71]" office:value-type="float" office:value="41.7506" calcext:value-type="float">
            <text:p>41.75</text:p>
          </table:table-cell>
          <table:table-cell table:formula="of:=[$'Compare stats'.E71]" office:value-type="float" office:value="0.632" calcext:value-type="float">
            <text:p>0.63</text:p>
          </table:table-cell>
          <table:table-cell table:number-columns-repeated="1000"/>
        </table:table-row>
      </table:table>
      <table:table table:name="ResumedTime" table:style-name="ta3">
        <table:table-column table:style-name="co11" table:number-columns-repeated="2" table:default-cell-style-name="Default"/>
        <table:table-column table:style-name="co34" table:default-cell-style-name="ce3"/>
        <table:table-column table:style-name="co35" table:default-cell-style-name="ce3"/>
        <table:table-column table:style-name="co36" table:number-columns-repeated="3" table:default-cell-style-name="ce13"/>
        <table:table-column table:style-name="co37" table:default-cell-style-name="ce13"/>
        <table:table-column table:style-name="co38" table:number-columns-repeated="2" table:default-cell-style-name="ce13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9" office:value-type="string" calcext:value-type="string" table:number-columns-spanned="6" table:number-rows-spanned="1">
            <text:p>ScSp</text:p>
          </table:table-cell>
          <table:covered-table-cell table:number-columns-repeated="4" table:style-name="ce49"/>
          <table:covered-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Time'.T66]" office:value-type="float" office:value="0" calcext:value-type="float">
            <text:p>0.00</text:p>
          </table:table-cell>
          <table:table-cell table:formula="of:=[$'Compare Time'.U66]" office:value-type="float" office:value="0" calcext:value-type="float">
            <text:p>0.00</text:p>
          </table:table-cell>
          <table:table-cell table:formula="of:=[$'Compare Time'.V66]" office:value-type="float" office:value="0" calcext:value-type="float">
            <text:p>0.00</text:p>
          </table:table-cell>
          <table:table-cell table:formula="of:=[$'Compare Time'.W66]" office:value-type="float" office:value="0" calcext:value-type="float">
            <text:p>0.00</text:p>
          </table:table-cell>
          <table:table-cell table:formula="of:=[$'Compare Time'.X66]" office:value-type="float" office:value="0" calcext:value-type="float">
            <text:p>0.00</text:p>
          </table:table-cell>
          <table:table-cell table:formula="of:=[$'Compare Time'.Y6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Time'.N66]" office:value-type="float" office:value="0" calcext:value-type="float">
            <text:p>0.00</text:p>
          </table:table-cell>
          <table:table-cell table:formula="of:=[$'Compare Time'.O66]" office:value-type="float" office:value="0" calcext:value-type="float">
            <text:p>0.00</text:p>
          </table:table-cell>
          <table:table-cell table:formula="of:=[$'Compare Time'.P66]" office:value-type="float" office:value="0" calcext:value-type="float">
            <text:p>0.00</text:p>
          </table:table-cell>
          <table:table-cell table:formula="of:=[$'Compare Time'.Q66]" office:value-type="float" office:value="0" calcext:value-type="float">
            <text:p>0.00</text:p>
          </table:table-cell>
          <table:table-cell table:formula="of:=[$'Compare Time'.R66]" office:value-type="float" office:value="0" calcext:value-type="float">
            <text:p>0.00</text:p>
          </table:table-cell>
          <table:table-cell table:formula="of:=[$'Compare Time'.S6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T67]" office:value-type="float" office:value="0" calcext:value-type="float">
            <text:p>0.00</text:p>
          </table:table-cell>
          <table:table-cell table:formula="of:=[$'Compare Time'.U67]" office:value-type="float" office:value="0" calcext:value-type="float">
            <text:p>0.00</text:p>
          </table:table-cell>
          <table:table-cell table:formula="of:=[$'Compare Time'.V67]" office:value-type="float" office:value="0" calcext:value-type="float">
            <text:p>0.00</text:p>
          </table:table-cell>
          <table:table-cell table:formula="of:=[$'Compare Time'.W67]" office:value-type="float" office:value="0" calcext:value-type="float">
            <text:p>0.00</text:p>
          </table:table-cell>
          <table:table-cell table:formula="of:=[$'Compare Time'.X67]" office:value-type="float" office:value="0" calcext:value-type="float">
            <text:p>0.00</text:p>
          </table:table-cell>
          <table:table-cell table:formula="of:=[$'Compare Time'.Y6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Time'.T68]" office:value-type="float" office:value="0" calcext:value-type="float">
            <text:p>0.00</text:p>
          </table:table-cell>
          <table:table-cell table:formula="of:=[$'Compare Time'.U68]" office:value-type="float" office:value="0" calcext:value-type="float">
            <text:p>0.00</text:p>
          </table:table-cell>
          <table:table-cell table:formula="of:=[$'Compare Time'.V68]" office:value-type="float" office:value="0" calcext:value-type="float">
            <text:p>0.00</text:p>
          </table:table-cell>
          <table:table-cell table:formula="of:=[$'Compare Time'.W68]" office:value-type="float" office:value="0" calcext:value-type="float">
            <text:p>0.00</text:p>
          </table:table-cell>
          <table:table-cell table:formula="of:=[$'Compare Time'.X68]" office:value-type="float" office:value="0" calcext:value-type="float">
            <text:p>0.00</text:p>
          </table:table-cell>
          <table:table-cell table:formula="of:=[$'Compare Time'.Y6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Time'.H66]" office:value-type="float" office:value="0" calcext:value-type="float">
            <text:p>0.00</text:p>
          </table:table-cell>
          <table:table-cell table:formula="of:=[$'Compare Time'.I66]" office:value-type="float" office:value="0" calcext:value-type="float">
            <text:p>0.00</text:p>
          </table:table-cell>
          <table:table-cell table:formula="of:=[$'Compare Time'.J66]" office:value-type="float" office:value="0" calcext:value-type="float">
            <text:p>0.00</text:p>
          </table:table-cell>
          <table:table-cell table:formula="of:=[$'Compare Time'.K66]" office:value-type="float" office:value="0" calcext:value-type="float">
            <text:p>0.00</text:p>
          </table:table-cell>
          <table:table-cell table:formula="of:=[$'Compare Time'.L66]" office:value-type="float" office:value="0" calcext:value-type="float">
            <text:p>0.00</text:p>
          </table:table-cell>
          <table:table-cell table:formula="of:=[$'Compare Time'.M6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N67]" office:value-type="float" office:value="0" calcext:value-type="float">
            <text:p>0.00</text:p>
          </table:table-cell>
          <table:table-cell table:formula="of:=[$'Compare Time'.O67]" office:value-type="float" office:value="0" calcext:value-type="float">
            <text:p>0.00</text:p>
          </table:table-cell>
          <table:table-cell table:formula="of:=[$'Compare Time'.P67]" office:value-type="float" office:value="0" calcext:value-type="float">
            <text:p>0.00</text:p>
          </table:table-cell>
          <table:table-cell table:formula="of:=[$'Compare Time'.Q67]" office:value-type="float" office:value="0" calcext:value-type="float">
            <text:p>0.00</text:p>
          </table:table-cell>
          <table:table-cell table:formula="of:=[$'Compare Time'.R67]" office:value-type="float" office:value="0" calcext:value-type="float">
            <text:p>0.00</text:p>
          </table:table-cell>
          <table:table-cell table:formula="of:=[$'Compare Time'.S6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Time'.T69]" office:value-type="float" office:value="0" calcext:value-type="float">
            <text:p>0.00</text:p>
          </table:table-cell>
          <table:table-cell table:formula="of:=[$'Compare Time'.U69]" office:value-type="float" office:value="0" calcext:value-type="float">
            <text:p>0.00</text:p>
          </table:table-cell>
          <table:table-cell table:formula="of:=[$'Compare Time'.V69]" office:value-type="float" office:value="0" calcext:value-type="float">
            <text:p>0.00</text:p>
          </table:table-cell>
          <table:table-cell table:formula="of:=[$'Compare Time'.W69]" office:value-type="float" office:value="0" calcext:value-type="float">
            <text:p>0.00</text:p>
          </table:table-cell>
          <table:table-cell table:formula="of:=[$'Compare Time'.X69]" office:value-type="float" office:value="0" calcext:value-type="float">
            <text:p>0.00</text:p>
          </table:table-cell>
          <table:table-cell table:formula="of:=[$'Compare Time'.Y6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Time'.T70]" office:value-type="float" office:value="0" calcext:value-type="float">
            <text:p>0.00</text:p>
          </table:table-cell>
          <table:table-cell table:formula="of:=[$'Compare Time'.U70]" office:value-type="float" office:value="0" calcext:value-type="float">
            <text:p>0.00</text:p>
          </table:table-cell>
          <table:table-cell table:formula="of:=[$'Compare Time'.V70]" office:value-type="float" office:value="0" calcext:value-type="float">
            <text:p>0.00</text:p>
          </table:table-cell>
          <table:table-cell table:formula="of:=[$'Compare Time'.W70]" office:value-type="float" office:value="0" calcext:value-type="float">
            <text:p>0.00</text:p>
          </table:table-cell>
          <table:table-cell table:formula="of:=[$'Compare Time'.X70]" office:value-type="float" office:value="0" calcext:value-type="float">
            <text:p>0.00</text:p>
          </table:table-cell>
          <table:table-cell table:formula="of:=[$'Compare Time'.Y70]" office:value-type="float" office:value="0" calcext:value-type="float">
            <text:p>0.0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Time'.B66]" office:value-type="float" office:value="0" calcext:value-type="float">
            <text:p>0.00</text:p>
          </table:table-cell>
          <table:table-cell table:formula="of:=[$'Compare Time'.C66]" office:value-type="float" office:value="0" calcext:value-type="float">
            <text:p>0.00</text:p>
          </table:table-cell>
          <table:table-cell table:formula="of:=[$'Compare Time'.D66]" office:value-type="float" office:value="0" calcext:value-type="float">
            <text:p>0.00</text:p>
          </table:table-cell>
          <table:table-cell table:formula="of:=[$'Compare Time'.E66]" office:value-type="float" office:value="0" calcext:value-type="float">
            <text:p>0.00</text:p>
          </table:table-cell>
          <table:table-cell table:formula="of:=[$'Compare Time'.F66]" office:value-type="float" office:value="0" calcext:value-type="float">
            <text:p>0.00</text:p>
          </table:table-cell>
          <table:table-cell table:formula="of:=[$'Compare Time'.G66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7]" office:value-type="float" office:value="0" calcext:value-type="float">
            <text:p>0.00</text:p>
          </table:table-cell>
          <table:table-cell table:formula="of:=[$'Compare Time'.I67]" office:value-type="float" office:value="0" calcext:value-type="float">
            <text:p>0.00</text:p>
          </table:table-cell>
          <table:table-cell table:formula="of:=[$'Compare Time'.J67]" office:value-type="float" office:value="0" calcext:value-type="float">
            <text:p>0.00</text:p>
          </table:table-cell>
          <table:table-cell table:formula="of:=[$'Compare Time'.K67]" office:value-type="float" office:value="0" calcext:value-type="float">
            <text:p>0.00</text:p>
          </table:table-cell>
          <table:table-cell table:formula="of:=[$'Compare Time'.L67]" office:value-type="float" office:value="0" calcext:value-type="float">
            <text:p>0.00</text:p>
          </table:table-cell>
          <table:table-cell table:formula="of:=[$'Compare Time'.M6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N68]" office:value-type="float" office:value="0" calcext:value-type="float">
            <text:p>0.00</text:p>
          </table:table-cell>
          <table:table-cell table:formula="of:=[$'Compare Time'.O68]" office:value-type="float" office:value="0" calcext:value-type="float">
            <text:p>0.00</text:p>
          </table:table-cell>
          <table:table-cell table:formula="of:=[$'Compare Time'.P68]" office:value-type="float" office:value="0" calcext:value-type="float">
            <text:p>0.00</text:p>
          </table:table-cell>
          <table:table-cell table:formula="of:=[$'Compare Time'.Q68]" office:value-type="float" office:value="0" calcext:value-type="float">
            <text:p>0.00</text:p>
          </table:table-cell>
          <table:table-cell table:formula="of:=[$'Compare Time'.R68]" office:value-type="float" office:value="0" calcext:value-type="float">
            <text:p>0.00</text:p>
          </table:table-cell>
          <table:table-cell table:formula="of:=[$'Compare Time'.S6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69]" office:value-type="float" office:value="0" calcext:value-type="float">
            <text:p>0.00</text:p>
          </table:table-cell>
          <table:table-cell table:formula="of:=[$'Compare Time'.O69]" office:value-type="float" office:value="0" calcext:value-type="float">
            <text:p>0.00</text:p>
          </table:table-cell>
          <table:table-cell table:formula="of:=[$'Compare Time'.P69]" office:value-type="float" office:value="0" calcext:value-type="float">
            <text:p>0.00</text:p>
          </table:table-cell>
          <table:table-cell table:formula="of:=[$'Compare Time'.Q69]" office:value-type="float" office:value="0" calcext:value-type="float">
            <text:p>0.00</text:p>
          </table:table-cell>
          <table:table-cell table:formula="of:=[$'Compare Time'.R69]" office:value-type="float" office:value="0" calcext:value-type="float">
            <text:p>0.00</text:p>
          </table:table-cell>
          <table:table-cell table:formula="of:=[$'Compare Time'.S6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Time'.T71]" office:value-type="float" office:value="0" calcext:value-type="float">
            <text:p>0.00</text:p>
          </table:table-cell>
          <table:table-cell table:formula="of:=[$'Compare Time'.U71]" office:value-type="float" office:value="0" calcext:value-type="float">
            <text:p>0.00</text:p>
          </table:table-cell>
          <table:table-cell table:formula="of:=[$'Compare Time'.V71]" office:value-type="float" office:value="0" calcext:value-type="float">
            <text:p>0.00</text:p>
          </table:table-cell>
          <table:table-cell table:formula="of:=[$'Compare Time'.W71]" office:value-type="float" office:value="0" calcext:value-type="float">
            <text:p>0.00</text:p>
          </table:table-cell>
          <table:table-cell table:formula="of:=[$'Compare Time'.X71]" office:value-type="float" office:value="0" calcext:value-type="float">
            <text:p>0.00</text:p>
          </table:table-cell>
          <table:table-cell table:formula="of:=[$'Compare Time'.Y7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Time'.B67]" office:value-type="float" office:value="0" calcext:value-type="float">
            <text:p>0.00</text:p>
          </table:table-cell>
          <table:table-cell table:formula="of:=[$'Compare Time'.C67]" office:value-type="float" office:value="0" calcext:value-type="float">
            <text:p>0.00</text:p>
          </table:table-cell>
          <table:table-cell table:formula="of:=[$'Compare Time'.D67]" office:value-type="float" office:value="0" calcext:value-type="float">
            <text:p>0.00</text:p>
          </table:table-cell>
          <table:table-cell table:formula="of:=[$'Compare Time'.E67]" office:value-type="float" office:value="0" calcext:value-type="float">
            <text:p>0.00</text:p>
          </table:table-cell>
          <table:table-cell table:formula="of:=[$'Compare Time'.F67]" office:value-type="float" office:value="0" calcext:value-type="float">
            <text:p>0.00</text:p>
          </table:table-cell>
          <table:table-cell table:formula="of:=[$'Compare Time'.G67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8]" office:value-type="float" office:value="0" calcext:value-type="float">
            <text:p>0.00</text:p>
          </table:table-cell>
          <table:table-cell table:formula="of:=[$'Compare Time'.I68]" office:value-type="float" office:value="0" calcext:value-type="float">
            <text:p>0.00</text:p>
          </table:table-cell>
          <table:table-cell table:formula="of:=[$'Compare Time'.J68]" office:value-type="float" office:value="0" calcext:value-type="float">
            <text:p>0.00</text:p>
          </table:table-cell>
          <table:table-cell table:formula="of:=[$'Compare Time'.K68]" office:value-type="float" office:value="0" calcext:value-type="float">
            <text:p>0.00</text:p>
          </table:table-cell>
          <table:table-cell table:formula="of:=[$'Compare Time'.L68]" office:value-type="float" office:value="0" calcext:value-type="float">
            <text:p>0.00</text:p>
          </table:table-cell>
          <table:table-cell table:formula="of:=[$'Compare Time'.M6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70]" office:value-type="float" office:value="0" calcext:value-type="float">
            <text:p>0.00</text:p>
          </table:table-cell>
          <table:table-cell table:formula="of:=[$'Compare Time'.O70]" office:value-type="float" office:value="0" calcext:value-type="float">
            <text:p>0.00</text:p>
          </table:table-cell>
          <table:table-cell table:formula="of:=[$'Compare Time'.P70]" office:value-type="float" office:value="0" calcext:value-type="float">
            <text:p>0.00</text:p>
          </table:table-cell>
          <table:table-cell table:formula="of:=[$'Compare Time'.Q70]" office:value-type="float" office:value="0" calcext:value-type="float">
            <text:p>0.00</text:p>
          </table:table-cell>
          <table:table-cell table:formula="of:=[$'Compare Time'.R70]" office:value-type="float" office:value="0" calcext:value-type="float">
            <text:p>0.00</text:p>
          </table:table-cell>
          <table:table-cell table:formula="of:=[$'Compare Time'.S7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Time'.B68]" office:value-type="float" office:value="0" calcext:value-type="float">
            <text:p>0.00</text:p>
          </table:table-cell>
          <table:table-cell table:formula="of:=[$'Compare Time'.C68]" office:value-type="float" office:value="0" calcext:value-type="float">
            <text:p>0.00</text:p>
          </table:table-cell>
          <table:table-cell table:formula="of:=[$'Compare Time'.D68]" office:value-type="float" office:value="0" calcext:value-type="float">
            <text:p>0.00</text:p>
          </table:table-cell>
          <table:table-cell table:formula="of:=[$'Compare Time'.E68]" office:value-type="float" office:value="0" calcext:value-type="float">
            <text:p>0.00</text:p>
          </table:table-cell>
          <table:table-cell table:formula="of:=[$'Compare Time'.F68]" office:value-type="float" office:value="0" calcext:value-type="float">
            <text:p>0.00</text:p>
          </table:table-cell>
          <table:table-cell table:formula="of:=[$'Compare Time'.G68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9]" office:value-type="float" office:value="0" calcext:value-type="float">
            <text:p>0.00</text:p>
          </table:table-cell>
          <table:table-cell table:formula="of:=[$'Compare Time'.I69]" office:value-type="float" office:value="0" calcext:value-type="float">
            <text:p>0.00</text:p>
          </table:table-cell>
          <table:table-cell table:formula="of:=[$'Compare Time'.J69]" office:value-type="float" office:value="0" calcext:value-type="float">
            <text:p>0.00</text:p>
          </table:table-cell>
          <table:table-cell table:formula="of:=[$'Compare Time'.K69]" office:value-type="float" office:value="0" calcext:value-type="float">
            <text:p>0.00</text:p>
          </table:table-cell>
          <table:table-cell table:formula="of:=[$'Compare Time'.L69]" office:value-type="float" office:value="0" calcext:value-type="float">
            <text:p>0.00</text:p>
          </table:table-cell>
          <table:table-cell table:formula="of:=[$'Compare Time'.M6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H70]" office:value-type="float" office:value="0" calcext:value-type="float">
            <text:p>0.00</text:p>
          </table:table-cell>
          <table:table-cell table:formula="of:=[$'Compare Time'.I70]" office:value-type="float" office:value="0" calcext:value-type="float">
            <text:p>0.00</text:p>
          </table:table-cell>
          <table:table-cell table:formula="of:=[$'Compare Time'.J70]" office:value-type="float" office:value="0" calcext:value-type="float">
            <text:p>0.00</text:p>
          </table:table-cell>
          <table:table-cell table:formula="of:=[$'Compare Time'.K70]" office:value-type="float" office:value="0" calcext:value-type="float">
            <text:p>0.00</text:p>
          </table:table-cell>
          <table:table-cell table:formula="of:=[$'Compare Time'.L70]" office:value-type="float" office:value="0" calcext:value-type="float">
            <text:p>0.00</text:p>
          </table:table-cell>
          <table:table-cell table:formula="of:=[$'Compare Time'.M7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71]" office:value-type="float" office:value="0" calcext:value-type="float">
            <text:p>0.00</text:p>
          </table:table-cell>
          <table:table-cell table:formula="of:=[$'Compare Time'.O71]" office:value-type="float" office:value="0" calcext:value-type="float">
            <text:p>0.00</text:p>
          </table:table-cell>
          <table:table-cell table:formula="of:=[$'Compare Time'.P71]" office:value-type="float" office:value="0" calcext:value-type="float">
            <text:p>0.00</text:p>
          </table:table-cell>
          <table:table-cell table:formula="of:=[$'Compare Time'.Q71]" office:value-type="float" office:value="0" calcext:value-type="float">
            <text:p>0.00</text:p>
          </table:table-cell>
          <table:table-cell table:formula="of:=[$'Compare Time'.R71]" office:value-type="float" office:value="0" calcext:value-type="float">
            <text:p>0.00</text:p>
          </table:table-cell>
          <table:table-cell table:formula="of:=[$'Compare Time'.S7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Time'.B69]" office:value-type="float" office:value="0" calcext:value-type="float">
            <text:p>0.00</text:p>
          </table:table-cell>
          <table:table-cell table:formula="of:=[$'Compare Time'.C69]" office:value-type="float" office:value="0" calcext:value-type="float">
            <text:p>0.00</text:p>
          </table:table-cell>
          <table:table-cell table:formula="of:=[$'Compare Time'.D69]" office:value-type="float" office:value="0" calcext:value-type="float">
            <text:p>0.00</text:p>
          </table:table-cell>
          <table:table-cell table:formula="of:=[$'Compare Time'.E69]" office:value-type="float" office:value="0" calcext:value-type="float">
            <text:p>0.00</text:p>
          </table:table-cell>
          <table:table-cell table:formula="of:=[$'Compare Time'.F69]" office:value-type="float" office:value="0" calcext:value-type="float">
            <text:p>0.00</text:p>
          </table:table-cell>
          <table:table-cell table:formula="of:=[$'Compare Time'.G69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H71]" office:value-type="float" office:value="0" calcext:value-type="float">
            <text:p>0.00</text:p>
          </table:table-cell>
          <table:table-cell table:formula="of:=[$'Compare Time'.I71]" office:value-type="float" office:value="0" calcext:value-type="float">
            <text:p>0.00</text:p>
          </table:table-cell>
          <table:table-cell table:formula="of:=[$'Compare Time'.J71]" office:value-type="float" office:value="0" calcext:value-type="float">
            <text:p>0.00</text:p>
          </table:table-cell>
          <table:table-cell table:formula="of:=[$'Compare Time'.K71]" office:value-type="float" office:value="0" calcext:value-type="float">
            <text:p>0.00</text:p>
          </table:table-cell>
          <table:table-cell table:formula="of:=[$'Compare Time'.L71]" office:value-type="float" office:value="0" calcext:value-type="float">
            <text:p>0.00</text:p>
          </table:table-cell>
          <table:table-cell table:formula="of:=[$'Compare Time'.M7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Time'.B70]" office:value-type="float" office:value="0" calcext:value-type="float">
            <text:p>0.00</text:p>
          </table:table-cell>
          <table:table-cell table:formula="of:=[$'Compare Time'.C70]" office:value-type="float" office:value="0" calcext:value-type="float">
            <text:p>0.00</text:p>
          </table:table-cell>
          <table:table-cell table:formula="of:=[$'Compare Time'.D70]" office:value-type="float" office:value="0" calcext:value-type="float">
            <text:p>0.00</text:p>
          </table:table-cell>
          <table:table-cell table:formula="of:=[$'Compare Time'.E70]" office:value-type="float" office:value="0" calcext:value-type="float">
            <text:p>0.00</text:p>
          </table:table-cell>
          <table:table-cell table:formula="of:=[$'Compare Time'.F70]" office:value-type="float" office:value="0" calcext:value-type="float">
            <text:p>0.00</text:p>
          </table:table-cell>
          <table:table-cell table:formula="of:=[$'Compare Time'.G70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Time'.B71]" office:value-type="float" office:value="0" calcext:value-type="float">
            <text:p>0.00</text:p>
          </table:table-cell>
          <table:table-cell table:formula="of:=[$'Compare Time'.C71]" office:value-type="float" office:value="0" calcext:value-type="float">
            <text:p>0.00</text:p>
          </table:table-cell>
          <table:table-cell table:formula="of:=[$'Compare Time'.D71]" office:value-type="float" office:value="0" calcext:value-type="float">
            <text:p>0.00</text:p>
          </table:table-cell>
          <table:table-cell table:formula="of:=[$'Compare Time'.E71]" office:value-type="float" office:value="0" calcext:value-type="float">
            <text:p>0.00</text:p>
          </table:table-cell>
          <table:table-cell table:formula="of:=[$'Compare Time'.F71]" office:value-type="float" office:value="0" calcext:value-type="float">
            <text:p>0.00</text:p>
          </table:table-cell>
          <table:table-cell table:formula="of:=[$'Compare Time'.G71]" office:value-type="float" office:value="0" calcext:value-type="float">
            <text:p>0.00</text:p>
          </table:table-cell>
        </table:table-row>
      </table:table>
      <table:table table:name="ResumedDist" table:style-name="ta3">
        <table:table-column table:style-name="co11" table:number-columns-repeated="2" table:default-cell-style-name="Default"/>
        <table:table-column table:style-name="co34" table:default-cell-style-name="ce3"/>
        <table:table-column table:style-name="co35" table:default-cell-style-name="ce3"/>
        <table:table-column table:style-name="co36" table:number-columns-repeated="4" table:default-cell-style-name="ce13"/>
        <table:table-column table:style-name="co38" table:number-columns-repeated="2" table:default-cell-style-name="ce13"/>
        <table:table-column table:style-name="co36" table:number-columns-repeated="4" table:default-cell-style-name="ce13"/>
        <table:table-column table:style-name="co38" table:number-columns-repeated="2" table:default-cell-style-name="ce13"/>
        <table:table-row table:style-name="ro1">
          <table:table-cell table:number-columns-repeated="2"/>
          <table:table-cell table:style-name="Default" table:number-columns-repeated="1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Default" table:number-columns-repeated="2"/>
          <table:table-cell table:style-name="ce54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style-name="ce41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/>
          <table:table-cell table:style-name="ce20"/>
          <table:table-cell table:number-columns-repeated="5"/>
          <table:table-cell table:style-name="ce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Dist'.N66]" office:value-type="float" office:value="19.07031" calcext:value-type="float">
            <text:p>19.07</text:p>
          </table:table-cell>
          <table:table-cell table:formula="of:=[$'Compare Dist'.O66]" office:value-type="float" office:value="28.48017" calcext:value-type="float">
            <text:p>28.48</text:p>
          </table:table-cell>
          <table:table-cell table:formula="of:=[$'Compare Dist'.P66]" office:value-type="float" office:value="12.282824" calcext:value-type="float">
            <text:p>12.28</text:p>
          </table:table-cell>
          <table:table-cell table:formula="of:=[$'Compare Dist'.Q66]" office:value-type="float" office:value="40.16672" calcext:value-type="float">
            <text:p>40.1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Dist'.J66]" office:value-type="float" office:value="28.0708" calcext:value-type="float">
            <text:p>28.07</text:p>
          </table:table-cell>
          <table:table-cell table:formula="of:=[$'Compare Dist'.K66]" office:value-type="float" office:value="16.520772" calcext:value-type="float">
            <text:p>16.52</text:p>
          </table:table-cell>
          <table:table-cell table:formula="of:=[$'Compare Dist'.L66]" office:value-type="float" office:value="7.177827" calcext:value-type="float">
            <text:p>7.18</text:p>
          </table:table-cell>
          <table:table-cell table:formula="of:=[$'Compare Dist'.M66]" office:value-type="float" office:value="48.23061" calcext:value-type="float">
            <text:p>48.2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N67]" office:value-type="float" office:value="24.48552" calcext:value-type="float">
            <text:p>24.49</text:p>
          </table:table-cell>
          <table:table-cell table:formula="of:=[$'Compare Dist'.O67]" office:value-type="float" office:value="21.971268" calcext:value-type="float">
            <text:p>21.97</text:p>
          </table:table-cell>
          <table:table-cell table:formula="of:=[$'Compare Dist'.P67]" office:value-type="float" office:value="12.022358" calcext:value-type="float">
            <text:p>12.02</text:p>
          </table:table-cell>
          <table:table-cell table:formula="of:=[$'Compare Dist'.Q67]" office:value-type="float" office:value="41.52083" calcext:value-type="float">
            <text:p>41.5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Dist'.N68]" office:value-type="float" office:value="17.37602" calcext:value-type="float">
            <text:p>17.38</text:p>
          </table:table-cell>
          <table:table-cell table:formula="of:=[$'Compare Dist'.O68]" office:value-type="float" office:value="26.90053" calcext:value-type="float">
            <text:p>26.90</text:p>
          </table:table-cell>
          <table:table-cell table:formula="of:=[$'Compare Dist'.P68]" office:value-type="float" office:value="15.161597" calcext:value-type="float">
            <text:p>15.16</text:p>
          </table:table-cell>
          <table:table-cell table:formula="of:=[$'Compare Dist'.Q68]" office:value-type="float" office:value="40.56186" calcext:value-type="float">
            <text:p>40.56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Dist'.F66]" office:value-type="float" office:value="31.33332" calcext:value-type="float">
            <text:p>31.33</text:p>
          </table:table-cell>
          <table:table-cell table:formula="of:=[$'Compare Dist'.G66]" office:value-type="float" office:value="12.807928" calcext:value-type="float">
            <text:p>12.81</text:p>
          </table:table-cell>
          <table:table-cell table:formula="of:=[$'Compare Dist'.H66]" office:value-type="float" office:value="5.315223" calcext:value-type="float">
            <text:p>5.32</text:p>
          </table:table-cell>
          <table:table-cell table:formula="of:=[$'Compare Dist'.I66]" office:value-type="float" office:value="50.54353" calcext:value-type="float">
            <text:p>50.5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J67]" office:value-type="float" office:value="30.06413" calcext:value-type="float">
            <text:p>30.06</text:p>
          </table:table-cell>
          <table:table-cell table:formula="of:=[$'Compare Dist'.K67]" office:value-type="float" office:value="14.356082" calcext:value-type="float">
            <text:p>14.36</text:p>
          </table:table-cell>
          <table:table-cell table:formula="of:=[$'Compare Dist'.L67]" office:value-type="float" office:value="8.904946" calcext:value-type="float">
            <text:p>8.90</text:p>
          </table:table-cell>
          <table:table-cell table:formula="of:=[$'Compare Dist'.M67]" office:value-type="float" office:value="46.67482" calcext:value-type="float">
            <text:p>46.6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Dist'.N69]" office:value-type="float" office:value="17.8651" calcext:value-type="float">
            <text:p>17.87</text:p>
          </table:table-cell>
          <table:table-cell table:formula="of:=[$'Compare Dist'.O69]" office:value-type="float" office:value="25.8417" calcext:value-type="float">
            <text:p>25.84</text:p>
          </table:table-cell>
          <table:table-cell table:formula="of:=[$'Compare Dist'.P69]" office:value-type="float" office:value="13.173874" calcext:value-type="float">
            <text:p>13.17</text:p>
          </table:table-cell>
          <table:table-cell table:formula="of:=[$'Compare Dist'.Q69]" office:value-type="float" office:value="43.11934" calcext:value-type="float">
            <text:p>43.1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Dist'.N70]" office:value-type="float" office:value="20.17759" calcext:value-type="float">
            <text:p>20.18</text:p>
          </table:table-cell>
          <table:table-cell table:formula="of:=[$'Compare Dist'.O70]" office:value-type="float" office:value="25.88609" calcext:value-type="float">
            <text:p>25.89</text:p>
          </table:table-cell>
          <table:table-cell table:formula="of:=[$'Compare Dist'.P70]" office:value-type="float" office:value="13.65518" calcext:value-type="float">
            <text:p>13.66</text:p>
          </table:table-cell>
          <table:table-cell table:formula="of:=[$'Compare Dist'.Q70]" office:value-type="float" office:value="40.28113" calcext:value-type="float">
            <text:p>40.2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66]" office:value-type="float" office:value="34.77877" calcext:value-type="float">
            <text:p>34.78</text:p>
          </table:table-cell>
          <table:table-cell table:formula="of:=[$'Compare Dist'.C66]" office:value-type="float" office:value="6.118897" calcext:value-type="float">
            <text:p>6.12</text:p>
          </table:table-cell>
          <table:table-cell table:formula="of:=[$'Compare Dist'.D66]" office:value-type="float" office:value="2.765647" calcext:value-type="float">
            <text:p>2.77</text:p>
          </table:table-cell>
          <table:table-cell table:formula="of:=[$'Compare Dist'.E66]" office:value-type="float" office:value="56.33668" calcext:value-type="float">
            <text:p>56.34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7]" office:value-type="float" office:value="34.67836" calcext:value-type="float">
            <text:p>34.68</text:p>
          </table:table-cell>
          <table:table-cell table:formula="of:=[$'Compare Dist'.G67]" office:value-type="float" office:value="8.917642" calcext:value-type="float">
            <text:p>8.92</text:p>
          </table:table-cell>
          <table:table-cell table:formula="of:=[$'Compare Dist'.H67]" office:value-type="float" office:value="5.900892" calcext:value-type="float">
            <text:p>5.90</text:p>
          </table:table-cell>
          <table:table-cell table:formula="of:=[$'Compare Dist'.I67]" office:value-type="float" office:value="50.50309" calcext:value-type="float">
            <text:p>50.5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J68]" office:value-type="float" office:value="27.93367" calcext:value-type="float">
            <text:p>27.93</text:p>
          </table:table-cell>
          <table:table-cell table:formula="of:=[$'Compare Dist'.K68]" office:value-type="float" office:value="17.635248" calcext:value-type="float">
            <text:p>17.64</text:p>
          </table:table-cell>
          <table:table-cell table:formula="of:=[$'Compare Dist'.L68]" office:value-type="float" office:value="7.911758" calcext:value-type="float">
            <text:p>7.91</text:p>
          </table:table-cell>
          <table:table-cell table:formula="of:=[$'Compare Dist'.M68]" office:value-type="float" office:value="46.51931" calcext:value-type="float">
            <text:p>46.5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69]" office:value-type="float" office:value="23.42744" calcext:value-type="float">
            <text:p>23.43</text:p>
          </table:table-cell>
          <table:table-cell table:formula="of:=[$'Compare Dist'.K69]" office:value-type="float" office:value="18.861555" calcext:value-type="float">
            <text:p>18.86</text:p>
          </table:table-cell>
          <table:table-cell table:formula="of:=[$'Compare Dist'.L69]" office:value-type="float" office:value="10.021939" calcext:value-type="float">
            <text:p>10.02</text:p>
          </table:table-cell>
          <table:table-cell table:formula="of:=[$'Compare Dist'.M69]" office:value-type="float" office:value="47.68906" calcext:value-type="float">
            <text:p>47.69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Dist'.N71]" office:value-type="float" office:value="17.57761" calcext:value-type="float">
            <text:p>17.58</text:p>
          </table:table-cell>
          <table:table-cell table:formula="of:=[$'Compare Dist'.O71]" office:value-type="float" office:value="27.64062" calcext:value-type="float">
            <text:p>27.64</text:p>
          </table:table-cell>
          <table:table-cell table:formula="of:=[$'Compare Dist'.P71]" office:value-type="float" office:value="15.29597" calcext:value-type="float">
            <text:p>15.30</text:p>
          </table:table-cell>
          <table:table-cell table:formula="of:=[$'Compare Dist'.Q71]" office:value-type="float" office:value="39.48581" calcext:value-type="float">
            <text:p>39.4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67]" office:value-type="float" office:value="40.17265" calcext:value-type="float">
            <text:p>40.17</text:p>
          </table:table-cell>
          <table:table-cell table:formula="of:=[$'Compare Dist'.C67]" office:value-type="float" office:value="4.180782" calcext:value-type="float">
            <text:p>4.18</text:p>
          </table:table-cell>
          <table:table-cell table:formula="of:=[$'Compare Dist'.D67]" office:value-type="float" office:value="2.390051" calcext:value-type="float">
            <text:p>2.39</text:p>
          </table:table-cell>
          <table:table-cell table:formula="of:=[$'Compare Dist'.E67]" office:value-type="float" office:value="53.25653" calcext:value-type="float">
            <text:p>53.2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8]" office:value-type="float" office:value="34.77115" calcext:value-type="float">
            <text:p>34.77</text:p>
          </table:table-cell>
          <table:table-cell table:formula="of:=[$'Compare Dist'.G68]" office:value-type="float" office:value="10.277556" calcext:value-type="float">
            <text:p>10.28</text:p>
          </table:table-cell>
          <table:table-cell table:formula="of:=[$'Compare Dist'.H68]" office:value-type="float" office:value="4.018498" calcext:value-type="float">
            <text:p>4.02</text:p>
          </table:table-cell>
          <table:table-cell table:formula="of:=[$'Compare Dist'.I68]" office:value-type="float" office:value="50.93278" calcext:value-type="float">
            <text:p>50.9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70]" office:value-type="float" office:value="27.01059" calcext:value-type="float">
            <text:p>27.01</text:p>
          </table:table-cell>
          <table:table-cell table:formula="of:=[$'Compare Dist'.K70]" office:value-type="float" office:value="18.184025" calcext:value-type="float">
            <text:p>18.18</text:p>
          </table:table-cell>
          <table:table-cell table:formula="of:=[$'Compare Dist'.L70]" office:value-type="float" office:value="9.432411" calcext:value-type="float">
            <text:p>9.43</text:p>
          </table:table-cell>
          <table:table-cell table:formula="of:=[$'Compare Dist'.M70]" office:value-type="float" office:value="45.37297" calcext:value-type="float">
            <text:p>45.3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68]" office:value-type="float" office:value="39.5271" calcext:value-type="float">
            <text:p>39.53</text:p>
          </table:table-cell>
          <table:table-cell table:formula="of:=[$'Compare Dist'.C68]" office:value-type="float" office:value="4.91308" calcext:value-type="float">
            <text:p>4.91</text:p>
          </table:table-cell>
          <table:table-cell table:formula="of:=[$'Compare Dist'.D68]" office:value-type="float" office:value="1.861998" calcext:value-type="float">
            <text:p>1.86</text:p>
          </table:table-cell>
          <table:table-cell table:formula="of:=[$'Compare Dist'.E68]" office:value-type="float" office:value="53.69782" calcext:value-type="float">
            <text:p>53.7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9]" office:value-type="float" office:value="31.52352" calcext:value-type="float">
            <text:p>31.52</text:p>
          </table:table-cell>
          <table:table-cell table:formula="of:=[$'Compare Dist'.G69]" office:value-type="float" office:value="10.110772" calcext:value-type="float">
            <text:p>10.11</text:p>
          </table:table-cell>
          <table:table-cell table:formula="of:=[$'Compare Dist'.H69]" office:value-type="float" office:value="5.474638" calcext:value-type="float">
            <text:p>5.47</text:p>
          </table:table-cell>
          <table:table-cell table:formula="of:=[$'Compare Dist'.I69]" office:value-type="float" office:value="52.89106" calcext:value-type="float">
            <text:p>52.8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F70]" office:value-type="float" office:value="29.02858" calcext:value-type="float">
            <text:p>29.03</text:p>
          </table:table-cell>
          <table:table-cell table:formula="of:=[$'Compare Dist'.G70]" office:value-type="float" office:value="14.642987" calcext:value-type="float">
            <text:p>14.64</text:p>
          </table:table-cell>
          <table:table-cell table:formula="of:=[$'Compare Dist'.H70]" office:value-type="float" office:value="7.495779" calcext:value-type="float">
            <text:p>7.50</text:p>
          </table:table-cell>
          <table:table-cell table:formula="of:=[$'Compare Dist'.I70]" office:value-type="float" office:value="48.83265" calcext:value-type="float">
            <text:p>48.83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71]" office:value-type="float" office:value="26.1554" calcext:value-type="float">
            <text:p>26.16</text:p>
          </table:table-cell>
          <table:table-cell table:formula="of:=[$'Compare Dist'.K71]" office:value-type="float" office:value="19.58057" calcext:value-type="float">
            <text:p>19.58</text:p>
          </table:table-cell>
          <table:table-cell table:formula="of:=[$'Compare Dist'.L71]" office:value-type="float" office:value="10.023312" calcext:value-type="float">
            <text:p>10.02</text:p>
          </table:table-cell>
          <table:table-cell table:formula="of:=[$'Compare Dist'.M71]" office:value-type="float" office:value="44.24071" calcext:value-type="float">
            <text:p>44.24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69]" office:value-type="float" office:value="36.35407" calcext:value-type="float">
            <text:p>36.35</text:p>
          </table:table-cell>
          <table:table-cell table:formula="of:=[$'Compare Dist'.C69]" office:value-type="float" office:value="4.945209" calcext:value-type="float">
            <text:p>4.95</text:p>
          </table:table-cell>
          <table:table-cell table:formula="of:=[$'Compare Dist'.D69]" office:value-type="float" office:value="2.5574284" calcext:value-type="float">
            <text:p>2.56</text:p>
          </table:table-cell>
          <table:table-cell table:formula="of:=[$'Compare Dist'.E69]" office:value-type="float" office:value="56.1433" calcext:value-type="float">
            <text:p>56.1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F71]" office:value-type="float" office:value="28.85783" calcext:value-type="float">
            <text:p>28.86</text:p>
          </table:table-cell>
          <table:table-cell table:formula="of:=[$'Compare Dist'.G71]" office:value-type="float" office:value="15.173105" calcext:value-type="float">
            <text:p>15.17</text:p>
          </table:table-cell>
          <table:table-cell table:formula="of:=[$'Compare Dist'.H71]" office:value-type="float" office:value="8.155812" calcext:value-type="float">
            <text:p>8.16</text:p>
          </table:table-cell>
          <table:table-cell table:formula="of:=[$'Compare Dist'.I71]" office:value-type="float" office:value="47.81325" calcext:value-type="float">
            <text:p>47.8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70]" office:value-type="float" office:value="39.76842" calcext:value-type="float">
            <text:p>39.77</text:p>
          </table:table-cell>
          <table:table-cell table:formula="of:=[$'Compare Dist'.C70]" office:value-type="float" office:value="2.419493" calcext:value-type="float">
            <text:p>2.42</text:p>
          </table:table-cell>
          <table:table-cell table:formula="of:=[$'Compare Dist'.D70]" office:value-type="float" office:value="1.534527" calcext:value-type="float">
            <text:p>1.53</text:p>
          </table:table-cell>
          <table:table-cell table:formula="of:=[$'Compare Dist'.E70]" office:value-type="float" office:value="56.27757" calcext:value-type="float">
            <text:p>56.2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Dist'.B71]" office:value-type="float" office:value="37.99541" calcext:value-type="float">
            <text:p>38.00</text:p>
          </table:table-cell>
          <table:table-cell table:formula="of:=[$'Compare Dist'.C71]" office:value-type="float" office:value="4.415124" calcext:value-type="float">
            <text:p>4.42</text:p>
          </table:table-cell>
          <table:table-cell table:formula="of:=[$'Compare Dist'.D71]" office:value-type="float" office:value="2.528877" calcext:value-type="float">
            <text:p>2.53</text:p>
          </table:table-cell>
          <table:table-cell table:formula="of:=[$'Compare Dist'.E71]" office:value-type="float" office:value="55.06058" calcext:value-type="float">
            <text:p>55.0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21:12:27.8799710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1-06T22:53:57.596629765</dc:date>
    <meta:editing-duration>P9DT10H23M14S</meta:editing-duration>
    <meta:editing-cycles>136</meta:editing-cycles>
    <meta:generator>LibreOffice/6.4.6.2$Linux_X86_64 LibreOffice_project/40$Build-2</meta:generator>
    <meta:document-statistic meta:table-count="9" meta:cell-count="10056" meta:object-count="0"/>
  </office:meta>
</office:document-meta>
</file>